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Helvetica Neue" svg:font-family="Helvetica Neue" style:font-family-generic="system"/>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Heading2" style:family="paragraph">
      <style:text-properties fo:font-style="normal" style:font-style-asian="normal" fo:font-size="18pt" style:font-size-asian="18pt" style:font-size-complex="18pt"/>
    </style:style>
    <style:style style:name="P3" style:parent-style-name="TOC2" style:family="paragraph">
      <style:paragraph-properties>
        <style:tab-stops>
          <style:tab-stop style:type="right" style:leader-style="dotted" style:leader-text="." style:position="6.7513in"/>
        </style:tab-stops>
      </style:paragraph-properties>
    </style:style>
    <style:style style:name="P4" style:parent-style-name="TOC2" style:family="paragraph">
      <style:paragraph-properties>
        <style:tab-stops>
          <style:tab-stop style:type="right" style:leader-style="dotted" style:leader-text="." style:position="6.7513in"/>
        </style:tab-stops>
      </style:paragraph-properties>
    </style:style>
    <style:style style:name="P5" style:parent-style-name="TOC2" style:family="paragraph">
      <style:paragraph-properties>
        <style:tab-stops>
          <style:tab-stop style:type="right" style:leader-style="dotted" style:leader-text="." style:position="6.7513in"/>
        </style:tab-stops>
      </style:paragraph-properties>
    </style:style>
    <style:style style:name="P6" style:parent-style-name="TOC2" style:family="paragraph">
      <style:paragraph-properties>
        <style:tab-stops>
          <style:tab-stop style:type="right" style:leader-style="dotted" style:leader-text="." style:position="6.7513in"/>
        </style:tab-stops>
      </style:paragraph-properties>
    </style:style>
    <style:style style:name="P7" style:parent-style-name="TOC2" style:family="paragraph">
      <style:paragraph-properties>
        <style:tab-stops>
          <style:tab-stop style:type="right" style:leader-style="dotted" style:leader-text="." style:position="6.7513in"/>
        </style:tab-stops>
      </style:paragraph-properties>
    </style:style>
    <style:style style:name="P8" style:parent-style-name="TOC2" style:family="paragraph">
      <style:paragraph-properties>
        <style:tab-stops>
          <style:tab-stop style:type="right" style:leader-style="dotted" style:leader-text="." style:position="6.7513in"/>
        </style:tab-stops>
      </style:paragraph-properties>
    </style:style>
    <style:style style:name="P9" style:parent-style-name="TOC2" style:family="paragraph">
      <style:paragraph-properties>
        <style:tab-stops>
          <style:tab-stop style:type="right" style:leader-style="dotted" style:leader-text="." style:position="6.7513in"/>
        </style:tab-stops>
      </style:paragraph-properties>
    </style:style>
    <style:style style:name="P10" style:parent-style-name="TOC2" style:family="paragraph">
      <style:paragraph-properties>
        <style:tab-stops>
          <style:tab-stop style:type="right" style:leader-style="dotted" style:leader-text="." style:position="6.7513in"/>
        </style:tab-stops>
      </style:paragraph-properties>
    </style:style>
    <style:style style:name="P11" style:parent-style-name="TOC2" style:family="paragraph">
      <style:paragraph-properties>
        <style:tab-stops>
          <style:tab-stop style:type="right" style:leader-style="dotted" style:leader-text="." style:position="6.7513in"/>
        </style:tab-stops>
      </style:paragraph-properties>
    </style:style>
    <style:style style:name="P12" style:parent-style-name="TOC2" style:family="paragraph">
      <style:paragraph-properties>
        <style:tab-stops>
          <style:tab-stop style:type="right" style:leader-style="dotted" style:leader-text="." style:position="6.7513in"/>
        </style:tab-stops>
      </style:paragraph-properties>
    </style:style>
    <style:style style:name="P13" style:parent-style-name="TOC2" style:family="paragraph">
      <style:paragraph-properties>
        <style:tab-stops>
          <style:tab-stop style:type="right" style:leader-style="dotted" style:leader-text="." style:position="6.7513in"/>
        </style:tab-stops>
      </style:paragraph-properties>
    </style:style>
    <style:style style:name="P14" style:parent-style-name="TOC2" style:family="paragraph">
      <style:paragraph-properties>
        <style:tab-stops>
          <style:tab-stop style:type="right" style:leader-style="dotted" style:leader-text="." style:position="6.7513in"/>
        </style:tab-stops>
      </style:paragraph-properties>
    </style:style>
    <style:style style:name="P15" style:parent-style-name="TOC2" style:family="paragraph">
      <style:paragraph-properties>
        <style:tab-stops>
          <style:tab-stop style:type="right" style:leader-style="dotted" style:leader-text="." style:position="6.7513in"/>
        </style:tab-stops>
      </style:paragraph-properties>
    </style:style>
    <style:style style:name="P16" style:parent-style-name="TOC2" style:family="paragraph">
      <style:paragraph-properties>
        <style:tab-stops>
          <style:tab-stop style:type="right" style:leader-style="dotted" style:leader-text="." style:position="6.7513in"/>
        </style:tab-stops>
      </style:paragraph-properties>
    </style:style>
    <style:style style:name="P17" style:parent-style-name="TOC2" style:family="paragraph">
      <style:paragraph-properties>
        <style:tab-stops>
          <style:tab-stop style:type="right" style:leader-style="dotted" style:leader-text="." style:position="6.7513in"/>
        </style:tab-stops>
      </style:paragraph-properties>
    </style:style>
    <style:style style:name="P18" style:parent-style-name="TOC2" style:family="paragraph">
      <style:paragraph-properties>
        <style:tab-stops>
          <style:tab-stop style:type="right" style:leader-style="dotted" style:leader-text="." style:position="6.7513in"/>
        </style:tab-stops>
      </style:paragraph-properties>
    </style:style>
    <style:style style:name="P19" style:parent-style-name="TOC2" style:family="paragraph">
      <style:paragraph-properties>
        <style:tab-stops>
          <style:tab-stop style:type="right" style:leader-style="dotted" style:leader-text="." style:position="6.7513in"/>
        </style:tab-stops>
      </style:paragraph-properties>
    </style:style>
    <style:style style:name="P20" style:parent-style-name="TOC2" style:family="paragraph">
      <style:paragraph-properties>
        <style:tab-stops>
          <style:tab-stop style:type="right" style:leader-style="dotted" style:leader-text="." style:position="6.7513in"/>
        </style:tab-stops>
      </style:paragraph-properties>
    </style:style>
    <style:style style:name="P21" style:parent-style-name="TOC2" style:family="paragraph">
      <style:paragraph-properties>
        <style:tab-stops>
          <style:tab-stop style:type="right" style:leader-style="dotted" style:leader-text="." style:position="6.7513in"/>
        </style:tab-stops>
      </style:paragraph-properties>
    </style:style>
    <style:style style:name="P22" style:parent-style-name="TOC2" style:family="paragraph">
      <style:paragraph-properties>
        <style:tab-stops>
          <style:tab-stop style:type="right" style:leader-style="dotted" style:leader-text="." style:position="6.7513in"/>
        </style:tab-stops>
      </style:paragraph-properties>
    </style:style>
    <style:style style:name="P23" style:parent-style-name="Heading2" style:family="paragraph">
      <style:text-properties fo:font-style="normal" style:font-style-asian="normal" fo:font-size="18pt" style:font-size-asian="18pt" style:font-size-complex="18pt"/>
    </style:style>
    <style:style style:name="P24" style:parent-style-name="Textbody" style:family="paragraph">
      <style:paragraph-properties fo:margin-top="0.052in" fo:margin-bottom="0.052in"/>
      <style:text-properties style:font-name="Arial"/>
    </style:style>
    <style:style style:name="P25" style:parent-style-name="Textbody" style:family="paragraph">
      <style:paragraph-properties fo:margin-top="0.052in" fo:margin-bottom="0.052in"/>
    </style:style>
    <style:style style:name="T26" style:parent-style-name="DefaultParagraphFont" style:family="text">
      <style:text-properties style:font-name="Arial" fo:font-weight="bold" style:font-weight-asian="bold" style:font-weight-complex="bold"/>
    </style:style>
    <style:style style:name="T27" style:parent-style-name="DefaultParagraphFont" style:family="text">
      <style:text-properties style:font-name="Arial"/>
    </style:style>
    <style:style style:name="T28" style:parent-style-name="DefaultParagraphFont" style:family="text">
      <style:text-properties style:font-name="Arial"/>
    </style:style>
    <style:style style:name="T29" style:parent-style-name="DefaultParagraphFont" style:family="text">
      <style:text-properties style:font-name="Consolas" style:font-name-complex="Consolas"/>
    </style:style>
    <style:style style:name="T30" style:parent-style-name="DefaultParagraphFont" style:family="text">
      <style:text-properties style:font-name="Arial"/>
    </style:style>
    <style:style style:name="P31" style:parent-style-name="Textbody" style:family="paragraph">
      <style:paragraph-properties fo:margin-top="0.052in" fo:margin-bottom="0.052in"/>
    </style:style>
    <style:style style:name="T32" style:parent-style-name="DefaultParagraphFont" style:family="text">
      <style:text-properties style:font-name="Arial" fo:font-weight="bold" style:font-weight-asian="bold" style:font-weight-complex="bold"/>
    </style:style>
    <style:style style:name="T33" style:parent-style-name="DefaultParagraphFont" style:family="text">
      <style:text-properties style:font-name="Arial"/>
    </style:style>
    <style:style style:name="T34" style:parent-style-name="DefaultParagraphFont" style:family="text">
      <style:text-properties style:font-name="Arial"/>
    </style:style>
    <style:style style:name="P35" style:parent-style-name="Textbody" style:family="paragraph">
      <style:paragraph-properties fo:margin-top="0.052in" fo:margin-bottom="0.052in"/>
    </style:style>
    <style:style style:name="T36" style:parent-style-name="DefaultParagraphFont" style:family="text">
      <style:text-properties style:font-name="Arial"/>
    </style:style>
    <style:style style:name="T37" style:parent-style-name="DefaultParagraphFont" style:family="text">
      <style:text-properties style:font-name="Consolas" style:font-name-complex="Consolas"/>
    </style:style>
    <style:style style:name="P38" style:parent-style-name="Textbody" style:family="paragraph">
      <style:paragraph-properties fo:margin-top="0.052in" fo:margin-bottom="0.052in"/>
    </style:style>
    <style:style style:name="T39" style:parent-style-name="DefaultParagraphFont" style:family="text">
      <style:text-properties style:font-name="Arial"/>
    </style:style>
    <style:style style:name="T40" style:parent-style-name="DefaultParagraphFont" style:family="text">
      <style:text-properties style:font-name="Consolas" style:font-name-complex="Consolas"/>
    </style:style>
    <style:style style:name="P41" style:parent-style-name="Textbody" style:family="paragraph">
      <style:paragraph-properties fo:margin-top="0.052in" fo:margin-bottom="0.052in"/>
    </style:style>
    <style:style style:name="T42" style:parent-style-name="DefaultParagraphFont" style:family="text">
      <style:text-properties style:font-name="Arial"/>
    </style:style>
    <style:style style:name="T43" style:parent-style-name="DefaultParagraphFont" style:family="text">
      <style:text-properties style:font-name="Consolas" style:font-name-complex="Consolas"/>
    </style:style>
    <style:style style:name="P44" style:parent-style-name="Textbody" style:family="paragraph">
      <style:paragraph-properties fo:margin-top="0.052in" fo:margin-bottom="0.052in"/>
    </style:style>
    <style:style style:name="T45" style:parent-style-name="DefaultParagraphFont" style:family="text">
      <style:text-properties style:font-name="Arial"/>
    </style:style>
    <style:style style:name="T46" style:parent-style-name="DefaultParagraphFont" style:family="text">
      <style:text-properties style:font-name="Consolas" style:font-name-complex="Consolas"/>
    </style:style>
    <style:style style:name="P47" style:parent-style-name="Textbody" style:family="paragraph">
      <style:paragraph-properties fo:margin-top="0.052in" fo:margin-bottom="0.052in"/>
    </style:style>
    <style:style style:name="T48" style:parent-style-name="DefaultParagraphFont" style:family="text">
      <style:text-properties style:font-name="Arial"/>
    </style:style>
    <style:style style:name="T49" style:parent-style-name="DefaultParagraphFont" style:family="text">
      <style:text-properties style:font-name="Consolas" style:font-name-complex="Consolas"/>
    </style:style>
    <style:style style:name="P50" style:parent-style-name="Textbody" style:family="paragraph">
      <style:paragraph-properties fo:margin-top="0.052in" fo:margin-bottom="0.052in"/>
    </style:style>
    <style:style style:name="T51" style:parent-style-name="DefaultParagraphFont" style:family="text">
      <style:text-properties style:font-name="Arial"/>
    </style:style>
    <style:style style:name="T52" style:parent-style-name="DefaultParagraphFont" style:family="text">
      <style:text-properties style:font-name="Arial"/>
    </style:style>
    <style:style style:name="T53" style:parent-style-name="DefaultParagraphFont" style:family="text">
      <style:text-properties style:font-name="Consolas" style:font-name-complex="Consolas"/>
    </style:style>
    <style:style style:name="P54" style:parent-style-name="Textbody" style:family="paragraph">
      <style:paragraph-properties fo:margin-top="0.052in" fo:margin-bottom="0.052in"/>
    </style:style>
    <style:style style:name="T55" style:parent-style-name="DefaultParagraphFont" style:family="text">
      <style:text-properties style:font-name="Arial"/>
    </style:style>
    <style:style style:name="T56" style:parent-style-name="DefaultParagraphFont" style:family="text">
      <style:text-properties style:font-name="Consolas" style:font-name-complex="Consolas"/>
    </style:style>
    <style:style style:name="P57" style:parent-style-name="Textbody" style:family="paragraph">
      <style:paragraph-properties fo:margin-top="0.052in" fo:margin-bottom="0.052in"/>
    </style:style>
    <style:style style:name="T58" style:parent-style-name="DefaultParagraphFont" style:family="text">
      <style:text-properties style:font-name="Arial" fo:font-weight="bold" style:font-weight-asian="bold" style:font-weight-complex="bold"/>
    </style:style>
    <style:style style:name="T59" style:parent-style-name="DefaultParagraphFont" style:family="text">
      <style:text-properties style:font-name="Arial"/>
    </style:style>
    <style:style style:name="T60" style:parent-style-name="DefaultParagraphFont" style:family="text">
      <style:text-properties style:font-name="Arial"/>
    </style:style>
    <style:style style:name="T61" style:parent-style-name="DefaultParagraphFont" style:family="text">
      <style:text-properties style:font-name="Consolas" style:font-name-complex="Consolas"/>
    </style:style>
    <style:style style:name="T62" style:parent-style-name="DefaultParagraphFont" style:family="text">
      <style:text-properties style:font-name="Arial"/>
    </style:style>
    <style:style style:name="P63" style:parent-style-name="Textbody" style:family="paragraph">
      <style:paragraph-properties fo:margin-top="0.052in" fo:margin-bottom="0.052in"/>
    </style:style>
    <style:style style:name="T64" style:parent-style-name="DefaultParagraphFont" style:family="text">
      <style:text-properties style:font-name="Arial" fo:font-weight="bold" style:font-weight-asian="bold" style:font-weight-complex="bold"/>
    </style:style>
    <style:style style:name="T65" style:parent-style-name="DefaultParagraphFont" style:family="text">
      <style:text-properties style:font-name="Arial"/>
    </style:style>
    <style:style style:name="T66" style:parent-style-name="DefaultParagraphFont" style:family="text">
      <style:text-properties style:font-name="Arial"/>
    </style:style>
    <style:style style:name="P67" style:parent-style-name="Textbody" style:family="paragraph">
      <style:paragraph-properties fo:margin-top="0.052in" fo:margin-bottom="0.052in"/>
    </style:style>
    <style:style style:name="T68" style:parent-style-name="DefaultParagraphFont" style:family="text">
      <style:text-properties style:font-name="Arial" fo:font-weight="bold" style:font-weight-asian="bold" style:font-weight-complex="bold"/>
    </style:style>
    <style:style style:name="T69" style:parent-style-name="DefaultParagraphFont" style:family="text">
      <style:text-properties style:font-name="Arial"/>
    </style:style>
    <style:style style:name="T70" style:parent-style-name="DefaultParagraphFont" style:family="text">
      <style:text-properties style:font-name="Arial"/>
    </style:style>
    <style:style style:name="T71" style:parent-style-name="DefaultParagraphFont" style:family="text">
      <style:text-properties style:font-name="Arial"/>
    </style:style>
    <style:style style:name="T72" style:parent-style-name="DefaultParagraphFont" style:family="text">
      <style:text-properties style:font-name="Arial"/>
    </style:style>
    <style:style style:name="P73" style:parent-style-name="Textbody" style:family="paragraph">
      <style:paragraph-properties fo:margin-top="0.052in" fo:margin-bottom="0.052in"/>
    </style:style>
    <style:style style:name="T74" style:parent-style-name="DefaultParagraphFont" style:family="text">
      <style:text-properties style:font-name="Arial" fo:font-weight="bold" style:font-weight-asian="bold" style:font-weight-complex="bold"/>
    </style:style>
    <style:style style:name="P75" style:parent-style-name="Textbody" style:family="paragraph">
      <style:paragraph-properties fo:margin-top="0.052in" fo:margin-bottom="0.052in"/>
    </style:style>
    <style:style style:name="T76" style:parent-style-name="DefaultParagraphFont" style:family="text">
      <style:text-properties style:font-name="Arial" fo:font-weight="bold" style:font-weight-asian="bold" style:font-weight-complex="bold"/>
    </style:style>
    <style:style style:name="T77" style:parent-style-name="DefaultParagraphFont" style:family="text">
      <style:text-properties style:font-name="Arial" fo:font-weight="bold" style:font-weight-asian="bold" style:font-weight-complex="bold"/>
    </style:style>
    <style:style style:name="P78" style:parent-style-name="Textbody" style:family="paragraph">
      <style:paragraph-properties fo:margin-top="0.052in" fo:margin-bottom="0.052in"/>
    </style:style>
    <style:style style:name="T79" style:parent-style-name="DefaultParagraphFont" style:family="text">
      <style:text-properties style:font-name="Arial" fo:font-weight="bold" style:font-weight-asian="bold" style:font-weight-complex="bold"/>
    </style:style>
    <style:style style:name="P80" style:parent-style-name="Textbody" style:family="paragraph">
      <style:paragraph-properties fo:margin-top="0.052in" fo:margin-bottom="0.052in"/>
    </style:style>
    <style:style style:name="T81" style:parent-style-name="DefaultParagraphFont" style:family="text">
      <style:text-properties style:font-name="Arial" fo:font-weight="bold" style:font-weight-asian="bold" style:font-weight-complex="bold"/>
    </style:style>
    <style:style style:name="T82" style:parent-style-name="DefaultParagraphFont" style:family="text">
      <style:text-properties style:font-name="Arial"/>
    </style:style>
    <style:style style:name="T83" style:parent-style-name="DefaultParagraphFont" style:family="text">
      <style:text-properties style:font-name="Arial"/>
    </style:style>
    <style:style style:name="P84" style:parent-style-name="Textbody" style:family="paragraph">
      <style:paragraph-properties fo:margin-top="0.052in" fo:margin-bottom="0.052in"/>
    </style:style>
    <style:style style:name="T85" style:parent-style-name="DefaultParagraphFont" style:family="text">
      <style:text-properties style:font-name="Arial" fo:font-weight="bold" style:font-weight-asian="bold" style:font-weight-complex="bold"/>
    </style:style>
    <style:style style:name="T86" style:parent-style-name="DefaultParagraphFont" style:family="text">
      <style:text-properties style:font-name="Arial"/>
    </style:style>
    <style:style style:name="T87" style:parent-style-name="DefaultParagraphFont" style:family="text">
      <style:text-properties style:font-name="Consolas" style:font-name-complex="Consolas"/>
    </style:style>
    <style:style style:name="T88" style:parent-style-name="DefaultParagraphFont" style:family="text">
      <style:text-properties style:font-name="Arial"/>
    </style:style>
    <style:style style:name="T89" style:parent-style-name="DefaultParagraphFont" style:family="text">
      <style:text-properties style:font-name="Consolas" style:font-name-complex="Consolas"/>
    </style:style>
    <style:style style:name="T90" style:parent-style-name="DefaultParagraphFont" style:family="text">
      <style:text-properties style:font-name="Consolas" style:font-name-complex="Consolas"/>
    </style:style>
    <style:style style:name="T91" style:parent-style-name="DefaultParagraphFont" style:family="text">
      <style:text-properties style:font-name="Arial"/>
    </style:style>
    <style:style style:name="P92" style:parent-style-name="Textbody" style:family="paragraph">
      <style:paragraph-properties fo:margin-top="0.052in" fo:margin-bottom="0.052in"/>
    </style:style>
    <style:style style:name="T93" style:parent-style-name="DefaultParagraphFont" style:family="text">
      <style:text-properties style:font-name="Arial" fo:font-weight="bold" style:font-weight-asian="bold" style:font-weight-complex="bold"/>
    </style:style>
    <style:style style:name="T94" style:parent-style-name="DefaultParagraphFont" style:family="text">
      <style:text-properties style:font-name="Arial"/>
    </style:style>
    <style:style style:name="T95" style:parent-style-name="DefaultParagraphFont" style:family="text">
      <style:text-properties style:font-name="Arial"/>
    </style:style>
    <style:style style:name="P96" style:parent-style-name="Textbody" style:family="paragraph">
      <style:paragraph-properties fo:margin-top="0.052in" fo:margin-bottom="0.052in"/>
    </style:style>
    <style:style style:name="T97" style:parent-style-name="DefaultParagraphFont" style:family="text">
      <style:text-properties style:font-name="Arial" fo:font-weight="bold" style:font-weight-asian="bold" style:font-weight-complex="bold"/>
    </style:style>
    <style:style style:name="T98" style:parent-style-name="DefaultParagraphFont" style:family="text">
      <style:text-properties style:font-name="Arial"/>
    </style:style>
    <style:style style:name="T99" style:parent-style-name="DefaultParagraphFont" style:family="text">
      <style:text-properties style:font-name="Arial"/>
    </style:style>
    <style:style style:name="P100" style:parent-style-name="Textbody" style:family="paragraph">
      <style:paragraph-properties fo:margin-top="0.052in" fo:margin-bottom="0.052in"/>
    </style:style>
    <style:style style:name="T101" style:parent-style-name="DefaultParagraphFont" style:family="text">
      <style:text-properties style:font-name="Arial" fo:font-weight="bold" style:font-weight-asian="bold" style:font-weight-complex="bold"/>
    </style:style>
    <style:style style:name="T102" style:parent-style-name="DefaultParagraphFont" style:family="text">
      <style:text-properties style:font-name="Consolas" style:font-name-complex="Consolas" fo:font-weight="bold" style:font-weight-asian="bold" style:font-weight-complex="bold"/>
    </style:style>
    <style:style style:name="T103" style:parent-style-name="DefaultParagraphFont" style:family="text">
      <style:text-properties style:font-name="Arial" fo:font-weight="bold" style:font-weight-asian="bold" style:font-weight-complex="bold"/>
    </style:style>
    <style:style style:name="T104" style:parent-style-name="DefaultParagraphFont" style:family="text">
      <style:text-properties style:font-name="Consolas" style:font-name-complex="Consolas" fo:font-weight="bold" style:font-weight-asian="bold" style:font-weight-complex="bold"/>
    </style:style>
    <style:style style:name="T105" style:parent-style-name="DefaultParagraphFont" style:family="text">
      <style:text-properties style:font-name="Arial" fo:font-weight="bold" style:font-weight-asian="bold" style:font-weight-complex="bold"/>
    </style:style>
    <style:style style:name="T106" style:parent-style-name="DefaultParagraphFont" style:family="text">
      <style:text-properties style:font-name="Consolas" style:font-name-complex="Consolas" fo:font-weight="bold" style:font-weight-asian="bold" style:font-weight-complex="bold"/>
    </style:style>
    <style:style style:name="T107" style:parent-style-name="DefaultParagraphFont" style:family="text">
      <style:text-properties style:font-name="Arial" fo:font-weight="bold" style:font-weight-asian="bold" style:font-weight-complex="bold"/>
    </style:style>
    <style:style style:name="T108" style:parent-style-name="DefaultParagraphFont" style:family="text">
      <style:text-properties style:font-name="Consolas" style:font-name-complex="Consolas" fo:font-weight="bold" style:font-weight-asian="bold" style:font-weight-complex="bold"/>
    </style:style>
    <style:style style:name="T109" style:parent-style-name="DefaultParagraphFont" style:family="text">
      <style:text-properties style:font-name="Arial" fo:font-weight="bold" style:font-weight-asian="bold" style:font-weight-complex="bold"/>
    </style:style>
    <style:style style:name="P110" style:parent-style-name="Textbody" style:family="paragraph">
      <style:paragraph-properties fo:margin-top="0.052in" fo:margin-bottom="0.052in"/>
      <style:text-properties style:font-name="Arial"/>
    </style:style>
    <style:style style:name="P111" style:parent-style-name="Heading2" style:family="paragraph">
      <style:text-properties fo:font-style="normal" style:font-style-asian="normal" fo:font-size="18pt" style:font-size-asian="18pt" style:font-size-complex="18pt"/>
    </style:style>
    <style:style style:name="P112" style:parent-style-name="Textbody" style:family="paragraph">
      <style:paragraph-properties fo:margin-top="0.052in" fo:margin-bottom="0.052in"/>
      <style:text-properties style:font-name="Arial"/>
    </style:style>
    <style:style style:name="P113" style:parent-style-name="Textbody" style:family="paragraph">
      <style:paragraph-properties fo:margin-top="0.052in" fo:margin-bottom="0.052in"/>
      <style:text-properties style:font-name="Arial"/>
    </style:style>
    <style:style style:name="P114" style:parent-style-name="Textbody" style:family="paragraph">
      <style:paragraph-properties fo:margin-top="0.052in" fo:margin-bottom="0.052in"/>
      <style:text-properties style:font-name="Arial"/>
    </style:style>
    <style:style style:name="P115" style:parent-style-name="Textbody" style:family="paragraph">
      <style:paragraph-properties fo:margin-top="0.052in" fo:margin-bottom="0.052in"/>
      <style:text-properties style:font-name="Arial"/>
    </style:style>
    <style:style style:name="P116" style:parent-style-name="Textbody" style:family="paragraph">
      <style:paragraph-properties fo:margin-top="0.052in" fo:margin-bottom="0.052in"/>
      <style:text-properties style:font-name="Arial"/>
    </style:style>
    <style:style style:name="P117" style:parent-style-name="Textbody" style:family="paragraph">
      <style:paragraph-properties fo:margin-top="0.052in" fo:margin-bottom="0.052in"/>
      <style:text-properties style:font-name="Arial"/>
    </style:style>
    <style:style style:name="P118" style:parent-style-name="Textbody" style:family="paragraph">
      <style:paragraph-properties fo:margin-top="0.052in" fo:margin-bottom="0.052in"/>
      <style:text-properties style:font-name="Arial"/>
    </style:style>
    <style:style style:name="P119" style:parent-style-name="Textbody" style:family="paragraph">
      <style:paragraph-properties fo:margin-top="0.052in" fo:margin-bottom="0.052in"/>
      <style:text-properties style:font-name="Arial"/>
    </style:style>
    <style:style style:name="P120" style:parent-style-name="Textbody" style:family="paragraph">
      <style:paragraph-properties fo:margin-top="0.052in" fo:margin-bottom="0.052in"/>
      <style:text-properties style:font-name="Arial"/>
    </style:style>
    <style:style style:name="P121" style:parent-style-name="Textbody" style:family="paragraph">
      <style:paragraph-properties fo:margin-top="0.052in" fo:margin-bottom="0.052in"/>
      <style:text-properties style:font-name="Arial"/>
    </style:style>
    <style:style style:name="P122" style:parent-style-name="Textbody" style:family="paragraph">
      <style:paragraph-properties fo:margin-top="0.052in" fo:margin-bottom="0.052in"/>
      <style:text-properties style:font-name="Arial"/>
    </style:style>
    <style:style style:name="P123" style:parent-style-name="Textbody" style:family="paragraph">
      <style:paragraph-properties fo:margin-top="0.052in" fo:margin-bottom="0.052in"/>
      <style:text-properties style:font-name="Arial" fo:font-weight="bold" style:font-weight-asian="bold" style:font-weight-complex="bold"/>
    </style:style>
    <style:style style:name="P124" style:parent-style-name="Textbody" style:family="paragraph">
      <style:paragraph-properties fo:margin-top="0.052in" fo:margin-bottom="0.052in"/>
      <style:text-properties style:font-name="Arial" fo:font-weight="bold" style:font-weight-asian="bold" style:font-weight-complex="bold"/>
    </style:style>
    <style:style style:name="P125" style:parent-style-name="Textbody" style:family="paragraph">
      <style:paragraph-properties fo:margin-top="0.052in" fo:margin-bottom="0.052in"/>
    </style:style>
    <style:style style:name="T126" style:parent-style-name="StrongEmphasis" style:family="text">
      <style:text-properties style:font-name="Arial" fo:color="#222222"/>
    </style:style>
    <style:style style:name="T127" style:parent-style-name="StrongEmphasis" style:family="text">
      <style:text-properties style:font-name="Arial" fo:color="#222222"/>
    </style:style>
    <style:style style:name="T128" style:parent-style-name="StrongEmphasis" style:family="text">
      <style:text-properties style:font-name="Arial" fo:font-weight="normal" style:font-weight-asian="normal" fo:color="#222222"/>
    </style:style>
    <style:style style:name="T129" style:parent-style-name="StrongEmphasis" style:family="text">
      <style:text-properties style:font-name="Arial" fo:font-weight="normal" style:font-weight-asian="normal" fo:color="#222222"/>
    </style:style>
    <style:style style:name="P130" style:parent-style-name="Textbody" style:family="paragraph">
      <style:paragraph-properties fo:margin-top="0.052in" fo:margin-bottom="0.052in"/>
    </style:style>
    <style:style style:name="T131" style:parent-style-name="StrongEmphasis" style:family="text">
      <style:text-properties style:font-name="Arial" fo:color="#222222"/>
    </style:style>
    <style:style style:name="T132" style:parent-style-name="DefaultParagraphFont" style:family="text">
      <style:text-properties style:font-name="Arial" fo:color="#222222"/>
    </style:style>
    <style:style style:name="T133" style:parent-style-name="DefaultParagraphFont" style:family="text">
      <style:text-properties style:font-name="Arial" fo:color="#222222"/>
    </style:style>
    <style:style style:name="T134" style:parent-style-name="DefaultParagraphFont" style:family="text">
      <style:text-properties style:font-name="Arial" fo:color="#222222"/>
    </style:style>
    <style:style style:name="T135" style:parent-style-name="DefaultParagraphFont" style:family="text">
      <style:text-properties style:font-name="Arial" fo:color="#222222"/>
    </style:style>
    <style:style style:name="T136" style:parent-style-name="DefaultParagraphFont" style:family="text">
      <style:text-properties style:font-name="Arial" fo:color="#222222"/>
    </style:style>
    <style:style style:name="T137" style:parent-style-name="DefaultParagraphFont" style:family="text">
      <style:text-properties style:font-name="Arial" fo:color="#222222"/>
    </style:style>
    <style:style style:name="T138" style:parent-style-name="DefaultParagraphFont" style:family="text">
      <style:text-properties style:font-name="Arial" fo:color="#222222"/>
    </style:style>
    <style:style style:name="P139" style:parent-style-name="Textbody" style:family="paragraph">
      <style:paragraph-properties fo:margin-top="0.052in" fo:margin-bottom="0.052in"/>
    </style:style>
    <style:style style:name="T140" style:parent-style-name="DefaultParagraphFont" style:family="text">
      <style:text-properties style:font-name="Arial" fo:font-weight="bold" style:font-weight-asian="bold" style:font-weight-complex="bold" fo:color="#222222"/>
    </style:style>
    <style:style style:name="T141" style:parent-style-name="DefaultParagraphFont" style:family="text">
      <style:text-properties style:font-name="Arial" fo:font-weight="bold" style:font-weight-asian="bold" style:font-weight-complex="bold" fo:color="#222222"/>
    </style:style>
    <style:style style:name="T142" style:parent-style-name="DefaultParagraphFont" style:family="text">
      <style:text-properties style:font-name="Arial" fo:color="#222222"/>
    </style:style>
    <style:style style:name="T143" style:parent-style-name="DefaultParagraphFont" style:family="text">
      <style:text-properties style:font-name="Arial" fo:color="#222222"/>
    </style:style>
    <style:style style:name="P144" style:parent-style-name="Textbody" style:family="paragraph">
      <style:paragraph-properties fo:margin-top="0.052in" fo:margin-bottom="0.052in" fo:margin-left="0.5in">
        <style:tab-stops/>
      </style:paragraph-properties>
    </style:style>
    <style:style style:name="P145" style:parent-style-name="Textbody" style:family="paragraph">
      <style:paragraph-properties fo:margin-top="0.052in" fo:margin-bottom="0.052in"/>
      <style:text-properties style:font-name="Arial"/>
    </style:style>
    <style:style style:name="P146" style:parent-style-name="Textbody" style:family="paragraph">
      <style:paragraph-properties fo:margin-top="0.052in" fo:margin-bottom="0.052in"/>
    </style:style>
    <style:style style:name="P147" style:parent-style-name="Heading2" style:family="paragraph">
      <style:text-properties fo:font-style="normal" style:font-style-asian="normal" fo:font-size="18pt" style:font-size-asian="18pt" style:font-size-complex="18pt"/>
    </style:style>
    <style:style style:name="P148" style:parent-style-name="Textbody" style:family="paragraph">
      <style:paragraph-properties fo:margin-top="0.052in" fo:margin-bottom="0.052in"/>
    </style:style>
    <style:style style:name="T149" style:parent-style-name="DefaultParagraphFont" style:family="text">
      <style:text-properties style:font-name="Arial" fo:color="#222222"/>
    </style:style>
    <style:style style:name="T150" style:parent-style-name="DefaultParagraphFont" style:family="text">
      <style:text-properties style:font-name="Arial" fo:color="#222222"/>
    </style:style>
    <style:style style:name="T151" style:parent-style-name="DefaultParagraphFont" style:family="text">
      <style:text-properties style:font-name="Consolas" fo:font-weight="bold" style:font-weight-asian="bold" style:font-weight-complex="bold" fo:color="#222222"/>
    </style:style>
    <style:style style:name="T152" style:parent-style-name="DefaultParagraphFont" style:family="text">
      <style:text-properties style:font-name="Arial" fo:color="#222222"/>
    </style:style>
    <style:style style:name="T153" style:parent-style-name="DefaultParagraphFont" style:family="text">
      <style:text-properties style:font-name="Consolas" fo:font-weight="bold" style:font-weight-asian="bold" style:font-weight-complex="bold" fo:color="#222222"/>
    </style:style>
    <style:style style:name="T154" style:parent-style-name="DefaultParagraphFont" style:family="text">
      <style:text-properties style:font-name="Arial" fo:color="#222222"/>
    </style:style>
    <style:style style:name="T155" style:parent-style-name="DefaultParagraphFont" style:family="text">
      <style:text-properties style:font-name="Consolas" fo:font-weight="bold" style:font-weight-asian="bold" style:font-weight-complex="bold" fo:color="#222222"/>
    </style:style>
    <style:style style:name="T156" style:parent-style-name="DefaultParagraphFont" style:family="text">
      <style:text-properties style:font-name="Arial" fo:color="#222222"/>
    </style:style>
    <style:style style:name="T157" style:parent-style-name="DefaultParagraphFont" style:family="text">
      <style:text-properties style:font-name="Consolas" fo:font-weight="bold" style:font-weight-asian="bold" style:font-weight-complex="bold" fo:color="#222222"/>
    </style:style>
    <style:style style:name="T158" style:parent-style-name="DefaultParagraphFont" style:family="text">
      <style:text-properties style:font-name="Arial" fo:color="#222222"/>
    </style:style>
    <style:style style:name="T159" style:parent-style-name="DefaultParagraphFont" style:family="text">
      <style:text-properties style:font-name="Consolas" fo:font-weight="bold" style:font-weight-asian="bold" fo:color="#222222"/>
    </style:style>
    <style:style style:name="T160" style:parent-style-name="DefaultParagraphFont" style:family="text">
      <style:text-properties style:font-name="Arial" fo:color="#222222"/>
    </style:style>
    <style:style style:name="T161" style:parent-style-name="DefaultParagraphFont" style:family="text">
      <style:text-properties style:font-name="Consolas" fo:font-weight="bold" style:font-weight-asian="bold" style:font-weight-complex="bold" fo:color="#222222"/>
    </style:style>
    <style:style style:name="T162" style:parent-style-name="DefaultParagraphFont" style:family="text">
      <style:text-properties style:font-name="Arial" fo:color="#222222"/>
    </style:style>
    <style:style style:name="T163" style:parent-style-name="DefaultParagraphFont" style:family="text">
      <style:text-properties style:font-name="Consolas" fo:font-weight="bold" style:font-weight-asian="bold" style:font-weight-complex="bold" fo:color="#222222"/>
    </style:style>
    <style:style style:name="T164" style:parent-style-name="DefaultParagraphFont" style:family="text">
      <style:text-properties style:font-name="Arial" fo:color="#222222"/>
    </style:style>
    <style:style style:name="T165" style:parent-style-name="DefaultParagraphFont" style:family="text">
      <style:text-properties style:font-name="Consolas" fo:font-weight="bold" style:font-weight-asian="bold" style:font-weight-complex="bold" fo:color="#222222"/>
    </style:style>
    <style:style style:name="T166" style:parent-style-name="DefaultParagraphFont" style:family="text">
      <style:text-properties style:font-name="Arial" fo:color="#222222"/>
    </style:style>
    <style:style style:name="T167" style:parent-style-name="DefaultParagraphFont" style:family="text">
      <style:text-properties style:font-name="Consolas" fo:font-weight="bold" style:font-weight-asian="bold" style:font-weight-complex="bold" fo:color="#222222"/>
    </style:style>
    <style:style style:name="T168" style:parent-style-name="DefaultParagraphFont" style:family="text">
      <style:text-properties style:font-name="Arial" fo:color="#222222"/>
    </style:style>
    <style:style style:name="T169" style:parent-style-name="DefaultParagraphFont" style:family="text">
      <style:text-properties style:font-name="Consolas" fo:color="#222222"/>
    </style:style>
    <style:style style:name="T170" style:parent-style-name="DefaultParagraphFont" style:family="text">
      <style:text-properties style:font-name="Arial" fo:color="#222222"/>
    </style:style>
    <style:style style:name="T171" style:parent-style-name="DefaultParagraphFont" style:family="text">
      <style:text-properties style:font-name="Consolas" fo:color="#222222"/>
    </style:style>
    <style:style style:name="T172" style:parent-style-name="DefaultParagraphFont" style:family="text">
      <style:text-properties style:font-name="Consolas" fo:color="#222222"/>
    </style:style>
    <style:style style:name="T173" style:parent-style-name="DefaultParagraphFont" style:family="text">
      <style:text-properties style:font-name="Arial" fo:color="#222222"/>
    </style:style>
    <style:style style:name="T174" style:parent-style-name="DefaultParagraphFont" style:family="text">
      <style:text-properties style:font-name="Consolas" fo:color="#222222"/>
    </style:style>
    <style:style style:name="T175" style:parent-style-name="DefaultParagraphFont" style:family="text">
      <style:text-properties style:font-name="Arial" fo:color="#222222"/>
    </style:style>
    <style:style style:name="T176" style:parent-style-name="DefaultParagraphFont" style:family="text">
      <style:text-properties style:font-name="Consolas" fo:color="#222222"/>
    </style:style>
    <style:style style:name="T177" style:parent-style-name="DefaultParagraphFont" style:family="text">
      <style:text-properties style:font-name="Arial" fo:color="#222222"/>
    </style:style>
    <style:style style:name="T178" style:parent-style-name="DefaultParagraphFont" style:family="text">
      <style:text-properties style:font-name="Consolas" fo:color="#222222"/>
    </style:style>
    <style:style style:name="T179" style:parent-style-name="DefaultParagraphFont" style:family="text">
      <style:text-properties style:font-name="Arial" fo:color="#222222"/>
    </style:style>
    <style:style style:name="T180" style:parent-style-name="DefaultParagraphFont" style:family="text">
      <style:text-properties style:font-name="Consolas" style:font-name-complex="Consolas" fo:color="#222222"/>
    </style:style>
    <style:style style:name="T181" style:parent-style-name="DefaultParagraphFont" style:family="text">
      <style:text-properties style:font-name="Arial" fo:color="#222222"/>
    </style:style>
    <style:style style:name="P182" style:parent-style-name="Textbody" style:family="paragraph">
      <style:paragraph-properties fo:margin-top="0.052in" fo:margin-bottom="0.052in"/>
    </style:style>
    <style:style style:name="P183" style:parent-style-name="Heading2" style:family="paragraph">
      <style:text-properties fo:font-style="normal" style:font-style-asian="normal" fo:font-size="18pt" style:font-size-asian="18pt" style:font-size-complex="18pt"/>
    </style:style>
    <style:style style:name="P184" style:parent-style-name="Textbody" style:family="paragraph">
      <style:paragraph-properties fo:margin-top="0.052in" fo:margin-bottom="0.052in"/>
    </style:style>
    <style:style style:name="T185" style:parent-style-name="DefaultParagraphFont" style:family="text">
      <style:text-properties style:font-name="Arial" fo:color="#222222"/>
    </style:style>
    <style:style style:name="T186" style:parent-style-name="DefaultParagraphFont" style:family="text">
      <style:text-properties style:font-name="Consolas" style:font-name-complex="Consolas" fo:color="#222222"/>
    </style:style>
    <style:style style:name="T187" style:parent-style-name="DefaultParagraphFont" style:family="text">
      <style:text-properties style:font-name="Arial" fo:color="#222222"/>
    </style:style>
    <style:style style:name="T188" style:parent-style-name="DefaultParagraphFont" style:family="text">
      <style:text-properties style:font-name="Consolas" style:font-name-complex="Consolas" fo:color="#222222"/>
    </style:style>
    <style:style style:name="T189" style:parent-style-name="DefaultParagraphFont" style:family="text">
      <style:text-properties style:font-name="Arial" fo:color="#222222"/>
    </style:style>
    <style:style style:name="P190" style:parent-style-name="Textbody" style:family="paragraph">
      <style:paragraph-properties fo:margin-top="0.052in" fo:margin-bottom="0.052in"/>
      <style:text-properties style:font-name="Arial" fo:color="#222222"/>
    </style:style>
    <style:style style:name="P191" style:parent-style-name="Standard" style:family="paragraph">
      <style:paragraph-properties fo:margin-top="0.052in" fo:margin-bottom="0.052in"/>
    </style:style>
    <style:style style:name="T192" style:parent-style-name="DefaultParagraphFont" style:family="text">
      <style:text-properties style:font-name="Consolas" style:font-name-asian="Consolas" style:font-name-complex="Consolas" fo:color="#000000" fo:font-size="10pt" style:font-size-asian="10pt" style:font-size-complex="10pt"/>
    </style:style>
    <style:style style:name="T193" style:parent-style-name="DefaultParagraphFont" style:family="text">
      <style:text-properties style:font-name="Consolas" style:font-name-asian="Consolas" style:font-name-complex="Consolas" fo:color="#6A3E3E" fo:font-size="10pt" style:font-size-asian="10pt" style:font-size-complex="10pt"/>
    </style:style>
    <style:style style:name="T194" style:parent-style-name="DefaultParagraphFont" style:family="text">
      <style:text-properties style:font-name="Consolas" style:font-name-asian="Consolas" style:font-name-complex="Consolas" fo:color="#000000" fo:font-size="10pt" style:font-size-asian="10pt" style:font-size-complex="10pt"/>
    </style:style>
    <style:style style:name="T19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96" style:parent-style-name="DefaultParagraphFont" style:family="text">
      <style:text-properties style:font-name="Consolas" style:font-name-asian="Consolas" style:font-name-complex="Consolas" fo:color="#000000" fo:font-size="10pt" style:font-size-asian="10pt" style:font-size-complex="10pt"/>
    </style:style>
    <style:style style:name="T197" style:parent-style-name="DefaultParagraphFont" style:family="text">
      <style:text-properties style:font-name="Consolas" style:font-name-asian="Consolas" style:font-name-complex="Consolas" fo:color="#2A00FF" fo:font-size="10pt" style:font-size-asian="10pt" style:font-size-complex="10pt"/>
    </style:style>
    <style:style style:name="T198" style:parent-style-name="DefaultParagraphFont" style:family="text">
      <style:text-properties style:font-name="Consolas" style:font-name-asian="Consolas" style:font-name-complex="Consolas" fo:color="#000000" fo:font-size="10pt" style:font-size-asian="10pt" style:font-size-complex="10pt"/>
    </style:style>
    <style:style style:name="P199" style:parent-style-name="Standard" style:family="paragraph">
      <style:paragraph-properties style:text-autospace="none"/>
    </style:style>
    <style:style style:name="T20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01" style:parent-style-name="DefaultParagraphFont" style:family="text">
      <style:text-properties style:font-name="Consolas" style:font-name-asian="Consolas" style:font-name-complex="Consolas" fo:color="#000000" fo:font-size="10pt" style:font-size-asian="10pt" style:font-size-complex="10pt"/>
    </style:style>
    <style:style style:name="T202" style:parent-style-name="DefaultParagraphFont" style:family="text">
      <style:text-properties style:font-name="Consolas" style:font-name-asian="Consolas" style:font-name-complex="Consolas" fo:color="#6A3E3E" fo:font-size="10pt" style:font-size-asian="10pt" style:font-size-complex="10pt"/>
    </style:style>
    <style:style style:name="T203" style:parent-style-name="DefaultParagraphFont" style:family="text">
      <style:text-properties style:font-name="Consolas" style:font-name-asian="Consolas" style:font-name-complex="Consolas" fo:color="#000000" fo:font-size="10pt" style:font-size-asian="10pt" style:font-size-complex="10pt"/>
    </style:style>
    <style:style style:name="T20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05" style:parent-style-name="DefaultParagraphFont" style:family="text">
      <style:text-properties style:font-name="Consolas" style:font-name-asian="Consolas" style:font-name-complex="Consolas" fo:color="#000000" fo:font-size="10pt" style:font-size-asian="10pt" style:font-size-complex="10pt"/>
    </style:style>
    <style:style style:name="P206" style:parent-style-name="Standard" style:family="paragraph">
      <style:paragraph-properties style:text-autospace="none"/>
    </style:style>
    <style:style style:name="T207" style:parent-style-name="DefaultParagraphFont" style:family="text">
      <style:text-properties style:font-name="Consolas" style:font-name-asian="Consolas" style:font-name-complex="Consolas" fo:color="#000000" fo:font-size="10pt" style:font-size-asian="10pt" style:font-size-complex="10pt"/>
    </style:style>
    <style:style style:name="T208" style:parent-style-name="DefaultParagraphFont" style:family="text">
      <style:text-properties style:font-name="Consolas" style:font-name-asian="Consolas" style:font-name-complex="Consolas" fo:color="#3F7F5F" fo:font-size="10pt" style:font-size-asian="10pt" style:font-size-complex="10pt"/>
    </style:style>
    <style:style style:name="P209" style:parent-style-name="Standard" style:family="paragraph">
      <style:paragraph-properties style:text-autospace="none"/>
    </style:style>
    <style:style style:name="T210" style:parent-style-name="DefaultParagraphFont" style:family="text">
      <style:text-properties style:font-name="Consolas" style:font-name-asian="Consolas" style:font-name-complex="Consolas" fo:color="#000000" fo:font-size="10pt" style:font-size-asian="10pt" style:font-size-complex="10pt"/>
    </style:style>
    <style:style style:name="P211" style:parent-style-name="Standard" style:family="paragraph">
      <style:paragraph-properties style:text-autospace="none"/>
      <style:text-properties style:font-name="Consolas" fo:color="#000000" fo:font-size="10pt" style:font-size-asian="10pt" style:font-size-complex="10pt"/>
    </style:style>
    <style:style style:name="P212" style:parent-style-name="Standard" style:family="paragraph">
      <style:paragraph-properties style:text-autospace="none"/>
    </style:style>
    <style:style style:name="T213" style:parent-style-name="DefaultParagraphFont" style:family="text">
      <style:text-properties style:font-name="Arial" style:font-name-asian="Consolas" style:font-name-complex="Consolas" fo:color="#222222"/>
    </style:style>
    <style:style style:name="P214" style:parent-style-name="Standard" style:family="paragraph">
      <style:paragraph-properties style:text-autospace="none"/>
      <style:text-properties style:font-name="Consolas" fo:color="#000000" fo:font-size="10pt" style:font-size-asian="10pt" style:font-size-complex="10pt"/>
    </style:style>
    <style:style style:name="P215" style:parent-style-name="Standard" style:family="paragraph">
      <style:paragraph-properties style:text-autospace="none"/>
    </style:style>
    <style:style style:name="T2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1" style:parent-style-name="Standard" style:family="paragraph">
      <style:paragraph-properties style:text-autospace="none"/>
    </style:style>
    <style:style style:name="T22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23" style:parent-style-name="DefaultParagraphFont" style:family="text">
      <style:text-properties style:font-name="Consolas" style:font-name-asian="Consolas" style:font-name-complex="Consolas" fo:color="#000000" fo:font-size="10pt" style:font-size-asian="10pt" style:font-size-complex="10pt"/>
    </style:style>
    <style:style style:name="P224" style:parent-style-name="Standard" style:family="paragraph">
      <style:paragraph-properties style:text-autospace="none"/>
    </style:style>
    <style:style style:name="T225" style:parent-style-name="DefaultParagraphFont" style:family="text">
      <style:text-properties style:font-name="Consolas" style:font-name-asian="Consolas" style:font-name-complex="Consolas" fo:color="#000000" fo:font-size="10pt" style:font-size-asian="10pt" style:font-size-complex="10pt"/>
    </style:style>
    <style:style style:name="T226" style:parent-style-name="DefaultParagraphFont" style:family="text">
      <style:text-properties style:font-name="Consolas" style:font-name-asian="Consolas" style:font-name-complex="Consolas" fo:color="#6A3E3E" fo:font-size="10pt" style:font-size-asian="10pt" style:font-size-complex="10pt"/>
    </style:style>
    <style:style style:name="T227" style:parent-style-name="DefaultParagraphFont" style:family="text">
      <style:text-properties style:font-name="Consolas" style:font-name-asian="Consolas" style:font-name-complex="Consolas" fo:color="#000000" fo:font-size="10pt" style:font-size-asian="10pt" style:font-size-complex="10pt"/>
    </style:style>
    <style:style style:name="T22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29" style:parent-style-name="DefaultParagraphFont" style:family="text">
      <style:text-properties style:font-name="Consolas" style:font-name-asian="Consolas" style:font-name-complex="Consolas" fo:color="#000000" fo:font-size="10pt" style:font-size-asian="10pt" style:font-size-complex="10pt"/>
    </style:style>
    <style:style style:name="P230" style:parent-style-name="Standard" style:family="paragraph">
      <style:paragraph-properties style:text-autospace="none"/>
    </style:style>
    <style:style style:name="T231" style:parent-style-name="DefaultParagraphFont" style:family="text">
      <style:text-properties style:font-name="Consolas" style:font-name-asian="Consolas" style:font-name-complex="Consolas" fo:color="#000000" fo:font-size="10pt" style:font-size-asian="10pt" style:font-size-complex="10pt"/>
    </style:style>
    <style:style style:name="T232" style:parent-style-name="DefaultParagraphFont" style:family="text">
      <style:text-properties style:font-name="Consolas" style:font-name-asian="Consolas" style:font-name-complex="Consolas" fo:color="#3F7F5F" fo:font-size="10pt" style:font-size-asian="10pt" style:font-size-complex="10pt"/>
    </style:style>
    <style:style style:name="T233" style:parent-style-name="DefaultParagraphFont" style:family="text">
      <style:text-properties style:font-name="Consolas" style:font-name-asian="Consolas" style:font-name-complex="Consolas" fo:color="#000000" fo:font-size="10pt" style:font-size-asian="10pt" style:font-size-complex="10pt"/>
    </style:style>
    <style:style style:name="T234" style:parent-style-name="DefaultParagraphFont" style:family="text">
      <style:text-properties style:font-name="Consolas" style:font-name-asian="Consolas" style:font-name-complex="Consolas" fo:color="#000000" fo:font-size="10pt" style:font-size-asian="10pt" style:font-size-complex="10pt"/>
    </style:style>
    <style:style style:name="P235" style:parent-style-name="Standard" style:family="paragraph">
      <style:paragraph-properties style:text-autospace="none"/>
    </style:style>
    <style:style style:name="T236" style:parent-style-name="DefaultParagraphFont" style:family="text">
      <style:text-properties style:font-name="Consolas" style:font-name-asian="Consolas" style:font-name-complex="Consolas" fo:color="#000000" fo:font-size="10pt" style:font-size-asian="10pt" style:font-size-complex="10pt"/>
    </style:style>
    <style:style style:name="T23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38" style:parent-style-name="DefaultParagraphFont" style:family="text">
      <style:text-properties style:font-name="Consolas" style:font-name-asian="Consolas" style:font-name-complex="Consolas" fo:color="#000000" fo:font-size="10pt" style:font-size-asian="10pt" style:font-size-complex="10pt"/>
    </style:style>
    <style:style style:name="T239" style:parent-style-name="DefaultParagraphFont" style:family="text">
      <style:text-properties style:font-name="Consolas" style:font-name-asian="Consolas" style:font-name-complex="Consolas" fo:color="#6A3E3E" fo:font-size="10pt" style:font-size-asian="10pt" style:font-size-complex="10pt"/>
    </style:style>
    <style:style style:name="T240" style:parent-style-name="DefaultParagraphFont" style:family="text">
      <style:text-properties style:font-name="Consolas" style:font-name-asian="Consolas" style:font-name-complex="Consolas" fo:color="#000000" fo:font-size="10pt" style:font-size-asian="10pt" style:font-size-complex="10pt"/>
    </style:style>
    <style:style style:name="P241" style:parent-style-name="Standard" style:family="paragraph">
      <style:paragraph-properties style:text-autospace="none"/>
    </style:style>
    <style:style style:name="T242" style:parent-style-name="DefaultParagraphFont" style:family="text">
      <style:text-properties style:font-name="Consolas" style:font-name-asian="Consolas" style:font-name-complex="Consolas" fo:color="#000000" fo:font-size="10pt" style:font-size-asian="10pt" style:font-size-complex="10pt"/>
    </style:style>
    <style:style style:name="T243" style:parent-style-name="DefaultParagraphFont" style:family="text">
      <style:text-properties style:font-name="Consolas" style:font-name-asian="Consolas" style:font-name-complex="Consolas" fo:color="#6A3E3E" fo:font-size="10pt" style:font-size-asian="10pt" style:font-size-complex="10pt"/>
    </style:style>
    <style:style style:name="T244" style:parent-style-name="DefaultParagraphFont" style:family="text">
      <style:text-properties style:font-name="Consolas" style:font-name-asian="Consolas" style:font-name-complex="Consolas" fo:color="#000000" fo:font-size="10pt" style:font-size-asian="10pt" style:font-size-complex="10pt"/>
    </style:style>
    <style:style style:name="T245" style:parent-style-name="DefaultParagraphFont" style:family="text">
      <style:text-properties style:font-name="Consolas" style:font-name-asian="Consolas" style:font-name-complex="Consolas" fo:color="#3F7F5F" fo:font-size="10pt" style:font-size-asian="10pt" style:font-size-complex="10pt"/>
    </style:style>
    <style:style style:name="P246" style:parent-style-name="Standard" style:family="paragraph">
      <style:paragraph-properties style:text-autospace="none"/>
    </style:style>
    <style:style style:name="T247" style:parent-style-name="DefaultParagraphFont" style:family="text">
      <style:text-properties style:font-name="Consolas" style:font-name-asian="Consolas" style:font-name-complex="Consolas" fo:color="#000000" fo:font-size="10pt" style:font-size-asian="10pt" style:font-size-complex="10pt"/>
    </style:style>
    <style:style style:name="P248" style:parent-style-name="Standard" style:family="paragraph">
      <style:paragraph-properties style:text-autospace="none"/>
      <style:text-properties style:font-name="Consolas" fo:color="#000000" fo:font-size="10pt" style:font-size-asian="10pt" style:font-size-complex="10pt"/>
    </style:style>
    <style:style style:name="P249" style:parent-style-name="Standard" style:family="paragraph">
      <style:paragraph-properties style:text-autospace="none"/>
    </style:style>
    <style:style style:name="T250" style:parent-style-name="DefaultParagraphFont" style:family="text">
      <style:text-properties style:font-name="Arial" fo:color="#222222"/>
    </style:style>
    <style:style style:name="P251" style:parent-style-name="Standard" style:family="paragraph">
      <style:paragraph-properties style:text-autospace="none"/>
      <style:text-properties style:font-name="Consolas" fo:color="#000000" fo:font-size="10pt" style:font-size-asian="10pt" style:font-size-complex="10pt"/>
    </style:style>
    <style:style style:name="P252" style:parent-style-name="Standard" style:family="paragraph">
      <style:paragraph-properties style:text-autospace="none"/>
    </style:style>
    <style:style style:name="T25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54" style:parent-style-name="DefaultParagraphFont" style:family="text">
      <style:text-properties style:font-name="Consolas" style:font-name-asian="Consolas" style:font-name-complex="Consolas" fo:color="#000000" fo:font-size="10pt" style:font-size-asian="10pt" style:font-size-complex="10pt"/>
    </style:style>
    <style:style style:name="T25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56" style:parent-style-name="DefaultParagraphFont" style:family="text">
      <style:text-properties style:font-name="Consolas" style:font-name-asian="Consolas" style:font-name-complex="Consolas" fo:color="#000000" fo:font-size="10pt" style:font-size-asian="10pt" style:font-size-complex="10pt"/>
    </style:style>
    <style:style style:name="T25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58" style:parent-style-name="DefaultParagraphFont" style:family="text">
      <style:text-properties style:font-name="Consolas" style:font-name-asian="Consolas" style:font-name-complex="Consolas" fo:color="#000000" fo:font-size="10pt" style:font-size-asian="10pt" style:font-size-complex="10pt"/>
    </style:style>
    <style:style style:name="T259" style:parent-style-name="DefaultParagraphFont" style:family="text">
      <style:text-properties style:font-name="Consolas" style:font-name-asian="Consolas" style:font-name-complex="Consolas" fo:color="#6A3E3E" fo:font-size="10pt" style:font-size-asian="10pt" style:font-size-complex="10pt"/>
    </style:style>
    <style:style style:name="T260" style:parent-style-name="DefaultParagraphFont" style:family="text">
      <style:text-properties style:font-name="Consolas" style:font-name-asian="Consolas" style:font-name-complex="Consolas" fo:color="#000000" fo:font-size="10pt" style:font-size-asian="10pt" style:font-size-complex="10pt"/>
    </style:style>
    <style:style style:name="P261" style:parent-style-name="Standard" style:family="paragraph">
      <style:paragraph-properties style:text-autospace="none"/>
    </style:style>
    <style:style style:name="T262" style:parent-style-name="DefaultParagraphFont" style:family="text">
      <style:text-properties style:font-name="Consolas" style:font-name-asian="Consolas" style:font-name-complex="Consolas" fo:color="#000000" fo:font-size="10pt" style:font-size-asian="10pt" style:font-size-complex="10pt"/>
    </style:style>
    <style:style style:name="T263"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264" style:parent-style-name="DefaultParagraphFont" style:family="text">
      <style:text-properties style:font-name="Consolas" style:font-name-asian="Consolas" style:font-name-complex="Consolas" fo:color="#000000" fo:font-size="10pt" style:font-size-asian="10pt" style:font-size-complex="10pt"/>
    </style:style>
    <style:style style:name="T26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66" style:parent-style-name="DefaultParagraphFont" style:family="text">
      <style:text-properties style:font-name="Consolas" style:font-name-asian="Consolas" style:font-name-complex="Consolas" fo:color="#000000" fo:font-size="10pt" style:font-size-asian="10pt" style:font-size-complex="10pt"/>
    </style:style>
    <style:style style:name="T267" style:parent-style-name="DefaultParagraphFont" style:family="text">
      <style:text-properties style:font-name="Consolas" style:font-name-asian="Consolas" style:font-name-complex="Consolas" fo:color="#2A00FF" fo:font-size="10pt" style:font-size-asian="10pt" style:font-size-complex="10pt"/>
    </style:style>
    <style:style style:name="T268" style:parent-style-name="DefaultParagraphFont" style:family="text">
      <style:text-properties style:font-name="Consolas" style:font-name-asian="Consolas" style:font-name-complex="Consolas" fo:color="#000000" fo:font-size="10pt" style:font-size-asian="10pt" style:font-size-complex="10pt"/>
    </style:style>
    <style:style style:name="P269" style:parent-style-name="Standard" style:family="paragraph">
      <style:paragraph-properties style:text-autospace="none"/>
    </style:style>
    <style:style style:name="T270" style:parent-style-name="DefaultParagraphFont" style:family="text">
      <style:text-properties style:font-name="Consolas" style:font-name-asian="Consolas" style:font-name-complex="Consolas" fo:color="#000000" fo:font-size="10pt" style:font-size-asian="10pt" style:font-size-complex="10pt"/>
    </style:style>
    <style:style style:name="T271"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272" style:parent-style-name="DefaultParagraphFont" style:family="text">
      <style:text-properties style:font-name="Consolas" style:font-name-asian="Consolas" style:font-name-complex="Consolas" fo:color="#000000" fo:font-size="10pt" style:font-size-asian="10pt" style:font-size-complex="10pt"/>
    </style:style>
    <style:style style:name="T27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74" style:parent-style-name="DefaultParagraphFont" style:family="text">
      <style:text-properties style:font-name="Consolas" style:font-name-asian="Consolas" style:font-name-complex="Consolas" fo:color="#000000" fo:font-size="10pt" style:font-size-asian="10pt" style:font-size-complex="10pt"/>
    </style:style>
    <style:style style:name="T275" style:parent-style-name="DefaultParagraphFont" style:family="text">
      <style:text-properties style:font-name="Consolas" style:font-name-asian="Consolas" style:font-name-complex="Consolas" fo:color="#2A00FF" fo:font-size="10pt" style:font-size-asian="10pt" style:font-size-complex="10pt"/>
    </style:style>
    <style:style style:name="T276" style:parent-style-name="DefaultParagraphFont" style:family="text">
      <style:text-properties style:font-name="Consolas" style:font-name-asian="Consolas" style:font-name-complex="Consolas" fo:color="#000000" fo:font-size="10pt" style:font-size-asian="10pt" style:font-size-complex="10pt"/>
    </style:style>
    <style:style style:name="P277" style:parent-style-name="Standard" style:family="paragraph">
      <style:paragraph-properties style:text-autospace="none"/>
    </style:style>
    <style:style style:name="T278" style:parent-style-name="DefaultParagraphFont" style:family="text">
      <style:text-properties style:font-name="Consolas" style:font-name-asian="Consolas" style:font-name-complex="Consolas" fo:color="#000000" fo:font-size="10pt" style:font-size-asian="10pt" style:font-size-complex="10pt"/>
    </style:style>
    <style:style style:name="T279"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280" style:parent-style-name="DefaultParagraphFont" style:family="text">
      <style:text-properties style:font-name="Consolas" style:font-name-asian="Consolas" style:font-name-complex="Consolas" fo:color="#000000" fo:font-size="10pt" style:font-size-asian="10pt" style:font-size-complex="10pt"/>
    </style:style>
    <style:style style:name="T28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82" style:parent-style-name="DefaultParagraphFont" style:family="text">
      <style:text-properties style:font-name="Consolas" style:font-name-asian="Consolas" style:font-name-complex="Consolas" fo:color="#000000" fo:font-size="10pt" style:font-size-asian="10pt" style:font-size-complex="10pt"/>
    </style:style>
    <style:style style:name="T283" style:parent-style-name="DefaultParagraphFont" style:family="text">
      <style:text-properties style:font-name="Consolas" style:font-name-asian="Consolas" style:font-name-complex="Consolas" fo:color="#2A00FF" fo:font-size="10pt" style:font-size-asian="10pt" style:font-size-complex="10pt"/>
    </style:style>
    <style:style style:name="T284" style:parent-style-name="DefaultParagraphFont" style:family="text">
      <style:text-properties style:font-name="Consolas" style:font-name-asian="Consolas" style:font-name-complex="Consolas" fo:color="#000000" fo:font-size="10pt" style:font-size-asian="10pt" style:font-size-complex="10pt"/>
    </style:style>
    <style:style style:name="P28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28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287" style:parent-style-name="Standard" style:family="paragraph">
      <style:paragraph-properties style:text-autospace="none"/>
    </style:style>
    <style:style style:name="T28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89" style:parent-style-name="DefaultParagraphFont" style:family="text">
      <style:text-properties style:font-name="Consolas" style:font-name-asian="Consolas" style:font-name-complex="Consolas" fo:color="#000000" fo:font-size="10pt" style:font-size-asian="10pt" style:font-size-complex="10pt"/>
    </style:style>
    <style:style style:name="T29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91" style:parent-style-name="DefaultParagraphFont" style:family="text">
      <style:text-properties style:font-name="Consolas" style:font-name-asian="Consolas" style:font-name-complex="Consolas" fo:color="#000000" fo:font-size="10pt" style:font-size-asian="10pt" style:font-size-complex="10pt"/>
    </style:style>
    <style:style style:name="T292" style:parent-style-name="DefaultParagraphFont" style:family="text">
      <style:text-properties style:font-name="Consolas" style:font-name-asian="Consolas" style:font-name-complex="Consolas" fo:color="#000000" fo:font-size="10pt" style:font-size-asian="10pt" style:font-size-complex="10pt"/>
    </style:style>
    <style:style style:name="T293" style:parent-style-name="DefaultParagraphFont" style:family="text">
      <style:text-properties style:font-name="Consolas" style:font-name-asian="Consolas" style:font-name-complex="Consolas" fo:color="#6A3E3E" fo:font-size="10pt" style:font-size-asian="10pt" style:font-size-complex="10pt"/>
    </style:style>
    <style:style style:name="T294" style:parent-style-name="DefaultParagraphFont" style:family="text">
      <style:text-properties style:font-name="Consolas" style:font-name-asian="Consolas" style:font-name-complex="Consolas" fo:color="#000000" fo:font-size="10pt" style:font-size-asian="10pt" style:font-size-complex="10pt"/>
    </style:style>
    <style:style style:name="P295" style:parent-style-name="Standard" style:family="paragraph">
      <style:paragraph-properties style:text-autospace="none"/>
    </style:style>
    <style:style style:name="T296" style:parent-style-name="DefaultParagraphFont" style:family="text">
      <style:text-properties style:font-name="Consolas" style:font-name-asian="Consolas" style:font-name-complex="Consolas" fo:color="#000000" fo:font-size="10pt" style:font-size-asian="10pt" style:font-size-complex="10pt"/>
    </style:style>
    <style:style style:name="T29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98" style:parent-style-name="DefaultParagraphFont" style:family="text">
      <style:text-properties style:font-name="Consolas" style:font-name-asian="Consolas" style:font-name-complex="Consolas" fo:color="#000000" fo:font-size="10pt" style:font-size-asian="10pt" style:font-size-complex="10pt"/>
    </style:style>
    <style:style style:name="T299" style:parent-style-name="DefaultParagraphFont" style:family="text">
      <style:text-properties style:font-name="Consolas" style:font-name-asian="Consolas" style:font-name-complex="Consolas" fo:color="#6A3E3E" fo:font-size="10pt" style:font-size-asian="10pt" style:font-size-complex="10pt"/>
    </style:style>
    <style:style style:name="T300" style:parent-style-name="DefaultParagraphFont" style:family="text">
      <style:text-properties style:font-name="Consolas" style:font-name-asian="Consolas" style:font-name-complex="Consolas" fo:color="#000000" fo:font-size="10pt" style:font-size-asian="10pt" style:font-size-complex="10pt"/>
    </style:style>
    <style:style style:name="P301" style:parent-style-name="Standard" style:family="paragraph">
      <style:paragraph-properties style:text-autospace="none"/>
    </style:style>
    <style:style style:name="T302" style:parent-style-name="DefaultParagraphFont" style:family="text">
      <style:text-properties style:font-name="Consolas" style:font-name-asian="Consolas" style:font-name-complex="Consolas" fo:color="#000000" fo:font-size="10pt" style:font-size-asian="10pt" style:font-size-complex="10pt"/>
    </style:style>
    <style:style style:name="T303" style:parent-style-name="DefaultParagraphFont" style:family="text">
      <style:text-properties style:font-name="Consolas" style:font-name-asian="Consolas" style:font-name-complex="Consolas" fo:color="#000000" fo:font-size="10pt" style:font-size-asian="10pt" style:font-size-complex="10pt"/>
    </style:style>
    <style:style style:name="T304"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05" style:parent-style-name="DefaultParagraphFont" style:family="text">
      <style:text-properties style:font-name="Consolas" style:font-name-asian="Consolas" style:font-name-complex="Consolas" fo:color="#000000" fo:font-size="10pt" style:font-size-asian="10pt" style:font-size-complex="10pt"/>
    </style:style>
    <style:style style:name="T306" style:parent-style-name="DefaultParagraphFont" style:family="text">
      <style:text-properties style:font-name="Consolas" style:font-name-asian="Consolas" style:font-name-complex="Consolas" fo:color="#2A00FF" fo:font-size="10pt" style:font-size-asian="10pt" style:font-size-complex="10pt"/>
    </style:style>
    <style:style style:name="T307" style:parent-style-name="DefaultParagraphFont" style:family="text">
      <style:text-properties style:font-name="Consolas" style:font-name-asian="Consolas" style:font-name-complex="Consolas" fo:color="#000000" fo:font-size="10pt" style:font-size-asian="10pt" style:font-size-complex="10pt"/>
    </style:style>
    <style:style style:name="T308" style:parent-style-name="DefaultParagraphFont" style:family="text">
      <style:text-properties style:font-name="Consolas" style:font-name-asian="Consolas" style:font-name-complex="Consolas" fo:color="#6A3E3E" fo:font-size="10pt" style:font-size-asian="10pt" style:font-size-complex="10pt"/>
    </style:style>
    <style:style style:name="T309" style:parent-style-name="DefaultParagraphFont" style:family="text">
      <style:text-properties style:font-name="Consolas" style:font-name-asian="Consolas" style:font-name-complex="Consolas" fo:color="#000000" fo:font-size="10pt" style:font-size-asian="10pt" style:font-size-complex="10pt"/>
    </style:style>
    <style:style style:name="P310" style:parent-style-name="Standard" style:family="paragraph">
      <style:paragraph-properties style:text-autospace="none"/>
    </style:style>
    <style:style style:name="T311" style:parent-style-name="DefaultParagraphFont" style:family="text">
      <style:text-properties style:font-name="Consolas" style:font-name-asian="Consolas" style:font-name-complex="Consolas" fo:color="#000000" fo:font-size="10pt" style:font-size-asian="10pt" style:font-size-complex="10pt"/>
    </style:style>
    <style:style style:name="T31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13" style:parent-style-name="DefaultParagraphFont" style:family="text">
      <style:text-properties style:font-name="Consolas" style:font-name-asian="Consolas" style:font-name-complex="Consolas" fo:color="#000000" fo:font-size="10pt" style:font-size-asian="10pt" style:font-size-complex="10pt"/>
    </style:style>
    <style:style style:name="T31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15" style:parent-style-name="DefaultParagraphFont" style:family="text">
      <style:text-properties style:font-name="Consolas" style:font-name-asian="Consolas" style:font-name-complex="Consolas" fo:color="#000000" fo:font-size="10pt" style:font-size-asian="10pt" style:font-size-complex="10pt"/>
    </style:style>
    <style:style style:name="T316" style:parent-style-name="DefaultParagraphFont" style:family="text">
      <style:text-properties style:font-name="Consolas" style:font-name-asian="Consolas" style:font-name-complex="Consolas" fo:color="#6A3E3E" fo:font-size="10pt" style:font-size-asian="10pt" style:font-size-complex="10pt"/>
    </style:style>
    <style:style style:name="T317" style:parent-style-name="DefaultParagraphFont" style:family="text">
      <style:text-properties style:font-name="Consolas" style:font-name-asian="Consolas" style:font-name-complex="Consolas" fo:color="#000000" fo:font-size="10pt" style:font-size-asian="10pt" style:font-size-complex="10pt"/>
    </style:style>
    <style:style style:name="P318" style:parent-style-name="Standard" style:family="paragraph">
      <style:paragraph-properties style:text-autospace="none"/>
    </style:style>
    <style:style style:name="T319" style:parent-style-name="DefaultParagraphFont" style:family="text">
      <style:text-properties style:font-name="Consolas" style:font-name-asian="Consolas" style:font-name-complex="Consolas" fo:color="#000000" fo:font-size="10pt" style:font-size-asian="10pt" style:font-size-complex="10pt"/>
    </style:style>
    <style:style style:name="T320" style:parent-style-name="DefaultParagraphFont" style:family="text">
      <style:text-properties style:font-name="Consolas" style:font-name-asian="Consolas" style:font-name-complex="Consolas" fo:color="#000000" fo:font-size="10pt" style:font-size-asian="10pt" style:font-size-complex="10pt"/>
    </style:style>
    <style:style style:name="T321"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22" style:parent-style-name="DefaultParagraphFont" style:family="text">
      <style:text-properties style:font-name="Consolas" style:font-name-asian="Consolas" style:font-name-complex="Consolas" fo:color="#000000" fo:font-size="10pt" style:font-size-asian="10pt" style:font-size-complex="10pt"/>
    </style:style>
    <style:style style:name="T323" style:parent-style-name="DefaultParagraphFont" style:family="text">
      <style:text-properties style:font-name="Consolas" style:font-name-asian="Consolas" style:font-name-complex="Consolas" fo:color="#2A00FF" fo:font-size="10pt" style:font-size-asian="10pt" style:font-size-complex="10pt"/>
    </style:style>
    <style:style style:name="T324" style:parent-style-name="DefaultParagraphFont" style:family="text">
      <style:text-properties style:font-name="Consolas" style:font-name-asian="Consolas" style:font-name-complex="Consolas" fo:color="#000000" fo:font-size="10pt" style:font-size-asian="10pt" style:font-size-complex="10pt"/>
    </style:style>
    <style:style style:name="P325" style:parent-style-name="Standard" style:family="paragraph">
      <style:paragraph-properties style:text-autospace="none"/>
    </style:style>
    <style:style style:name="T326" style:parent-style-name="DefaultParagraphFont" style:family="text">
      <style:text-properties style:font-name="Consolas" style:font-name-asian="Consolas" style:font-name-complex="Consolas" fo:color="#000000" fo:font-size="10pt" style:font-size-asian="10pt" style:font-size-complex="10pt"/>
    </style:style>
    <style:style style:name="T327" style:parent-style-name="DefaultParagraphFont" style:family="text">
      <style:text-properties style:font-name="Consolas" style:font-name-asian="Consolas" style:font-name-complex="Consolas" fo:color="#000000" fo:font-size="10pt" style:font-size-asian="10pt" style:font-size-complex="10pt"/>
    </style:style>
    <style:style style:name="T328" style:parent-style-name="DefaultParagraphFont" style:family="text">
      <style:text-properties style:font-name="Consolas" style:font-name-asian="Consolas" style:font-name-complex="Consolas" fo:color="#000000" fo:font-size="10pt" style:font-size-asian="10pt" style:font-size-complex="10pt"/>
    </style:style>
    <style:style style:name="T329" style:parent-style-name="DefaultParagraphFont" style:family="text">
      <style:text-properties style:font-name="Consolas" style:font-name-asian="Consolas" style:font-name-complex="Consolas" fo:color="#6A3E3E" fo:font-size="10pt" style:font-size-asian="10pt" style:font-size-complex="10pt"/>
    </style:style>
    <style:style style:name="T330" style:parent-style-name="DefaultParagraphFont" style:family="text">
      <style:text-properties style:font-name="Consolas" style:font-name-asian="Consolas" style:font-name-complex="Consolas" fo:color="#000000" fo:font-size="10pt" style:font-size-asian="10pt" style:font-size-complex="10pt"/>
    </style:style>
    <style:style style:name="P331" style:parent-style-name="Standard" style:family="paragraph">
      <style:paragraph-properties style:text-autospace="none"/>
    </style:style>
    <style:style style:name="T332" style:parent-style-name="DefaultParagraphFont" style:family="text">
      <style:text-properties style:font-name="Consolas" style:font-name-asian="Consolas" style:font-name-complex="Consolas" fo:color="#000000" fo:font-size="10pt" style:font-size-asian="10pt" style:font-size-complex="10pt"/>
    </style:style>
    <style:style style:name="T33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4" style:parent-style-name="DefaultParagraphFont" style:family="text">
      <style:text-properties style:font-name="Consolas" style:font-name-asian="Consolas" style:font-name-complex="Consolas" fo:color="#000000" fo:font-size="10pt" style:font-size-asian="10pt" style:font-size-complex="10pt"/>
    </style:style>
    <style:style style:name="P335" style:parent-style-name="Standard" style:family="paragraph">
      <style:paragraph-properties style:text-autospace="none"/>
    </style:style>
    <style:style style:name="T336" style:parent-style-name="DefaultParagraphFont" style:family="text">
      <style:text-properties style:font-name="Consolas" style:font-name-asian="Consolas" style:font-name-complex="Consolas" fo:color="#000000" fo:font-size="10pt" style:font-size-asian="10pt" style:font-size-complex="10pt"/>
    </style:style>
    <style:style style:name="T337" style:parent-style-name="DefaultParagraphFont" style:family="text">
      <style:text-properties style:font-name="Consolas" style:font-name-asian="Consolas" style:font-name-complex="Consolas" fo:color="#000000" fo:font-size="10pt" style:font-size-asian="10pt" style:font-size-complex="10pt"/>
    </style:style>
    <style:style style:name="T338"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39" style:parent-style-name="DefaultParagraphFont" style:family="text">
      <style:text-properties style:font-name="Consolas" style:font-name-asian="Consolas" style:font-name-complex="Consolas" fo:color="#000000" fo:font-size="10pt" style:font-size-asian="10pt" style:font-size-complex="10pt"/>
    </style:style>
    <style:style style:name="T340" style:parent-style-name="DefaultParagraphFont" style:family="text">
      <style:text-properties style:font-name="Consolas" style:font-name-asian="Consolas" style:font-name-complex="Consolas" fo:color="#2A00FF" fo:font-size="10pt" style:font-size-asian="10pt" style:font-size-complex="10pt"/>
    </style:style>
    <style:style style:name="T341" style:parent-style-name="DefaultParagraphFont" style:family="text">
      <style:text-properties style:font-name="Consolas" style:font-name-asian="Consolas" style:font-name-complex="Consolas" fo:color="#000000" fo:font-size="10pt" style:font-size-asian="10pt" style:font-size-complex="10pt"/>
    </style:style>
    <style:style style:name="P342" style:parent-style-name="Standard" style:family="paragraph">
      <style:paragraph-properties style:text-autospace="none"/>
    </style:style>
    <style:style style:name="T343" style:parent-style-name="DefaultParagraphFont" style:family="text">
      <style:text-properties style:font-name="Consolas" style:font-name-asian="Consolas" style:font-name-complex="Consolas" fo:color="#000000" fo:font-size="10pt" style:font-size-asian="10pt" style:font-size-complex="10pt"/>
    </style:style>
    <style:style style:name="T344" style:parent-style-name="DefaultParagraphFont" style:family="text">
      <style:text-properties style:font-name="Consolas" style:font-name-asian="Consolas" style:font-name-complex="Consolas" fo:color="#000000" fo:font-size="10pt" style:font-size-asian="10pt" style:font-size-complex="10pt"/>
    </style:style>
    <style:style style:name="T345" style:parent-style-name="DefaultParagraphFont" style:family="text">
      <style:text-properties style:font-name="Consolas" style:font-name-asian="Consolas" style:font-name-complex="Consolas" fo:color="#000000" fo:font-size="10pt" style:font-size-asian="10pt" style:font-size-complex="10pt"/>
    </style:style>
    <style:style style:name="T346" style:parent-style-name="DefaultParagraphFont" style:family="text">
      <style:text-properties style:font-name="Consolas" style:font-name-asian="Consolas" style:font-name-complex="Consolas" fo:color="#000000" fo:font-size="10pt" style:font-size-asian="10pt" style:font-size-complex="10pt"/>
    </style:style>
    <style:style style:name="T347"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348" style:parent-style-name="DefaultParagraphFont" style:family="text">
      <style:text-properties style:font-name="Consolas" style:font-name-asian="Consolas" style:font-name-complex="Consolas" fo:color="#000000" fo:font-size="10pt" style:font-size-asian="10pt" style:font-size-complex="10pt"/>
    </style:style>
    <style:style style:name="T349" style:parent-style-name="DefaultParagraphFont" style:family="text">
      <style:text-properties style:font-name="Consolas" style:font-name-asian="Consolas" style:font-name-complex="Consolas" fo:color="#6A3E3E" fo:font-size="10pt" style:font-size-asian="10pt" style:font-size-complex="10pt"/>
    </style:style>
    <style:style style:name="T350" style:parent-style-name="DefaultParagraphFont" style:family="text">
      <style:text-properties style:font-name="Consolas" style:font-name-asian="Consolas" style:font-name-complex="Consolas" fo:color="#000000" fo:font-size="10pt" style:font-size-asian="10pt" style:font-size-complex="10pt"/>
    </style:style>
    <style:style style:name="P35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2" style:parent-style-name="Standard" style:family="paragraph">
      <style:paragraph-properties style:text-autospace="none"/>
    </style:style>
    <style:style style:name="T353" style:parent-style-name="DefaultParagraphFont" style:family="text">
      <style:text-properties style:font-name="Consolas" style:font-name-asian="Consolas" style:font-name-complex="Consolas" fo:color="#000000" fo:font-size="10pt" style:font-size-asian="10pt" style:font-size-complex="10pt"/>
    </style:style>
    <style:style style:name="P354" style:parent-style-name="Standard" style:family="paragraph">
      <style:paragraph-properties style:text-autospace="none"/>
      <style:text-properties style:font-name="Consolas" fo:color="#000000" fo:font-size="10pt" style:font-size-asian="10pt" style:font-size-complex="10pt"/>
    </style:style>
    <style:style style:name="P355" style:parent-style-name="Standard" style:family="paragraph">
      <style:paragraph-properties style:text-autospace="none"/>
    </style:style>
    <style:style style:name="T356" style:parent-style-name="DefaultParagraphFont" style:family="text">
      <style:text-properties style:font-name="Arial" style:font-name-asian="Consolas" style:font-name-complex="Consolas" fo:color="#222222"/>
    </style:style>
    <style:style style:name="P357" style:parent-style-name="Standard" style:family="paragraph">
      <style:paragraph-properties style:text-autospace="none"/>
      <style:text-properties style:font-name="Consolas" fo:color="#000000" fo:font-size="10pt" style:font-size-asian="10pt" style:font-size-complex="10pt"/>
    </style:style>
    <style:style style:name="P35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1" style:parent-style-name="Standard" style:family="paragraph">
      <style:paragraph-properties style:text-autospace="none"/>
      <style:text-properties style:font-name="Consolas" fo:color="#000000" fo:font-size="10pt" style:font-size-asian="10pt" style:font-size-complex="10pt"/>
    </style:style>
    <style:style style:name="P362" style:parent-style-name="Standard" style:family="paragraph">
      <style:paragraph-properties style:text-autospace="none"/>
      <style:text-properties style:font-name="Arial" fo:font-weight="bold" style:font-weight-asian="bold" fo:color="#222222"/>
    </style:style>
    <style:style style:name="P363" style:parent-style-name="Standard" style:family="paragraph">
      <style:paragraph-properties style:text-autospace="none"/>
      <style:text-properties style:font-name="Arial" fo:font-weight="bold" style:font-weight-asian="bold" fo:color="#222222"/>
    </style:style>
    <style:style style:name="P364" style:parent-style-name="Standard" style:family="paragraph">
      <style:paragraph-properties style:text-autospace="none"/>
      <style:text-properties style:font-name="Arial" fo:color="#222222"/>
    </style:style>
    <style:style style:name="P365" style:parent-style-name="Standard" style:family="paragraph">
      <style:paragraph-properties style:text-autospace="none"/>
      <style:text-properties style:font-name="Arial" fo:color="#222222"/>
    </style:style>
    <style:style style:name="P366" style:parent-style-name="Normal" style:family="paragraph">
      <style:paragraph-properties fo:widows="2" fo:orphans="2" style:text-autospace="none"/>
      <style:text-properties fo:hyphenate="true"/>
    </style:style>
    <style:style style:name="T36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3" style:parent-style-name="Normal" style:family="paragraph">
      <style:paragraph-properties fo:widows="2" fo:orphans="2" style:text-autospace="none"/>
      <style:text-properties fo:hyphenate="true"/>
    </style:style>
    <style:style style:name="T3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1" style:parent-style-name="Normal" style:family="paragraph">
      <style:paragraph-properties fo:widows="2" fo:orphans="2" style:text-autospace="none"/>
      <style:text-properties fo:hyphenate="true"/>
    </style:style>
    <style:style style:name="T3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0" style:parent-style-name="Normal" style:family="paragraph">
      <style:paragraph-properties fo:widows="2" fo:orphans="2" style:text-autospace="none"/>
      <style:text-properties fo:hyphenate="true"/>
    </style:style>
    <style:style style:name="T3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2" style:parent-style-name="Normal" style:family="paragraph">
      <style:paragraph-properties fo:widows="2" fo:orphans="2" style:text-autospace="none"/>
      <style:text-properties fo:hyphenate="true"/>
    </style:style>
    <style:style style:name="T3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4" style:parent-style-name="Normal" style:family="paragraph">
      <style:paragraph-properties fo:widows="2" fo:orphans="2" style:text-autospace="none"/>
      <style:text-properties fo:hyphenate="true"/>
    </style:style>
    <style:style style:name="T3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6" style:parent-style-name="Normal" style:family="paragraph">
      <style:paragraph-properties fo:widows="2" fo:orphans="2" style:text-autospace="none"/>
      <style:text-properties fo:hyphenate="true"/>
    </style:style>
    <style:style style:name="T39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3" style:parent-style-name="Normal" style:family="paragraph">
      <style:paragraph-properties fo:widows="2" fo:orphans="2" style:text-autospace="none"/>
      <style:text-properties fo:hyphenate="true"/>
    </style:style>
    <style:style style:name="T4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1" style:parent-style-name="Normal" style:family="paragraph">
      <style:paragraph-properties fo:widows="2" fo:orphans="2" style:text-autospace="none"/>
      <style:text-properties fo:hyphenate="true"/>
    </style:style>
    <style:style style:name="T4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0" style:parent-style-name="Normal" style:family="paragraph">
      <style:paragraph-properties fo:widows="2" fo:orphans="2" style:text-autospace="none"/>
      <style:text-properties fo:hyphenate="true"/>
    </style:style>
    <style:style style:name="T4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2"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423" style:parent-style-name="Standard" style:family="paragraph">
      <style:paragraph-properties style:text-autospace="none"/>
      <style:text-properties style:font-name="Arial" fo:color="#222222"/>
    </style:style>
    <style:style style:name="P424" style:parent-style-name="Standard" style:family="paragraph">
      <style:paragraph-properties style:text-autospace="none"/>
    </style:style>
    <style:style style:name="T42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26" style:parent-style-name="DefaultParagraphFont" style:family="text">
      <style:text-properties style:font-name="Consolas" style:font-name-asian="Consolas" style:font-name-complex="Consolas" fo:color="#000000" fo:font-size="10pt" style:font-size-asian="10pt" style:font-size-complex="10pt"/>
    </style:style>
    <style:style style:name="T42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28" style:parent-style-name="DefaultParagraphFont" style:family="text">
      <style:text-properties style:font-name="Consolas" style:font-name-asian="Consolas" style:font-name-complex="Consolas" fo:color="#000000" fo:font-size="10pt" style:font-size-asian="10pt" style:font-size-complex="10pt"/>
    </style:style>
    <style:style style:name="T42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30" style:parent-style-name="DefaultParagraphFont" style:family="text">
      <style:text-properties style:font-name="Consolas" style:font-name-asian="Consolas" style:font-name-complex="Consolas" fo:color="#000000" fo:font-size="10pt" style:font-size-asian="10pt" style:font-size-complex="10pt"/>
    </style:style>
    <style:style style:name="T431" style:parent-style-name="DefaultParagraphFont" style:family="text">
      <style:text-properties style:font-name="Consolas" style:font-name-asian="Consolas" style:font-name-complex="Consolas" fo:color="#6A3E3E" fo:font-size="10pt" style:font-size-asian="10pt" style:font-size-complex="10pt"/>
    </style:style>
    <style:style style:name="T432" style:parent-style-name="DefaultParagraphFont" style:family="text">
      <style:text-properties style:font-name="Consolas" style:font-name-asian="Consolas" style:font-name-complex="Consolas" fo:color="#000000" fo:font-size="10pt" style:font-size-asian="10pt" style:font-size-complex="10pt"/>
    </style:style>
    <style:style style:name="P433" style:parent-style-name="Normal" style:family="paragraph">
      <style:paragraph-properties fo:widows="2" fo:orphans="2" style:text-autospace="none" fo:text-indent="0.4923in"/>
      <style:text-properties fo:hyphenate="true"/>
    </style:style>
    <style:style style:name="T4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7" style:parent-style-name="Normal" style:family="paragraph">
      <style:paragraph-properties fo:widows="2" fo:orphans="2" style:text-autospace="none"/>
      <style:text-properties fo:hyphenate="true"/>
    </style:style>
    <style:style style:name="T4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2" style:parent-style-name="Normal" style:family="paragraph">
      <style:paragraph-properties fo:widows="2" fo:orphans="2" style:text-autospace="none"/>
      <style:text-properties fo:hyphenate="true"/>
    </style:style>
    <style:style style:name="T4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7" style:parent-style-name="Normal" style:family="paragraph">
      <style:paragraph-properties fo:widows="2" fo:orphans="2" style:text-autospace="none"/>
      <style:text-properties fo:hyphenate="true"/>
    </style:style>
    <style:style style:name="T4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2" style:parent-style-name="Normal" style:family="paragraph">
      <style:paragraph-properties fo:widows="2" fo:orphans="2" style:text-autospace="none"/>
      <style:text-properties fo:hyphenate="true"/>
    </style:style>
    <style:style style:name="T4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7" style:parent-style-name="Normal" style:family="paragraph">
      <style:paragraph-properties fo:widows="2" fo:orphans="2" style:text-autospace="none"/>
      <style:text-properties fo:hyphenate="true"/>
    </style:style>
    <style:style style:name="T4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2" style:parent-style-name="Normal" style:family="paragraph">
      <style:paragraph-properties fo:widows="2" fo:orphans="2" style:text-autospace="none"/>
      <style:text-properties fo:hyphenate="true"/>
    </style:style>
    <style:style style:name="T4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7" style:parent-style-name="Normal" style:family="paragraph">
      <style:paragraph-properties fo:widows="2" fo:orphans="2" style:text-autospace="none"/>
      <style:text-properties fo:hyphenate="true"/>
    </style:style>
    <style:style style:name="T4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7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72" style:parent-style-name="Normal" style:family="paragraph">
      <style:paragraph-properties fo:widows="2" fo:orphans="2" style:text-autospace="none"/>
      <style:text-properties fo:hyphenate="true"/>
    </style:style>
    <style:style style:name="T4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7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476" style:parent-style-name="Normal" style:family="paragraph">
      <style:paragraph-properties fo:widows="2" fo:orphans="2" style:text-autospace="none"/>
      <style:text-properties fo:hyphenate="true"/>
    </style:style>
    <style:style style:name="T4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78" style:parent-style-name="Normal" style:family="paragraph">
      <style:paragraph-properties fo:widows="2" fo:orphans="2" style:text-autospace="none"/>
      <style:text-properties fo:hyphenate="true"/>
    </style:style>
    <style:style style:name="T4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80"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4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8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84" style:parent-style-name="Normal" style:family="paragraph">
      <style:paragraph-properties fo:widows="2" fo:orphans="2" style:text-autospace="none"/>
      <style:text-properties fo:hyphenate="true"/>
    </style:style>
    <style:style style:name="T4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8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88" style:parent-style-name="Normal" style:family="paragraph">
      <style:paragraph-properties fo:widows="2" fo:orphans="2" style:text-autospace="none" fo:margin-left="0.4923in" fo:text-indent="0.4923in">
        <style:tab-stops/>
      </style:paragraph-properties>
      <style:text-properties fo:hyphenate="true"/>
    </style:style>
    <style:style style:name="T48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91" style:parent-style-name="Normal" style:family="paragraph">
      <style:paragraph-properties fo:widows="2" fo:orphans="2" style:text-autospace="none"/>
      <style:text-properties fo:hyphenate="true"/>
    </style:style>
    <style:style style:name="T4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9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96" style:parent-style-name="Normal" style:family="paragraph">
      <style:paragraph-properties fo:widows="2" fo:orphans="2" style:text-autospace="none"/>
      <style:text-properties fo:hyphenate="true"/>
    </style:style>
    <style:style style:name="T4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9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01" style:parent-style-name="Normal" style:family="paragraph">
      <style:paragraph-properties fo:widows="2" fo:orphans="2" style:text-autospace="none"/>
      <style:text-properties fo:hyphenate="true"/>
    </style:style>
    <style:style style:name="T5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0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06" style:parent-style-name="Normal" style:family="paragraph">
      <style:paragraph-properties fo:widows="2" fo:orphans="2" style:text-autospace="none"/>
      <style:text-properties fo:hyphenate="true"/>
    </style:style>
    <style:style style:name="T5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0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11" style:parent-style-name="Normal" style:family="paragraph">
      <style:paragraph-properties fo:widows="2" fo:orphans="2" style:text-autospace="none"/>
      <style:text-properties fo:hyphenate="true"/>
    </style:style>
    <style:style style:name="T5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1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16" style:parent-style-name="Normal" style:family="paragraph">
      <style:paragraph-properties fo:widows="2" fo:orphans="2" style:text-autospace="none"/>
      <style:text-properties fo:hyphenate="true"/>
    </style:style>
    <style:style style:name="T5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1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21" style:parent-style-name="Normal" style:family="paragraph">
      <style:paragraph-properties fo:widows="2" fo:orphans="2" style:text-autospace="none"/>
      <style:text-properties fo:hyphenate="true"/>
    </style:style>
    <style:style style:name="T5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2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26" style:parent-style-name="Normal" style:family="paragraph">
      <style:paragraph-properties fo:widows="2" fo:orphans="2" style:text-autospace="none"/>
      <style:text-properties fo:hyphenate="true"/>
    </style:style>
    <style:style style:name="T5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2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31" style:parent-style-name="Normal" style:family="paragraph">
      <style:paragraph-properties fo:widows="2" fo:orphans="2" style:text-autospace="none"/>
      <style:text-properties fo:hyphenate="true"/>
    </style:style>
    <style:style style:name="T5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3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535" style:parent-style-name="Normal" style:family="paragraph">
      <style:paragraph-properties fo:widows="2" fo:orphans="2" style:text-autospace="none"/>
      <style:text-properties fo:hyphenate="true"/>
    </style:style>
    <style:style style:name="T5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37" style:parent-style-name="Standard" style:family="paragraph">
      <style:paragraph-properties style:text-autospace="none"/>
    </style:style>
    <style:style style:name="T5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39"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5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4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43"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544"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545" style:parent-style-name="Standard" style:family="paragraph">
      <style:paragraph-properties style:text-autospace="none"/>
      <style:text-properties style:font-name="Arial" style:font-name-asian="Consolas" style:font-name-complex="Consolas" fo:color="#222222"/>
    </style:style>
    <style:style style:name="P546" style:parent-style-name="Normal" style:family="paragraph">
      <style:paragraph-properties fo:widows="2" fo:orphans="2" style:text-autospace="none"/>
      <style:text-properties fo:hyphenate="true"/>
    </style:style>
    <style:style style:name="T5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48" style:parent-style-name="Normal" style:family="paragraph">
      <style:paragraph-properties fo:widows="2" fo:orphans="2" style:text-autospace="none"/>
      <style:text-properties fo:hyphenate="true"/>
    </style:style>
    <style:style style:name="T5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50" style:parent-style-name="Normal" style:family="paragraph">
      <style:paragraph-properties fo:widows="2" fo:orphans="2" style:text-autospace="none"/>
      <style:text-properties fo:hyphenate="true"/>
    </style:style>
    <style:style style:name="T5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52" style:parent-style-name="Normal" style:family="paragraph">
      <style:paragraph-properties fo:widows="2" fo:orphans="2" style:text-autospace="none"/>
      <style:text-properties fo:hyphenate="true"/>
    </style:style>
    <style:style style:name="T5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54" style:parent-style-name="Normal" style:family="paragraph">
      <style:paragraph-properties fo:widows="2" fo:orphans="2" style:text-autospace="none"/>
      <style:text-properties fo:hyphenate="true"/>
    </style:style>
    <style:style style:name="T5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56" style:parent-style-name="Normal" style:family="paragraph">
      <style:paragraph-properties fo:widows="2" fo:orphans="2" style:text-autospace="none"/>
      <style:text-properties fo:hyphenate="true"/>
    </style:style>
    <style:style style:name="T5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58" style:parent-style-name="Normal" style:family="paragraph">
      <style:paragraph-properties fo:widows="2" fo:orphans="2" style:text-autospace="none"/>
      <style:text-properties fo:hyphenate="true"/>
    </style:style>
    <style:style style:name="T5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60" style:parent-style-name="Normal" style:family="paragraph">
      <style:paragraph-properties fo:widows="2" fo:orphans="2" style:text-autospace="none"/>
      <style:text-properties fo:hyphenate="true"/>
    </style:style>
    <style:style style:name="T5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62" style:parent-style-name="Normal" style:family="paragraph">
      <style:paragraph-properties fo:widows="2" fo:orphans="2" style:text-autospace="none"/>
      <style:text-properties fo:hyphenate="true"/>
    </style:style>
    <style:style style:name="T5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64" style:parent-style-name="Normal" style:family="paragraph">
      <style:paragraph-properties fo:widows="2" fo:orphans="2" style:text-autospace="none"/>
      <style:text-properties fo:hyphenate="true"/>
    </style:style>
    <style:style style:name="T5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66" style:parent-style-name="Normal" style:family="paragraph">
      <style:paragraph-properties fo:widows="2" fo:orphans="2" style:text-autospace="none"/>
      <style:text-properties fo:hyphenate="true"/>
    </style:style>
    <style:style style:name="T5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68" style:parent-style-name="Normal" style:family="paragraph">
      <style:paragraph-properties fo:widows="2" fo:orphans="2" style:text-autospace="none"/>
      <style:text-properties fo:hyphenate="true"/>
    </style:style>
    <style:style style:name="T5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70" style:parent-style-name="Normal" style:family="paragraph">
      <style:paragraph-properties fo:widows="2" fo:orphans="2" style:text-autospace="none"/>
      <style:text-properties fo:hyphenate="true"/>
    </style:style>
    <style:style style:name="T5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72" style:parent-style-name="Standard" style:family="paragraph">
      <style:paragraph-properties style:text-autospace="none"/>
    </style:style>
    <style:style style:name="T5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74" style:parent-style-name="Standard" style:family="paragraph">
      <style:paragraph-properties style:text-autospace="none"/>
      <style:text-properties style:font-name="Arial" fo:color="#222222"/>
    </style:style>
    <style:style style:name="P575" style:parent-style-name="Standard" style:family="paragraph">
      <style:paragraph-properties style:text-autospace="none"/>
      <style:text-properties style:font-name="Arial" fo:color="#222222"/>
    </style:style>
    <style:style style:name="P576" style:parent-style-name="Standard" style:family="paragraph">
      <style:paragraph-properties style:text-autospace="none"/>
      <style:text-properties style:font-name="Arial" fo:color="#222222"/>
    </style:style>
    <style:style style:name="P577" style:parent-style-name="Standard" style:family="paragraph">
      <style:paragraph-properties style:text-autospace="none"/>
    </style:style>
    <style:style style:name="T578" style:parent-style-name="DefaultParagraphFont" style:family="text">
      <style:text-properties style:font-name="Arial" fo:color="#222222"/>
    </style:style>
    <style:style style:name="T579" style:parent-style-name="DefaultParagraphFont" style:family="text">
      <style:text-properties style:font-name="Consolas" style:font-name-complex="Consolas" fo:color="#222222"/>
    </style:style>
    <style:style style:name="T580" style:parent-style-name="DefaultParagraphFont" style:family="text">
      <style:text-properties style:font-name="Arial" fo:color="#222222"/>
    </style:style>
    <style:style style:name="T581" style:parent-style-name="DefaultParagraphFont" style:family="text">
      <style:text-properties style:font-name="Arial" fo:color="#222222"/>
    </style:style>
    <style:style style:name="P582" style:parent-style-name="Standard" style:family="paragraph">
      <style:paragraph-properties style:text-autospace="none"/>
      <style:text-properties style:font-name="Arial" fo:color="#222222"/>
    </style:style>
    <style:style style:name="P583" style:parent-style-name="Normal" style:family="paragraph">
      <style:paragraph-properties fo:widows="2" fo:orphans="2" style:text-autospace="none"/>
      <style:text-properties fo:hyphenate="true"/>
    </style:style>
    <style:style style:name="T58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5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8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5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8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90" style:parent-style-name="Normal" style:family="paragraph">
      <style:paragraph-properties fo:widows="2" fo:orphans="2" style:text-autospace="none"/>
      <style:text-properties fo:hyphenate="true"/>
    </style:style>
    <style:style style:name="T5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9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5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9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9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98" style:parent-style-name="Normal" style:family="paragraph">
      <style:paragraph-properties fo:widows="2" fo:orphans="2" style:text-autospace="none"/>
      <style:text-properties fo:hyphenate="true"/>
    </style:style>
    <style:style style:name="T5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0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6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0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6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0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07" style:parent-style-name="Normal" style:family="paragraph">
      <style:paragraph-properties fo:widows="2" fo:orphans="2" style:text-autospace="none"/>
      <style:text-properties fo:hyphenate="true"/>
    </style:style>
    <style:style style:name="T6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09" style:parent-style-name="Normal" style:family="paragraph">
      <style:paragraph-properties fo:widows="2" fo:orphans="2" style:text-autospace="none"/>
      <style:text-properties fo:hyphenate="true"/>
    </style:style>
    <style:style style:name="T6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11" style:parent-style-name="Normal" style:family="paragraph">
      <style:paragraph-properties fo:widows="2" fo:orphans="2" style:text-autospace="none"/>
      <style:text-properties fo:hyphenate="true"/>
    </style:style>
    <style:style style:name="T6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13" style:parent-style-name="Normal" style:family="paragraph">
      <style:paragraph-properties fo:widows="2" fo:orphans="2" style:text-autospace="none"/>
      <style:text-properties fo:hyphenate="true"/>
    </style:style>
    <style:style style:name="T61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6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1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6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1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20" style:parent-style-name="Normal" style:family="paragraph">
      <style:paragraph-properties fo:widows="2" fo:orphans="2" style:text-autospace="none"/>
      <style:text-properties fo:hyphenate="true"/>
    </style:style>
    <style:style style:name="T6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2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6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2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2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28" style:parent-style-name="Normal" style:family="paragraph">
      <style:paragraph-properties fo:widows="2" fo:orphans="2" style:text-autospace="none"/>
      <style:text-properties fo:hyphenate="true"/>
    </style:style>
    <style:style style:name="T6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3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6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3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6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3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37" style:parent-style-name="Normal" style:family="paragraph">
      <style:paragraph-properties fo:widows="2" fo:orphans="2" style:text-autospace="none"/>
      <style:text-properties fo:hyphenate="true"/>
    </style:style>
    <style:style style:name="T6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39"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640" style:parent-style-name="Standard" style:family="paragraph">
      <style:paragraph-properties style:text-autospace="none"/>
      <style:text-properties style:font-name="Arial" fo:color="#222222"/>
    </style:style>
    <style:style style:name="P641" style:parent-style-name="Standard" style:family="paragraph">
      <style:paragraph-properties style:text-autospace="none"/>
    </style:style>
    <style:style style:name="T64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643" style:parent-style-name="DefaultParagraphFont" style:family="text">
      <style:text-properties style:font-name="Consolas" style:font-name-asian="Consolas" style:font-name-complex="Consolas" fo:color="#000000" fo:font-size="10pt" style:font-size-asian="10pt" style:font-size-complex="10pt"/>
    </style:style>
    <style:style style:name="T64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645" style:parent-style-name="DefaultParagraphFont" style:family="text">
      <style:text-properties style:font-name="Consolas" style:font-name-asian="Consolas" style:font-name-complex="Consolas" fo:color="#000000" fo:font-size="10pt" style:font-size-asian="10pt" style:font-size-complex="10pt"/>
    </style:style>
    <style:style style:name="T64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647" style:parent-style-name="DefaultParagraphFont" style:family="text">
      <style:text-properties style:font-name="Consolas" style:font-name-asian="Consolas" style:font-name-complex="Consolas" fo:color="#000000" fo:font-size="10pt" style:font-size-asian="10pt" style:font-size-complex="10pt"/>
    </style:style>
    <style:style style:name="T648" style:parent-style-name="DefaultParagraphFont" style:family="text">
      <style:text-properties style:font-name="Consolas" style:font-name-asian="Consolas" style:font-name-complex="Consolas" fo:color="#6A3E3E" fo:font-size="10pt" style:font-size-asian="10pt" style:font-size-complex="10pt"/>
    </style:style>
    <style:style style:name="T649" style:parent-style-name="DefaultParagraphFont" style:family="text">
      <style:text-properties style:font-name="Consolas" style:font-name-asian="Consolas" style:font-name-complex="Consolas" fo:color="#000000" fo:font-size="10pt" style:font-size-asian="10pt" style:font-size-complex="10pt"/>
    </style:style>
    <style:style style:name="P650" style:parent-style-name="Normal" style:family="paragraph">
      <style:paragraph-properties fo:widows="2" fo:orphans="2" style:text-autospace="none"/>
      <style:text-properties fo:hyphenate="true"/>
    </style:style>
    <style:style style:name="T651" style:parent-style-name="DefaultParagraphFont" style:family="text">
      <style:text-properties style:font-name="Consolas" style:font-name-asian="Consolas" style:font-name-complex="Consolas" fo:color="#000000" fo:font-size="10pt" style:font-size-asian="10pt" style:font-size-complex="10pt"/>
    </style:style>
    <style:style style:name="T6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5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55" style:parent-style-name="Normal" style:family="paragraph">
      <style:paragraph-properties fo:widows="2" fo:orphans="2" style:text-autospace="none"/>
      <style:text-properties fo:hyphenate="true"/>
    </style:style>
    <style:style style:name="T6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5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60" style:parent-style-name="Normal" style:family="paragraph">
      <style:paragraph-properties fo:widows="2" fo:orphans="2" style:text-autospace="none"/>
      <style:text-properties fo:hyphenate="true"/>
    </style:style>
    <style:style style:name="T6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6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65" style:parent-style-name="Normal" style:family="paragraph">
      <style:paragraph-properties fo:widows="2" fo:orphans="2" style:text-autospace="none"/>
      <style:text-properties fo:hyphenate="true"/>
    </style:style>
    <style:style style:name="T6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6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70" style:parent-style-name="Normal" style:family="paragraph">
      <style:paragraph-properties fo:widows="2" fo:orphans="2" style:text-autospace="none"/>
      <style:text-properties fo:hyphenate="true"/>
    </style:style>
    <style:style style:name="T6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7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75" style:parent-style-name="Normal" style:family="paragraph">
      <style:paragraph-properties fo:widows="2" fo:orphans="2" style:text-autospace="none"/>
      <style:text-properties fo:hyphenate="true"/>
    </style:style>
    <style:style style:name="T6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7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80" style:parent-style-name="Normal" style:family="paragraph">
      <style:paragraph-properties fo:widows="2" fo:orphans="2" style:text-autospace="none"/>
      <style:text-properties fo:hyphenate="true"/>
    </style:style>
    <style:style style:name="T6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8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684" style:parent-style-name="Normal" style:family="paragraph">
      <style:paragraph-properties fo:widows="2" fo:orphans="2" style:text-autospace="none" fo:text-indent="0.4923in"/>
      <style:text-properties fo:hyphenate="true"/>
    </style:style>
    <style:style style:name="T6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86" style:parent-style-name="Normal" style:family="paragraph">
      <style:paragraph-properties fo:widows="2" fo:orphans="2" style:text-autospace="none"/>
      <style:text-properties fo:hyphenate="true"/>
    </style:style>
    <style:style style:name="T6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8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90" style:parent-style-name="Normal" style:family="paragraph">
      <style:paragraph-properties fo:widows="2" fo:orphans="2" style:text-autospace="none"/>
      <style:text-properties fo:hyphenate="true"/>
    </style:style>
    <style:style style:name="T6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9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95" style:parent-style-name="Normal" style:family="paragraph">
      <style:paragraph-properties fo:widows="2" fo:orphans="2" style:text-autospace="none"/>
      <style:text-properties fo:hyphenate="true"/>
    </style:style>
    <style:style style:name="T6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9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00" style:parent-style-name="Normal" style:family="paragraph">
      <style:paragraph-properties fo:widows="2" fo:orphans="2" style:text-autospace="none"/>
      <style:text-properties fo:hyphenate="true"/>
    </style:style>
    <style:style style:name="T7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0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05" style:parent-style-name="Normal" style:family="paragraph">
      <style:paragraph-properties fo:widows="2" fo:orphans="2" style:text-autospace="none"/>
      <style:text-properties fo:hyphenate="true"/>
    </style:style>
    <style:style style:name="T7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0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709" style:parent-style-name="Normal" style:family="paragraph">
      <style:paragraph-properties fo:widows="2" fo:orphans="2" style:text-autospace="none" fo:text-indent="0.4923in"/>
      <style:text-properties style:font-name="Consolas" style:font-name-complex="Consolas" fo:color="#000000" style:letter-kerning="false" fo:font-size="10pt" style:font-size-asian="10pt" style:font-size-complex="10pt" style:language-complex="ar" style:country-complex="SA" fo:hyphenate="true"/>
    </style:style>
    <style:style style:name="P710" style:parent-style-name="Normal" style:family="paragraph">
      <style:paragraph-properties fo:widows="2" fo:orphans="2" style:text-autospace="none"/>
      <style:text-properties fo:hyphenate="true"/>
    </style:style>
    <style:style style:name="T7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12"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7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1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7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16" style:parent-style-name="Normal" style:family="paragraph">
      <style:paragraph-properties fo:widows="2" fo:orphans="2" style:text-autospace="none"/>
      <style:text-properties fo:hyphenate="true"/>
    </style:style>
    <style:style style:name="T7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18"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7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2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7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22" style:parent-style-name="Normal" style:family="paragraph">
      <style:paragraph-properties fo:widows="2" fo:orphans="2" style:text-autospace="none"/>
      <style:text-properties fo:hyphenate="true"/>
    </style:style>
    <style:style style:name="T7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2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7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26" style:parent-style-name="Normal" style:family="paragraph">
      <style:paragraph-properties fo:widows="2" fo:orphans="2" style:text-autospace="none" fo:margin-left="0.4923in" fo:text-indent="0.4923in">
        <style:tab-stops/>
      </style:paragraph-properties>
      <style:text-properties fo:hyphenate="true"/>
    </style:style>
    <style:style style:name="T72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29" style:parent-style-name="Normal" style:family="paragraph">
      <style:paragraph-properties fo:widows="2" fo:orphans="2" style:text-autospace="none"/>
      <style:text-properties fo:hyphenate="true"/>
    </style:style>
    <style:style style:name="T7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3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34" style:parent-style-name="Normal" style:family="paragraph">
      <style:paragraph-properties fo:widows="2" fo:orphans="2" style:text-autospace="none"/>
      <style:text-properties fo:hyphenate="true"/>
    </style:style>
    <style:style style:name="T7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3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39" style:parent-style-name="Normal" style:family="paragraph">
      <style:paragraph-properties fo:widows="2" fo:orphans="2" style:text-autospace="none"/>
      <style:text-properties fo:hyphenate="true"/>
    </style:style>
    <style:style style:name="T7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4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44" style:parent-style-name="Normal" style:family="paragraph">
      <style:paragraph-properties fo:widows="2" fo:orphans="2" style:text-autospace="none"/>
      <style:text-properties fo:hyphenate="true"/>
    </style:style>
    <style:style style:name="T7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4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49" style:parent-style-name="Normal" style:family="paragraph">
      <style:paragraph-properties fo:widows="2" fo:orphans="2" style:text-autospace="none"/>
      <style:text-properties fo:hyphenate="true"/>
    </style:style>
    <style:style style:name="T7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5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753" style:parent-style-name="Normal" style:family="paragraph">
      <style:paragraph-properties fo:widows="2" fo:orphans="2" style:text-autospace="none"/>
      <style:text-properties fo:hyphenate="true"/>
    </style:style>
    <style:style style:name="P754" style:parent-style-name="Normal" style:family="paragraph">
      <style:paragraph-properties fo:widows="2" fo:orphans="2" style:text-autospace="none" fo:margin-left="0.4923in" fo:text-indent="0.4923in">
        <style:tab-stops/>
      </style:paragraph-properties>
      <style:text-properties fo:hyphenate="true"/>
    </style:style>
    <style:style style:name="T75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57" style:parent-style-name="Normal" style:family="paragraph">
      <style:paragraph-properties fo:widows="2" fo:orphans="2" style:text-autospace="none"/>
      <style:text-properties fo:hyphenate="true"/>
    </style:style>
    <style:style style:name="T7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6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62" style:parent-style-name="Normal" style:family="paragraph">
      <style:paragraph-properties fo:widows="2" fo:orphans="2" style:text-autospace="none"/>
      <style:text-properties fo:hyphenate="true"/>
    </style:style>
    <style:style style:name="T7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6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67" style:parent-style-name="Normal" style:family="paragraph">
      <style:paragraph-properties fo:widows="2" fo:orphans="2" style:text-autospace="none"/>
      <style:text-properties fo:hyphenate="true"/>
    </style:style>
    <style:style style:name="T7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7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72" style:parent-style-name="Normal" style:family="paragraph">
      <style:paragraph-properties fo:widows="2" fo:orphans="2" style:text-autospace="none"/>
      <style:text-properties fo:hyphenate="true"/>
    </style:style>
    <style:style style:name="T7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7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77" style:parent-style-name="Normal" style:family="paragraph">
      <style:paragraph-properties fo:widows="2" fo:orphans="2" style:text-autospace="none"/>
      <style:text-properties fo:hyphenate="true"/>
    </style:style>
    <style:style style:name="T7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8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781" style:parent-style-name="Normal" style:family="paragraph">
      <style:paragraph-properties fo:widows="2" fo:orphans="2" style:text-autospace="none"/>
      <style:text-properties fo:hyphenate="true"/>
    </style:style>
    <style:style style:name="T7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83" style:parent-style-name="Standard" style:family="paragraph">
      <style:paragraph-properties style:text-autospace="none"/>
    </style:style>
    <style:style style:name="T7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85"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7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8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7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89" style:parent-style-name="Standard" style:family="paragraph">
      <style:paragraph-properties style:text-autospace="none"/>
    </style:style>
    <style:style style:name="T790" style:parent-style-name="DefaultParagraphFont" style:family="text">
      <style:text-properties style:font-name="Consolas" style:font-name-asian="Consolas" style:font-name-complex="Consolas" fo:color="#000000" fo:font-size="10pt" style:font-size-asian="10pt" style:font-size-complex="10pt"/>
    </style:style>
    <style:style style:name="P791" style:parent-style-name="Standard" style:family="paragraph">
      <style:paragraph-properties style:text-autospace="none"/>
      <style:text-properties style:font-name="Arial" fo:color="#222222"/>
    </style:style>
    <style:style style:name="P792" style:parent-style-name="Standard" style:family="paragraph">
      <style:paragraph-properties style:text-autospace="none"/>
      <style:text-properties style:font-name="Arial" style:font-name-asian="Consolas" style:font-name-complex="Consolas" fo:color="#222222"/>
    </style:style>
    <style:style style:name="P793"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794" style:parent-style-name="Normal" style:family="paragraph">
      <style:paragraph-properties fo:widows="2" fo:orphans="2" style:text-autospace="none"/>
      <style:text-properties fo:hyphenate="true"/>
    </style:style>
    <style:style style:name="T7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96" style:parent-style-name="Normal" style:family="paragraph">
      <style:paragraph-properties fo:widows="2" fo:orphans="2" style:text-autospace="none"/>
      <style:text-properties fo:hyphenate="true"/>
    </style:style>
    <style:style style:name="T7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98" style:parent-style-name="Normal" style:family="paragraph">
      <style:paragraph-properties fo:widows="2" fo:orphans="2" style:text-autospace="none"/>
      <style:text-properties fo:hyphenate="true"/>
    </style:style>
    <style:style style:name="T7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00" style:parent-style-name="Normal" style:family="paragraph">
      <style:paragraph-properties fo:widows="2" fo:orphans="2" style:text-autospace="none"/>
      <style:text-properties fo:hyphenate="true"/>
    </style:style>
    <style:style style:name="T8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02" style:parent-style-name="Normal" style:family="paragraph">
      <style:paragraph-properties fo:widows="2" fo:orphans="2" style:text-autospace="none"/>
      <style:text-properties fo:hyphenate="true"/>
    </style:style>
    <style:style style:name="T8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04" style:parent-style-name="Normal" style:family="paragraph">
      <style:paragraph-properties fo:widows="2" fo:orphans="2" style:text-autospace="none"/>
      <style:text-properties fo:hyphenate="true"/>
    </style:style>
    <style:style style:name="T8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06" style:parent-style-name="Normal" style:family="paragraph">
      <style:paragraph-properties fo:widows="2" fo:orphans="2" style:text-autospace="none"/>
      <style:text-properties fo:hyphenate="true"/>
    </style:style>
    <style:style style:name="T8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08" style:parent-style-name="Normal" style:family="paragraph">
      <style:paragraph-properties fo:widows="2" fo:orphans="2" style:text-autospace="none"/>
      <style:text-properties fo:hyphenate="true"/>
    </style:style>
    <style:style style:name="T8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10" style:parent-style-name="Normal" style:family="paragraph">
      <style:paragraph-properties fo:widows="2" fo:orphans="2" style:text-autospace="none"/>
      <style:text-properties fo:hyphenate="true"/>
    </style:style>
    <style:style style:name="T8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12" style:parent-style-name="Normal" style:family="paragraph">
      <style:paragraph-properties fo:widows="2" fo:orphans="2" style:text-autospace="none"/>
      <style:text-properties fo:hyphenate="true"/>
    </style:style>
    <style:style style:name="T8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14" style:parent-style-name="Normal" style:family="paragraph">
      <style:paragraph-properties fo:widows="2" fo:orphans="2" style:text-autospace="none"/>
      <style:text-properties fo:hyphenate="true"/>
    </style:style>
    <style:style style:name="T8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16" style:parent-style-name="Normal" style:family="paragraph">
      <style:paragraph-properties fo:widows="2" fo:orphans="2" style:text-autospace="none"/>
      <style:text-properties fo:hyphenate="true"/>
    </style:style>
    <style:style style:name="T8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18" style:parent-style-name="Normal" style:family="paragraph">
      <style:paragraph-properties fo:widows="2" fo:orphans="2" style:text-autospace="none"/>
      <style:text-properties fo:hyphenate="true"/>
    </style:style>
    <style:style style:name="T8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20" style:parent-style-name="Normal" style:family="paragraph">
      <style:paragraph-properties fo:widows="2" fo:orphans="2" style:text-autospace="none"/>
      <style:text-properties fo:hyphenate="true"/>
    </style:style>
    <style:style style:name="T8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22" style:parent-style-name="Normal" style:family="paragraph">
      <style:paragraph-properties fo:widows="2" fo:orphans="2" style:text-autospace="none"/>
      <style:text-properties fo:hyphenate="true"/>
    </style:style>
    <style:style style:name="T8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24" style:parent-style-name="Normal" style:family="paragraph">
      <style:paragraph-properties fo:widows="2" fo:orphans="2" style:text-autospace="none"/>
      <style:text-properties fo:hyphenate="true"/>
    </style:style>
    <style:style style:name="T8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26" style:parent-style-name="Normal" style:family="paragraph">
      <style:paragraph-properties fo:widows="2" fo:orphans="2" style:text-autospace="none"/>
      <style:text-properties fo:hyphenate="true"/>
    </style:style>
    <style:style style:name="T8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28" style:parent-style-name="Normal" style:family="paragraph">
      <style:paragraph-properties fo:widows="2" fo:orphans="2" style:text-autospace="none"/>
      <style:text-properties fo:hyphenate="true"/>
    </style:style>
    <style:style style:name="T8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30" style:parent-style-name="Normal" style:family="paragraph">
      <style:paragraph-properties fo:widows="2" fo:orphans="2" style:text-autospace="none"/>
      <style:text-properties fo:hyphenate="true"/>
    </style:style>
    <style:style style:name="T8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32" style:parent-style-name="Normal" style:family="paragraph">
      <style:paragraph-properties fo:widows="2" fo:orphans="2" style:text-autospace="none"/>
      <style:text-properties fo:hyphenate="true"/>
    </style:style>
    <style:style style:name="T8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34" style:parent-style-name="Normal" style:family="paragraph">
      <style:paragraph-properties fo:widows="2" fo:orphans="2" style:text-autospace="none"/>
      <style:text-properties fo:hyphenate="true"/>
    </style:style>
    <style:style style:name="T8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36" style:parent-style-name="Standard" style:family="paragraph">
      <style:paragraph-properties style:text-autospace="none"/>
      <style:text-properties style:font-name="Arial" fo:color="#222222"/>
    </style:style>
    <style:style style:name="P837" style:parent-style-name="Standard" style:family="paragraph">
      <style:paragraph-properties style:text-autospace="none"/>
      <style:text-properties style:font-name="Arial" fo:font-weight="bold" style:font-weight-asian="bold" fo:color="#222222"/>
    </style:style>
    <style:style style:name="P838" style:parent-style-name="Standard" style:family="paragraph">
      <style:paragraph-properties style:text-autospace="none"/>
      <style:text-properties style:font-name="Arial" fo:font-weight="bold" style:font-weight-asian="bold" fo:color="#222222"/>
    </style:style>
    <style:style style:name="P839" style:parent-style-name="Standard" style:family="paragraph">
      <style:paragraph-properties style:text-autospace="none"/>
    </style:style>
    <style:style style:name="T840" style:parent-style-name="DefaultParagraphFont" style:family="text">
      <style:text-properties style:font-name="Arial" fo:color="#222222"/>
    </style:style>
    <style:style style:name="T841" style:parent-style-name="DefaultParagraphFont" style:family="text">
      <style:text-properties style:font-name="Arial" fo:color="#222222"/>
    </style:style>
    <style:style style:name="T842" style:parent-style-name="DefaultParagraphFont" style:family="text">
      <style:text-properties style:font-name="Consolas" style:font-name-complex="Consolas" fo:color="#222222"/>
    </style:style>
    <style:style style:name="T843" style:parent-style-name="DefaultParagraphFont" style:family="text">
      <style:text-properties style:font-name="Arial" fo:color="#222222"/>
    </style:style>
    <style:style style:name="T844" style:parent-style-name="DefaultParagraphFont" style:family="text">
      <style:text-properties style:font-name="Consolas" style:font-name-complex="Consolas" fo:color="#222222"/>
    </style:style>
    <style:style style:name="T845" style:parent-style-name="DefaultParagraphFont" style:family="text">
      <style:text-properties style:font-name="Arial" fo:color="#222222"/>
    </style:style>
    <style:style style:name="T846" style:parent-style-name="DefaultParagraphFont" style:family="text">
      <style:text-properties style:font-name="Consolas" style:font-name-complex="Consolas" fo:color="#222222"/>
    </style:style>
    <style:style style:name="T847" style:parent-style-name="DefaultParagraphFont" style:family="text">
      <style:text-properties style:font-name="Arial" fo:color="#222222"/>
    </style:style>
    <style:style style:name="T848" style:parent-style-name="DefaultParagraphFont" style:family="text">
      <style:text-properties style:font-name="Consolas" style:font-name-complex="Consolas" fo:color="#222222"/>
    </style:style>
    <style:style style:name="T849" style:parent-style-name="DefaultParagraphFont" style:family="text">
      <style:text-properties style:font-name="Arial" fo:color="#222222"/>
    </style:style>
    <style:style style:name="T850" style:parent-style-name="DefaultParagraphFont" style:family="text">
      <style:text-properties style:font-name="Arial" fo:color="#222222"/>
    </style:style>
    <style:style style:name="P851" style:parent-style-name="Standard" style:family="paragraph">
      <style:paragraph-properties style:text-autospace="none"/>
      <style:text-properties style:font-name="Arial" fo:color="#222222"/>
    </style:style>
    <style:style style:name="P852" style:parent-style-name="Standard" style:family="paragraph">
      <style:paragraph-properties style:text-autospace="none"/>
    </style:style>
    <style:style style:name="T853" style:parent-style-name="DefaultParagraphFont" style:family="text">
      <style:text-properties style:font-name="Arial" fo:color="#222222"/>
    </style:style>
    <style:style style:name="T854" style:parent-style-name="DefaultParagraphFont" style:family="text">
      <style:text-properties style:font-name="Consolas" style:font-name-complex="Consolas" fo:color="#222222"/>
    </style:style>
    <style:style style:name="T855" style:parent-style-name="DefaultParagraphFont" style:family="text">
      <style:text-properties style:font-name="Arial" fo:color="#222222"/>
    </style:style>
    <style:style style:name="T856" style:parent-style-name="DefaultParagraphFont" style:family="text">
      <style:text-properties style:font-name="Consolas" style:font-name-complex="Consolas" fo:color="#222222"/>
    </style:style>
    <style:style style:name="T857" style:parent-style-name="DefaultParagraphFont" style:family="text">
      <style:text-properties style:font-name="Arial" fo:color="#222222"/>
    </style:style>
    <style:style style:name="P858" style:parent-style-name="Standard" style:family="paragraph">
      <style:paragraph-properties style:text-autospace="none"/>
      <style:text-properties style:font-name="Arial" fo:color="#222222"/>
    </style:style>
    <style:style style:name="P859" style:parent-style-name="Standard" style:family="paragraph">
      <style:paragraph-properties style:text-autospace="none"/>
      <style:text-properties style:font-name="Arial" fo:color="#222222"/>
    </style:style>
    <style:style style:name="P860" style:parent-style-name="Standard" style:family="paragraph">
      <style:paragraph-properties style:text-autospace="none"/>
      <style:text-properties style:font-name="Arial" fo:font-weight="bold" style:font-weight-asian="bold" fo:color="#222222"/>
    </style:style>
    <style:style style:name="P861" style:parent-style-name="Standard" style:family="paragraph">
      <style:paragraph-properties style:text-autospace="none"/>
      <style:text-properties style:font-name="Arial" fo:font-weight="bold" style:font-weight-asian="bold" fo:color="#222222"/>
    </style:style>
    <style:style style:name="P862" style:parent-style-name="Standard" style:family="paragraph">
      <style:paragraph-properties style:text-autospace="none"/>
      <style:text-properties style:font-name="Arial" fo:color="#222222"/>
    </style:style>
    <style:style style:name="P863" style:parent-style-name="Standard" style:family="paragraph">
      <style:paragraph-properties style:text-autospace="none"/>
      <style:text-properties style:font-name="Arial" fo:color="#222222"/>
    </style:style>
    <style:style style:name="P864" style:parent-style-name="Standard" style:family="paragraph">
      <style:paragraph-properties style:text-autospace="none"/>
    </style:style>
    <style:style style:name="T865" style:parent-style-name="DefaultParagraphFont" style:family="text">
      <style:text-properties style:font-name="Arial" fo:color="#222222"/>
    </style:style>
    <style:style style:name="T866" style:parent-style-name="DefaultParagraphFont" style:family="text">
      <style:text-properties style:font-name="Arial" fo:color="#222222"/>
    </style:style>
    <style:style style:name="T867" style:parent-style-name="DefaultParagraphFont" style:family="text">
      <style:text-properties style:font-name="Consolas" style:font-name-complex="Consolas" fo:color="#222222"/>
    </style:style>
    <style:style style:name="T868" style:parent-style-name="DefaultParagraphFont" style:family="text">
      <style:text-properties style:font-name="Arial" fo:color="#222222"/>
    </style:style>
    <style:style style:name="T869" style:parent-style-name="DefaultParagraphFont" style:family="text">
      <style:text-properties style:font-name="Consolas" style:font-name-complex="Consolas" fo:color="#222222"/>
    </style:style>
    <style:style style:name="T870" style:parent-style-name="DefaultParagraphFont" style:family="text">
      <style:text-properties style:font-name="Arial" fo:color="#222222"/>
    </style:style>
    <style:style style:name="T871" style:parent-style-name="DefaultParagraphFont" style:family="text">
      <style:text-properties style:font-name="Consolas" style:font-name-complex="Consolas" fo:color="#222222"/>
    </style:style>
    <style:style style:name="T872" style:parent-style-name="DefaultParagraphFont" style:family="text">
      <style:text-properties style:font-name="Arial" fo:color="#222222"/>
    </style:style>
    <style:style style:name="T873" style:parent-style-name="DefaultParagraphFont" style:family="text">
      <style:text-properties style:font-name="Consolas" style:font-name-complex="Consolas" fo:color="#222222"/>
    </style:style>
    <style:style style:name="T874" style:parent-style-name="DefaultParagraphFont" style:family="text">
      <style:text-properties style:font-name="Arial" fo:color="#222222"/>
    </style:style>
    <style:style style:name="P875" style:parent-style-name="Standard" style:family="paragraph">
      <style:paragraph-properties style:text-autospace="none"/>
      <style:text-properties style:font-name="Arial" fo:color="#222222"/>
    </style:style>
    <style:style style:name="P876" style:parent-style-name="Standard" style:family="paragraph">
      <style:paragraph-properties style:text-autospace="none"/>
      <style:text-properties style:font-name="Arial" fo:color="#222222"/>
    </style:style>
    <style:style style:name="P877" style:parent-style-name="Standard" style:family="paragraph">
      <style:paragraph-properties style:text-autospace="none"/>
      <style:text-properties style:font-name="Arial" fo:color="#222222"/>
    </style:style>
    <style:style style:name="P878" style:parent-style-name="Normal" style:family="paragraph">
      <style:paragraph-properties fo:widows="2" fo:orphans="2" style:text-autospace="none" fo:text-indent="0.4923in"/>
      <style:text-properties fo:hyphenate="true"/>
    </style:style>
    <style:style style:name="T8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8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8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8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84" style:parent-style-name="Normal" style:family="paragraph">
      <style:paragraph-properties fo:widows="2" fo:orphans="2" style:text-autospace="none"/>
      <style:text-properties fo:hyphenate="true"/>
    </style:style>
    <style:style style:name="T8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8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89" style:parent-style-name="Normal" style:family="paragraph">
      <style:paragraph-properties fo:widows="2" fo:orphans="2" style:text-autospace="none"/>
      <style:text-properties fo:hyphenate="true"/>
    </style:style>
    <style:style style:name="T8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9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94" style:parent-style-name="Normal" style:family="paragraph">
      <style:paragraph-properties fo:widows="2" fo:orphans="2" style:text-autospace="none"/>
      <style:text-properties fo:hyphenate="true"/>
    </style:style>
    <style:style style:name="T8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9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99" style:parent-style-name="Normal" style:family="paragraph">
      <style:paragraph-properties fo:widows="2" fo:orphans="2" style:text-autospace="none"/>
      <style:text-properties fo:hyphenate="true"/>
    </style:style>
    <style:style style:name="T9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0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04" style:parent-style-name="Normal" style:family="paragraph">
      <style:paragraph-properties fo:widows="2" fo:orphans="2" style:text-autospace="none"/>
      <style:text-properties fo:hyphenate="true"/>
    </style:style>
    <style:style style:name="T9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0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09" style:parent-style-name="Normal" style:family="paragraph">
      <style:paragraph-properties fo:widows="2" fo:orphans="2" style:text-autospace="none"/>
      <style:text-properties fo:hyphenate="true"/>
    </style:style>
    <style:style style:name="T9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15" style:parent-style-name="Normal" style:family="paragraph">
      <style:paragraph-properties fo:widows="2" fo:orphans="2" style:text-autospace="none"/>
      <style:text-properties fo:hyphenate="true"/>
    </style:style>
    <style:style style:name="T9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21" style:parent-style-name="Normal" style:family="paragraph">
      <style:paragraph-properties fo:widows="2" fo:orphans="2" style:text-autospace="none"/>
      <style:text-properties fo:hyphenate="true"/>
    </style:style>
    <style:style style:name="T9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5"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9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27" style:parent-style-name="Normal" style:family="paragraph">
      <style:paragraph-properties fo:widows="2" fo:orphans="2" style:text-autospace="none"/>
      <style:text-properties fo:hyphenate="true"/>
    </style:style>
    <style:style style:name="T9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33" style:parent-style-name="Normal" style:family="paragraph">
      <style:paragraph-properties fo:widows="2" fo:orphans="2" style:text-autospace="none"/>
      <style:text-properties fo:hyphenate="true"/>
    </style:style>
    <style:style style:name="T9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40" style:parent-style-name="Normal" style:family="paragraph">
      <style:paragraph-properties fo:widows="2" fo:orphans="2" style:text-autospace="none"/>
      <style:text-properties fo:hyphenate="true"/>
    </style:style>
    <style:style style:name="T9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46" style:parent-style-name="Normal" style:family="paragraph">
      <style:paragraph-properties fo:widows="2" fo:orphans="2" style:text-autospace="none"/>
      <style:text-properties fo:hyphenate="true"/>
    </style:style>
    <style:style style:name="T9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5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52" style:parent-style-name="Normal" style:family="paragraph">
      <style:paragraph-properties fo:widows="2" fo:orphans="2" style:text-autospace="none"/>
      <style:text-properties fo:hyphenate="true"/>
    </style:style>
    <style:style style:name="T9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5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58" style:parent-style-name="Normal" style:family="paragraph">
      <style:paragraph-properties fo:widows="2" fo:orphans="2" style:text-autospace="none"/>
      <style:text-properties fo:hyphenate="true"/>
    </style:style>
    <style:style style:name="T9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62" style:parent-style-name="Normal" style:family="paragraph">
      <style:paragraph-properties fo:widows="2" fo:orphans="2" style:text-autospace="none"/>
      <style:text-properties fo:hyphenate="true"/>
    </style:style>
    <style:style style:name="T9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6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69" style:parent-style-name="Normal" style:family="paragraph">
      <style:paragraph-properties fo:widows="2" fo:orphans="2" style:text-autospace="none"/>
      <style:text-properties fo:hyphenate="true"/>
    </style:style>
    <style:style style:name="T9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76" style:parent-style-name="Normal" style:family="paragraph">
      <style:paragraph-properties fo:widows="2" fo:orphans="2" style:text-autospace="none"/>
      <style:text-properties fo:hyphenate="true"/>
    </style:style>
    <style:style style:name="T9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8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83"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984" style:parent-style-name="Standard" style:family="paragraph">
      <style:paragraph-properties style:text-autospace="none"/>
      <style:text-properties style:font-name="Arial" fo:color="#222222"/>
    </style:style>
    <style:style style:name="P985" style:parent-style-name="Standard" style:family="paragraph">
      <style:paragraph-properties style:text-autospace="none"/>
      <style:text-properties style:font-name="Arial" fo:color="#222222"/>
    </style:style>
    <style:style style:name="P986" style:parent-style-name="Standard" style:family="paragraph">
      <style:paragraph-properties style:text-autospace="none"/>
      <style:text-properties style:font-name="Arial" fo:color="#222222"/>
    </style:style>
    <style:style style:name="P987" style:parent-style-name="Standard" style:family="paragraph">
      <style:paragraph-properties style:text-autospace="none"/>
      <style:text-properties style:font-name="Consolas" fo:color="#000000" fo:font-size="10pt" style:font-size-asian="10pt" style:font-size-complex="10pt"/>
    </style:style>
    <style:style style:name="P988" style:parent-style-name="Textbody" style:family="paragraph">
      <style:paragraph-properties fo:margin-top="0.052in" fo:margin-bottom="0.052in"/>
      <style:text-properties style:font-name="Arial" fo:font-weight="bold" style:font-weight-asian="bold" fo:color="#222222"/>
    </style:style>
    <style:style style:name="P989" style:parent-style-name="Textbody" style:family="paragraph">
      <style:paragraph-properties fo:margin-top="0.052in" fo:margin-bottom="0.052in"/>
    </style:style>
    <style:style style:name="T990" style:parent-style-name="DefaultParagraphFont" style:family="text">
      <style:text-properties style:font-name="Arial" fo:color="#222222"/>
    </style:style>
    <style:style style:name="T991" style:parent-style-name="DefaultParagraphFont" style:family="text">
      <style:text-properties style:font-name="Consolas" style:font-name-complex="Consolas" fo:color="#222222"/>
    </style:style>
    <style:style style:name="T992" style:parent-style-name="DefaultParagraphFont" style:family="text">
      <style:text-properties style:font-name="Arial" fo:color="#222222"/>
    </style:style>
    <style:style style:name="T993" style:parent-style-name="DefaultParagraphFont" style:family="text">
      <style:text-properties style:font-name="Arial" fo:color="#222222"/>
    </style:style>
    <style:style style:name="P994" style:parent-style-name="Normal" style:family="paragraph">
      <style:paragraph-properties fo:widows="2" fo:orphans="2" style:text-autospace="none" fo:text-indent="0.4923in"/>
      <style:text-properties fo:hyphenate="true"/>
    </style:style>
    <style:style style:name="T9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9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9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9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0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02" style:parent-style-name="Normal" style:family="paragraph">
      <style:paragraph-properties fo:widows="2" fo:orphans="2" style:text-autospace="none"/>
      <style:text-properties fo:hyphenate="true"/>
    </style:style>
    <style:style style:name="T10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0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0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0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0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1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1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1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1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19" style:parent-style-name="Normal" style:family="paragraph">
      <style:paragraph-properties fo:widows="2" fo:orphans="2" style:text-autospace="none"/>
      <style:text-properties fo:hyphenate="true"/>
    </style:style>
    <style:style style:name="T10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2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2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0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2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27" style:parent-style-name="Normal" style:family="paragraph">
      <style:paragraph-properties fo:widows="2" fo:orphans="2" style:text-autospace="none"/>
      <style:text-properties fo:hyphenate="true"/>
    </style:style>
    <style:style style:name="T10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2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0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3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3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3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3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39" style:parent-style-name="Normal" style:family="paragraph">
      <style:paragraph-properties fo:widows="2" fo:orphans="2" style:text-autospace="none" fo:margin-left="0.4923in">
        <style:tab-stops/>
      </style:paragraph-properties>
      <style:text-properties fo:hyphenate="true"/>
    </style:style>
    <style:style style:name="T104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4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0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4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4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0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5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5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5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5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5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5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6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63" style:parent-style-name="Textbody" style:family="paragraph">
      <style:paragraph-properties fo:margin-top="0.052in" fo:margin-bottom="0.052in"/>
      <style:text-properties style:font-name="Arial" fo:color="#222222"/>
    </style:style>
    <style:style style:name="P1064" style:parent-style-name="Textbody" style:family="paragraph">
      <style:paragraph-properties fo:margin-top="0.052in" fo:margin-bottom="0.052in"/>
      <style:text-properties style:font-name="Arial" fo:color="#222222"/>
    </style:style>
    <style:style style:name="P1065" style:parent-style-name="Normal" style:family="paragraph">
      <style:paragraph-properties fo:widows="2" fo:orphans="2" style:text-autospace="none"/>
      <style:text-properties fo:hyphenate="true"/>
    </style:style>
    <style:style style:name="T10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67" style:parent-style-name="Normal" style:family="paragraph">
      <style:paragraph-properties fo:widows="2" fo:orphans="2" style:text-autospace="none"/>
      <style:text-properties fo:hyphenate="true"/>
    </style:style>
    <style:style style:name="T10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71" style:parent-style-name="Textbody" style:family="paragraph">
      <style:paragraph-properties fo:margin-top="0.052in" fo:margin-bottom="0.052in"/>
      <style:text-properties style:font-name="Arial" fo:color="#222222"/>
    </style:style>
    <style:style style:name="P1072" style:parent-style-name="Textbody" style:family="paragraph">
      <style:paragraph-properties fo:margin-top="0.052in" fo:margin-bottom="0.052in"/>
      <style:text-properties style:font-name="Arial" fo:font-weight="bold" style:font-weight-asian="bold" fo:color="#222222"/>
    </style:style>
    <style:style style:name="P1073" style:parent-style-name="Textbody" style:family="paragraph">
      <style:paragraph-properties fo:margin-top="0.052in" fo:margin-bottom="0.052in"/>
    </style:style>
    <style:style style:name="T1074" style:parent-style-name="DefaultParagraphFont" style:family="text">
      <style:text-properties style:font-name="Arial" fo:color="#222222"/>
    </style:style>
    <style:style style:name="T1075" style:parent-style-name="DefaultParagraphFont" style:family="text">
      <style:text-properties style:font-name="Consolas" fo:color="#222222"/>
    </style:style>
    <style:style style:name="T1076" style:parent-style-name="DefaultParagraphFont" style:family="text">
      <style:text-properties style:font-name="Arial" fo:color="#222222"/>
    </style:style>
    <style:style style:name="T1077" style:parent-style-name="DefaultParagraphFont" style:family="text">
      <style:text-properties style:font-name="Consolas" fo:color="#222222"/>
    </style:style>
    <style:style style:name="T1078" style:parent-style-name="DefaultParagraphFont" style:family="text">
      <style:text-properties style:font-name="Arial" fo:color="#222222"/>
    </style:style>
    <style:style style:name="T1079" style:parent-style-name="DefaultParagraphFont" style:family="text">
      <style:text-properties style:font-name="Consolas" fo:color="#222222"/>
    </style:style>
    <style:style style:name="T1080" style:parent-style-name="DefaultParagraphFont" style:family="text">
      <style:text-properties style:font-name="Arial" fo:color="#222222"/>
    </style:style>
    <style:style style:name="T1081" style:parent-style-name="DefaultParagraphFont" style:family="text">
      <style:text-properties style:font-name="Consolas" fo:color="#222222"/>
    </style:style>
    <style:style style:name="T1082" style:parent-style-name="DefaultParagraphFont" style:family="text">
      <style:text-properties style:font-name="Arial" fo:color="#222222"/>
    </style:style>
    <style:style style:name="T1083" style:parent-style-name="DefaultParagraphFont" style:family="text">
      <style:text-properties style:font-name="Consolas" fo:color="#222222"/>
    </style:style>
    <style:style style:name="T1084" style:parent-style-name="DefaultParagraphFont" style:family="text">
      <style:text-properties style:font-name="Arial" fo:color="#222222"/>
    </style:style>
    <style:style style:name="T1085" style:parent-style-name="DefaultParagraphFont" style:family="text">
      <style:text-properties style:font-name="Consolas" fo:color="#222222"/>
    </style:style>
    <style:style style:name="T1086" style:parent-style-name="DefaultParagraphFont" style:family="text">
      <style:text-properties style:font-name="Arial" fo:color="#222222"/>
    </style:style>
    <style:style style:name="T1087" style:parent-style-name="DefaultParagraphFont" style:family="text">
      <style:text-properties style:font-name="Consolas" fo:color="#222222"/>
    </style:style>
    <style:style style:name="T1088" style:parent-style-name="DefaultParagraphFont" style:family="text">
      <style:text-properties style:font-name="Arial" fo:color="#222222"/>
    </style:style>
    <style:style style:name="T1089" style:parent-style-name="DefaultParagraphFont" style:family="text">
      <style:text-properties style:font-name="Consolas" fo:color="#222222"/>
    </style:style>
    <style:style style:name="T1090" style:parent-style-name="DefaultParagraphFont" style:family="text">
      <style:text-properties style:font-name="Arial" fo:color="#222222"/>
    </style:style>
    <style:style style:name="T1091" style:parent-style-name="DefaultParagraphFont" style:family="text">
      <style:text-properties style:font-name="Arial" fo:color="#222222"/>
    </style:style>
    <style:style style:name="T1092" style:parent-style-name="DefaultParagraphFont" style:family="text">
      <style:text-properties style:font-name="Consolas" fo:color="#222222"/>
    </style:style>
    <style:style style:name="T1093" style:parent-style-name="DefaultParagraphFont" style:family="text">
      <style:text-properties style:font-name="Arial" fo:color="#222222"/>
    </style:style>
    <style:style style:name="P1094" style:parent-style-name="Standard" style:family="paragraph">
      <style:paragraph-properties fo:margin-top="0.052in" fo:margin-bottom="0.052in"/>
    </style:style>
    <style:style style:name="T1095" style:parent-style-name="DefaultParagraphFont" style:family="text">
      <style:text-properties style:font-name="Consolas" style:font-name-asian="Consolas" style:font-name-complex="Consolas" fo:color="#000000" fo:font-size="10pt" style:font-size-asian="10pt" style:font-size-complex="10pt"/>
    </style:style>
    <style:style style:name="T1096" style:parent-style-name="DefaultParagraphFont" style:family="text">
      <style:text-properties style:font-name="Consolas" style:font-name-asian="Consolas" style:font-name-complex="Consolas" fo:color="#6A3E3E" fo:font-size="10pt" style:font-size-asian="10pt" style:font-size-complex="10pt"/>
    </style:style>
    <style:style style:name="T1097" style:parent-style-name="DefaultParagraphFont" style:family="text">
      <style:text-properties style:font-name="Consolas" style:font-name-asian="Consolas" style:font-name-complex="Consolas" fo:color="#000000" fo:font-size="10pt" style:font-size-asian="10pt" style:font-size-complex="10pt"/>
    </style:style>
    <style:style style:name="T109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099" style:parent-style-name="DefaultParagraphFont" style:family="text">
      <style:text-properties style:font-name="Consolas" style:font-name-asian="Consolas" style:font-name-complex="Consolas" fo:color="#000000" fo:font-size="10pt" style:font-size-asian="10pt" style:font-size-complex="10pt"/>
    </style:style>
    <style:style style:name="T1100" style:parent-style-name="DefaultParagraphFont" style:family="text">
      <style:text-properties style:font-name="Consolas" style:font-name-asian="Consolas" style:font-name-complex="Consolas" fo:color="#2A00FF" fo:font-size="10pt" style:font-size-asian="10pt" style:font-size-complex="10pt"/>
    </style:style>
    <style:style style:name="T1101" style:parent-style-name="DefaultParagraphFont" style:family="text">
      <style:text-properties style:font-name="Consolas" style:font-name-asian="Consolas" style:font-name-complex="Consolas" fo:color="#000000" fo:font-size="10pt" style:font-size-asian="10pt" style:font-size-complex="10pt"/>
    </style:style>
    <style:style style:name="P1102" style:parent-style-name="Standard" style:family="paragraph">
      <style:paragraph-properties style:text-autospace="none"/>
    </style:style>
    <style:style style:name="T110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104" style:parent-style-name="DefaultParagraphFont" style:family="text">
      <style:text-properties style:font-name="Consolas" style:font-name-asian="Consolas" style:font-name-complex="Consolas" fo:color="#000000" fo:font-size="10pt" style:font-size-asian="10pt" style:font-size-complex="10pt"/>
    </style:style>
    <style:style style:name="T1105" style:parent-style-name="DefaultParagraphFont" style:family="text">
      <style:text-properties style:font-name="Consolas" style:font-name-asian="Consolas" style:font-name-complex="Consolas" fo:color="#6A3E3E" fo:font-size="10pt" style:font-size-asian="10pt" style:font-size-complex="10pt"/>
    </style:style>
    <style:style style:name="T1106" style:parent-style-name="DefaultParagraphFont" style:family="text">
      <style:text-properties style:font-name="Consolas" style:font-name-asian="Consolas" style:font-name-complex="Consolas" fo:color="#000000" fo:font-size="10pt" style:font-size-asian="10pt" style:font-size-complex="10pt"/>
    </style:style>
    <style:style style:name="T1107" style:parent-style-name="DefaultParagraphFont" style:family="text">
      <style:text-properties style:font-name="Consolas" style:font-name-asian="Consolas" style:font-name-complex="Consolas" fo:color="#000000" fo:font-size="10pt" style:font-size-asian="10pt" style:font-size-complex="10pt"/>
    </style:style>
    <style:style style:name="P1108" style:parent-style-name="Standard" style:family="paragraph">
      <style:paragraph-properties style:text-autospace="none"/>
    </style:style>
    <style:style style:name="T1109" style:parent-style-name="DefaultParagraphFont" style:family="text">
      <style:text-properties style:font-name="Consolas" style:font-name-asian="Consolas" style:font-name-complex="Consolas" fo:color="#000000" fo:font-size="10pt" style:font-size-asian="10pt" style:font-size-complex="10pt"/>
    </style:style>
    <style:style style:name="T1110" style:parent-style-name="DefaultParagraphFont" style:family="text">
      <style:text-properties style:font-name="Consolas" style:font-name-asian="Consolas" style:font-name-complex="Consolas" fo:color="#6A3E3E" fo:font-size="10pt" style:font-size-asian="10pt" style:font-size-complex="10pt"/>
    </style:style>
    <style:style style:name="T1111" style:parent-style-name="DefaultParagraphFont" style:family="text">
      <style:text-properties style:font-name="Consolas" style:font-name-asian="Consolas" style:font-name-complex="Consolas" fo:color="#000000" fo:font-size="10pt" style:font-size-asian="10pt" style:font-size-complex="10pt"/>
    </style:style>
    <style:style style:name="T1112" style:parent-style-name="DefaultParagraphFont" style:family="text">
      <style:text-properties style:font-name="Consolas" style:font-name-asian="Consolas" style:font-name-complex="Consolas" fo:color="#6A3E3E" fo:font-size="10pt" style:font-size-asian="10pt" style:font-size-complex="10pt"/>
    </style:style>
    <style:style style:name="T1113" style:parent-style-name="DefaultParagraphFont" style:family="text">
      <style:text-properties style:font-name="Consolas" style:font-name-asian="Consolas" style:font-name-complex="Consolas" fo:color="#000000" fo:font-size="10pt" style:font-size-asian="10pt" style:font-size-complex="10pt"/>
    </style:style>
    <style:style style:name="P1114" style:parent-style-name="Standard" style:family="paragraph">
      <style:paragraph-properties style:text-autospace="none"/>
    </style:style>
    <style:style style:name="T1115" style:parent-style-name="DefaultParagraphFont" style:family="text">
      <style:text-properties style:font-name="Consolas" style:font-name-asian="Consolas" style:font-name-complex="Consolas" fo:color="#000000" fo:font-size="10pt" style:font-size-asian="10pt" style:font-size-complex="10pt"/>
    </style:style>
    <style:style style:name="T1116"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117" style:parent-style-name="DefaultParagraphFont" style:family="text">
      <style:text-properties style:font-name="Consolas" style:font-name-asian="Consolas" style:font-name-complex="Consolas" fo:color="#000000" fo:font-size="10pt" style:font-size-asian="10pt" style:font-size-complex="10pt"/>
    </style:style>
    <style:style style:name="T1118" style:parent-style-name="DefaultParagraphFont" style:family="text">
      <style:text-properties style:font-name="Consolas" style:font-name-asian="Consolas" style:font-name-complex="Consolas" fo:color="#6A3E3E" fo:font-size="10pt" style:font-size-asian="10pt" style:font-size-complex="10pt"/>
    </style:style>
    <style:style style:name="T1119" style:parent-style-name="DefaultParagraphFont" style:family="text">
      <style:text-properties style:font-name="Consolas" style:font-name-asian="Consolas" style:font-name-complex="Consolas" fo:color="#000000" fo:font-size="10pt" style:font-size-asian="10pt" style:font-size-complex="10pt"/>
    </style:style>
    <style:style style:name="P1120" style:parent-style-name="Standard" style:family="paragraph">
      <style:paragraph-properties style:text-autospace="none"/>
    </style:style>
    <style:style style:name="T1121" style:parent-style-name="DefaultParagraphFont" style:family="text">
      <style:text-properties style:font-name="Consolas" style:font-name-asian="Consolas" style:font-name-complex="Consolas" fo:font-weight="bold" style:font-weight-asian="bold" style:font-weight-complex="bold" fo:color="#000000" fo:font-size="10pt" style:font-size-asian="10pt" style:font-size-complex="10pt"/>
    </style:style>
    <style:style style:name="T112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123" style:parent-style-name="DefaultParagraphFont" style:family="text">
      <style:text-properties style:font-name="Consolas" style:font-name-asian="Consolas" style:font-name-complex="Consolas" fo:color="#000000" fo:font-size="10pt" style:font-size-asian="10pt" style:font-size-complex="10pt"/>
    </style:style>
    <style:style style:name="T1124" style:parent-style-name="DefaultParagraphFont" style:family="text">
      <style:text-properties style:font-name="Consolas" style:font-name-asian="Consolas" style:font-name-complex="Consolas" fo:color="#6A3E3E" fo:font-size="10pt" style:font-size-asian="10pt" style:font-size-complex="10pt"/>
    </style:style>
    <style:style style:name="T1125" style:parent-style-name="DefaultParagraphFont" style:family="text">
      <style:text-properties style:font-name="Consolas" style:font-name-asian="Consolas" style:font-name-complex="Consolas" fo:color="#000000" fo:font-size="10pt" style:font-size-asian="10pt" style:font-size-complex="10pt"/>
    </style:style>
    <style:style style:name="P1126" style:parent-style-name="Standard" style:family="paragraph">
      <style:paragraph-properties style:text-autospace="none"/>
    </style:style>
    <style:style style:name="T1127" style:parent-style-name="DefaultParagraphFont" style:family="text">
      <style:text-properties style:font-name="Consolas" style:font-name-asian="Consolas" style:font-name-complex="Consolas" fo:color="#000000" fo:font-size="10pt" style:font-size-asian="10pt" style:font-size-complex="10pt"/>
    </style:style>
    <style:style style:name="T1128" style:parent-style-name="DefaultParagraphFont" style:family="text">
      <style:text-properties style:font-name="Consolas" style:font-name-asian="Consolas" style:font-name-complex="Consolas" fo:color="#000000" fo:font-size="10pt" style:font-size-asian="10pt" style:font-size-complex="10pt"/>
    </style:style>
    <style:style style:name="T1129" style:parent-style-name="DefaultParagraphFont" style:family="text">
      <style:text-properties style:font-name="Consolas" style:font-name-asian="Consolas" style:font-name-complex="Consolas" fo:color="#6A3E3E" fo:font-size="10pt" style:font-size-asian="10pt" style:font-size-complex="10pt"/>
    </style:style>
    <style:style style:name="T1130" style:parent-style-name="DefaultParagraphFont" style:family="text">
      <style:text-properties style:font-name="Consolas" style:font-name-asian="Consolas" style:font-name-complex="Consolas" fo:color="#000000" fo:font-size="10pt" style:font-size-asian="10pt" style:font-size-complex="10pt"/>
    </style:style>
    <style:style style:name="T1131" style:parent-style-name="DefaultParagraphFont" style:family="text">
      <style:text-properties style:font-name="Consolas" style:font-name-asian="Consolas" style:font-name-complex="Consolas" fo:color="#6A3E3E" fo:font-size="10pt" style:font-size-asian="10pt" style:font-size-complex="10pt"/>
    </style:style>
    <style:style style:name="T1132" style:parent-style-name="DefaultParagraphFont" style:family="text">
      <style:text-properties style:font-name="Consolas" style:font-name-asian="Consolas" style:font-name-complex="Consolas" fo:color="#000000" fo:font-size="10pt" style:font-size-asian="10pt" style:font-size-complex="10pt"/>
    </style:style>
    <style:style style:name="P1133" style:parent-style-name="Standard" style:family="paragraph">
      <style:paragraph-properties style:text-autospace="none"/>
    </style:style>
    <style:style style:name="T1134" style:parent-style-name="DefaultParagraphFont" style:family="text">
      <style:text-properties style:font-name="Consolas" style:font-name-asian="Consolas" style:font-name-complex="Consolas" fo:color="#000000" fo:font-size="10pt" style:font-size-asian="10pt" style:font-size-complex="10pt"/>
    </style:style>
    <style:style style:name="T1135" style:parent-style-name="DefaultParagraphFont" style:family="text">
      <style:text-properties style:font-name="Consolas" style:font-name-asian="Consolas" style:font-name-complex="Consolas" fo:color="#000000" fo:font-size="10pt" style:font-size-asian="10pt" style:font-size-complex="10pt"/>
    </style:style>
    <style:style style:name="T1136"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137" style:parent-style-name="DefaultParagraphFont" style:family="text">
      <style:text-properties style:font-name="Consolas" style:font-name-asian="Consolas" style:font-name-complex="Consolas" fo:color="#000000" fo:font-size="10pt" style:font-size-asian="10pt" style:font-size-complex="10pt"/>
    </style:style>
    <style:style style:name="T1138" style:parent-style-name="DefaultParagraphFont" style:family="text">
      <style:text-properties style:font-name="Consolas" style:font-name-asian="Consolas" style:font-name-complex="Consolas" fo:color="#6A3E3E" fo:font-size="10pt" style:font-size-asian="10pt" style:font-size-complex="10pt"/>
    </style:style>
    <style:style style:name="T1139" style:parent-style-name="DefaultParagraphFont" style:family="text">
      <style:text-properties style:font-name="Consolas" style:font-name-asian="Consolas" style:font-name-complex="Consolas" fo:color="#000000" fo:font-size="10pt" style:font-size-asian="10pt" style:font-size-complex="10pt"/>
    </style:style>
    <style:style style:name="P114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141" style:parent-style-name="Standard" style:family="paragraph">
      <style:paragraph-properties style:text-autospace="none"/>
    </style:style>
    <style:style style:name="T1142" style:parent-style-name="DefaultParagraphFont" style:family="text">
      <style:text-properties style:font-name="Consolas" style:font-name-asian="Consolas" style:font-name-complex="Consolas" fo:color="#000000" fo:font-size="10pt" style:font-size-asian="10pt" style:font-size-complex="10pt"/>
    </style:style>
    <style:style style:name="T1143" style:parent-style-name="DefaultParagraphFont" style:family="text">
      <style:text-properties style:font-name="Arial" fo:color="#222222"/>
    </style:style>
    <style:style style:name="P1144" style:parent-style-name="Standard" style:family="paragraph">
      <style:paragraph-properties style:text-autospace="none"/>
    </style:style>
    <style:style style:name="T1145" style:parent-style-name="DefaultParagraphFont" style:family="text">
      <style:text-properties style:font-name="Arial" fo:color="#222222"/>
    </style:style>
    <style:style style:name="P114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14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148" style:parent-style-name="Standard" style:family="paragraph">
      <style:paragraph-properties style:text-autospace="none"/>
    </style:style>
    <style:style style:name="T1149" style:parent-style-name="DefaultParagraphFont" style:family="text">
      <style:text-properties style:font-name="Consolas" style:font-name-asian="Consolas" style:font-name-complex="Consolas" fo:color="#000000" fo:font-size="10pt" style:font-size-asian="10pt" style:font-size-complex="10pt"/>
    </style:style>
    <style:style style:name="P1150" style:parent-style-name="Standard" style:family="paragraph">
      <style:paragraph-properties style:text-autospace="none" fo:margin-top="0.052in" fo:margin-bottom="0.052in"/>
    </style:style>
    <style:style style:name="P1151" style:parent-style-name="Standard" style:family="paragraph">
      <style:paragraph-properties style:text-autospace="none" fo:margin-top="0.052in" fo:margin-bottom="0.052in"/>
    </style:style>
    <style:style style:name="T1152" style:parent-style-name="DefaultParagraphFont" style:family="text">
      <style:text-properties style:font-name="Arial" fo:color="#222222"/>
    </style:style>
    <style:style style:name="T1153" style:parent-style-name="DefaultParagraphFont" style:family="text">
      <style:text-properties style:font-name="Consolas" style:font-name-complex="Consolas" fo:color="#222222"/>
    </style:style>
    <style:style style:name="T1154" style:parent-style-name="DefaultParagraphFont" style:family="text">
      <style:text-properties style:font-name="Arial" fo:color="#222222"/>
    </style:style>
    <style:style style:name="T1155" style:parent-style-name="DefaultParagraphFont" style:family="text">
      <style:text-properties style:font-name="Consolas" style:font-name-complex="Consolas" fo:color="#222222"/>
    </style:style>
    <style:style style:name="T1156" style:parent-style-name="DefaultParagraphFont" style:family="text">
      <style:text-properties style:font-name="Arial" fo:color="#222222"/>
    </style:style>
    <style:style style:name="T1157" style:parent-style-name="DefaultParagraphFont" style:family="text">
      <style:text-properties style:font-name="Consolas" style:font-name-complex="Consolas" fo:color="#222222"/>
    </style:style>
    <style:style style:name="T1158" style:parent-style-name="DefaultParagraphFont" style:family="text">
      <style:text-properties style:font-name="Arial" fo:color="#222222"/>
    </style:style>
    <style:style style:name="T1159" style:parent-style-name="DefaultParagraphFont" style:family="text">
      <style:text-properties style:font-name="Arial" fo:color="#222222"/>
    </style:style>
    <style:style style:name="T1160" style:parent-style-name="DefaultParagraphFont" style:family="text">
      <style:text-properties style:font-name="Consolas" style:font-name-complex="Consolas" fo:color="#222222"/>
    </style:style>
    <style:style style:name="T1161" style:parent-style-name="DefaultParagraphFont" style:family="text">
      <style:text-properties style:font-name="Arial" fo:color="#222222"/>
    </style:style>
    <style:style style:name="T1162" style:parent-style-name="DefaultParagraphFont" style:family="text">
      <style:text-properties style:font-name="Consolas" style:font-name-complex="Consolas" fo:color="#222222"/>
    </style:style>
    <style:style style:name="T1163" style:parent-style-name="DefaultParagraphFont" style:family="text">
      <style:text-properties style:font-name="Arial" fo:color="#222222"/>
    </style:style>
    <style:style style:name="T1164" style:parent-style-name="DefaultParagraphFont" style:family="text">
      <style:text-properties style:font-name="Consolas" style:font-name-complex="Consolas" fo:color="#222222"/>
    </style:style>
    <style:style style:name="T1165" style:parent-style-name="DefaultParagraphFont" style:family="text">
      <style:text-properties style:font-name="Arial" fo:color="#222222"/>
    </style:style>
    <style:style style:name="P1166" style:parent-style-name="Standard" style:family="paragraph">
      <style:paragraph-properties style:text-autospace="none" fo:margin-top="0.052in" fo:margin-bottom="0.052in"/>
      <style:text-properties style:font-name="Arial" fo:color="#222222"/>
    </style:style>
    <style:style style:name="P1167" style:parent-style-name="Standard" style:family="paragraph">
      <style:paragraph-properties style:text-autospace="none" fo:margin-top="0.052in" fo:margin-bottom="0.052in"/>
      <style:text-properties style:font-name="Arial" fo:font-weight="bold" style:font-weight-asian="bold" fo:color="#222222"/>
    </style:style>
    <style:style style:name="P1168" style:parent-style-name="Standard" style:family="paragraph">
      <style:paragraph-properties style:text-autospace="none" fo:margin-top="0.052in" fo:margin-bottom="0.052in"/>
      <style:text-properties style:font-name="Arial" fo:color="#222222"/>
    </style:style>
    <style:style style:name="P1169" style:parent-style-name="Standard" style:family="paragraph">
      <style:paragraph-properties style:text-autospace="none" fo:margin-top="0.052in" fo:margin-bottom="0.052in"/>
    </style:style>
    <style:style style:name="T1170" style:parent-style-name="DefaultParagraphFont" style:family="text">
      <style:text-properties style:font-name="Arial" fo:color="#222222"/>
    </style:style>
    <style:style style:name="T1171" style:parent-style-name="DefaultParagraphFont" style:family="text">
      <style:text-properties style:font-name="Arial" style:font-name-complex="Arial" fo:color="#24292E"/>
    </style:style>
    <style:style style:name="T1172" style:parent-style-name="DefaultParagraphFont" style:family="text">
      <style:text-properties style:font-name="Arial" style:font-name-complex="Arial" fo:color="#24292E"/>
    </style:style>
    <style:style style:name="T1173" style:parent-style-name="DefaultParagraphFont" style:family="text">
      <style:text-properties style:font-name="Arial" style:font-name-complex="Arial" fo:color="#24292E"/>
    </style:style>
    <style:style style:name="P1174" style:parent-style-name="Standard" style:family="paragraph">
      <style:paragraph-properties style:text-autospace="none" fo:margin-top="0.052in" fo:margin-bottom="0.052in"/>
      <style:text-properties style:font-name="Arial" style:font-name-complex="Arial" fo:color="#24292E"/>
    </style:style>
    <style:style style:name="P1175" style:parent-style-name="Standard" style:family="paragraph">
      <style:paragraph-properties style:text-autospace="none" fo:margin-top="0.052in" fo:margin-bottom="0.052in"/>
    </style:style>
    <style:style style:name="T1176" style:parent-style-name="DefaultParagraphFont" style:family="text">
      <style:text-properties style:font-name="Arial" style:font-name-complex="Arial" fo:color="#24292E"/>
    </style:style>
    <style:style style:name="T1177" style:parent-style-name="DefaultParagraphFont" style:family="text">
      <style:text-properties style:font-name="Arial" style:font-name-complex="Arial" fo:color="#24292E"/>
    </style:style>
    <style:style style:name="T1178" style:parent-style-name="DefaultParagraphFont" style:family="text">
      <style:text-properties style:font-name="Consolas" style:font-name-complex="Consolas" fo:color="#24292E"/>
    </style:style>
    <style:style style:name="T1179" style:parent-style-name="DefaultParagraphFont" style:family="text">
      <style:text-properties style:font-name="Arial" style:font-name-complex="Arial" fo:color="#24292E"/>
    </style:style>
    <style:style style:name="T1180" style:parent-style-name="DefaultParagraphFont" style:family="text">
      <style:text-properties style:font-name="Arial" style:font-name-complex="Arial" fo:color="#24292E"/>
    </style:style>
    <style:style style:name="T1181" style:parent-style-name="DefaultParagraphFont" style:family="text">
      <style:text-properties style:font-name="Consolas" style:font-name-complex="Consolas" fo:color="#24292E"/>
    </style:style>
    <style:style style:name="T1182" style:parent-style-name="DefaultParagraphFont" style:family="text">
      <style:text-properties style:font-name="Arial" style:font-name-complex="Arial" fo:color="#24292E"/>
    </style:style>
    <style:style style:name="P1183" style:parent-style-name="Standard" style:family="paragraph">
      <style:paragraph-properties style:text-autospace="none" fo:margin-top="0.052in" fo:margin-bottom="0.052in"/>
    </style:style>
    <style:style style:name="T1184" style:parent-style-name="DefaultParagraphFont" style:family="text">
      <style:text-properties style:font-name="Arial" style:font-name-complex="Arial" fo:color="#24292E"/>
    </style:style>
    <style:style style:name="T1185" style:parent-style-name="DefaultParagraphFont" style:family="text">
      <style:text-properties style:font-name="Consolas" style:font-name-complex="Consolas" fo:color="#24292E"/>
    </style:style>
    <style:style style:name="T1186" style:parent-style-name="DefaultParagraphFont" style:family="text">
      <style:text-properties style:font-name="Consolas" style:font-name-complex="Consolas" fo:color="#24292E"/>
    </style:style>
    <style:style style:name="T1187" style:parent-style-name="DefaultParagraphFont" style:family="text">
      <style:text-properties style:font-name="Arial" style:font-name-complex="Arial" fo:color="#24292E"/>
    </style:style>
    <style:style style:name="T1188" style:parent-style-name="DefaultParagraphFont" style:family="text">
      <style:text-properties style:font-name="Consolas" style:font-name-complex="Consolas" fo:color="#24292E"/>
    </style:style>
    <style:style style:name="T1189" style:parent-style-name="DefaultParagraphFont" style:family="text">
      <style:text-properties style:font-name="Arial" style:font-name-complex="Arial" fo:color="#24292E"/>
    </style:style>
    <style:style style:name="T1190" style:parent-style-name="DefaultParagraphFont" style:family="text">
      <style:text-properties style:font-name="Consolas" style:font-name-complex="Consolas" fo:color="#24292E"/>
    </style:style>
    <style:style style:name="T1191" style:parent-style-name="DefaultParagraphFont" style:family="text">
      <style:text-properties style:font-name="Arial" style:font-name-complex="Arial" fo:color="#24292E"/>
    </style:style>
    <style:style style:name="T1192" style:parent-style-name="DefaultParagraphFont" style:family="text">
      <style:text-properties style:font-name="Consolas" style:font-name-complex="Consolas" fo:color="#24292E"/>
    </style:style>
    <style:style style:name="T1193" style:parent-style-name="DefaultParagraphFont" style:family="text">
      <style:text-properties style:font-name="Arial" style:font-name-complex="Arial" fo:color="#24292E"/>
    </style:style>
    <style:style style:name="T1194" style:parent-style-name="DefaultParagraphFont" style:family="text">
      <style:text-properties style:font-name="Consolas" style:font-name-complex="Consolas" fo:color="#24292E"/>
    </style:style>
    <style:style style:name="T1195" style:parent-style-name="DefaultParagraphFont" style:family="text">
      <style:text-properties style:font-name="Arial" style:font-name-complex="Arial" fo:color="#24292E"/>
    </style:style>
    <style:style style:name="P1196" style:parent-style-name="Standard" style:family="paragraph">
      <style:paragraph-properties style:text-autospace="none" fo:margin-top="0.052in" fo:margin-bottom="0.052in"/>
      <style:text-properties style:font-name="Arial" style:font-name-complex="Arial" fo:color="#24292E"/>
    </style:style>
    <style:style style:name="P1197" style:parent-style-name="Normal" style:family="paragraph">
      <style:paragraph-properties fo:widows="2" fo:orphans="2" style:text-autospace="none" fo:text-indent="0.4923in"/>
      <style:text-properties style:font-name="Consolas" style:font-name-complex="Consolas" fo:color="#000000" style:letter-kerning="false" fo:font-size="10pt" style:font-size-asian="10pt" style:font-size-complex="10pt" style:language-complex="ar" style:country-complex="SA" fo:hyphenate="true"/>
    </style:style>
    <style:style style:name="P1198" style:parent-style-name="Normal" style:family="paragraph">
      <style:paragraph-properties fo:widows="2" fo:orphans="2" style:text-autospace="none" style:vertical-align="auto"/>
      <style:text-properties fo:hyphenate="true"/>
    </style:style>
    <style:style style:name="T119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2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0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2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03" style:parent-style-name="Normal" style:family="paragraph">
      <style:paragraph-properties fo:widows="2" fo:orphans="2" style:text-autospace="none" style:vertical-align="auto"/>
      <style:text-properties fo:hyphenate="true"/>
    </style:style>
    <style:style style:name="T12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0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0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2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09" style:parent-style-name="Normal" style:family="paragraph">
      <style:paragraph-properties fo:widows="2" fo:orphans="2" style:text-autospace="none" style:vertical-align="auto"/>
      <style:text-properties fo:hyphenate="true"/>
    </style:style>
    <style:style style:name="T12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1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1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15" style:parent-style-name="Normal" style:family="paragraph">
      <style:paragraph-properties fo:widows="2" fo:orphans="2" style:text-autospace="none" style:vertical-align="auto"/>
      <style:text-properties fo:hyphenate="true"/>
    </style:style>
    <style:style style:name="T12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1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1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2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2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23" style:parent-style-name="Normal" style:family="paragraph">
      <style:paragraph-properties fo:widows="2" fo:orphans="2" style:text-autospace="none" style:vertical-align="auto"/>
      <style:text-properties fo:hyphenate="true"/>
    </style:style>
    <style:style style:name="T12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2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2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29" style:parent-style-name="Normal" style:family="paragraph">
      <style:paragraph-properties fo:widows="2" fo:orphans="2" style:text-autospace="none" style:vertical-align="auto"/>
      <style:text-properties fo:hyphenate="true"/>
    </style:style>
    <style:style style:name="T12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3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3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35" style:parent-style-name="Normal" style:family="paragraph">
      <style:paragraph-properties fo:widows="2" fo:orphans="2" style:text-autospace="none" style:vertical-align="auto" fo:margin-left="0.4923in">
        <style:tab-stops/>
      </style:paragraph-properties>
      <style:text-properties fo:hyphenate="true"/>
    </style:style>
    <style:style style:name="T12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3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3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4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4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46" style:parent-style-name="Normal" style:family="paragraph">
      <style:paragraph-properties fo:widows="2" fo:orphans="2" style:text-autospace="none" style:vertical-align="auto"/>
      <style:text-properties fo:hyphenate="true"/>
    </style:style>
    <style:style style:name="T12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4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5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52" style:parent-style-name="Normal" style:family="paragraph">
      <style:paragraph-properties fo:widows="2" fo:orphans="2" style:text-autospace="none" style:vertical-align="auto"/>
      <style:text-properties fo:hyphenate="true"/>
    </style:style>
    <style:style style:name="T12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5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5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58" style:parent-style-name="Normal" style:family="paragraph">
      <style:paragraph-properties fo:widows="2" fo:orphans="2" style:text-autospace="none" style:vertical-align="auto"/>
      <style:text-properties fo:hyphenate="true"/>
    </style:style>
    <style:style style:name="T12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6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6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64" style:parent-style-name="Normal" style:family="paragraph">
      <style:paragraph-properties fo:widows="2" fo:orphans="2" style:text-autospace="none" style:vertical-align="auto"/>
      <style:text-properties fo:hyphenate="true"/>
    </style:style>
    <style:style style:name="T12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6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6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70" style:parent-style-name="DefaultParagraphFont" style:family="text">
      <style:text-properties style:font-name="Consolas" style:font-name-complex="Consolas" style:letter-kerning="false" fo:font-size="10pt" style:font-size-asian="10pt" style:font-size-complex="10pt" style:language-complex="ar" style:country-complex="SA"/>
    </style:style>
    <style:style style:name="P1271" style:parent-style-name="Normal" style:family="paragraph">
      <style:paragraph-properties fo:widows="2" fo:orphans="2" style:text-autospace="none" style:vertical-align="auto" fo:text-indent="0.4923in"/>
      <style:text-properties fo:hyphenate="true"/>
    </style:style>
    <style:style style:name="T12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7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75"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1276" style:parent-style-name="Normal" style:family="paragraph">
      <style:paragraph-properties fo:widows="2" fo:orphans="2" style:text-autospace="none" style:vertical-align="auto"/>
      <style:text-properties style:font-name="Consolas" style:font-name-complex="Consolas" style:letter-kerning="false" fo:font-size="10pt" style:font-size-asian="10pt" style:font-size-complex="10pt" style:language-complex="ar" style:country-complex="SA" fo:hyphenate="true"/>
    </style:style>
    <style:style style:name="P1277" style:parent-style-name="Normal" style:family="paragraph">
      <style:paragraph-properties fo:widows="2" fo:orphans="2" style:text-autospace="none" style:vertical-align="auto"/>
      <style:text-properties fo:hyphenate="true"/>
    </style:style>
    <style:style style:name="T1278"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12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8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2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82"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283" style:parent-style-name="Normal" style:family="paragraph">
      <style:paragraph-properties fo:widows="2" fo:orphans="2" style:text-autospace="none" style:vertical-align="auto"/>
      <style:text-properties fo:hyphenate="true"/>
    </style:style>
    <style:style style:name="T1284"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12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8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2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88"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289"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1290" style:parent-style-name="Standard" style:family="paragraph">
      <style:paragraph-properties style:text-autospace="none"/>
      <style:text-properties style:font-name="Arial" fo:color="#222222"/>
    </style:style>
    <style:style style:name="P1291" style:parent-style-name="Standard" style:family="paragraph">
      <style:paragraph-properties style:text-autospace="none"/>
      <style:text-properties style:font-name="Arial" fo:color="#222222"/>
    </style:style>
    <style:style style:name="P1292"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1293" style:parent-style-name="Normal" style:family="paragraph">
      <style:paragraph-properties fo:widows="2" fo:orphans="2" style:text-autospace="none" style:vertical-align="auto"/>
      <style:text-properties fo:hyphenate="true"/>
    </style:style>
    <style:style style:name="T12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95" style:parent-style-name="Normal" style:family="paragraph">
      <style:paragraph-properties fo:widows="2" fo:orphans="2" style:text-autospace="none" style:vertical-align="auto"/>
      <style:text-properties fo:hyphenate="true"/>
    </style:style>
    <style:style style:name="T12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97" style:parent-style-name="Normal" style:family="paragraph">
      <style:paragraph-properties fo:widows="2" fo:orphans="2" style:text-autospace="none" style:vertical-align="auto"/>
      <style:text-properties fo:hyphenate="true"/>
    </style:style>
    <style:style style:name="T12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99" style:parent-style-name="Normal" style:family="paragraph">
      <style:paragraph-properties fo:widows="2" fo:orphans="2" style:text-autospace="none" style:vertical-align="auto"/>
      <style:text-properties fo:hyphenate="true"/>
    </style:style>
    <style:style style:name="T13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01" style:parent-style-name="Normal" style:family="paragraph">
      <style:paragraph-properties fo:widows="2" fo:orphans="2" style:text-autospace="none" style:vertical-align="auto"/>
      <style:text-properties fo:hyphenate="true"/>
    </style:style>
    <style:style style:name="T13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03" style:parent-style-name="Normal" style:family="paragraph">
      <style:paragraph-properties fo:widows="2" fo:orphans="2" style:text-autospace="none" style:vertical-align="auto"/>
      <style:text-properties style:font-name="Consolas" style:font-name-complex="Consolas" style:letter-kerning="false" fo:font-size="10pt" style:font-size-asian="10pt" style:font-size-complex="10pt" style:language-complex="ar" style:country-complex="SA" fo:hyphenate="true"/>
    </style:style>
    <style:style style:name="P1304"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1305" style:parent-style-name="Normal" style:family="paragraph">
      <style:paragraph-properties fo:widows="2" fo:orphans="2" style:text-autospace="none" style:vertical-align="auto"/>
      <style:text-properties fo:hyphenate="true"/>
    </style:style>
    <style:style style:name="T13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07" style:parent-style-name="Normal" style:family="paragraph">
      <style:paragraph-properties fo:widows="2" fo:orphans="2" style:text-autospace="none" style:vertical-align="auto"/>
      <style:text-properties fo:hyphenate="true"/>
    </style:style>
    <style:style style:name="T13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09" style:parent-style-name="Normal" style:family="paragraph">
      <style:paragraph-properties fo:widows="2" fo:orphans="2" style:text-autospace="none" style:vertical-align="auto"/>
      <style:text-properties fo:hyphenate="true"/>
    </style:style>
    <style:style style:name="T13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11" style:parent-style-name="Normal" style:family="paragraph">
      <style:paragraph-properties fo:widows="2" fo:orphans="2" style:text-autospace="none" style:vertical-align="auto"/>
      <style:text-properties fo:hyphenate="true"/>
    </style:style>
    <style:style style:name="T13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13"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314"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315" style:parent-style-name="Standard" style:family="paragraph">
      <style:paragraph-properties style:text-autospace="none" fo:margin-top="0.052in" fo:margin-bottom="0.052in"/>
      <style:text-properties style:font-name="Arial" fo:font-weight="bold" style:font-weight-asian="bold" fo:color="#222222"/>
    </style:style>
    <style:style style:name="P1316" style:parent-style-name="Standard" style:family="paragraph">
      <style:paragraph-properties style:text-autospace="none" fo:margin-top="0.052in" fo:margin-bottom="0.052in"/>
    </style:style>
    <style:style style:name="T1317" style:parent-style-name="StrongEmphasis" style:family="text">
      <style:text-properties style:font-name="Arial" fo:font-weight="normal" style:font-weight-asian="normal" fo:color="#222222"/>
    </style:style>
    <style:style style:name="T1318" style:parent-style-name="StrongEmphasis" style:family="text">
      <style:text-properties style:font-name="Arial" fo:font-weight="normal" style:font-weight-asian="normal" fo:color="#222222"/>
    </style:style>
    <style:style style:name="P1319" style:parent-style-name="Standard" style:family="paragraph">
      <style:paragraph-properties style:text-autospace="none" fo:margin-top="0.052in" fo:margin-bottom="0.052in"/>
    </style:style>
    <style:style style:name="T1320" style:parent-style-name="StrongEmphasis" style:family="text">
      <style:text-properties style:font-name="Arial" fo:font-weight="normal" style:font-weight-asian="normal" fo:color="#222222"/>
    </style:style>
    <style:style style:name="T1321" style:parent-style-name="StrongEmphasis" style:family="text">
      <style:text-properties style:font-name="Arial" fo:font-weight="normal" style:font-weight-asian="normal" fo:color="#222222"/>
    </style:style>
    <style:style style:name="T1322" style:parent-style-name="StrongEmphasis" style:family="text">
      <style:text-properties style:font-name="Arial" fo:font-weight="normal" style:font-weight-asian="normal" fo:color="#222222"/>
    </style:style>
    <style:style style:name="P1323" style:parent-style-name="Normal" style:family="paragraph">
      <style:paragraph-properties fo:widows="2" fo:orphans="2" style:text-autospace="none" fo:text-indent="0.4923in"/>
      <style:text-properties fo:hyphenate="true"/>
    </style:style>
    <style:style style:name="T13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2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2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2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3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31"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332" style:parent-style-name="Normal" style:family="paragraph">
      <style:paragraph-properties fo:widows="2" fo:orphans="2" style:text-autospace="none"/>
      <style:text-properties fo:hyphenate="true"/>
    </style:style>
    <style:style style:name="T13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3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3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38" style:parent-style-name="Normal" style:family="paragraph">
      <style:paragraph-properties fo:widows="2" fo:orphans="2" style:text-autospace="none"/>
      <style:text-properties fo:hyphenate="true"/>
    </style:style>
    <style:style style:name="T13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4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3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4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44" style:parent-style-name="Normal" style:family="paragraph">
      <style:paragraph-properties fo:widows="2" fo:orphans="2" style:text-autospace="none"/>
      <style:text-properties fo:hyphenate="true"/>
    </style:style>
    <style:style style:name="T13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47" style:parent-style-name="Normal" style:family="paragraph">
      <style:paragraph-properties fo:widows="2" fo:orphans="2" style:text-autospace="none"/>
      <style:text-properties fo:hyphenate="true"/>
    </style:style>
    <style:style style:name="T13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4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5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5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3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55"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356" style:parent-style-name="Normal" style:family="paragraph">
      <style:paragraph-properties fo:widows="2" fo:orphans="2" style:text-autospace="none"/>
      <style:text-properties fo:hyphenate="true"/>
    </style:style>
    <style:style style:name="T13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5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6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62" style:parent-style-name="Normal" style:family="paragraph">
      <style:paragraph-properties fo:widows="2" fo:orphans="2" style:text-autospace="none"/>
      <style:text-properties fo:hyphenate="true"/>
    </style:style>
    <style:style style:name="T13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6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3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6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68" style:parent-style-name="Normal" style:family="paragraph">
      <style:paragraph-properties fo:widows="2" fo:orphans="2" style:text-autospace="none"/>
      <style:text-properties fo:hyphenate="true"/>
    </style:style>
    <style:style style:name="T13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71" style:parent-style-name="Normal" style:family="paragraph">
      <style:paragraph-properties fo:widows="2" fo:orphans="2" style:text-autospace="none"/>
      <style:text-properties fo:hyphenate="true"/>
    </style:style>
    <style:style style:name="T13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7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7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7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3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80"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381" style:parent-style-name="Normal" style:family="paragraph">
      <style:paragraph-properties fo:widows="2" fo:orphans="2" style:text-autospace="none"/>
      <style:text-properties fo:hyphenate="true"/>
    </style:style>
    <style:style style:name="T13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8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8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87" style:parent-style-name="Normal" style:family="paragraph">
      <style:paragraph-properties fo:widows="2" fo:orphans="2" style:text-autospace="none"/>
      <style:text-properties fo:hyphenate="true"/>
    </style:style>
    <style:style style:name="T13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8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3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9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93" style:parent-style-name="Normal" style:family="paragraph">
      <style:paragraph-properties fo:widows="2" fo:orphans="2" style:text-autospace="none"/>
      <style:text-properties fo:hyphenate="true"/>
    </style:style>
    <style:style style:name="T13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96" style:parent-style-name="Normal" style:family="paragraph">
      <style:paragraph-properties fo:widows="2" fo:orphans="2" style:text-autospace="none"/>
      <style:text-properties fo:hyphenate="true"/>
    </style:style>
    <style:style style:name="T13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9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0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0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4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04"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405" style:parent-style-name="Normal" style:family="paragraph">
      <style:paragraph-properties fo:widows="2" fo:orphans="2" style:text-autospace="none"/>
      <style:text-properties fo:hyphenate="true"/>
    </style:style>
    <style:style style:name="T14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0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0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11" style:parent-style-name="Normal" style:family="paragraph">
      <style:paragraph-properties fo:widows="2" fo:orphans="2" style:text-autospace="none" fo:margin-left="0.4923in">
        <style:tab-stops/>
      </style:paragraph-properties>
      <style:text-properties fo:hyphenate="true"/>
    </style:style>
    <style:style style:name="T14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1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4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1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17" style:parent-style-name="Normal" style:family="paragraph">
      <style:paragraph-properties fo:widows="2" fo:orphans="2" style:text-autospace="none" fo:margin-left="0.4923in">
        <style:tab-stops/>
      </style:paragraph-properties>
      <style:text-properties style:font-name="Consolas" style:font-name-complex="Consolas" fo:color="#000000" style:letter-kerning="false" fo:font-size="10pt" style:font-size-asian="10pt" style:font-size-complex="10pt" style:language-complex="ar" style:country-complex="SA" fo:hyphenate="true"/>
    </style:style>
    <style:style style:name="P1418" style:parent-style-name="Standard" style:family="paragraph">
      <style:paragraph-properties style:text-autospace="none"/>
      <style:text-properties style:font-name="Arial" fo:color="#222222"/>
    </style:style>
    <style:style style:name="P1419" style:parent-style-name="Standard" style:family="paragraph">
      <style:paragraph-properties style:text-autospace="none"/>
      <style:text-properties style:font-name="Arial" fo:color="#222222"/>
    </style:style>
    <style:style style:name="P1420" style:parent-style-name="Normal" style:family="paragraph">
      <style:paragraph-properties fo:widows="2" fo:orphans="2" style:text-autospace="none"/>
      <style:text-properties fo:hyphenate="true"/>
    </style:style>
    <style:style style:name="T14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22" style:parent-style-name="Normal" style:family="paragraph">
      <style:paragraph-properties fo:widows="2" fo:orphans="2" style:text-autospace="none"/>
      <style:text-properties fo:hyphenate="true"/>
    </style:style>
    <style:style style:name="T14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24" style:parent-style-name="Normal" style:family="paragraph">
      <style:paragraph-properties fo:widows="2" fo:orphans="2" style:text-autospace="none"/>
      <style:text-properties fo:hyphenate="true"/>
    </style:style>
    <style:style style:name="T14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28" style:parent-style-name="Standard" style:family="paragraph">
      <style:paragraph-properties style:text-autospace="none"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1429" style:parent-style-name="Standard" style:family="paragraph">
      <style:paragraph-properties style:text-autospace="none" fo:margin-top="0.052in" fo:margin-bottom="0.052in"/>
      <style:text-properties style:font-name="Arial" fo:font-weight="bold" style:font-weight-asian="bold" fo:color="#222222"/>
    </style:style>
    <style:style style:name="P1430" style:parent-style-name="Standard" style:family="paragraph">
      <style:paragraph-properties style:text-autospace="none" fo:margin-top="0.052in" fo:margin-bottom="0.052in"/>
    </style:style>
    <style:style style:name="T1431" style:parent-style-name="StrongEmphasis" style:family="text">
      <style:text-properties style:font-name="Arial" fo:font-weight="normal" style:font-weight-asian="normal" fo:color="#222222"/>
    </style:style>
    <style:style style:name="T1432" style:parent-style-name="StrongEmphasis" style:family="text">
      <style:text-properties style:font-name="Arial" fo:font-weight="normal" style:font-weight-asian="normal" fo:color="#222222"/>
    </style:style>
    <style:style style:name="P1433" style:parent-style-name="Normal" style:family="paragraph">
      <style:paragraph-properties fo:widows="2" fo:orphans="2" style:text-autospace="none" fo:text-indent="0.4923in"/>
      <style:text-properties fo:hyphenate="true"/>
    </style:style>
    <style:style style:name="T14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3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3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3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4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41" style:parent-style-name="Normal" style:family="paragraph">
      <style:paragraph-properties fo:widows="2" fo:orphans="2" style:text-autospace="none"/>
      <style:text-properties fo:hyphenate="true"/>
    </style:style>
    <style:style style:name="T14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4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4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4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47" style:parent-style-name="Normal" style:family="paragraph">
      <style:paragraph-properties fo:widows="2" fo:orphans="2" style:text-autospace="none"/>
      <style:text-properties fo:hyphenate="true"/>
    </style:style>
    <style:style style:name="T14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4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5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5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4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55" style:parent-style-name="Normal" style:family="paragraph">
      <style:paragraph-properties fo:widows="2" fo:orphans="2" style:text-autospace="none"/>
      <style:text-properties fo:hyphenate="true"/>
    </style:style>
    <style:style style:name="T14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5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4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5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61" style:parent-style-name="Normal" style:family="paragraph">
      <style:paragraph-properties fo:widows="2" fo:orphans="2" style:text-autospace="none" fo:margin-left="0.4923in">
        <style:tab-stops/>
      </style:paragraph-properties>
      <style:text-properties fo:hyphenate="true"/>
    </style:style>
    <style:style style:name="T146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6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6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4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7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4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7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75" style:parent-style-name="Standard" style:family="paragraph">
      <style:paragraph-properties style:text-autospace="none"/>
      <style:text-properties style:font-name="Arial" fo:color="#222222"/>
    </style:style>
    <style:style style:name="P1476" style:parent-style-name="Normal" style:family="paragraph">
      <style:paragraph-properties fo:widows="2" fo:orphans="2" style:text-autospace="none"/>
      <style:text-properties fo:hyphenate="true"/>
    </style:style>
    <style:style style:name="T14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78"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479"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480" style:parent-style-name="Normal" style:family="paragraph">
      <style:paragraph-properties fo:widows="2" fo:orphans="2" style:text-autospace="none"/>
      <style:text-properties fo:hyphenate="true"/>
    </style:style>
    <style:style style:name="T1481" style:parent-style-name="StrongEmphasis" style:family="text">
      <style:text-properties style:font-name="Arial" fo:font-weight="normal" style:font-weight-asian="normal" fo:color="#222222"/>
    </style:style>
    <style:style style:name="T1482" style:parent-style-name="StrongEmphasis" style:family="text">
      <style:text-properties style:font-name="Consolas" style:font-name-complex="Consolas" fo:font-weight="normal" style:font-weight-asian="normal" fo:color="#222222"/>
    </style:style>
    <style:style style:name="T1483" style:parent-style-name="StrongEmphasis" style:family="text">
      <style:text-properties style:font-name="Arial" fo:font-weight="normal" style:font-weight-asian="normal" fo:color="#222222"/>
    </style:style>
    <style:style style:name="P1484" style:parent-style-name="Normal" style:family="paragraph">
      <style:paragraph-properties fo:widows="2" fo:orphans="2" style:text-autospace="none"/>
      <style:text-properties fo:hyphenate="true"/>
    </style:style>
    <style:style style:name="T148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8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9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9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94" style:parent-style-name="Normal" style:family="paragraph">
      <style:paragraph-properties fo:widows="2" fo:orphans="2" style:text-autospace="none"/>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fo:hyphenate="true"/>
    </style:style>
    <style:style style:name="P1495" style:parent-style-name="Normal" style:family="paragraph">
      <style:paragraph-properties fo:widows="2" fo:orphans="2" style:text-autospace="none"/>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fo:hyphenate="true"/>
    </style:style>
    <style:style style:name="P1496" style:parent-style-name="Normal" style:family="paragraph">
      <style:paragraph-properties fo:widows="2" fo:orphans="2" style:text-autospace="none"/>
      <style:text-properties fo:hyphenate="true"/>
    </style:style>
    <style:style style:name="T1497" style:parent-style-name="DefaultParagraphFont" style:family="text">
      <style:text-properties style:font-name="Arial" fo:font-weight="bold" style:font-weight-asian="bold" fo:color="#222222"/>
    </style:style>
    <style:style style:name="T1498" style:parent-style-name="DefaultParagraphFont" style:family="text">
      <style:text-properties style:font-name="Arial" fo:font-weight="bold" style:font-weight-asian="bold" fo:color="#222222"/>
    </style:style>
    <style:style style:name="P1499" style:parent-style-name="Normal" style:family="paragraph">
      <style:paragraph-properties fo:widows="2" fo:orphans="2" style:text-autospace="none"/>
      <style:text-properties fo:hyphenate="true"/>
    </style:style>
    <style:style style:name="T1500" style:parent-style-name="StrongEmphasis" style:family="text">
      <style:text-properties style:font-name="Arial" fo:font-weight="normal" style:font-weight-asian="normal" fo:color="#222222"/>
    </style:style>
    <style:style style:name="T1501" style:parent-style-name="StrongEmphasis" style:family="text">
      <style:text-properties style:font-name="Consolas" style:font-name-complex="Consolas" fo:font-weight="normal" style:font-weight-asian="normal" fo:color="#222222"/>
    </style:style>
    <style:style style:name="T1502" style:parent-style-name="StrongEmphasis" style:family="text">
      <style:text-properties style:font-name="Arial" fo:font-weight="normal" style:font-weight-asian="normal" fo:color="#222222"/>
    </style:style>
    <style:style style:name="P1503" style:parent-style-name="Normal" style:family="paragraph">
      <style:paragraph-properties fo:widows="2" fo:orphans="2" style:text-autospace="none" fo:text-indent="0.4923in"/>
      <style:text-properties fo:hyphenate="true"/>
    </style:style>
    <style:style style:name="T15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0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0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5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0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51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5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12" style:parent-style-name="Normal" style:family="paragraph">
      <style:paragraph-properties fo:widows="2" fo:orphans="2" style:text-autospace="none"/>
      <style:text-properties fo:hyphenate="true"/>
    </style:style>
    <style:style style:name="T15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1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5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1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18" style:parent-style-name="Normal" style:family="paragraph">
      <style:paragraph-properties fo:widows="2" fo:orphans="2" style:text-autospace="none"/>
      <style:text-properties fo:hyphenate="true"/>
    </style:style>
    <style:style style:name="T15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2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5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2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25"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526"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527" style:parent-style-name="Standard" style:family="paragraph">
      <style:paragraph-properties style:text-autospace="none"/>
      <style:text-properties style:font-name="Arial" fo:color="#222222"/>
    </style:style>
    <style:style style:name="P1528" style:parent-style-name="Standard" style:family="paragraph">
      <style:paragraph-properties style:text-autospace="none"/>
      <style:text-properties style:font-name="Arial" fo:color="#222222"/>
    </style:style>
    <style:style style:name="P1529"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530" style:parent-style-name="Standard" style:family="paragraph">
      <style:paragraph-properties fo:margin-top="0.052in" fo:margin-bottom="0.052in"/>
    </style:style>
    <style:style style:name="P1531" style:parent-style-name="Heading2" style:family="paragraph">
      <style:text-properties fo:font-style="normal" style:font-style-asian="normal" fo:font-size="18pt" style:font-size-asian="18pt" style:font-size-complex="18pt"/>
    </style:style>
    <style:style style:name="P1532" style:parent-style-name="Normal" style:family="paragraph">
      <style:paragraph-properties fo:widows="2" fo:orphans="2" style:text-autospace="none"/>
      <style:text-properties fo:hyphenate="true"/>
    </style:style>
    <style:style style:name="T1533" style:parent-style-name="DefaultParagraphFont" style:family="text">
      <style:text-properties style:font-name="Arial" fo:color="#222222"/>
    </style:style>
    <style:style style:name="T1534" style:parent-style-name="DefaultParagraphFont" style:family="text">
      <style:text-properties style:font-name="Consolas" style:font-name-complex="Consolas" fo:color="#222222"/>
    </style:style>
    <style:style style:name="T1535" style:parent-style-name="DefaultParagraphFont" style:family="text">
      <style:text-properties style:font-name="Arial" fo:color="#222222"/>
    </style:style>
    <style:style style:name="T1536" style:parent-style-name="DefaultParagraphFont" style:family="text">
      <style:text-properties style:font-name="Arial" fo:color="#222222"/>
    </style:style>
    <style:style style:name="T1537" style:parent-style-name="DefaultParagraphFont" style:family="text">
      <style:text-properties style:font-name="Consolas" style:font-name-complex="Consolas" fo:color="#222222"/>
    </style:style>
    <style:style style:name="T1538" style:parent-style-name="DefaultParagraphFont" style:family="text">
      <style:text-properties style:font-name="Arial" fo:color="#222222"/>
    </style:style>
    <style:style style:name="T1539" style:parent-style-name="DefaultParagraphFont" style:family="text">
      <style:text-properties style:font-name="Consolas" style:font-name-complex="Consolas" fo:color="#222222"/>
    </style:style>
    <style:style style:name="T1540" style:parent-style-name="DefaultParagraphFont" style:family="text">
      <style:text-properties style:font-name="Arial" fo:color="#222222"/>
    </style:style>
    <style:style style:name="P1541" style:parent-style-name="Normal" style:family="paragraph">
      <style:paragraph-properties fo:widows="2" fo:orphans="2" style:text-autospace="none"/>
      <style:text-properties style:font-name="Arial" fo:color="#222222" fo:hyphenate="true"/>
    </style:style>
    <style:style style:name="P1542" style:parent-style-name="Normal" style:family="paragraph">
      <style:paragraph-properties fo:widows="2" fo:orphans="2" style:text-autospace="none"/>
      <style:text-properties fo:hyphenate="true"/>
    </style:style>
    <style:style style:name="T1543" style:parent-style-name="DefaultParagraphFont" style:family="text">
      <style:text-properties style:font-name="Arial" fo:color="#222222"/>
    </style:style>
    <style:style style:name="T1544" style:parent-style-name="DefaultParagraphFont" style:family="text">
      <style:text-properties style:font-name="Arial" fo:color="#222222"/>
    </style:style>
    <style:style style:name="T1545" style:parent-style-name="DefaultParagraphFont" style:family="text">
      <style:text-properties style:font-name="Consolas" style:font-name-complex="Consolas" fo:color="#222222"/>
    </style:style>
    <style:style style:name="T1546" style:parent-style-name="DefaultParagraphFont" style:family="text">
      <style:text-properties style:font-name="Arial" fo:color="#222222"/>
    </style:style>
    <style:style style:name="P1547" style:parent-style-name="Normal" style:family="paragraph">
      <style:paragraph-properties fo:widows="2" fo:orphans="2" style:text-autospace="none"/>
      <style:text-properties style:font-name="Arial" fo:color="#222222" fo:hyphenate="true"/>
    </style:style>
    <style:style style:name="P1548" style:parent-style-name="Normal" style:family="paragraph">
      <style:paragraph-properties fo:widows="2" fo:orphans="2" style:text-autospace="none"/>
      <style:text-properties fo:hyphenate="true"/>
    </style:style>
    <style:style style:name="T1549" style:parent-style-name="DefaultParagraphFont" style:family="text">
      <style:text-properties style:font-name="Arial" fo:color="#222222"/>
    </style:style>
    <style:style style:name="T1550" style:parent-style-name="DefaultParagraphFont" style:family="text">
      <style:text-properties style:font-name="Consolas" fo:color="#222222"/>
    </style:style>
    <style:style style:name="T1551" style:parent-style-name="DefaultParagraphFont" style:family="text">
      <style:text-properties style:font-name="Arial" fo:color="#222222"/>
    </style:style>
    <style:style style:name="T1552" style:parent-style-name="DefaultParagraphFont" style:family="text">
      <style:text-properties style:font-name="Consolas" style:font-name-complex="Consolas" fo:color="#222222"/>
    </style:style>
    <style:style style:name="T1553" style:parent-style-name="DefaultParagraphFont" style:family="text">
      <style:text-properties style:font-name="Arial" fo:color="#222222"/>
    </style:style>
    <style:style style:name="T1554" style:parent-style-name="DefaultParagraphFont" style:family="text">
      <style:text-properties style:font-name="Consolas" fo:color="#222222"/>
    </style:style>
    <style:style style:name="T1555" style:parent-style-name="DefaultParagraphFont" style:family="text">
      <style:text-properties style:font-name="Arial" fo:color="#222222"/>
    </style:style>
    <style:style style:name="P1556" style:parent-style-name="Normal" style:family="paragraph">
      <style:paragraph-properties fo:widows="2" fo:orphans="2" style:text-autospace="none"/>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fo:hyphenate="true"/>
    </style:style>
    <style:style style:name="P1557" style:parent-style-name="Heading2" style:family="paragraph">
      <style:text-properties fo:font-style="normal" style:font-style-asian="normal" fo:font-size="18pt" style:font-size-asian="18pt" style:font-size-complex="18pt"/>
    </style:style>
    <style:style style:name="P1558" style:parent-style-name="Textbody" style:family="paragraph">
      <style:paragraph-properties fo:margin-top="0.052in" fo:margin-bottom="0.052in"/>
      <style:text-properties style:font-name="Arial" fo:color="#222222"/>
    </style:style>
    <style:style style:name="P1559" style:parent-style-name="Textbody" style:family="paragraph">
      <style:paragraph-properties fo:margin-top="0.052in" fo:margin-bottom="0.052in"/>
    </style:style>
    <style:style style:name="T1560" style:parent-style-name="DefaultParagraphFont" style:family="text">
      <style:text-properties style:font-name="Arial" fo:color="#222222"/>
    </style:style>
    <style:style style:name="T1561" style:parent-style-name="DefaultParagraphFont" style:family="text">
      <style:text-properties style:font-name="Consolas" style:font-name-complex="Consolas" fo:color="#000000" style:letter-kerning="false" style:language-complex="ar" style:country-complex="SA"/>
    </style:style>
    <style:style style:name="T1562" style:parent-style-name="StrongEmphasis" style:family="text">
      <style:text-properties style:font-name="Arial" fo:font-weight="normal" style:font-weight-asian="normal" fo:color="#222222"/>
    </style:style>
    <style:style style:name="T1563" style:parent-style-name="DefaultParagraphFont" style:family="text">
      <style:text-properties style:font-name="Consolas" style:font-name-complex="Consolas" fo:color="#000000" style:letter-kerning="false" style:language-complex="ar" style:country-complex="SA"/>
    </style:style>
    <style:style style:name="T1564" style:parent-style-name="StrongEmphasis" style:family="text">
      <style:text-properties style:font-name="Arial" fo:font-weight="normal" style:font-weight-asian="normal" fo:color="#222222"/>
    </style:style>
    <style:style style:name="T15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66" style:parent-style-name="StrongEmphasis" style:family="text">
      <style:text-properties style:font-name="Arial" fo:font-weight="normal" style:font-weight-asian="normal" fo:color="#222222"/>
    </style:style>
    <style:style style:name="T1567" style:parent-style-name="DefaultParagraphFont" style:family="text">
      <style:text-properties style:font-name="Consolas" style:font-name-complex="Consolas" fo:color="#000000" style:letter-kerning="false" style:language-complex="ar" style:country-complex="SA"/>
    </style:style>
    <style:style style:name="T1568" style:parent-style-name="DefaultParagraphFont" style:family="text">
      <style:text-properties style:font-name="Arial" fo:color="#222222"/>
    </style:style>
    <style:style style:name="T1569" style:parent-style-name="DefaultParagraphFont" style:family="text">
      <style:text-properties style:font-name="Consolas" style:font-name-complex="Consolas" fo:color="#222222"/>
    </style:style>
    <style:style style:name="T1570" style:parent-style-name="DefaultParagraphFont" style:family="text">
      <style:text-properties style:font-name="Arial" fo:color="#222222"/>
    </style:style>
    <style:style style:name="T1571" style:parent-style-name="DefaultParagraphFont" style:family="text">
      <style:text-properties style:font-name="Arial" fo:color="#222222"/>
    </style:style>
    <style:style style:name="T1572" style:parent-style-name="DefaultParagraphFont" style:family="text">
      <style:text-properties style:font-name="Consolas" style:font-name-complex="Consolas" fo:color="#222222"/>
    </style:style>
    <style:style style:name="T1573" style:parent-style-name="DefaultParagraphFont" style:family="text">
      <style:text-properties style:font-name="Arial" fo:color="#222222"/>
    </style:style>
    <style:style style:name="P1574" style:parent-style-name="Textbody" style:family="paragraph">
      <style:paragraph-properties fo:margin-top="0.052in" fo:margin-bottom="0.052in"/>
    </style:style>
    <style:style style:name="P1575" style:parent-style-name="Textbody" style:family="paragraph">
      <style:paragraph-properties fo:margin-top="0.052in" fo:margin-bottom="0.052in"/>
      <style:text-properties style:font-name="Arial" fo:font-weight="bold" style:font-weight-asian="bold" fo:color="#222222"/>
    </style:style>
    <style:style style:name="P1576" style:parent-style-name="Textbody" style:family="paragraph">
      <style:paragraph-properties fo:margin-top="0.052in" fo:margin-bottom="0.052in"/>
    </style:style>
    <style:style style:name="T1577" style:parent-style-name="DefaultParagraphFont" style:family="text">
      <style:text-properties style:font-name="Arial" fo:color="#222222"/>
    </style:style>
    <style:style style:name="T1578" style:parent-style-name="DefaultParagraphFont" style:family="text">
      <style:text-properties style:font-name="Arial" fo:color="#222222"/>
    </style:style>
    <style:style style:name="T1579" style:parent-style-name="DefaultParagraphFont" style:family="text">
      <style:text-properties style:font-name="Consolas" style:font-name-complex="Consolas" fo:color="#222222"/>
    </style:style>
    <style:style style:name="T1580" style:parent-style-name="DefaultParagraphFont" style:family="text">
      <style:text-properties style:font-name="Arial" fo:color="#222222"/>
    </style:style>
    <style:style style:name="T1581" style:parent-style-name="DefaultParagraphFont" style:family="text">
      <style:text-properties style:font-name="Consolas" style:font-name-complex="Consolas" fo:color="#222222"/>
    </style:style>
    <style:style style:name="T1582" style:parent-style-name="DefaultParagraphFont" style:family="text">
      <style:text-properties style:font-name="Arial" fo:color="#222222"/>
    </style:style>
    <style:style style:name="T1583" style:parent-style-name="DefaultParagraphFont" style:family="text">
      <style:text-properties style:font-name="Consolas" style:font-name-complex="Consolas" fo:color="#222222"/>
    </style:style>
    <style:style style:name="T1584" style:parent-style-name="DefaultParagraphFont" style:family="text">
      <style:text-properties style:font-name="Arial" fo:color="#222222"/>
    </style:style>
    <style:style style:name="P1585" style:parent-style-name="Textbody" style:family="paragraph">
      <style:paragraph-properties fo:margin-top="0.052in" fo:margin-bottom="0.052in"/>
      <style:text-properties style:font-name="Arial" fo:color="#222222"/>
    </style:style>
    <style:style style:name="P1586" style:parent-style-name="Textbody" style:family="paragraph">
      <style:paragraph-properties fo:margin-top="0.052in" fo:margin-bottom="0.052in"/>
    </style:style>
    <style:style style:name="T1587" style:parent-style-name="DefaultParagraphFont" style:family="text">
      <style:text-properties style:font-name="Arial" fo:color="#222222"/>
    </style:style>
    <style:style style:name="T1588" style:parent-style-name="DefaultParagraphFont" style:family="text">
      <style:text-properties style:font-name="Consolas" style:font-name-complex="Consolas" fo:color="#222222"/>
    </style:style>
    <style:style style:name="P1589" style:parent-style-name="Textbody" style:family="paragraph">
      <style:paragraph-properties fo:margin-top="0.052in" fo:margin-bottom="0.052in"/>
    </style:style>
    <style:style style:name="T1590" style:parent-style-name="DefaultParagraphFont" style:family="text">
      <style:text-properties style:font-name="Arial" fo:color="#222222"/>
    </style:style>
    <style:style style:name="T1591" style:parent-style-name="DefaultParagraphFont" style:family="text">
      <style:text-properties style:font-name="Consolas" style:font-name-complex="Consolas" fo:color="#222222"/>
    </style:style>
    <style:style style:name="T1592" style:parent-style-name="DefaultParagraphFont" style:family="text">
      <style:text-properties style:font-name="Arial" fo:color="#222222"/>
    </style:style>
    <style:style style:name="T1593" style:parent-style-name="DefaultParagraphFont" style:family="text">
      <style:text-properties style:font-name="Consolas" style:font-name-complex="Consolas" fo:color="#222222"/>
    </style:style>
    <style:style style:name="T1594" style:parent-style-name="DefaultParagraphFont" style:family="text">
      <style:text-properties style:font-name="Arial" fo:color="#222222"/>
    </style:style>
    <style:style style:name="T1595" style:parent-style-name="DefaultParagraphFont" style:family="text">
      <style:text-properties style:font-name="Consolas" style:font-name-complex="Consolas" fo:color="#222222"/>
    </style:style>
    <style:style style:name="T1596" style:parent-style-name="DefaultParagraphFont" style:family="text">
      <style:text-properties style:font-name="Arial" fo:color="#222222"/>
    </style:style>
    <style:style style:name="T1597" style:parent-style-name="DefaultParagraphFont" style:family="text">
      <style:text-properties style:font-name="Arial" fo:color="#222222"/>
    </style:style>
    <style:style style:name="P1598" style:parent-style-name="Textbody" style:family="paragraph">
      <style:paragraph-properties fo:margin-top="0.052in" fo:margin-bottom="0.052in"/>
      <style:text-properties style:font-name="Arial" fo:color="#222222"/>
    </style:style>
    <style:style style:name="P1599" style:parent-style-name="Textbody" style:family="paragraph">
      <style:paragraph-properties fo:margin-top="0.052in" fo:margin-bottom="0.052in"/>
      <style:text-properties style:font-name="Arial" fo:color="#222222"/>
    </style:style>
    <style:style style:name="P1600" style:parent-style-name="Textbody" style:family="paragraph">
      <style:paragraph-properties fo:margin-top="0.052in" fo:margin-bottom="0.052in"/>
    </style:style>
    <style:style style:name="T1601" style:parent-style-name="DefaultParagraphFont" style:family="text">
      <style:text-properties style:font-name="Arial" fo:color="#222222"/>
    </style:style>
    <style:style style:name="T1602" style:parent-style-name="DefaultParagraphFont" style:family="text">
      <style:text-properties style:font-name="Consolas" style:font-name-complex="Consolas" fo:color="#000000" style:letter-kerning="false" style:language-complex="ar" style:country-complex="SA"/>
    </style:style>
    <style:style style:name="T1603" style:parent-style-name="DefaultParagraphFont" style:family="text">
      <style:text-properties style:font-name="Consolas" style:font-name-complex="Consolas" fo:color="#000000" style:letter-kerning="false" style:language-complex="ar" style:country-complex="SA"/>
    </style:style>
    <style:style style:name="T1604" style:parent-style-name="DefaultParagraphFont" style:family="text">
      <style:text-properties style:font-name="Arial" fo:color="#222222"/>
    </style:style>
    <style:style style:name="T1605" style:parent-style-name="DefaultParagraphFont" style:family="text">
      <style:text-properties style:font-name="Consolas" style:font-name-complex="Consolas" fo:color="#000000" style:letter-kerning="false" style:language-complex="ar" style:country-complex="SA"/>
    </style:style>
    <style:style style:name="T1606" style:parent-style-name="DefaultParagraphFont" style:family="text">
      <style:text-properties style:font-name="Arial" fo:color="#222222"/>
    </style:style>
    <style:style style:name="T1607" style:parent-style-name="DefaultParagraphFont" style:family="text">
      <style:text-properties style:font-name="Consolas" style:font-name-complex="Consolas" fo:color="#222222"/>
    </style:style>
    <style:style style:name="T1608" style:parent-style-name="DefaultParagraphFont" style:family="text">
      <style:text-properties style:font-name="Arial" fo:color="#222222"/>
    </style:style>
    <style:style style:name="T1609" style:parent-style-name="DefaultParagraphFont" style:family="text">
      <style:text-properties style:font-name="Consolas" style:font-name-complex="Consolas" fo:color="#222222"/>
    </style:style>
    <style:style style:name="T1610" style:parent-style-name="DefaultParagraphFont" style:family="text">
      <style:text-properties style:font-name="Arial" fo:color="#222222"/>
    </style:style>
    <style:style style:name="T1611" style:parent-style-name="DefaultParagraphFont" style:family="text">
      <style:text-properties style:font-name="Consolas" style:font-name-complex="Consolas" fo:color="#000000" style:letter-kerning="false" style:language-complex="ar" style:country-complex="SA"/>
    </style:style>
    <style:style style:name="T1612" style:parent-style-name="DefaultParagraphFont" style:family="text">
      <style:text-properties style:font-name="Arial" fo:color="#222222"/>
    </style:style>
    <style:style style:name="T1613" style:parent-style-name="DefaultParagraphFont" style:family="text">
      <style:text-properties style:font-name="Consolas" style:font-name-complex="Consolas" fo:color="#000000" style:letter-kerning="false" style:language-complex="ar" style:country-complex="SA"/>
    </style:style>
    <style:style style:name="T1614" style:parent-style-name="DefaultParagraphFont" style:family="text">
      <style:text-properties style:font-name="Arial" fo:color="#222222"/>
    </style:style>
    <style:style style:name="T1615" style:parent-style-name="DefaultParagraphFont" style:family="text">
      <style:text-properties style:font-name="Consolas" style:font-name-complex="Consolas" fo:color="#000000" style:letter-kerning="false" style:language-complex="ar" style:country-complex="SA"/>
    </style:style>
    <style:style style:name="T1616" style:parent-style-name="DefaultParagraphFont" style:family="text">
      <style:text-properties style:font-name="Consolas" style:font-name-complex="Consolas" fo:color="#000000" style:letter-kerning="false" style:language-complex="ar" style:country-complex="SA"/>
    </style:style>
    <style:style style:name="T1617" style:parent-style-name="DefaultParagraphFont" style:family="text">
      <style:text-properties style:font-name="Arial" fo:color="#222222"/>
    </style:style>
    <style:style style:name="T1618" style:parent-style-name="DefaultParagraphFont" style:family="text">
      <style:text-properties style:font-name="Consolas" style:font-name-complex="Consolas" fo:color="#000000" style:letter-kerning="false" style:language-complex="ar" style:country-complex="SA"/>
    </style:style>
    <style:style style:name="T16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20" style:parent-style-name="DefaultParagraphFont" style:family="text">
      <style:text-properties style:font-name="Arial" fo:color="#222222"/>
    </style:style>
    <style:style style:name="T1621" style:parent-style-name="DefaultParagraphFont" style:family="text">
      <style:text-properties style:font-name="Consolas" style:font-name-complex="Consolas" fo:color="#000000" style:letter-kerning="false" style:language-complex="ar" style:country-complex="SA"/>
    </style:style>
    <style:style style:name="T1622" style:parent-style-name="DefaultParagraphFont" style:family="text">
      <style:text-properties style:font-name="Arial" fo:color="#222222"/>
    </style:style>
    <style:style style:name="T1623" style:parent-style-name="DefaultParagraphFont" style:family="text">
      <style:text-properties style:font-name="Consolas" style:font-name-complex="Consolas" fo:color="#000000" style:letter-kerning="false" style:language-complex="ar" style:country-complex="SA"/>
    </style:style>
    <style:style style:name="T16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25" style:parent-style-name="DefaultParagraphFont" style:family="text">
      <style:text-properties style:font-name="Arial" fo:color="#222222"/>
    </style:style>
    <style:style style:name="T1626" style:parent-style-name="DefaultParagraphFont" style:family="text">
      <style:text-properties style:font-name="Arial" fo:color="#222222"/>
    </style:style>
    <style:style style:name="T1627" style:parent-style-name="DefaultParagraphFont" style:family="text">
      <style:text-properties style:font-name="Consolas" style:font-name-complex="Consolas" fo:color="#222222"/>
    </style:style>
    <style:style style:name="T1628" style:parent-style-name="DefaultParagraphFont" style:family="text">
      <style:text-properties style:font-name="Arial" fo:color="#222222"/>
    </style:style>
    <style:style style:name="T1629" style:parent-style-name="DefaultParagraphFont" style:family="text">
      <style:text-properties style:font-name="Consolas" style:font-name-complex="Consolas" fo:color="#222222"/>
    </style:style>
    <style:style style:name="T1630" style:parent-style-name="DefaultParagraphFont" style:family="text">
      <style:text-properties style:font-name="Arial" fo:color="#222222"/>
    </style:style>
    <style:style style:name="T1631" style:parent-style-name="DefaultParagraphFont" style:family="text">
      <style:text-properties style:font-name="Consolas" style:font-name-complex="Consolas" fo:color="#222222"/>
    </style:style>
    <style:style style:name="T1632" style:parent-style-name="DefaultParagraphFont" style:family="text">
      <style:text-properties style:font-name="Arial" fo:color="#222222"/>
    </style:style>
    <style:style style:name="T1633" style:parent-style-name="DefaultParagraphFont" style:family="text">
      <style:text-properties style:font-name="Consolas" style:font-name-complex="Consolas" fo:color="#222222"/>
    </style:style>
    <style:style style:name="T1634" style:parent-style-name="DefaultParagraphFont" style:family="text">
      <style:text-properties style:font-name="Arial" fo:color="#222222"/>
    </style:style>
    <style:style style:name="T1635" style:parent-style-name="DefaultParagraphFont" style:family="text">
      <style:text-properties style:font-name="Arial" fo:color="#222222"/>
    </style:style>
    <style:style style:name="T1636" style:parent-style-name="DefaultParagraphFont" style:family="text">
      <style:text-properties style:font-name="Consolas" style:font-name-complex="Consolas" fo:color="#222222"/>
    </style:style>
    <style:style style:name="T1637" style:parent-style-name="DefaultParagraphFont" style:family="text">
      <style:text-properties style:font-name="Arial" fo:color="#222222"/>
    </style:style>
    <style:style style:name="P1638" style:parent-style-name="Textbody" style:family="paragraph">
      <style:paragraph-properties fo:margin-top="0.052in" fo:margin-bottom="0.052in"/>
    </style:style>
    <style:style style:name="T1639" style:parent-style-name="DefaultParagraphFont" style:family="text">
      <style:text-properties style:font-name="Arial" fo:color="#222222"/>
    </style:style>
    <style:style style:name="T1640" style:parent-style-name="DefaultParagraphFont" style:family="text">
      <style:text-properties style:font-name="Consolas" style:font-name-complex="Consolas" fo:color="#222222"/>
    </style:style>
    <style:style style:name="T1641" style:parent-style-name="DefaultParagraphFont" style:family="text">
      <style:text-properties style:font-name="Arial" fo:color="#222222"/>
    </style:style>
    <style:style style:name="T1642" style:parent-style-name="DefaultParagraphFont" style:family="text">
      <style:text-properties style:font-name="Consolas" style:font-name-complex="Consolas" fo:color="#222222"/>
    </style:style>
    <style:style style:name="T1643" style:parent-style-name="DefaultParagraphFont" style:family="text">
      <style:text-properties style:font-name="Arial" fo:color="#222222"/>
    </style:style>
    <style:style style:name="T1644" style:parent-style-name="DefaultParagraphFont" style:family="text">
      <style:text-properties style:font-name="Consolas" style:font-name-complex="Consolas" fo:color="#222222"/>
    </style:style>
    <style:style style:name="T1645" style:parent-style-name="DefaultParagraphFont" style:family="text">
      <style:text-properties style:font-name="Arial" fo:color="#222222"/>
    </style:style>
    <style:style style:name="T1646" style:parent-style-name="DefaultParagraphFont" style:family="text">
      <style:text-properties style:font-name="Arial" fo:color="#222222"/>
    </style:style>
    <style:style style:name="P1647" style:parent-style-name="Textbody" style:family="paragraph">
      <style:paragraph-properties fo:margin-top="0.052in" fo:margin-bottom="0.052in"/>
      <style:text-properties style:font-name="Arial"/>
    </style:style>
    <style:style style:name="P1648" style:parent-style-name="Heading2" style:family="paragraph">
      <style:text-properties fo:font-style="normal" style:font-style-asian="normal" fo:font-size="18pt" style:font-size-asian="18pt" style:font-size-complex="18pt"/>
    </style:style>
    <style:style style:name="P1649" style:parent-style-name="Textbody" style:family="paragraph">
      <style:paragraph-properties fo:margin-top="0.052in" fo:margin-bottom="0.052in"/>
      <style:text-properties style:font-name="Arial" fo:color="#222222"/>
    </style:style>
    <style:style style:name="P1650" style:parent-style-name="Textbody" style:family="paragraph">
      <style:paragraph-properties fo:margin-top="0.052in" fo:margin-bottom="0.052in"/>
      <style:text-properties style:font-name="Arial" fo:color="#222222"/>
    </style:style>
    <style:style style:name="P1651" style:parent-style-name="Textbody" style:family="paragraph">
      <style:paragraph-properties fo:margin-top="0.052in" fo:margin-bottom="0.052in"/>
      <style:text-properties style:font-name="Arial" fo:color="#222222"/>
    </style:style>
    <style:style style:name="P1652" style:parent-style-name="Textbody" style:family="paragraph">
      <style:paragraph-properties fo:margin-top="0.052in" fo:margin-bottom="0.052in"/>
      <style:text-properties style:font-name="Arial" fo:color="#222222"/>
    </style:style>
    <style:style style:name="P1653" style:parent-style-name="Textbody" style:family="paragraph">
      <style:paragraph-properties fo:margin-top="0.052in" fo:margin-bottom="0.052in"/>
    </style:style>
    <style:style style:name="T1654" style:parent-style-name="DefaultParagraphFont" style:family="text">
      <style:text-properties style:font-name="Consolas" style:font-name-complex="Consolas" fo:font-weight="bold" style:font-weight-asian="bold" style:font-weight-complex="bold" style:font-style-complex="italic" fo:color="#000000" style:letter-kerning="false" style:language-complex="ar" style:country-complex="SA"/>
    </style:style>
    <style:style style:name="T1655" style:parent-style-name="DefaultParagraphFont" style:family="text">
      <style:text-properties style:font-name="Arial" fo:color="#222222"/>
    </style:style>
    <style:style style:name="T1656" style:parent-style-name="DefaultParagraphFont" style:family="text">
      <style:text-properties style:font-name="Arial" fo:color="#222222"/>
    </style:style>
    <style:style style:name="T1657" style:parent-style-name="DefaultParagraphFont" style:family="text">
      <style:text-properties style:font-name="Arial" fo:color="#222222"/>
    </style:style>
    <style:style style:name="P1658" style:parent-style-name="Textbody" style:family="paragraph">
      <style:paragraph-properties fo:margin-top="0.052in" fo:margin-bottom="0.052in"/>
    </style:style>
    <style:style style:name="T1659" style:parent-style-name="DefaultParagraphFont" style:family="text">
      <style:text-properties style:font-name="Consolas" style:font-name-complex="Consolas" fo:font-weight="bold" style:font-weight-asian="bold" style:font-weight-complex="bold" style:font-style-complex="italic" style:letter-kerning="false" style:language-complex="ar" style:country-complex="SA"/>
    </style:style>
    <style:style style:name="T1660" style:parent-style-name="DefaultParagraphFont" style:family="text">
      <style:text-properties style:font-name="Consolas" style:font-name-complex="Consolas" style:font-weight-complex="bold" fo:font-style="italic" style:font-style-asian="italic" style:font-style-complex="italic" style:letter-kerning="false" style:language-complex="ar" style:country-complex="SA"/>
    </style:style>
    <style:style style:name="T1661" style:parent-style-name="DefaultParagraphFont" style:family="text">
      <style:text-properties style:font-name="Arial" fo:color="#222222"/>
    </style:style>
    <style:style style:name="T1662" style:parent-style-name="DefaultParagraphFont" style:family="text">
      <style:text-properties style:font-name="Arial" fo:color="#222222"/>
    </style:style>
    <style:style style:name="T1663" style:parent-style-name="DefaultParagraphFont" style:family="text">
      <style:text-properties style:font-name="Arial" fo:color="#222222"/>
    </style:style>
    <style:style style:name="T1664" style:parent-style-name="DefaultParagraphFont" style:family="text">
      <style:text-properties style:font-name="Arial" fo:color="#222222"/>
    </style:style>
    <style:style style:name="T1665" style:parent-style-name="DefaultParagraphFont" style:family="text">
      <style:text-properties style:font-name="Arial" fo:color="#222222"/>
    </style:style>
    <style:style style:name="T1666" style:parent-style-name="DefaultParagraphFont" style:family="text">
      <style:text-properties style:font-name="Arial" fo:color="#222222"/>
    </style:style>
    <style:style style:name="T1667" style:parent-style-name="DefaultParagraphFont" style:family="text">
      <style:text-properties style:font-name="Arial" fo:color="#222222"/>
    </style:style>
    <style:style style:name="T1668" style:parent-style-name="DefaultParagraphFont" style:family="text">
      <style:text-properties style:font-name="Arial" fo:color="#222222"/>
    </style:style>
    <style:style style:name="T1669" style:parent-style-name="DefaultParagraphFont" style:family="text">
      <style:text-properties style:font-name="Arial" fo:color="#222222"/>
    </style:style>
    <style:style style:name="T1670" style:parent-style-name="DefaultParagraphFont" style:family="text">
      <style:text-properties style:font-name="Arial" fo:color="#222222"/>
    </style:style>
    <style:style style:name="T1671" style:parent-style-name="DefaultParagraphFont" style:family="text">
      <style:text-properties style:font-name="Arial" fo:color="#222222"/>
    </style:style>
    <style:style style:name="T1672" style:parent-style-name="DefaultParagraphFont" style:family="text">
      <style:text-properties style:font-name="Arial" fo:color="#222222"/>
    </style:style>
    <style:style style:name="T1673" style:parent-style-name="DefaultParagraphFont" style:family="text">
      <style:text-properties style:font-name="Arial" fo:color="#222222"/>
    </style:style>
    <style:style style:name="P1674" style:parent-style-name="Textbody" style:family="paragraph">
      <style:paragraph-properties fo:margin-top="0.052in" fo:margin-bottom="0.052in"/>
    </style:style>
    <style:style style:name="T1675" style:parent-style-name="DefaultParagraphFont" style:family="text">
      <style:text-properties style:font-name="Consolas" style:font-name-complex="Consolas" fo:font-weight="bold" style:font-weight-asian="bold" style:font-weight-complex="bold" style:font-style-complex="italic" style:letter-kerning="false" style:language-complex="ar" style:country-complex="SA"/>
    </style:style>
    <style:style style:name="T1676" style:parent-style-name="DefaultParagraphFont" style:family="text">
      <style:text-properties style:font-name="Arial" fo:color="#222222"/>
    </style:style>
    <style:style style:name="T1677" style:parent-style-name="DefaultParagraphFont" style:family="text">
      <style:text-properties style:font-name="Arial" fo:color="#222222"/>
    </style:style>
    <style:style style:name="T1678" style:parent-style-name="DefaultParagraphFont" style:family="text">
      <style:text-properties style:font-name="Arial" fo:color="#222222"/>
    </style:style>
    <style:style style:name="P1679" style:parent-style-name="Textbody" style:family="paragraph">
      <style:paragraph-properties fo:margin-top="0.052in" fo:margin-bottom="0.052in"/>
      <style:text-properties style:font-name="Arial" fo:color="#222222"/>
    </style:style>
    <style:style style:name="P1680" style:parent-style-name="Textbody" style:family="paragraph">
      <style:paragraph-properties fo:margin-top="0.052in" fo:margin-bottom="0.052in"/>
      <style:text-properties style:font-name="Arial" fo:color="#222222"/>
    </style:style>
    <style:style style:name="P1681" style:parent-style-name="Textbody" style:family="paragraph">
      <style:paragraph-properties fo:margin-top="0.052in" fo:margin-bottom="0.052in"/>
      <style:text-properties style:font-name="Arial" fo:color="#222222"/>
    </style:style>
    <style:style style:name="P1682" style:parent-style-name="Textbody" style:family="paragraph">
      <style:paragraph-properties fo:margin-top="0.052in" fo:margin-bottom="0.052in"/>
    </style:style>
    <style:style style:name="T1683" style:parent-style-name="DefaultParagraphFont" style:family="text">
      <style:text-properties style:font-name="Arial" fo:font-weight="bold" style:font-weight-asian="bold" fo:color="#222222"/>
    </style:style>
    <style:style style:name="T1684" style:parent-style-name="StrongEmphasis" style:family="text">
      <style:text-properties style:font-name="Arial" fo:font-weight="normal" style:font-weight-asian="normal" fo:color="#222222"/>
    </style:style>
    <style:style style:name="T1685" style:parent-style-name="StrongEmphasis" style:family="text">
      <style:text-properties style:font-name="Arial" fo:font-weight="normal" style:font-weight-asian="normal" fo:color="#222222"/>
    </style:style>
    <style:style style:name="T1686" style:parent-style-name="StrongEmphasis" style:family="text">
      <style:text-properties style:font-name="Consolas" style:font-name-complex="Consolas" fo:font-weight="normal" style:font-weight-asian="normal" fo:color="#222222"/>
    </style:style>
    <style:style style:name="T1687" style:parent-style-name="StrongEmphasis" style:family="text">
      <style:text-properties style:font-name="Arial" fo:font-weight="normal" style:font-weight-asian="normal" fo:color="#222222"/>
    </style:style>
    <style:style style:name="T1688" style:parent-style-name="StrongEmphasis" style:family="text">
      <style:text-properties style:font-name="Arial" fo:font-weight="normal" style:font-weight-asian="normal" fo:color="#222222"/>
    </style:style>
    <style:style style:name="T1689" style:parent-style-name="StrongEmphasis" style:family="text">
      <style:text-properties style:font-name="Consolas" style:font-name-complex="Consolas" fo:font-weight="normal" style:font-weight-asian="normal" fo:color="#222222"/>
    </style:style>
    <style:style style:name="T1690" style:parent-style-name="StrongEmphasis" style:family="text">
      <style:text-properties style:font-name="Arial" fo:font-weight="normal" style:font-weight-asian="normal" fo:color="#222222"/>
    </style:style>
    <style:style style:name="T1691" style:parent-style-name="StrongEmphasis" style:family="text">
      <style:text-properties style:font-name="Arial" fo:font-weight="normal" style:font-weight-asian="normal" fo:color="#222222"/>
    </style:style>
    <style:style style:name="T1692" style:parent-style-name="DefaultParagraphFont" style:family="text">
      <style:text-properties style:font-name="Consolas" style:font-name-complex="Consolas" style:font-weight-complex="bold" style:font-style-complex="italic" style:letter-kerning="false" style:language-complex="ar" style:country-complex="SA"/>
    </style:style>
    <style:style style:name="T1693" style:parent-style-name="StrongEmphasis" style:family="text">
      <style:text-properties style:font-name="Arial" fo:font-weight="normal" style:font-weight-asian="normal" fo:color="#222222"/>
    </style:style>
    <style:style style:name="T1694" style:parent-style-name="StrongEmphasis" style:family="text">
      <style:text-properties style:font-name="Consolas" style:font-name-complex="Consolas" fo:font-weight="normal" style:font-weight-asian="normal" fo:color="#222222"/>
    </style:style>
    <style:style style:name="T1695" style:parent-style-name="StrongEmphasis" style:family="text">
      <style:text-properties style:font-name="Arial" fo:font-weight="normal" style:font-weight-asian="normal" fo:color="#222222"/>
    </style:style>
    <style:style style:name="T1696" style:parent-style-name="StrongEmphasis" style:family="text">
      <style:text-properties style:font-name="Arial" fo:font-weight="normal" style:font-weight-asian="normal" fo:color="#222222"/>
    </style:style>
    <style:style style:name="T1697" style:parent-style-name="DefaultParagraphFont" style:family="text">
      <style:text-properties style:font-name="Consolas" style:font-name-complex="Consolas" fo:color="#000000" style:letter-kerning="false" style:language-complex="ar" style:country-complex="SA"/>
    </style:style>
    <style:style style:name="T16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99" style:parent-style-name="StrongEmphasis" style:family="text">
      <style:text-properties style:font-name="Arial" fo:font-weight="normal" style:font-weight-asian="normal" fo:color="#222222"/>
    </style:style>
    <style:style style:name="T1700" style:parent-style-name="DefaultParagraphFont" style:family="text">
      <style:text-properties style:font-name="Consolas" style:font-name-complex="Consolas" fo:color="#000000" style:letter-kerning="false" style:language-complex="ar" style:country-complex="SA"/>
    </style:style>
    <style:style style:name="T1701" style:parent-style-name="StrongEmphasis" style:family="text">
      <style:text-properties style:font-name="Arial" fo:font-weight="normal" style:font-weight-asian="normal" fo:color="#222222"/>
    </style:style>
    <style:style style:name="T1702" style:parent-style-name="DefaultParagraphFont" style:family="text">
      <style:text-properties style:font-name="Consolas" style:font-name-complex="Consolas" fo:color="#000000" style:letter-kerning="false" style:language-complex="ar" style:country-complex="SA"/>
    </style:style>
    <style:style style:name="T1703" style:parent-style-name="StrongEmphasis" style:family="text">
      <style:text-properties style:font-name="Arial" fo:font-weight="normal" style:font-weight-asian="normal" fo:color="#222222"/>
    </style:style>
    <style:style style:name="T1704" style:parent-style-name="StrongEmphasis" style:family="text">
      <style:text-properties style:font-name="Consolas" style:font-name-complex="Consolas" fo:font-weight="normal" style:font-weight-asian="normal" fo:color="#222222"/>
    </style:style>
    <style:style style:name="T1705" style:parent-style-name="StrongEmphasis" style:family="text">
      <style:text-properties style:font-name="Arial" fo:font-weight="normal" style:font-weight-asian="normal" fo:color="#222222"/>
    </style:style>
    <style:style style:name="T1706" style:parent-style-name="StrongEmphasis" style:family="text">
      <style:text-properties style:font-name="Consolas" style:font-name-complex="Consolas" fo:font-weight="normal" style:font-weight-asian="normal" fo:color="#222222"/>
    </style:style>
    <style:style style:name="T1707" style:parent-style-name="StrongEmphasis" style:family="text">
      <style:text-properties style:font-name="Arial" fo:font-weight="normal" style:font-weight-asian="normal" fo:color="#222222"/>
    </style:style>
    <style:style style:name="T1708" style:parent-style-name="StrongEmphasis" style:family="text">
      <style:text-properties style:font-name="Consolas" style:font-name-complex="Consolas" fo:font-weight="normal" style:font-weight-asian="normal" fo:color="#222222"/>
    </style:style>
    <style:style style:name="T1709" style:parent-style-name="StrongEmphasis" style:family="text">
      <style:text-properties style:font-name="Arial" fo:font-weight="normal" style:font-weight-asian="normal" fo:color="#222222"/>
    </style:style>
    <style:style style:name="T17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11" style:parent-style-name="StrongEmphasis" style:family="text">
      <style:text-properties style:font-name="Arial" fo:font-weight="normal" style:font-weight-asian="normal" fo:color="#222222"/>
    </style:style>
    <style:style style:name="T1712" style:parent-style-name="StrongEmphasis" style:family="text">
      <style:text-properties style:font-name="Arial" fo:font-weight="normal" style:font-weight-asian="normal" fo:color="#222222"/>
    </style:style>
    <style:style style:name="T1713" style:parent-style-name="StrongEmphasis" style:family="text">
      <style:text-properties style:font-name="Arial" fo:font-weight="normal" style:font-weight-asian="normal" fo:color="#222222"/>
    </style:style>
    <style:style style:name="T1714" style:parent-style-name="StrongEmphasis" style:family="text">
      <style:text-properties style:font-name="Arial" fo:font-weight="normal" style:font-weight-asian="normal" fo:color="#222222"/>
    </style:style>
    <style:style style:name="T1715" style:parent-style-name="StrongEmphasis" style:family="text">
      <style:text-properties style:font-name="Arial" fo:font-weight="normal" style:font-weight-asian="normal" fo:color="#222222"/>
    </style:style>
    <style:style style:name="T1716" style:parent-style-name="DefaultParagraphFont" style:family="text">
      <style:text-properties style:font-name="Consolas" style:font-name-complex="Consolas" fo:color="#000000" style:letter-kerning="false" style:language-complex="ar" style:country-complex="SA"/>
    </style:style>
    <style:style style:name="T1717" style:parent-style-name="StrongEmphasis" style:family="text">
      <style:text-properties style:font-name="Arial" fo:font-weight="normal" style:font-weight-asian="normal" fo:color="#222222"/>
    </style:style>
    <style:style style:name="T1718" style:parent-style-name="DefaultParagraphFont" style:family="text">
      <style:text-properties style:font-name="Consolas" style:font-name-complex="Consolas" fo:color="#000000" style:letter-kerning="false" style:language-complex="ar" style:country-complex="SA"/>
    </style:style>
    <style:style style:name="T1719" style:parent-style-name="StrongEmphasis" style:family="text">
      <style:text-properties style:font-name="Arial" fo:font-weight="normal" style:font-weight-asian="normal" fo:color="#222222"/>
    </style:style>
    <style:style style:name="T17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21" style:parent-style-name="StrongEmphasis" style:family="text">
      <style:text-properties style:font-name="Arial" fo:font-weight="normal" style:font-weight-asian="normal" fo:color="#222222"/>
    </style:style>
    <style:style style:name="T1722" style:parent-style-name="DefaultParagraphFont" style:family="text">
      <style:text-properties style:font-name="Consolas" style:font-name-complex="Consolas" fo:color="#000000" style:letter-kerning="false" style:language-complex="ar" style:country-complex="SA"/>
    </style:style>
    <style:style style:name="T1723" style:parent-style-name="StrongEmphasis" style:family="text">
      <style:text-properties style:font-name="Arial" fo:font-weight="normal" style:font-weight-asian="normal" fo:color="#222222"/>
    </style:style>
    <style:style style:name="T1724" style:parent-style-name="StrongEmphasis" style:family="text">
      <style:text-properties style:font-name="Consolas" style:font-name-complex="Consolas" fo:font-weight="normal" style:font-weight-asian="normal" fo:color="#222222"/>
    </style:style>
    <style:style style:name="T1725" style:parent-style-name="StrongEmphasis" style:family="text">
      <style:text-properties style:font-name="Arial" fo:font-weight="normal" style:font-weight-asian="normal" fo:color="#222222"/>
    </style:style>
    <style:style style:name="T1726" style:parent-style-name="StrongEmphasis" style:family="text">
      <style:text-properties style:font-name="Arial" fo:font-weight="normal" style:font-weight-asian="normal" fo:color="#222222"/>
    </style:style>
    <style:style style:name="T1727" style:parent-style-name="StrongEmphasis" style:family="text">
      <style:text-properties style:font-name="Arial" fo:font-weight="normal" style:font-weight-asian="normal" fo:color="#222222"/>
    </style:style>
    <style:style style:name="T1728" style:parent-style-name="StrongEmphasis" style:family="text">
      <style:text-properties style:font-name="Arial" fo:font-weight="normal" style:font-weight-asian="normal" fo:color="#222222"/>
    </style:style>
    <style:style style:name="T1729" style:parent-style-name="StrongEmphasis" style:family="text">
      <style:text-properties style:font-name="Arial" fo:font-weight="normal" style:font-weight-asian="normal" fo:color="#222222"/>
    </style:style>
    <style:style style:name="T1730" style:parent-style-name="StrongEmphasis" style:family="text">
      <style:text-properties style:font-name="Arial" fo:font-weight="normal" style:font-weight-asian="normal" fo:color="#222222"/>
    </style:style>
    <style:style style:name="T1731" style:parent-style-name="StrongEmphasis" style:family="text">
      <style:text-properties style:font-name="Arial" fo:font-weight="normal" style:font-weight-asian="normal" fo:color="#222222"/>
    </style:style>
    <style:style style:name="T1732" style:parent-style-name="StrongEmphasis" style:family="text">
      <style:text-properties style:font-name="Arial" fo:font-weight="normal" style:font-weight-asian="normal" fo:color="#222222"/>
    </style:style>
    <style:style style:name="T1733" style:parent-style-name="DefaultParagraphFont" style:family="text">
      <style:text-properties style:font-name="Consolas" style:font-name-complex="Consolas" fo:color="#000000" style:letter-kerning="false" style:language-complex="ar" style:country-complex="SA"/>
    </style:style>
    <style:style style:name="T1734" style:parent-style-name="StrongEmphasis" style:family="text">
      <style:text-properties style:font-name="Arial" fo:font-weight="normal" style:font-weight-asian="normal" fo:color="#222222"/>
    </style:style>
    <style:style style:name="T1735" style:parent-style-name="StrongEmphasis" style:family="text">
      <style:text-properties style:font-name="Consolas" style:font-name-complex="Consolas" fo:font-weight="normal" style:font-weight-asian="normal" fo:color="#222222"/>
    </style:style>
    <style:style style:name="T1736" style:parent-style-name="DefaultParagraphFont" style:family="text">
      <style:text-properties style:font-name="Consolas" style:font-name-complex="Consolas" fo:color="#000000" style:letter-kerning="false" style:language-complex="ar" style:country-complex="SA"/>
    </style:style>
    <style:style style:name="T1737" style:parent-style-name="StrongEmphasis" style:family="text">
      <style:text-properties style:font-name="Arial" fo:font-weight="normal" style:font-weight-asian="normal" fo:color="#222222"/>
    </style:style>
    <style:style style:name="T1738" style:parent-style-name="DefaultParagraphFont" style:family="text">
      <style:text-properties style:font-name="Consolas" style:font-name-complex="Consolas" fo:color="#222222"/>
    </style:style>
    <style:style style:name="T1739" style:parent-style-name="DefaultParagraphFont" style:family="text">
      <style:text-properties style:font-name="Arial" fo:color="#222222"/>
    </style:style>
    <style:style style:name="T1740" style:parent-style-name="DefaultParagraphFont" style:family="text">
      <style:text-properties style:font-name="Consolas" style:font-name-complex="Consolas" fo:color="#222222"/>
    </style:style>
    <style:style style:name="T1741" style:parent-style-name="DefaultParagraphFont" style:family="text">
      <style:text-properties style:font-name="Consolas" style:font-name-complex="Consolas" fo:color="#222222"/>
    </style:style>
    <style:style style:name="T1742" style:parent-style-name="StrongEmphasis" style:family="text">
      <style:text-properties style:font-name="Arial" fo:font-weight="normal" style:font-weight-asian="normal" fo:color="#222222"/>
    </style:style>
    <style:style style:name="T1743" style:parent-style-name="StrongEmphasis" style:family="text">
      <style:text-properties style:font-name="Arial" fo:font-weight="normal" style:font-weight-asian="normal" fo:color="#222222"/>
    </style:style>
    <style:style style:name="T1744" style:parent-style-name="StrongEmphasis" style:family="text">
      <style:text-properties style:font-name="Arial" fo:font-weight="normal" style:font-weight-asian="normal" fo:color="#222222"/>
    </style:style>
    <style:style style:name="P1745" style:parent-style-name="Normal" style:family="paragraph">
      <style:paragraph-properties fo:widows="2" fo:orphans="2" style:text-autospace="none"/>
      <style:text-properties fo:hyphenate="true"/>
    </style:style>
    <style:style style:name="T17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47" style:parent-style-name="Normal" style:family="paragraph">
      <style:paragraph-properties fo:widows="2" fo:orphans="2" style:text-autospace="none"/>
      <style:text-properties fo:hyphenate="true"/>
    </style:style>
    <style:style style:name="T174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5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5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54"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1755" style:parent-style-name="Normal" style:family="paragraph">
      <style:paragraph-properties fo:widows="2" fo:orphans="2" style:text-autospace="none"/>
      <style:text-properties fo:hyphenate="true"/>
    </style:style>
    <style:style style:name="T17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5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5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6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6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65" style:parent-style-name="Normal" style:family="paragraph">
      <style:paragraph-properties fo:widows="2" fo:orphans="2" style:text-autospace="none"/>
      <style:text-properties fo:hyphenate="true"/>
    </style:style>
    <style:style style:name="T17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6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7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7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74" style:parent-style-name="Normal" style:family="paragraph">
      <style:paragraph-properties fo:widows="2" fo:orphans="2" style:text-autospace="none"/>
      <style:text-properties fo:hyphenate="true"/>
    </style:style>
    <style:style style:name="T17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76" style:parent-style-name="Normal" style:family="paragraph">
      <style:paragraph-properties fo:widows="2" fo:orphans="2" style:text-autospace="none"/>
      <style:text-properties fo:hyphenate="true"/>
    </style:style>
    <style:style style:name="T17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79" style:parent-style-name="Normal" style:family="paragraph">
      <style:paragraph-properties fo:widows="2" fo:orphans="2" style:text-autospace="none"/>
      <style:text-properties fo:hyphenate="true"/>
    </style:style>
    <style:style style:name="T17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8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8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8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87" style:parent-style-name="Normal" style:family="paragraph">
      <style:paragraph-properties fo:widows="2" fo:orphans="2" style:text-autospace="none"/>
      <style:text-properties fo:hyphenate="true"/>
    </style:style>
    <style:style style:name="T17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9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9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9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96" style:parent-style-name="Normal" style:family="paragraph">
      <style:paragraph-properties fo:widows="2" fo:orphans="2" style:text-autospace="none"/>
      <style:text-properties fo:hyphenate="true"/>
    </style:style>
    <style:style style:name="T17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98" style:parent-style-name="Normal" style:family="paragraph">
      <style:paragraph-properties fo:widows="2" fo:orphans="2" style:text-autospace="none"/>
      <style:text-properties fo:hyphenate="true"/>
    </style:style>
    <style:style style:name="T17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01" style:parent-style-name="Normal" style:family="paragraph">
      <style:paragraph-properties fo:widows="2" fo:orphans="2" style:text-autospace="none"/>
      <style:text-properties fo:hyphenate="true"/>
    </style:style>
    <style:style style:name="T18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0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0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07" style:parent-style-name="Normal" style:family="paragraph">
      <style:paragraph-properties fo:widows="2" fo:orphans="2" style:text-autospace="none"/>
      <style:text-properties fo:hyphenate="true"/>
    </style:style>
    <style:style style:name="T18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1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1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14" style:parent-style-name="Normal" style:family="paragraph">
      <style:paragraph-properties fo:widows="2" fo:orphans="2" style:text-autospace="none"/>
      <style:text-properties fo:hyphenate="true"/>
    </style:style>
    <style:style style:name="T18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16" style:parent-style-name="Normal" style:family="paragraph">
      <style:paragraph-properties fo:widows="2" fo:orphans="2" style:text-autospace="none"/>
      <style:text-properties fo:hyphenate="true"/>
    </style:style>
    <style:style style:name="T18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19" style:parent-style-name="Normal" style:family="paragraph">
      <style:paragraph-properties fo:widows="2" fo:orphans="2" style:text-autospace="none"/>
      <style:text-properties fo:hyphenate="true"/>
    </style:style>
    <style:style style:name="T18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21"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1822" style:parent-style-name="Normal" style:family="paragraph">
      <style:paragraph-properties fo:widows="2" fo:orphans="2" style:text-autospace="none"/>
      <style:text-properties fo:hyphenate="true"/>
    </style:style>
    <style:style style:name="T18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2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26" style:parent-style-name="Normal" style:family="paragraph">
      <style:paragraph-properties fo:widows="2" fo:orphans="2" style:text-autospace="none"/>
      <style:text-properties fo:hyphenate="true"/>
    </style:style>
    <style:style style:name="T18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2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31"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18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33" style:parent-style-name="Normal" style:family="paragraph">
      <style:paragraph-properties fo:widows="2" fo:orphans="2" style:text-autospace="none"/>
      <style:text-properties fo:hyphenate="true"/>
    </style:style>
    <style:style style:name="T18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35" style:parent-style-name="Normal" style:family="paragraph">
      <style:paragraph-properties fo:widows="2" fo:orphans="2" style:text-autospace="none"/>
      <style:text-properties fo:hyphenate="true"/>
    </style:style>
    <style:style style:name="T18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37"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1838" style:parent-style-name="Normal" style:family="paragraph">
      <style:paragraph-properties fo:widows="2" fo:orphans="2" style:text-autospace="none"/>
      <style:text-properties fo:hyphenate="true"/>
    </style:style>
    <style:style style:name="T18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40" style:parent-style-name="Normal" style:family="paragraph">
      <style:paragraph-properties fo:widows="2" fo:orphans="2" style:text-autospace="none"/>
      <style:text-properties fo:hyphenate="true"/>
    </style:style>
    <style:style style:name="T184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4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4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47"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1848" style:parent-style-name="Normal" style:family="paragraph">
      <style:paragraph-properties fo:widows="2" fo:orphans="2" style:text-autospace="none"/>
      <style:text-properties fo:hyphenate="true"/>
    </style:style>
    <style:style style:name="T18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5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5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5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5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58" style:parent-style-name="Normal" style:family="paragraph">
      <style:paragraph-properties fo:widows="2" fo:orphans="2" style:text-autospace="none"/>
      <style:text-properties fo:hyphenate="true"/>
    </style:style>
    <style:style style:name="T18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6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6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6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67" style:parent-style-name="Normal" style:family="paragraph">
      <style:paragraph-properties fo:widows="2" fo:orphans="2" style:text-autospace="none"/>
      <style:text-properties fo:hyphenate="true"/>
    </style:style>
    <style:style style:name="T18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69" style:parent-style-name="Normal" style:family="paragraph">
      <style:paragraph-properties fo:widows="2" fo:orphans="2" style:text-autospace="none"/>
      <style:text-properties fo:hyphenate="true"/>
    </style:style>
    <style:style style:name="T18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72" style:parent-style-name="Normal" style:family="paragraph">
      <style:paragraph-properties fo:widows="2" fo:orphans="2" style:text-autospace="none"/>
      <style:text-properties fo:hyphenate="true"/>
    </style:style>
    <style:style style:name="T18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7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7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7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8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8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8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86" style:parent-style-name="Normal" style:family="paragraph">
      <style:paragraph-properties fo:widows="2" fo:orphans="2" style:text-autospace="none"/>
      <style:text-properties fo:hyphenate="true"/>
    </style:style>
    <style:style style:name="T18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8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9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9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9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97" style:parent-style-name="Normal" style:family="paragraph">
      <style:paragraph-properties fo:widows="2" fo:orphans="2" style:text-autospace="none"/>
      <style:text-properties fo:hyphenate="true"/>
    </style:style>
    <style:style style:name="T18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99" style:parent-style-name="Normal" style:family="paragraph">
      <style:paragraph-properties fo:widows="2" fo:orphans="2" style:text-autospace="none"/>
      <style:text-properties fo:hyphenate="true"/>
    </style:style>
    <style:style style:name="T19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02" style:parent-style-name="Normal" style:family="paragraph">
      <style:paragraph-properties fo:widows="2" fo:orphans="2" style:text-autospace="none"/>
      <style:text-properties fo:hyphenate="true"/>
    </style:style>
    <style:style style:name="T19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0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0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0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10" style:parent-style-name="Normal" style:family="paragraph">
      <style:paragraph-properties fo:widows="2" fo:orphans="2" style:text-autospace="none"/>
      <style:text-properties fo:hyphenate="true"/>
    </style:style>
    <style:style style:name="T19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1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1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1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19" style:parent-style-name="Normal" style:family="paragraph">
      <style:paragraph-properties fo:widows="2" fo:orphans="2" style:text-autospace="none"/>
      <style:text-properties fo:hyphenate="true"/>
    </style:style>
    <style:style style:name="T19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21" style:parent-style-name="Normal" style:family="paragraph">
      <style:paragraph-properties fo:widows="2" fo:orphans="2" style:text-autospace="none"/>
      <style:text-properties fo:hyphenate="true"/>
    </style:style>
    <style:style style:name="T19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24" style:parent-style-name="Normal" style:family="paragraph">
      <style:paragraph-properties fo:widows="2" fo:orphans="2" style:text-autospace="none"/>
      <style:text-properties fo:hyphenate="true"/>
    </style:style>
    <style:style style:name="T19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26"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1927" style:parent-style-name="Normal" style:family="paragraph">
      <style:paragraph-properties fo:widows="2" fo:orphans="2" style:text-autospace="none"/>
      <style:text-properties fo:hyphenate="true"/>
    </style:style>
    <style:style style:name="T19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2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31" style:parent-style-name="Normal" style:family="paragraph">
      <style:paragraph-properties fo:widows="2" fo:orphans="2" style:text-autospace="none"/>
      <style:text-properties fo:hyphenate="true"/>
    </style:style>
    <style:style style:name="T19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3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36"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19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38" style:parent-style-name="Normal" style:family="paragraph">
      <style:paragraph-properties fo:widows="2" fo:orphans="2" style:text-autospace="none"/>
      <style:text-properties fo:hyphenate="true"/>
    </style:style>
    <style:style style:name="T19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40" style:parent-style-name="Normal" style:family="paragraph">
      <style:paragraph-properties fo:widows="2" fo:orphans="2" style:text-autospace="none"/>
      <style:text-properties fo:hyphenate="true"/>
    </style:style>
    <style:style style:name="T19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42"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1943" style:parent-style-name="Normal" style:family="paragraph">
      <style:paragraph-properties fo:widows="2" fo:orphans="2" style:text-autospace="none"/>
      <style:text-properties fo:hyphenate="true"/>
    </style:style>
    <style:style style:name="T194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4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4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51"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1952" style:parent-style-name="Normal" style:family="paragraph">
      <style:paragraph-properties fo:widows="2" fo:orphans="2" style:text-autospace="none"/>
      <style:text-properties fo:hyphenate="true"/>
    </style:style>
    <style:style style:name="T19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5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5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5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6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62" style:parent-style-name="Normal" style:family="paragraph">
      <style:paragraph-properties fo:widows="2" fo:orphans="2" style:text-autospace="none"/>
      <style:text-properties fo:hyphenate="true"/>
    </style:style>
    <style:style style:name="T19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6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6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6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71" style:parent-style-name="Normal" style:family="paragraph">
      <style:paragraph-properties fo:widows="2" fo:orphans="2" style:text-autospace="none"/>
      <style:text-properties fo:hyphenate="true"/>
    </style:style>
    <style:style style:name="T19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73" style:parent-style-name="Normal" style:family="paragraph">
      <style:paragraph-properties fo:widows="2" fo:orphans="2" style:text-autospace="none"/>
      <style:text-properties fo:hyphenate="true"/>
    </style:style>
    <style:style style:name="T19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76" style:parent-style-name="Normal" style:family="paragraph">
      <style:paragraph-properties fo:widows="2" fo:orphans="2" style:text-autospace="none"/>
      <style:text-properties fo:hyphenate="true"/>
    </style:style>
    <style:style style:name="T19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7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8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8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8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8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8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90" style:parent-style-name="Normal" style:family="paragraph">
      <style:paragraph-properties fo:widows="2" fo:orphans="2" style:text-autospace="none"/>
      <style:text-properties fo:hyphenate="true"/>
    </style:style>
    <style:style style:name="T19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9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9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9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9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01" style:parent-style-name="Normal" style:family="paragraph">
      <style:paragraph-properties fo:widows="2" fo:orphans="2" style:text-autospace="none"/>
      <style:text-properties fo:hyphenate="true"/>
    </style:style>
    <style:style style:name="T20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03" style:parent-style-name="Normal" style:family="paragraph">
      <style:paragraph-properties fo:widows="2" fo:orphans="2" style:text-autospace="none"/>
      <style:text-properties fo:hyphenate="true"/>
    </style:style>
    <style:style style:name="T20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06" style:parent-style-name="Normal" style:family="paragraph">
      <style:paragraph-properties fo:widows="2" fo:orphans="2" style:text-autospace="none"/>
      <style:text-properties fo:hyphenate="true"/>
    </style:style>
    <style:style style:name="T20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08"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009" style:parent-style-name="Normal" style:family="paragraph">
      <style:paragraph-properties fo:widows="2" fo:orphans="2" style:text-autospace="none"/>
      <style:text-properties fo:hyphenate="true"/>
    </style:style>
    <style:style style:name="T20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1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13" style:parent-style-name="Normal" style:family="paragraph">
      <style:paragraph-properties fo:widows="2" fo:orphans="2" style:text-autospace="none"/>
      <style:text-properties fo:hyphenate="true"/>
    </style:style>
    <style:style style:name="T20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1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18"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20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20" style:parent-style-name="Normal" style:family="paragraph">
      <style:paragraph-properties fo:widows="2" fo:orphans="2" style:text-autospace="none"/>
      <style:text-properties fo:hyphenate="true"/>
    </style:style>
    <style:style style:name="T20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22" style:parent-style-name="Normal" style:family="paragraph">
      <style:paragraph-properties fo:widows="2" fo:orphans="2" style:text-autospace="none"/>
      <style:text-properties fo:hyphenate="true"/>
    </style:style>
    <style:style style:name="T20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24"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2025" style:parent-style-name="Normal" style:family="paragraph">
      <style:paragraph-properties fo:widows="2" fo:orphans="2" style:text-autospace="none"/>
      <style:text-properties fo:hyphenate="true"/>
    </style:style>
    <style:style style:name="T20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27" style:parent-style-name="Normal" style:family="paragraph">
      <style:paragraph-properties fo:widows="2" fo:orphans="2" style:text-autospace="none"/>
      <style:text-properties fo:hyphenate="true"/>
    </style:style>
    <style:style style:name="T202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30"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20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3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34" style:parent-style-name="Normal" style:family="paragraph">
      <style:paragraph-properties fo:widows="2" fo:orphans="2" style:text-autospace="none"/>
      <style:text-properties fo:hyphenate="true"/>
    </style:style>
    <style:style style:name="T20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36"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037" style:parent-style-name="Normal" style:family="paragraph">
      <style:paragraph-properties fo:widows="2" fo:orphans="2" style:text-autospace="none"/>
      <style:text-properties fo:hyphenate="true"/>
    </style:style>
    <style:style style:name="T20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3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41" style:parent-style-name="Normal" style:family="paragraph">
      <style:paragraph-properties fo:widows="2" fo:orphans="2" style:text-autospace="none"/>
      <style:text-properties fo:hyphenate="true"/>
    </style:style>
    <style:style style:name="T20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4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4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0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48" style:parent-style-name="Normal" style:family="paragraph">
      <style:paragraph-properties fo:widows="2" fo:orphans="2" style:text-autospace="none"/>
      <style:text-properties fo:hyphenate="true"/>
    </style:style>
    <style:style style:name="T20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50" style:parent-style-name="Normal" style:family="paragraph">
      <style:paragraph-properties fo:widows="2" fo:orphans="2" style:text-autospace="none"/>
      <style:text-properties fo:hyphenate="true"/>
    </style:style>
    <style:style style:name="T20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53" style:parent-style-name="Normal" style:family="paragraph">
      <style:paragraph-properties fo:widows="2" fo:orphans="2" style:text-autospace="none"/>
      <style:text-properties fo:hyphenate="true"/>
    </style:style>
    <style:style style:name="T20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55"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056" style:parent-style-name="Normal" style:family="paragraph">
      <style:paragraph-properties fo:widows="2" fo:orphans="2" style:text-autospace="none"/>
      <style:text-properties fo:hyphenate="true"/>
    </style:style>
    <style:style style:name="T20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5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60" style:parent-style-name="Normal" style:family="paragraph">
      <style:paragraph-properties fo:widows="2" fo:orphans="2" style:text-autospace="none"/>
      <style:text-properties fo:hyphenate="true"/>
    </style:style>
    <style:style style:name="T20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6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6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67" style:parent-style-name="Normal" style:family="paragraph">
      <style:paragraph-properties fo:widows="2" fo:orphans="2" style:text-autospace="none"/>
      <style:text-properties fo:hyphenate="true"/>
    </style:style>
    <style:style style:name="T20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71"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072" style:parent-style-name="Normal" style:family="paragraph">
      <style:paragraph-properties fo:widows="2" fo:orphans="2" style:text-autospace="none"/>
      <style:text-properties fo:hyphenate="true"/>
    </style:style>
    <style:style style:name="T20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7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7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8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8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84" style:parent-style-name="Normal" style:family="paragraph">
      <style:paragraph-properties fo:widows="2" fo:orphans="2" style:text-autospace="none"/>
      <style:text-properties fo:hyphenate="true"/>
    </style:style>
    <style:style style:name="T20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8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9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9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9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97" style:parent-style-name="Normal" style:family="paragraph">
      <style:paragraph-properties fo:widows="2" fo:orphans="2" style:text-autospace="none"/>
      <style:text-properties fo:hyphenate="true"/>
    </style:style>
    <style:style style:name="T20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01" style:parent-style-name="Normal" style:family="paragraph">
      <style:paragraph-properties fo:widows="2" fo:orphans="2" style:text-autospace="none"/>
      <style:text-properties fo:hyphenate="true"/>
    </style:style>
    <style:style style:name="T21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06" style:parent-style-name="Normal" style:family="paragraph">
      <style:paragraph-properties fo:widows="2" fo:orphans="2" style:text-autospace="none"/>
      <style:text-properties fo:hyphenate="true"/>
    </style:style>
    <style:style style:name="T21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10"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111" style:parent-style-name="Normal" style:family="paragraph">
      <style:paragraph-properties fo:widows="2" fo:orphans="2" style:text-autospace="none"/>
      <style:text-properties fo:hyphenate="true"/>
    </style:style>
    <style:style style:name="T21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1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1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1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2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23" style:parent-style-name="Normal" style:family="paragraph">
      <style:paragraph-properties fo:widows="2" fo:orphans="2" style:text-autospace="none"/>
      <style:text-properties fo:hyphenate="true"/>
    </style:style>
    <style:style style:name="T21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2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3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3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3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36" style:parent-style-name="Normal" style:family="paragraph">
      <style:paragraph-properties fo:widows="2" fo:orphans="2" style:text-autospace="none"/>
      <style:text-properties fo:hyphenate="true"/>
    </style:style>
    <style:style style:name="T21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40" style:parent-style-name="Normal" style:family="paragraph">
      <style:paragraph-properties fo:widows="2" fo:orphans="2" style:text-autospace="none"/>
      <style:text-properties fo:hyphenate="true"/>
    </style:style>
    <style:style style:name="T21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45" style:parent-style-name="Normal" style:family="paragraph">
      <style:paragraph-properties fo:widows="2" fo:orphans="2" style:text-autospace="none"/>
      <style:text-properties fo:hyphenate="true"/>
    </style:style>
    <style:style style:name="T21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49"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150" style:parent-style-name="Normal" style:family="paragraph">
      <style:paragraph-properties fo:widows="2" fo:orphans="2" style:text-autospace="none"/>
      <style:text-properties fo:hyphenate="true"/>
    </style:style>
    <style:style style:name="T21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5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5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5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6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6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6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67" style:parent-style-name="Normal" style:family="paragraph">
      <style:paragraph-properties fo:widows="2" fo:orphans="2" style:text-autospace="none"/>
      <style:text-properties fo:hyphenate="true"/>
    </style:style>
    <style:style style:name="T21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8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82" style:parent-style-name="Normal" style:family="paragraph">
      <style:paragraph-properties fo:widows="2" fo:orphans="2" style:text-autospace="none"/>
      <style:text-properties fo:hyphenate="true"/>
    </style:style>
    <style:style style:name="T21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86" style:parent-style-name="Normal" style:family="paragraph">
      <style:paragraph-properties fo:widows="2" fo:orphans="2" style:text-autospace="none"/>
      <style:text-properties fo:hyphenate="true"/>
    </style:style>
    <style:style style:name="T21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91" style:parent-style-name="Normal" style:family="paragraph">
      <style:paragraph-properties fo:widows="2" fo:orphans="2" style:text-autospace="none"/>
      <style:text-properties fo:hyphenate="true"/>
    </style:style>
    <style:style style:name="T21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95"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196" style:parent-style-name="Normal" style:family="paragraph">
      <style:paragraph-properties fo:widows="2" fo:orphans="2" style:text-autospace="none"/>
      <style:text-properties fo:hyphenate="true"/>
    </style:style>
    <style:style style:name="T21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0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1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1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15" style:parent-style-name="Normal" style:family="paragraph">
      <style:paragraph-properties fo:widows="2" fo:orphans="2" style:text-autospace="none"/>
      <style:text-properties fo:hyphenate="true"/>
    </style:style>
    <style:style style:name="T22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2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2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2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2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2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3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33" style:parent-style-name="Normal" style:family="paragraph">
      <style:paragraph-properties fo:widows="2" fo:orphans="2" style:text-autospace="none"/>
      <style:text-properties fo:hyphenate="true"/>
    </style:style>
    <style:style style:name="T22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3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4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4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4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46" style:parent-style-name="Normal" style:family="paragraph">
      <style:paragraph-properties fo:widows="2" fo:orphans="2" style:text-autospace="none"/>
      <style:text-properties fo:hyphenate="true"/>
    </style:style>
    <style:style style:name="T22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50" style:parent-style-name="Normal" style:family="paragraph">
      <style:paragraph-properties fo:widows="2" fo:orphans="2" style:text-autospace="none"/>
      <style:text-properties fo:hyphenate="true"/>
    </style:style>
    <style:style style:name="T22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55" style:parent-style-name="Normal" style:family="paragraph">
      <style:paragraph-properties fo:widows="2" fo:orphans="2" style:text-autospace="none"/>
      <style:text-properties fo:hyphenate="true"/>
    </style:style>
    <style:style style:name="T22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59"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260" style:parent-style-name="Normal" style:family="paragraph">
      <style:paragraph-properties fo:widows="2" fo:orphans="2" style:text-autospace="none"/>
      <style:text-properties fo:hyphenate="true"/>
    </style:style>
    <style:style style:name="T22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6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6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6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71" style:parent-style-name="Normal" style:family="paragraph">
      <style:paragraph-properties fo:widows="2" fo:orphans="2" style:text-autospace="none"/>
      <style:text-properties fo:hyphenate="true"/>
    </style:style>
    <style:style style:name="T22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7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7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8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8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84" style:parent-style-name="Normal" style:family="paragraph">
      <style:paragraph-properties fo:widows="2" fo:orphans="2" style:text-autospace="none"/>
      <style:text-properties fo:hyphenate="true"/>
    </style:style>
    <style:style style:name="T22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88" style:parent-style-name="Normal" style:family="paragraph">
      <style:paragraph-properties fo:widows="2" fo:orphans="2" style:text-autospace="none"/>
      <style:text-properties fo:hyphenate="true"/>
    </style:style>
    <style:style style:name="T22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93" style:parent-style-name="Normal" style:family="paragraph">
      <style:paragraph-properties fo:widows="2" fo:orphans="2" style:text-autospace="none"/>
      <style:text-properties fo:hyphenate="true"/>
    </style:style>
    <style:style style:name="T22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7"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298" style:parent-style-name="Normal" style:family="paragraph">
      <style:paragraph-properties fo:widows="2" fo:orphans="2" style:text-autospace="none"/>
      <style:text-properties fo:hyphenate="true"/>
    </style:style>
    <style:style style:name="T22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0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0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0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07" style:parent-style-name="Normal" style:family="paragraph">
      <style:paragraph-properties fo:widows="2" fo:orphans="2" style:text-autospace="none"/>
      <style:text-properties fo:hyphenate="true"/>
    </style:style>
    <style:style style:name="T23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1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1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1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1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20" style:parent-style-name="Normal" style:family="paragraph">
      <style:paragraph-properties fo:widows="2" fo:orphans="2" style:text-autospace="none"/>
      <style:text-properties fo:hyphenate="true"/>
    </style:style>
    <style:style style:name="T23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24"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2325" style:parent-style-name="Normal" style:family="paragraph">
      <style:paragraph-properties fo:widows="2" fo:orphans="2" style:text-autospace="none"/>
      <style:text-properties fo:hyphenate="true"/>
    </style:style>
    <style:style style:name="T23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29"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330" style:parent-style-name="Normal" style:family="paragraph">
      <style:paragraph-properties fo:widows="2" fo:orphans="2" style:text-autospace="none"/>
      <style:text-properties fo:hyphenate="true"/>
    </style:style>
    <style:style style:name="T23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3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3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3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40" style:parent-style-name="Normal" style:family="paragraph">
      <style:paragraph-properties fo:widows="2" fo:orphans="2" style:text-autospace="none"/>
      <style:text-properties fo:hyphenate="true"/>
    </style:style>
    <style:style style:name="T23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4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4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4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51" style:parent-style-name="Normal" style:family="paragraph">
      <style:paragraph-properties fo:widows="2" fo:orphans="2" style:text-autospace="none"/>
      <style:text-properties fo:hyphenate="true"/>
    </style:style>
    <style:style style:name="T23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55" style:parent-style-name="Normal" style:family="paragraph">
      <style:paragraph-properties fo:widows="2" fo:orphans="2" style:text-autospace="none"/>
      <style:text-properties fo:hyphenate="true"/>
    </style:style>
    <style:style style:name="T23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60" style:parent-style-name="Normal" style:family="paragraph">
      <style:paragraph-properties fo:widows="2" fo:orphans="2" style:text-autospace="none"/>
      <style:text-properties fo:hyphenate="true"/>
    </style:style>
    <style:style style:name="T23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64"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365" style:parent-style-name="Normal" style:family="paragraph">
      <style:paragraph-properties fo:widows="2" fo:orphans="2" style:text-autospace="none"/>
      <style:text-properties fo:hyphenate="true"/>
    </style:style>
    <style:style style:name="T23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6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7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7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7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77" style:parent-style-name="Normal" style:family="paragraph">
      <style:paragraph-properties fo:widows="2" fo:orphans="2" style:text-autospace="none"/>
      <style:text-properties fo:hyphenate="true"/>
    </style:style>
    <style:style style:name="T23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8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8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8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8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90" style:parent-style-name="Normal" style:family="paragraph">
      <style:paragraph-properties fo:widows="2" fo:orphans="2" style:text-autospace="none"/>
      <style:text-properties fo:hyphenate="true"/>
    </style:style>
    <style:style style:name="T23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94" style:parent-style-name="Normal" style:family="paragraph">
      <style:paragraph-properties fo:widows="2" fo:orphans="2" style:text-autospace="none"/>
      <style:text-properties fo:hyphenate="true"/>
    </style:style>
    <style:style style:name="T23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97" style:parent-style-name="Normal" style:family="paragraph">
      <style:paragraph-properties fo:widows="2" fo:orphans="2" style:text-autospace="none"/>
      <style:text-properties fo:hyphenate="true"/>
    </style:style>
    <style:style style:name="T23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99" style:parent-style-name="Textbody" style:family="paragraph">
      <style:text-properties style:font-name="Consolas" style:font-name-complex="Consolas" fo:color="#000000" style:letter-kerning="false" fo:font-size="10pt" style:font-size-asian="10pt" style:font-size-complex="10pt" style:language-complex="ar" style:country-complex="SA"/>
    </style:style>
    <style:style style:name="P2400" style:parent-style-name="Normal" style:family="paragraph">
      <style:paragraph-properties fo:widows="2" fo:orphans="2" style:text-autospace="none"/>
      <style:text-properties fo:hyphenate="true"/>
    </style:style>
    <style:style style:name="T2401"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24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0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0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07"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24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09" style:parent-style-name="Normal" style:family="paragraph">
      <style:paragraph-properties fo:widows="2" fo:orphans="2" style:text-autospace="none" fo:text-indent="0.4923in"/>
      <style:text-properties fo:hyphenate="true"/>
    </style:style>
    <style:style style:name="T24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11"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24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1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1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1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4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2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22" style:parent-style-name="Standard" style:family="paragraph">
      <style:paragraph-properties style:text-autospace="none" fo:margin-top="0.052in" fo:margin-bottom="0.052in"/>
      <style:text-properties style:font-name="Arial" fo:font-weight="bold" style:font-weight-asian="bold" fo:color="#222222"/>
    </style:style>
    <style:style style:name="P2423" style:parent-style-name="Standard" style:family="paragraph">
      <style:paragraph-properties style:text-autospace="none" fo:margin-top="0.052in" fo:margin-bottom="0.052in"/>
    </style:style>
    <style:style style:name="T2424" style:parent-style-name="StrongEmphasis" style:family="text">
      <style:text-properties style:font-name="Arial" fo:font-weight="normal" style:font-weight-asian="normal" fo:color="#222222"/>
    </style:style>
    <style:style style:name="T2425" style:parent-style-name="StrongEmphasis" style:family="text">
      <style:text-properties style:font-name="Arial" fo:font-weight="normal" style:font-weight-asian="normal" fo:color="#222222"/>
    </style:style>
    <style:style style:name="T2426" style:parent-style-name="StrongEmphasis" style:family="text">
      <style:text-properties style:font-name="Arial" fo:font-weight="normal" style:font-weight-asian="normal" fo:color="#222222"/>
    </style:style>
    <style:style style:name="T2427" style:parent-style-name="StrongEmphasis" style:family="text">
      <style:text-properties style:font-name="Consolas" style:font-name-complex="Consolas" fo:font-weight="normal" style:font-weight-asian="normal" fo:color="#222222"/>
    </style:style>
    <style:style style:name="T2428" style:parent-style-name="StrongEmphasis" style:family="text">
      <style:text-properties style:font-name="Arial" fo:font-weight="normal" style:font-weight-asian="normal" fo:color="#222222"/>
    </style:style>
    <style:style style:name="T2429" style:parent-style-name="StrongEmphasis" style:family="text">
      <style:text-properties style:font-name="Consolas" style:font-name-complex="Consolas" fo:font-weight="normal" style:font-weight-asian="normal" fo:color="#222222"/>
    </style:style>
    <style:style style:name="T2430" style:parent-style-name="StrongEmphasis" style:family="text">
      <style:text-properties style:font-name="Arial" fo:font-weight="normal" style:font-weight-asian="normal" fo:color="#222222"/>
    </style:style>
    <style:style style:name="P2431" style:parent-style-name="Standard" style:family="paragraph">
      <style:paragraph-properties style:text-autospace="none" fo:margin-top="0.052in" fo:margin-bottom="0.052in"/>
    </style:style>
    <style:style style:name="T2432" style:parent-style-name="StrongEmphasis" style:family="text">
      <style:text-properties style:font-name="Arial" fo:font-weight="normal" style:font-weight-asian="normal" fo:color="#222222"/>
    </style:style>
    <style:style style:name="T2433" style:parent-style-name="StrongEmphasis" style:family="text">
      <style:text-properties style:font-name="Arial" fo:font-weight="normal" style:font-weight-asian="normal" fo:color="#222222"/>
    </style:style>
    <style:style style:name="T2434" style:parent-style-name="StrongEmphasis" style:family="text">
      <style:text-properties style:font-name="Consolas" style:font-name-complex="Consolas" fo:font-weight="normal" style:font-weight-asian="normal" fo:color="#222222"/>
    </style:style>
    <style:style style:name="T2435" style:parent-style-name="StrongEmphasis" style:family="text">
      <style:text-properties style:font-name="Arial" fo:font-weight="normal" style:font-weight-asian="normal" fo:color="#222222"/>
    </style:style>
    <style:style style:name="T2436" style:parent-style-name="StrongEmphasis" style:family="text">
      <style:text-properties style:font-name="Consolas" style:font-name-complex="Consolas" fo:font-weight="normal" style:font-weight-asian="normal" fo:color="#222222"/>
    </style:style>
    <style:style style:name="T2437" style:parent-style-name="StrongEmphasis" style:family="text">
      <style:text-properties style:font-name="Arial" fo:font-weight="normal" style:font-weight-asian="normal" fo:color="#222222"/>
    </style:style>
    <style:style style:name="T2438" style:parent-style-name="StrongEmphasis" style:family="text">
      <style:text-properties style:font-name="Consolas" style:font-name-complex="Consolas" fo:font-weight="normal" style:font-weight-asian="normal" fo:color="#222222"/>
    </style:style>
    <style:style style:name="T2439" style:parent-style-name="StrongEmphasis" style:family="text">
      <style:text-properties style:font-name="Arial" fo:font-weight="normal" style:font-weight-asian="normal" fo:color="#222222"/>
    </style:style>
    <style:style style:name="T2440" style:parent-style-name="StrongEmphasis" style:family="text">
      <style:text-properties style:font-name="Consolas" style:font-name-complex="Consolas" fo:font-weight="normal" style:font-weight-asian="normal" fo:color="#222222"/>
    </style:style>
    <style:style style:name="T2441" style:parent-style-name="StrongEmphasis" style:family="text">
      <style:text-properties style:font-name="Consolas" style:font-name-complex="Consolas" fo:font-weight="normal" style:font-weight-asian="normal" fo:color="#222222"/>
    </style:style>
    <style:style style:name="T2442" style:parent-style-name="StrongEmphasis" style:family="text">
      <style:text-properties style:font-name="Arial" fo:font-weight="normal" style:font-weight-asian="normal" fo:color="#222222"/>
    </style:style>
    <style:style style:name="P2443"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2444" style:parent-style-name="Heading2" style:family="paragraph">
      <style:text-properties fo:font-style="normal" style:font-style-asian="normal" fo:font-size="18pt" style:font-size-asian="18pt" style:font-size-complex="18pt"/>
    </style:style>
    <style:style style:name="P2445" style:parent-style-name="Textbody" style:family="paragraph">
      <style:paragraph-properties fo:margin-top="0.052in" fo:margin-bottom="0.052in"/>
    </style:style>
    <style:style style:name="T2446" style:parent-style-name="DefaultParagraphFont" style:family="text">
      <style:text-properties style:font-name="Arial" fo:color="#222222"/>
    </style:style>
    <style:style style:name="T2447" style:parent-style-name="DefaultParagraphFont" style:family="text">
      <style:text-properties style:font-name="Consolas" style:font-name-complex="Consolas" fo:color="#222222"/>
    </style:style>
    <style:style style:name="T2448" style:parent-style-name="DefaultParagraphFont" style:family="text">
      <style:text-properties style:font-name="Arial" fo:color="#222222"/>
    </style:style>
    <style:style style:name="T2449" style:parent-style-name="DefaultParagraphFont" style:family="text">
      <style:text-properties style:font-name="Arial" fo:color="#222222"/>
    </style:style>
    <style:style style:name="T2450" style:parent-style-name="DefaultParagraphFont" style:family="text">
      <style:text-properties style:font-name="Consolas" style:font-name-complex="Consolas" fo:color="#222222"/>
    </style:style>
    <style:style style:name="T2451" style:parent-style-name="DefaultParagraphFont" style:family="text">
      <style:text-properties style:font-name="Arial" fo:color="#222222"/>
    </style:style>
    <style:style style:name="T2452" style:parent-style-name="DefaultParagraphFont" style:family="text">
      <style:text-properties style:font-name="Consolas" style:font-name-complex="Consolas" fo:color="#222222"/>
    </style:style>
    <style:style style:name="T2453" style:parent-style-name="DefaultParagraphFont" style:family="text">
      <style:text-properties style:font-name="Arial" fo:color="#222222"/>
    </style:style>
    <style:style style:name="T2454" style:parent-style-name="DefaultParagraphFont" style:family="text">
      <style:text-properties style:font-name="Consolas" style:font-name-complex="Consolas" fo:color="#222222"/>
    </style:style>
    <style:style style:name="T2455" style:parent-style-name="DefaultParagraphFont" style:family="text">
      <style:text-properties style:font-name="Arial" fo:color="#222222"/>
    </style:style>
    <style:style style:name="T2456" style:parent-style-name="DefaultParagraphFont" style:family="text">
      <style:text-properties style:font-name="Consolas" style:font-name-complex="Consolas" fo:color="#222222"/>
    </style:style>
    <style:style style:name="T2457" style:parent-style-name="DefaultParagraphFont" style:family="text">
      <style:text-properties style:font-name="Arial" fo:color="#222222"/>
    </style:style>
    <style:style style:name="T2458" style:parent-style-name="DefaultParagraphFont" style:family="text">
      <style:text-properties style:font-name="Arial" fo:color="#222222"/>
    </style:style>
    <style:style style:name="P2459" style:parent-style-name="Textbody" style:family="paragraph">
      <style:paragraph-properties fo:margin-top="0.052in" fo:margin-bottom="0.052in"/>
      <style:text-properties style:font-name="Arial" fo:color="#222222"/>
    </style:style>
    <style:style style:name="P2460" style:parent-style-name="Textbody" style:family="paragraph">
      <style:paragraph-properties fo:margin-top="0.052in" fo:margin-bottom="0.052in"/>
      <style:text-properties style:font-name="Arial" fo:color="#222222"/>
    </style:style>
    <style:style style:name="P2461" style:parent-style-name="Textbody" style:family="paragraph">
      <style:paragraph-properties fo:margin-top="0.052in" fo:margin-bottom="0.052in"/>
    </style:style>
    <style:style style:name="T2462" style:parent-style-name="DefaultParagraphFont" style:family="text">
      <style:text-properties style:font-name="Arial" fo:font-weight="bold" style:font-weight-asian="bold" fo:color="#222222"/>
    </style:style>
    <style:style style:name="T2463" style:parent-style-name="DefaultParagraphFont" style:family="text">
      <style:text-properties style:font-name="Arial" fo:font-weight="bold" style:font-weight-asian="bold" fo:color="#222222"/>
    </style:style>
    <style:style style:name="P2464" style:parent-style-name="Textbody" style:family="paragraph">
      <style:paragraph-properties fo:margin-top="0.052in" fo:margin-bottom="0.052in"/>
    </style:style>
    <style:style style:name="T2465" style:parent-style-name="StrongEmphasis" style:family="text">
      <style:text-properties style:font-name="Arial" fo:font-weight="normal" style:font-weight-asian="normal" fo:color="#222222"/>
    </style:style>
    <style:style style:name="T2466" style:parent-style-name="StrongEmphasis" style:family="text">
      <style:text-properties style:font-name="Consolas" fo:font-weight="normal" style:font-weight-asian="normal" fo:color="#222222"/>
    </style:style>
    <style:style style:name="T2467" style:parent-style-name="StrongEmphasis" style:family="text">
      <style:text-properties style:font-name="Arial" fo:font-weight="normal" style:font-weight-asian="normal" fo:color="#222222"/>
    </style:style>
    <style:style style:name="T2468" style:parent-style-name="StrongEmphasis" style:family="text">
      <style:text-properties style:font-name="Consolas" fo:font-weight="normal" style:font-weight-asian="normal" fo:color="#222222"/>
    </style:style>
    <style:style style:name="T2469" style:parent-style-name="StrongEmphasis" style:family="text">
      <style:text-properties style:font-name="Arial" fo:font-weight="normal" style:font-weight-asian="normal" fo:color="#222222"/>
    </style:style>
    <style:style style:name="P2470" style:parent-style-name="Standard" style:family="paragraph">
      <style:paragraph-properties fo:margin-top="0.052in" fo:margin-bottom="0.052in"/>
    </style:style>
    <style:style style:name="T2471"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2472" style:parent-style-name="StrongEmphasis" style:family="text">
      <style:text-properties style:font-name="Consolas" style:font-name-asian="Consolas" style:font-name-complex="Consolas" fo:font-weight="normal" style:font-weight-asian="normal" fo:color="#6A3E3E" fo:font-size="10pt" style:font-size-asian="10pt" style:font-size-complex="10pt"/>
    </style:style>
    <style:style style:name="T2473"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2474" style:parent-style-name="StrongEmphasis" style:family="text">
      <style:text-properties style:font-name="Consolas" style:font-name-asian="Consolas" style:font-name-complex="Consolas" fo:color="#7F0055" fo:font-size="10pt" style:font-size-asian="10pt" style:font-size-complex="10pt"/>
    </style:style>
    <style:style style:name="T2475"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2476" style:parent-style-name="StrongEmphasis" style:family="text">
      <style:text-properties style:font-name="Consolas" style:font-name-asian="Consolas" style:font-name-complex="Consolas" fo:font-weight="normal" style:font-weight-asian="normal" fo:color="#2A00FF" fo:font-size="10pt" style:font-size-asian="10pt" style:font-size-complex="10pt"/>
    </style:style>
    <style:style style:name="T2477"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2478"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2479" style:parent-style-name="DefaultParagraphFont" style:family="text">
      <style:text-properties style:font-name="Consolas" style:font-name-asian="Consolas" style:font-name-complex="Consolas" fo:color="#000000" fo:font-size="10pt" style:font-size-asian="10pt" style:font-size-complex="10pt"/>
    </style:style>
    <style:style style:name="T2480" style:parent-style-name="DefaultParagraphFont" style:family="text">
      <style:text-properties style:font-name="Consolas" style:font-name-asian="Consolas" style:font-name-complex="Consolas" fo:color="#6A3E3E" fo:font-size="10pt" style:font-size-asian="10pt" style:font-size-complex="10pt"/>
    </style:style>
    <style:style style:name="T2481" style:parent-style-name="DefaultParagraphFont" style:family="text">
      <style:text-properties style:font-name="Consolas" style:font-name-asian="Consolas" style:font-name-complex="Consolas" fo:color="#000000" fo:font-size="10pt" style:font-size-asian="10pt" style:font-size-complex="10pt"/>
    </style:style>
    <style:style style:name="T2482" style:parent-style-name="DefaultParagraphFont" style:family="text">
      <style:text-properties style:font-name="Consolas" style:font-name-asian="Consolas" style:font-name-complex="Consolas" fo:color="#6A3E3E" fo:font-size="10pt" style:font-size-asian="10pt" style:font-size-complex="10pt"/>
    </style:style>
    <style:style style:name="T2483" style:parent-style-name="DefaultParagraphFont" style:family="text">
      <style:text-properties style:font-name="Consolas" style:font-name-asian="Consolas" style:font-name-complex="Consolas" fo:color="#000000" fo:font-size="10pt" style:font-size-asian="10pt" style:font-size-complex="10pt"/>
    </style:style>
    <style:style style:name="T248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485" style:parent-style-name="DefaultParagraphFont" style:family="text">
      <style:text-properties style:font-name="Consolas" style:font-name-asian="Consolas" style:font-name-complex="Consolas" fo:color="#000000" fo:font-size="10pt" style:font-size-asian="10pt" style:font-size-complex="10pt"/>
    </style:style>
    <style:style style:name="T2486" style:parent-style-name="DefaultParagraphFont" style:family="text">
      <style:text-properties style:font-name="Consolas" style:font-name-asian="Consolas" style:font-name-complex="Consolas" fo:color="#000000" fo:font-size="10pt" style:font-size-asian="10pt" style:font-size-complex="10pt"/>
    </style:style>
    <style:style style:name="T2487" style:parent-style-name="DefaultParagraphFont" style:family="text">
      <style:text-properties style:font-name="Consolas" style:font-name-asian="Consolas" style:font-name-complex="Consolas" fo:color="#000000" fo:font-size="10pt" style:font-size-asian="10pt" style:font-size-complex="10pt"/>
    </style:style>
    <style:style style:name="T2488" style:parent-style-name="DefaultParagraphFont" style:family="text">
      <style:text-properties style:font-name="Consolas" style:font-name-asian="Consolas" style:font-name-complex="Consolas" fo:color="#6A3E3E" fo:font-size="10pt" style:font-size-asian="10pt" style:font-size-complex="10pt"/>
    </style:style>
    <style:style style:name="T2489" style:parent-style-name="DefaultParagraphFont" style:family="text">
      <style:text-properties style:font-name="Consolas" style:font-name-asian="Consolas" style:font-name-complex="Consolas" fo:color="#000000" fo:font-size="10pt" style:font-size-asian="10pt" style:font-size-complex="10pt"/>
    </style:style>
    <style:style style:name="T2490" style:parent-style-name="DefaultParagraphFont" style:family="text">
      <style:text-properties style:font-name="Consolas" style:font-name-asian="Consolas" style:font-name-complex="Consolas" fo:color="#6A3E3E" fo:font-size="10pt" style:font-size-asian="10pt" style:font-size-complex="10pt"/>
    </style:style>
    <style:style style:name="T2491" style:parent-style-name="DefaultParagraphFont" style:family="text">
      <style:text-properties style:font-name="Consolas" style:font-name-asian="Consolas" style:font-name-complex="Consolas" fo:color="#000000" fo:font-size="10pt" style:font-size-asian="10pt" style:font-size-complex="10pt"/>
    </style:style>
    <style:style style:name="T2492" style:parent-style-name="DefaultParagraphFont" style:family="text">
      <style:text-properties style:font-name="Consolas" style:font-name-asian="Consolas" style:font-name-complex="Consolas" fo:color="#000000" fo:font-size="10pt" style:font-size-asian="10pt" style:font-size-complex="10pt"/>
    </style:style>
    <style:style style:name="T2493" style:parent-style-name="DefaultParagraphFont" style:family="text">
      <style:text-properties style:font-name="Consolas" style:font-name-asian="Consolas" style:font-name-complex="Consolas" fo:color="#000000" fo:font-size="10pt" style:font-size-asian="10pt" style:font-size-complex="10pt"/>
    </style:style>
    <style:style style:name="T2494"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2495" style:parent-style-name="DefaultParagraphFont" style:family="text">
      <style:text-properties style:font-name="Consolas" style:font-name-asian="Consolas" style:font-name-complex="Consolas" fo:color="#000000" fo:font-size="10pt" style:font-size-asian="10pt" style:font-size-complex="10pt"/>
    </style:style>
    <style:style style:name="T2496" style:parent-style-name="DefaultParagraphFont" style:family="text">
      <style:text-properties style:font-name="Consolas" style:font-name-asian="Consolas" style:font-name-complex="Consolas" fo:color="#6A3E3E" fo:font-size="10pt" style:font-size-asian="10pt" style:font-size-complex="10pt"/>
    </style:style>
    <style:style style:name="T2497" style:parent-style-name="DefaultParagraphFont" style:family="text">
      <style:text-properties style:font-name="Consolas" style:font-name-asian="Consolas" style:font-name-complex="Consolas" fo:color="#000000" fo:font-size="10pt" style:font-size-asian="10pt" style:font-size-complex="10pt"/>
    </style:style>
    <style:style style:name="T2498" style:parent-style-name="DefaultParagraphFont" style:family="text">
      <style:text-properties style:font-name="Consolas" style:font-name-asian="Consolas" style:font-name-complex="Consolas" fo:color="#000000" fo:font-size="10pt" style:font-size-asian="10pt" style:font-size-complex="10pt"/>
    </style:style>
    <style:style style:name="T2499" style:parent-style-name="DefaultParagraphFont" style:family="text">
      <style:text-properties style:font-name="Consolas" style:font-name-asian="Consolas" style:font-name-complex="Consolas" fo:color="#000000" fo:font-size="10pt" style:font-size-asian="10pt" style:font-size-complex="10pt"/>
    </style:style>
    <style:style style:name="T2500"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2501" style:parent-style-name="DefaultParagraphFont" style:family="text">
      <style:text-properties style:font-name="Consolas" style:font-name-asian="Consolas" style:font-name-complex="Consolas" fo:color="#000000" fo:font-size="10pt" style:font-size-asian="10pt" style:font-size-complex="10pt"/>
    </style:style>
    <style:style style:name="T2502" style:parent-style-name="DefaultParagraphFont" style:family="text">
      <style:text-properties style:font-name="Consolas" style:font-name-asian="Consolas" style:font-name-complex="Consolas" fo:color="#6A3E3E" fo:font-size="10pt" style:font-size-asian="10pt" style:font-size-complex="10pt"/>
    </style:style>
    <style:style style:name="T2503" style:parent-style-name="DefaultParagraphFont" style:family="text">
      <style:text-properties style:font-name="Consolas" style:font-name-asian="Consolas" style:font-name-complex="Consolas" fo:color="#000000" fo:font-size="10pt" style:font-size-asian="10pt" style:font-size-complex="10pt"/>
    </style:style>
    <style:style style:name="P2504" style:parent-style-name="Textbody" style:family="paragraph">
      <style:paragraph-properties fo:margin-top="0.052in" fo:margin-bottom="0.052in"/>
      <style:text-properties style:font-name="Arial" fo:color="#222222"/>
    </style:style>
    <style:style style:name="P2505" style:parent-style-name="Textbody" style:family="paragraph">
      <style:paragraph-properties fo:margin-top="0.052in" fo:margin-bottom="0.052in"/>
    </style:style>
    <style:style style:name="T2506" style:parent-style-name="DefaultParagraphFont" style:family="text">
      <style:text-properties style:font-name="Arial" fo:color="#222222"/>
    </style:style>
    <style:style style:name="P2507" style:parent-style-name="Standard" style:family="paragraph">
      <style:paragraph-properties fo:margin-top="0.052in" fo:margin-bottom="0.052in"/>
      <style:text-properties style:font-name="Consolas" style:font-name-asian="Consolas" style:font-name-complex="Consolas" fo:color="#000000" fo:font-size="10pt" style:font-size-asian="10pt" style:font-size-complex="10pt"/>
    </style:style>
    <style:style style:name="P2508" style:parent-style-name="Standard" style:family="paragraph">
      <style:paragraph-properties style:text-autospace="none"/>
    </style:style>
    <style:style style:name="T2509" style:parent-style-name="DefaultParagraphFont" style:family="text">
      <style:text-properties style:font-name="Consolas" style:font-name-asian="Consolas" style:font-name-complex="Consolas" fo:color="#000000" fo:font-size="10pt" style:font-size-asian="10pt" style:font-size-complex="10pt"/>
    </style:style>
    <style:style style:name="P2510" style:parent-style-name="Standard" style:family="paragraph">
      <style:paragraph-properties fo:margin-top="0.052in" fo:margin-bottom="0.052in"/>
      <style:text-properties style:font-name="Arial" fo:color="#222222"/>
    </style:style>
    <style:style style:name="P2511" style:parent-style-name="Standard" style:family="paragraph">
      <style:paragraph-properties fo:margin-top="0.052in" fo:margin-bottom="0.052in"/>
      <style:text-properties style:font-name="Arial" fo:color="#222222"/>
    </style:style>
    <style:style style:name="P2512" style:parent-style-name="Standard" style:family="paragraph">
      <style:paragraph-properties fo:margin-top="0.052in" fo:margin-bottom="0.052in"/>
    </style:style>
    <style:style style:name="P2513" style:parent-style-name="Heading2" style:family="paragraph">
      <style:text-properties fo:font-style="normal" style:font-style-asian="normal" fo:font-size="18pt" style:font-size-asian="18pt" style:font-size-complex="18pt"/>
    </style:style>
    <style:style style:name="P2514" style:parent-style-name="Standard" style:family="paragraph">
      <style:paragraph-properties fo:margin-top="0.052in" fo:margin-bottom="0.052in"/>
      <style:text-properties style:font-name="Arial" fo:color="#222222"/>
    </style:style>
    <style:style style:name="P2515" style:parent-style-name="Standard" style:family="paragraph">
      <style:paragraph-properties fo:margin-top="0.052in" fo:margin-bottom="0.052in"/>
    </style:style>
    <style:style style:name="T2516" style:parent-style-name="DefaultParagraphFont" style:family="text">
      <style:text-properties style:font-name="Arial" fo:color="#222222"/>
    </style:style>
    <style:style style:name="T2517" style:parent-style-name="DefaultParagraphFont" style:family="text">
      <style:text-properties style:font-name="Consolas" style:font-name-complex="Consolas" fo:color="#222222"/>
    </style:style>
    <style:style style:name="T2518" style:parent-style-name="DefaultParagraphFont" style:family="text">
      <style:text-properties style:font-name="Arial" fo:color="#222222"/>
    </style:style>
    <style:style style:name="T2519" style:parent-style-name="DefaultParagraphFont" style:family="text">
      <style:text-properties style:font-name="Consolas" style:font-name-complex="Consolas" fo:color="#222222"/>
    </style:style>
    <style:style style:name="T2520" style:parent-style-name="DefaultParagraphFont" style:family="text">
      <style:text-properties style:font-name="Arial" fo:color="#222222"/>
    </style:style>
    <style:style style:name="T2521" style:parent-style-name="DefaultParagraphFont" style:family="text">
      <style:text-properties style:font-name="Consolas" style:font-name-complex="Consolas" fo:color="#222222"/>
    </style:style>
    <style:style style:name="T2522" style:parent-style-name="DefaultParagraphFont" style:family="text">
      <style:text-properties style:font-name="Arial" fo:color="#222222"/>
    </style:style>
    <style:style style:name="T2523" style:parent-style-name="DefaultParagraphFont" style:family="text">
      <style:text-properties style:font-name="Consolas" style:font-name-complex="Consolas" fo:color="#222222"/>
    </style:style>
    <style:style style:name="T2524" style:parent-style-name="DefaultParagraphFont" style:family="text">
      <style:text-properties style:font-name="Arial" fo:color="#222222"/>
    </style:style>
    <style:style style:name="T2525" style:parent-style-name="DefaultParagraphFont" style:family="text">
      <style:text-properties style:font-name="Consolas" style:font-name-complex="Consolas" fo:color="#222222"/>
    </style:style>
    <style:style style:name="T2526" style:parent-style-name="DefaultParagraphFont" style:family="text">
      <style:text-properties style:font-name="Arial" fo:color="#222222"/>
    </style:style>
    <style:style style:name="T2527" style:parent-style-name="DefaultParagraphFont" style:family="text">
      <style:text-properties style:font-name="Consolas" style:font-name-complex="Consolas" fo:color="#222222"/>
    </style:style>
    <style:style style:name="T2528" style:parent-style-name="DefaultParagraphFont" style:family="text">
      <style:text-properties style:font-name="Consolas" style:font-name-complex="Consolas" fo:color="#222222"/>
    </style:style>
    <style:style style:name="T2529" style:parent-style-name="DefaultParagraphFont" style:family="text">
      <style:text-properties style:font-name="Arial" fo:color="#222222"/>
    </style:style>
    <style:style style:name="T2530" style:parent-style-name="DefaultParagraphFont" style:family="text">
      <style:text-properties style:font-name="Consolas" style:font-name-complex="Consolas" fo:color="#222222"/>
    </style:style>
    <style:style style:name="T2531" style:parent-style-name="DefaultParagraphFont" style:family="text">
      <style:text-properties style:font-name="Arial" fo:color="#222222"/>
    </style:style>
    <style:style style:name="T2532" style:parent-style-name="DefaultParagraphFont" style:family="text">
      <style:text-properties style:font-name="Consolas" style:font-name-complex="Consolas" fo:color="#222222"/>
    </style:style>
    <style:style style:name="T2533" style:parent-style-name="DefaultParagraphFont" style:family="text">
      <style:text-properties style:font-name="Arial" fo:color="#222222"/>
    </style:style>
    <style:style style:name="T2534" style:parent-style-name="DefaultParagraphFont" style:family="text">
      <style:text-properties style:font-name="Consolas" style:font-name-complex="Consolas" fo:color="#222222"/>
    </style:style>
    <style:style style:name="T2535" style:parent-style-name="DefaultParagraphFont" style:family="text">
      <style:text-properties style:font-name="Arial" fo:color="#222222"/>
    </style:style>
    <style:style style:name="T2536" style:parent-style-name="DefaultParagraphFont" style:family="text">
      <style:text-properties style:font-name="Arial" fo:color="#222222"/>
    </style:style>
    <style:style style:name="T2537" style:parent-style-name="DefaultParagraphFont" style:family="text">
      <style:text-properties style:font-name="Consolas" style:font-name-complex="Consolas" fo:color="#000000" style:letter-kerning="false" style:language-complex="ar" style:country-complex="SA"/>
    </style:style>
    <style:style style:name="T2538" style:parent-style-name="DefaultParagraphFont" style:family="text">
      <style:text-properties style:font-name="Arial" fo:color="#222222"/>
    </style:style>
    <style:style style:name="T2539" style:parent-style-name="DefaultParagraphFont" style:family="text">
      <style:text-properties style:font-name="Consolas" style:font-name-complex="Consolas" fo:color="#222222"/>
    </style:style>
    <style:style style:name="T2540" style:parent-style-name="DefaultParagraphFont" style:family="text">
      <style:text-properties style:font-name="Arial" fo:color="#222222"/>
    </style:style>
    <style:style style:name="T2541" style:parent-style-name="DefaultParagraphFont" style:family="text">
      <style:text-properties style:font-name="Arial" fo:color="#222222"/>
    </style:style>
    <style:style style:name="P2542" style:parent-style-name="Textbody" style:family="paragraph">
      <style:paragraph-properties fo:margin-top="0.052in" fo:margin-bottom="0.052in"/>
    </style:style>
    <style:style style:name="T2543" style:parent-style-name="DefaultParagraphFont" style:family="text">
      <style:text-properties style:font-name="Arial" fo:color="#222222"/>
    </style:style>
    <style:style style:name="T2544" style:parent-style-name="DefaultParagraphFont" style:family="text">
      <style:text-properties style:font-name="Arial" fo:color="#222222"/>
    </style:style>
    <style:style style:name="T2545" style:parent-style-name="DefaultParagraphFont" style:family="text">
      <style:text-properties style:font-name="Consolas" fo:color="#222222"/>
    </style:style>
    <style:style style:name="T2546" style:parent-style-name="DefaultParagraphFont" style:family="text">
      <style:text-properties style:font-name="Arial" fo:color="#222222"/>
    </style:style>
    <style:style style:name="T2547" style:parent-style-name="DefaultParagraphFont" style:family="text">
      <style:text-properties style:font-name="Consolas" style:font-name-complex="Consolas" fo:color="#222222"/>
    </style:style>
    <style:style style:name="T2548" style:parent-style-name="DefaultParagraphFont" style:family="text">
      <style:text-properties style:font-name="Arial" fo:color="#222222"/>
    </style:style>
    <style:style style:name="T2549" style:parent-style-name="DefaultParagraphFont" style:family="text">
      <style:text-properties style:font-name="Consolas" fo:color="#222222"/>
    </style:style>
    <style:style style:name="T2550" style:parent-style-name="DefaultParagraphFont" style:family="text">
      <style:text-properties style:font-name="Arial" fo:color="#222222"/>
    </style:style>
    <style:style style:name="P2551" style:parent-style-name="Normal" style:family="paragraph">
      <style:paragraph-properties fo:widows="2" fo:orphans="2" style:text-autospace="none" fo:text-indent="0.4923in"/>
      <style:text-properties fo:hyphenate="true"/>
    </style:style>
    <style:style style:name="T25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5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5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5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57" style:parent-style-name="Normal" style:family="paragraph">
      <style:paragraph-properties fo:widows="2" fo:orphans="2" style:text-autospace="none"/>
      <style:text-properties fo:hyphenate="true"/>
    </style:style>
    <style:style style:name="T25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5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6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6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65" style:parent-style-name="Normal" style:family="paragraph">
      <style:paragraph-properties fo:widows="2" fo:orphans="2" style:text-autospace="none"/>
      <style:text-properties fo:hyphenate="true"/>
    </style:style>
    <style:style style:name="T25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6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6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71" style:parent-style-name="Normal" style:family="paragraph">
      <style:paragraph-properties fo:widows="2" fo:orphans="2" style:text-autospace="none"/>
      <style:text-properties fo:hyphenate="true"/>
    </style:style>
    <style:style style:name="T25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7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7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7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5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7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81" style:parent-style-name="Normal" style:family="paragraph">
      <style:paragraph-properties fo:widows="2" fo:orphans="2" style:text-autospace="none"/>
      <style:text-properties fo:hyphenate="true"/>
    </style:style>
    <style:style style:name="T25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8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87"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2588" style:parent-style-name="Normal" style:family="paragraph">
      <style:paragraph-properties fo:widows="2" fo:orphans="2" style:text-autospace="none"/>
      <style:text-properties fo:hyphenate="true"/>
    </style:style>
    <style:style style:name="T25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9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9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9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96" style:parent-style-name="Normal" style:family="paragraph">
      <style:paragraph-properties fo:widows="2" fo:orphans="2" style:text-autospace="none"/>
      <style:text-properties fo:hyphenate="true"/>
    </style:style>
    <style:style style:name="T25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9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5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0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6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0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04" style:parent-style-name="Normal" style:family="paragraph">
      <style:paragraph-properties fo:widows="2" fo:orphans="2" style:text-autospace="none"/>
      <style:text-properties fo:hyphenate="true"/>
    </style:style>
    <style:style style:name="T26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0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6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0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6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1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12"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2613" style:parent-style-name="Normal" style:family="paragraph">
      <style:paragraph-properties fo:widows="2" fo:orphans="2" style:text-autospace="none" fo:text-indent="0.4923in"/>
      <style:text-properties fo:hyphenate="true"/>
    </style:style>
    <style:style style:name="T26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1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1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1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21" style:parent-style-name="Normal" style:family="paragraph">
      <style:paragraph-properties fo:widows="2" fo:orphans="2" style:text-autospace="none"/>
      <style:text-properties fo:hyphenate="true"/>
    </style:style>
    <style:style style:name="T26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2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6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2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6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2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2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6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3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34" style:parent-style-name="Standard" style:family="paragraph">
      <style:paragraph-properties style:text-autospace="none" fo:text-indent="0.4923in"/>
    </style:style>
    <style:style style:name="T2635"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2636" style:parent-style-name="Normal" style:family="paragraph">
      <style:paragraph-properties fo:widows="2" fo:orphans="2" style:text-autospace="none" fo:text-indent="0.4923in"/>
      <style:text-properties fo:hyphenate="true"/>
    </style:style>
    <style:style style:name="T26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3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4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4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44" style:parent-style-name="Standard" style:family="paragraph">
      <style:paragraph-properties style:text-autospace="none" fo:text-indent="0.4923in"/>
      <style:text-properties style:font-name="Consolas" style:font-name-complex="Consolas" fo:color="#000000" style:letter-kerning="false" fo:font-size="10pt" style:font-size-asian="10pt" style:font-size-complex="10pt" style:language-complex="ar" style:country-complex="SA"/>
    </style:style>
    <style:style style:name="P2645" style:parent-style-name="Standard" style:family="paragraph">
      <style:paragraph-properties style:text-autospace="none" fo:text-indent="0.4923in"/>
    </style:style>
    <style:style style:name="T2646"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2647" style:parent-style-name="Normal" style:family="paragraph">
      <style:paragraph-properties fo:widows="2" fo:orphans="2" style:text-autospace="none"/>
      <style:text-properties fo:hyphenate="true"/>
    </style:style>
    <style:style style:name="T26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4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5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5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55" style:parent-style-name="Normal" style:family="paragraph">
      <style:paragraph-properties fo:widows="2" fo:orphans="2" style:text-autospace="none"/>
      <style:text-properties fo:hyphenate="true"/>
    </style:style>
    <style:style style:name="T26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5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6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5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6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6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6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6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6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68" style:parent-style-name="Normal" style:family="paragraph">
      <style:paragraph-properties fo:widows="2" fo:orphans="2" style:text-autospace="none"/>
      <style:text-properties fo:hyphenate="true"/>
    </style:style>
    <style:style style:name="T26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7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6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7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7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76"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2677" style:parent-style-name="Normal" style:family="paragraph">
      <style:paragraph-properties fo:widows="2" fo:orphans="2" style:text-autospace="none"/>
      <style:text-properties fo:hyphenate="true"/>
    </style:style>
    <style:style style:name="T26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79"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2680" style:parent-style-name="Normal" style:family="paragraph">
      <style:paragraph-properties fo:widows="2" fo:orphans="2" style:text-autospace="none" fo:text-indent="0.4923in"/>
      <style:text-properties fo:hyphenate="true"/>
    </style:style>
    <style:style style:name="T26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8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8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86" style:parent-style-name="Normal" style:family="paragraph">
      <style:paragraph-properties fo:widows="2" fo:orphans="2" style:text-autospace="none"/>
      <style:text-properties fo:hyphenate="true"/>
    </style:style>
    <style:style style:name="T26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8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6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9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6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9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94" style:parent-style-name="Normal" style:family="paragraph">
      <style:paragraph-properties fo:widows="2" fo:orphans="2" style:text-autospace="none" fo:text-indent="0.4923in"/>
      <style:text-properties fo:hyphenate="true"/>
    </style:style>
    <style:style style:name="T26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9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6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9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69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7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0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0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7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05" style:parent-style-name="Standard" style:family="paragraph">
      <style:paragraph-properties style:text-autospace="none" fo:text-indent="0.4923in"/>
    </style:style>
    <style:style style:name="T27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0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7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0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1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13"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2714" style:parent-style-name="Standard" style:family="paragraph">
      <style:paragraph-properties style:text-autospace="none" fo:text-indent="0.4923in"/>
    </style:style>
    <style:style style:name="T2715"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2716" style:parent-style-name="Normal" style:family="paragraph">
      <style:paragraph-properties fo:widows="2" fo:orphans="2" style:text-autospace="none" fo:text-indent="0.4923in"/>
      <style:text-properties fo:hyphenate="true"/>
    </style:style>
    <style:style style:name="T27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1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2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2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7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24" style:parent-style-name="Standard" style:family="paragraph">
      <style:paragraph-properties style:text-autospace="none"/>
    </style:style>
    <style:style style:name="T27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2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7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2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72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7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3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33" style:parent-style-name="Standard" style:family="paragraph">
      <style:paragraph-properties style:text-autospace="none"/>
      <style:text-properties style:font-name="Consolas" fo:font-size="10pt" style:font-size-asian="10pt" style:font-size-complex="10pt"/>
    </style:style>
    <style:style style:name="P2734" style:parent-style-name="Textbody" style:family="paragraph">
      <style:paragraph-properties fo:margin-top="0.052in" fo:margin-bottom="0.052in"/>
      <style:text-properties style:font-name="Arial" fo:color="#222222"/>
    </style:style>
    <style:style style:name="P2735" style:parent-style-name="Normal" style:family="paragraph">
      <style:paragraph-properties fo:widows="2" fo:orphans="2" style:text-autospace="none"/>
      <style:text-properties fo:hyphenate="true"/>
    </style:style>
    <style:style style:name="T27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37" style:parent-style-name="Normal" style:family="paragraph">
      <style:paragraph-properties fo:widows="2" fo:orphans="2" style:text-autospace="none"/>
      <style:text-properties fo:hyphenate="true"/>
    </style:style>
    <style:style style:name="T27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39" style:parent-style-name="Normal" style:family="paragraph">
      <style:paragraph-properties fo:widows="2" fo:orphans="2" style:text-autospace="none"/>
      <style:text-properties fo:hyphenate="true"/>
    </style:style>
    <style:style style:name="T27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41" style:parent-style-name="Normal" style:family="paragraph">
      <style:paragraph-properties fo:widows="2" fo:orphans="2" style:text-autospace="none"/>
      <style:text-properties fo:hyphenate="true"/>
    </style:style>
    <style:style style:name="T27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43" style:parent-style-name="Normal" style:family="paragraph">
      <style:paragraph-properties fo:widows="2" fo:orphans="2" style:text-autospace="none"/>
      <style:text-properties fo:hyphenate="true"/>
    </style:style>
    <style:style style:name="T27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45" style:parent-style-name="Normal" style:family="paragraph">
      <style:paragraph-properties fo:widows="2" fo:orphans="2" style:text-autospace="none"/>
      <style:text-properties fo:hyphenate="true"/>
    </style:style>
    <style:style style:name="T27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47" style:parent-style-name="Normal" style:family="paragraph">
      <style:paragraph-properties fo:widows="2" fo:orphans="2" style:text-autospace="none" style:vertical-align="auto"/>
      <style:text-properties fo:hyphenate="true"/>
    </style:style>
    <style:style style:name="T27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49"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2750"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2751" style:parent-style-name="Standard" style:family="paragraph">
      <style:paragraph-properties style:text-autospace="none"/>
    </style:style>
    <style:style style:name="P2752" style:parent-style-name="Textbody" style:family="paragraph">
      <style:paragraph-properties style:text-autospace="none" fo:margin-top="0.052in" fo:margin-bottom="0.052in"/>
    </style:style>
    <style:style style:name="T2753" style:parent-style-name="StrongEmphasis" style:family="text">
      <style:text-properties style:font-name="Arial" style:font-name-complex="Arial"/>
    </style:style>
    <style:style style:name="P2754" style:parent-style-name="Textbody" style:family="paragraph">
      <style:paragraph-properties style:text-autospace="none" fo:margin-top="0.052in" fo:margin-bottom="0.052in"/>
    </style:style>
    <style:style style:name="T2755" style:parent-style-name="DefaultParagraphFont" style:family="text">
      <style:text-properties style:font-name="Arial" style:font-name-asian="Consolas" style:font-name-complex="Consolas" fo:color="#222222"/>
    </style:style>
    <style:style style:name="T2756" style:parent-style-name="DefaultParagraphFont" style:family="text">
      <style:text-properties style:font-name="Consolas" style:font-name-asian="Consolas" style:font-name-complex="Consolas" fo:color="#2A00FF" fo:font-size="10pt" style:font-size-asian="10pt" style:font-size-complex="10pt"/>
    </style:style>
    <style:style style:name="T2757" style:parent-style-name="DefaultParagraphFont" style:family="text">
      <style:text-properties style:font-name="Arial" style:font-name-asian="Consolas" style:font-name-complex="Consolas" fo:color="#222222"/>
    </style:style>
    <style:style style:name="T2758" style:parent-style-name="DefaultParagraphFont" style:family="text">
      <style:text-properties style:font-name="Consolas" style:font-name-asian="Consolas" style:font-name-complex="Consolas" fo:color="#2A00FF" fo:font-size="10pt" style:font-size-asian="10pt" style:font-size-complex="10pt"/>
    </style:style>
    <style:style style:name="T2759" style:parent-style-name="DefaultParagraphFont" style:family="text">
      <style:text-properties style:font-name="Arial" style:font-name-asian="Consolas" style:font-name-complex="Consolas" fo:color="#222222"/>
    </style:style>
    <style:style style:name="P2760" style:parent-style-name="Textbody" style:family="paragraph">
      <style:paragraph-properties style:text-autospace="none" fo:margin-top="0.052in" fo:margin-bottom="0.052in"/>
      <style:text-properties style:font-name="Arial" style:font-name-asian="Consolas" style:font-name-complex="Consolas" fo:color="#222222"/>
    </style:style>
    <style:style style:name="P2761" style:parent-style-name="Textbody" style:family="paragraph">
      <style:paragraph-properties style:text-autospace="none" fo:margin-top="0.052in" fo:margin-bottom="0.052in"/>
    </style:style>
    <style:style style:name="T2762" style:parent-style-name="DefaultParagraphFont" style:family="text">
      <style:text-properties style:font-name="Arial" style:font-name-asian="Consolas" style:font-name-complex="Consolas" fo:color="#222222"/>
    </style:style>
    <style:style style:name="T2763" style:parent-style-name="DefaultParagraphFont" style:family="text">
      <style:text-properties style:font-name="Arial" style:font-name-asian="Consolas" style:font-name-complex="Consolas" fo:color="#222222"/>
    </style:style>
    <style:style style:name="T2764" style:parent-style-name="DefaultParagraphFont" style:family="text">
      <style:text-properties style:font-name="Consolas" style:font-name-asian="Consolas" style:font-name-complex="Consolas" fo:color="#000000" fo:font-size="10pt" style:font-size-asian="10pt" style:font-size-complex="10pt"/>
    </style:style>
    <style:style style:name="T2765" style:parent-style-name="DefaultParagraphFont" style:family="text">
      <style:text-properties style:font-name="Consolas" style:font-name-asian="Consolas" style:font-name-complex="Consolas" fo:color="#000000" fo:font-size="10pt" style:font-size-asian="10pt" style:font-size-complex="10pt"/>
    </style:style>
    <style:style style:name="T2766" style:parent-style-name="DefaultParagraphFont" style:family="text">
      <style:text-properties style:font-name="Consolas" style:font-name-asian="Consolas" style:font-name-complex="Consolas" fo:color="#000000" fo:font-size="10pt" style:font-size-asian="10pt" style:font-size-complex="10pt"/>
    </style:style>
    <style:style style:name="T2767" style:parent-style-name="DefaultParagraphFont" style:family="text">
      <style:text-properties style:font-name="Consolas" style:font-name-asian="Consolas" style:font-name-complex="Consolas" fo:color="#000000" fo:font-size="10pt" style:font-size-asian="10pt" style:font-size-complex="10pt"/>
    </style:style>
    <style:style style:name="T2768" style:parent-style-name="DefaultParagraphFont" style:family="text">
      <style:text-properties style:font-name="Consolas" style:font-name-asian="Consolas" style:font-name-complex="Consolas" fo:color="#000000" fo:font-size="10pt" style:font-size-asian="10pt" style:font-size-complex="10pt"/>
    </style:style>
    <style:style style:name="T2769" style:parent-style-name="DefaultParagraphFont" style:family="text">
      <style:text-properties style:font-name="Consolas" style:font-name-asian="Consolas" style:font-name-complex="Consolas" fo:color="#000000" fo:font-size="10pt" style:font-size-asian="10pt" style:font-size-complex="10pt"/>
    </style:style>
    <style:style style:name="T2770" style:parent-style-name="DefaultParagraphFont" style:family="text">
      <style:text-properties style:font-name="Consolas" style:font-name-asian="Consolas" style:font-name-complex="Consolas" fo:color="#000000" fo:font-size="10pt" style:font-size-asian="10pt" style:font-size-complex="10pt"/>
    </style:style>
    <style:style style:name="T2771" style:parent-style-name="DefaultParagraphFont" style:family="text">
      <style:text-properties style:font-name="Consolas" style:font-name-asian="Consolas" style:font-name-complex="Consolas" fo:color="#000000" fo:font-size="10pt" style:font-size-asian="10pt" style:font-size-complex="10pt"/>
    </style:style>
    <style:style style:name="T2772" style:parent-style-name="DefaultParagraphFont" style:family="text">
      <style:text-properties style:font-name="Consolas" style:font-name-asian="Consolas" style:font-name-complex="Consolas" fo:color="#000000" fo:font-size="10pt" style:font-size-asian="10pt" style:font-size-complex="10pt"/>
    </style:style>
    <style:style style:name="T2773" style:parent-style-name="DefaultParagraphFont" style:family="text">
      <style:text-properties style:font-name="Consolas" style:font-name-asian="Consolas" style:font-name-complex="Consolas" fo:color="#000000" fo:font-size="10pt" style:font-size-asian="10pt" style:font-size-complex="10pt"/>
    </style:style>
    <style:style style:name="T2774" style:parent-style-name="DefaultParagraphFont" style:family="text">
      <style:text-properties style:font-name="Consolas" style:font-name-asian="Consolas" style:font-name-complex="Consolas" fo:color="#000000" fo:font-size="10pt" style:font-size-asian="10pt" style:font-size-complex="10pt"/>
    </style:style>
    <style:style style:name="T2775" style:parent-style-name="DefaultParagraphFont" style:family="text">
      <style:text-properties style:font-name="Consolas" style:font-name-asian="Consolas" style:font-name-complex="Consolas" fo:color="#000000" fo:font-size="10pt" style:font-size-asian="10pt" style:font-size-complex="10pt"/>
    </style:style>
    <style:style style:name="T2776" style:parent-style-name="DefaultParagraphFont" style:family="text">
      <style:text-properties style:font-name="Consolas" style:font-name-asian="Consolas" style:font-name-complex="Consolas" fo:color="#000000" fo:font-size="10pt" style:font-size-asian="10pt" style:font-size-complex="10pt"/>
    </style:style>
    <style:style style:name="P2777" style:parent-style-name="Standard" style:family="paragraph">
      <style:paragraph-properties style:text-autospace="none"/>
      <style:text-properties style:font-name="Consolas"/>
    </style:style>
    <style:style style:name="P2778" style:parent-style-name="Textbody" style:family="paragraph">
      <style:paragraph-properties fo:margin-top="0.052in" fo:margin-bottom="0.052in"/>
    </style:style>
    <style:style style:name="T2779" style:parent-style-name="StrongEmphasis" style:family="text">
      <style:text-properties style:font-name="Arial" style:font-name-complex="Arial"/>
    </style:style>
    <style:style style:name="P2780" style:parent-style-name="Textbody" style:family="paragraph">
      <style:paragraph-properties fo:margin-top="0.052in" fo:margin-bottom="0.052in"/>
      <style:text-properties style:font-name="Arial" fo:color="#222222"/>
    </style:style>
    <style:style style:name="P2781" style:parent-style-name="Textbody" style:family="paragraph">
      <style:paragraph-properties fo:margin-top="0.052in" fo:margin-bottom="0.052in"/>
    </style:style>
    <style:style style:name="T2782" style:parent-style-name="DefaultParagraphFont" style:family="text">
      <style:text-properties style:font-name="Consolas" style:font-name-complex="Consolas" fo:font-weight="bold" style:font-weight-asian="bold" fo:color="#000000" style:letter-kerning="false" style:language-complex="ar" style:country-complex="SA"/>
    </style:style>
    <style:style style:name="T2783" style:parent-style-name="DefaultParagraphFont" style:family="text">
      <style:text-properties style:font-name="Consolas" style:font-name-complex="Consolas" fo:color="#000000" style:letter-kerning="false" style:language-complex="ar" style:country-complex="SA"/>
    </style:style>
    <style:style style:name="T2784" style:parent-style-name="DefaultParagraphFont" style:family="text">
      <style:text-properties style:font-name="Arial" fo:color="#222222"/>
    </style:style>
    <style:style style:name="T2785" style:parent-style-name="DefaultParagraphFont" style:family="text">
      <style:text-properties style:font-name="Consolas" style:font-name-complex="Consolas" fo:color="#000000" style:letter-kerning="false" style:language-complex="ar" style:country-complex="SA"/>
    </style:style>
    <style:style style:name="T2786" style:parent-style-name="DefaultParagraphFont" style:family="text">
      <style:text-properties style:font-name="Arial" fo:color="#222222"/>
    </style:style>
    <style:style style:name="T2787" style:parent-style-name="DefaultParagraphFont" style:family="text">
      <style:text-properties style:font-name="Consolas" style:font-name-complex="Consolas" fo:font-weight="bold" style:font-weight-asian="bold" fo:color="#000000" style:letter-kerning="false" style:language-complex="ar" style:country-complex="SA"/>
    </style:style>
    <style:style style:name="T2788" style:parent-style-name="DefaultParagraphFont" style:family="text">
      <style:text-properties style:font-name="Consolas" style:font-name-complex="Consolas" fo:color="#000000" style:letter-kerning="false" style:language-complex="ar" style:country-complex="SA"/>
    </style:style>
    <style:style style:name="T2789" style:parent-style-name="DefaultParagraphFont" style:family="text">
      <style:text-properties style:font-name="Arial" fo:color="#222222"/>
    </style:style>
    <style:style style:name="T2790" style:parent-style-name="DefaultParagraphFont" style:family="text">
      <style:text-properties style:font-name="Consolas" style:font-name-complex="Consolas" fo:color="#000000" style:letter-kerning="false" style:language-complex="ar" style:country-complex="SA"/>
    </style:style>
    <style:style style:name="T2791" style:parent-style-name="DefaultParagraphFont" style:family="text">
      <style:text-properties style:font-name="Arial" fo:color="#222222"/>
    </style:style>
    <style:style style:name="T2792" style:parent-style-name="DefaultParagraphFont" style:family="text">
      <style:text-properties style:font-name="Consolas" style:font-name-complex="Consolas" fo:color="#000000" style:letter-kerning="false" style:language-complex="ar" style:country-complex="SA"/>
    </style:style>
    <style:style style:name="T2793" style:parent-style-name="DefaultParagraphFont" style:family="text">
      <style:text-properties style:font-name="Arial" fo:color="#222222"/>
    </style:style>
    <style:style style:name="T2794" style:parent-style-name="DefaultParagraphFont" style:family="text">
      <style:text-properties style:font-name="Arial" fo:color="#222222"/>
    </style:style>
    <style:style style:name="T2795" style:parent-style-name="DefaultParagraphFont" style:family="text">
      <style:text-properties style:font-name="Consolas" style:font-name-complex="Consolas" fo:font-weight="bold" style:font-weight-asian="bold" fo:color="#000000" style:letter-kerning="false" style:language-complex="ar" style:country-complex="SA"/>
    </style:style>
    <style:style style:name="T2796" style:parent-style-name="DefaultParagraphFont" style:family="text">
      <style:text-properties style:font-name="Consolas" style:font-name-complex="Consolas" fo:color="#000000" style:letter-kerning="false" style:language-complex="ar" style:country-complex="SA"/>
    </style:style>
    <style:style style:name="T2797" style:parent-style-name="DefaultParagraphFont" style:family="text">
      <style:text-properties style:font-name="Arial" fo:color="#222222"/>
    </style:style>
    <style:style style:name="T2798" style:parent-style-name="DefaultParagraphFont" style:family="text">
      <style:text-properties style:font-name="Consolas" style:font-name-complex="Consolas" fo:color="#000000" style:letter-kerning="false" style:language-complex="ar" style:country-complex="SA"/>
    </style:style>
    <style:style style:name="T2799" style:parent-style-name="DefaultParagraphFont" style:family="text">
      <style:text-properties style:font-name="Arial" fo:color="#222222"/>
    </style:style>
    <style:style style:name="T2800" style:parent-style-name="DefaultParagraphFont" style:family="text">
      <style:text-properties style:font-name="Consolas" style:font-name-complex="Consolas" fo:color="#000000" style:letter-kerning="false" style:language-complex="ar" style:country-complex="SA"/>
    </style:style>
    <style:style style:name="T2801" style:parent-style-name="DefaultParagraphFont" style:family="text">
      <style:text-properties style:font-name="Arial" fo:color="#222222"/>
    </style:style>
    <style:style style:name="P2802" style:parent-style-name="Textbody" style:family="paragraph">
      <style:paragraph-properties fo:margin-top="0.052in" fo:margin-bottom="0.052in"/>
    </style:style>
    <style:style style:name="T2803" style:parent-style-name="DefaultParagraphFont" style:family="text">
      <style:text-properties style:font-name="Consolas" style:font-name-complex="Consolas" fo:font-weight="bold" style:font-weight-asian="bold" fo:color="#000000" style:letter-kerning="false" style:language-complex="ar" style:country-complex="SA"/>
    </style:style>
    <style:style style:name="T2804" style:parent-style-name="DefaultParagraphFont" style:family="text">
      <style:text-properties style:font-name="Consolas" style:font-name-complex="Consolas" fo:color="#000000" style:letter-kerning="false" style:language-complex="ar" style:country-complex="SA"/>
    </style:style>
    <style:style style:name="T2805" style:parent-style-name="DefaultParagraphFont" style:family="text">
      <style:text-properties style:font-name="Arial" fo:color="#222222"/>
    </style:style>
    <style:style style:name="T2806" style:parent-style-name="DefaultParagraphFont" style:family="text">
      <style:text-properties style:font-name="Consolas" style:font-name-complex="Consolas" fo:color="#000000" style:letter-kerning="false" style:language-complex="ar" style:country-complex="SA"/>
    </style:style>
    <style:style style:name="T2807" style:parent-style-name="DefaultParagraphFont" style:family="text">
      <style:text-properties style:font-name="Arial" fo:color="#222222"/>
    </style:style>
    <style:style style:name="T2808" style:parent-style-name="DefaultParagraphFont" style:family="text">
      <style:text-properties style:font-name="Consolas" style:font-name-complex="Consolas" fo:font-weight="bold" style:font-weight-asian="bold" fo:color="#000000" style:letter-kerning="false" style:language-complex="ar" style:country-complex="SA"/>
    </style:style>
    <style:style style:name="T2809" style:parent-style-name="DefaultParagraphFont" style:family="text">
      <style:text-properties style:font-name="Consolas" style:font-name-complex="Consolas" fo:color="#000000" style:letter-kerning="false" style:language-complex="ar" style:country-complex="SA"/>
    </style:style>
    <style:style style:name="T2810" style:parent-style-name="DefaultParagraphFont" style:family="text">
      <style:text-properties style:font-name="Arial" fo:color="#222222"/>
    </style:style>
    <style:style style:name="T2811" style:parent-style-name="DefaultParagraphFont" style:family="text">
      <style:text-properties style:font-name="Consolas" style:font-name-complex="Consolas" fo:color="#000000" style:letter-kerning="false" style:language-complex="ar" style:country-complex="SA"/>
    </style:style>
    <style:style style:name="T2812" style:parent-style-name="DefaultParagraphFont" style:family="text">
      <style:text-properties style:font-name="Arial" fo:color="#222222"/>
    </style:style>
    <style:style style:name="T2813" style:parent-style-name="DefaultParagraphFont" style:family="text">
      <style:text-properties style:font-name="Consolas" style:font-name-complex="Consolas" fo:color="#000000" style:letter-kerning="false" style:language-complex="ar" style:country-complex="SA"/>
    </style:style>
    <style:style style:name="T2814" style:parent-style-name="DefaultParagraphFont" style:family="text">
      <style:text-properties style:font-name="Arial" fo:color="#222222"/>
    </style:style>
    <style:style style:name="T2815" style:parent-style-name="DefaultParagraphFont" style:family="text">
      <style:text-properties style:font-name="Arial" fo:color="#222222"/>
    </style:style>
    <style:style style:name="P2816" style:parent-style-name="Textbody" style:family="paragraph">
      <style:paragraph-properties fo:margin-top="0.052in" fo:margin-bottom="0.052in"/>
    </style:style>
    <style:style style:name="T2817" style:parent-style-name="DefaultParagraphFont" style:family="text">
      <style:text-properties style:font-name="Consolas" style:font-name-complex="Consolas" fo:font-weight="bold" style:font-weight-asian="bold"/>
    </style:style>
    <style:style style:name="T2818" style:parent-style-name="DefaultParagraphFont" style:family="text">
      <style:text-properties style:font-name="Consolas" style:font-name-complex="Consolas" fo:color="#000000" style:letter-kerning="false" style:language-complex="ar" style:country-complex="SA"/>
    </style:style>
    <style:style style:name="T2819" style:parent-style-name="DefaultParagraphFont" style:family="text">
      <style:text-properties style:font-name="Arial" fo:color="#222222"/>
    </style:style>
    <style:style style:name="T2820" style:parent-style-name="DefaultParagraphFont" style:family="text">
      <style:text-properties style:font-name="Consolas" style:font-name-complex="Consolas" fo:color="#000000" style:letter-kerning="false" style:language-complex="ar" style:country-complex="SA"/>
    </style:style>
    <style:style style:name="T2821" style:parent-style-name="DefaultParagraphFont" style:family="text">
      <style:text-properties style:font-name="Arial" fo:color="#222222"/>
    </style:style>
    <style:style style:name="T2822" style:parent-style-name="DefaultParagraphFont" style:family="text">
      <style:text-properties style:font-name="Consolas" style:font-name-complex="Consolas" fo:color="#000000" style:letter-kerning="false" style:language-complex="ar" style:country-complex="SA"/>
    </style:style>
    <style:style style:name="T2823" style:parent-style-name="DefaultParagraphFont" style:family="text">
      <style:text-properties style:font-name="Arial" fo:color="#222222"/>
    </style:style>
    <style:style style:name="T2824" style:parent-style-name="DefaultParagraphFont" style:family="text">
      <style:text-properties style:font-name="Arial" fo:color="#222222"/>
    </style:style>
    <style:style style:name="T2825" style:parent-style-name="DefaultParagraphFont" style:family="text">
      <style:text-properties style:font-name="Consolas" style:font-name-complex="Consolas" fo:color="#222222"/>
    </style:style>
    <style:style style:name="T2826" style:parent-style-name="DefaultParagraphFont" style:family="text">
      <style:text-properties style:font-name="Arial" fo:color="#222222"/>
    </style:style>
    <style:style style:name="T2827" style:parent-style-name="DefaultParagraphFont" style:family="text">
      <style:text-properties style:font-name="Arial" fo:color="#222222"/>
    </style:style>
    <style:style style:name="T2828" style:parent-style-name="DefaultParagraphFont" style:family="text">
      <style:text-properties style:font-name="Consolas" style:font-name-complex="Consolas" style:font-weight-complex="bold" style:font-style-complex="italic" fo:color="#000000" style:letter-kerning="false" style:language-complex="ar" style:country-complex="SA"/>
    </style:style>
    <style:style style:name="T2829" style:parent-style-name="DefaultParagraphFont" style:family="text">
      <style:text-properties style:font-name="Arial" fo:color="#222222"/>
    </style:style>
    <style:style style:name="T2830" style:parent-style-name="DefaultParagraphFont" style:family="text">
      <style:text-properties style:font-name="Consolas" style:font-name-complex="Consolas" fo:font-weight="bold" style:font-weight-asian="bold" fo:color="#222222"/>
    </style:style>
    <style:style style:name="T2831" style:parent-style-name="DefaultParagraphFont" style:family="text">
      <style:text-properties style:font-name="Arial" fo:color="#222222"/>
    </style:style>
    <style:style style:name="T2832" style:parent-style-name="DefaultParagraphFont" style:family="text">
      <style:text-properties style:font-name="Arial" fo:color="#222222"/>
    </style:style>
    <style:style style:name="P2833" style:parent-style-name="Textbody" style:family="paragraph">
      <style:paragraph-properties style:text-autospace="none" fo:margin-top="0.052in" fo:margin-bottom="0.052in"/>
    </style:style>
    <style:style style:name="T2834" style:parent-style-name="DefaultParagraphFont" style:family="text">
      <style:text-properties style:font-name="Consolas" style:font-name-asian="Consolas" style:font-name-complex="Consolas" fo:font-weight="bold" style:font-weight-asian="bold" fo:color="#000000"/>
    </style:style>
    <style:style style:name="T2835" style:parent-style-name="DefaultParagraphFont" style:family="text">
      <style:text-properties style:font-name="Consolas" style:font-name-asian="Consolas" style:font-name-complex="Consolas" fo:color="#000000"/>
    </style:style>
    <style:style style:name="T2836" style:parent-style-name="DefaultParagraphFont" style:family="text">
      <style:text-properties style:font-name="Arial" fo:color="#222222"/>
    </style:style>
    <style:style style:name="T2837" style:parent-style-name="DefaultParagraphFont" style:family="text">
      <style:text-properties style:font-name="Consolas" style:font-name-asian="Consolas" style:font-name-complex="Consolas" fo:color="#000000"/>
    </style:style>
    <style:style style:name="T2838" style:parent-style-name="DefaultParagraphFont" style:family="text">
      <style:text-properties style:font-name="Arial" fo:color="#222222"/>
    </style:style>
    <style:style style:name="T2839" style:parent-style-name="DefaultParagraphFont" style:family="text">
      <style:text-properties style:font-name="Arial" style:font-name-asian="Consolas" style:font-name-complex="Consolas" fo:color="#000000"/>
    </style:style>
    <style:style style:name="P2840" style:parent-style-name="Textbody" style:family="paragraph">
      <style:paragraph-properties style:text-autospace="none" fo:margin-top="0.052in" fo:margin-bottom="0.052in"/>
    </style:style>
    <style:style style:name="T2841" style:parent-style-name="DefaultParagraphFont" style:family="text">
      <style:text-properties style:font-name="Consolas" style:font-name-complex="Consolas" fo:font-weight="bold" style:font-weight-asian="bold"/>
    </style:style>
    <style:style style:name="T2842" style:parent-style-name="DefaultParagraphFont" style:family="text">
      <style:text-properties style:font-name="Arial" style:font-name-asian="Consolas" style:font-name-complex="Consolas" fo:color="#222222"/>
    </style:style>
    <style:style style:name="T2843" style:parent-style-name="DefaultParagraphFont" style:family="text">
      <style:text-properties style:font-name="Consolas" style:font-name-complex="Consolas"/>
    </style:style>
    <style:style style:name="T2844" style:parent-style-name="DefaultParagraphFont" style:family="text">
      <style:text-properties style:font-name="Consolas" style:font-name-complex="Consolas" fo:font-weight="bold" style:font-weight-asian="bold"/>
    </style:style>
    <style:style style:name="T2845" style:parent-style-name="DefaultParagraphFont" style:family="text">
      <style:text-properties style:font-name="Arial" style:font-name-asian="Consolas" style:font-name-complex="Consolas" fo:color="#222222"/>
    </style:style>
    <style:style style:name="T2846" style:parent-style-name="DefaultParagraphFont" style:family="text">
      <style:text-properties style:font-name="Consolas" style:font-name-complex="Consolas"/>
    </style:style>
    <style:style style:name="T2847" style:parent-style-name="DefaultParagraphFont" style:family="text">
      <style:text-properties style:font-name="Consolas" style:font-name-complex="Consolas" fo:font-weight="bold" style:font-weight-asian="bold"/>
    </style:style>
    <style:style style:name="T2848" style:parent-style-name="DefaultParagraphFont" style:family="text">
      <style:text-properties style:font-name="Arial" style:font-name-complex="Arial"/>
    </style:style>
    <style:style style:name="T2849" style:parent-style-name="DefaultParagraphFont" style:family="text">
      <style:text-properties style:font-name="Arial" style:font-name-asian="Consolas" style:font-name-complex="Consolas" fo:color="#000000"/>
    </style:style>
    <style:style style:name="T2850" style:parent-style-name="DefaultParagraphFont" style:family="text">
      <style:text-properties style:font-name="Arial" style:font-name-asian="Consolas" style:font-name-complex="Consolas" fo:color="#000000"/>
    </style:style>
    <style:style style:name="T2851" style:parent-style-name="DefaultParagraphFont" style:family="text">
      <style:text-properties style:font-name="Consolas" style:font-name-complex="Consolas" fo:font-weight="bold" style:font-weight-asian="bold"/>
    </style:style>
    <style:style style:name="T2852" style:parent-style-name="DefaultParagraphFont" style:family="text">
      <style:text-properties style:font-name="Arial" style:font-name-asian="Consolas" style:font-name-complex="Consolas" fo:color="#000000"/>
    </style:style>
    <style:style style:name="P2853" style:parent-style-name="Textbody" style:family="paragraph">
      <style:paragraph-properties style:text-autospace="none" fo:margin-top="0.052in" fo:margin-bottom="0.052in"/>
    </style:style>
    <style:style style:name="T2854" style:parent-style-name="DefaultParagraphFont" style:family="text">
      <style:text-properties style:font-name="Consolas" style:font-name-asian="Consolas" style:font-name-complex="Consolas" fo:font-weight="bold" style:font-weight-asian="bold" fo:color="#000000"/>
    </style:style>
    <style:style style:name="T2855" style:parent-style-name="DefaultParagraphFont" style:family="text">
      <style:text-properties style:font-name="Arial" style:font-name-asian="Consolas" style:font-name-complex="Consolas" fo:color="#000000"/>
    </style:style>
    <style:style style:name="T2856" style:parent-style-name="DefaultParagraphFont" style:family="text">
      <style:text-properties style:font-name="Arial" style:font-name-asian="Consolas" style:font-name-complex="Consolas" fo:color="#000000"/>
    </style:style>
    <style:style style:name="P2857" style:parent-style-name="Textbody" style:family="paragraph">
      <style:paragraph-properties style:text-autospace="none" fo:margin-top="0.052in" fo:margin-bottom="0.052in"/>
    </style:style>
    <style:style style:name="T2858" style:parent-style-name="DefaultParagraphFont" style:family="text">
      <style:text-properties style:font-name="Consolas" style:font-name-complex="Consolas" fo:font-weight="bold" style:font-weight-asian="bold"/>
    </style:style>
    <style:style style:name="T2859" style:parent-style-name="DefaultParagraphFont" style:family="text">
      <style:text-properties style:font-name="Courier New" style:font-name-complex="Courier New"/>
    </style:style>
    <style:style style:name="T2860" style:parent-style-name="DefaultParagraphFont" style:family="text">
      <style:text-properties style:font-name="Consolas" style:font-name-complex="Consolas" fo:font-weight="bold" style:font-weight-asian="bold"/>
    </style:style>
    <style:style style:name="T2861" style:parent-style-name="DefaultParagraphFont" style:family="text">
      <style:text-properties style:font-name="Courier New" style:font-name-complex="Courier New"/>
    </style:style>
    <style:style style:name="T2862" style:parent-style-name="DefaultParagraphFont" style:family="text">
      <style:text-properties style:font-name="Consolas" style:font-name-complex="Consolas" fo:font-weight="bold" style:font-weight-asian="bold"/>
    </style:style>
    <style:style style:name="T2863" style:parent-style-name="DefaultParagraphFont" style:family="text">
      <style:text-properties style:font-name="Consolas" style:font-name-complex="Consolas" fo:font-weight="bold" style:font-weight-asian="bold"/>
    </style:style>
    <style:style style:name="T2864" style:parent-style-name="DefaultParagraphFont" style:family="text">
      <style:text-properties style:font-name="Courier New" style:font-name-complex="Courier New"/>
    </style:style>
    <style:style style:name="T2865" style:parent-style-name="DefaultParagraphFont" style:family="text">
      <style:text-properties style:font-name="Consolas" style:font-name-complex="Consolas" fo:font-weight="bold" style:font-weight-asian="bold"/>
    </style:style>
    <style:style style:name="T2866" style:parent-style-name="DefaultParagraphFont" style:family="text">
      <style:text-properties style:font-name="Arial" style:font-name-complex="Arial"/>
    </style:style>
    <style:style style:name="T2867" style:parent-style-name="DefaultParagraphFont" style:family="text">
      <style:text-properties style:font-name="Arial" style:font-name-complex="Arial"/>
    </style:style>
    <style:style style:name="T2868" style:parent-style-name="DefaultParagraphFont" style:family="text">
      <style:text-properties style:font-name="Consolas" style:font-name-complex="Consolas"/>
    </style:style>
    <style:style style:name="T2869" style:parent-style-name="DefaultParagraphFont" style:family="text">
      <style:text-properties style:font-name="Courier New" style:font-name-complex="Courier New"/>
    </style:style>
    <style:style style:name="T2870" style:parent-style-name="DefaultParagraphFont" style:family="text">
      <style:text-properties style:font-name="Arial" style:font-name-complex="Arial"/>
    </style:style>
    <style:style style:name="T2871" style:parent-style-name="DefaultParagraphFont" style:family="text">
      <style:text-properties style:font-name="Consolas" style:font-name-complex="Consolas"/>
    </style:style>
    <style:style style:name="T2872" style:parent-style-name="DefaultParagraphFont" style:family="text">
      <style:text-properties style:font-name="Arial" style:font-name-complex="Arial"/>
    </style:style>
    <style:style style:name="T2873" style:parent-style-name="DefaultParagraphFont" style:family="text">
      <style:text-properties style:font-name="Consolas" style:font-name-complex="Consolas"/>
    </style:style>
    <style:style style:name="T2874" style:parent-style-name="DefaultParagraphFont" style:family="text">
      <style:text-properties style:font-name="Arial" style:font-name-complex="Arial"/>
    </style:style>
    <style:style style:name="P2875" style:parent-style-name="Textbody" style:family="paragraph">
      <style:paragraph-properties style:text-autospace="none" fo:margin-top="0.052in" fo:margin-bottom="0.052in"/>
    </style:style>
    <style:style style:name="T2876" style:parent-style-name="DefaultParagraphFont" style:family="text">
      <style:text-properties style:font-name="Consolas" style:font-name-complex="Consolas" fo:font-weight="bold" style:font-weight-asian="bold"/>
    </style:style>
    <style:style style:name="T2877" style:parent-style-name="DefaultParagraphFont" style:family="text">
      <style:text-properties style:font-name="Consolas" style:font-name-complex="Consolas" fo:font-weight="bold" style:font-weight-asian="bold"/>
    </style:style>
    <style:style style:name="T2878" style:parent-style-name="DefaultParagraphFont" style:family="text">
      <style:text-properties style:font-name="Courier New" style:font-name-complex="Courier New"/>
    </style:style>
    <style:style style:name="T2879" style:parent-style-name="DefaultParagraphFont" style:family="text">
      <style:text-properties style:font-name="Consolas" style:font-name-complex="Consolas"/>
    </style:style>
    <style:style style:name="T2880" style:parent-style-name="DefaultParagraphFont" style:family="text">
      <style:text-properties style:font-name="Consolas" style:font-name-complex="Consolas" fo:font-weight="bold" style:font-weight-asian="bold"/>
    </style:style>
    <style:style style:name="T2881" style:parent-style-name="DefaultParagraphFont" style:family="text">
      <style:text-properties style:font-name="Courier New" style:font-name-complex="Courier New"/>
    </style:style>
    <style:style style:name="T2882" style:parent-style-name="DefaultParagraphFont" style:family="text">
      <style:text-properties style:font-name="Consolas" style:font-name-complex="Consolas"/>
    </style:style>
    <style:style style:name="T2883" style:parent-style-name="DefaultParagraphFont" style:family="text">
      <style:text-properties style:font-name="Consolas" style:font-name-complex="Consolas" fo:font-weight="bold" style:font-weight-asian="bold"/>
    </style:style>
    <style:style style:name="T2884" style:parent-style-name="DefaultParagraphFont" style:family="text">
      <style:text-properties style:font-name="Courier New" style:font-name-complex="Courier New"/>
    </style:style>
    <style:style style:name="T2885" style:parent-style-name="DefaultParagraphFont" style:family="text">
      <style:text-properties style:font-name="Consolas" style:font-name-complex="Consolas"/>
    </style:style>
    <style:style style:name="T2886" style:parent-style-name="DefaultParagraphFont" style:family="text">
      <style:text-properties style:font-name="Consolas" style:font-name-complex="Consolas" fo:font-weight="bold" style:font-weight-asian="bold"/>
    </style:style>
    <style:style style:name="T2887" style:parent-style-name="DefaultParagraphFont" style:family="text">
      <style:text-properties style:font-name="Arial" style:font-name-complex="Arial"/>
    </style:style>
    <style:style style:name="P2888" style:parent-style-name="Textbody" style:family="paragraph">
      <style:paragraph-properties style:text-autospace="none" fo:margin-top="0.052in" fo:margin-bottom="0.052in"/>
    </style:style>
    <style:style style:name="T2889" style:parent-style-name="DefaultParagraphFont" style:family="text">
      <style:text-properties style:font-name="Consolas" style:font-name-complex="Consolas" fo:font-weight="bold" style:font-weight-asian="bold"/>
    </style:style>
    <style:style style:name="T2890" style:parent-style-name="DefaultParagraphFont" style:family="text">
      <style:text-properties style:font-name="Courier New" style:font-name-complex="Courier New"/>
    </style:style>
    <style:style style:name="T2891" style:parent-style-name="DefaultParagraphFont" style:family="text">
      <style:text-properties style:font-name="Consolas" style:font-name-complex="Consolas"/>
    </style:style>
    <style:style style:name="T2892" style:parent-style-name="DefaultParagraphFont" style:family="text">
      <style:text-properties style:font-name="Consolas" style:font-name-complex="Consolas" fo:font-weight="bold" style:font-weight-asian="bold"/>
    </style:style>
    <style:style style:name="T2893" style:parent-style-name="DefaultParagraphFont" style:family="text">
      <style:text-properties style:font-name="Courier New" style:font-name-complex="Courier New"/>
    </style:style>
    <style:style style:name="T2894" style:parent-style-name="DefaultParagraphFont" style:family="text">
      <style:text-properties style:font-name="Consolas" style:font-name-complex="Consolas"/>
    </style:style>
    <style:style style:name="T2895" style:parent-style-name="DefaultParagraphFont" style:family="text">
      <style:text-properties style:font-name="Consolas" style:font-name-complex="Consolas" fo:font-weight="bold" style:font-weight-asian="bold"/>
    </style:style>
    <style:style style:name="T2896" style:parent-style-name="DefaultParagraphFont" style:family="text">
      <style:text-properties style:font-name="Consolas" style:font-name-complex="Consolas" fo:font-weight="bold" style:font-weight-asian="bold"/>
    </style:style>
    <style:style style:name="T2897" style:parent-style-name="DefaultParagraphFont" style:family="text">
      <style:text-properties style:font-name="Courier New" style:font-name-complex="Courier New"/>
    </style:style>
    <style:style style:name="T2898" style:parent-style-name="DefaultParagraphFont" style:family="text">
      <style:text-properties style:font-name="Consolas" style:font-name-complex="Consolas"/>
    </style:style>
    <style:style style:name="T2899" style:parent-style-name="DefaultParagraphFont" style:family="text">
      <style:text-properties style:font-name="Consolas" style:font-name-complex="Consolas" fo:font-weight="bold" style:font-weight-asian="bold"/>
    </style:style>
    <style:style style:name="T2900" style:parent-style-name="DefaultParagraphFont" style:family="text">
      <style:text-properties style:font-name="Arial" style:font-name-complex="Arial"/>
    </style:style>
    <style:style style:name="P2901" style:parent-style-name="Textbody" style:family="paragraph">
      <style:paragraph-properties style:text-autospace="none" fo:margin-top="0.052in" fo:margin-bottom="0.052in"/>
    </style:style>
    <style:style style:name="T2902" style:parent-style-name="DefaultParagraphFont" style:family="text">
      <style:text-properties style:font-name="Consolas" style:font-name-complex="Consolas" fo:font-weight="bold" style:font-weight-asian="bold"/>
    </style:style>
    <style:style style:name="T2903" style:parent-style-name="DefaultParagraphFont" style:family="text">
      <style:text-properties style:font-name="Arial" style:font-name-complex="Arial"/>
    </style:style>
    <style:style style:name="T2904" style:parent-style-name="DefaultParagraphFont" style:family="text">
      <style:text-properties style:font-name="Arial" style:font-name-complex="Arial"/>
    </style:style>
    <style:style style:name="P2905" style:parent-style-name="Textbody" style:family="paragraph">
      <style:paragraph-properties style:text-autospace="none" fo:margin-top="0.052in" fo:margin-bottom="0.052in"/>
    </style:style>
    <style:style style:name="T2906" style:parent-style-name="DefaultParagraphFont" style:family="text">
      <style:text-properties style:font-name="Consolas" style:font-name-complex="Consolas" fo:font-weight="bold" style:font-weight-asian="bold"/>
    </style:style>
    <style:style style:name="T2907" style:parent-style-name="DefaultParagraphFont" style:family="text">
      <style:text-properties style:font-name="Arial" style:font-name-complex="Arial"/>
    </style:style>
    <style:style style:name="T2908" style:parent-style-name="DefaultParagraphFont" style:family="text">
      <style:text-properties style:font-name="Arial" style:font-name-complex="Arial"/>
    </style:style>
    <style:style style:name="P2909" style:parent-style-name="Textbody" style:family="paragraph">
      <style:paragraph-properties fo:margin-top="0.052in" fo:margin-bottom="0.052in"/>
    </style:style>
    <style:style style:name="P2910" style:parent-style-name="Textbody" style:family="paragraph">
      <style:paragraph-properties fo:margin-top="0.052in" fo:margin-bottom="0.052in"/>
    </style:style>
    <style:style style:name="T2911" style:parent-style-name="StrongEmphasis" style:family="text">
      <style:text-properties style:font-name="Arial" style:font-name-complex="Arial"/>
    </style:style>
    <style:style style:name="P2912" style:parent-style-name="Textbody" style:family="paragraph">
      <style:paragraph-properties fo:margin-top="0.052in" fo:margin-bottom="0.052in"/>
    </style:style>
    <style:style style:name="T2913" style:parent-style-name="StrongEmphasis" style:family="text">
      <style:text-properties style:font-name="Arial" style:font-name-complex="Arial" fo:font-weight="normal" style:font-weight-asian="normal"/>
    </style:style>
    <style:style style:name="T2914" style:parent-style-name="StrongEmphasis" style:family="text">
      <style:text-properties style:font-name="Arial" style:font-name-complex="Arial" fo:font-weight="normal" style:font-weight-asian="normal"/>
    </style:style>
    <style:style style:name="P2915" style:parent-style-name="Normal" style:family="paragraph">
      <style:paragraph-properties fo:widows="2" fo:orphans="2" style:text-autospace="none" fo:text-indent="0.4923in"/>
      <style:text-properties fo:hyphenate="true"/>
    </style:style>
    <style:style style:name="T291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9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1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2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22" style:parent-style-name="Normal" style:family="paragraph">
      <style:paragraph-properties fo:widows="2" fo:orphans="2" style:text-autospace="none"/>
      <style:text-properties fo:hyphenate="true"/>
    </style:style>
    <style:style style:name="T29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2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2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9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2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9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30" style:parent-style-name="Normal" style:family="paragraph">
      <style:paragraph-properties fo:widows="2" fo:orphans="2" style:text-autospace="none"/>
      <style:text-properties fo:hyphenate="true"/>
    </style:style>
    <style:style style:name="T29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3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3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3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38" style:parent-style-name="Normal" style:family="paragraph">
      <style:paragraph-properties fo:widows="2" fo:orphans="2" style:text-autospace="none"/>
      <style:text-properties fo:hyphenate="true"/>
    </style:style>
    <style:style style:name="T29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4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4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9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4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9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47" style:parent-style-name="Normal" style:family="paragraph">
      <style:paragraph-properties fo:widows="2" fo:orphans="2" style:text-autospace="none"/>
      <style:text-properties fo:hyphenate="true"/>
    </style:style>
    <style:style style:name="T29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50" style:parent-style-name="Normal" style:family="paragraph">
      <style:paragraph-properties fo:widows="2" fo:orphans="2" style:text-autospace="none"/>
      <style:text-properties fo:hyphenate="true"/>
    </style:style>
    <style:style style:name="T29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5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5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5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58"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2959" style:parent-style-name="Normal" style:family="paragraph">
      <style:paragraph-properties fo:widows="2" fo:orphans="2" style:text-autospace="none"/>
      <style:text-properties fo:hyphenate="true"/>
    </style:style>
    <style:style style:name="T29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6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9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6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65" style:parent-style-name="Normal" style:family="paragraph">
      <style:paragraph-properties fo:widows="2" fo:orphans="2" style:text-autospace="none"/>
      <style:text-properties fo:hyphenate="true"/>
    </style:style>
    <style:style style:name="T29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68" style:parent-style-name="Normal" style:family="paragraph">
      <style:paragraph-properties fo:widows="2" fo:orphans="2" style:text-autospace="none" fo:margin-left="0.4895in">
        <style:tab-stops/>
      </style:paragraph-properties>
      <style:text-properties fo:hyphenate="true"/>
    </style:style>
    <style:style style:name="T29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7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7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7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7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7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80"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T2981"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T29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8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9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8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87"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2988" style:parent-style-name="Normal" style:family="paragraph">
      <style:paragraph-properties fo:widows="2" fo:orphans="2" style:text-autospace="none"/>
      <style:text-properties fo:hyphenate="true"/>
    </style:style>
    <style:style style:name="T2989" style:parent-style-name="DefaultParagraphFont" style:family="text">
      <style:text-properties style:font-name="Arial" style:font-name-asian="Consolas" style:font-name-complex="Consolas" fo:color="#222222"/>
    </style:style>
    <style:style style:name="T2990" style:parent-style-name="DefaultParagraphFont" style:family="text">
      <style:text-properties style:font-name="Arial" style:font-name-asian="Consolas" style:font-name-complex="Consolas" fo:color="#222222"/>
    </style:style>
    <style:style style:name="T29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92" style:parent-style-name="Normal" style:family="paragraph">
      <style:paragraph-properties fo:widows="2" fo:orphans="2" style:text-autospace="none"/>
      <style:text-properties fo:hyphenate="true"/>
    </style:style>
    <style:style style:name="T29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94"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2995" style:parent-style-name="Normal" style:family="paragraph">
      <style:paragraph-properties fo:widows="2" fo:orphans="2" style:text-autospace="none"/>
      <style:text-properties style:font-name="Consolas" style:font-name-asian="Consolas" style:font-name-complex="Consolas" fo:color="#000000" fo:font-size="10pt" style:font-size-asian="10pt" style:font-size-complex="10pt" fo:hyphenate="true"/>
    </style:style>
    <style:style style:name="P2996" style:parent-style-name="Textbody" style:family="paragraph">
      <style:paragraph-properties fo:margin-top="0.052in" fo:margin-bottom="0.052in"/>
    </style:style>
    <style:style style:name="T2997" style:parent-style-name="StrongEmphasis" style:family="text">
      <style:text-properties style:font-name="Arial" style:font-name-complex="Arial" fo:font-weight="normal" style:font-weight-asian="normal"/>
    </style:style>
    <style:style style:name="P2998" style:parent-style-name="Normal" style:family="paragraph">
      <style:paragraph-properties fo:widows="2" fo:orphans="2" style:text-autospace="none" fo:text-indent="0.4923in"/>
      <style:text-properties fo:hyphenate="true"/>
    </style:style>
    <style:style style:name="T29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0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0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0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0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0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06" style:parent-style-name="Normal" style:family="paragraph">
      <style:paragraph-properties fo:widows="2" fo:orphans="2" style:text-autospace="none"/>
      <style:text-properties fo:hyphenate="true"/>
    </style:style>
    <style:style style:name="T30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0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1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0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1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0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14" style:parent-style-name="Normal" style:family="paragraph">
      <style:paragraph-properties fo:widows="2" fo:orphans="2" style:text-autospace="none" fo:margin-left="0.4923in">
        <style:tab-stops/>
      </style:paragraph-properties>
      <style:text-properties fo:hyphenate="true"/>
    </style:style>
    <style:style style:name="T30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1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1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0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2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2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2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0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2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30"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3031" style:parent-style-name="Normal" style:family="paragraph">
      <style:paragraph-properties fo:widows="2" fo:orphans="2" style:text-autospace="none"/>
      <style:text-properties fo:hyphenate="true"/>
    </style:style>
    <style:style style:name="T3032" style:parent-style-name="DefaultParagraphFont" style:family="text">
      <style:text-properties style:font-name="Arial" style:font-name-asian="Consolas" style:font-name-complex="Consolas" fo:color="#222222"/>
    </style:style>
    <style:style style:name="T30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35" style:parent-style-name="Normal" style:family="paragraph">
      <style:paragraph-properties fo:widows="2" fo:orphans="2" style:text-autospace="none" fo:margin-left="0.4923in">
        <style:tab-stops/>
      </style:paragraph-properties>
      <style:text-properties style:font-name="Consolas" style:font-name-complex="Consolas" style:letter-kerning="false" fo:font-size="10pt" style:font-size-asian="10pt" style:font-size-complex="10pt" style:language-complex="ar" style:country-complex="SA" fo:hyphenate="true"/>
    </style:style>
    <style:style style:name="P3036" style:parent-style-name="Normal" style:family="paragraph">
      <style:paragraph-properties fo:widows="2" fo:orphans="2" style:text-autospace="none" fo:margin-left="0.4923in">
        <style:tab-stops/>
      </style:paragraph-properties>
      <style:text-properties style:font-name="Consolas" style:font-name-complex="Consolas" style:letter-kerning="false" fo:font-size="10pt" style:font-size-asian="10pt" style:font-size-complex="10pt" style:language-complex="ar" style:country-complex="SA" fo:hyphenate="true"/>
    </style:style>
    <style:style style:name="P3037" style:parent-style-name="Heading2" style:family="paragraph">
      <style:text-properties fo:font-style="normal" style:font-style-asian="normal" fo:font-size="18pt" style:font-size-asian="18pt" style:font-size-complex="18pt"/>
    </style:style>
    <style:style style:name="P3038" style:parent-style-name="Textbody" style:family="paragraph">
      <style:paragraph-properties fo:margin-top="0.052in" fo:margin-bottom="0.052in"/>
    </style:style>
    <style:style style:name="T3039" style:parent-style-name="DefaultParagraphFont" style:family="text">
      <style:text-properties style:font-name="Arial" fo:color="#222222"/>
    </style:style>
    <style:style style:name="T3040" style:parent-style-name="DefaultParagraphFont" style:family="text">
      <style:text-properties style:font-name="Consolas" style:font-name-complex="Consolas" fo:color="#222222"/>
    </style:style>
    <style:style style:name="T3041" style:parent-style-name="DefaultParagraphFont" style:family="text">
      <style:text-properties style:font-name="Arial" fo:color="#222222"/>
    </style:style>
    <style:style style:name="T3042" style:parent-style-name="DefaultParagraphFont" style:family="text">
      <style:text-properties style:font-name="Consolas" style:font-name-complex="Consolas" fo:color="#222222"/>
    </style:style>
    <style:style style:name="T3043" style:parent-style-name="DefaultParagraphFont" style:family="text">
      <style:text-properties style:font-name="Arial" fo:color="#222222"/>
    </style:style>
    <style:style style:name="T3044" style:parent-style-name="DefaultParagraphFont" style:family="text">
      <style:text-properties style:font-name="Consolas" style:font-name-complex="Consolas" fo:color="#222222"/>
    </style:style>
    <style:style style:name="T3045" style:parent-style-name="DefaultParagraphFont" style:family="text">
      <style:text-properties style:font-name="Arial" fo:color="#222222"/>
    </style:style>
    <style:style style:name="P3046" style:parent-style-name="Textbody" style:family="paragraph">
      <style:paragraph-properties fo:margin-top="0.052in" fo:margin-bottom="0.052in"/>
      <style:text-properties style:font-name="Arial" fo:color="#222222"/>
    </style:style>
    <style:style style:name="P3047" style:parent-style-name="Standard" style:family="paragraph">
      <style:paragraph-properties fo:margin-top="0.052in" fo:margin-bottom="0.052in"/>
    </style:style>
    <style:style style:name="T3048" style:parent-style-name="DefaultParagraphFont" style:family="text">
      <style:text-properties style:font-name="Consolas" style:font-name-asian="Consolas" style:font-name-complex="Consolas" fo:color="#000000" fo:font-size="10pt" style:font-size-asian="10pt" style:font-size-complex="10pt"/>
    </style:style>
    <style:style style:name="T3049" style:parent-style-name="DefaultParagraphFont" style:family="text">
      <style:text-properties style:font-name="Consolas" style:font-name-asian="Consolas" style:font-name-complex="Consolas" fo:color="#6A3E3E" fo:font-size="10pt" style:font-size-asian="10pt" style:font-size-complex="10pt"/>
    </style:style>
    <style:style style:name="T3050" style:parent-style-name="DefaultParagraphFont" style:family="text">
      <style:text-properties style:font-name="Consolas" style:font-name-asian="Consolas" style:font-name-complex="Consolas" fo:color="#000000" fo:font-size="10pt" style:font-size-asian="10pt" style:font-size-complex="10pt"/>
    </style:style>
    <style:style style:name="T305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052" style:parent-style-name="DefaultParagraphFont" style:family="text">
      <style:text-properties style:font-name="Consolas" style:font-name-asian="Consolas" style:font-name-complex="Consolas" fo:color="#000000" fo:font-size="10pt" style:font-size-asian="10pt" style:font-size-complex="10pt"/>
    </style:style>
    <style:style style:name="T3053" style:parent-style-name="DefaultParagraphFont" style:family="text">
      <style:text-properties style:font-name="Consolas" style:font-name-asian="Consolas" style:font-name-complex="Consolas" fo:color="#000000" fo:font-size="10pt" style:font-size-asian="10pt" style:font-size-complex="10pt"/>
    </style:style>
    <style:style style:name="T3054" style:parent-style-name="DefaultParagraphFont" style:family="text">
      <style:text-properties style:font-name="Consolas" style:font-name-asian="Consolas" style:font-name-complex="Consolas" fo:color="#2A00FF" fo:font-size="10pt" style:font-size-asian="10pt" style:font-size-complex="10pt"/>
    </style:style>
    <style:style style:name="T3055" style:parent-style-name="DefaultParagraphFont" style:family="text">
      <style:text-properties style:font-name="Consolas" style:font-name-asian="Consolas" style:font-name-complex="Consolas" fo:color="#000000" fo:font-size="10pt" style:font-size-asian="10pt" style:font-size-complex="10pt"/>
    </style:style>
    <style:style style:name="P3056" style:parent-style-name="Standard" style:family="paragraph">
      <style:paragraph-properties style:text-autospace="none"/>
    </style:style>
    <style:style style:name="T305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058" style:parent-style-name="DefaultParagraphFont" style:family="text">
      <style:text-properties style:font-name="Consolas" style:font-name-asian="Consolas" style:font-name-complex="Consolas" fo:color="#000000" fo:font-size="10pt" style:font-size-asian="10pt" style:font-size-complex="10pt"/>
    </style:style>
    <style:style style:name="T3059" style:parent-style-name="DefaultParagraphFont" style:family="text">
      <style:text-properties style:font-name="Consolas" style:font-name-asian="Consolas" style:font-name-complex="Consolas" fo:color="#6A3E3E" fo:font-size="10pt" style:font-size-asian="10pt" style:font-size-complex="10pt"/>
    </style:style>
    <style:style style:name="T3060" style:parent-style-name="DefaultParagraphFont" style:family="text">
      <style:text-properties style:font-name="Consolas" style:font-name-asian="Consolas" style:font-name-complex="Consolas" fo:color="#000000" fo:font-size="10pt" style:font-size-asian="10pt" style:font-size-complex="10pt"/>
    </style:style>
    <style:style style:name="T306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062" style:parent-style-name="DefaultParagraphFont" style:family="text">
      <style:text-properties style:font-name="Consolas" style:font-name-asian="Consolas" style:font-name-complex="Consolas" fo:color="#000000" fo:font-size="10pt" style:font-size-asian="10pt" style:font-size-complex="10pt"/>
    </style:style>
    <style:style style:name="P3063" style:parent-style-name="Standard" style:family="paragraph">
      <style:paragraph-properties style:text-autospace="none"/>
    </style:style>
    <style:style style:name="T3064" style:parent-style-name="DefaultParagraphFont" style:family="text">
      <style:text-properties style:font-name="Consolas" style:font-name-asian="Consolas" style:font-name-complex="Consolas" fo:color="#000000" fo:font-size="10pt" style:font-size-asian="10pt" style:font-size-complex="10pt"/>
    </style:style>
    <style:style style:name="T3065" style:parent-style-name="DefaultParagraphFont" style:family="text">
      <style:text-properties style:font-name="Consolas" style:font-name-asian="Consolas" style:font-name-complex="Consolas" fo:color="#3F7F5F" fo:font-size="10pt" style:font-size-asian="10pt" style:font-size-complex="10pt"/>
    </style:style>
    <style:style style:name="P3066" style:parent-style-name="Standard" style:family="paragraph">
      <style:paragraph-properties style:text-autospace="none"/>
    </style:style>
    <style:style style:name="T3067" style:parent-style-name="DefaultParagraphFont" style:family="text">
      <style:text-properties style:font-name="Consolas" style:font-name-asian="Consolas" style:font-name-complex="Consolas" fo:color="#000000" fo:font-size="10pt" style:font-size-asian="10pt" style:font-size-complex="10pt"/>
    </style:style>
    <style:style style:name="P3068" style:parent-style-name="Standard" style:family="paragraph">
      <style:paragraph-properties style:text-autospace="none"/>
      <style:text-properties style:font-name="Consolas" fo:color="#000000" fo:font-size="10pt" style:font-size-asian="10pt" style:font-size-complex="10pt"/>
    </style:style>
    <style:style style:name="P3069" style:parent-style-name="Standard" style:family="paragraph">
      <style:paragraph-properties style:text-autospace="none"/>
    </style:style>
    <style:style style:name="T3070" style:parent-style-name="DefaultParagraphFont" style:family="text">
      <style:text-properties style:font-name="Arial" style:font-name-asian="Consolas" style:font-name-complex="Consolas" fo:color="#222222"/>
    </style:style>
    <style:style style:name="P3071" style:parent-style-name="Standard" style:family="paragraph">
      <style:paragraph-properties style:text-autospace="none"/>
      <style:text-properties style:font-name="Consolas" fo:color="#000000" fo:font-size="10pt" style:font-size-asian="10pt" style:font-size-complex="10pt"/>
    </style:style>
    <style:style style:name="P3072" style:parent-style-name="Standard" style:family="paragraph">
      <style:paragraph-properties style:text-autospace="none"/>
    </style:style>
    <style:style style:name="T307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074" style:parent-style-name="DefaultParagraphFont" style:family="text">
      <style:text-properties style:font-name="Consolas" style:font-name-asian="Consolas" style:font-name-complex="Consolas" fo:color="#000000" fo:font-size="10pt" style:font-size-asian="10pt" style:font-size-complex="10pt"/>
    </style:style>
    <style:style style:name="P3075" style:parent-style-name="Standard" style:family="paragraph">
      <style:paragraph-properties style:text-autospace="none"/>
    </style:style>
    <style:style style:name="T3076" style:parent-style-name="DefaultParagraphFont" style:family="text">
      <style:text-properties style:font-name="Consolas" style:font-name-asian="Consolas" style:font-name-complex="Consolas" fo:color="#000000" fo:font-size="10pt" style:font-size-asian="10pt" style:font-size-complex="10pt"/>
    </style:style>
    <style:style style:name="T3077" style:parent-style-name="DefaultParagraphFont" style:family="text">
      <style:text-properties style:font-name="Consolas" style:font-name-asian="Consolas" style:font-name-complex="Consolas" fo:color="#6A3E3E" fo:font-size="10pt" style:font-size-asian="10pt" style:font-size-complex="10pt"/>
    </style:style>
    <style:style style:name="T3078" style:parent-style-name="DefaultParagraphFont" style:family="text">
      <style:text-properties style:font-name="Consolas" style:font-name-asian="Consolas" style:font-name-complex="Consolas" fo:color="#000000" fo:font-size="10pt" style:font-size-asian="10pt" style:font-size-complex="10pt"/>
    </style:style>
    <style:style style:name="T307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080" style:parent-style-name="DefaultParagraphFont" style:family="text">
      <style:text-properties style:font-name="Consolas" style:font-name-asian="Consolas" style:font-name-complex="Consolas" fo:color="#000000" fo:font-size="10pt" style:font-size-asian="10pt" style:font-size-complex="10pt"/>
    </style:style>
    <style:style style:name="T3081" style:parent-style-name="DefaultParagraphFont" style:family="text">
      <style:text-properties style:font-name="Consolas" style:font-name-asian="Consolas" style:font-name-complex="Consolas" fo:color="#2A00FF" fo:font-size="10pt" style:font-size-asian="10pt" style:font-size-complex="10pt"/>
    </style:style>
    <style:style style:name="T3082" style:parent-style-name="DefaultParagraphFont" style:family="text">
      <style:text-properties style:font-name="Consolas" style:font-name-asian="Consolas" style:font-name-complex="Consolas" fo:color="#000000" fo:font-size="10pt" style:font-size-asian="10pt" style:font-size-complex="10pt"/>
    </style:style>
    <style:style style:name="P3083" style:parent-style-name="Standard" style:family="paragraph">
      <style:paragraph-properties style:text-autospace="none"/>
    </style:style>
    <style:style style:name="T3084" style:parent-style-name="DefaultParagraphFont" style:family="text">
      <style:text-properties style:font-name="Consolas" style:font-name-asian="Consolas" style:font-name-complex="Consolas" fo:color="#000000" fo:font-size="10pt" style:font-size-asian="10pt" style:font-size-complex="10pt"/>
    </style:style>
    <style:style style:name="T3085" style:parent-style-name="DefaultParagraphFont" style:family="text">
      <style:text-properties style:font-name="Consolas" style:font-name-asian="Consolas" style:font-name-complex="Consolas" fo:color="#3F7F5F" fo:font-size="10pt" style:font-size-asian="10pt" style:font-size-complex="10pt"/>
    </style:style>
    <style:style style:name="T3086" style:parent-style-name="DefaultParagraphFont" style:family="text">
      <style:text-properties style:font-name="Consolas" style:font-name-asian="Consolas" style:font-name-complex="Consolas" fo:color="#000000" fo:font-size="10pt" style:font-size-asian="10pt" style:font-size-complex="10pt"/>
    </style:style>
    <style:style style:name="T3087" style:parent-style-name="DefaultParagraphFont" style:family="text">
      <style:text-properties style:font-name="Consolas" style:font-name-asian="Consolas" style:font-name-complex="Consolas" fo:color="#000000" fo:font-size="10pt" style:font-size-asian="10pt" style:font-size-complex="10pt"/>
    </style:style>
    <style:style style:name="P3088" style:parent-style-name="Standard" style:family="paragraph">
      <style:paragraph-properties style:text-autospace="none"/>
    </style:style>
    <style:style style:name="T3089" style:parent-style-name="DefaultParagraphFont" style:family="text">
      <style:text-properties style:font-name="Consolas" style:font-name-asian="Consolas" style:font-name-complex="Consolas" fo:color="#000000" fo:font-size="10pt" style:font-size-asian="10pt" style:font-size-complex="10pt"/>
    </style:style>
    <style:style style:name="T309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091" style:parent-style-name="DefaultParagraphFont" style:family="text">
      <style:text-properties style:font-name="Consolas" style:font-name-asian="Consolas" style:font-name-complex="Consolas" fo:color="#000000" fo:font-size="10pt" style:font-size-asian="10pt" style:font-size-complex="10pt"/>
    </style:style>
    <style:style style:name="T3092" style:parent-style-name="DefaultParagraphFont" style:family="text">
      <style:text-properties style:font-name="Consolas" style:font-name-asian="Consolas" style:font-name-complex="Consolas" fo:color="#6A3E3E" fo:font-size="10pt" style:font-size-asian="10pt" style:font-size-complex="10pt"/>
    </style:style>
    <style:style style:name="T3093" style:parent-style-name="DefaultParagraphFont" style:family="text">
      <style:text-properties style:font-name="Consolas" style:font-name-asian="Consolas" style:font-name-complex="Consolas" fo:color="#000000" fo:font-size="10pt" style:font-size-asian="10pt" style:font-size-complex="10pt"/>
    </style:style>
    <style:style style:name="P3094" style:parent-style-name="Standard" style:family="paragraph">
      <style:paragraph-properties style:text-autospace="none"/>
    </style:style>
    <style:style style:name="T3095" style:parent-style-name="DefaultParagraphFont" style:family="text">
      <style:text-properties style:font-name="Consolas" style:font-name-asian="Consolas" style:font-name-complex="Consolas" fo:color="#000000" fo:font-size="10pt" style:font-size-asian="10pt" style:font-size-complex="10pt"/>
    </style:style>
    <style:style style:name="T3096" style:parent-style-name="DefaultParagraphFont" style:family="text">
      <style:text-properties style:font-name="Consolas" style:font-name-asian="Consolas" style:font-name-complex="Consolas" fo:color="#000000" fo:font-size="10pt" style:font-size-asian="10pt" style:font-size-complex="10pt"/>
    </style:style>
    <style:style style:name="T3097" style:parent-style-name="DefaultParagraphFont" style:family="text">
      <style:text-properties style:font-name="Consolas" style:font-name-asian="Consolas" style:font-name-complex="Consolas" fo:color="#6A3E3E" fo:font-size="10pt" style:font-size-asian="10pt" style:font-size-complex="10pt"/>
    </style:style>
    <style:style style:name="T3098" style:parent-style-name="DefaultParagraphFont" style:family="text">
      <style:text-properties style:font-name="Consolas" style:font-name-asian="Consolas" style:font-name-complex="Consolas" fo:color="#000000" fo:font-size="10pt" style:font-size-asian="10pt" style:font-size-complex="10pt"/>
    </style:style>
    <style:style style:name="T3099" style:parent-style-name="DefaultParagraphFont" style:family="text">
      <style:text-properties style:font-name="Consolas" style:font-name-asian="Consolas" style:font-name-complex="Consolas" fo:color="#3F7F5F" fo:font-size="10pt" style:font-size-asian="10pt" style:font-size-complex="10pt"/>
    </style:style>
    <style:style style:name="P3100" style:parent-style-name="Standard" style:family="paragraph">
      <style:paragraph-properties style:text-autospace="none"/>
    </style:style>
    <style:style style:name="T3101" style:parent-style-name="DefaultParagraphFont" style:family="text">
      <style:text-properties style:font-name="Consolas" style:font-name-asian="Consolas" style:font-name-complex="Consolas" fo:color="#000000" fo:font-size="10pt" style:font-size-asian="10pt" style:font-size-complex="10pt"/>
    </style:style>
    <style:style style:name="P3102" style:parent-style-name="Standard" style:family="paragraph">
      <style:paragraph-properties style:text-autospace="none"/>
      <style:text-properties style:font-name="Consolas" fo:color="#000000" fo:font-size="10pt" style:font-size-asian="10pt" style:font-size-complex="10pt"/>
    </style:style>
    <style:style style:name="P3103" style:parent-style-name="Standard" style:family="paragraph">
      <style:paragraph-properties style:text-autospace="none" fo:margin-top="0.052in" fo:margin-bottom="0.052in"/>
      <style:text-properties style:font-name="Arial" fo:font-weight="bold" style:font-weight-asian="bold" fo:color="#222222"/>
    </style:style>
    <style:style style:name="P3104" style:parent-style-name="Textbody" style:family="paragraph">
      <style:paragraph-properties style:text-autospace="none" fo:margin-top="0.052in" fo:margin-bottom="0.052in"/>
      <style:text-properties style:font-name="Arial" fo:color="#222222"/>
    </style:style>
    <style:style style:name="P3105" style:parent-style-name="Textbody" style:family="paragraph">
      <style:paragraph-properties style:text-autospace="none" fo:margin-top="0.052in" fo:margin-bottom="0.052in"/>
      <style:text-properties style:font-name="Arial" fo:color="#222222"/>
    </style:style>
    <style:style style:name="P3106" style:parent-style-name="Textbody" style:family="paragraph">
      <style:paragraph-properties style:text-autospace="none" fo:margin-top="0.052in" fo:margin-bottom="0.052in"/>
      <style:text-properties style:font-name="Consolas" style:font-name-complex="Consolas" fo:color="#222222"/>
    </style:style>
    <style:style style:name="P3107" style:parent-style-name="Textbody" style:family="paragraph">
      <style:paragraph-properties style:text-autospace="none" fo:margin-top="0.052in" fo:margin-bottom="0.052in"/>
      <style:text-properties style:font-name="Consolas" style:font-name-complex="Consolas" fo:color="#222222"/>
    </style:style>
    <style:style style:name="P3108" style:parent-style-name="Textbody" style:family="paragraph">
      <style:paragraph-properties style:text-autospace="none" fo:margin-top="0.052in" fo:margin-bottom="0.052in"/>
      <style:text-properties style:font-name="Consolas" style:font-name-complex="Consolas" fo:color="#222222"/>
    </style:style>
    <style:style style:name="P3109" style:parent-style-name="Textbody" style:family="paragraph">
      <style:paragraph-properties style:text-autospace="none" fo:margin-top="0.052in" fo:margin-bottom="0.052in"/>
      <style:text-properties style:font-name="Consolas" style:font-name-complex="Consolas" fo:color="#222222"/>
    </style:style>
    <style:style style:name="P3110" style:parent-style-name="Textbody" style:family="paragraph">
      <style:paragraph-properties style:text-autospace="none" fo:margin-top="0.052in" fo:margin-bottom="0.052in"/>
      <style:text-properties style:font-name="Consolas" style:font-name-complex="Consolas" fo:color="#222222"/>
    </style:style>
    <style:style style:name="P3111" style:parent-style-name="Textbody" style:family="paragraph">
      <style:paragraph-properties style:text-autospace="none" fo:margin-top="0.052in" fo:margin-bottom="0.052in"/>
    </style:style>
    <style:style style:name="T3112" style:parent-style-name="DefaultParagraphFont" style:family="text">
      <style:text-properties style:font-name="Consolas" style:font-name-complex="Consolas" fo:color="#222222"/>
    </style:style>
    <style:style style:name="P3113" style:parent-style-name="Textbody" style:family="paragraph">
      <style:paragraph-properties style:text-autospace="none" fo:margin-top="0.052in" fo:margin-bottom="0.052in"/>
      <style:text-properties style:font-name="Arial" fo:color="#222222"/>
    </style:style>
    <style:style style:name="P3114" style:parent-style-name="Textbody" style:family="paragraph">
      <style:paragraph-properties style:text-autospace="none" fo:margin-top="0.052in" fo:margin-bottom="0.052in"/>
    </style:style>
    <style:style style:name="T3115" style:parent-style-name="DefaultParagraphFont" style:family="text">
      <style:text-properties style:font-name="Arial" fo:color="#222222"/>
    </style:style>
    <style:style style:name="T3116" style:parent-style-name="DefaultParagraphFont" style:family="text">
      <style:text-properties style:font-name="Consolas" style:font-name-complex="Consolas" fo:color="#222222"/>
    </style:style>
    <style:style style:name="T3117" style:parent-style-name="DefaultParagraphFont" style:family="text">
      <style:text-properties style:font-name="Arial" fo:color="#222222"/>
    </style:style>
    <style:style style:name="T3118" style:parent-style-name="DefaultParagraphFont" style:family="text">
      <style:text-properties style:font-name="Arial" fo:color="#222222"/>
    </style:style>
    <style:style style:name="P3119" style:parent-style-name="Textbody" style:family="paragraph">
      <style:paragraph-properties style:text-autospace="none" fo:margin-top="0.052in" fo:margin-bottom="0.052in"/>
      <style:text-properties style:font-name="Consolas" style:font-name-complex="Consolas" fo:color="#222222"/>
    </style:style>
    <style:style style:name="P3120" style:parent-style-name="Textbody" style:family="paragraph">
      <style:paragraph-properties style:text-autospace="none" fo:margin-top="0.052in" fo:margin-bottom="0.052in"/>
      <style:text-properties style:font-name="Consolas" style:font-name-complex="Consolas" fo:color="#222222"/>
    </style:style>
    <style:style style:name="P3121" style:parent-style-name="Textbody" style:family="paragraph">
      <style:paragraph-properties style:text-autospace="none" fo:margin-top="0.052in" fo:margin-bottom="0.052in"/>
      <style:text-properties style:font-name="Consolas" style:font-name-complex="Consolas" fo:color="#222222"/>
    </style:style>
    <style:style style:name="P3122" style:parent-style-name="Textbody" style:family="paragraph">
      <style:paragraph-properties style:text-autospace="none" fo:margin-top="0.052in" fo:margin-bottom="0.052in"/>
      <style:text-properties style:font-name="Consolas" style:font-name-complex="Consolas" fo:color="#222222"/>
    </style:style>
    <style:style style:name="P3123" style:parent-style-name="Textbody" style:family="paragraph">
      <style:paragraph-properties style:text-autospace="none" fo:margin-top="0.052in" fo:margin-bottom="0.052in"/>
      <style:text-properties style:font-name="Consolas" style:font-name-complex="Consolas" fo:color="#222222"/>
    </style:style>
    <style:style style:name="P3124" style:parent-style-name="Textbody" style:family="paragraph">
      <style:paragraph-properties style:text-autospace="none" fo:margin-top="0.052in" fo:margin-bottom="0.052in"/>
      <style:text-properties style:font-name="Consolas" style:font-name-complex="Consolas" fo:color="#222222"/>
    </style:style>
    <style:style style:name="P3125" style:parent-style-name="Textbody" style:family="paragraph">
      <style:paragraph-properties style:text-autospace="none" fo:margin-top="0.052in" fo:margin-bottom="0.052in"/>
      <style:text-properties style:font-name="Consolas" style:font-name-complex="Consolas" fo:color="#222222"/>
    </style:style>
    <style:style style:name="P3126" style:parent-style-name="Textbody" style:family="paragraph">
      <style:paragraph-properties style:text-autospace="none" fo:margin-top="0.052in" fo:margin-bottom="0.052in"/>
    </style:style>
    <style:style style:name="T3127" style:parent-style-name="DefaultParagraphFont" style:family="text">
      <style:text-properties style:font-name="Arial" fo:color="#222222"/>
    </style:style>
    <style:style style:name="T3128" style:parent-style-name="DefaultParagraphFont" style:family="text">
      <style:text-properties style:font-name="Consolas" style:font-name-complex="Consolas" fo:color="#222222"/>
    </style:style>
    <style:style style:name="T3129" style:parent-style-name="DefaultParagraphFont" style:family="text">
      <style:text-properties style:font-name="Arial" fo:color="#222222"/>
    </style:style>
    <style:style style:name="P3130" style:parent-style-name="Textbody" style:family="paragraph">
      <style:paragraph-properties style:text-autospace="none" fo:margin-top="0.052in" fo:margin-bottom="0.052in"/>
      <style:text-properties style:font-name="Consolas" style:font-name-complex="Consolas" fo:color="#222222"/>
    </style:style>
    <style:style style:name="P3131" style:parent-style-name="Textbody" style:family="paragraph">
      <style:paragraph-properties style:text-autospace="none" fo:margin-top="0.052in" fo:margin-bottom="0.052in"/>
    </style:style>
    <style:style style:name="T3132" style:parent-style-name="DefaultParagraphFont" style:family="text">
      <style:text-properties style:font-name="Arial" style:font-name-complex="Arial" fo:color="#222222"/>
    </style:style>
    <style:style style:name="T3133" style:parent-style-name="DefaultParagraphFont" style:family="text">
      <style:text-properties style:font-name="Arial" style:font-name-complex="Arial" fo:color="#222222"/>
    </style:style>
    <style:style style:name="T3134" style:parent-style-name="DefaultParagraphFont" style:family="text">
      <style:text-properties style:font-name="Consolas" style:font-name-complex="Consolas" fo:color="#222222"/>
    </style:style>
    <style:style style:name="T3135" style:parent-style-name="DefaultParagraphFont" style:family="text">
      <style:text-properties style:font-name="Arial" style:font-name-complex="Arial" fo:color="#222222"/>
    </style:style>
    <style:style style:name="T3136" style:parent-style-name="DefaultParagraphFont" style:family="text">
      <style:text-properties style:font-name="Consolas" style:font-name-complex="Consolas" fo:color="#222222"/>
    </style:style>
    <style:style style:name="T3137" style:parent-style-name="DefaultParagraphFont" style:family="text">
      <style:text-properties style:font-name="Arial" style:font-name-complex="Arial" fo:color="#222222"/>
    </style:style>
    <style:style style:name="T3138" style:parent-style-name="DefaultParagraphFont" style:family="text">
      <style:text-properties style:font-name="Consolas" style:font-name-complex="Consolas" fo:color="#222222"/>
    </style:style>
    <style:style style:name="T3139" style:parent-style-name="DefaultParagraphFont" style:family="text">
      <style:text-properties style:font-name="Arial" style:font-name-complex="Arial" fo:color="#222222"/>
    </style:style>
    <style:style style:name="T3140" style:parent-style-name="DefaultParagraphFont" style:family="text">
      <style:text-properties style:font-name="Consolas" style:font-name-complex="Consolas" fo:color="#222222"/>
    </style:style>
    <style:style style:name="T3141" style:parent-style-name="DefaultParagraphFont" style:family="text">
      <style:text-properties style:font-name="Arial" style:font-name-complex="Arial" fo:color="#222222"/>
    </style:style>
    <style:style style:name="T3142" style:parent-style-name="DefaultParagraphFont" style:family="text">
      <style:text-properties style:font-name="Consolas" style:font-name-complex="Consolas" fo:color="#222222"/>
    </style:style>
    <style:style style:name="T3143" style:parent-style-name="DefaultParagraphFont" style:family="text">
      <style:text-properties style:font-name="Arial" style:font-name-complex="Arial" fo:color="#222222"/>
    </style:style>
    <style:style style:name="T3144" style:parent-style-name="DefaultParagraphFont" style:family="text">
      <style:text-properties style:font-name="Consolas" style:font-name-complex="Consolas" fo:color="#222222"/>
    </style:style>
    <style:style style:name="P3145" style:parent-style-name="Textbody" style:family="paragraph">
      <style:paragraph-properties style:text-autospace="none" fo:margin-top="0.052in" fo:margin-bottom="0.052in"/>
      <style:text-properties style:font-name="Consolas" style:font-name-complex="Consolas" fo:color="#222222"/>
    </style:style>
    <style:style style:name="P3146" style:parent-style-name="Standard" style:family="paragraph">
      <style:paragraph-properties style:text-autospace="none"/>
      <style:text-properties style:font-name="Arial" fo:font-weight="bold" style:font-weight-asian="bold" fo:color="#222222"/>
    </style:style>
    <style:style style:name="P3147" style:parent-style-name="Standard" style:family="paragraph">
      <style:paragraph-properties style:text-autospace="none"/>
      <style:text-properties style:font-name="Arial" fo:font-weight="bold" style:font-weight-asian="bold" fo:color="#222222"/>
    </style:style>
    <style:style style:name="P3148" style:parent-style-name="Standard" style:family="paragraph">
      <style:paragraph-properties style:text-autospace="none"/>
      <style:text-properties style:font-name="Arial" fo:color="#222222"/>
    </style:style>
    <style:style style:name="P3149" style:parent-style-name="Standard" style:family="paragraph">
      <style:paragraph-properties style:text-autospace="none"/>
      <style:text-properties style:font-name="Arial" fo:color="#222222"/>
    </style:style>
    <style:style style:name="P3150" style:parent-style-name="Normal" style:family="paragraph">
      <style:paragraph-properties fo:widows="2" fo:orphans="2" style:text-autospace="none"/>
      <style:text-properties fo:hyphenate="true"/>
    </style:style>
    <style:style style:name="T315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1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5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1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5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57" style:parent-style-name="Normal" style:family="paragraph">
      <style:paragraph-properties fo:widows="2" fo:orphans="2" style:text-autospace="none"/>
      <style:text-properties fo:hyphenate="true"/>
    </style:style>
    <style:style style:name="T31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5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1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6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6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65" style:parent-style-name="Normal" style:family="paragraph">
      <style:paragraph-properties fo:widows="2" fo:orphans="2" style:text-autospace="none"/>
      <style:text-properties fo:hyphenate="true"/>
    </style:style>
    <style:style style:name="T31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6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1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7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1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7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74" style:parent-style-name="Normal" style:family="paragraph">
      <style:paragraph-properties fo:widows="2" fo:orphans="2" style:text-autospace="none"/>
      <style:text-properties fo:hyphenate="true"/>
    </style:style>
    <style:style style:name="T31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76" style:parent-style-name="Normal" style:family="paragraph">
      <style:paragraph-properties fo:widows="2" fo:orphans="2" style:text-autospace="none"/>
      <style:text-properties fo:hyphenate="true"/>
    </style:style>
    <style:style style:name="T31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78" style:parent-style-name="Normal" style:family="paragraph">
      <style:paragraph-properties fo:widows="2" fo:orphans="2" style:text-autospace="none"/>
      <style:text-properties fo:hyphenate="true"/>
    </style:style>
    <style:style style:name="T31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80" style:parent-style-name="Normal" style:family="paragraph">
      <style:paragraph-properties fo:widows="2" fo:orphans="2" style:text-autospace="none"/>
      <style:text-properties fo:hyphenate="true"/>
    </style:style>
    <style:style style:name="T318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182" style:parent-style-name="DefaultParagraphFont" style:family="text">
      <style:text-properties style:font-name="Consolas" style:font-name-asian="Consolas" style:font-name-complex="Consolas" fo:color="#000000" fo:font-size="10pt" style:font-size-asian="10pt" style:font-size-complex="10pt"/>
    </style:style>
    <style:style style:name="T318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184" style:parent-style-name="DefaultParagraphFont" style:family="text">
      <style:text-properties style:font-name="Consolas" style:font-name-asian="Consolas" style:font-name-complex="Consolas" fo:color="#000000" fo:font-size="10pt" style:font-size-asian="10pt" style:font-size-complex="10pt"/>
    </style:style>
    <style:style style:name="T318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186" style:parent-style-name="DefaultParagraphFont" style:family="text">
      <style:text-properties style:font-name="Consolas" style:font-name-asian="Consolas" style:font-name-complex="Consolas" fo:color="#000000" fo:font-size="10pt" style:font-size-asian="10pt" style:font-size-complex="10pt"/>
    </style:style>
    <style:style style:name="T3187" style:parent-style-name="DefaultParagraphFont" style:family="text">
      <style:text-properties style:font-name="Consolas" style:font-name-asian="Consolas" style:font-name-complex="Consolas" fo:color="#6A3E3E" fo:font-size="10pt" style:font-size-asian="10pt" style:font-size-complex="10pt"/>
    </style:style>
    <style:style style:name="T3188" style:parent-style-name="DefaultParagraphFont" style:family="text">
      <style:text-properties style:font-name="Consolas" style:font-name-asian="Consolas" style:font-name-complex="Consolas" fo:color="#000000" fo:font-size="10pt" style:font-size-asian="10pt" style:font-size-complex="10pt"/>
    </style:style>
    <style:style style:name="P3189" style:parent-style-name="Normal" style:family="paragraph">
      <style:paragraph-properties fo:widows="2" fo:orphans="2" style:text-autospace="none"/>
      <style:text-properties fo:hyphenate="true"/>
    </style:style>
    <style:style style:name="T31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9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93" style:parent-style-name="Normal" style:family="paragraph">
      <style:paragraph-properties fo:widows="2" fo:orphans="2" style:text-autospace="none"/>
      <style:text-properties fo:hyphenate="true"/>
    </style:style>
    <style:style style:name="T31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9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1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98" style:parent-style-name="Normal" style:family="paragraph">
      <style:paragraph-properties fo:widows="2" fo:orphans="2" style:text-autospace="none"/>
      <style:text-properties fo:hyphenate="true"/>
    </style:style>
    <style:style style:name="T31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0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2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03" style:parent-style-name="Normal" style:family="paragraph">
      <style:paragraph-properties fo:widows="2" fo:orphans="2" style:text-autospace="none"/>
      <style:text-properties fo:hyphenate="true"/>
    </style:style>
    <style:style style:name="T32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0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2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08" style:parent-style-name="Normal" style:family="paragraph">
      <style:paragraph-properties fo:widows="2" fo:orphans="2" style:text-autospace="none"/>
      <style:text-properties fo:hyphenate="true"/>
    </style:style>
    <style:style style:name="T32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1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2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13" style:parent-style-name="Normal" style:family="paragraph">
      <style:paragraph-properties fo:widows="2" fo:orphans="2" style:text-autospace="none"/>
      <style:text-properties fo:hyphenate="true"/>
    </style:style>
    <style:style style:name="T32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1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2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18" style:parent-style-name="Normal" style:family="paragraph">
      <style:paragraph-properties fo:widows="2" fo:orphans="2" style:text-autospace="none"/>
      <style:text-properties fo:hyphenate="true"/>
    </style:style>
    <style:style style:name="T32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2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2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23" style:parent-style-name="Normal" style:family="paragraph">
      <style:paragraph-properties fo:widows="2" fo:orphans="2" style:text-autospace="none"/>
      <style:text-properties fo:hyphenate="true"/>
    </style:style>
    <style:style style:name="T32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2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2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28" style:parent-style-name="Normal" style:family="paragraph">
      <style:paragraph-properties fo:widows="2" fo:orphans="2" style:text-autospace="none"/>
      <style:text-properties fo:hyphenate="true"/>
    </style:style>
    <style:style style:name="T32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3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3232" style:parent-style-name="Normal" style:family="paragraph">
      <style:paragraph-properties fo:widows="2" fo:orphans="2" style:text-autospace="none"/>
      <style:text-properties fo:hyphenate="true"/>
    </style:style>
    <style:style style:name="T32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34" style:parent-style-name="Normal" style:family="paragraph">
      <style:paragraph-properties fo:widows="2" fo:orphans="2" style:text-autospace="none"/>
      <style:text-properties fo:hyphenate="true"/>
    </style:style>
    <style:style style:name="T32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36"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32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3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40"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3241" style:parent-style-name="Standard" style:family="paragraph">
      <style:paragraph-properties style:text-autospace="none"/>
      <style:text-properties style:font-name="Arial" fo:color="#222222"/>
    </style:style>
    <style:style style:name="P3242"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3243" style:parent-style-name="Standard" style:family="paragraph">
      <style:paragraph-properties style:text-autospace="none"/>
      <style:text-properties style:font-name="Arial" style:font-name-asian="Consolas" style:font-name-complex="Consolas" fo:color="#222222"/>
    </style:style>
    <style:style style:name="P3244" style:parent-style-name="Standard" style:family="paragraph">
      <style:paragraph-properties style:text-autospace="none"/>
    </style:style>
    <style:style style:name="P3245" style:parent-style-name="Normal" style:family="paragraph">
      <style:paragraph-properties fo:widows="2" fo:orphans="2" style:text-autospace="none"/>
      <style:text-properties fo:hyphenate="true"/>
    </style:style>
    <style:style style:name="T32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47" style:parent-style-name="Normal" style:family="paragraph">
      <style:paragraph-properties fo:widows="2" fo:orphans="2" style:text-autospace="none"/>
      <style:text-properties fo:hyphenate="true"/>
    </style:style>
    <style:style style:name="T32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49" style:parent-style-name="Normal" style:family="paragraph">
      <style:paragraph-properties fo:widows="2" fo:orphans="2" style:text-autospace="none"/>
      <style:text-properties fo:hyphenate="true"/>
    </style:style>
    <style:style style:name="T32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51" style:parent-style-name="Normal" style:family="paragraph">
      <style:paragraph-properties fo:widows="2" fo:orphans="2" style:text-autospace="none"/>
      <style:text-properties fo:hyphenate="true"/>
    </style:style>
    <style:style style:name="T32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53" style:parent-style-name="Normal" style:family="paragraph">
      <style:paragraph-properties fo:widows="2" fo:orphans="2" style:text-autospace="none"/>
      <style:text-properties fo:hyphenate="true"/>
    </style:style>
    <style:style style:name="T32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55" style:parent-style-name="Normal" style:family="paragraph">
      <style:paragraph-properties fo:widows="2" fo:orphans="2" style:text-autospace="none"/>
      <style:text-properties fo:hyphenate="true"/>
    </style:style>
    <style:style style:name="T32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57" style:parent-style-name="Normal" style:family="paragraph">
      <style:paragraph-properties fo:widows="2" fo:orphans="2" style:text-autospace="none"/>
      <style:text-properties fo:hyphenate="true"/>
    </style:style>
    <style:style style:name="T32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59"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3260" style:parent-style-name="Standard" style:family="paragraph">
      <style:paragraph-properties style:text-autospace="none"/>
      <style:text-properties style:font-name="Arial" fo:color="#222222"/>
    </style:style>
    <style:style style:name="P3261" style:parent-style-name="Standard" style:family="paragraph">
      <style:paragraph-properties style:text-autospace="none"/>
      <style:text-properties style:font-name="Arial" fo:color="#222222"/>
    </style:style>
    <style:style style:name="P3262" style:parent-style-name="Standard" style:family="paragraph">
      <style:paragraph-properties style:text-autospace="none"/>
      <style:text-properties style:font-name="Arial" fo:color="#222222"/>
    </style:style>
    <style:style style:name="P3263" style:parent-style-name="Standard" style:family="paragraph">
      <style:paragraph-properties style:text-autospace="none"/>
    </style:style>
    <style:style style:name="T3264" style:parent-style-name="DefaultParagraphFont" style:family="text">
      <style:text-properties style:font-name="Arial" fo:color="#222222"/>
    </style:style>
    <style:style style:name="T3265" style:parent-style-name="DefaultParagraphFont" style:family="text">
      <style:text-properties style:font-name="Consolas" style:font-name-complex="Consolas" fo:color="#222222"/>
    </style:style>
    <style:style style:name="T3266" style:parent-style-name="DefaultParagraphFont" style:family="text">
      <style:text-properties style:font-name="Arial" fo:color="#222222"/>
    </style:style>
    <style:style style:name="T3267" style:parent-style-name="DefaultParagraphFont" style:family="text">
      <style:text-properties style:font-name="Arial" fo:color="#222222"/>
    </style:style>
    <style:style style:name="P3268" style:parent-style-name="Standard" style:family="paragraph">
      <style:paragraph-properties style:text-autospace="none"/>
      <style:text-properties style:font-name="Arial" fo:color="#222222"/>
    </style:style>
    <style:style style:name="P3269" style:parent-style-name="Normal" style:family="paragraph">
      <style:paragraph-properties fo:widows="2" fo:orphans="2" style:text-autospace="none"/>
      <style:text-properties fo:hyphenate="true"/>
    </style:style>
    <style:style style:name="T327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2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7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2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7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76" style:parent-style-name="Normal" style:family="paragraph">
      <style:paragraph-properties fo:widows="2" fo:orphans="2" style:text-autospace="none"/>
      <style:text-properties fo:hyphenate="true"/>
    </style:style>
    <style:style style:name="T32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7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2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8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8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84" style:parent-style-name="Normal" style:family="paragraph">
      <style:paragraph-properties fo:widows="2" fo:orphans="2" style:text-autospace="none"/>
      <style:text-properties fo:hyphenate="true"/>
    </style:style>
    <style:style style:name="T32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8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2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8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2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9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93" style:parent-style-name="Normal" style:family="paragraph">
      <style:paragraph-properties fo:widows="2" fo:orphans="2" style:text-autospace="none"/>
      <style:text-properties fo:hyphenate="true"/>
    </style:style>
    <style:style style:name="T32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95" style:parent-style-name="Normal" style:family="paragraph">
      <style:paragraph-properties fo:widows="2" fo:orphans="2" style:text-autospace="none"/>
      <style:text-properties fo:hyphenate="true"/>
    </style:style>
    <style:style style:name="T32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97" style:parent-style-name="Normal" style:family="paragraph">
      <style:paragraph-properties fo:widows="2" fo:orphans="2" style:text-autospace="none"/>
      <style:text-properties fo:hyphenate="true"/>
    </style:style>
    <style:style style:name="T32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99" style:parent-style-name="Standard" style:family="paragraph">
      <style:paragraph-properties style:text-autospace="none"/>
    </style:style>
    <style:style style:name="T330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01" style:parent-style-name="DefaultParagraphFont" style:family="text">
      <style:text-properties style:font-name="Consolas" style:font-name-asian="Consolas" style:font-name-complex="Consolas" fo:color="#000000" fo:font-size="10pt" style:font-size-asian="10pt" style:font-size-complex="10pt"/>
    </style:style>
    <style:style style:name="T330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03" style:parent-style-name="DefaultParagraphFont" style:family="text">
      <style:text-properties style:font-name="Consolas" style:font-name-asian="Consolas" style:font-name-complex="Consolas" fo:color="#000000" fo:font-size="10pt" style:font-size-asian="10pt" style:font-size-complex="10pt"/>
    </style:style>
    <style:style style:name="T330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05" style:parent-style-name="DefaultParagraphFont" style:family="text">
      <style:text-properties style:font-name="Consolas" style:font-name-asian="Consolas" style:font-name-complex="Consolas" fo:color="#000000" fo:font-size="10pt" style:font-size-asian="10pt" style:font-size-complex="10pt"/>
    </style:style>
    <style:style style:name="T3306" style:parent-style-name="DefaultParagraphFont" style:family="text">
      <style:text-properties style:font-name="Consolas" style:font-name-asian="Consolas" style:font-name-complex="Consolas" fo:color="#6A3E3E" fo:font-size="10pt" style:font-size-asian="10pt" style:font-size-complex="10pt"/>
    </style:style>
    <style:style style:name="T3307" style:parent-style-name="DefaultParagraphFont" style:family="text">
      <style:text-properties style:font-name="Consolas" style:font-name-asian="Consolas" style:font-name-complex="Consolas" fo:color="#000000" fo:font-size="10pt" style:font-size-asian="10pt" style:font-size-complex="10pt"/>
    </style:style>
    <style:style style:name="P3308" style:parent-style-name="Normal" style:family="paragraph">
      <style:paragraph-properties fo:widows="2" fo:orphans="2" style:text-autospace="none"/>
      <style:text-properties fo:hyphenate="true"/>
    </style:style>
    <style:style style:name="T33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1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3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12" style:parent-style-name="Normal" style:family="paragraph">
      <style:paragraph-properties fo:widows="2" fo:orphans="2" style:text-autospace="none"/>
      <style:text-properties fo:hyphenate="true"/>
    </style:style>
    <style:style style:name="T33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1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3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17" style:parent-style-name="Normal" style:family="paragraph">
      <style:paragraph-properties fo:widows="2" fo:orphans="2" style:text-autospace="none"/>
      <style:text-properties fo:hyphenate="true"/>
    </style:style>
    <style:style style:name="T33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2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3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22" style:parent-style-name="Normal" style:family="paragraph">
      <style:paragraph-properties fo:widows="2" fo:orphans="2" style:text-autospace="none"/>
      <style:text-properties fo:hyphenate="true"/>
    </style:style>
    <style:style style:name="T33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2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3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27" style:parent-style-name="Normal" style:family="paragraph">
      <style:paragraph-properties fo:widows="2" fo:orphans="2" style:text-autospace="none"/>
      <style:text-properties fo:hyphenate="true"/>
    </style:style>
    <style:style style:name="T33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3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3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32" style:parent-style-name="Normal" style:family="paragraph">
      <style:paragraph-properties fo:widows="2" fo:orphans="2" style:text-autospace="none"/>
      <style:text-properties fo:hyphenate="true"/>
    </style:style>
    <style:style style:name="T33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3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3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37" style:parent-style-name="Normal" style:family="paragraph">
      <style:paragraph-properties fo:widows="2" fo:orphans="2" style:text-autospace="none"/>
      <style:text-properties fo:hyphenate="true"/>
    </style:style>
    <style:style style:name="T33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4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3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42" style:parent-style-name="Normal" style:family="paragraph">
      <style:paragraph-properties fo:widows="2" fo:orphans="2" style:text-autospace="none"/>
      <style:text-properties fo:hyphenate="true"/>
    </style:style>
    <style:style style:name="T33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4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3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47" style:parent-style-name="Normal" style:family="paragraph">
      <style:paragraph-properties fo:widows="2" fo:orphans="2" style:text-autospace="none"/>
      <style:text-properties fo:hyphenate="true"/>
    </style:style>
    <style:style style:name="T33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5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3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52" style:parent-style-name="Normal" style:family="paragraph">
      <style:paragraph-properties fo:widows="2" fo:orphans="2" style:text-autospace="none" fo:text-indent="0.4923in"/>
      <style:text-properties fo:hyphenate="true"/>
    </style:style>
    <style:style style:name="T33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54" style:parent-style-name="Normal" style:family="paragraph">
      <style:paragraph-properties fo:widows="2" fo:orphans="2" style:text-autospace="none"/>
      <style:text-properties fo:hyphenate="true"/>
    </style:style>
    <style:style style:name="T33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56"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33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5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3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60"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3361" style:parent-style-name="Standard" style:family="paragraph">
      <style:paragraph-properties style:text-autospace="none"/>
      <style:text-properties style:font-name="Arial" fo:color="#222222"/>
    </style:style>
    <style:style style:name="P3362" style:parent-style-name="Standard" style:family="paragraph">
      <style:paragraph-properties style:text-autospace="none"/>
      <style:text-properties style:font-name="Arial" style:font-name-asian="Consolas" style:font-name-complex="Consolas" fo:color="#222222"/>
    </style:style>
    <style:style style:name="P3363" style:parent-style-name="Normal" style:family="paragraph">
      <style:paragraph-properties fo:widows="2" fo:orphans="2" style:text-autospace="none"/>
      <style:text-properties fo:hyphenate="true"/>
    </style:style>
    <style:style style:name="T33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65" style:parent-style-name="Normal" style:family="paragraph">
      <style:paragraph-properties fo:widows="2" fo:orphans="2" style:text-autospace="none"/>
      <style:text-properties fo:hyphenate="true"/>
    </style:style>
    <style:style style:name="T33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67" style:parent-style-name="Normal" style:family="paragraph">
      <style:paragraph-properties fo:widows="2" fo:orphans="2" style:text-autospace="none"/>
      <style:text-properties fo:hyphenate="true"/>
    </style:style>
    <style:style style:name="T33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69" style:parent-style-name="Normal" style:family="paragraph">
      <style:paragraph-properties fo:widows="2" fo:orphans="2" style:text-autospace="none"/>
      <style:text-properties fo:hyphenate="true"/>
    </style:style>
    <style:style style:name="T33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71" style:parent-style-name="Normal" style:family="paragraph">
      <style:paragraph-properties fo:widows="2" fo:orphans="2" style:text-autospace="none"/>
      <style:text-properties fo:hyphenate="true"/>
    </style:style>
    <style:style style:name="T33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73" style:parent-style-name="Normal" style:family="paragraph">
      <style:paragraph-properties fo:widows="2" fo:orphans="2" style:text-autospace="none"/>
      <style:text-properties fo:hyphenate="true"/>
    </style:style>
    <style:style style:name="T33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75" style:parent-style-name="Normal" style:family="paragraph">
      <style:paragraph-properties fo:widows="2" fo:orphans="2" style:text-autospace="none"/>
      <style:text-properties fo:hyphenate="true"/>
    </style:style>
    <style:style style:name="T33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79" style:parent-style-name="Standard" style:family="paragraph">
      <style:paragraph-properties style:text-autospace="none"/>
      <style:text-properties style:font-name="Arial" fo:font-weight="bold" style:font-weight-asian="bold" fo:color="#222222"/>
    </style:style>
    <style:style style:name="P3380" style:parent-style-name="Standard" style:family="paragraph">
      <style:paragraph-properties style:text-autospace="none"/>
      <style:text-properties style:font-name="Arial" fo:font-weight="bold" style:font-weight-asian="bold" fo:color="#222222"/>
    </style:style>
    <style:style style:name="P3381" style:parent-style-name="Standard" style:family="paragraph">
      <style:paragraph-properties style:text-autospace="none"/>
      <style:text-properties style:font-name="Arial" fo:font-weight="bold" style:font-weight-asian="bold" fo:color="#222222"/>
    </style:style>
    <style:style style:name="P3382" style:parent-style-name="Standard" style:family="paragraph">
      <style:paragraph-properties style:text-autospace="none"/>
    </style:style>
    <style:style style:name="T3383" style:parent-style-name="DefaultParagraphFont" style:family="text">
      <style:text-properties style:font-name="Arial" fo:color="#222222"/>
    </style:style>
    <style:style style:name="T3384" style:parent-style-name="DefaultParagraphFont" style:family="text">
      <style:text-properties style:font-name="Arial" fo:color="#222222"/>
    </style:style>
    <style:style style:name="T3385" style:parent-style-name="DefaultParagraphFont" style:family="text">
      <style:text-properties style:font-name="Consolas" style:font-name-complex="Consolas" fo:color="#222222"/>
    </style:style>
    <style:style style:name="T3386" style:parent-style-name="DefaultParagraphFont" style:family="text">
      <style:text-properties style:font-name="Arial" fo:color="#222222"/>
    </style:style>
    <style:style style:name="T3387" style:parent-style-name="DefaultParagraphFont" style:family="text">
      <style:text-properties style:font-name="Consolas" style:font-name-complex="Consolas" fo:color="#222222"/>
    </style:style>
    <style:style style:name="T3388" style:parent-style-name="DefaultParagraphFont" style:family="text">
      <style:text-properties style:font-name="Arial" fo:color="#222222"/>
    </style:style>
    <style:style style:name="T3389" style:parent-style-name="DefaultParagraphFont" style:family="text">
      <style:text-properties style:font-name="Consolas" style:font-name-complex="Consolas" fo:color="#222222"/>
    </style:style>
    <style:style style:name="T3390" style:parent-style-name="DefaultParagraphFont" style:family="text">
      <style:text-properties style:font-name="Arial" fo:color="#222222"/>
    </style:style>
    <style:style style:name="T3391" style:parent-style-name="DefaultParagraphFont" style:family="text">
      <style:text-properties style:font-name="Consolas" style:font-name-complex="Consolas" fo:color="#222222"/>
    </style:style>
    <style:style style:name="T3392" style:parent-style-name="DefaultParagraphFont" style:family="text">
      <style:text-properties style:font-name="Arial" fo:color="#222222"/>
    </style:style>
    <style:style style:name="P3393" style:parent-style-name="Standard" style:family="paragraph">
      <style:paragraph-properties style:text-autospace="none"/>
      <style:text-properties style:font-name="Arial" fo:color="#222222"/>
    </style:style>
    <style:style style:name="P3394" style:parent-style-name="Standard" style:family="paragraph">
      <style:paragraph-properties style:text-autospace="none"/>
    </style:style>
    <style:style style:name="T3395" style:parent-style-name="DefaultParagraphFont" style:family="text">
      <style:text-properties style:font-name="Arial" fo:color="#222222"/>
    </style:style>
    <style:style style:name="T3396" style:parent-style-name="DefaultParagraphFont" style:family="text">
      <style:text-properties style:font-name="Arial" fo:color="#222222"/>
    </style:style>
    <style:style style:name="T3397" style:parent-style-name="DefaultParagraphFont" style:family="text">
      <style:text-properties style:font-name="Consolas" style:font-name-complex="Consolas" fo:color="#222222"/>
    </style:style>
    <style:style style:name="T3398" style:parent-style-name="DefaultParagraphFont" style:family="text">
      <style:text-properties style:font-name="Arial" fo:color="#222222"/>
    </style:style>
    <style:style style:name="T3399" style:parent-style-name="DefaultParagraphFont" style:family="text">
      <style:text-properties style:font-name="Consolas" style:font-name-complex="Consolas" fo:color="#222222"/>
    </style:style>
    <style:style style:name="T3400" style:parent-style-name="DefaultParagraphFont" style:family="text">
      <style:text-properties style:font-name="Arial" fo:color="#222222"/>
    </style:style>
    <style:style style:name="T3401" style:parent-style-name="DefaultParagraphFont" style:family="text">
      <style:text-properties style:font-name="Consolas" style:font-name-complex="Consolas" fo:color="#222222"/>
    </style:style>
    <style:style style:name="T3402" style:parent-style-name="DefaultParagraphFont" style:family="text">
      <style:text-properties style:font-name="Arial" fo:color="#222222"/>
    </style:style>
    <style:style style:name="P3403" style:parent-style-name="Textbody" style:family="paragraph">
      <style:paragraph-properties style:text-autospace="none" fo:margin-top="0.052in" fo:margin-bottom="0.052in"/>
      <style:text-properties style:font-name="Consolas" style:font-name-complex="Consolas" fo:color="#222222"/>
    </style:style>
    <style:style style:name="P3404" style:parent-style-name="Standard" style:family="paragraph">
      <style:paragraph-properties style:text-autospace="none"/>
      <style:text-properties style:font-name="Arial" fo:font-weight="bold" style:font-weight-asian="bold" fo:color="#222222"/>
    </style:style>
    <style:style style:name="P3405" style:parent-style-name="Standard" style:family="paragraph">
      <style:paragraph-properties style:text-autospace="none"/>
      <style:text-properties style:font-name="Arial" fo:font-weight="bold" style:font-weight-asian="bold" fo:color="#222222"/>
    </style:style>
    <style:style style:name="P3406" style:parent-style-name="Standard" style:family="paragraph">
      <style:paragraph-properties style:text-autospace="none"/>
      <style:text-properties style:font-name="Arial" fo:color="#222222"/>
    </style:style>
    <style:style style:name="P3407" style:parent-style-name="Standard" style:family="paragraph">
      <style:paragraph-properties style:text-autospace="none"/>
      <style:text-properties style:font-name="Arial" fo:color="#222222"/>
    </style:style>
    <style:style style:name="P3408" style:parent-style-name="Standard" style:family="paragraph">
      <style:paragraph-properties style:text-autospace="none"/>
    </style:style>
    <style:style style:name="T3409" style:parent-style-name="DefaultParagraphFont" style:family="text">
      <style:text-properties style:font-name="Arial" fo:color="#222222"/>
    </style:style>
    <style:style style:name="T3410" style:parent-style-name="DefaultParagraphFont" style:family="text">
      <style:text-properties style:font-name="Consolas" style:font-name-complex="Consolas" fo:color="#222222"/>
    </style:style>
    <style:style style:name="T3411" style:parent-style-name="DefaultParagraphFont" style:family="text">
      <style:text-properties style:font-name="Arial" fo:color="#222222"/>
    </style:style>
    <style:style style:name="T3412" style:parent-style-name="DefaultParagraphFont" style:family="text">
      <style:text-properties style:font-name="Consolas" style:font-name-complex="Consolas" fo:color="#222222"/>
    </style:style>
    <style:style style:name="P3413" style:parent-style-name="Standard" style:family="paragraph">
      <style:paragraph-properties style:text-autospace="none"/>
      <style:text-properties style:font-name="Arial" fo:color="#222222"/>
    </style:style>
    <style:style style:name="P3414" style:parent-style-name="Standard" style:family="paragraph">
      <style:paragraph-properties style:text-autospace="none"/>
      <style:text-properties style:font-name="Arial" fo:color="#222222"/>
    </style:style>
    <style:style style:name="P3415" style:parent-style-name="Standard" style:family="paragraph">
      <style:paragraph-properties style:text-autospace="none"/>
      <style:text-properties style:font-name="Arial" fo:color="#222222"/>
    </style:style>
    <style:style style:name="P3416" style:parent-style-name="Normal" style:family="paragraph">
      <style:paragraph-properties fo:widows="2" fo:orphans="2" style:text-autospace="none"/>
      <style:text-properties fo:hyphenate="true"/>
    </style:style>
    <style:style style:name="T34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1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4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2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4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22" style:parent-style-name="Normal" style:family="paragraph">
      <style:paragraph-properties fo:widows="2" fo:orphans="2" style:text-autospace="none" fo:text-indent="0.4923in"/>
      <style:text-properties fo:hyphenate="true"/>
    </style:style>
    <style:style style:name="T34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2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4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26" style:parent-style-name="Normal" style:family="paragraph">
      <style:paragraph-properties fo:widows="2" fo:orphans="2" style:text-autospace="none"/>
      <style:text-properties fo:hyphenate="true"/>
    </style:style>
    <style:style style:name="T34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2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4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31" style:parent-style-name="Normal" style:family="paragraph">
      <style:paragraph-properties fo:widows="2" fo:orphans="2" style:text-autospace="none"/>
      <style:text-properties fo:hyphenate="true"/>
    </style:style>
    <style:style style:name="T34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34" style:parent-style-name="Normal" style:family="paragraph">
      <style:paragraph-properties fo:widows="2" fo:orphans="2" style:text-autospace="none"/>
      <style:text-properties fo:hyphenate="true"/>
    </style:style>
    <style:style style:name="T34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39"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34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41" style:parent-style-name="Normal" style:family="paragraph">
      <style:paragraph-properties fo:widows="2" fo:orphans="2" style:text-autospace="none"/>
      <style:text-properties fo:hyphenate="true"/>
    </style:style>
    <style:style style:name="T34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4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4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47" style:parent-style-name="Normal" style:family="paragraph">
      <style:paragraph-properties fo:widows="2" fo:orphans="2" style:text-autospace="none"/>
      <style:text-properties fo:hyphenate="true"/>
    </style:style>
    <style:style style:name="T34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5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4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53" style:parent-style-name="Normal" style:family="paragraph">
      <style:paragraph-properties fo:widows="2" fo:orphans="2" style:text-autospace="none"/>
      <style:text-properties fo:hyphenate="true"/>
    </style:style>
    <style:style style:name="T34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5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4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59" style:parent-style-name="Normal" style:family="paragraph">
      <style:paragraph-properties fo:widows="2" fo:orphans="2" style:text-autospace="none"/>
      <style:text-properties fo:hyphenate="true"/>
    </style:style>
    <style:style style:name="T34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6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4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65" style:parent-style-name="Normal" style:family="paragraph">
      <style:paragraph-properties fo:widows="2" fo:orphans="2" style:text-autospace="none"/>
      <style:text-properties fo:hyphenate="true"/>
    </style:style>
    <style:style style:name="T34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68"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3469" style:parent-style-name="Standard" style:family="paragraph">
      <style:paragraph-properties style:text-autospace="none"/>
      <style:text-properties style:font-name="Arial" fo:color="#222222"/>
    </style:style>
    <style:style style:name="P3470" style:parent-style-name="Standard" style:family="paragraph">
      <style:paragraph-properties style:text-autospace="none"/>
      <style:text-properties style:font-name="Arial" fo:color="#222222"/>
    </style:style>
    <style:style style:name="P3471" style:parent-style-name="Textbody" style:family="paragraph">
      <style:paragraph-properties style:text-autospace="none" fo:margin-top="0.052in" fo:margin-bottom="0.052in"/>
      <style:text-properties style:font-name="Consolas" style:font-name-complex="Consolas" fo:color="#222222"/>
    </style:style>
    <style:style style:name="P3472" style:parent-style-name="Standard" style:family="paragraph">
      <style:paragraph-properties style:text-autospace="none" fo:margin-top="0.052in" fo:margin-bottom="0.052in"/>
      <style:text-properties style:font-name="Arial" fo:font-weight="bold" style:font-weight-asian="bold" fo:color="#222222"/>
    </style:style>
    <style:style style:name="P3473" style:parent-style-name="Textbody" style:family="paragraph">
      <style:paragraph-properties style:text-autospace="none" fo:margin-top="0.052in" fo:margin-bottom="0.052in"/>
      <style:text-properties style:font-name="Arial" fo:color="#222222"/>
    </style:style>
    <style:style style:name="P3474" style:parent-style-name="Textbody" style:family="paragraph">
      <style:paragraph-properties style:text-autospace="none" fo:margin-top="0.052in" fo:margin-bottom="0.052in"/>
      <style:text-properties style:font-name="Arial" fo:color="#222222"/>
    </style:style>
    <style:style style:name="P3475" style:parent-style-name="Textbody" style:family="paragraph">
      <style:paragraph-properties style:text-autospace="none" fo:margin-top="0.052in" fo:margin-bottom="0.052in"/>
      <style:text-properties style:font-name="Arial" fo:color="#222222"/>
    </style:style>
    <style:style style:name="P3476" style:parent-style-name="Textbody" style:family="paragraph">
      <style:paragraph-properties style:text-autospace="none" fo:margin-top="0.052in" fo:margin-bottom="0.052in"/>
      <style:text-properties style:font-name="Arial" fo:color="#222222"/>
    </style:style>
    <style:style style:name="P3477" style:parent-style-name="Textbody" style:family="paragraph">
      <style:paragraph-properties style:text-autospace="none" fo:margin-top="0.052in" fo:margin-bottom="0.052in"/>
      <style:text-properties style:font-name="Arial" fo:color="#222222"/>
    </style:style>
    <style:style style:name="P3478" style:parent-style-name="Textbody" style:family="paragraph">
      <style:paragraph-properties style:text-autospace="none" fo:margin-top="0.052in" fo:margin-bottom="0.052in"/>
      <style:text-properties style:font-name="Arial" fo:color="#222222"/>
    </style:style>
    <style:style style:name="P3479" style:parent-style-name="Textbody" style:family="paragraph">
      <style:paragraph-properties style:text-autospace="none" fo:margin-top="0.052in" fo:margin-bottom="0.052in"/>
      <style:text-properties style:font-name="Arial" fo:color="#222222"/>
    </style:style>
    <style:style style:name="P3480" style:parent-style-name="Textbody" style:family="paragraph">
      <style:paragraph-properties style:text-autospace="none" fo:margin-top="0.052in" fo:margin-bottom="0.052in"/>
      <style:text-properties style:font-name="Arial" fo:color="#222222"/>
    </style:style>
    <style:style style:name="P3481" style:parent-style-name="Heading2" style:family="paragraph">
      <style:text-properties fo:font-style="normal" style:font-style-asian="normal" fo:font-size="18pt" style:font-size-asian="18pt" style:font-size-complex="18pt"/>
    </style:style>
    <style:style style:name="P3482" style:parent-style-name="Textbody" style:family="paragraph">
      <style:text-properties style:font-name="Arial" style:font-name-complex="Arial"/>
    </style:style>
    <style:style style:name="P3483" style:parent-style-name="Textbody" style:family="paragraph">
      <style:text-properties style:font-name="Arial" style:font-name-complex="Arial"/>
    </style:style>
    <style:style style:name="P3484" style:parent-style-name="Textbody" style:family="paragraph">
      <style:text-properties style:font-name="Arial" style:font-name-complex="Arial"/>
    </style:style>
    <style:style style:name="P3485" style:parent-style-name="Heading2" style:family="paragraph">
      <style:text-properties fo:font-style="normal" style:font-style-asian="normal" fo:font-size="18pt" style:font-size-asian="18pt" style:font-size-complex="18pt"/>
    </style:style>
    <style:style style:name="P3486" style:parent-style-name="Textbody" style:family="paragraph">
      <style:paragraph-properties style:text-autospace="none" fo:margin-top="0.052in" fo:margin-bottom="0.052in"/>
    </style:style>
    <style:style style:name="T3487" style:parent-style-name="DefaultParagraphFont" style:family="text">
      <style:text-properties style:font-name="Arial" style:font-name-complex="Arial"/>
    </style:style>
    <style:style style:name="T3488" style:parent-style-name="Hyperlink" style:family="text">
      <style:text-properties style:font-name="Arial" style:font-name-complex="Arial"/>
    </style:style>
    <style:style style:name="T3489" style:parent-style-name="DefaultParagraphFont" style:family="text">
      <style:text-properties style:font-name="Arial" style:font-name-complex="Arial"/>
    </style:style>
    <style:style style:name="T3490" style:parent-style-name="Hyperlink" style:family="text">
      <style:text-properties style:font-name="Arial" style:font-name-complex="Arial"/>
    </style:style>
    <style:style style:name="T3491" style:parent-style-name="Hyperlink" style:family="text">
      <style:text-properties style:font-name="Arial" style:font-name-complex="Arial"/>
    </style:style>
    <style:style style:name="T3492" style:parent-style-name="DefaultParagraphFont" style:family="text">
      <style:text-properties style:font-name="Arial" style:font-name-complex="Arial"/>
    </style:style>
    <style:style style:name="T3493" style:parent-style-name="Hyperlink" style:family="text">
      <style:text-properties style:font-name="Arial" style:font-name-complex="Arial"/>
    </style:style>
    <style:style style:name="T3494" style:parent-style-name="DefaultParagraphFont" style:family="text">
      <style:text-properties style:font-name="Arial" style:font-name-complex="Arial"/>
    </style:style>
    <style:style style:name="P3495" style:parent-style-name="Textbody" style:family="paragraph">
      <style:paragraph-properties style:text-autospace="none" fo:margin-top="0.052in" fo:margin-bottom="0.052in"/>
      <style:text-properties style:font-name="Arial" style:font-name-complex="Arial"/>
    </style:style>
    <style:style style:name="P3496" style:parent-style-name="Textbody" style:family="paragraph">
      <style:paragraph-properties style:text-autospace="none" fo:margin-top="0.052in" fo:margin-bottom="0.052in"/>
      <style:text-properties style:font-name="Arial" style:font-name-complex="Arial"/>
    </style:style>
    <style:style style:name="P3497" style:parent-style-name="Textbody" style:family="paragraph">
      <style:paragraph-properties style:text-autospace="none" fo:margin-top="0.052in" fo:margin-bottom="0.052in"/>
      <style:text-properties style:font-name="Arial" style:font-name-complex="Arial"/>
    </style:style>
    <style:style style:name="P3498" style:parent-style-name="Normal" style:family="paragraph">
      <style:paragraph-properties fo:widows="2" fo:orphans="2" style:text-autospace="none"/>
      <style:text-properties fo:hyphenate="true"/>
    </style:style>
    <style:style style:name="T349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0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0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06" style:parent-style-name="Normal" style:family="paragraph">
      <style:paragraph-properties fo:widows="2" fo:orphans="2" style:text-autospace="none"/>
      <style:text-properties fo:hyphenate="true"/>
    </style:style>
    <style:style style:name="T350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0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1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13" style:parent-style-name="Normal" style:family="paragraph">
      <style:paragraph-properties fo:widows="2" fo:orphans="2" style:text-autospace="none"/>
      <style:text-properties fo:hyphenate="true"/>
    </style:style>
    <style:style style:name="T351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1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1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20" style:parent-style-name="Normal" style:family="paragraph">
      <style:paragraph-properties fo:widows="2" fo:orphans="2" style:text-autospace="none"/>
      <style:text-properties fo:hyphenate="true"/>
    </style:style>
    <style:style style:name="T352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2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2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2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29"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3530" style:parent-style-name="Textbody" style:family="paragraph">
      <style:paragraph-properties style:text-autospace="none" fo:margin-top="0.052in" fo:margin-bottom="0.052in"/>
    </style:style>
    <style:style style:name="T3531" style:parent-style-name="DefaultParagraphFont" style:family="text">
      <style:text-properties style:font-name="Arial" style:font-name-complex="Arial"/>
    </style:style>
    <style:style style:name="T3532" style:parent-style-name="DefaultParagraphFont" style:family="text">
      <style:text-properties style:font-name="Arial" style:font-name-complex="Arial"/>
    </style:style>
    <style:style style:name="T3533" style:parent-style-name="DefaultParagraphFont" style:family="text">
      <style:text-properties style:font-name="Consolas" style:font-name-complex="Consolas"/>
    </style:style>
    <style:style style:name="T3534" style:parent-style-name="DefaultParagraphFont" style:family="text">
      <style:text-properties style:font-name="Arial" style:font-name-complex="Arial"/>
    </style:style>
    <style:style style:name="P3535" style:parent-style-name="Normal" style:family="paragraph">
      <style:paragraph-properties fo:widows="2" fo:orphans="2" style:text-autospace="none"/>
      <style:text-properties fo:hyphenate="true"/>
    </style:style>
    <style:style style:name="T353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3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42" style:parent-style-name="Textbody" style:family="paragraph">
      <style:paragraph-properties style:text-autospace="none" fo:margin-top="0.052in" fo:margin-bottom="0.052in"/>
      <style:text-properties style:font-name="Arial" style:font-name-complex="Arial"/>
    </style:style>
    <style:style style:name="P3543" style:parent-style-name="Textbody" style:family="paragraph">
      <style:paragraph-properties style:text-autospace="none" fo:margin-top="0.052in" fo:margin-bottom="0.052in"/>
      <style:text-properties style:font-name="Arial" style:font-name-complex="Arial"/>
    </style:style>
    <style:style style:name="P3544" style:parent-style-name="Normal" style:family="paragraph">
      <style:paragraph-properties fo:widows="2" fo:orphans="2" style:text-autospace="none"/>
      <style:text-properties fo:hyphenate="true"/>
    </style:style>
    <style:style style:name="T354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47"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3548" style:parent-style-name="Textbody" style:family="paragraph">
      <style:paragraph-properties style:text-autospace="none" fo:margin-top="0.052in" fo:margin-bottom="0.052in"/>
    </style:style>
    <style:style style:name="T3549" style:parent-style-name="DefaultParagraphFont" style:family="text">
      <style:text-properties style:font-name="Arial" style:font-name-complex="Arial"/>
    </style:style>
    <style:style style:name="T3550" style:parent-style-name="DefaultParagraphFont" style:family="text">
      <style:text-properties style:font-name="Arial" style:font-name-complex="Arial"/>
    </style:style>
    <style:style style:name="T3551" style:parent-style-name="DefaultParagraphFont" style:family="text">
      <style:text-properties style:font-name="Consolas" style:font-name-complex="Consolas"/>
    </style:style>
    <style:style style:name="T3552" style:parent-style-name="DefaultParagraphFont" style:family="text">
      <style:text-properties style:font-name="Arial" style:font-name-complex="Arial"/>
    </style:style>
    <style:style style:name="T3553" style:parent-style-name="DefaultParagraphFont" style:family="text">
      <style:text-properties style:font-name="Arial" style:font-name-complex="Arial"/>
    </style:style>
    <style:style style:name="T3554" style:parent-style-name="DefaultParagraphFont" style:family="text">
      <style:text-properties style:font-name="Consolas" style:font-name-complex="Consolas"/>
    </style:style>
    <style:style style:name="T3555" style:parent-style-name="DefaultParagraphFont" style:family="text">
      <style:text-properties style:font-name="Arial" style:font-name-complex="Arial"/>
    </style:style>
    <style:style style:name="T3556" style:parent-style-name="DefaultParagraphFont" style:family="text">
      <style:text-properties style:font-name="Arial" style:font-name-complex="Arial"/>
    </style:style>
    <style:style style:name="T3557" style:parent-style-name="DefaultParagraphFont" style:family="text">
      <style:text-properties style:font-name="Consolas" style:font-name-complex="Consolas"/>
    </style:style>
    <style:style style:name="T3558" style:parent-style-name="DefaultParagraphFont" style:family="text">
      <style:text-properties style:font-name="Arial" style:font-name-complex="Arial"/>
    </style:style>
    <style:style style:name="P3559" style:parent-style-name="Textbody" style:family="paragraph">
      <style:paragraph-properties style:text-autospace="none" fo:margin-top="0.052in" fo:margin-bottom="0.052in"/>
    </style:style>
    <style:style style:name="T356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6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6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6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6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7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7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75" style:parent-style-name="Textbody" style:family="paragraph">
      <style:paragraph-properties style:text-autospace="none"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3576" style:parent-style-name="Textbody" style:family="paragraph">
      <style:paragraph-properties style:text-autospace="none" fo:margin-top="0.052in" fo:margin-bottom="0.052in"/>
    </style:style>
    <style:style style:name="T3577" style:parent-style-name="DefaultParagraphFont" style:family="text">
      <style:text-properties style:font-name="Arial" style:font-name-complex="Arial"/>
    </style:style>
    <style:style style:name="T3578" style:parent-style-name="DefaultParagraphFont" style:family="text">
      <style:text-properties style:font-name="Consolas" style:font-name-complex="Consolas"/>
    </style:style>
    <style:style style:name="P3579" style:parent-style-name="Normal" style:family="paragraph">
      <style:paragraph-properties fo:widows="2" fo:orphans="2" style:text-autospace="none"/>
      <style:text-properties fo:hyphenate="true"/>
    </style:style>
    <style:style style:name="T358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8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8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8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8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89" style:parent-style-name="Normal" style:family="paragraph">
      <style:paragraph-properties fo:widows="2" fo:orphans="2" style:text-autospace="none"/>
      <style:text-properties fo:hyphenate="true"/>
    </style:style>
    <style:style style:name="T359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9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9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9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9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0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02" style:parent-style-name="Normal" style:family="paragraph">
      <style:paragraph-properties fo:widows="2" fo:orphans="2" style:text-autospace="none"/>
      <style:text-properties fo:hyphenate="true"/>
    </style:style>
    <style:style style:name="T360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0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0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09" style:parent-style-name="Textbody" style:family="paragraph">
      <style:paragraph-properties style:text-autospace="none" fo:margin-top="0.052in" fo:margin-bottom="0.052in"/>
      <style:text-properties style:font-name="Arial" style:font-name-complex="Arial"/>
    </style:style>
    <style:style style:name="P3610" style:parent-style-name="Textbody" style:family="paragraph">
      <style:paragraph-properties style:text-autospace="none" fo:margin-top="0.052in" fo:margin-bottom="0.052in"/>
      <style:text-properties style:font-name="Arial" style:font-name-complex="Arial"/>
    </style:style>
    <style:style style:name="P3611" style:parent-style-name="Normal" style:family="paragraph">
      <style:paragraph-properties fo:widows="2" fo:orphans="2" style:text-autospace="none"/>
      <style:text-properties fo:hyphenate="true"/>
    </style:style>
    <style:style style:name="T361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1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16" style:parent-style-name="Normal" style:family="paragraph">
      <style:paragraph-properties fo:widows="2" fo:orphans="2" style:text-autospace="none"/>
      <style:text-properties fo:hyphenate="true"/>
    </style:style>
    <style:style style:name="T361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1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21" style:parent-style-name="Textbody" style:family="paragraph">
      <style:paragraph-properties style:text-autospace="none" fo:margin-top="0.052in" fo:margin-bottom="0.052in"/>
      <style:text-properties style:font-name="Arial" style:font-name-complex="Arial"/>
    </style:style>
    <style:style style:name="P3622" style:parent-style-name="Textbody" style:family="paragraph">
      <style:paragraph-properties style:text-autospace="none" fo:margin-top="0.052in" fo:margin-bottom="0.052in"/>
      <style:text-properties style:font-name="Arial" style:font-name-complex="Arial"/>
    </style:style>
    <style:style style:name="P3623" style:parent-style-name="Normal" style:family="paragraph">
      <style:paragraph-properties fo:widows="2" fo:orphans="2" style:text-autospace="none"/>
      <style:text-properties fo:hyphenate="true"/>
    </style:style>
    <style:style style:name="T362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2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28" style:parent-style-name="Textbody" style:family="paragraph">
      <style:paragraph-properties style:text-autospace="none" fo:margin-top="0.052in" fo:margin-bottom="0.052in"/>
    </style:style>
    <style:style style:name="T36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30" style:parent-style-name="Textbody" style:family="paragraph">
      <style:paragraph-properties style:text-autospace="none" fo:margin-top="0.052in" fo:margin-bottom="0.052in"/>
    </style:style>
    <style:style style:name="T3631" style:parent-style-name="DefaultParagraphFont" style:family="text">
      <style:text-properties style:font-name="Arial" style:font-name-complex="Arial"/>
    </style:style>
    <style:style style:name="T3632" style:parent-style-name="DefaultParagraphFont" style:family="text">
      <style:text-properties style:font-name="Arial" style:font-name-complex="Arial"/>
    </style:style>
    <style:style style:name="T3633" style:parent-style-name="DefaultParagraphFont" style:family="text">
      <style:text-properties style:font-name="Consolas" style:font-name-complex="Consolas"/>
    </style:style>
    <style:style style:name="T3634" style:parent-style-name="DefaultParagraphFont" style:family="text">
      <style:text-properties style:font-name="Arial" style:font-name-complex="Arial"/>
    </style:style>
    <style:style style:name="P3635" style:parent-style-name="Normal" style:family="paragraph">
      <style:paragraph-properties fo:widows="2" fo:orphans="2" style:text-autospace="none"/>
      <style:text-properties fo:hyphenate="true"/>
    </style:style>
    <style:style style:name="T363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3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4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42" style:parent-style-name="Textbody" style:family="paragraph">
      <style:paragraph-properties style:text-autospace="none" fo:margin-top="0.052in" fo:margin-bottom="0.052in"/>
    </style:style>
    <style:style style:name="T3643" style:parent-style-name="DefaultParagraphFont" style:family="text">
      <style:text-properties style:font-name="Arial" style:font-name-complex="Arial"/>
    </style:style>
    <style:style style:name="T3644" style:parent-style-name="DefaultParagraphFont" style:family="text">
      <style:text-properties style:font-name="Consolas" style:font-name-complex="Consolas"/>
    </style:style>
    <style:style style:name="T3645" style:parent-style-name="DefaultParagraphFont" style:family="text">
      <style:text-properties style:font-name="Arial" style:font-name-complex="Arial"/>
    </style:style>
    <style:style style:name="P3646" style:parent-style-name="Normal" style:family="paragraph">
      <style:paragraph-properties fo:widows="2" fo:orphans="2" style:text-autospace="none"/>
      <style:text-properties fo:hyphenate="true"/>
    </style:style>
    <style:style style:name="T364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4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5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53" style:parent-style-name="Textbody" style:family="paragraph">
      <style:paragraph-properties style:text-autospace="none" fo:margin-top="0.052in" fo:margin-bottom="0.052in"/>
    </style:style>
    <style:style style:name="T3654" style:parent-style-name="DefaultParagraphFont" style:family="text">
      <style:text-properties style:font-name="Arial" style:font-name-complex="Arial"/>
    </style:style>
    <style:style style:name="T3655" style:parent-style-name="DefaultParagraphFont" style:family="text">
      <style:text-properties style:font-name="Arial" style:font-name-complex="Arial"/>
    </style:style>
    <style:style style:name="T3656" style:parent-style-name="DefaultParagraphFont" style:family="text">
      <style:text-properties style:font-name="Arial" style:font-name-complex="Arial" style:text-position="super 66.6%"/>
    </style:style>
    <style:style style:name="T3657" style:parent-style-name="DefaultParagraphFont" style:family="text">
      <style:text-properties style:font-name="Arial" style:font-name-complex="Arial"/>
    </style:style>
    <style:style style:name="T3658" style:parent-style-name="DefaultParagraphFont" style:family="text">
      <style:text-properties style:font-name="Arial" style:font-name-complex="Arial" style:text-position="super 66.6%"/>
    </style:style>
    <style:style style:name="T3659" style:parent-style-name="DefaultParagraphFont" style:family="text">
      <style:text-properties style:font-name="Arial" style:font-name-complex="Arial"/>
    </style:style>
    <style:style style:name="P3660" style:parent-style-name="Textbody" style:family="paragraph">
      <style:paragraph-properties style:text-autospace="none" fo:margin-top="0.052in" fo:margin-bottom="0.052in"/>
      <style:text-properties style:font-name="Arial" style:font-name-complex="Arial"/>
    </style:style>
    <style:style style:name="P3661" style:parent-style-name="Textbody" style:family="paragraph">
      <style:paragraph-properties style:text-autospace="none" fo:margin-top="0.052in" fo:margin-bottom="0.052in"/>
      <style:text-properties style:font-name="Arial" style:font-name-complex="Arial"/>
    </style:style>
    <style:style style:name="P3662" style:parent-style-name="Textbody" style:family="paragraph">
      <style:paragraph-properties style:text-autospace="none" fo:margin-top="0.052in" fo:margin-bottom="0.052in"/>
      <style:text-properties style:font-name="Arial" style:font-name-complex="Arial"/>
    </style:style>
    <style:style style:name="P3663" style:parent-style-name="Normal" style:family="paragraph">
      <style:paragraph-properties fo:widows="2" fo:orphans="2" style:text-autospace="none"/>
      <style:text-properties fo:hyphenate="true"/>
    </style:style>
    <style:style style:name="T366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6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6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7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72" style:parent-style-name="Normal" style:family="paragraph">
      <style:paragraph-properties fo:widows="2" fo:orphans="2" style:text-autospace="none"/>
      <style:text-properties fo:hyphenate="true"/>
    </style:style>
    <style:style style:name="T36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7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7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7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6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80" style:parent-style-name="Normal" style:family="paragraph">
      <style:paragraph-properties fo:widows="2" fo:orphans="2" style:text-autospace="none"/>
      <style:text-properties fo:hyphenate="true"/>
    </style:style>
    <style:style style:name="T36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8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8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86" style:parent-style-name="Normal" style:family="paragraph">
      <style:paragraph-properties fo:widows="2" fo:orphans="2" style:text-autospace="none"/>
      <style:text-properties fo:hyphenate="true"/>
    </style:style>
    <style:style style:name="T36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8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9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92" style:parent-style-name="Normal" style:family="paragraph">
      <style:paragraph-properties fo:widows="2" fo:orphans="2" style:text-autospace="none"/>
      <style:text-properties fo:hyphenate="true"/>
    </style:style>
    <style:style style:name="T36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9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6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9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98" style:parent-style-name="Normal" style:family="paragraph">
      <style:paragraph-properties fo:widows="2" fo:orphans="2" style:text-autospace="none"/>
      <style:text-properties fo:hyphenate="true"/>
    </style:style>
    <style:style style:name="T36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01" style:parent-style-name="Normal" style:family="paragraph">
      <style:paragraph-properties fo:widows="2" fo:orphans="2" style:text-autospace="none"/>
      <style:text-properties fo:hyphenate="true"/>
    </style:style>
    <style:style style:name="T37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0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0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0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7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09" style:parent-style-name="Normal" style:family="paragraph">
      <style:paragraph-properties fo:widows="2" fo:orphans="2" style:text-autospace="none"/>
      <style:text-properties fo:hyphenate="true"/>
    </style:style>
    <style:style style:name="T37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1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1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15" style:parent-style-name="Normal" style:family="paragraph">
      <style:paragraph-properties fo:widows="2" fo:orphans="2" style:text-autospace="none"/>
      <style:text-properties fo:hyphenate="true"/>
    </style:style>
    <style:style style:name="T37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1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1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2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2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25" style:parent-style-name="Normal" style:family="paragraph">
      <style:paragraph-properties fo:widows="2" fo:orphans="2" style:text-autospace="none" fo:margin-left="0.4923in">
        <style:tab-stops/>
      </style:paragraph-properties>
      <style:text-properties fo:hyphenate="true"/>
    </style:style>
    <style:style style:name="T37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2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7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2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31" style:parent-style-name="Textbody" style:family="paragraph">
      <style:paragraph-properties style:text-autospace="none"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3732" style:parent-style-name="Textbody" style:family="paragraph">
      <style:paragraph-properties style:text-autospace="none"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3733" style:parent-style-name="Textbody" style:family="paragraph">
      <style:paragraph-properties fo:margin-top="0.052in" fo:margin-bottom="0.052in"/>
      <style:text-properties style:font-name="Arial" fo:color="#222222"/>
    </style:style>
    <style:style style:name="P3734" style:parent-style-name="Normal" style:family="paragraph">
      <style:paragraph-properties fo:widows="2" fo:orphans="2" style:text-autospace="none"/>
      <style:text-properties fo:hyphenate="true"/>
    </style:style>
    <style:style style:name="T37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38" style:parent-style-name="Textbody" style:family="paragraph">
      <style:paragraph-properties style:text-autospace="none" fo:margin-top="0.052in" fo:margin-bottom="0.052in"/>
      <style:text-properties style:font-name="Arial" style:font-name-complex="Arial"/>
    </style:style>
    <style:style style:name="P3739" style:parent-style-name="Heading2" style:family="paragraph">
      <style:text-properties fo:font-style="normal" style:font-style-asian="normal" fo:font-size="18pt" style:font-size-asian="18pt" style:font-size-complex="18pt"/>
    </style:style>
    <style:style style:name="P3740" style:parent-style-name="Textbody" style:family="paragraph">
      <style:paragraph-properties style:text-autospace="none" fo:margin-top="0.052in" fo:margin-bottom="0.052in"/>
      <style:text-properties style:font-name="Arial" style:font-name-complex="Arial"/>
    </style:style>
    <style:style style:name="P3741" style:parent-style-name="Textbody" style:family="paragraph">
      <style:paragraph-properties style:text-autospace="none" fo:margin-top="0.052in" fo:margin-bottom="0.052in"/>
      <style:text-properties style:font-name="Arial" style:font-name-complex="Arial"/>
    </style:style>
    <style:style style:name="P3742" style:parent-style-name="Textbody" style:family="paragraph">
      <style:paragraph-properties style:text-autospace="none" fo:margin-top="0.052in" fo:margin-bottom="0.052in"/>
      <style:text-properties style:font-name="Arial" style:font-name-complex="Arial"/>
    </style:style>
    <style:style style:name="P3743" style:parent-style-name="Textbody" style:family="paragraph">
      <style:paragraph-properties style:text-autospace="none" fo:margin-top="0.052in" fo:margin-bottom="0.052in"/>
    </style:style>
    <style:style style:name="P3744" style:parent-style-name="Textbody" style:family="paragraph">
      <style:paragraph-properties style:text-autospace="none" fo:margin-top="0.052in" fo:margin-bottom="0.052in"/>
    </style:style>
    <style:style style:name="P3745" style:parent-style-name="Textbody" style:family="paragraph">
      <style:paragraph-properties style:text-autospace="none" fo:margin-top="0.052in" fo:margin-bottom="0.052in"/>
    </style:style>
    <style:style style:name="P3746" style:parent-style-name="Textbody" style:family="paragraph">
      <style:paragraph-properties style:text-autospace="none" fo:margin-top="0.052in" fo:margin-bottom="0.052in"/>
      <style:text-properties style:font-name="Arial" style:font-name-complex="Arial"/>
    </style:style>
    <style:style style:name="P3747" style:parent-style-name="Textbody" style:family="paragraph">
      <style:paragraph-properties style:text-autospace="none" fo:margin-top="0.052in" fo:margin-bottom="0.052in"/>
    </style:style>
    <style:style style:name="P3748" style:parent-style-name="Textbody" style:family="paragraph">
      <style:paragraph-properties style:text-autospace="none" fo:margin-top="0.052in" fo:margin-bottom="0.052in"/>
      <style:text-properties style:font-name="Arial" style:font-name-complex="Arial"/>
    </style:style>
    <style:style style:name="P3749" style:parent-style-name="Textbody" style:family="paragraph">
      <style:paragraph-properties style:text-autospace="none" fo:margin-top="0.052in" fo:margin-bottom="0.052in"/>
      <style:text-properties style:font-name="Arial" style:font-name-complex="Arial"/>
    </style:style>
    <style:style style:name="P3750" style:parent-style-name="Textbody" style:family="paragraph">
      <style:paragraph-properties style:text-autospace="none" fo:margin-top="0.052in" fo:margin-bottom="0.052in"/>
    </style:style>
    <style:style style:name="T3751" style:parent-style-name="DefaultParagraphFont" style:family="text">
      <style:text-properties style:font-name="Arial" style:font-name-complex="Arial"/>
    </style:style>
    <style:style style:name="P3752" style:parent-style-name="Textbody" style:family="paragraph">
      <style:paragraph-properties style:text-autospace="none" fo:margin-top="0.052in" fo:margin-bottom="0.052in"/>
      <style:text-properties style:font-name="Arial" style:font-name-complex="Arial"/>
    </style:style>
    <style:style style:name="P3753" style:parent-style-name="Textbody" style:family="paragraph">
      <style:paragraph-properties style:text-autospace="none" fo:margin-top="0.052in" fo:margin-bottom="0.052in"/>
      <style:text-properties style:font-name="Arial" style:font-name-complex="Arial"/>
    </style:style>
    <style:style style:name="P3754" style:parent-style-name="Textbody" style:family="paragraph">
      <style:paragraph-properties style:text-autospace="none" fo:margin-top="0.052in" fo:margin-bottom="0.052in"/>
    </style:style>
    <style:style style:name="T3755" style:parent-style-name="DefaultParagraphFont" style:family="text">
      <style:text-properties style:font-name="Arial" style:font-name-complex="Arial"/>
    </style:style>
    <style:style style:name="P3756" style:parent-style-name="Textbody" style:family="paragraph">
      <style:paragraph-properties style:text-autospace="none" fo:margin-top="0.052in" fo:margin-bottom="0.052in"/>
      <style:text-properties style:font-name="Arial" style:font-name-complex="Arial"/>
    </style:style>
    <style:style style:name="P3757" style:parent-style-name="Heading2" style:family="paragraph">
      <style:text-properties fo:font-style="normal" style:font-style-asian="normal" fo:font-size="18pt" style:font-size-asian="18pt" style:font-size-complex="18pt"/>
    </style:style>
    <style:style style:name="P3758" style:parent-style-name="Textbody" style:family="paragraph">
      <style:paragraph-properties fo:margin-top="0.052in" fo:margin-bottom="0.052in"/>
    </style:style>
    <style:style style:name="T3759" style:parent-style-name="DefaultParagraphFont" style:family="text">
      <style:text-properties style:font-name="Arial" fo:color="#222222"/>
    </style:style>
    <style:style style:name="T3760" style:parent-style-name="DefaultParagraphFont" style:family="text">
      <style:text-properties style:font-name="Arial" fo:color="#222222"/>
    </style:style>
    <style:style style:name="T3761" style:parent-style-name="DefaultParagraphFont" style:family="text">
      <style:text-properties style:font-name="Consolas" style:font-name-complex="Consolas" fo:color="#222222"/>
    </style:style>
    <style:style style:name="T3762" style:parent-style-name="DefaultParagraphFont" style:family="text">
      <style:text-properties style:font-name="Arial" fo:color="#222222"/>
    </style:style>
    <style:style style:name="T3763" style:parent-style-name="DefaultParagraphFont" style:family="text">
      <style:text-properties style:font-name="Consolas" style:font-name-complex="Consolas" fo:color="#222222"/>
    </style:style>
    <style:style style:name="T3764" style:parent-style-name="DefaultParagraphFont" style:family="text">
      <style:text-properties style:font-name="Arial" fo:color="#222222"/>
    </style:style>
    <style:style style:name="T3765" style:parent-style-name="DefaultParagraphFont" style:family="text">
      <style:text-properties style:font-name="Consolas" style:font-name-complex="Consolas" fo:color="#222222"/>
    </style:style>
    <style:style style:name="T3766" style:parent-style-name="DefaultParagraphFont" style:family="text">
      <style:text-properties style:font-name="Arial" fo:color="#222222"/>
    </style:style>
    <style:style style:name="T3767" style:parent-style-name="DefaultParagraphFont" style:family="text">
      <style:text-properties style:font-name="Consolas" style:font-name-complex="Consolas" fo:color="#222222"/>
    </style:style>
    <style:style style:name="T3768" style:parent-style-name="DefaultParagraphFont" style:family="text">
      <style:text-properties style:font-name="Arial" fo:color="#222222"/>
    </style:style>
    <style:style style:name="P3769" style:parent-style-name="Textbody" style:family="paragraph">
      <style:paragraph-properties fo:margin-top="0.052in" fo:margin-bottom="0.052in"/>
      <style:text-properties style:font-name="Arial" fo:color="#222222"/>
    </style:style>
    <style:style style:name="P3770" style:parent-style-name="Normal" style:family="paragraph">
      <style:paragraph-properties fo:widows="2" fo:orphans="2" style:text-autospace="none" fo:text-indent="0.4923in"/>
      <style:text-properties fo:hyphenate="true"/>
    </style:style>
    <style:style style:name="T377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7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7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7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79" style:parent-style-name="Normal" style:family="paragraph">
      <style:paragraph-properties fo:widows="2" fo:orphans="2" style:text-autospace="none"/>
      <style:text-properties fo:hyphenate="true"/>
    </style:style>
    <style:style style:name="T37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82"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37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8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8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7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88" style:parent-style-name="Normal" style:family="paragraph">
      <style:paragraph-properties fo:widows="2" fo:orphans="2" style:text-autospace="none"/>
      <style:text-properties fo:hyphenate="true"/>
    </style:style>
    <style:style style:name="T37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91"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37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9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9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7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97" style:parent-style-name="Normal" style:family="paragraph">
      <style:paragraph-properties fo:widows="2" fo:orphans="2" style:text-autospace="none"/>
      <style:text-properties fo:hyphenate="true"/>
    </style:style>
    <style:style style:name="T37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00"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38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0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8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0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8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06" style:parent-style-name="Normal" style:family="paragraph">
      <style:paragraph-properties fo:widows="2" fo:orphans="2" style:text-autospace="none"/>
      <style:text-properties fo:hyphenate="true"/>
    </style:style>
    <style:style style:name="T38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09"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38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1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8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1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8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15" style:parent-style-name="Normal" style:family="paragraph">
      <style:paragraph-properties fo:widows="2" fo:orphans="2" style:text-autospace="none"/>
      <style:text-properties fo:hyphenate="true"/>
    </style:style>
    <style:style style:name="T38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18"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38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2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8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2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8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25" style:parent-style-name="Normal" style:family="paragraph">
      <style:paragraph-properties fo:widows="2" fo:orphans="2" style:text-autospace="none"/>
      <style:text-properties fo:hyphenate="true"/>
    </style:style>
    <style:style style:name="T38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28"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38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3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8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3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8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34" style:parent-style-name="Normal" style:family="paragraph">
      <style:paragraph-properties fo:widows="2" fo:orphans="2" style:text-autospace="none"/>
      <style:text-properties fo:hyphenate="true"/>
    </style:style>
    <style:style style:name="T38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37" style:parent-style-name="Normal" style:family="paragraph">
      <style:paragraph-properties fo:widows="2" fo:orphans="2" style:text-autospace="none"/>
      <style:text-properties fo:hyphenate="true"/>
    </style:style>
    <style:style style:name="T38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3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8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4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8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4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45" style:parent-style-name="Normal" style:family="paragraph">
      <style:paragraph-properties fo:widows="2" fo:orphans="2" style:text-autospace="none"/>
      <style:text-properties fo:hyphenate="true"/>
    </style:style>
    <style:style style:name="T38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4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8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5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52" style:parent-style-name="Normal" style:family="paragraph">
      <style:paragraph-properties fo:widows="2" fo:orphans="2" style:text-autospace="none"/>
      <style:text-properties fo:hyphenate="true"/>
    </style:style>
    <style:style style:name="T38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5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8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5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59" style:parent-style-name="Normal" style:family="paragraph">
      <style:paragraph-properties fo:widows="2" fo:orphans="2" style:text-autospace="none"/>
      <style:text-properties fo:hyphenate="true"/>
    </style:style>
    <style:style style:name="T38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6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8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6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66" style:parent-style-name="Normal" style:family="paragraph">
      <style:paragraph-properties fo:widows="2" fo:orphans="2" style:text-autospace="none"/>
      <style:text-properties fo:hyphenate="true"/>
    </style:style>
    <style:style style:name="T38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6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8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7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7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8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75" style:parent-style-name="Normal" style:family="paragraph">
      <style:paragraph-properties fo:widows="2" fo:orphans="2" style:text-autospace="none"/>
      <style:text-properties fo:hyphenate="true"/>
    </style:style>
    <style:style style:name="T38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7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8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8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8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8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8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8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86" style:parent-style-name="Normal" style:family="paragraph">
      <style:paragraph-properties fo:widows="2" fo:orphans="2" style:text-autospace="none"/>
      <style:text-properties fo:hyphenate="true"/>
    </style:style>
    <style:style style:name="T38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8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8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91"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38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9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95" style:parent-style-name="Normal" style:family="paragraph">
      <style:paragraph-properties fo:widows="2" fo:orphans="2" style:text-autospace="none"/>
      <style:text-properties fo:hyphenate="true"/>
    </style:style>
    <style:style style:name="T38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9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8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0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9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0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9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0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9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06" style:parent-style-name="Normal" style:family="paragraph">
      <style:paragraph-properties fo:widows="2" fo:orphans="2" style:text-autospace="none"/>
      <style:text-properties fo:hyphenate="true"/>
    </style:style>
    <style:style style:name="T39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0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9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11"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39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1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9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15" style:parent-style-name="Normal" style:family="paragraph">
      <style:paragraph-properties fo:widows="2" fo:orphans="2" style:text-autospace="none"/>
      <style:text-properties fo:hyphenate="true"/>
    </style:style>
    <style:style style:name="T39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1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9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20"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3921"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3922" style:parent-style-name="Textbody" style:family="paragraph">
      <style:paragraph-properties fo:margin-top="0.052in" fo:margin-bottom="0.052in"/>
      <style:text-properties style:font-name="Arial" fo:color="#222222"/>
    </style:style>
    <style:style style:name="P3923" style:parent-style-name="Normal" style:family="paragraph">
      <style:paragraph-properties fo:widows="2" fo:orphans="2" style:text-autospace="none"/>
      <style:text-properties fo:hyphenate="true"/>
    </style:style>
    <style:style style:name="T39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25" style:parent-style-name="Normal" style:family="paragraph">
      <style:paragraph-properties fo:widows="2" fo:orphans="2" style:text-autospace="none"/>
      <style:text-properties fo:hyphenate="true"/>
    </style:style>
    <style:style style:name="T39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27" style:parent-style-name="Normal" style:family="paragraph">
      <style:paragraph-properties fo:widows="2" fo:orphans="2" style:text-autospace="none"/>
      <style:text-properties fo:hyphenate="true"/>
    </style:style>
    <style:style style:name="T39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29" style:parent-style-name="Normal" style:family="paragraph">
      <style:paragraph-properties fo:widows="2" fo:orphans="2" style:text-autospace="none"/>
      <style:text-properties fo:hyphenate="true"/>
    </style:style>
    <style:style style:name="T39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31" style:parent-style-name="Normal" style:family="paragraph">
      <style:paragraph-properties fo:widows="2" fo:orphans="2" style:text-autospace="none"/>
      <style:text-properties fo:hyphenate="true"/>
    </style:style>
    <style:style style:name="T39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34" style:parent-style-name="Normal" style:family="paragraph">
      <style:paragraph-properties fo:widows="2" fo:orphans="2" style:text-autospace="none"/>
      <style:text-properties fo:hyphenate="true"/>
    </style:style>
    <style:style style:name="T39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36"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3937" style:parent-style-name="Normal" style:family="paragraph">
      <style:paragraph-properties fo:widows="2" fo:orphans="2" style:text-autospace="none"/>
      <style:text-properties fo:hyphenate="true"/>
    </style:style>
    <style:style style:name="T39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39" style:parent-style-name="Normal" style:family="paragraph">
      <style:paragraph-properties fo:widows="2" fo:orphans="2" style:text-autospace="none"/>
      <style:text-properties fo:hyphenate="true"/>
    </style:style>
    <style:style style:name="T39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41" style:parent-style-name="Normal" style:family="paragraph">
      <style:paragraph-properties fo:widows="2" fo:orphans="2" style:text-autospace="none"/>
      <style:text-properties fo:hyphenate="true"/>
    </style:style>
    <style:style style:name="T39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43" style:parent-style-name="Normal" style:family="paragraph">
      <style:paragraph-properties fo:widows="2" fo:orphans="2" style:text-autospace="none"/>
      <style:text-properties fo:hyphenate="true"/>
    </style:style>
    <style:style style:name="T39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45" style:parent-style-name="Normal" style:family="paragraph">
      <style:paragraph-properties fo:widows="2" fo:orphans="2" style:text-autospace="none"/>
      <style:text-properties fo:hyphenate="true"/>
    </style:style>
    <style:style style:name="T39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47" style:parent-style-name="Normal" style:family="paragraph">
      <style:paragraph-properties fo:widows="2" fo:orphans="2" style:text-autospace="none"/>
      <style:text-properties fo:hyphenate="true"/>
    </style:style>
    <style:style style:name="T39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50"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3951" style:parent-style-name="Normal" style:family="paragraph">
      <style:paragraph-properties fo:widows="2" fo:orphans="2" style:text-autospace="none"/>
      <style:text-properties fo:hyphenate="true"/>
    </style:style>
    <style:style style:name="T39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53" style:parent-style-name="Normal" style:family="paragraph">
      <style:paragraph-properties fo:widows="2" fo:orphans="2" style:text-autospace="none"/>
      <style:text-properties fo:hyphenate="true"/>
    </style:style>
    <style:style style:name="T39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55" style:parent-style-name="Normal" style:family="paragraph">
      <style:paragraph-properties fo:widows="2" fo:orphans="2" style:text-autospace="none"/>
      <style:text-properties fo:hyphenate="true"/>
    </style:style>
    <style:style style:name="T39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57" style:parent-style-name="Normal" style:family="paragraph">
      <style:paragraph-properties fo:widows="2" fo:orphans="2" style:text-autospace="none"/>
      <style:text-properties fo:hyphenate="true"/>
    </style:style>
    <style:style style:name="T39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59" style:parent-style-name="Normal" style:family="paragraph">
      <style:paragraph-properties fo:widows="2" fo:orphans="2" style:text-autospace="none"/>
      <style:text-properties fo:hyphenate="true"/>
    </style:style>
    <style:style style:name="T39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61" style:parent-style-name="Normal" style:family="paragraph">
      <style:paragraph-properties fo:widows="2" fo:orphans="2" style:text-autospace="none"/>
      <style:text-properties fo:hyphenate="true"/>
    </style:style>
    <style:style style:name="T39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64"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3965" style:parent-style-name="Normal" style:family="paragraph">
      <style:paragraph-properties fo:widows="2" fo:orphans="2" style:text-autospace="none"/>
      <style:text-properties fo:hyphenate="true"/>
    </style:style>
    <style:style style:name="T39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67" style:parent-style-name="Normal" style:family="paragraph">
      <style:paragraph-properties fo:widows="2" fo:orphans="2" style:text-autospace="none"/>
      <style:text-properties fo:hyphenate="true"/>
    </style:style>
    <style:style style:name="T39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69" style:parent-style-name="Normal" style:family="paragraph">
      <style:paragraph-properties fo:widows="2" fo:orphans="2" style:text-autospace="none"/>
      <style:text-properties fo:hyphenate="true"/>
    </style:style>
    <style:style style:name="T39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71" style:parent-style-name="Normal" style:family="paragraph">
      <style:paragraph-properties fo:widows="2" fo:orphans="2" style:text-autospace="none"/>
      <style:text-properties fo:hyphenate="true"/>
    </style:style>
    <style:style style:name="T39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73" style:parent-style-name="Normal" style:family="paragraph">
      <style:paragraph-properties fo:widows="2" fo:orphans="2" style:text-autospace="none"/>
      <style:text-properties fo:hyphenate="true"/>
    </style:style>
    <style:style style:name="T39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75" style:parent-style-name="Normal" style:family="paragraph">
      <style:paragraph-properties fo:widows="2" fo:orphans="2" style:text-autospace="none"/>
      <style:text-properties fo:hyphenate="true"/>
    </style:style>
    <style:style style:name="T39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77"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3978" style:parent-style-name="Normal" style:family="paragraph">
      <style:paragraph-properties fo:widows="2" fo:orphans="2" style:text-autospace="none"/>
      <style:text-properties fo:hyphenate="true"/>
    </style:style>
    <style:style style:name="T39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80" style:parent-style-name="Normal" style:family="paragraph">
      <style:paragraph-properties fo:widows="2" fo:orphans="2" style:text-autospace="none"/>
      <style:text-properties fo:hyphenate="true"/>
    </style:style>
    <style:style style:name="T39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82" style:parent-style-name="Normal" style:family="paragraph">
      <style:paragraph-properties fo:widows="2" fo:orphans="2" style:text-autospace="none"/>
      <style:text-properties fo:hyphenate="true"/>
    </style:style>
    <style:style style:name="T39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84" style:parent-style-name="Normal" style:family="paragraph">
      <style:paragraph-properties fo:widows="2" fo:orphans="2" style:text-autospace="none"/>
      <style:text-properties fo:hyphenate="true"/>
    </style:style>
    <style:style style:name="T39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86" style:parent-style-name="Normal" style:family="paragraph">
      <style:paragraph-properties fo:widows="2" fo:orphans="2" style:text-autospace="none"/>
      <style:text-properties fo:hyphenate="true"/>
    </style:style>
    <style:style style:name="T39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88" style:parent-style-name="Normal" style:family="paragraph">
      <style:paragraph-properties fo:widows="2" fo:orphans="2" style:text-autospace="none"/>
      <style:text-properties fo:hyphenate="true"/>
    </style:style>
    <style:style style:name="T39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91"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3992" style:parent-style-name="Normal" style:family="paragraph">
      <style:paragraph-properties fo:widows="2" fo:orphans="2" style:text-autospace="none"/>
      <style:text-properties fo:hyphenate="true"/>
    </style:style>
    <style:style style:name="T39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94" style:parent-style-name="Normal" style:family="paragraph">
      <style:paragraph-properties fo:widows="2" fo:orphans="2" style:text-autospace="none"/>
      <style:text-properties fo:hyphenate="true"/>
    </style:style>
    <style:style style:name="T39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96" style:parent-style-name="Normal" style:family="paragraph">
      <style:paragraph-properties fo:widows="2" fo:orphans="2" style:text-autospace="none"/>
      <style:text-properties fo:hyphenate="true"/>
    </style:style>
    <style:style style:name="T39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98" style:parent-style-name="Normal" style:family="paragraph">
      <style:paragraph-properties fo:widows="2" fo:orphans="2" style:text-autospace="none"/>
      <style:text-properties fo:hyphenate="true"/>
    </style:style>
    <style:style style:name="T39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00" style:parent-style-name="Normal" style:family="paragraph">
      <style:paragraph-properties fo:widows="2" fo:orphans="2" style:text-autospace="none"/>
      <style:text-properties fo:hyphenate="true"/>
    </style:style>
    <style:style style:name="T40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02"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4003"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4004" style:parent-style-name="Textbody" style:family="paragraph">
      <style:paragraph-properties fo:margin-top="0.052in" fo:margin-bottom="0.052in"/>
    </style:style>
    <style:style style:name="P4005" style:parent-style-name="Textbody" style:family="paragraph">
      <style:paragraph-properties fo:margin-top="0.052in" fo:margin-bottom="0.052in"/>
    </style:style>
    <style:style style:name="T4006" style:parent-style-name="DefaultParagraphFont" style:family="text">
      <style:text-properties style:font-name="Arial" fo:color="#222222"/>
    </style:style>
    <style:style style:name="T4007" style:parent-style-name="DefaultParagraphFont" style:family="text">
      <style:text-properties style:font-name="Consolas" fo:color="#222222"/>
    </style:style>
    <style:style style:name="T4008" style:parent-style-name="DefaultParagraphFont" style:family="text">
      <style:text-properties style:font-name="Arial" fo:color="#222222"/>
    </style:style>
    <style:style style:name="T4009" style:parent-style-name="DefaultParagraphFont" style:family="text">
      <style:text-properties style:font-name="Consolas" fo:color="#222222"/>
    </style:style>
    <style:style style:name="T4010" style:parent-style-name="DefaultParagraphFont" style:family="text">
      <style:text-properties style:font-name="Arial" fo:color="#222222"/>
    </style:style>
    <style:style style:name="P4011" style:parent-style-name="Textbody" style:family="paragraph">
      <style:paragraph-properties fo:margin-top="0.052in" fo:margin-bottom="0.052in"/>
    </style:style>
    <style:style style:name="P4012" style:parent-style-name="Normal" style:family="paragraph">
      <style:paragraph-properties fo:widows="2" fo:orphans="2" style:text-autospace="none"/>
      <style:text-properties fo:hyphenate="true"/>
    </style:style>
    <style:style style:name="T401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1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1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1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21" style:parent-style-name="Normal" style:family="paragraph">
      <style:paragraph-properties fo:widows="2" fo:orphans="2" style:text-autospace="none"/>
      <style:text-properties fo:hyphenate="true"/>
    </style:style>
    <style:style style:name="T40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2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2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2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0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29" style:parent-style-name="Normal" style:family="paragraph">
      <style:paragraph-properties fo:widows="2" fo:orphans="2" style:text-autospace="none"/>
      <style:text-properties fo:hyphenate="true"/>
    </style:style>
    <style:style style:name="T40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31"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40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3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35" style:parent-style-name="Normal" style:family="paragraph">
      <style:paragraph-properties fo:widows="2" fo:orphans="2" style:text-autospace="none"/>
      <style:text-properties fo:hyphenate="true"/>
    </style:style>
    <style:style style:name="T40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3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3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4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0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43" style:parent-style-name="Normal" style:family="paragraph">
      <style:paragraph-properties fo:widows="2" fo:orphans="2" style:text-autospace="none"/>
      <style:text-properties fo:hyphenate="true"/>
    </style:style>
    <style:style style:name="T40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45"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40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4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49"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4050" style:parent-style-name="Normal" style:family="paragraph">
      <style:paragraph-properties fo:widows="2" fo:orphans="2" style:text-autospace="none" style:vertical-align="auto" fo:text-indent="0.4923in"/>
      <style:text-properties fo:hyphenate="true"/>
    </style:style>
    <style:style style:name="T4051"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4052" style:parent-style-name="Normal" style:family="paragraph">
      <style:paragraph-properties fo:widows="2" fo:orphans="2" style:text-autospace="none"/>
      <style:text-properties fo:hyphenate="true"/>
    </style:style>
    <style:style style:name="T40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54"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T4055"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4056" style:parent-style-name="Normal" style:family="paragraph">
      <style:paragraph-properties fo:widows="2" fo:orphans="2" style:text-autospace="none"/>
      <style:text-properties fo:hyphenate="true"/>
    </style:style>
    <style:style style:name="T40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5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6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6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0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64" style:parent-style-name="Normal" style:family="paragraph">
      <style:paragraph-properties fo:widows="2" fo:orphans="2" style:text-autospace="none"/>
      <style:text-properties fo:hyphenate="true"/>
    </style:style>
    <style:style style:name="T40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66"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40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6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70" style:parent-style-name="Normal" style:family="paragraph">
      <style:paragraph-properties fo:widows="2" fo:orphans="2" style:text-autospace="none"/>
      <style:text-properties fo:hyphenate="true"/>
    </style:style>
    <style:style style:name="T40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72"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4073" style:parent-style-name="Normal" style:family="paragraph">
      <style:paragraph-properties fo:widows="2" fo:orphans="2" style:text-autospace="none"/>
      <style:text-properties fo:hyphenate="true"/>
    </style:style>
    <style:style style:name="T407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7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7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80" style:parent-style-name="Normal" style:family="paragraph">
      <style:paragraph-properties fo:widows="2" fo:orphans="2" style:text-autospace="none"/>
      <style:text-properties fo:hyphenate="true"/>
    </style:style>
    <style:style style:name="T40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8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0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8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86" style:parent-style-name="Normal" style:family="paragraph">
      <style:paragraph-properties fo:widows="2" fo:orphans="2" style:text-autospace="none"/>
      <style:text-properties fo:hyphenate="true"/>
    </style:style>
    <style:style style:name="T40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8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0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9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92" style:parent-style-name="Normal" style:family="paragraph">
      <style:paragraph-properties fo:widows="2" fo:orphans="2" style:text-autospace="none"/>
      <style:text-properties fo:hyphenate="true"/>
    </style:style>
    <style:style style:name="T40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9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0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9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98" style:parent-style-name="Normal" style:family="paragraph">
      <style:paragraph-properties fo:widows="2" fo:orphans="2" style:text-autospace="none"/>
      <style:text-properties fo:hyphenate="true"/>
    </style:style>
    <style:style style:name="T40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0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1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0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04" style:parent-style-name="Normal" style:family="paragraph">
      <style:paragraph-properties fo:widows="2" fo:orphans="2" style:text-autospace="none"/>
      <style:text-properties fo:hyphenate="true"/>
    </style:style>
    <style:style style:name="T41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0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1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0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10" style:parent-style-name="Normal" style:family="paragraph">
      <style:paragraph-properties fo:widows="2" fo:orphans="2" style:text-autospace="none"/>
      <style:text-properties fo:hyphenate="true"/>
    </style:style>
    <style:style style:name="T41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1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1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14" style:parent-style-name="Normal" style:family="paragraph">
      <style:paragraph-properties fo:widows="2" fo:orphans="2" style:text-autospace="none"/>
      <style:text-properties fo:hyphenate="true"/>
    </style:style>
    <style:style style:name="T41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1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1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1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21" style:parent-style-name="Normal" style:family="paragraph">
      <style:paragraph-properties fo:widows="2" fo:orphans="2" style:text-autospace="none"/>
      <style:text-properties fo:hyphenate="true"/>
    </style:style>
    <style:style style:name="T41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2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1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2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29" style:parent-style-name="Normal" style:family="paragraph">
      <style:paragraph-properties fo:widows="2" fo:orphans="2" style:text-autospace="none"/>
      <style:text-properties fo:hyphenate="true"/>
    </style:style>
    <style:style style:name="T41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3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1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3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37" style:parent-style-name="Normal" style:family="paragraph">
      <style:paragraph-properties fo:widows="2" fo:orphans="2" style:text-autospace="none"/>
      <style:text-properties fo:hyphenate="true"/>
    </style:style>
    <style:style style:name="T41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40" style:parent-style-name="Normal" style:family="paragraph">
      <style:paragraph-properties fo:widows="2" fo:orphans="2" style:text-autospace="none"/>
      <style:text-properties fo:hyphenate="true"/>
    </style:style>
    <style:style style:name="T41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4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1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4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47" style:parent-style-name="Normal" style:family="paragraph">
      <style:paragraph-properties fo:widows="2" fo:orphans="2" style:text-autospace="none"/>
      <style:text-properties fo:hyphenate="true"/>
    </style:style>
    <style:style style:name="T41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5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1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5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5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1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56" style:parent-style-name="Normal" style:family="paragraph">
      <style:paragraph-properties fo:widows="2" fo:orphans="2" style:text-autospace="none"/>
      <style:text-properties fo:hyphenate="true"/>
    </style:style>
    <style:style style:name="T41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5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1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6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62" style:parent-style-name="Normal" style:family="paragraph">
      <style:paragraph-properties fo:widows="2" fo:orphans="2" style:text-autospace="none"/>
      <style:text-properties fo:hyphenate="true"/>
    </style:style>
    <style:style style:name="T41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6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1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66"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4167" style:parent-style-name="Standard" style:family="paragraph">
      <style:paragraph-properties style:text-autospace="none"/>
      <style:text-properties style:font-name="Consolas"/>
    </style:style>
    <style:style style:name="P4168" style:parent-style-name="Textbody" style:family="paragraph">
      <style:paragraph-properties fo:margin-top="0.052in" fo:margin-bottom="0.052in"/>
      <style:text-properties style:font-name="Arial" fo:color="#222222"/>
    </style:style>
    <style:style style:name="P4169" style:parent-style-name="Standard" style:family="paragraph">
      <style:paragraph-properties style:text-autospace="none"/>
      <style:text-properties style:font-name="Consolas"/>
    </style:style>
    <style:style style:name="P4170" style:parent-style-name="Normal" style:family="paragraph">
      <style:paragraph-properties fo:widows="2" fo:orphans="2" style:text-autospace="none"/>
      <style:text-properties fo:hyphenate="true"/>
    </style:style>
    <style:style style:name="T41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72" style:parent-style-name="Normal" style:family="paragraph">
      <style:paragraph-properties fo:widows="2" fo:orphans="2" style:text-autospace="none"/>
      <style:text-properties fo:hyphenate="true"/>
    </style:style>
    <style:style style:name="T41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74" style:parent-style-name="Normal" style:family="paragraph">
      <style:paragraph-properties fo:widows="2" fo:orphans="2" style:text-autospace="none"/>
      <style:text-properties fo:hyphenate="true"/>
    </style:style>
    <style:style style:name="T41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76" style:parent-style-name="Normal" style:family="paragraph">
      <style:paragraph-properties fo:widows="2" fo:orphans="2" style:text-autospace="none"/>
      <style:text-properties fo:hyphenate="true"/>
    </style:style>
    <style:style style:name="T41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78" style:parent-style-name="Normal" style:family="paragraph">
      <style:paragraph-properties fo:widows="2" fo:orphans="2" style:text-autospace="none"/>
      <style:text-properties fo:hyphenate="true"/>
    </style:style>
    <style:style style:name="T41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80" style:parent-style-name="Normal" style:family="paragraph">
      <style:paragraph-properties fo:widows="2" fo:orphans="2" style:text-autospace="none"/>
      <style:text-properties fo:hyphenate="true"/>
    </style:style>
    <style:style style:name="T41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82" style:parent-style-name="Normal" style:family="paragraph">
      <style:paragraph-properties fo:widows="2" fo:orphans="2" style:text-autospace="none"/>
      <style:text-properties fo:hyphenate="true"/>
    </style:style>
    <style:style style:name="T41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84" style:parent-style-name="Normal" style:family="paragraph">
      <style:paragraph-properties fo:widows="2" fo:orphans="2" style:text-autospace="none"/>
      <style:text-properties fo:hyphenate="true"/>
    </style:style>
    <style:style style:name="T41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86" style:parent-style-name="Normal" style:family="paragraph">
      <style:paragraph-properties fo:widows="2" fo:orphans="2" style:text-autospace="none"/>
      <style:text-properties fo:hyphenate="true"/>
    </style:style>
    <style:style style:name="T41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88"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4189" style:parent-style-name="Normal" style:family="paragraph">
      <style:paragraph-properties fo:widows="2" fo:orphans="2" style:text-autospace="none"/>
      <style:text-properties fo:hyphenate="true"/>
    </style:style>
    <style:style style:name="T41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91" style:parent-style-name="Normal" style:family="paragraph">
      <style:paragraph-properties fo:widows="2" fo:orphans="2" style:text-autospace="none"/>
      <style:text-properties fo:hyphenate="true"/>
    </style:style>
    <style:style style:name="T41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93" style:parent-style-name="Normal" style:family="paragraph">
      <style:paragraph-properties fo:widows="2" fo:orphans="2" style:text-autospace="none"/>
      <style:text-properties fo:hyphenate="true"/>
    </style:style>
    <style:style style:name="T41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95" style:parent-style-name="Normal" style:family="paragraph">
      <style:paragraph-properties fo:widows="2" fo:orphans="2" style:text-autospace="none"/>
      <style:text-properties fo:hyphenate="true"/>
    </style:style>
    <style:style style:name="T41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97" style:parent-style-name="Normal" style:family="paragraph">
      <style:paragraph-properties fo:widows="2" fo:orphans="2" style:text-autospace="none"/>
      <style:text-properties fo:hyphenate="true"/>
    </style:style>
    <style:style style:name="T41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99" style:parent-style-name="Normal" style:family="paragraph">
      <style:paragraph-properties fo:widows="2" fo:orphans="2" style:text-autospace="none"/>
      <style:text-properties fo:hyphenate="true"/>
    </style:style>
    <style:style style:name="T42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01" style:parent-style-name="Normal" style:family="paragraph">
      <style:paragraph-properties fo:widows="2" fo:orphans="2" style:text-autospace="none"/>
      <style:text-properties fo:hyphenate="true"/>
    </style:style>
    <style:style style:name="T42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03" style:parent-style-name="Normal" style:family="paragraph">
      <style:paragraph-properties fo:widows="2" fo:orphans="2" style:text-autospace="none"/>
      <style:text-properties fo:hyphenate="true"/>
    </style:style>
    <style:style style:name="T42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06" style:parent-style-name="Normal" style:family="paragraph">
      <style:paragraph-properties fo:widows="2" fo:orphans="2" style:text-autospace="none"/>
      <style:text-properties fo:hyphenate="true"/>
    </style:style>
    <style:style style:name="T42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08"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4209" style:parent-style-name="Normal" style:family="paragraph">
      <style:paragraph-properties fo:widows="2" fo:orphans="2" style:text-autospace="none"/>
      <style:text-properties fo:hyphenate="true"/>
    </style:style>
    <style:style style:name="T42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11" style:parent-style-name="Normal" style:family="paragraph">
      <style:paragraph-properties fo:widows="2" fo:orphans="2" style:text-autospace="none"/>
      <style:text-properties fo:hyphenate="true"/>
    </style:style>
    <style:style style:name="T42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13" style:parent-style-name="Normal" style:family="paragraph">
      <style:paragraph-properties fo:widows="2" fo:orphans="2" style:text-autospace="none"/>
      <style:text-properties fo:hyphenate="true"/>
    </style:style>
    <style:style style:name="T42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15" style:parent-style-name="Normal" style:family="paragraph">
      <style:paragraph-properties fo:widows="2" fo:orphans="2" style:text-autospace="none"/>
      <style:text-properties fo:hyphenate="true"/>
    </style:style>
    <style:style style:name="T42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17" style:parent-style-name="Normal" style:family="paragraph">
      <style:paragraph-properties fo:widows="2" fo:orphans="2" style:text-autospace="none"/>
      <style:text-properties fo:hyphenate="true"/>
    </style:style>
    <style:style style:name="T42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19" style:parent-style-name="Standard" style:family="paragraph">
      <style:paragraph-properties style:text-autospace="none"/>
    </style:style>
    <style:style style:name="T42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21"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222" style:parent-style-name="Standard" style:family="paragraph">
      <style:paragraph-properties style:text-autospace="none"/>
      <style:text-properties style:font-name="Arial" style:font-name-asian="Consolas" style:font-name-complex="Arial" fo:font-weight="bold" style:font-weight-asian="bold" fo:color="#222222"/>
    </style:style>
    <style:style style:name="P4223" style:parent-style-name="Standard" style:family="paragraph">
      <style:paragraph-properties style:text-autospace="none"/>
      <style:text-properties style:font-name="Arial" style:font-name-asian="Consolas" style:font-name-complex="Arial" fo:color="#222222"/>
    </style:style>
    <style:style style:name="P4224" style:parent-style-name="Standard" style:family="paragraph">
      <style:paragraph-properties style:text-autospace="none"/>
    </style:style>
    <style:style style:name="T4225" style:parent-style-name="DefaultParagraphFont" style:family="text">
      <style:text-properties style:font-name="Arial" style:font-name-asian="Consolas" style:font-name-complex="Arial" fo:color="#222222"/>
    </style:style>
    <style:style style:name="T4226" style:parent-style-name="DefaultParagraphFont" style:family="text">
      <style:text-properties style:font-name="Consolas" style:font-name-asian="Consolas" style:font-name-complex="Consolas" fo:color="#222222"/>
    </style:style>
    <style:style style:name="T4227" style:parent-style-name="DefaultParagraphFont" style:family="text">
      <style:text-properties style:font-name="Consolas" style:font-name-asian="Consolas" style:font-name-complex="Consolas" fo:color="#222222"/>
    </style:style>
    <style:style style:name="T4228" style:parent-style-name="DefaultParagraphFont" style:family="text">
      <style:text-properties style:font-name="Arial" style:font-name-asian="Consolas" style:font-name-complex="Arial" fo:color="#222222"/>
    </style:style>
    <style:style style:name="T4229" style:parent-style-name="DefaultParagraphFont" style:family="text">
      <style:text-properties style:font-name="Consolas" style:font-name-asian="Consolas" style:font-name-complex="Consolas" fo:color="#222222"/>
    </style:style>
    <style:style style:name="P4230" style:parent-style-name="Standard" style:family="paragraph">
      <style:paragraph-properties style:text-autospace="none"/>
      <style:text-properties style:font-name="Arial" style:font-name-asian="Consolas" style:font-name-complex="Arial" fo:color="#222222"/>
    </style:style>
    <style:style style:name="P4231" style:parent-style-name="Standard" style:family="paragraph">
      <style:paragraph-properties style:text-autospace="none"/>
      <style:text-properties style:font-name="Arial" style:font-name-asian="Consolas" style:font-name-complex="Arial" fo:color="#222222"/>
    </style:style>
    <style:style style:name="P4232" style:parent-style-name="Standard" style:family="paragraph">
      <style:paragraph-properties style:text-autospace="none"/>
      <style:text-properties style:font-name="Arial" style:font-name-asian="Consolas" style:font-name-complex="Arial" fo:font-weight="bold" style:font-weight-asian="bold" fo:color="#222222"/>
    </style:style>
    <style:style style:name="P4233" style:parent-style-name="Standard" style:family="paragraph">
      <style:paragraph-properties style:text-autospace="none"/>
      <style:text-properties style:font-name="Arial" style:font-name-asian="Consolas" style:font-name-complex="Arial" fo:color="#222222"/>
    </style:style>
    <style:style style:name="P4234" style:parent-style-name="Standard" style:family="paragraph">
      <style:paragraph-properties style:text-autospace="none"/>
    </style:style>
    <style:style style:name="T4235" style:parent-style-name="DefaultParagraphFont" style:family="text">
      <style:text-properties style:font-name="Arial" style:font-name-asian="Consolas" style:font-name-complex="Arial" fo:color="#222222"/>
    </style:style>
    <style:style style:name="T4236" style:parent-style-name="DefaultParagraphFont" style:family="text">
      <style:text-properties style:font-name="Consolas" style:font-name-asian="Consolas" style:font-name-complex="Consolas" fo:color="#222222"/>
    </style:style>
    <style:style style:name="T4237" style:parent-style-name="DefaultParagraphFont" style:family="text">
      <style:text-properties style:font-name="Arial" style:font-name-asian="Consolas" style:font-name-complex="Arial" fo:color="#222222"/>
    </style:style>
    <style:style style:name="P4238" style:parent-style-name="Normal" style:family="paragraph">
      <style:paragraph-properties fo:widows="2" fo:orphans="2" style:text-autospace="none" fo:text-indent="0.4923in"/>
      <style:text-properties fo:hyphenate="true"/>
    </style:style>
    <style:style style:name="T42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4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2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4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2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4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2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46" style:parent-style-name="Normal" style:family="paragraph">
      <style:paragraph-properties fo:widows="2" fo:orphans="2" style:text-autospace="none"/>
      <style:text-properties fo:hyphenate="true"/>
    </style:style>
    <style:style style:name="T42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4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2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5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2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52" style:parent-style-name="Normal" style:family="paragraph">
      <style:paragraph-properties fo:widows="2" fo:orphans="2" style:text-autospace="none"/>
      <style:text-properties fo:hyphenate="true"/>
    </style:style>
    <style:style style:name="T42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5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2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5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2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58" style:parent-style-name="Normal" style:family="paragraph">
      <style:paragraph-properties fo:widows="2" fo:orphans="2" style:text-autospace="none"/>
      <style:text-properties fo:hyphenate="true"/>
    </style:style>
    <style:style style:name="T42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61" style:parent-style-name="Normal" style:family="paragraph">
      <style:paragraph-properties fo:widows="2" fo:orphans="2" style:text-autospace="none"/>
      <style:text-properties fo:hyphenate="true"/>
    </style:style>
    <style:style style:name="T42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6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2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6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2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6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2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69" style:parent-style-name="Normal" style:family="paragraph">
      <style:paragraph-properties fo:widows="2" fo:orphans="2" style:text-autospace="none"/>
      <style:text-properties fo:hyphenate="true"/>
    </style:style>
    <style:style style:name="T42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7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2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7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2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75" style:parent-style-name="Standard" style:family="paragraph">
      <style:paragraph-properties style:text-autospace="none"/>
    </style:style>
    <style:style style:name="T42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7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2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7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2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81" style:parent-style-name="Standard" style:family="paragraph">
      <style:paragraph-properties style:text-autospace="none"/>
    </style:style>
    <style:style style:name="P4282" style:parent-style-name="Textbody" style:family="paragraph">
      <style:paragraph-properties fo:margin-top="0.052in" fo:margin-bottom="0.052in"/>
      <style:text-properties style:font-name="Arial" fo:color="#222222"/>
    </style:style>
    <style:style style:name="P4283" style:parent-style-name="Normal" style:family="paragraph">
      <style:paragraph-properties fo:widows="2" fo:orphans="2" style:text-autospace="none"/>
      <style:text-properties fo:hyphenate="true"/>
    </style:style>
    <style:style style:name="T42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85" style:parent-style-name="Standard" style:family="paragraph">
      <style:paragraph-properties style:text-autospace="none"/>
    </style:style>
    <style:style style:name="T42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87" style:parent-style-name="Standard" style:family="paragraph">
      <style:paragraph-properties style:text-autospace="none"/>
      <style:text-properties style:font-name="Arial" style:font-name-asian="Consolas" style:font-name-complex="Arial" fo:color="#222222"/>
    </style:style>
    <style:style style:name="P4288" style:parent-style-name="Standard" style:family="paragraph">
      <style:paragraph-properties style:text-autospace="none"/>
      <style:text-properties style:font-name="Arial" style:font-name-asian="Consolas" style:font-name-complex="Arial" fo:color="#222222"/>
    </style:style>
    <style:style style:name="P4289" style:parent-style-name="Standard" style:family="paragraph">
      <style:paragraph-properties style:text-autospace="none"/>
      <style:text-properties style:font-name="Arial" style:font-name-asian="Consolas" style:font-name-complex="Arial" fo:font-weight="bold" style:font-weight-asian="bold" fo:color="#222222"/>
    </style:style>
    <style:style style:name="P4290" style:parent-style-name="Standard" style:family="paragraph">
      <style:paragraph-properties style:text-autospace="none"/>
      <style:text-properties style:font-name="Arial" style:font-name-asian="Consolas" style:font-name-complex="Arial" fo:color="#222222"/>
    </style:style>
    <style:style style:name="P4291" style:parent-style-name="Standard" style:family="paragraph">
      <style:paragraph-properties style:text-autospace="none"/>
    </style:style>
    <style:style style:name="T4292" style:parent-style-name="DefaultParagraphFont" style:family="text">
      <style:text-properties style:font-name="Arial" style:font-name-asian="Consolas" style:font-name-complex="Arial" fo:color="#222222"/>
    </style:style>
    <style:style style:name="T4293" style:parent-style-name="DefaultParagraphFont" style:family="text">
      <style:text-properties style:font-name="Consolas" style:font-name-asian="Consolas" style:font-name-complex="Consolas" fo:color="#222222"/>
    </style:style>
    <style:style style:name="T4294" style:parent-style-name="DefaultParagraphFont" style:family="text">
      <style:text-properties style:font-name="Arial" style:font-name-asian="Consolas" style:font-name-complex="Arial" fo:color="#222222"/>
    </style:style>
    <style:style style:name="T4295" style:parent-style-name="DefaultParagraphFont" style:family="text">
      <style:text-properties style:font-name="Consolas" style:font-name-asian="Consolas" style:font-name-complex="Consolas" fo:color="#222222"/>
    </style:style>
    <style:style style:name="T4296" style:parent-style-name="DefaultParagraphFont" style:family="text">
      <style:text-properties style:font-name="Arial" style:font-name-asian="Consolas" style:font-name-complex="Arial" fo:color="#222222"/>
    </style:style>
    <style:style style:name="T4297" style:parent-style-name="DefaultParagraphFont" style:family="text">
      <style:text-properties style:font-name="Arial" style:font-name-asian="Consolas" style:font-name-complex="Arial" fo:color="#222222"/>
    </style:style>
    <style:style style:name="P4298" style:parent-style-name="Standard" style:family="paragraph">
      <style:paragraph-properties style:text-autospace="none"/>
      <style:text-properties style:font-name="Arial" style:font-name-asian="Consolas" style:font-name-complex="Arial" fo:color="#222222"/>
    </style:style>
    <style:style style:name="P4299" style:parent-style-name="Normal" style:family="paragraph">
      <style:paragraph-properties fo:widows="2" fo:orphans="2" style:text-autospace="none" fo:text-indent="0.4923in"/>
      <style:text-properties fo:hyphenate="true"/>
    </style:style>
    <style:style style:name="T43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0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0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3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0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3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07" style:parent-style-name="Normal" style:family="paragraph">
      <style:paragraph-properties fo:widows="2" fo:orphans="2" style:text-autospace="none"/>
      <style:text-properties fo:hyphenate="true"/>
    </style:style>
    <style:style style:name="T43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0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1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13" style:parent-style-name="Normal" style:family="paragraph">
      <style:paragraph-properties fo:widows="2" fo:orphans="2" style:text-autospace="none"/>
      <style:text-properties fo:hyphenate="true"/>
    </style:style>
    <style:style style:name="T43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1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3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1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19" style:parent-style-name="Normal" style:family="paragraph">
      <style:paragraph-properties fo:widows="2" fo:orphans="2" style:text-autospace="none"/>
      <style:text-properties fo:hyphenate="true"/>
    </style:style>
    <style:style style:name="T43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22" style:parent-style-name="Normal" style:family="paragraph">
      <style:paragraph-properties fo:widows="2" fo:orphans="2" style:text-autospace="none"/>
      <style:text-properties fo:hyphenate="true"/>
    </style:style>
    <style:style style:name="T43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2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2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29" style:parent-style-name="Normal" style:family="paragraph">
      <style:paragraph-properties fo:widows="2" fo:orphans="2" style:text-autospace="none"/>
      <style:text-properties fo:hyphenate="true"/>
    </style:style>
    <style:style style:name="T43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3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3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3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35" style:parent-style-name="Normal" style:family="paragraph">
      <style:paragraph-properties fo:widows="2" fo:orphans="2" style:text-autospace="none"/>
      <style:text-properties fo:hyphenate="true"/>
    </style:style>
    <style:style style:name="T43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38" style:parent-style-name="Normal" style:family="paragraph">
      <style:paragraph-properties fo:widows="2" fo:orphans="2" style:text-autospace="none" style:vertical-align="auto"/>
      <style:text-properties fo:hyphenate="true"/>
    </style:style>
    <style:style style:name="T43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40"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4341" style:parent-style-name="Normal" style:family="paragraph">
      <style:paragraph-properties fo:widows="2" fo:orphans="2" style:text-autospace="none" style:vertical-align="auto"/>
      <style:text-properties fo:hyphenate="true"/>
    </style:style>
    <style:style style:name="T43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4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4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3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4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3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49" style:parent-style-name="Normal" style:family="paragraph">
      <style:paragraph-properties fo:widows="2" fo:orphans="2" style:text-autospace="none" style:vertical-align="auto"/>
      <style:text-properties fo:hyphenate="true"/>
    </style:style>
    <style:style style:name="T43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5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5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55" style:parent-style-name="Normal" style:family="paragraph">
      <style:paragraph-properties fo:widows="2" fo:orphans="2" style:text-autospace="none" style:vertical-align="auto"/>
      <style:text-properties fo:hyphenate="true"/>
    </style:style>
    <style:style style:name="T43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5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3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6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62" style:parent-style-name="Normal" style:family="paragraph">
      <style:paragraph-properties fo:widows="2" fo:orphans="2" style:text-autospace="none" style:vertical-align="auto"/>
      <style:text-properties fo:hyphenate="true"/>
    </style:style>
    <style:style style:name="T43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65" style:parent-style-name="Normal" style:family="paragraph">
      <style:paragraph-properties fo:widows="2" fo:orphans="2" style:text-autospace="none" style:vertical-align="auto"/>
      <style:text-properties fo:hyphenate="true"/>
    </style:style>
    <style:style style:name="T43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6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6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71" style:parent-style-name="Normal" style:family="paragraph">
      <style:paragraph-properties fo:widows="2" fo:orphans="2" style:text-autospace="none" style:vertical-align="auto"/>
      <style:text-properties fo:hyphenate="true"/>
    </style:style>
    <style:style style:name="T43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7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3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7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77" style:parent-style-name="Normal" style:family="paragraph">
      <style:paragraph-properties fo:widows="2" fo:orphans="2" style:text-autospace="none" style:vertical-align="auto"/>
      <style:text-properties fo:hyphenate="true"/>
    </style:style>
    <style:style style:name="T43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80" style:parent-style-name="Normal" style:family="paragraph">
      <style:paragraph-properties fo:widows="2" fo:orphans="2" style:text-autospace="none" style:vertical-align="auto"/>
      <style:text-properties fo:hyphenate="true"/>
    </style:style>
    <style:style style:name="T43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82"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4383" style:parent-style-name="Normal" style:family="paragraph">
      <style:paragraph-properties fo:widows="2" fo:orphans="2" style:text-autospace="none" style:vertical-align="auto"/>
      <style:text-properties fo:hyphenate="true"/>
    </style:style>
    <style:style style:name="T43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8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8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3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8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3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91" style:parent-style-name="Normal" style:family="paragraph">
      <style:paragraph-properties fo:widows="2" fo:orphans="2" style:text-autospace="none" style:vertical-align="auto"/>
      <style:text-properties fo:hyphenate="true"/>
    </style:style>
    <style:style style:name="T43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9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9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98" style:parent-style-name="Normal" style:family="paragraph">
      <style:paragraph-properties fo:widows="2" fo:orphans="2" style:text-autospace="none" style:vertical-align="auto"/>
      <style:text-properties fo:hyphenate="true"/>
    </style:style>
    <style:style style:name="T43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0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4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0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4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04" style:parent-style-name="Normal" style:family="paragraph">
      <style:paragraph-properties fo:widows="2" fo:orphans="2" style:text-autospace="none" style:vertical-align="auto"/>
      <style:text-properties fo:hyphenate="true"/>
    </style:style>
    <style:style style:name="T44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07" style:parent-style-name="Normal" style:family="paragraph">
      <style:paragraph-properties fo:widows="2" fo:orphans="2" style:text-autospace="none" style:vertical-align="auto"/>
      <style:text-properties fo:hyphenate="true"/>
    </style:style>
    <style:style style:name="T44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0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4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1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4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13" style:parent-style-name="Normal" style:family="paragraph">
      <style:paragraph-properties fo:widows="2" fo:orphans="2" style:text-autospace="none"/>
      <style:text-properties fo:hyphenate="true"/>
    </style:style>
    <style:style style:name="T44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1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4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1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4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19" style:parent-style-name="DefaultParagraphFont" style:family="text">
      <style:text-properties style:font-name="Arial" style:font-name-asian="Consolas" style:font-name-complex="Arial" fo:color="#222222"/>
    </style:style>
    <style:style style:name="P4420" style:parent-style-name="Textbody" style:family="paragraph">
      <style:paragraph-properties fo:margin-top="0.052in" fo:margin-bottom="0.052in"/>
      <style:text-properties style:font-name="Arial" fo:color="#222222"/>
    </style:style>
    <style:style style:name="P4421" style:parent-style-name="Textbody" style:family="paragraph">
      <style:paragraph-properties fo:margin-top="0.052in" fo:margin-bottom="0.052in"/>
      <style:text-properties style:font-name="Arial" fo:color="#222222"/>
    </style:style>
    <style:style style:name="P4422" style:parent-style-name="Normal" style:family="paragraph">
      <style:paragraph-properties fo:widows="2" fo:orphans="2" style:text-autospace="none"/>
      <style:text-properties fo:hyphenate="true"/>
    </style:style>
    <style:style style:name="T44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24" style:parent-style-name="Normal" style:family="paragraph">
      <style:paragraph-properties fo:widows="2" fo:orphans="2" style:text-autospace="none"/>
      <style:text-properties fo:hyphenate="true"/>
    </style:style>
    <style:style style:name="T44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26" style:parent-style-name="Normal" style:family="paragraph">
      <style:paragraph-properties fo:widows="2" fo:orphans="2" style:text-autospace="none"/>
      <style:text-properties fo:hyphenate="true"/>
    </style:style>
    <style:style style:name="T44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28" style:parent-style-name="Normal" style:family="paragraph">
      <style:paragraph-properties fo:widows="2" fo:orphans="2" style:text-autospace="none"/>
      <style:text-properties fo:hyphenate="true"/>
    </style:style>
    <style:style style:name="T44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30" style:parent-style-name="Normal" style:family="paragraph">
      <style:paragraph-properties fo:widows="2" fo:orphans="2" style:text-autospace="none"/>
      <style:text-properties fo:hyphenate="true"/>
    </style:style>
    <style:style style:name="T44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33" style:parent-style-name="Standard" style:family="paragraph">
      <style:paragraph-properties style:text-autospace="none"/>
    </style:style>
    <style:style style:name="T44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35" style:parent-style-name="Standard" style:family="paragraph">
      <style:paragraph-properties style:text-autospace="none"/>
      <style:text-properties style:font-name="Arial" style:font-name-asian="Consolas" style:font-name-complex="Arial" fo:font-weight="bold" style:font-weight-asian="bold" fo:color="#222222"/>
    </style:style>
    <style:style style:name="P4436" style:parent-style-name="Standard" style:family="paragraph">
      <style:paragraph-properties style:text-autospace="none"/>
      <style:text-properties style:font-name="Arial" style:font-name-asian="Consolas" style:font-name-complex="Arial" fo:font-weight="bold" style:font-weight-asian="bold" fo:color="#222222"/>
    </style:style>
    <style:style style:name="P4437" style:parent-style-name="Standard" style:family="paragraph">
      <style:paragraph-properties style:text-autospace="none"/>
      <style:text-properties style:font-name="Arial" style:font-name-asian="Consolas" style:font-name-complex="Arial" fo:font-weight="bold" style:font-weight-asian="bold" fo:color="#222222"/>
    </style:style>
    <style:style style:name="P4438" style:parent-style-name="Standard" style:family="paragraph">
      <style:paragraph-properties style:text-autospace="none"/>
      <style:text-properties style:font-name="Arial" style:font-name-asian="Consolas" style:font-name-complex="Arial" fo:color="#222222"/>
    </style:style>
    <style:style style:name="P4439" style:parent-style-name="Standard" style:family="paragraph">
      <style:paragraph-properties style:text-autospace="none"/>
    </style:style>
    <style:style style:name="T4440" style:parent-style-name="DefaultParagraphFont" style:family="text">
      <style:text-properties style:font-name="Arial" style:font-name-asian="Consolas" style:font-name-complex="Arial" fo:color="#222222"/>
    </style:style>
    <style:style style:name="T4441" style:parent-style-name="DefaultParagraphFont" style:family="text">
      <style:text-properties style:font-name="Consolas" style:font-name-asian="Consolas" style:font-name-complex="Consolas" fo:color="#222222"/>
    </style:style>
    <style:style style:name="T4442" style:parent-style-name="DefaultParagraphFont" style:family="text">
      <style:text-properties style:font-name="Arial" style:font-name-asian="Consolas" style:font-name-complex="Arial" fo:color="#222222"/>
    </style:style>
    <style:style style:name="T4443" style:parent-style-name="DefaultParagraphFont" style:family="text">
      <style:text-properties style:font-name="Consolas" style:font-name-asian="Consolas" style:font-name-complex="Consolas" fo:color="#222222"/>
    </style:style>
    <style:style style:name="T4444" style:parent-style-name="DefaultParagraphFont" style:family="text">
      <style:text-properties style:font-name="Arial" style:font-name-asian="Consolas" style:font-name-complex="Arial" fo:color="#222222"/>
    </style:style>
    <style:style style:name="P4445" style:parent-style-name="Standard" style:family="paragraph">
      <style:paragraph-properties style:text-autospace="none"/>
      <style:text-properties style:font-name="Arial" style:font-name-asian="Consolas" style:font-name-complex="Arial" fo:color="#222222"/>
    </style:style>
    <style:style style:name="P4446" style:parent-style-name="Standard" style:family="paragraph">
      <style:paragraph-properties style:text-autospace="none"/>
    </style:style>
    <style:style style:name="T4447" style:parent-style-name="DefaultParagraphFont" style:family="text">
      <style:text-properties style:font-name="Arial" style:font-name-asian="Consolas" style:font-name-complex="Arial" fo:color="#222222"/>
    </style:style>
    <style:style style:name="T4448" style:parent-style-name="DefaultParagraphFont" style:family="text">
      <style:text-properties style:font-name="Consolas" style:font-name-asian="Consolas" style:font-name-complex="Consolas" fo:color="#222222"/>
    </style:style>
    <style:style style:name="T4449" style:parent-style-name="DefaultParagraphFont" style:family="text">
      <style:text-properties style:font-name="Arial" style:font-name-asian="Consolas" style:font-name-complex="Arial" fo:color="#222222"/>
    </style:style>
    <style:style style:name="T4450" style:parent-style-name="DefaultParagraphFont" style:family="text">
      <style:text-properties style:font-name="Consolas" style:font-name-asian="Consolas" style:font-name-complex="Consolas" fo:color="#222222"/>
    </style:style>
    <style:style style:name="T4451" style:parent-style-name="DefaultParagraphFont" style:family="text">
      <style:text-properties style:font-name="Arial" style:font-name-asian="Consolas" style:font-name-complex="Arial" fo:color="#222222"/>
    </style:style>
    <style:style style:name="P4452" style:parent-style-name="Standard" style:family="paragraph">
      <style:paragraph-properties style:text-autospace="none"/>
    </style:style>
    <style:style style:name="P4453" style:parent-style-name="Standard" style:family="paragraph">
      <style:paragraph-properties style:text-autospace="none"/>
      <style:text-properties style:font-name="Arial" style:font-name-asian="Consolas" style:font-name-complex="Arial" fo:color="#222222"/>
    </style:style>
    <style:style style:name="P4454" style:parent-style-name="Standard" style:family="paragraph">
      <style:paragraph-properties style:text-autospace="none"/>
      <style:text-properties style:font-name="Arial" style:font-name-asian="Consolas" style:font-name-complex="Arial" fo:font-weight="bold" style:font-weight-asian="bold" fo:color="#222222"/>
    </style:style>
    <style:style style:name="P4455" style:parent-style-name="Standard" style:family="paragraph">
      <style:paragraph-properties style:text-autospace="none"/>
      <style:text-properties style:font-name="Arial" style:font-name-asian="Consolas" style:font-name-complex="Arial" fo:color="#222222"/>
    </style:style>
    <style:style style:name="P4456" style:parent-style-name="Standard" style:family="paragraph">
      <style:paragraph-properties style:text-autospace="none"/>
    </style:style>
    <style:style style:name="T4457" style:parent-style-name="DefaultParagraphFont" style:family="text">
      <style:text-properties style:font-name="Arial" style:font-name-asian="Consolas" style:font-name-complex="Arial" fo:color="#222222"/>
    </style:style>
    <style:style style:name="P4458"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459" style:parent-style-name="Standard" style:family="paragraph">
      <style:paragraph-properties fo:margin-top="0.052in" fo:margin-bottom="0.052in"/>
    </style:style>
    <style:style style:name="T446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461" style:parent-style-name="DefaultParagraphFont" style:family="text">
      <style:text-properties style:font-name="Consolas" style:font-name-asian="Consolas" style:font-name-complex="Consolas" fo:color="#000000" fo:font-size="10pt" style:font-size-asian="10pt" style:font-size-complex="10pt"/>
    </style:style>
    <style:style style:name="T446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463" style:parent-style-name="DefaultParagraphFont" style:family="text">
      <style:text-properties style:font-name="Consolas" style:font-name-asian="Consolas" style:font-name-complex="Consolas" fo:color="#000000" fo:font-size="10pt" style:font-size-asian="10pt" style:font-size-complex="10pt"/>
    </style:style>
    <style:style style:name="T446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465" style:parent-style-name="DefaultParagraphFont" style:family="text">
      <style:text-properties style:font-name="Consolas" style:font-name-asian="Consolas" style:font-name-complex="Consolas" fo:color="#000000" fo:font-size="10pt" style:font-size-asian="10pt" style:font-size-complex="10pt"/>
    </style:style>
    <style:style style:name="T4466" style:parent-style-name="DefaultParagraphFont" style:family="text">
      <style:text-properties style:font-name="Consolas" style:font-name-asian="Consolas" style:font-name-complex="Consolas" fo:color="#000000" fo:font-size="10pt" style:font-size-asian="10pt" style:font-size-complex="10pt"/>
    </style:style>
    <style:style style:name="T4467" style:parent-style-name="DefaultParagraphFont" style:family="text">
      <style:text-properties style:font-name="Consolas" style:font-name-asian="Consolas" style:font-name-complex="Consolas" fo:color="#6A3E3E" fo:font-size="10pt" style:font-size-asian="10pt" style:font-size-complex="10pt"/>
    </style:style>
    <style:style style:name="T4468" style:parent-style-name="DefaultParagraphFont" style:family="text">
      <style:text-properties style:font-name="Consolas" style:font-name-asian="Consolas" style:font-name-complex="Consolas" fo:color="#000000" fo:font-size="10pt" style:font-size-asian="10pt" style:font-size-complex="10pt"/>
    </style:style>
    <style:style style:name="T4469" style:parent-style-name="DefaultParagraphFont" style:family="text">
      <style:text-properties style:font-name="Consolas" style:font-name-asian="Consolas" style:font-name-complex="Consolas" fo:color="#000000" fo:font-size="10pt" style:font-size-asian="10pt" style:font-size-complex="10pt"/>
    </style:style>
    <style:style style:name="T4470" style:parent-style-name="DefaultParagraphFont" style:family="text">
      <style:text-properties style:font-name="Consolas" style:font-name-asian="Consolas" style:font-name-complex="Consolas" fo:color="#000000" fo:font-size="10pt" style:font-size-asian="10pt" style:font-size-complex="10pt"/>
    </style:style>
    <style:style style:name="T4471" style:parent-style-name="DefaultParagraphFont" style:family="text">
      <style:text-properties style:font-name="Consolas" style:font-name-asian="Consolas" style:font-name-complex="Consolas" fo:color="#6A3E3E" fo:font-size="10pt" style:font-size-asian="10pt" style:font-size-complex="10pt"/>
    </style:style>
    <style:style style:name="T4472" style:parent-style-name="DefaultParagraphFont" style:family="text">
      <style:text-properties style:font-name="Consolas" style:font-name-asian="Consolas" style:font-name-complex="Consolas" fo:color="#000000" fo:font-size="10pt" style:font-size-asian="10pt" style:font-size-complex="10pt"/>
    </style:style>
    <style:style style:name="T447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474" style:parent-style-name="DefaultParagraphFont" style:family="text">
      <style:text-properties style:font-name="Consolas" style:font-name-asian="Consolas" style:font-name-complex="Consolas" fo:color="#000000" fo:font-size="10pt" style:font-size-asian="10pt" style:font-size-complex="10pt"/>
    </style:style>
    <style:style style:name="T4475" style:parent-style-name="DefaultParagraphFont" style:family="text">
      <style:text-properties style:font-name="Consolas" style:font-name-asian="Consolas" style:font-name-complex="Consolas" fo:color="#2A00FF" fo:font-size="10pt" style:font-size-asian="10pt" style:font-size-complex="10pt"/>
    </style:style>
    <style:style style:name="T4476" style:parent-style-name="DefaultParagraphFont" style:family="text">
      <style:text-properties style:font-name="Consolas" style:font-name-asian="Consolas" style:font-name-complex="Consolas" fo:color="#000000" fo:font-size="10pt" style:font-size-asian="10pt" style:font-size-complex="10pt"/>
    </style:style>
    <style:style style:name="T4477" style:parent-style-name="DefaultParagraphFont" style:family="text">
      <style:text-properties style:font-name="Consolas" style:font-name-asian="Consolas" style:font-name-complex="Consolas" fo:color="#000000" fo:font-size="10pt" style:font-size-asian="10pt" style:font-size-complex="10pt"/>
    </style:style>
    <style:style style:name="T4478" style:parent-style-name="DefaultParagraphFont" style:family="text">
      <style:text-properties style:font-name="Consolas" style:font-name-asian="Consolas" style:font-name-complex="Consolas" fo:color="#000000" fo:font-size="10pt" style:font-size-asian="10pt" style:font-size-complex="10pt"/>
    </style:style>
    <style:style style:name="T4479"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4480" style:parent-style-name="DefaultParagraphFont" style:family="text">
      <style:text-properties style:font-name="Consolas" style:font-name-asian="Consolas" style:font-name-complex="Consolas" fo:color="#000000" fo:font-size="10pt" style:font-size-asian="10pt" style:font-size-complex="10pt"/>
    </style:style>
    <style:style style:name="T4481" style:parent-style-name="DefaultParagraphFont" style:family="text">
      <style:text-properties style:font-name="Consolas" style:font-name-asian="Consolas" style:font-name-complex="Consolas" fo:color="#6A3E3E" fo:font-size="10pt" style:font-size-asian="10pt" style:font-size-complex="10pt"/>
    </style:style>
    <style:style style:name="T4482" style:parent-style-name="DefaultParagraphFont" style:family="text">
      <style:text-properties style:font-name="Consolas" style:font-name-asian="Consolas" style:font-name-complex="Consolas" fo:color="#000000" fo:font-size="10pt" style:font-size-asian="10pt" style:font-size-complex="10pt"/>
    </style:style>
    <style:style style:name="T4483" style:parent-style-name="DefaultParagraphFont" style:family="text">
      <style:text-properties style:font-name="Consolas" style:font-name-asian="Consolas" style:font-name-complex="Consolas" fo:color="#000000" fo:font-size="10pt" style:font-size-asian="10pt" style:font-size-complex="10pt"/>
    </style:style>
    <style:style style:name="T4484" style:parent-style-name="DefaultParagraphFont" style:family="text">
      <style:text-properties style:font-name="Consolas" style:font-name-asian="Consolas" style:font-name-complex="Consolas" fo:color="#000000" fo:font-size="10pt" style:font-size-asian="10pt" style:font-size-complex="10pt"/>
    </style:style>
    <style:style style:name="T4485" style:parent-style-name="DefaultParagraphFont" style:family="text">
      <style:text-properties style:font-name="Consolas" style:font-name-asian="Consolas" style:font-name-complex="Consolas" fo:color="#6A3E3E" fo:font-size="10pt" style:font-size-asian="10pt" style:font-size-complex="10pt"/>
    </style:style>
    <style:style style:name="T4486" style:parent-style-name="DefaultParagraphFont" style:family="text">
      <style:text-properties style:font-name="Consolas" style:font-name-asian="Consolas" style:font-name-complex="Consolas" fo:color="#000000" fo:font-size="10pt" style:font-size-asian="10pt" style:font-size-complex="10pt"/>
    </style:style>
    <style:style style:name="T448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488" style:parent-style-name="DefaultParagraphFont" style:family="text">
      <style:text-properties style:font-name="Consolas" style:font-name-asian="Consolas" style:font-name-complex="Consolas" fo:color="#000000" fo:font-size="10pt" style:font-size-asian="10pt" style:font-size-complex="10pt"/>
    </style:style>
    <style:style style:name="T4489" style:parent-style-name="DefaultParagraphFont" style:family="text">
      <style:text-properties style:font-name="Consolas" style:font-name-asian="Consolas" style:font-name-complex="Consolas" fo:color="#2A00FF" fo:font-size="10pt" style:font-size-asian="10pt" style:font-size-complex="10pt"/>
    </style:style>
    <style:style style:name="T4490" style:parent-style-name="DefaultParagraphFont" style:family="text">
      <style:text-properties style:font-name="Consolas" style:font-name-asian="Consolas" style:font-name-complex="Consolas" fo:color="#000000" fo:font-size="10pt" style:font-size-asian="10pt" style:font-size-complex="10pt"/>
    </style:style>
    <style:style style:name="T4491" style:parent-style-name="DefaultParagraphFont" style:family="text">
      <style:text-properties style:font-name="Consolas" style:font-name-asian="Consolas" style:font-name-complex="Consolas" fo:color="#000000" fo:font-size="10pt" style:font-size-asian="10pt" style:font-size-complex="10pt"/>
    </style:style>
    <style:style style:name="T4492" style:parent-style-name="DefaultParagraphFont" style:family="text">
      <style:text-properties style:font-name="Consolas" style:font-name-asian="Consolas" style:font-name-complex="Consolas" fo:color="#000000" fo:font-size="10pt" style:font-size-asian="10pt" style:font-size-complex="10pt"/>
    </style:style>
    <style:style style:name="T4493"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4494" style:parent-style-name="DefaultParagraphFont" style:family="text">
      <style:text-properties style:font-name="Consolas" style:font-name-asian="Consolas" style:font-name-complex="Consolas" fo:color="#000000" fo:font-size="10pt" style:font-size-asian="10pt" style:font-size-complex="10pt"/>
    </style:style>
    <style:style style:name="T4495" style:parent-style-name="DefaultParagraphFont" style:family="text">
      <style:text-properties style:font-name="Consolas" style:font-name-asian="Consolas" style:font-name-complex="Consolas" fo:color="#6A3E3E" fo:font-size="10pt" style:font-size-asian="10pt" style:font-size-complex="10pt"/>
    </style:style>
    <style:style style:name="T4496" style:parent-style-name="DefaultParagraphFont" style:family="text">
      <style:text-properties style:font-name="Consolas" style:font-name-asian="Consolas" style:font-name-complex="Consolas" fo:color="#000000" fo:font-size="10pt" style:font-size-asian="10pt" style:font-size-complex="10pt"/>
    </style:style>
    <style:style style:name="P449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498"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499" style:parent-style-name="Standard" style:family="paragraph">
      <style:paragraph-properties style:text-autospace="none"/>
    </style:style>
    <style:style style:name="T450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501" style:parent-style-name="DefaultParagraphFont" style:family="text">
      <style:text-properties style:font-name="Consolas" style:font-name-asian="Consolas" style:font-name-complex="Consolas" fo:color="#000000" fo:font-size="10pt" style:font-size-asian="10pt" style:font-size-complex="10pt"/>
    </style:style>
    <style:style style:name="T450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503" style:parent-style-name="DefaultParagraphFont" style:family="text">
      <style:text-properties style:font-name="Consolas" style:font-name-asian="Consolas" style:font-name-complex="Consolas" fo:color="#000000" fo:font-size="10pt" style:font-size-asian="10pt" style:font-size-complex="10pt"/>
    </style:style>
    <style:style style:name="T4504" style:parent-style-name="DefaultParagraphFont" style:family="text">
      <style:text-properties style:font-name="Consolas" style:font-name-asian="Consolas" style:font-name-complex="Consolas" fo:color="#6A3E3E" fo:font-size="10pt" style:font-size-asian="10pt" style:font-size-complex="10pt"/>
    </style:style>
    <style:style style:name="T4505" style:parent-style-name="DefaultParagraphFont" style:family="text">
      <style:text-properties style:font-name="Consolas" style:font-name-asian="Consolas" style:font-name-complex="Consolas" fo:color="#000000" fo:font-size="10pt" style:font-size-asian="10pt" style:font-size-complex="10pt"/>
    </style:style>
    <style:style style:name="P4506" style:parent-style-name="Standard" style:family="paragraph">
      <style:paragraph-properties style:text-autospace="none"/>
    </style:style>
    <style:style style:name="T4507" style:parent-style-name="DefaultParagraphFont" style:family="text">
      <style:text-properties style:font-name="Consolas" style:font-name-asian="Consolas" style:font-name-complex="Consolas" fo:color="#000000" fo:font-size="10pt" style:font-size-asian="10pt" style:font-size-complex="10pt"/>
    </style:style>
    <style:style style:name="T4508"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509" style:parent-style-name="DefaultParagraphFont" style:family="text">
      <style:text-properties style:font-name="Consolas" style:font-name-asian="Consolas" style:font-name-complex="Consolas" fo:color="#000000" fo:font-size="10pt" style:font-size-asian="10pt" style:font-size-complex="10pt"/>
    </style:style>
    <style:style style:name="T4510" style:parent-style-name="DefaultParagraphFont" style:family="text">
      <style:text-properties style:font-name="Consolas" style:font-name-asian="Consolas" style:font-name-complex="Consolas" fo:color="#6A3E3E" fo:font-size="10pt" style:font-size-asian="10pt" style:font-size-complex="10pt"/>
    </style:style>
    <style:style style:name="T4511" style:parent-style-name="DefaultParagraphFont" style:family="text">
      <style:text-properties style:font-name="Consolas" style:font-name-asian="Consolas" style:font-name-complex="Consolas" fo:color="#000000" fo:font-size="10pt" style:font-size-asian="10pt" style:font-size-complex="10pt"/>
    </style:style>
    <style:style style:name="P4512" style:parent-style-name="Standard" style:family="paragraph">
      <style:paragraph-properties style:text-autospace="none"/>
    </style:style>
    <style:style style:name="T4513" style:parent-style-name="DefaultParagraphFont" style:family="text">
      <style:text-properties style:font-name="Consolas" style:font-name-asian="Consolas" style:font-name-complex="Consolas" fo:color="#000000" fo:font-size="10pt" style:font-size-asian="10pt" style:font-size-complex="10pt"/>
    </style:style>
    <style:style style:name="T4514"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515" style:parent-style-name="DefaultParagraphFont" style:family="text">
      <style:text-properties style:font-name="Consolas" style:font-name-asian="Consolas" style:font-name-complex="Consolas" fo:color="#000000" fo:font-size="10pt" style:font-size-asian="10pt" style:font-size-complex="10pt"/>
    </style:style>
    <style:style style:name="T4516" style:parent-style-name="DefaultParagraphFont" style:family="text">
      <style:text-properties style:font-name="Consolas" style:font-name-asian="Consolas" style:font-name-complex="Consolas" fo:color="#6A3E3E" fo:font-size="10pt" style:font-size-asian="10pt" style:font-size-complex="10pt"/>
    </style:style>
    <style:style style:name="T4517" style:parent-style-name="DefaultParagraphFont" style:family="text">
      <style:text-properties style:font-name="Consolas" style:font-name-asian="Consolas" style:font-name-complex="Consolas" fo:color="#000000" fo:font-size="10pt" style:font-size-asian="10pt" style:font-size-complex="10pt"/>
    </style:style>
    <style:style style:name="P4518" style:parent-style-name="Standard" style:family="paragraph">
      <style:paragraph-properties style:text-autospace="none"/>
    </style:style>
    <style:style style:name="T4519" style:parent-style-name="DefaultParagraphFont" style:family="text">
      <style:text-properties style:font-name="Consolas" style:font-name-asian="Consolas" style:font-name-complex="Consolas" fo:color="#000000" fo:font-size="10pt" style:font-size-asian="10pt" style:font-size-complex="10pt"/>
    </style:style>
    <style:style style:name="T4520"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521" style:parent-style-name="DefaultParagraphFont" style:family="text">
      <style:text-properties style:font-name="Consolas" style:font-name-asian="Consolas" style:font-name-complex="Consolas" fo:color="#000000" fo:font-size="10pt" style:font-size-asian="10pt" style:font-size-complex="10pt"/>
    </style:style>
    <style:style style:name="T4522" style:parent-style-name="DefaultParagraphFont" style:family="text">
      <style:text-properties style:font-name="Consolas" style:font-name-asian="Consolas" style:font-name-complex="Consolas" fo:color="#6A3E3E" fo:font-size="10pt" style:font-size-asian="10pt" style:font-size-complex="10pt"/>
    </style:style>
    <style:style style:name="T4523" style:parent-style-name="DefaultParagraphFont" style:family="text">
      <style:text-properties style:font-name="Consolas" style:font-name-asian="Consolas" style:font-name-complex="Consolas" fo:color="#000000" fo:font-size="10pt" style:font-size-asian="10pt" style:font-size-complex="10pt"/>
    </style:style>
    <style:style style:name="P4524" style:parent-style-name="Standard" style:family="paragraph">
      <style:paragraph-properties style:text-autospace="none"/>
    </style:style>
    <style:style style:name="T4525" style:parent-style-name="DefaultParagraphFont" style:family="text">
      <style:text-properties style:font-name="Consolas" style:font-name-asian="Consolas" style:font-name-complex="Consolas" fo:color="#000000" fo:font-size="10pt" style:font-size-asian="10pt" style:font-size-complex="10pt"/>
    </style:style>
    <style:style style:name="T4526"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527" style:parent-style-name="DefaultParagraphFont" style:family="text">
      <style:text-properties style:font-name="Consolas" style:font-name-asian="Consolas" style:font-name-complex="Consolas" fo:color="#000000" fo:font-size="10pt" style:font-size-asian="10pt" style:font-size-complex="10pt"/>
    </style:style>
    <style:style style:name="T4528" style:parent-style-name="DefaultParagraphFont" style:family="text">
      <style:text-properties style:font-name="Consolas" style:font-name-asian="Consolas" style:font-name-complex="Consolas" fo:color="#6A3E3E" fo:font-size="10pt" style:font-size-asian="10pt" style:font-size-complex="10pt"/>
    </style:style>
    <style:style style:name="T4529" style:parent-style-name="DefaultParagraphFont" style:family="text">
      <style:text-properties style:font-name="Consolas" style:font-name-asian="Consolas" style:font-name-complex="Consolas" fo:color="#000000" fo:font-size="10pt" style:font-size-asian="10pt" style:font-size-complex="10pt"/>
    </style:style>
    <style:style style:name="P4530" style:parent-style-name="Standard" style:family="paragraph">
      <style:paragraph-properties style:text-autospace="none"/>
    </style:style>
    <style:style style:name="T4531" style:parent-style-name="DefaultParagraphFont" style:family="text">
      <style:text-properties style:font-name="Consolas" style:font-name-asian="Consolas" style:font-name-complex="Consolas" fo:color="#000000" fo:font-size="10pt" style:font-size-asian="10pt" style:font-size-complex="10pt"/>
    </style:style>
    <style:style style:name="T4532"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533" style:parent-style-name="DefaultParagraphFont" style:family="text">
      <style:text-properties style:font-name="Consolas" style:font-name-asian="Consolas" style:font-name-complex="Consolas" fo:color="#000000" fo:font-size="10pt" style:font-size-asian="10pt" style:font-size-complex="10pt"/>
    </style:style>
    <style:style style:name="T4534" style:parent-style-name="DefaultParagraphFont" style:family="text">
      <style:text-properties style:font-name="Consolas" style:font-name-asian="Consolas" style:font-name-complex="Consolas" fo:color="#6A3E3E" fo:font-size="10pt" style:font-size-asian="10pt" style:font-size-complex="10pt"/>
    </style:style>
    <style:style style:name="T4535" style:parent-style-name="DefaultParagraphFont" style:family="text">
      <style:text-properties style:font-name="Consolas" style:font-name-asian="Consolas" style:font-name-complex="Consolas" fo:color="#000000" fo:font-size="10pt" style:font-size-asian="10pt" style:font-size-complex="10pt"/>
    </style:style>
    <style:style style:name="P4536" style:parent-style-name="Standard" style:family="paragraph">
      <style:paragraph-properties style:text-autospace="none"/>
    </style:style>
    <style:style style:name="T4537" style:parent-style-name="DefaultParagraphFont" style:family="text">
      <style:text-properties style:font-name="Consolas" style:font-name-asian="Consolas" style:font-name-complex="Consolas" fo:color="#000000" fo:font-size="10pt" style:font-size-asian="10pt" style:font-size-complex="10pt"/>
    </style:style>
    <style:style style:name="T4538"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539" style:parent-style-name="DefaultParagraphFont" style:family="text">
      <style:text-properties style:font-name="Consolas" style:font-name-asian="Consolas" style:font-name-complex="Consolas" fo:color="#000000" fo:font-size="10pt" style:font-size-asian="10pt" style:font-size-complex="10pt"/>
    </style:style>
    <style:style style:name="P454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54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542" style:parent-style-name="Textbody" style:family="paragraph">
      <style:paragraph-properties fo:margin-top="0.052in" fo:margin-bottom="0.052in"/>
      <style:text-properties style:font-name="Arial" fo:color="#222222"/>
    </style:style>
    <style:style style:name="P4543"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54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54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54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54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54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549"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55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55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55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55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55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555" style:parent-style-name="Standard" style:family="paragraph">
      <style:paragraph-properties style:text-autospace="none"/>
    </style:style>
    <style:style style:name="P4556" style:parent-style-name="Standard" style:family="paragraph">
      <style:paragraph-properties style:text-autospace="none"/>
      <style:text-properties style:font-name="Consolas"/>
    </style:style>
    <style:style style:name="P4557" style:parent-style-name="Standard" style:family="paragraph">
      <style:paragraph-properties style:text-autospace="none"/>
      <style:text-properties style:font-name="Arial" style:font-name-asian="Consolas" style:font-name-complex="Arial" fo:font-weight="bold" style:font-weight-asian="bold" fo:color="#222222"/>
    </style:style>
    <style:style style:name="P4558" style:parent-style-name="Standard" style:family="paragraph">
      <style:paragraph-properties style:text-autospace="none" fo:margin-top="0.052in" fo:margin-bottom="0.052in"/>
      <style:text-properties style:font-name="Arial" style:font-name-asian="Consolas" style:font-name-complex="Arial" fo:color="#222222"/>
    </style:style>
    <style:style style:name="P4559" style:parent-style-name="Standard" style:family="paragraph">
      <style:paragraph-properties style:text-autospace="none" fo:margin-top="0.052in" fo:margin-bottom="0.052in"/>
      <style:text-properties style:font-name="Arial" style:font-name-complex="Arial"/>
    </style:style>
    <style:style style:name="P4560" style:parent-style-name="Standard" style:family="paragraph">
      <style:paragraph-properties style:text-autospace="none" fo:margin-top="0.052in" fo:margin-bottom="0.052in"/>
    </style:style>
    <style:style style:name="T456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562" style:parent-style-name="DefaultParagraphFont" style:family="text">
      <style:text-properties style:font-name="Consolas" style:font-name-asian="Consolas" style:font-name-complex="Consolas" fo:color="#000000" fo:font-size="10pt" style:font-size-asian="10pt" style:font-size-complex="10pt"/>
    </style:style>
    <style:style style:name="T456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564" style:parent-style-name="DefaultParagraphFont" style:family="text">
      <style:text-properties style:font-name="Consolas" style:font-name-asian="Consolas" style:font-name-complex="Consolas" fo:color="#000000" fo:font-size="10pt" style:font-size-asian="10pt" style:font-size-complex="10pt"/>
    </style:style>
    <style:style style:name="T456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566" style:parent-style-name="DefaultParagraphFont" style:family="text">
      <style:text-properties style:font-name="Consolas" style:font-name-asian="Consolas" style:font-name-complex="Consolas" fo:color="#000000" fo:font-size="10pt" style:font-size-asian="10pt" style:font-size-complex="10pt"/>
    </style:style>
    <style:style style:name="T4567" style:parent-style-name="DefaultParagraphFont" style:family="text">
      <style:text-properties style:font-name="Consolas" style:font-name-asian="Consolas" style:font-name-complex="Consolas" fo:color="#6A3E3E" fo:font-size="10pt" style:font-size-asian="10pt" style:font-size-complex="10pt"/>
    </style:style>
    <style:style style:name="T4568" style:parent-style-name="DefaultParagraphFont" style:family="text">
      <style:text-properties style:font-name="Consolas" style:font-name-asian="Consolas" style:font-name-complex="Consolas" fo:color="#000000" fo:font-size="10pt" style:font-size-asian="10pt" style:font-size-complex="10pt"/>
    </style:style>
    <style:style style:name="P4569" style:parent-style-name="Standard" style:family="paragraph">
      <style:paragraph-properties style:text-autospace="none"/>
    </style:style>
    <style:style style:name="T4570" style:parent-style-name="DefaultParagraphFont" style:family="text">
      <style:text-properties style:font-name="Consolas" style:font-name-asian="Consolas" style:font-name-complex="Consolas" fo:color="#000000" fo:font-size="10pt" style:font-size-asian="10pt" style:font-size-complex="10pt"/>
    </style:style>
    <style:style style:name="T4571" style:parent-style-name="DefaultParagraphFont" style:family="text">
      <style:text-properties style:font-name="Consolas" style:font-name-asian="Consolas" style:font-name-complex="Consolas" fo:color="#3F7F5F" fo:font-size="10pt" style:font-size-asian="10pt" style:font-size-complex="10pt"/>
    </style:style>
    <style:style style:name="P4572" style:parent-style-name="Standard" style:family="paragraph">
      <style:paragraph-properties style:text-autospace="none"/>
    </style:style>
    <style:style style:name="T4573" style:parent-style-name="DefaultParagraphFont" style:family="text">
      <style:text-properties style:font-name="Consolas" style:font-name-asian="Consolas" style:font-name-complex="Consolas" fo:color="#000000" fo:font-size="10pt" style:font-size-asian="10pt" style:font-size-complex="10pt"/>
    </style:style>
    <style:style style:name="T4574"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575" style:parent-style-name="DefaultParagraphFont" style:family="text">
      <style:text-properties style:font-name="Consolas" style:font-name-asian="Consolas" style:font-name-complex="Consolas" fo:color="#000000" fo:font-size="10pt" style:font-size-asian="10pt" style:font-size-complex="10pt"/>
    </style:style>
    <style:style style:name="T457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577" style:parent-style-name="DefaultParagraphFont" style:family="text">
      <style:text-properties style:font-name="Consolas" style:font-name-asian="Consolas" style:font-name-complex="Consolas" fo:color="#000000" fo:font-size="10pt" style:font-size-asian="10pt" style:font-size-complex="10pt"/>
    </style:style>
    <style:style style:name="T4578" style:parent-style-name="DefaultParagraphFont" style:family="text">
      <style:text-properties style:font-name="Consolas" style:font-name-asian="Consolas" style:font-name-complex="Consolas" fo:color="#2A00FF" fo:font-size="10pt" style:font-size-asian="10pt" style:font-size-complex="10pt"/>
    </style:style>
    <style:style style:name="T4579" style:parent-style-name="DefaultParagraphFont" style:family="text">
      <style:text-properties style:font-name="Consolas" style:font-name-asian="Consolas" style:font-name-complex="Consolas" fo:color="#000000" fo:font-size="10pt" style:font-size-asian="10pt" style:font-size-complex="10pt"/>
    </style:style>
    <style:style style:name="P4580" style:parent-style-name="Standard" style:family="paragraph">
      <style:paragraph-properties style:text-autospace="none"/>
    </style:style>
    <style:style style:name="T4581" style:parent-style-name="DefaultParagraphFont" style:family="text">
      <style:text-properties style:font-name="Consolas" style:font-name-asian="Consolas" style:font-name-complex="Consolas" fo:color="#000000" fo:font-size="10pt" style:font-size-asian="10pt" style:font-size-complex="10pt"/>
    </style:style>
    <style:style style:name="T4582"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583" style:parent-style-name="DefaultParagraphFont" style:family="text">
      <style:text-properties style:font-name="Consolas" style:font-name-asian="Consolas" style:font-name-complex="Consolas" fo:color="#000000" fo:font-size="10pt" style:font-size-asian="10pt" style:font-size-complex="10pt"/>
    </style:style>
    <style:style style:name="T458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585" style:parent-style-name="DefaultParagraphFont" style:family="text">
      <style:text-properties style:font-name="Consolas" style:font-name-asian="Consolas" style:font-name-complex="Consolas" fo:color="#000000" fo:font-size="10pt" style:font-size-asian="10pt" style:font-size-complex="10pt"/>
    </style:style>
    <style:style style:name="T4586" style:parent-style-name="DefaultParagraphFont" style:family="text">
      <style:text-properties style:font-name="Consolas" style:font-name-asian="Consolas" style:font-name-complex="Consolas" fo:color="#000000" fo:font-size="10pt" style:font-size-asian="10pt" style:font-size-complex="10pt"/>
    </style:style>
    <style:style style:name="T4587" style:parent-style-name="DefaultParagraphFont" style:family="text">
      <style:text-properties style:font-name="Consolas" style:font-name-asian="Consolas" style:font-name-complex="Consolas" fo:color="#2A00FF" fo:font-size="10pt" style:font-size-asian="10pt" style:font-size-complex="10pt"/>
    </style:style>
    <style:style style:name="T4588" style:parent-style-name="DefaultParagraphFont" style:family="text">
      <style:text-properties style:font-name="Consolas" style:font-name-asian="Consolas" style:font-name-complex="Consolas" fo:color="#000000" fo:font-size="10pt" style:font-size-asian="10pt" style:font-size-complex="10pt"/>
    </style:style>
    <style:style style:name="P4589" style:parent-style-name="Standard" style:family="paragraph">
      <style:paragraph-properties style:text-autospace="none"/>
    </style:style>
    <style:style style:name="T4590" style:parent-style-name="DefaultParagraphFont" style:family="text">
      <style:text-properties style:font-name="Consolas" style:font-name-asian="Consolas" style:font-name-complex="Consolas" fo:color="#000000" fo:font-size="10pt" style:font-size-asian="10pt" style:font-size-complex="10pt"/>
    </style:style>
    <style:style style:name="P4591" style:parent-style-name="Standard" style:family="paragraph">
      <style:paragraph-properties style:text-autospace="none"/>
    </style:style>
    <style:style style:name="T4592" style:parent-style-name="DefaultParagraphFont" style:family="text">
      <style:text-properties style:font-name="Consolas" style:font-name-asian="Consolas" style:font-name-complex="Consolas" fo:color="#000000" fo:font-size="10pt" style:font-size-asian="10pt" style:font-size-complex="10pt"/>
    </style:style>
    <style:style style:name="T4593" style:parent-style-name="DefaultParagraphFont" style:family="text">
      <style:text-properties style:font-name="Consolas" style:font-name-asian="Consolas" style:font-name-complex="Consolas" fo:color="#3F7F5F" fo:font-size="10pt" style:font-size-asian="10pt" style:font-size-complex="10pt"/>
    </style:style>
    <style:style style:name="P4594" style:parent-style-name="Standard" style:family="paragraph">
      <style:paragraph-properties style:text-autospace="none"/>
    </style:style>
    <style:style style:name="T4595" style:parent-style-name="DefaultParagraphFont" style:family="text">
      <style:text-properties style:font-name="Consolas" style:font-name-asian="Consolas" style:font-name-complex="Consolas" fo:color="#000000" fo:font-size="10pt" style:font-size-asian="10pt" style:font-size-complex="10pt"/>
    </style:style>
    <style:style style:name="T4596"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597" style:parent-style-name="DefaultParagraphFont" style:family="text">
      <style:text-properties style:font-name="Consolas" style:font-name-asian="Consolas" style:font-name-complex="Consolas" fo:color="#000000" fo:font-size="10pt" style:font-size-asian="10pt" style:font-size-complex="10pt"/>
    </style:style>
    <style:style style:name="T459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599" style:parent-style-name="DefaultParagraphFont" style:family="text">
      <style:text-properties style:font-name="Consolas" style:font-name-asian="Consolas" style:font-name-complex="Consolas" fo:color="#000000" fo:font-size="10pt" style:font-size-asian="10pt" style:font-size-complex="10pt"/>
    </style:style>
    <style:style style:name="T4600" style:parent-style-name="DefaultParagraphFont" style:family="text">
      <style:text-properties style:font-name="Consolas" style:font-name-asian="Consolas" style:font-name-complex="Consolas" fo:color="#2A00FF" fo:font-size="10pt" style:font-size-asian="10pt" style:font-size-complex="10pt"/>
    </style:style>
    <style:style style:name="T4601" style:parent-style-name="DefaultParagraphFont" style:family="text">
      <style:text-properties style:font-name="Consolas" style:font-name-asian="Consolas" style:font-name-complex="Consolas" fo:color="#000000" fo:font-size="10pt" style:font-size-asian="10pt" style:font-size-complex="10pt"/>
    </style:style>
    <style:style style:name="P4602" style:parent-style-name="Standard" style:family="paragraph">
      <style:paragraph-properties style:text-autospace="none"/>
    </style:style>
    <style:style style:name="T4603" style:parent-style-name="DefaultParagraphFont" style:family="text">
      <style:text-properties style:font-name="Consolas" style:font-name-asian="Consolas" style:font-name-complex="Consolas" fo:color="#000000" fo:font-size="10pt" style:font-size-asian="10pt" style:font-size-complex="10pt"/>
    </style:style>
    <style:style style:name="P4604"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605" style:parent-style-name="Standard" style:family="paragraph">
      <style:paragraph-properties style:text-autospace="none"/>
    </style:style>
    <style:style style:name="T4606" style:parent-style-name="DefaultParagraphFont" style:family="text">
      <style:text-properties style:font-name="Arial" style:font-name-asian="Consolas" style:font-name-complex="Consolas" fo:color="#222222"/>
    </style:style>
    <style:style style:name="P4607"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60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60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610" style:parent-style-name="Standard" style:family="paragraph">
      <style:paragraph-properties style:text-autospace="none"/>
    </style:style>
    <style:style style:name="T4611" style:parent-style-name="DefaultParagraphFont" style:family="text">
      <style:text-properties style:font-name="Consolas" style:font-name-asian="Consolas" style:font-name-complex="Consolas" fo:color="#000000" fo:font-size="10pt" style:font-size-asian="10pt" style:font-size-complex="10pt"/>
    </style:style>
    <style:style style:name="P4612" style:parent-style-name="Standard" style:family="paragraph">
      <style:paragraph-properties style:text-autospace="none"/>
      <style:text-properties style:font-name="Consolas"/>
    </style:style>
    <style:style style:name="P4613" style:parent-style-name="Standard" style:family="paragraph">
      <style:paragraph-properties style:text-autospace="none"/>
      <style:text-properties style:font-name="Consolas"/>
    </style:style>
    <style:style style:name="P4614" style:parent-style-name="Standard" style:family="paragraph">
      <style:paragraph-properties style:text-autospace="none"/>
      <style:text-properties style:font-name="Arial" style:font-name-asian="Consolas" style:font-name-complex="Arial" fo:font-weight="bold" style:font-weight-asian="bold" fo:color="#222222"/>
    </style:style>
    <style:style style:name="P4615" style:parent-style-name="Standard" style:family="paragraph">
      <style:paragraph-properties style:text-autospace="none"/>
    </style:style>
    <style:style style:name="T4616" style:parent-style-name="DefaultParagraphFont" style:family="text">
      <style:text-properties style:font-name="Arial" fo:color="#222222"/>
    </style:style>
    <style:style style:name="T4617" style:parent-style-name="DefaultParagraphFont" style:family="text">
      <style:text-properties style:font-name="Arial" fo:color="#222222"/>
    </style:style>
    <style:style style:name="P4618" style:parent-style-name="Standard" style:family="paragraph">
      <style:paragraph-properties style:text-autospace="none"/>
      <style:text-properties style:font-name="Consolas"/>
    </style:style>
    <style:style style:name="P4619" style:parent-style-name="Standard" style:family="paragraph">
      <style:paragraph-properties fo:margin-top="0.052in" fo:margin-bottom="0.052in"/>
    </style:style>
    <style:style style:name="T462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621" style:parent-style-name="DefaultParagraphFont" style:family="text">
      <style:text-properties style:font-name="Consolas" style:font-name-asian="Consolas" style:font-name-complex="Consolas" fo:color="#000000" fo:font-size="10pt" style:font-size-asian="10pt" style:font-size-complex="10pt"/>
    </style:style>
    <style:style style:name="T462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623" style:parent-style-name="DefaultParagraphFont" style:family="text">
      <style:text-properties style:font-name="Consolas" style:font-name-asian="Consolas" style:font-name-complex="Consolas" fo:color="#000000" fo:font-size="10pt" style:font-size-asian="10pt" style:font-size-complex="10pt"/>
    </style:style>
    <style:style style:name="T462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625" style:parent-style-name="DefaultParagraphFont" style:family="text">
      <style:text-properties style:font-name="Consolas" style:font-name-asian="Consolas" style:font-name-complex="Consolas" fo:color="#000000" fo:font-size="10pt" style:font-size-asian="10pt" style:font-size-complex="10pt"/>
    </style:style>
    <style:style style:name="T4626" style:parent-style-name="DefaultParagraphFont" style:family="text">
      <style:text-properties style:font-name="Consolas" style:font-name-asian="Consolas" style:font-name-complex="Consolas" fo:color="#6A3E3E" fo:font-size="10pt" style:font-size-asian="10pt" style:font-size-complex="10pt"/>
    </style:style>
    <style:style style:name="T4627" style:parent-style-name="DefaultParagraphFont" style:family="text">
      <style:text-properties style:font-name="Consolas" style:font-name-asian="Consolas" style:font-name-complex="Consolas" fo:color="#000000" fo:font-size="10pt" style:font-size-asian="10pt" style:font-size-complex="10pt"/>
    </style:style>
    <style:style style:name="T4628" style:parent-style-name="DefaultParagraphFont" style:family="text">
      <style:text-properties style:font-name="Consolas" style:font-name-asian="Consolas" style:font-name-complex="Consolas" fo:color="#000000" fo:font-size="10pt" style:font-size-asian="10pt" style:font-size-complex="10pt"/>
    </style:style>
    <style:style style:name="T4629" style:parent-style-name="DefaultParagraphFont" style:family="text">
      <style:text-properties style:font-name="Consolas" style:font-name-asian="Consolas" style:font-name-complex="Consolas" fo:color="#000000" fo:font-size="10pt" style:font-size-asian="10pt" style:font-size-complex="10pt"/>
    </style:style>
    <style:style style:name="T4630" style:parent-style-name="DefaultParagraphFont" style:family="text">
      <style:text-properties style:font-name="Consolas" style:font-name-asian="Consolas" style:font-name-complex="Consolas" fo:color="#6A3E3E" fo:font-size="10pt" style:font-size-asian="10pt" style:font-size-complex="10pt"/>
    </style:style>
    <style:style style:name="T4631" style:parent-style-name="DefaultParagraphFont" style:family="text">
      <style:text-properties style:font-name="Consolas" style:font-name-asian="Consolas" style:font-name-complex="Consolas" fo:color="#000000" fo:font-size="10pt" style:font-size-asian="10pt" style:font-size-complex="10pt"/>
    </style:style>
    <style:style style:name="T463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633" style:parent-style-name="DefaultParagraphFont" style:family="text">
      <style:text-properties style:font-name="Consolas" style:font-name-asian="Consolas" style:font-name-complex="Consolas" fo:color="#000000" fo:font-size="10pt" style:font-size-asian="10pt" style:font-size-complex="10pt"/>
    </style:style>
    <style:style style:name="T4634" style:parent-style-name="DefaultParagraphFont" style:family="text">
      <style:text-properties style:font-name="Consolas" style:font-name-asian="Consolas" style:font-name-complex="Consolas" fo:color="#2A00FF" fo:font-size="10pt" style:font-size-asian="10pt" style:font-size-complex="10pt"/>
    </style:style>
    <style:style style:name="T4635" style:parent-style-name="DefaultParagraphFont" style:family="text">
      <style:text-properties style:font-name="Consolas" style:font-name-asian="Consolas" style:font-name-complex="Consolas" fo:color="#000000" fo:font-size="10pt" style:font-size-asian="10pt" style:font-size-complex="10pt"/>
    </style:style>
    <style:style style:name="T4636" style:parent-style-name="DefaultParagraphFont" style:family="text">
      <style:text-properties style:font-name="Consolas" style:font-name-asian="Consolas" style:font-name-complex="Consolas" fo:color="#000000" fo:font-size="10pt" style:font-size-asian="10pt" style:font-size-complex="10pt"/>
    </style:style>
    <style:style style:name="T4637" style:parent-style-name="DefaultParagraphFont" style:family="text">
      <style:text-properties style:font-name="Consolas" style:font-name-asian="Consolas" style:font-name-complex="Consolas" fo:color="#000000" fo:font-size="10pt" style:font-size-asian="10pt" style:font-size-complex="10pt"/>
    </style:style>
    <style:style style:name="T4638"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4639" style:parent-style-name="DefaultParagraphFont" style:family="text">
      <style:text-properties style:font-name="Consolas" style:font-name-asian="Consolas" style:font-name-complex="Consolas" fo:color="#000000" fo:font-size="10pt" style:font-size-asian="10pt" style:font-size-complex="10pt"/>
    </style:style>
    <style:style style:name="T4640" style:parent-style-name="DefaultParagraphFont" style:family="text">
      <style:text-properties style:font-name="Consolas" style:font-name-asian="Consolas" style:font-name-complex="Consolas" fo:color="#6A3E3E" fo:font-size="10pt" style:font-size-asian="10pt" style:font-size-complex="10pt"/>
    </style:style>
    <style:style style:name="T4641" style:parent-style-name="DefaultParagraphFont" style:family="text">
      <style:text-properties style:font-name="Consolas" style:font-name-asian="Consolas" style:font-name-complex="Consolas" fo:color="#000000" fo:font-size="10pt" style:font-size-asian="10pt" style:font-size-complex="10pt"/>
    </style:style>
    <style:style style:name="T4642" style:parent-style-name="DefaultParagraphFont" style:family="text">
      <style:text-properties style:font-name="Consolas" style:font-name-asian="Consolas" style:font-name-complex="Consolas" fo:color="#000000" fo:font-size="10pt" style:font-size-asian="10pt" style:font-size-complex="10pt"/>
    </style:style>
    <style:style style:name="T4643" style:parent-style-name="DefaultParagraphFont" style:family="text">
      <style:text-properties style:font-name="Consolas" style:font-name-asian="Consolas" style:font-name-complex="Consolas" fo:color="#000000" fo:font-size="10pt" style:font-size-asian="10pt" style:font-size-complex="10pt"/>
    </style:style>
    <style:style style:name="P4644"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645" style:parent-style-name="Standard" style:family="paragraph">
      <style:paragraph-properties style:text-autospace="none"/>
    </style:style>
    <style:style style:name="T464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647" style:parent-style-name="DefaultParagraphFont" style:family="text">
      <style:text-properties style:font-name="Consolas" style:font-name-asian="Consolas" style:font-name-complex="Consolas" fo:color="#000000" fo:font-size="10pt" style:font-size-asian="10pt" style:font-size-complex="10pt"/>
    </style:style>
    <style:style style:name="T464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649" style:parent-style-name="DefaultParagraphFont" style:family="text">
      <style:text-properties style:font-name="Consolas" style:font-name-asian="Consolas" style:font-name-complex="Consolas" fo:color="#000000" fo:font-size="10pt" style:font-size-asian="10pt" style:font-size-complex="10pt"/>
    </style:style>
    <style:style style:name="T465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651" style:parent-style-name="DefaultParagraphFont" style:family="text">
      <style:text-properties style:font-name="Consolas" style:font-name-asian="Consolas" style:font-name-complex="Consolas" fo:color="#000000" fo:font-size="10pt" style:font-size-asian="10pt" style:font-size-complex="10pt"/>
    </style:style>
    <style:style style:name="T4652" style:parent-style-name="DefaultParagraphFont" style:family="text">
      <style:text-properties style:font-name="Consolas" style:font-name-asian="Consolas" style:font-name-complex="Consolas" fo:color="#000000" fo:font-size="10pt" style:font-size-asian="10pt" style:font-size-complex="10pt"/>
    </style:style>
    <style:style style:name="T4653" style:parent-style-name="DefaultParagraphFont" style:family="text">
      <style:text-properties style:font-name="Consolas" style:font-name-asian="Consolas" style:font-name-complex="Consolas" fo:color="#6A3E3E" fo:font-size="10pt" style:font-size-asian="10pt" style:font-size-complex="10pt"/>
    </style:style>
    <style:style style:name="T4654" style:parent-style-name="DefaultParagraphFont" style:family="text">
      <style:text-properties style:font-name="Consolas" style:font-name-asian="Consolas" style:font-name-complex="Consolas" fo:color="#000000" fo:font-size="10pt" style:font-size-asian="10pt" style:font-size-complex="10pt"/>
    </style:style>
    <style:style style:name="P4655" style:parent-style-name="Standard" style:family="paragraph">
      <style:paragraph-properties style:text-autospace="none"/>
    </style:style>
    <style:style style:name="T4656" style:parent-style-name="DefaultParagraphFont" style:family="text">
      <style:text-properties style:font-name="Consolas" style:font-name-asian="Consolas" style:font-name-complex="Consolas" fo:color="#000000" fo:font-size="10pt" style:font-size-asian="10pt" style:font-size-complex="10pt"/>
    </style:style>
    <style:style style:name="T4657" style:parent-style-name="DefaultParagraphFont" style:family="text">
      <style:text-properties style:font-name="Consolas" style:font-name-asian="Consolas" style:font-name-complex="Consolas" fo:color="#3F7F5F" fo:font-size="10pt" style:font-size-asian="10pt" style:font-size-complex="10pt"/>
    </style:style>
    <style:style style:name="P4658" style:parent-style-name="Standard" style:family="paragraph">
      <style:paragraph-properties style:text-autospace="none"/>
    </style:style>
    <style:style style:name="T4659" style:parent-style-name="DefaultParagraphFont" style:family="text">
      <style:text-properties style:font-name="Consolas" style:font-name-asian="Consolas" style:font-name-complex="Consolas" fo:color="#000000" fo:font-size="10pt" style:font-size-asian="10pt" style:font-size-complex="10pt"/>
    </style:style>
    <style:style style:name="T4660"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4661" style:parent-style-name="DefaultParagraphFont" style:family="text">
      <style:text-properties style:font-name="Consolas" style:font-name-asian="Consolas" style:font-name-complex="Consolas" fo:color="#000000" fo:font-size="10pt" style:font-size-asian="10pt" style:font-size-complex="10pt"/>
    </style:style>
    <style:style style:name="T4662" style:parent-style-name="DefaultParagraphFont" style:family="text">
      <style:text-properties style:font-name="Consolas" style:font-name-asian="Consolas" style:font-name-complex="Consolas" fo:color="#6A3E3E" fo:font-size="10pt" style:font-size-asian="10pt" style:font-size-complex="10pt"/>
    </style:style>
    <style:style style:name="T4663" style:parent-style-name="DefaultParagraphFont" style:family="text">
      <style:text-properties style:font-name="Consolas" style:font-name-asian="Consolas" style:font-name-complex="Consolas" fo:color="#000000" fo:font-size="10pt" style:font-size-asian="10pt" style:font-size-complex="10pt"/>
    </style:style>
    <style:style style:name="P4664" style:parent-style-name="Standard" style:family="paragraph">
      <style:paragraph-properties style:text-autospace="none"/>
    </style:style>
    <style:style style:name="T4665" style:parent-style-name="DefaultParagraphFont" style:family="text">
      <style:text-properties style:font-name="Consolas" style:font-name-asian="Consolas" style:font-name-complex="Consolas" fo:color="#000000" fo:font-size="10pt" style:font-size-asian="10pt" style:font-size-complex="10pt"/>
    </style:style>
    <style:style style:name="T4666"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4667" style:parent-style-name="DefaultParagraphFont" style:family="text">
      <style:text-properties style:font-name="Consolas" style:font-name-asian="Consolas" style:font-name-complex="Consolas" fo:color="#000000" fo:font-size="10pt" style:font-size-asian="10pt" style:font-size-complex="10pt"/>
    </style:style>
    <style:style style:name="T466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669" style:parent-style-name="DefaultParagraphFont" style:family="text">
      <style:text-properties style:font-name="Consolas" style:font-name-asian="Consolas" style:font-name-complex="Consolas" fo:color="#000000" fo:font-size="10pt" style:font-size-asian="10pt" style:font-size-complex="10pt"/>
    </style:style>
    <style:style style:name="T4670" style:parent-style-name="DefaultParagraphFont" style:family="text">
      <style:text-properties style:font-name="Consolas" style:font-name-asian="Consolas" style:font-name-complex="Consolas" fo:color="#2A00FF" fo:font-size="10pt" style:font-size-asian="10pt" style:font-size-complex="10pt"/>
    </style:style>
    <style:style style:name="T4671" style:parent-style-name="DefaultParagraphFont" style:family="text">
      <style:text-properties style:font-name="Consolas" style:font-name-asian="Consolas" style:font-name-complex="Consolas" fo:color="#000000" fo:font-size="10pt" style:font-size-asian="10pt" style:font-size-complex="10pt"/>
    </style:style>
    <style:style style:name="P467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673"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674" style:parent-style-name="Standard" style:family="paragraph">
      <style:paragraph-properties style:text-autospace="none"/>
    </style:style>
    <style:style style:name="T467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676" style:parent-style-name="DefaultParagraphFont" style:family="text">
      <style:text-properties style:font-name="Consolas" style:font-name-asian="Consolas" style:font-name-complex="Consolas" fo:color="#000000" fo:font-size="10pt" style:font-size-asian="10pt" style:font-size-complex="10pt"/>
    </style:style>
    <style:style style:name="T467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678" style:parent-style-name="DefaultParagraphFont" style:family="text">
      <style:text-properties style:font-name="Consolas" style:font-name-asian="Consolas" style:font-name-complex="Consolas" fo:color="#000000" fo:font-size="10pt" style:font-size-asian="10pt" style:font-size-complex="10pt"/>
    </style:style>
    <style:style style:name="T467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680" style:parent-style-name="DefaultParagraphFont" style:family="text">
      <style:text-properties style:font-name="Consolas" style:font-name-asian="Consolas" style:font-name-complex="Consolas" fo:color="#000000" fo:font-size="10pt" style:font-size-asian="10pt" style:font-size-complex="10pt"/>
    </style:style>
    <style:style style:name="T4681" style:parent-style-name="DefaultParagraphFont" style:family="text">
      <style:text-properties style:font-name="Consolas" style:font-name-asian="Consolas" style:font-name-complex="Consolas" fo:color="#6A3E3E" fo:font-size="10pt" style:font-size-asian="10pt" style:font-size-complex="10pt"/>
    </style:style>
    <style:style style:name="T4682" style:parent-style-name="DefaultParagraphFont" style:family="text">
      <style:text-properties style:font-name="Consolas" style:font-name-asian="Consolas" style:font-name-complex="Consolas" fo:color="#000000" fo:font-size="10pt" style:font-size-asian="10pt" style:font-size-complex="10pt"/>
    </style:style>
    <style:style style:name="P4683" style:parent-style-name="Standard" style:family="paragraph">
      <style:paragraph-properties style:text-autospace="none"/>
    </style:style>
    <style:style style:name="T4684" style:parent-style-name="DefaultParagraphFont" style:family="text">
      <style:text-properties style:font-name="Consolas" style:font-name-asian="Consolas" style:font-name-complex="Consolas" fo:color="#000000" fo:font-size="10pt" style:font-size-asian="10pt" style:font-size-complex="10pt"/>
    </style:style>
    <style:style style:name="T468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686" style:parent-style-name="DefaultParagraphFont" style:family="text">
      <style:text-properties style:font-name="Consolas" style:font-name-asian="Consolas" style:font-name-complex="Consolas" fo:color="#000000" fo:font-size="10pt" style:font-size-asian="10pt" style:font-size-complex="10pt"/>
    </style:style>
    <style:style style:name="T4687" style:parent-style-name="DefaultParagraphFont" style:family="text">
      <style:text-properties style:font-name="Consolas" style:font-name-asian="Consolas" style:font-name-complex="Consolas" fo:color="#6A3E3E" fo:font-size="10pt" style:font-size-asian="10pt" style:font-size-complex="10pt"/>
    </style:style>
    <style:style style:name="T4688" style:parent-style-name="DefaultParagraphFont" style:family="text">
      <style:text-properties style:font-name="Consolas" style:font-name-asian="Consolas" style:font-name-complex="Consolas" fo:color="#000000" fo:font-size="10pt" style:font-size-asian="10pt" style:font-size-complex="10pt"/>
    </style:style>
    <style:style style:name="T4689" style:parent-style-name="DefaultParagraphFont" style:family="text">
      <style:text-properties style:font-name="Consolas" style:font-name-asian="Consolas" style:font-name-complex="Consolas" fo:color="#6A3E3E" fo:font-size="10pt" style:font-size-asian="10pt" style:font-size-complex="10pt"/>
    </style:style>
    <style:style style:name="T4690" style:parent-style-name="DefaultParagraphFont" style:family="text">
      <style:text-properties style:font-name="Consolas" style:font-name-asian="Consolas" style:font-name-complex="Consolas" fo:color="#000000" fo:font-size="10pt" style:font-size-asian="10pt" style:font-size-complex="10pt"/>
    </style:style>
    <style:style style:name="P4691" style:parent-style-name="Standard" style:family="paragraph">
      <style:paragraph-properties style:text-autospace="none"/>
    </style:style>
    <style:style style:name="T4692" style:parent-style-name="DefaultParagraphFont" style:family="text">
      <style:text-properties style:font-name="Consolas" style:font-name-asian="Consolas" style:font-name-complex="Consolas" fo:color="#000000" fo:font-size="10pt" style:font-size-asian="10pt" style:font-size-complex="10pt"/>
    </style:style>
    <style:style style:name="T4693" style:parent-style-name="DefaultParagraphFont" style:family="text">
      <style:text-properties style:font-name="Consolas" style:font-name-asian="Consolas" style:font-name-complex="Consolas" fo:color="#000000" fo:font-size="10pt" style:font-size-asian="10pt" style:font-size-complex="10pt"/>
    </style:style>
    <style:style style:name="T4694"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695" style:parent-style-name="DefaultParagraphFont" style:family="text">
      <style:text-properties style:font-name="Consolas" style:font-name-asian="Consolas" style:font-name-complex="Consolas" fo:color="#000000" fo:font-size="10pt" style:font-size-asian="10pt" style:font-size-complex="10pt"/>
    </style:style>
    <style:style style:name="T4696" style:parent-style-name="DefaultParagraphFont" style:family="text">
      <style:text-properties style:font-name="Consolas" style:font-name-asian="Consolas" style:font-name-complex="Consolas" fo:color="#6A3E3E" fo:font-size="10pt" style:font-size-asian="10pt" style:font-size-complex="10pt"/>
    </style:style>
    <style:style style:name="T4697" style:parent-style-name="DefaultParagraphFont" style:family="text">
      <style:text-properties style:font-name="Consolas" style:font-name-asian="Consolas" style:font-name-complex="Consolas" fo:color="#000000" fo:font-size="10pt" style:font-size-asian="10pt" style:font-size-complex="10pt"/>
    </style:style>
    <style:style style:name="P469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699" style:parent-style-name="Standard" style:family="paragraph">
      <style:paragraph-properties style:text-autospace="none"/>
    </style:style>
    <style:style style:name="T4700" style:parent-style-name="DefaultParagraphFont" style:family="text">
      <style:text-properties style:font-name="Consolas" style:font-name-asian="Consolas" style:font-name-complex="Consolas" fo:color="#000000" fo:font-size="10pt" style:font-size-asian="10pt" style:font-size-complex="10pt"/>
    </style:style>
    <style:style style:name="P4701" style:parent-style-name="Standard" style:family="paragraph">
      <style:paragraph-properties style:text-autospace="none"/>
    </style:style>
    <style:style style:name="T4702" style:parent-style-name="DefaultParagraphFont" style:family="text">
      <style:text-properties style:font-name="Arial" fo:color="#222222"/>
    </style:style>
    <style:style style:name="T4703" style:parent-style-name="DefaultParagraphFont" style:family="text">
      <style:text-properties style:font-name="Arial" fo:color="#222222"/>
    </style:style>
    <style:style style:name="P4704" style:parent-style-name="Standard" style:family="paragraph">
      <style:paragraph-properties style:text-autospace="none"/>
      <style:text-properties style:font-name="Consolas"/>
    </style:style>
    <style:style style:name="P470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0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0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0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0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1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1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1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1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1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1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1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1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1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1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2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2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2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2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2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2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2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27" style:parent-style-name="Standard" style:family="paragraph">
      <style:paragraph-properties style:text-autospace="none"/>
    </style:style>
    <style:style style:name="T4728" style:parent-style-name="DefaultParagraphFont" style:family="text">
      <style:text-properties style:font-name="Consolas" style:font-name-asian="Consolas" style:font-name-complex="Consolas" fo:color="#000000" fo:font-size="10pt" style:font-size-asian="10pt" style:font-size-complex="10pt"/>
    </style:style>
    <style:style style:name="P4729"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730" style:parent-style-name="Standard" style:family="paragraph">
      <style:paragraph-properties style:text-autospace="none"/>
    </style:style>
    <style:style style:name="T4731" style:parent-style-name="DefaultParagraphFont" style:family="text">
      <style:text-properties style:font-name="Arial" style:font-name-asian="Consolas" style:font-name-complex="Consolas" fo:color="#222222"/>
    </style:style>
    <style:style style:name="T4732" style:parent-style-name="DefaultParagraphFont" style:family="text">
      <style:text-properties style:font-name="Helvetica Neue" style:font-name-asian="Consolas" style:font-name-complex="Consolas" fo:color="#222222"/>
    </style:style>
    <style:style style:name="T4733" style:parent-style-name="DefaultParagraphFont" style:family="text">
      <style:text-properties style:font-name="Consolas" style:font-name-asian="Consolas" style:font-name-complex="Consolas" fo:color="#000000"/>
    </style:style>
    <style:style style:name="T4734" style:parent-style-name="DefaultParagraphFont" style:family="text">
      <style:text-properties style:font-name="Consolas" style:font-name-asian="Consolas" style:font-name-complex="Consolas" fo:color="#000000"/>
    </style:style>
    <style:style style:name="T4735" style:parent-style-name="DefaultParagraphFont" style:family="text">
      <style:text-properties style:font-name="Consolas" style:font-name-asian="Consolas" style:font-name-complex="Consolas" fo:color="#6A3E3E"/>
    </style:style>
    <style:style style:name="T4736" style:parent-style-name="DefaultParagraphFont" style:family="text">
      <style:text-properties style:font-name="Consolas" style:font-name-asian="Consolas" style:font-name-complex="Consolas" fo:color="#000000"/>
    </style:style>
    <style:style style:name="P4737" style:parent-style-name="Standard" style:family="paragraph">
      <style:paragraph-properties style:text-autospace="none" fo:margin-top="0.052in" fo:margin-bottom="0.052in"/>
    </style:style>
    <style:style style:name="T4738" style:parent-style-name="DefaultParagraphFont" style:family="text">
      <style:text-properties style:font-name="Arial" fo:color="#222222"/>
    </style:style>
    <style:style style:name="T4739" style:parent-style-name="DefaultParagraphFont" style:family="text">
      <style:text-properties style:font-name="Helvetica Neue" fo:color="#222222"/>
    </style:style>
    <style:style style:name="T4740" style:parent-style-name="DefaultParagraphFont" style:family="text">
      <style:text-properties style:font-name="Consolas" style:font-name-asian="Consolas" style:font-name-complex="Consolas" fo:color="#000000"/>
    </style:style>
    <style:style style:name="T4741" style:parent-style-name="DefaultParagraphFont" style:family="text">
      <style:text-properties style:font-name="Consolas" style:font-name-asian="Consolas" style:font-name-complex="Consolas" fo:color="#6A3E3E"/>
    </style:style>
    <style:style style:name="T4742" style:parent-style-name="DefaultParagraphFont" style:family="text">
      <style:text-properties style:font-name="Consolas" style:font-name-asian="Consolas" style:font-name-complex="Consolas" fo:color="#000000"/>
    </style:style>
    <style:style style:name="P4743" style:parent-style-name="Standard" style:family="paragraph">
      <style:paragraph-properties style:text-autospace="none" fo:margin-top="0.052in" fo:margin-bottom="0.052in"/>
    </style:style>
    <style:style style:name="P4744" style:parent-style-name="Heading2" style:family="paragraph">
      <style:text-properties fo:font-style="normal" style:font-style-asian="normal" fo:font-size="18pt" style:font-size-asian="18pt" style:font-size-complex="18pt"/>
    </style:style>
    <style:style style:name="P4745" style:parent-style-name="Standard" style:family="paragraph">
      <style:paragraph-properties fo:margin-top="0.052in" fo:margin-bottom="0.052in"/>
    </style:style>
    <style:style style:name="T4746" style:parent-style-name="DefaultParagraphFont" style:family="text">
      <style:text-properties style:font-name="Arial" fo:color="#222222"/>
    </style:style>
    <style:style style:name="T4747" style:parent-style-name="DefaultParagraphFont" style:family="text">
      <style:text-properties style:font-name="Arial" fo:color="#222222"/>
    </style:style>
    <style:style style:name="T4748" style:parent-style-name="DefaultParagraphFont" style:family="text">
      <style:text-properties style:font-name="Arial" fo:color="#222222"/>
    </style:style>
    <style:style style:name="P4749" style:parent-style-name="Standard" style:family="paragraph">
      <style:paragraph-properties style:text-autospace="none"/>
    </style:style>
    <style:style style:name="T4750" style:parent-style-name="DefaultParagraphFont" style:family="text">
      <style:text-properties style:font-name="Consolas" style:font-name-asian="Consolas" style:font-name-complex="Consolas" fo:color="#000000" fo:font-size="10pt" style:font-size-asian="10pt" style:font-size-complex="10pt"/>
    </style:style>
    <style:style style:name="T4751" style:parent-style-name="DefaultParagraphFont" style:family="text">
      <style:text-properties style:font-name="Consolas" style:font-name-asian="Consolas" style:font-name-complex="Consolas" fo:color="#6A3E3E" fo:font-size="10pt" style:font-size-asian="10pt" style:font-size-complex="10pt"/>
    </style:style>
    <style:style style:name="T4752" style:parent-style-name="DefaultParagraphFont" style:family="text">
      <style:text-properties style:font-name="Consolas" style:font-name-asian="Consolas" style:font-name-complex="Consolas" fo:color="#000000" fo:font-size="10pt" style:font-size-asian="10pt" style:font-size-complex="10pt"/>
    </style:style>
    <style:style style:name="T475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754" style:parent-style-name="DefaultParagraphFont" style:family="text">
      <style:text-properties style:font-name="Consolas" style:font-name-asian="Consolas" style:font-name-complex="Consolas" fo:color="#000000" fo:font-size="10pt" style:font-size-asian="10pt" style:font-size-complex="10pt"/>
    </style:style>
    <style:style style:name="T4755" style:parent-style-name="DefaultParagraphFont" style:family="text">
      <style:text-properties style:font-name="Consolas" style:font-name-asian="Consolas" style:font-name-complex="Consolas" fo:color="#2A00FF" fo:font-size="10pt" style:font-size-asian="10pt" style:font-size-complex="10pt"/>
    </style:style>
    <style:style style:name="T4756" style:parent-style-name="DefaultParagraphFont" style:family="text">
      <style:text-properties style:font-name="Consolas" style:font-name-asian="Consolas" style:font-name-complex="Consolas" fo:color="#000000" fo:font-size="10pt" style:font-size-asian="10pt" style:font-size-complex="10pt"/>
    </style:style>
    <style:style style:name="P4757" style:parent-style-name="Standard" style:family="paragraph">
      <style:paragraph-properties style:text-autospace="none"/>
    </style:style>
    <style:style style:name="T4758" style:parent-style-name="DefaultParagraphFont" style:family="text">
      <style:text-properties style:font-name="Consolas" style:font-name-asian="Consolas" style:font-name-complex="Consolas" fo:color="#000000" fo:font-size="10pt" style:font-size-asian="10pt" style:font-size-complex="10pt"/>
    </style:style>
    <style:style style:name="T475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760" style:parent-style-name="DefaultParagraphFont" style:family="text">
      <style:text-properties style:font-name="Consolas" style:font-name-asian="Consolas" style:font-name-complex="Consolas" fo:color="#000000" fo:font-size="10pt" style:font-size-asian="10pt" style:font-size-complex="10pt"/>
    </style:style>
    <style:style style:name="P4761" style:parent-style-name="Standard" style:family="paragraph">
      <style:paragraph-properties style:text-autospace="none"/>
    </style:style>
    <style:style style:name="T4762" style:parent-style-name="DefaultParagraphFont" style:family="text">
      <style:text-properties style:font-name="Consolas" style:font-name-asian="Consolas" style:font-name-complex="Consolas" fo:color="#000000" fo:font-size="10pt" style:font-size-asian="10pt" style:font-size-complex="10pt"/>
    </style:style>
    <style:style style:name="T4763" style:parent-style-name="DefaultParagraphFont" style:family="text">
      <style:text-properties style:font-name="Consolas" style:font-name-asian="Consolas" style:font-name-complex="Consolas" fo:color="#6A3E3E" fo:font-size="10pt" style:font-size-asian="10pt" style:font-size-complex="10pt"/>
    </style:style>
    <style:style style:name="T4764" style:parent-style-name="DefaultParagraphFont" style:family="text">
      <style:text-properties style:font-name="Consolas" style:font-name-asian="Consolas" style:font-name-complex="Consolas" fo:color="#000000" fo:font-size="10pt" style:font-size-asian="10pt" style:font-size-complex="10pt"/>
    </style:style>
    <style:style style:name="T4765" style:parent-style-name="DefaultParagraphFont" style:family="text">
      <style:text-properties style:font-name="Consolas" style:font-name-asian="Consolas" style:font-name-complex="Consolas" fo:color="#6A3E3E" fo:font-size="10pt" style:font-size-asian="10pt" style:font-size-complex="10pt"/>
    </style:style>
    <style:style style:name="T4766" style:parent-style-name="DefaultParagraphFont" style:family="text">
      <style:text-properties style:font-name="Consolas" style:font-name-asian="Consolas" style:font-name-complex="Consolas" fo:color="#000000" fo:font-size="10pt" style:font-size-asian="10pt" style:font-size-complex="10pt"/>
    </style:style>
    <style:style style:name="P4767" style:parent-style-name="Standard" style:family="paragraph">
      <style:paragraph-properties style:text-autospace="none"/>
    </style:style>
    <style:style style:name="T476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769" style:parent-style-name="DefaultParagraphFont" style:family="text">
      <style:text-properties style:font-name="Consolas" style:font-name-asian="Consolas" style:font-name-complex="Consolas" fo:color="#000000" fo:font-size="10pt" style:font-size-asian="10pt" style:font-size-complex="10pt"/>
    </style:style>
    <style:style style:name="T4770" style:parent-style-name="DefaultParagraphFont" style:family="text">
      <style:text-properties style:font-name="Consolas" style:font-name-asian="Consolas" style:font-name-complex="Consolas" fo:color="#6A3E3E" fo:font-size="10pt" style:font-size-asian="10pt" style:font-size-complex="10pt"/>
    </style:style>
    <style:style style:name="T4771" style:parent-style-name="DefaultParagraphFont" style:family="text">
      <style:text-properties style:font-name="Consolas" style:font-name-asian="Consolas" style:font-name-complex="Consolas" fo:color="#000000" fo:font-size="10pt" style:font-size-asian="10pt" style:font-size-complex="10pt"/>
    </style:style>
    <style:style style:name="T4772" style:parent-style-name="DefaultParagraphFont" style:family="text">
      <style:text-properties style:font-name="Consolas" style:font-name-asian="Consolas" style:font-name-complex="Consolas" fo:color="#6A3E3E" fo:font-size="10pt" style:font-size-asian="10pt" style:font-size-complex="10pt"/>
    </style:style>
    <style:style style:name="T4773" style:parent-style-name="DefaultParagraphFont" style:family="text">
      <style:text-properties style:font-name="Consolas" style:font-name-asian="Consolas" style:font-name-complex="Consolas" fo:color="#000000" fo:font-size="10pt" style:font-size-asian="10pt" style:font-size-complex="10pt"/>
    </style:style>
    <style:style style:name="P4774" style:parent-style-name="Standard" style:family="paragraph">
      <style:paragraph-properties style:text-autospace="none"/>
    </style:style>
    <style:style style:name="T4775" style:parent-style-name="DefaultParagraphFont" style:family="text">
      <style:text-properties style:font-name="Consolas" style:font-name-asian="Consolas" style:font-name-complex="Consolas" fo:color="#000000" fo:font-size="10pt" style:font-size-asian="10pt" style:font-size-complex="10pt"/>
    </style:style>
    <style:style style:name="T4776"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777" style:parent-style-name="DefaultParagraphFont" style:family="text">
      <style:text-properties style:font-name="Consolas" style:font-name-asian="Consolas" style:font-name-complex="Consolas" fo:color="#000000" fo:font-size="10pt" style:font-size-asian="10pt" style:font-size-complex="10pt"/>
    </style:style>
    <style:style style:name="T4778" style:parent-style-name="DefaultParagraphFont" style:family="text">
      <style:text-properties style:font-name="Consolas" style:font-name-asian="Consolas" style:font-name-complex="Consolas" fo:color="#6A3E3E" fo:font-size="10pt" style:font-size-asian="10pt" style:font-size-complex="10pt"/>
    </style:style>
    <style:style style:name="T4779" style:parent-style-name="DefaultParagraphFont" style:family="text">
      <style:text-properties style:font-name="Consolas" style:font-name-asian="Consolas" style:font-name-complex="Consolas" fo:color="#000000" fo:font-size="10pt" style:font-size-asian="10pt" style:font-size-complex="10pt"/>
    </style:style>
    <style:style style:name="P478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81" style:parent-style-name="Standard" style:family="paragraph">
      <style:paragraph-properties style:text-autospace="none"/>
    </style:style>
    <style:style style:name="P4782" style:parent-style-name="Standard" style:family="paragraph">
      <style:paragraph-properties fo:margin-top="0.052in" fo:margin-bottom="0.052in"/>
    </style:style>
    <style:style style:name="T4783" style:parent-style-name="DefaultParagraphFont" style:family="text">
      <style:text-properties style:font-name="Arial" style:font-name-complex="Arial" fo:color="#222222"/>
    </style:style>
    <style:style style:name="P4784" style:parent-style-name="Standard" style:family="paragraph">
      <style:paragraph-properties fo:margin-top="0.052in" fo:margin-bottom="0.052in"/>
    </style:style>
    <style:style style:name="T4785" style:parent-style-name="DefaultParagraphFont" style:family="text">
      <style:text-properties style:font-name="Consolas" style:font-name-asian="Consolas" style:font-name-complex="Consolas" fo:color="#000000" fo:font-size="10pt" style:font-size-asian="10pt" style:font-size-complex="10pt"/>
    </style:style>
    <style:style style:name="T4786" style:parent-style-name="DefaultParagraphFont" style:family="text">
      <style:text-properties style:font-name="Consolas" style:font-name-asian="Consolas" style:font-name-complex="Consolas" fo:color="#000000" fo:font-size="10pt" style:font-size-asian="10pt" style:font-size-complex="10pt"/>
    </style:style>
    <style:style style:name="T4787" style:parent-style-name="DefaultParagraphFont" style:family="text">
      <style:text-properties style:font-name="Consolas" style:font-name-asian="Consolas" style:font-name-complex="Consolas" fo:color="#000000" fo:font-size="10pt" style:font-size-asian="10pt" style:font-size-complex="10pt"/>
    </style:style>
    <style:style style:name="T4788" style:parent-style-name="DefaultParagraphFont" style:family="text">
      <style:text-properties style:font-name="Consolas" style:font-name-asian="Consolas" style:font-name-complex="Consolas" fo:color="#000000" fo:font-size="10pt" style:font-size-asian="10pt" style:font-size-complex="10pt"/>
    </style:style>
    <style:style style:name="T4789" style:parent-style-name="DefaultParagraphFont" style:family="text">
      <style:text-properties style:font-name="Consolas" style:font-name-asian="Consolas" style:font-name-complex="Consolas" fo:color="#000000" fo:font-size="10pt" style:font-size-asian="10pt" style:font-size-complex="10pt"/>
    </style:style>
    <style:style style:name="T4790" style:parent-style-name="DefaultParagraphFont" style:family="text">
      <style:text-properties style:font-name="Consolas" style:font-name-asian="Consolas" style:font-name-complex="Consolas" fo:color="#000000" fo:font-size="10pt" style:font-size-asian="10pt" style:font-size-complex="10pt"/>
    </style:style>
    <style:style style:name="T4791" style:parent-style-name="DefaultParagraphFont" style:family="text">
      <style:text-properties style:font-name="Consolas" style:font-name-asian="Consolas" style:font-name-complex="Consolas" fo:color="#000000" fo:font-size="10pt" style:font-size-asian="10pt" style:font-size-complex="10pt"/>
    </style:style>
    <style:style style:name="T4792" style:parent-style-name="DefaultParagraphFont" style:family="text">
      <style:text-properties style:font-name="Consolas" style:font-name-asian="Consolas" style:font-name-complex="Consolas" fo:color="#000000" fo:font-size="10pt" style:font-size-asian="10pt" style:font-size-complex="10pt"/>
    </style:style>
    <style:style style:name="T4793" style:parent-style-name="DefaultParagraphFont" style:family="text">
      <style:text-properties style:font-name="Consolas" style:font-name-asian="Consolas" style:font-name-complex="Consolas" fo:color="#000000" fo:font-size="10pt" style:font-size-asian="10pt" style:font-size-complex="10pt"/>
    </style:style>
    <style:style style:name="T4794" style:parent-style-name="DefaultParagraphFont" style:family="text">
      <style:text-properties style:font-name="Consolas" style:font-name-asian="Consolas" style:font-name-complex="Consolas" fo:color="#000000" fo:font-size="10pt" style:font-size-asian="10pt" style:font-size-complex="10pt"/>
    </style:style>
    <style:style style:name="T4795" style:parent-style-name="DefaultParagraphFont" style:family="text">
      <style:text-properties style:font-name="Consolas" style:font-name-asian="Consolas" style:font-name-complex="Consolas" fo:color="#000000" fo:font-size="10pt" style:font-size-asian="10pt" style:font-size-complex="10pt"/>
    </style:style>
    <style:style style:name="T4796" style:parent-style-name="DefaultParagraphFont" style:family="text">
      <style:text-properties style:font-name="Consolas" style:font-name-asian="Consolas" style:font-name-complex="Consolas" fo:color="#000000" fo:font-size="10pt" style:font-size-asian="10pt" style:font-size-complex="10pt"/>
    </style:style>
    <style:style style:name="T4797" style:parent-style-name="DefaultParagraphFont" style:family="text">
      <style:text-properties style:font-name="Consolas" style:font-name-asian="Consolas" style:font-name-complex="Consolas" fo:color="#000000" fo:font-size="10pt" style:font-size-asian="10pt" style:font-size-complex="10pt"/>
    </style:style>
    <style:style style:name="T4798" style:parent-style-name="DefaultParagraphFont" style:family="text">
      <style:text-properties style:font-name="Consolas" style:font-name-asian="Consolas" style:font-name-complex="Consolas" fo:color="#000000" fo:font-size="10pt" style:font-size-asian="10pt" style:font-size-complex="10pt"/>
    </style:style>
    <style:style style:name="T4799" style:parent-style-name="DefaultParagraphFont" style:family="text">
      <style:text-properties style:font-name="Consolas" style:font-name-asian="Consolas" style:font-name-complex="Consolas" fo:color="#000000" fo:font-size="10pt" style:font-size-asian="10pt" style:font-size-complex="10pt"/>
    </style:style>
    <style:style style:name="P4800" style:parent-style-name="Standard" style:family="paragraph">
      <style:paragraph-properties style:text-autospace="none"/>
    </style:style>
    <style:style style:name="P4801" style:parent-style-name="Standard" style:family="paragraph">
      <style:paragraph-properties fo:margin-top="0.052in" fo:margin-bottom="0.052in"/>
    </style:style>
    <style:style style:name="T4802" style:parent-style-name="DefaultParagraphFont" style:family="text">
      <style:text-properties style:font-name="Arial" style:font-name-complex="Arial" fo:color="#222222"/>
    </style:style>
    <style:style style:name="T4803" style:parent-style-name="DefaultParagraphFont" style:family="text">
      <style:text-properties style:font-name="Helvetica Neue" fo:color="#222222" fo:font-size="9pt" style:font-size-asian="9pt"/>
    </style:style>
    <style:style style:name="T4804" style:parent-style-name="DefaultParagraphFont" style:family="text">
      <style:text-properties style:font-name="Consolas" style:font-name-asian="Consolas" style:font-name-complex="Consolas" fo:color="#000000"/>
    </style:style>
    <style:style style:name="T4805" style:parent-style-name="DefaultParagraphFont" style:family="text">
      <style:text-properties style:font-name="Consolas" style:font-name-asian="Consolas" style:font-name-complex="Consolas" fo:color="#6A3E3E"/>
    </style:style>
    <style:style style:name="T4806" style:parent-style-name="DefaultParagraphFont" style:family="text">
      <style:text-properties style:font-name="Consolas" style:font-name-asian="Consolas" style:font-name-complex="Consolas" fo:color="#000000"/>
    </style:style>
    <style:style style:name="T4807" style:parent-style-name="DefaultParagraphFont" style:family="text">
      <style:text-properties style:font-name="Consolas" style:font-name-asian="Consolas" style:font-name-complex="Consolas" fo:color="#000000" fo:font-size="10pt" style:font-size-asian="10pt" style:font-size-complex="10pt"/>
    </style:style>
    <style:style style:name="T4808" style:parent-style-name="DefaultParagraphFont" style:family="text">
      <style:text-properties style:font-name="Arial" style:font-name-complex="Arial" fo:color="#222222"/>
    </style:style>
    <style:style style:name="T4809" style:parent-style-name="DefaultParagraphFont" style:family="text">
      <style:text-properties style:font-name="Helvetica Neue" fo:color="#222222"/>
    </style:style>
    <style:style style:name="T4810" style:parent-style-name="DefaultParagraphFont" style:family="text">
      <style:text-properties style:font-name="Consolas" style:font-name-asian="Consolas" style:font-name-complex="Consolas" fo:color="#000000"/>
    </style:style>
    <style:style style:name="T4811" style:parent-style-name="DefaultParagraphFont" style:family="text">
      <style:text-properties style:font-name="Helvetica Neue" fo:color="#222222"/>
    </style:style>
    <style:style style:name="P4812" style:parent-style-name="Standard" style:family="paragraph">
      <style:paragraph-properties fo:margin-top="0.052in" fo:margin-bottom="0.052in"/>
      <style:text-properties style:font-name="Arial" style:font-name-complex="Arial" fo:color="#222222"/>
    </style:style>
    <style:style style:name="P4813" style:parent-style-name="Standard" style:family="paragraph">
      <style:paragraph-properties fo:margin-top="0.052in" fo:margin-bottom="0.052in"/>
    </style:style>
    <style:style style:name="T4814" style:parent-style-name="DefaultParagraphFont" style:family="text">
      <style:text-properties style:font-name="Arial" style:font-name-complex="Arial" fo:color="#222222"/>
    </style:style>
    <style:style style:name="P4815" style:parent-style-name="Standard" style:family="paragraph">
      <style:paragraph-properties fo:margin-top="0.052in" fo:margin-bottom="0.052in"/>
    </style:style>
    <style:style style:name="T481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17" style:parent-style-name="DefaultParagraphFont" style:family="text">
      <style:text-properties style:font-name="Consolas" style:font-name-asian="Consolas" style:font-name-complex="Consolas" fo:color="#000000" fo:font-size="10pt" style:font-size-asian="10pt" style:font-size-complex="10pt"/>
    </style:style>
    <style:style style:name="T481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19" style:parent-style-name="DefaultParagraphFont" style:family="text">
      <style:text-properties style:font-name="Consolas" style:font-name-asian="Consolas" style:font-name-complex="Consolas" fo:color="#000000" fo:font-size="10pt" style:font-size-asian="10pt" style:font-size-complex="10pt"/>
    </style:style>
    <style:style style:name="T482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21" style:parent-style-name="DefaultParagraphFont" style:family="text">
      <style:text-properties style:font-name="Consolas" style:font-name-asian="Consolas" style:font-name-complex="Consolas" fo:color="#000000" fo:font-size="10pt" style:font-size-asian="10pt" style:font-size-complex="10pt"/>
    </style:style>
    <style:style style:name="T4822" style:parent-style-name="DefaultParagraphFont" style:family="text">
      <style:text-properties style:font-name="Consolas" style:font-name-asian="Consolas" style:font-name-complex="Consolas" fo:color="#6A3E3E" fo:font-size="10pt" style:font-size-asian="10pt" style:font-size-complex="10pt"/>
    </style:style>
    <style:style style:name="T4823" style:parent-style-name="DefaultParagraphFont" style:family="text">
      <style:text-properties style:font-name="Consolas" style:font-name-asian="Consolas" style:font-name-complex="Consolas" fo:color="#000000" fo:font-size="10pt" style:font-size-asian="10pt" style:font-size-complex="10pt"/>
    </style:style>
    <style:style style:name="P4824" style:parent-style-name="Standard" style:family="paragraph">
      <style:paragraph-properties fo:margin-top="0.052in" fo:margin-bottom="0.052in"/>
    </style:style>
    <style:style style:name="T4825" style:parent-style-name="DefaultParagraphFont" style:family="text">
      <style:text-properties style:font-name="Consolas" style:font-name-asian="Consolas" style:font-name-complex="Consolas" fo:color="#000000" fo:font-size="10pt" style:font-size-asian="10pt" style:font-size-complex="10pt"/>
    </style:style>
    <style:style style:name="T4826" style:parent-style-name="DefaultParagraphFont" style:family="text">
      <style:text-properties style:font-name="Consolas" style:font-name-asian="Consolas" style:font-name-complex="Consolas" fo:color="#6A3E3E" fo:font-size="10pt" style:font-size-asian="10pt" style:font-size-complex="10pt"/>
    </style:style>
    <style:style style:name="T4827" style:parent-style-name="DefaultParagraphFont" style:family="text">
      <style:text-properties style:font-name="Consolas" style:font-name-asian="Consolas" style:font-name-complex="Consolas" fo:color="#000000" fo:font-size="10pt" style:font-size-asian="10pt" style:font-size-complex="10pt"/>
    </style:style>
    <style:style style:name="T482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29" style:parent-style-name="DefaultParagraphFont" style:family="text">
      <style:text-properties style:font-name="Consolas" style:font-name-asian="Consolas" style:font-name-complex="Consolas" fo:color="#000000" fo:font-size="10pt" style:font-size-asian="10pt" style:font-size-complex="10pt"/>
    </style:style>
    <style:style style:name="T4830" style:parent-style-name="DefaultParagraphFont" style:family="text">
      <style:text-properties style:font-name="Consolas" style:font-name-asian="Consolas" style:font-name-complex="Consolas" fo:color="#000000" fo:font-size="10pt" style:font-size-asian="10pt" style:font-size-complex="10pt"/>
    </style:style>
    <style:style style:name="T4831" style:parent-style-name="DefaultParagraphFont" style:family="text">
      <style:text-properties style:font-name="Consolas" style:font-name-asian="Consolas" style:font-name-complex="Consolas" fo:color="#2A00FF" fo:font-size="10pt" style:font-size-asian="10pt" style:font-size-complex="10pt"/>
    </style:style>
    <style:style style:name="T4832" style:parent-style-name="DefaultParagraphFont" style:family="text">
      <style:text-properties style:font-name="Consolas" style:font-name-asian="Consolas" style:font-name-complex="Consolas" fo:color="#000000" fo:font-size="10pt" style:font-size-asian="10pt" style:font-size-complex="10pt"/>
    </style:style>
    <style:style style:name="T4833" style:parent-style-name="DefaultParagraphFont" style:family="text">
      <style:text-properties style:font-name="Consolas" style:font-name-asian="Consolas" style:font-name-complex="Consolas" fo:color="#000000" fo:font-size="10pt" style:font-size-asian="10pt" style:font-size-complex="10pt"/>
    </style:style>
    <style:style style:name="T4834" style:parent-style-name="DefaultParagraphFont" style:family="text">
      <style:text-properties style:font-name="Consolas" style:font-name-asian="Consolas" style:font-name-complex="Consolas" fo:color="#000000" fo:font-size="10pt" style:font-size-asian="10pt" style:font-size-complex="10pt"/>
    </style:style>
    <style:style style:name="T4835" style:parent-style-name="DefaultParagraphFont" style:family="text">
      <style:text-properties style:font-name="Consolas" style:font-name-asian="Consolas" style:font-name-complex="Consolas" fo:color="#000000" fo:font-size="10pt" style:font-size-asian="10pt" style:font-size-complex="10pt"/>
    </style:style>
    <style:style style:name="T483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37" style:parent-style-name="DefaultParagraphFont" style:family="text">
      <style:text-properties style:font-name="Consolas" style:font-name-asian="Consolas" style:font-name-complex="Consolas" fo:color="#000000" fo:font-size="10pt" style:font-size-asian="10pt" style:font-size-complex="10pt"/>
    </style:style>
    <style:style style:name="T4838" style:parent-style-name="DefaultParagraphFont" style:family="text">
      <style:text-properties style:font-name="Consolas" style:font-name-asian="Consolas" style:font-name-complex="Consolas" fo:color="#000000" fo:font-size="10pt" style:font-size-asian="10pt" style:font-size-complex="10pt"/>
    </style:style>
    <style:style style:name="T4839" style:parent-style-name="DefaultParagraphFont" style:family="text">
      <style:text-properties style:font-name="Consolas" style:font-name-asian="Consolas" style:font-name-complex="Consolas" fo:color="#000000" fo:font-size="10pt" style:font-size-asian="10pt" style:font-size-complex="10pt"/>
    </style:style>
    <style:style style:name="T4840" style:parent-style-name="DefaultParagraphFont" style:family="text">
      <style:text-properties style:font-name="Consolas" style:font-name-asian="Consolas" style:font-name-complex="Consolas" fo:color="#6A3E3E" fo:font-size="10pt" style:font-size-asian="10pt" style:font-size-complex="10pt"/>
    </style:style>
    <style:style style:name="T4841" style:parent-style-name="DefaultParagraphFont" style:family="text">
      <style:text-properties style:font-name="Consolas" style:font-name-asian="Consolas" style:font-name-complex="Consolas" fo:color="#000000" fo:font-size="10pt" style:font-size-asian="10pt" style:font-size-complex="10pt"/>
    </style:style>
    <style:style style:name="T484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43" style:parent-style-name="DefaultParagraphFont" style:family="text">
      <style:text-properties style:font-name="Consolas" style:font-name-asian="Consolas" style:font-name-complex="Consolas" fo:color="#000000" fo:font-size="10pt" style:font-size-asian="10pt" style:font-size-complex="10pt"/>
    </style:style>
    <style:style style:name="T4844" style:parent-style-name="DefaultParagraphFont" style:family="text">
      <style:text-properties style:font-name="Consolas" style:font-name-asian="Consolas" style:font-name-complex="Consolas" fo:color="#2A00FF" fo:font-size="10pt" style:font-size-asian="10pt" style:font-size-complex="10pt"/>
    </style:style>
    <style:style style:name="T4845" style:parent-style-name="DefaultParagraphFont" style:family="text">
      <style:text-properties style:font-name="Consolas" style:font-name-asian="Consolas" style:font-name-complex="Consolas" fo:color="#000000" fo:font-size="10pt" style:font-size-asian="10pt" style:font-size-complex="10pt"/>
    </style:style>
    <style:style style:name="T4846" style:parent-style-name="DefaultParagraphFont" style:family="text">
      <style:text-properties style:font-name="Consolas" style:font-name-asian="Consolas" style:font-name-complex="Consolas" fo:color="#000000" fo:font-size="10pt" style:font-size-asian="10pt" style:font-size-complex="10pt"/>
    </style:style>
    <style:style style:name="T4847" style:parent-style-name="DefaultParagraphFont" style:family="text">
      <style:text-properties style:font-name="Consolas" style:font-name-asian="Consolas" style:font-name-complex="Consolas" fo:color="#000000" fo:font-size="10pt" style:font-size-asian="10pt" style:font-size-complex="10pt"/>
    </style:style>
    <style:style style:name="T4848" style:parent-style-name="DefaultParagraphFont" style:family="text">
      <style:text-properties style:font-name="Consolas" style:font-name-asian="Consolas" style:font-name-complex="Consolas" fo:color="#6A3E3E" fo:font-size="10pt" style:font-size-asian="10pt" style:font-size-complex="10pt"/>
    </style:style>
    <style:style style:name="T4849" style:parent-style-name="DefaultParagraphFont" style:family="text">
      <style:text-properties style:font-name="Consolas" style:font-name-asian="Consolas" style:font-name-complex="Consolas" fo:color="#000000" fo:font-size="10pt" style:font-size-asian="10pt" style:font-size-complex="10pt"/>
    </style:style>
    <style:style style:name="T4850" style:parent-style-name="DefaultParagraphFont" style:family="text">
      <style:text-properties style:font-name="Consolas" style:font-name-asian="Consolas" style:font-name-complex="Consolas" fo:color="#6A3E3E" fo:font-size="10pt" style:font-size-asian="10pt" style:font-size-complex="10pt"/>
    </style:style>
    <style:style style:name="T4851" style:parent-style-name="DefaultParagraphFont" style:family="text">
      <style:text-properties style:font-name="Consolas" style:font-name-asian="Consolas" style:font-name-complex="Consolas" fo:color="#000000" fo:font-size="10pt" style:font-size-asian="10pt" style:font-size-complex="10pt"/>
    </style:style>
    <style:style style:name="T4852" style:parent-style-name="DefaultParagraphFont" style:family="text">
      <style:text-properties style:font-name="Consolas" style:font-name-asian="Consolas" style:font-name-complex="Consolas" fo:color="#2A00FF" fo:font-size="10pt" style:font-size-asian="10pt" style:font-size-complex="10pt"/>
    </style:style>
    <style:style style:name="T4853" style:parent-style-name="DefaultParagraphFont" style:family="text">
      <style:text-properties style:font-name="Consolas" style:font-name-asian="Consolas" style:font-name-complex="Consolas" fo:color="#000000" fo:font-size="10pt" style:font-size-asian="10pt" style:font-size-complex="10pt"/>
    </style:style>
    <style:style style:name="T4854" style:parent-style-name="DefaultParagraphFont" style:family="text">
      <style:text-properties style:font-name="Consolas" style:font-name-asian="Consolas" style:font-name-complex="Consolas" fo:color="#000000" fo:font-size="10pt" style:font-size-asian="10pt" style:font-size-complex="10pt"/>
    </style:style>
    <style:style style:name="T4855" style:parent-style-name="DefaultParagraphFont" style:family="text">
      <style:text-properties style:font-name="Consolas" style:font-name-asian="Consolas" style:font-name-complex="Consolas" fo:color="#000000" fo:font-size="10pt" style:font-size-asian="10pt" style:font-size-complex="10pt"/>
    </style:style>
    <style:style style:name="T4856"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857" style:parent-style-name="DefaultParagraphFont" style:family="text">
      <style:text-properties style:font-name="Consolas" style:font-name-asian="Consolas" style:font-name-complex="Consolas" fo:color="#000000" fo:font-size="10pt" style:font-size-asian="10pt" style:font-size-complex="10pt"/>
    </style:style>
    <style:style style:name="T4858" style:parent-style-name="DefaultParagraphFont" style:family="text">
      <style:text-properties style:font-name="Consolas" style:font-name-asian="Consolas" style:font-name-complex="Consolas" fo:color="#6A3E3E" fo:font-size="10pt" style:font-size-asian="10pt" style:font-size-complex="10pt"/>
    </style:style>
    <style:style style:name="T4859" style:parent-style-name="DefaultParagraphFont" style:family="text">
      <style:text-properties style:font-name="Consolas" style:font-name-asian="Consolas" style:font-name-complex="Consolas" fo:color="#000000" fo:font-size="10pt" style:font-size-asian="10pt" style:font-size-complex="10pt"/>
    </style:style>
    <style:style style:name="P4860" style:parent-style-name="Standard" style:family="paragraph">
      <style:paragraph-properties style:text-autospace="none"/>
    </style:style>
    <style:style style:name="T4861" style:parent-style-name="DefaultParagraphFont" style:family="text">
      <style:text-properties style:font-name="Consolas" style:font-name-asian="Consolas" style:font-name-complex="Consolas" fo:color="#000000" fo:font-size="10pt" style:font-size-asian="10pt" style:font-size-complex="10pt"/>
    </style:style>
    <style:style style:name="P4862" style:parent-style-name="Standard" style:family="paragraph">
      <style:paragraph-properties fo:margin-top="0.052in" fo:margin-bottom="0.052in"/>
    </style:style>
    <style:style style:name="T4863" style:parent-style-name="DefaultParagraphFont" style:family="text">
      <style:text-properties style:font-name="Arial" style:font-name-asian="Consolas" style:font-name-complex="Consolas" fo:color="#222222"/>
    </style:style>
    <style:style style:name="P4864" style:parent-style-name="Standard" style:family="paragraph">
      <style:paragraph-properties fo:margin-top="0.052in" fo:margin-bottom="0.052in"/>
      <style:text-properties style:font-name="Consolas" style:font-name-asian="Consolas" style:font-name-complex="Consolas" fo:color="#000000" fo:font-size="10pt" style:font-size-asian="10pt" style:font-size-complex="10pt"/>
    </style:style>
    <style:style style:name="P4865" style:parent-style-name="Standard" style:family="paragraph">
      <style:paragraph-properties fo:margin-top="0.052in" fo:margin-bottom="0.052in"/>
      <style:text-properties style:font-name="Consolas" style:font-name-asian="Consolas" style:font-name-complex="Consolas" fo:color="#000000" fo:font-size="10pt" style:font-size-asian="10pt" style:font-size-complex="10pt"/>
    </style:style>
    <style:style style:name="P4866" style:parent-style-name="Standard" style:family="paragraph">
      <style:paragraph-properties fo:margin-top="0.052in" fo:margin-bottom="0.052in"/>
      <style:text-properties style:font-name="Arial" fo:color="#222222"/>
    </style:style>
    <style:style style:name="P4867" style:parent-style-name="Standard" style:family="paragraph">
      <style:paragraph-properties fo:margin-top="0.052in" fo:margin-bottom="0.052in"/>
    </style:style>
    <style:style style:name="T486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69" style:parent-style-name="DefaultParagraphFont" style:family="text">
      <style:text-properties style:font-name="Consolas" style:font-name-asian="Consolas" style:font-name-complex="Consolas" fo:color="#000000" fo:font-size="10pt" style:font-size-asian="10pt" style:font-size-complex="10pt"/>
    </style:style>
    <style:style style:name="T487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71" style:parent-style-name="DefaultParagraphFont" style:family="text">
      <style:text-properties style:font-name="Consolas" style:font-name-asian="Consolas" style:font-name-complex="Consolas" fo:color="#000000" fo:font-size="10pt" style:font-size-asian="10pt" style:font-size-complex="10pt"/>
    </style:style>
    <style:style style:name="T487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73" style:parent-style-name="DefaultParagraphFont" style:family="text">
      <style:text-properties style:font-name="Consolas" style:font-name-asian="Consolas" style:font-name-complex="Consolas" fo:color="#000000" fo:font-size="10pt" style:font-size-asian="10pt" style:font-size-complex="10pt"/>
    </style:style>
    <style:style style:name="T4874" style:parent-style-name="DefaultParagraphFont" style:family="text">
      <style:text-properties style:font-name="Consolas" style:font-name-asian="Consolas" style:font-name-complex="Consolas" fo:color="#6A3E3E" fo:font-size="10pt" style:font-size-asian="10pt" style:font-size-complex="10pt"/>
    </style:style>
    <style:style style:name="T4875" style:parent-style-name="DefaultParagraphFont" style:family="text">
      <style:text-properties style:font-name="Consolas" style:font-name-asian="Consolas" style:font-name-complex="Consolas" fo:color="#000000" fo:font-size="10pt" style:font-size-asian="10pt" style:font-size-complex="10pt"/>
    </style:style>
    <style:style style:name="T4876" style:parent-style-name="DefaultParagraphFont" style:family="text">
      <style:text-properties style:font-name="Consolas" style:font-name-asian="Consolas" style:font-name-complex="Consolas" fo:color="#000000" fo:font-size="10pt" style:font-size-asian="10pt" style:font-size-complex="10pt"/>
    </style:style>
    <style:style style:name="T4877" style:parent-style-name="DefaultParagraphFont" style:family="text">
      <style:text-properties style:font-name="Consolas" style:font-name-asian="Consolas" style:font-name-complex="Consolas" fo:color="#000000" fo:font-size="10pt" style:font-size-asian="10pt" style:font-size-complex="10pt"/>
    </style:style>
    <style:style style:name="T4878" style:parent-style-name="DefaultParagraphFont" style:family="text">
      <style:text-properties style:font-name="Consolas" style:font-name-asian="Consolas" style:font-name-complex="Consolas" fo:color="#6A3E3E" fo:font-size="10pt" style:font-size-asian="10pt" style:font-size-complex="10pt"/>
    </style:style>
    <style:style style:name="T4879" style:parent-style-name="DefaultParagraphFont" style:family="text">
      <style:text-properties style:font-name="Consolas" style:font-name-asian="Consolas" style:font-name-complex="Consolas" fo:color="#000000" fo:font-size="10pt" style:font-size-asian="10pt" style:font-size-complex="10pt"/>
    </style:style>
    <style:style style:name="T488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81" style:parent-style-name="DefaultParagraphFont" style:family="text">
      <style:text-properties style:font-name="Consolas" style:font-name-asian="Consolas" style:font-name-complex="Consolas" fo:color="#000000" fo:font-size="10pt" style:font-size-asian="10pt" style:font-size-complex="10pt"/>
    </style:style>
    <style:style style:name="T4882" style:parent-style-name="DefaultParagraphFont" style:family="text">
      <style:text-properties style:font-name="Consolas" style:font-name-asian="Consolas" style:font-name-complex="Consolas" fo:color="#2A00FF" fo:font-size="10pt" style:font-size-asian="10pt" style:font-size-complex="10pt"/>
    </style:style>
    <style:style style:name="T4883" style:parent-style-name="DefaultParagraphFont" style:family="text">
      <style:text-properties style:font-name="Consolas" style:font-name-asian="Consolas" style:font-name-complex="Consolas" fo:color="#000000" fo:font-size="10pt" style:font-size-asian="10pt" style:font-size-complex="10pt"/>
    </style:style>
    <style:style style:name="T4884" style:parent-style-name="DefaultParagraphFont" style:family="text">
      <style:text-properties style:font-name="Consolas" style:font-name-asian="Consolas" style:font-name-complex="Consolas" fo:color="#000000" fo:font-size="10pt" style:font-size-asian="10pt" style:font-size-complex="10pt"/>
    </style:style>
    <style:style style:name="T4885" style:parent-style-name="DefaultParagraphFont" style:family="text">
      <style:text-properties style:font-name="Consolas" style:font-name-asian="Consolas" style:font-name-complex="Consolas" fo:color="#000000" fo:font-size="10pt" style:font-size-asian="10pt" style:font-size-complex="10pt"/>
    </style:style>
    <style:style style:name="T4886" style:parent-style-name="DefaultParagraphFont" style:family="text">
      <style:text-properties style:font-name="Consolas" style:font-name-asian="Consolas" style:font-name-complex="Consolas" fo:color="#000000" fo:font-size="10pt" style:font-size-asian="10pt" style:font-size-complex="10pt"/>
    </style:style>
    <style:style style:name="T4887" style:parent-style-name="DefaultParagraphFont" style:family="text">
      <style:text-properties style:font-name="Consolas" style:font-name-asian="Consolas" style:font-name-complex="Consolas" fo:color="#000000" fo:font-size="10pt" style:font-size-asian="10pt" style:font-size-complex="10pt"/>
    </style:style>
    <style:style style:name="T4888" style:parent-style-name="DefaultParagraphFont" style:family="text">
      <style:text-properties style:font-name="Consolas" style:font-name-asian="Consolas" style:font-name-complex="Consolas" fo:color="#000000" fo:font-size="10pt" style:font-size-asian="10pt" style:font-size-complex="10pt"/>
    </style:style>
    <style:style style:name="T4889"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890" style:parent-style-name="DefaultParagraphFont" style:family="text">
      <style:text-properties style:font-name="Consolas" style:font-name-asian="Consolas" style:font-name-complex="Consolas" fo:color="#000000" fo:font-size="10pt" style:font-size-asian="10pt" style:font-size-complex="10pt"/>
    </style:style>
    <style:style style:name="T4891" style:parent-style-name="DefaultParagraphFont" style:family="text">
      <style:text-properties style:font-name="Consolas" style:font-name-asian="Consolas" style:font-name-complex="Consolas" fo:color="#6A3E3E" fo:font-size="10pt" style:font-size-asian="10pt" style:font-size-complex="10pt"/>
    </style:style>
    <style:style style:name="T4892" style:parent-style-name="DefaultParagraphFont" style:family="text">
      <style:text-properties style:font-name="Consolas" style:font-name-asian="Consolas" style:font-name-complex="Consolas" fo:color="#000000" fo:font-size="10pt" style:font-size-asian="10pt" style:font-size-complex="10pt"/>
    </style:style>
    <style:style style:name="P4893" style:parent-style-name="Standard" style:family="paragraph">
      <style:paragraph-properties style:text-autospace="none"/>
    </style:style>
    <style:style style:name="T4894" style:parent-style-name="DefaultParagraphFont" style:family="text">
      <style:text-properties style:font-name="Consolas" style:font-name-asian="Consolas" style:font-name-complex="Consolas" fo:color="#000000" fo:font-size="10pt" style:font-size-asian="10pt" style:font-size-complex="10pt"/>
    </style:style>
    <style:style style:name="P4895" style:parent-style-name="Standard" style:family="paragraph">
      <style:paragraph-properties style:text-autospace="none"/>
      <style:text-properties style:font-name="Consolas" fo:font-size="10pt" style:font-size-asian="10pt"/>
    </style:style>
    <style:style style:name="P4896" style:parent-style-name="Standard" style:family="paragraph">
      <style:paragraph-properties style:text-autospace="none"/>
    </style:style>
    <style:style style:name="T4897" style:parent-style-name="DefaultParagraphFont" style:family="text">
      <style:text-properties style:font-name="Arial" style:font-name-asian="Consolas" style:font-name-complex="Consolas" fo:color="#222222"/>
    </style:style>
    <style:style style:name="P4898" style:parent-style-name="Standard" style:family="paragraph">
      <style:paragraph-properties style:text-autospace="none"/>
      <style:text-properties style:font-name="Consolas" fo:font-size="10pt" style:font-size-asian="10pt"/>
    </style:style>
    <style:style style:name="P489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900" style:parent-style-name="Standard" style:family="paragraph">
      <style:paragraph-properties style:text-autospace="none"/>
      <style:text-properties style:font-name="Consolas" fo:font-size="10pt" style:font-size-asian="10pt"/>
    </style:style>
    <style:style style:name="P4901" style:parent-style-name="Standard" style:family="paragraph">
      <style:paragraph-properties style:text-autospace="none"/>
    </style:style>
    <style:style style:name="T4902" style:parent-style-name="DefaultParagraphFont" style:family="text">
      <style:text-properties style:font-name="Arial" style:font-name-asian="Consolas" style:font-name-complex="Consolas" fo:color="#222222"/>
    </style:style>
    <style:style style:name="P4903" style:parent-style-name="Standard" style:family="paragraph">
      <style:paragraph-properties style:text-autospace="none" fo:margin-top="0.052in" fo:margin-bottom="0.052in"/>
    </style:style>
    <style:style style:name="T4904" style:parent-style-name="DefaultParagraphFont" style:family="text">
      <style:text-properties style:font-name="Consolas" style:font-name-asian="Consolas" style:font-name-complex="Consolas" fo:color="#222222" fo:font-size="10pt" style:font-size-asian="10pt" style:font-size-complex="10pt"/>
    </style:style>
    <style:style style:name="T4905" style:parent-style-name="DefaultParagraphFont" style:family="text">
      <style:text-properties style:font-name="Consolas" style:font-name-asian="Consolas" style:font-name-complex="Consolas" fo:color="#000000" fo:font-size="10pt" style:font-size-asian="10pt" style:font-size-complex="10pt"/>
    </style:style>
    <style:style style:name="P4906" style:parent-style-name="Standard" style:family="paragraph">
      <style:paragraph-properties style:text-autospace="none" fo:margin-top="0.052in" fo:margin-bottom="0.052in"/>
      <style:text-properties style:font-name="Consolas" style:font-name-asian="Consolas" style:font-name-complex="Consolas" fo:color="#000000" fo:font-size="10pt" style:font-size-asian="10pt" style:font-size-complex="10pt"/>
    </style:style>
    <style:style style:name="P4907" style:parent-style-name="Heading2" style:family="paragraph">
      <style:text-properties fo:font-style="normal" style:font-style-asian="normal" fo:font-size="18pt" style:font-size-asian="18pt" style:font-size-complex="18pt"/>
    </style:style>
    <style:style style:name="P4908" style:parent-style-name="Standard" style:family="paragraph">
      <style:paragraph-properties style:text-autospace="none" fo:margin-top="0.052in" fo:margin-bottom="0.052in"/>
    </style:style>
    <style:style style:name="T4909" style:parent-style-name="StrongEmphasis" style:family="text">
      <style:text-properties style:font-name="Arial" style:font-name-asian="Consolas" style:font-name-complex="Consolas" fo:font-weight="normal" style:font-weight-asian="normal" fo:color="#222222"/>
    </style:style>
    <style:style style:name="P4910" style:parent-style-name="Standard" style:family="paragraph">
      <style:paragraph-properties fo:margin-top="0.052in" fo:margin-bottom="0.052in"/>
    </style:style>
    <style:style style:name="T4911" style:parent-style-name="DefaultParagraphFont" style:family="text">
      <style:text-properties style:font-name="Consolas" style:font-name-asian="Consolas" style:font-name-complex="Consolas" fo:color="#000000" fo:font-size="10pt" style:font-size-asian="10pt" style:font-size-complex="10pt"/>
    </style:style>
    <style:style style:name="T4912" style:parent-style-name="DefaultParagraphFont" style:family="text">
      <style:text-properties style:font-name="Consolas" style:font-name-asian="Consolas" style:font-name-complex="Consolas" fo:color="#6A3E3E" fo:font-size="10pt" style:font-size-asian="10pt" style:font-size-complex="10pt"/>
    </style:style>
    <style:style style:name="T4913" style:parent-style-name="DefaultParagraphFont" style:family="text">
      <style:text-properties style:font-name="Consolas" style:font-name-asian="Consolas" style:font-name-complex="Consolas" fo:color="#000000" fo:font-size="10pt" style:font-size-asian="10pt" style:font-size-complex="10pt"/>
    </style:style>
    <style:style style:name="T491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915" style:parent-style-name="DefaultParagraphFont" style:family="text">
      <style:text-properties style:font-name="Consolas" style:font-name-asian="Consolas" style:font-name-complex="Consolas" fo:color="#000000" fo:font-size="10pt" style:font-size-asian="10pt" style:font-size-complex="10pt"/>
    </style:style>
    <style:style style:name="T4916" style:parent-style-name="DefaultParagraphFont" style:family="text">
      <style:text-properties style:font-name="Consolas" style:font-name-asian="Consolas" style:font-name-complex="Consolas" fo:color="#2A00FF" fo:font-size="10pt" style:font-size-asian="10pt" style:font-size-complex="10pt"/>
    </style:style>
    <style:style style:name="T4917" style:parent-style-name="DefaultParagraphFont" style:family="text">
      <style:text-properties style:font-name="Consolas" style:font-name-asian="Consolas" style:font-name-complex="Consolas" fo:color="#000000" fo:font-size="10pt" style:font-size-asian="10pt" style:font-size-complex="10pt"/>
    </style:style>
    <style:style style:name="T4918" style:parent-style-name="DefaultParagraphFont" style:family="text">
      <style:text-properties style:font-name="Consolas" style:font-name-asian="Consolas" style:font-name-complex="Consolas" fo:color="#000000" fo:font-size="10pt" style:font-size-asian="10pt" style:font-size-complex="10pt"/>
    </style:style>
    <style:style style:name="T4919" style:parent-style-name="DefaultParagraphFont" style:family="text">
      <style:text-properties style:font-name="Consolas" style:font-name-asian="Consolas" style:font-name-complex="Consolas" fo:color="#000000" fo:font-size="10pt" style:font-size-asian="10pt" style:font-size-complex="10pt"/>
    </style:style>
    <style:style style:name="T4920"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921" style:parent-style-name="DefaultParagraphFont" style:family="text">
      <style:text-properties style:font-name="Consolas" style:font-name-asian="Consolas" style:font-name-complex="Consolas" fo:color="#000000" fo:font-size="10pt" style:font-size-asian="10pt" style:font-size-complex="10pt"/>
    </style:style>
    <style:style style:name="T4922" style:parent-style-name="DefaultParagraphFont" style:family="text">
      <style:text-properties style:font-name="Consolas" style:font-name-asian="Consolas" style:font-name-complex="Consolas" fo:color="#6A3E3E" fo:font-size="10pt" style:font-size-asian="10pt" style:font-size-complex="10pt"/>
    </style:style>
    <style:style style:name="T4923" style:parent-style-name="DefaultParagraphFont" style:family="text">
      <style:text-properties style:font-name="Consolas" style:font-name-asian="Consolas" style:font-name-complex="Consolas" fo:color="#000000" fo:font-size="10pt" style:font-size-asian="10pt" style:font-size-complex="10pt"/>
    </style:style>
    <style:style style:name="T492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925" style:parent-style-name="DefaultParagraphFont" style:family="text">
      <style:text-properties style:font-name="Consolas" style:font-name-asian="Consolas" style:font-name-complex="Consolas" fo:color="#000000" fo:font-size="10pt" style:font-size-asian="10pt" style:font-size-complex="10pt"/>
    </style:style>
    <style:style style:name="T4926" style:parent-style-name="DefaultParagraphFont" style:family="text">
      <style:text-properties style:font-name="Consolas" style:font-name-asian="Consolas" style:font-name-complex="Consolas" fo:color="#000000" fo:font-size="10pt" style:font-size-asian="10pt" style:font-size-complex="10pt"/>
    </style:style>
    <style:style style:name="T4927" style:parent-style-name="DefaultParagraphFont" style:family="text">
      <style:text-properties style:font-name="Consolas" style:font-name-asian="Consolas" style:font-name-complex="Consolas" fo:color="#2A00FF" fo:font-size="10pt" style:font-size-asian="10pt" style:font-size-complex="10pt"/>
    </style:style>
    <style:style style:name="T4928" style:parent-style-name="DefaultParagraphFont" style:family="text">
      <style:text-properties style:font-name="Consolas" style:font-name-asian="Consolas" style:font-name-complex="Consolas" fo:color="#000000" fo:font-size="10pt" style:font-size-asian="10pt" style:font-size-complex="10pt"/>
    </style:style>
    <style:style style:name="T4929" style:parent-style-name="DefaultParagraphFont" style:family="text">
      <style:text-properties style:font-name="Consolas" style:font-name-asian="Consolas" style:font-name-complex="Consolas" fo:color="#000000" fo:font-size="10pt" style:font-size-asian="10pt" style:font-size-complex="10pt"/>
    </style:style>
    <style:style style:name="T4930" style:parent-style-name="DefaultParagraphFont" style:family="text">
      <style:text-properties style:font-name="Consolas" style:font-name-asian="Consolas" style:font-name-complex="Consolas" fo:color="#000000" fo:font-size="10pt" style:font-size-asian="10pt" style:font-size-complex="10pt"/>
    </style:style>
    <style:style style:name="T4931"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932" style:parent-style-name="DefaultParagraphFont" style:family="text">
      <style:text-properties style:font-name="Consolas" style:font-name-asian="Consolas" style:font-name-complex="Consolas" fo:color="#000000" fo:font-size="10pt" style:font-size-asian="10pt" style:font-size-complex="10pt"/>
    </style:style>
    <style:style style:name="T4933" style:parent-style-name="DefaultParagraphFont" style:family="text">
      <style:text-properties style:font-name="Consolas" style:font-name-asian="Consolas" style:font-name-complex="Consolas" fo:color="#6A3E3E" fo:font-size="10pt" style:font-size-asian="10pt" style:font-size-complex="10pt"/>
    </style:style>
    <style:style style:name="T4934" style:parent-style-name="DefaultParagraphFont" style:family="text">
      <style:text-properties style:font-name="Consolas" style:font-name-asian="Consolas" style:font-name-complex="Consolas" fo:color="#000000" fo:font-size="10pt" style:font-size-asian="10pt" style:font-size-complex="10pt"/>
    </style:style>
    <style:style style:name="T493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936" style:parent-style-name="DefaultParagraphFont" style:family="text">
      <style:text-properties style:font-name="Consolas" style:font-name-asian="Consolas" style:font-name-complex="Consolas" fo:color="#000000" fo:font-size="10pt" style:font-size-asian="10pt" style:font-size-complex="10pt"/>
    </style:style>
    <style:style style:name="T4937" style:parent-style-name="DefaultParagraphFont" style:family="text">
      <style:text-properties style:font-name="Consolas" style:font-name-asian="Consolas" style:font-name-complex="Consolas" fo:color="#2A00FF" fo:font-size="10pt" style:font-size-asian="10pt" style:font-size-complex="10pt"/>
    </style:style>
    <style:style style:name="T4938" style:parent-style-name="DefaultParagraphFont" style:family="text">
      <style:text-properties style:font-name="Consolas" style:font-name-asian="Consolas" style:font-name-complex="Consolas" fo:color="#000000" fo:font-size="10pt" style:font-size-asian="10pt" style:font-size-complex="10pt"/>
    </style:style>
    <style:style style:name="T4939" style:parent-style-name="DefaultParagraphFont" style:family="text">
      <style:text-properties style:font-name="Consolas" style:font-name-asian="Consolas" style:font-name-complex="Consolas" fo:color="#000000" fo:font-size="10pt" style:font-size-asian="10pt" style:font-size-complex="10pt"/>
    </style:style>
    <style:style style:name="T4940" style:parent-style-name="DefaultParagraphFont" style:family="text">
      <style:text-properties style:font-name="Consolas" style:font-name-asian="Consolas" style:font-name-complex="Consolas" fo:color="#000000" fo:font-size="10pt" style:font-size-asian="10pt" style:font-size-complex="10pt"/>
    </style:style>
    <style:style style:name="T4941"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942" style:parent-style-name="DefaultParagraphFont" style:family="text">
      <style:text-properties style:font-name="Consolas" style:font-name-asian="Consolas" style:font-name-complex="Consolas" fo:color="#000000" fo:font-size="10pt" style:font-size-asian="10pt" style:font-size-complex="10pt"/>
    </style:style>
    <style:style style:name="T4943" style:parent-style-name="DefaultParagraphFont" style:family="text">
      <style:text-properties style:font-name="Consolas" style:font-name-asian="Consolas" style:font-name-complex="Consolas" fo:color="#6A3E3E" fo:font-size="10pt" style:font-size-asian="10pt" style:font-size-complex="10pt"/>
    </style:style>
    <style:style style:name="T4944" style:parent-style-name="DefaultParagraphFont" style:family="text">
      <style:text-properties style:font-name="Consolas" style:font-name-asian="Consolas" style:font-name-complex="Consolas" fo:color="#000000" fo:font-size="10pt" style:font-size-asian="10pt" style:font-size-complex="10pt"/>
    </style:style>
    <style:style style:name="T494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946" style:parent-style-name="DefaultParagraphFont" style:family="text">
      <style:text-properties style:font-name="Consolas" style:font-name-asian="Consolas" style:font-name-complex="Consolas" fo:color="#000000" fo:font-size="10pt" style:font-size-asian="10pt" style:font-size-complex="10pt"/>
    </style:style>
    <style:style style:name="T4947" style:parent-style-name="DefaultParagraphFont" style:family="text">
      <style:text-properties style:font-name="Consolas" style:font-name-asian="Consolas" style:font-name-complex="Consolas" fo:color="#2A00FF" fo:font-size="10pt" style:font-size-asian="10pt" style:font-size-complex="10pt"/>
    </style:style>
    <style:style style:name="T4948" style:parent-style-name="DefaultParagraphFont" style:family="text">
      <style:text-properties style:font-name="Consolas" style:font-name-asian="Consolas" style:font-name-complex="Consolas" fo:color="#000000" fo:font-size="10pt" style:font-size-asian="10pt" style:font-size-complex="10pt"/>
    </style:style>
    <style:style style:name="T4949" style:parent-style-name="DefaultParagraphFont" style:family="text">
      <style:text-properties style:font-name="Consolas" style:font-name-asian="Consolas" style:font-name-complex="Consolas" fo:color="#000000" fo:font-size="10pt" style:font-size-asian="10pt" style:font-size-complex="10pt"/>
    </style:style>
    <style:style style:name="T4950" style:parent-style-name="DefaultParagraphFont" style:family="text">
      <style:text-properties style:font-name="Consolas" style:font-name-asian="Consolas" style:font-name-complex="Consolas" fo:color="#000000" fo:font-size="10pt" style:font-size-asian="10pt" style:font-size-complex="10pt"/>
    </style:style>
    <style:style style:name="T4951"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952" style:parent-style-name="DefaultParagraphFont" style:family="text">
      <style:text-properties style:font-name="Consolas" style:font-name-asian="Consolas" style:font-name-complex="Consolas" fo:color="#000000" fo:font-size="10pt" style:font-size-asian="10pt" style:font-size-complex="10pt"/>
    </style:style>
    <style:style style:name="T4953" style:parent-style-name="DefaultParagraphFont" style:family="text">
      <style:text-properties style:font-name="Consolas" style:font-name-asian="Consolas" style:font-name-complex="Consolas" fo:color="#6A3E3E" fo:font-size="10pt" style:font-size-asian="10pt" style:font-size-complex="10pt"/>
    </style:style>
    <style:style style:name="T4954" style:parent-style-name="DefaultParagraphFont" style:family="text">
      <style:text-properties style:font-name="Consolas" style:font-name-asian="Consolas" style:font-name-complex="Consolas" fo:color="#000000" fo:font-size="10pt" style:font-size-asian="10pt" style:font-size-complex="10pt"/>
    </style:style>
    <style:style style:name="T495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956" style:parent-style-name="DefaultParagraphFont" style:family="text">
      <style:text-properties style:font-name="Consolas" style:font-name-asian="Consolas" style:font-name-complex="Consolas" fo:color="#000000" fo:font-size="10pt" style:font-size-asian="10pt" style:font-size-complex="10pt"/>
    </style:style>
    <style:style style:name="T4957" style:parent-style-name="DefaultParagraphFont" style:family="text">
      <style:text-properties style:font-name="Consolas" style:font-name-asian="Consolas" style:font-name-complex="Consolas" fo:color="#000000" fo:font-size="10pt" style:font-size-asian="10pt" style:font-size-complex="10pt"/>
    </style:style>
    <style:style style:name="T4958" style:parent-style-name="DefaultParagraphFont" style:family="text">
      <style:text-properties style:font-name="Consolas" style:font-name-asian="Consolas" style:font-name-complex="Consolas" fo:color="#2A00FF" fo:font-size="10pt" style:font-size-asian="10pt" style:font-size-complex="10pt"/>
    </style:style>
    <style:style style:name="T4959" style:parent-style-name="DefaultParagraphFont" style:family="text">
      <style:text-properties style:font-name="Consolas" style:font-name-asian="Consolas" style:font-name-complex="Consolas" fo:color="#000000" fo:font-size="10pt" style:font-size-asian="10pt" style:font-size-complex="10pt"/>
    </style:style>
    <style:style style:name="P4960" style:parent-style-name="Standard" style:family="paragraph">
      <style:paragraph-properties style:text-autospace="none"/>
    </style:style>
    <style:style style:name="P4961" style:parent-style-name="Standard" style:family="paragraph">
      <style:paragraph-properties style:text-autospace="none" fo:margin-top="0.052in" fo:margin-bottom="0.052in"/>
    </style:style>
    <style:style style:name="T4962" style:parent-style-name="DefaultParagraphFont" style:family="text">
      <style:text-properties style:font-name="Arial" style:font-name-asian="Consolas" style:font-name-complex="Consolas" fo:color="#222222"/>
    </style:style>
    <style:style style:name="P4963" style:parent-style-name="Standard" style:family="paragraph">
      <style:paragraph-properties style:text-autospace="none" fo:margin-top="0.052in" fo:margin-bottom="0.052in"/>
      <style:text-properties style:font-name="Consolas" style:font-name-asian="Consolas" style:font-name-complex="Consolas" fo:color="#000000" fo:font-size="10pt" style:font-size-asian="10pt" style:font-size-complex="10pt"/>
    </style:style>
    <style:style style:name="P4964" style:parent-style-name="Standard" style:family="paragraph">
      <style:paragraph-properties style:text-autospace="none"/>
    </style:style>
    <style:style style:name="P4965" style:parent-style-name="Standard" style:family="paragraph">
      <style:paragraph-properties style:text-autospace="none"/>
    </style:style>
    <style:style style:name="T4966" style:parent-style-name="StrongEmphasis" style:family="text">
      <style:text-properties style:font-name="Arial" style:font-name-asian="Consolas" style:font-name-complex="Consolas" fo:font-weight="normal" style:font-weight-asian="normal" fo:color="#222222"/>
    </style:style>
    <style:style style:name="T4967" style:parent-style-name="StrongEmphasis" style:family="text">
      <style:text-properties style:font-name="Consolas" style:font-name-asian="Consolas" style:font-name-complex="Consolas" fo:font-weight="normal" style:font-weight-asian="normal" fo:color="#222222"/>
    </style:style>
    <style:style style:name="T4968" style:parent-style-name="StrongEmphasis" style:family="text">
      <style:text-properties style:font-name="Arial" style:font-name-asian="Consolas" style:font-name-complex="Consolas" fo:font-weight="normal" style:font-weight-asian="normal" fo:color="#222222"/>
    </style:style>
    <style:style style:name="T4969" style:parent-style-name="StrongEmphasis" style:family="text">
      <style:text-properties style:font-name="Consolas" style:font-name-asian="Consolas" style:font-name-complex="Consolas" fo:font-weight="normal" style:font-weight-asian="normal" fo:color="#222222"/>
    </style:style>
    <style:style style:name="T4970" style:parent-style-name="StrongEmphasis" style:family="text">
      <style:text-properties style:font-name="Arial" style:font-name-asian="Consolas" style:font-name-complex="Consolas" fo:font-weight="normal" style:font-weight-asian="normal" fo:color="#222222"/>
    </style:style>
    <style:style style:name="T4971" style:parent-style-name="StrongEmphasis" style:family="text">
      <style:text-properties style:font-name="Consolas" style:font-name-asian="Consolas" style:font-name-complex="Consolas" fo:font-weight="normal" style:font-weight-asian="normal" fo:color="#222222"/>
    </style:style>
    <style:style style:name="T4972" style:parent-style-name="StrongEmphasis" style:family="text">
      <style:text-properties style:font-name="Arial" style:font-name-asian="Consolas" style:font-name-complex="Consolas" fo:font-weight="normal" style:font-weight-asian="normal" fo:color="#222222"/>
    </style:style>
    <style:style style:name="P4973" style:parent-style-name="Standard" style:family="paragraph">
      <style:paragraph-properties style:text-autospace="none"/>
    </style:style>
    <style:style style:name="P4974" style:parent-style-name="Standard" style:family="paragraph">
      <style:paragraph-properties style:text-autospace="none"/>
    </style:style>
    <style:style style:name="T4975" style:parent-style-name="StrongEmphasis" style:family="text">
      <style:text-properties style:font-name="Arial" style:font-name-asian="Consolas" style:font-name-complex="Consolas" fo:font-weight="normal" style:font-weight-asian="normal" fo:color="#222222"/>
    </style:style>
    <style:style style:name="T4976" style:parent-style-name="StrongEmphasis" style:family="text">
      <style:text-properties style:font-name="Arial" style:font-name-asian="Consolas" style:font-name-complex="Consolas" fo:font-weight="normal" style:font-weight-asian="normal" fo:color="#222222"/>
    </style:style>
    <style:style style:name="T4977" style:parent-style-name="StrongEmphasis" style:family="text">
      <style:text-properties style:font-name="Consolas" style:font-name-asian="Consolas" style:font-name-complex="Consolas" fo:font-weight="normal" style:font-weight-asian="normal" fo:color="#222222"/>
    </style:style>
    <style:style style:name="T4978" style:parent-style-name="StrongEmphasis" style:family="text">
      <style:text-properties style:font-name="Arial" style:font-name-asian="Consolas" style:font-name-complex="Consolas" fo:font-weight="normal" style:font-weight-asian="normal" fo:color="#222222"/>
    </style:style>
    <style:style style:name="T4979" style:parent-style-name="StrongEmphasis" style:family="text">
      <style:text-properties style:font-name="Consolas" style:font-name-asian="Consolas" style:font-name-complex="Consolas" fo:font-weight="normal" style:font-weight-asian="normal" fo:color="#222222"/>
    </style:style>
    <style:style style:name="T4980" style:parent-style-name="StrongEmphasis" style:family="text">
      <style:text-properties style:font-name="Arial" style:font-name-asian="Consolas" style:font-name-complex="Consolas" fo:font-weight="normal" style:font-weight-asian="normal" fo:color="#222222"/>
    </style:style>
    <style:style style:name="T4981" style:parent-style-name="StrongEmphasis" style:family="text">
      <style:text-properties style:font-name="Consolas" style:font-name-asian="Consolas" style:font-name-complex="Consolas" fo:font-weight="normal" style:font-weight-asian="normal" fo:color="#222222"/>
    </style:style>
    <style:style style:name="T4982" style:parent-style-name="StrongEmphasis" style:family="text">
      <style:text-properties style:font-name="Arial" style:font-name-asian="Consolas" style:font-name-complex="Consolas" fo:font-weight="normal" style:font-weight-asian="normal" fo:color="#222222"/>
    </style:style>
    <style:style style:name="P4983" style:parent-style-name="Standard" style:family="paragraph">
      <style:paragraph-properties style:text-autospace="none"/>
      <style:text-properties style:font-name="Arial" style:font-name-asian="Consolas" style:font-name-complex="Consolas" style:font-weight-complex="bold" fo:color="#222222"/>
    </style:style>
    <style:style style:name="P4984" style:parent-style-name="Heading2" style:family="paragraph">
      <style:text-properties fo:font-style="normal" style:font-style-asian="normal" fo:font-size="18pt" style:font-size-asian="18pt" style:font-size-complex="18pt"/>
    </style:style>
    <style:style style:name="P4985" style:parent-style-name="Textbody" style:family="paragraph">
      <style:paragraph-properties fo:margin-top="0.052in" fo:margin-bottom="0.052in"/>
    </style:style>
    <style:style style:name="T4986" style:parent-style-name="DefaultParagraphFont" style:family="text">
      <style:text-properties style:font-name="Arial" style:font-name-complex="Arial" fo:color="#222222"/>
    </style:style>
    <style:style style:name="T4987" style:parent-style-name="DefaultParagraphFont" style:family="text">
      <style:text-properties style:font-name="Arial" style:font-name-complex="Arial" fo:color="#222222"/>
    </style:style>
    <style:style style:name="T4988" style:parent-style-name="DefaultParagraphFont" style:family="text">
      <style:text-properties style:font-name="Helvetica Neue" fo:color="#222222"/>
    </style:style>
    <style:style style:name="T4989" style:parent-style-name="DefaultParagraphFont" style:family="text">
      <style:text-properties style:font-name="Consolas" style:font-name-asian="Consolas" style:font-name-complex="Consolas" fo:color="#000000"/>
    </style:style>
    <style:style style:name="T4990" style:parent-style-name="DefaultParagraphFont" style:family="text">
      <style:text-properties style:font-name="Arial" style:font-name-complex="Arial" fo:color="#222222"/>
    </style:style>
    <style:style style:name="T4991" style:parent-style-name="DefaultParagraphFont" style:family="text">
      <style:text-properties style:font-name="Helvetica Neue" fo:color="#222222"/>
    </style:style>
    <style:style style:name="T4992" style:parent-style-name="DefaultParagraphFont" style:family="text">
      <style:text-properties style:font-name="Consolas" style:font-name-asian="Consolas" style:font-name-complex="Consolas" fo:color="#000000"/>
    </style:style>
    <style:style style:name="T4993" style:parent-style-name="DefaultParagraphFont" style:family="text">
      <style:text-properties style:font-name="Arial" style:font-name-complex="Arial" fo:color="#222222"/>
    </style:style>
    <style:style style:name="T4994" style:parent-style-name="DefaultParagraphFont" style:family="text">
      <style:text-properties style:font-name="Helvetica Neue" fo:color="#222222"/>
    </style:style>
    <style:style style:name="T4995" style:parent-style-name="DefaultParagraphFont" style:family="text">
      <style:text-properties style:font-name="Consolas" style:font-name-asian="Consolas" style:font-name-complex="Consolas" fo:color="#000000"/>
    </style:style>
    <style:style style:name="T4996" style:parent-style-name="DefaultParagraphFont" style:family="text">
      <style:text-properties style:font-name="Helvetica Neue" fo:color="#222222"/>
    </style:style>
    <style:style style:name="P4997" style:parent-style-name="Textbody" style:family="paragraph">
      <style:paragraph-properties fo:margin-top="0.052in" fo:margin-bottom="0.052in"/>
    </style:style>
    <style:style style:name="T4998" style:parent-style-name="DefaultParagraphFont" style:family="text">
      <style:text-properties fo:font-style="normal" style:font-style-asian="normal" fo:font-size="18pt" style:font-size-asian="18pt" style:font-size-complex="18pt"/>
    </style:style>
    <style:style style:name="P4999" style:parent-style-name="Textbody" style:family="paragraph">
      <style:paragraph-properties fo:margin-top="0.052in" fo:margin-bottom="0.052in"/>
    </style:style>
    <style:style style:name="T5000" style:parent-style-name="DefaultParagraphFont" style:family="text">
      <style:text-properties style:font-name="Arial" fo:color="#222222"/>
    </style:style>
    <style:style style:name="T5001" style:parent-style-name="DefaultParagraphFont" style:family="text">
      <style:text-properties style:font-name="Arial" fo:color="#222222"/>
    </style:style>
    <style:style style:name="T5002" style:parent-style-name="DefaultParagraphFont" style:family="text">
      <style:text-properties style:font-name="Consolas" fo:color="#222222"/>
    </style:style>
    <style:style style:name="T5003" style:parent-style-name="DefaultParagraphFont" style:family="text">
      <style:text-properties style:font-name="Arial" fo:color="#222222"/>
    </style:style>
    <style:style style:name="T5004" style:parent-style-name="DefaultParagraphFont" style:family="text">
      <style:text-properties style:font-name="Arial" fo:color="#222222"/>
    </style:style>
    <style:style style:name="T5005" style:parent-style-name="DefaultParagraphFont" style:family="text">
      <style:text-properties style:font-name="Consolas" fo:color="#222222"/>
    </style:style>
    <style:style style:name="T5006" style:parent-style-name="DefaultParagraphFont" style:family="text">
      <style:text-properties style:font-name="Arial" fo:color="#222222"/>
    </style:style>
    <style:style style:name="T5007" style:parent-style-name="DefaultParagraphFont" style:family="text">
      <style:text-properties style:font-name="Consolas" fo:color="#222222"/>
    </style:style>
    <style:style style:name="T5008" style:parent-style-name="DefaultParagraphFont" style:family="text">
      <style:text-properties style:font-name="Arial" fo:color="#222222"/>
    </style:style>
    <style:style style:name="T5009" style:parent-style-name="DefaultParagraphFont" style:family="text">
      <style:text-properties style:font-name="Consolas" fo:color="#222222"/>
    </style:style>
    <style:style style:name="T5010" style:parent-style-name="DefaultParagraphFont" style:family="text">
      <style:text-properties style:font-name="Arial" fo:color="#222222"/>
    </style:style>
    <style:style style:name="P5011" style:parent-style-name="Textbody" style:family="paragraph">
      <style:paragraph-properties fo:margin-top="0.052in" fo:margin-bottom="0.052in"/>
    </style:style>
    <style:style style:name="T5012" style:parent-style-name="DefaultParagraphFont" style:family="text">
      <style:text-properties style:font-name="Arial" fo:color="#222222"/>
    </style:style>
    <style:style style:name="T5013" style:parent-style-name="DefaultParagraphFont" style:family="text">
      <style:text-properties style:font-name="Arial" fo:color="#222222"/>
    </style:style>
    <style:style style:name="T5014" style:parent-style-name="DefaultParagraphFont" style:family="text">
      <style:text-properties style:font-name="Arial" fo:color="#222222"/>
    </style:style>
    <style:style style:name="T5015" style:parent-style-name="DefaultParagraphFont" style:family="text">
      <style:text-properties style:font-name="Consolas" fo:color="#222222"/>
    </style:style>
    <style:style style:name="T5016" style:parent-style-name="DefaultParagraphFont" style:family="text">
      <style:text-properties style:font-name="Arial" fo:color="#222222"/>
    </style:style>
    <style:style style:name="T5017" style:parent-style-name="DefaultParagraphFont" style:family="text">
      <style:text-properties style:font-name="Arial" fo:color="#222222"/>
    </style:style>
    <style:style style:name="T5018" style:parent-style-name="DefaultParagraphFont" style:family="text">
      <style:text-properties style:font-name="Consolas" fo:color="#222222"/>
    </style:style>
    <style:style style:name="T5019" style:parent-style-name="DefaultParagraphFont" style:family="text">
      <style:text-properties style:font-name="Arial" fo:color="#222222"/>
    </style:style>
    <style:style style:name="T5020" style:parent-style-name="DefaultParagraphFont" style:family="text">
      <style:text-properties style:font-name="Consolas" style:font-name-asian="Consolas" style:font-name-complex="Consolas" fo:color="#000000"/>
    </style:style>
    <style:style style:name="T5021" style:parent-style-name="DefaultParagraphFont" style:family="text">
      <style:text-properties style:font-name="Arial" fo:color="#222222"/>
    </style:style>
    <style:style style:name="T5022" style:parent-style-name="DefaultParagraphFont" style:family="text">
      <style:text-properties style:font-name="Arial" fo:color="#222222"/>
    </style:style>
    <style:style style:name="P5023" style:parent-style-name="Textbody" style:family="paragraph">
      <style:paragraph-properties fo:margin-top="0.052in" fo:margin-bottom="0.052in"/>
    </style:style>
    <style:style style:name="P5024" style:parent-style-name="Heading2" style:family="paragraph">
      <style:text-properties fo:font-style="normal" style:font-style-asian="normal" fo:font-size="18pt" style:font-size-asian="18pt" style:font-size-complex="18pt"/>
    </style:style>
    <style:style style:name="P5025" style:parent-style-name="Textbody" style:family="paragraph">
      <style:paragraph-properties fo:margin-top="0.052in" fo:margin-bottom="0.052in"/>
    </style:style>
    <style:style style:name="T5026" style:parent-style-name="DefaultParagraphFont" style:family="text">
      <style:text-properties style:font-name="Arial" fo:color="#222222"/>
    </style:style>
    <style:style style:name="T5027" style:parent-style-name="DefaultParagraphFont" style:family="text">
      <style:text-properties style:font-name="Consolas" style:font-name-complex="Consolas" fo:color="#222222"/>
    </style:style>
    <style:style style:name="T5028" style:parent-style-name="DefaultParagraphFont" style:family="text">
      <style:text-properties style:font-name="Arial" fo:color="#222222"/>
    </style:style>
    <style:style style:name="T5029" style:parent-style-name="DefaultParagraphFont" style:family="text">
      <style:text-properties style:font-name="Consolas" style:font-name-complex="Consolas" fo:color="#222222"/>
    </style:style>
    <style:style style:name="T5030" style:parent-style-name="DefaultParagraphFont" style:family="text">
      <style:text-properties style:font-name="Arial" fo:color="#222222"/>
    </style:style>
    <style:style style:name="T5031" style:parent-style-name="DefaultParagraphFont" style:family="text">
      <style:text-properties style:font-name="Consolas" style:font-name-complex="Consolas" fo:color="#222222"/>
    </style:style>
    <style:style style:name="T5032" style:parent-style-name="DefaultParagraphFont" style:family="text">
      <style:text-properties style:font-name="Arial" fo:color="#222222"/>
    </style:style>
    <style:style style:name="T5033" style:parent-style-name="DefaultParagraphFont" style:family="text">
      <style:text-properties style:font-name="Arial" fo:color="#222222"/>
    </style:style>
    <style:style style:name="T5034" style:parent-style-name="DefaultParagraphFont" style:family="text">
      <style:text-properties style:font-name="Arial" fo:color="#222222"/>
    </style:style>
    <style:style style:name="P5035" style:parent-style-name="Textbody" style:family="paragraph">
      <style:paragraph-properties fo:margin-top="0.052in" fo:margin-bottom="0.052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
      <text:h text:style-name="P2" text:outline-level="2"><text:bookmark-start text:name="_Toc456708501"/>Contents<text:bookmark-end text:name="_Toc456708501"/></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link-end/>
          </text:table-of-content-entry-template>
          <text:table-of-content-entry-template text:outline-level="2" text:style-name="TOC2">
            <text:index-entry-link-start/>
            <text:index-entry-text/>
            <text:index-entry-link-end/>
          </text:table-of-content-entry-template>
          <text:table-of-content-entry-template text:outline-level="3" text:style-name="TOC3">
            <text:index-entry-link-start/>
            <text:index-entry-text/>
            <text:index-entry-link-end/>
          </text:table-of-content-entry-template>
        </text:table-of-content-source>
        <text:index-body>
          <text:p text:style-name="P3"><text:a xlink:href="#_Toc456708501" office:target-frame-name="_top" xlink:show="replace"><text:span text:style-name="Hyperlink">Contents</text:span></text:a></text:p>
          <text:p text:style-name="P4"><text:a xlink:href="#_Toc456708502" office:target-frame-name="_top" xlink:show="replace"><text:span text:style-name="Hyperlink">Benefits of this Library</text:span></text:a></text:p>
          <text:p text:style-name="P5"><text:a xlink:href="#_Toc456708503" office:target-frame-name="_top" xlink:show="replace"><text:span text:style-name="Hyperlink">Supported IP<text:s/></text:span><text:span text:style-name="Hyperlink">Address Formats</text:span></text:a></text:p>
          <text:p text:style-name="P6"><text:a xlink:href="#_Toc456708504" office:target-frame-name="_top" xlink:show="replace"><text:span text:style-name="Hyperlink">Core classes</text:span></text:a></text:p>
          <text:p text:style-name="P7"><text:a xlink:href="#_Toc456708505" office:target-frame-name="_top" xlink:show="replace"><text:span text:style-name="Hyperlink">Parse String Representation of</text:span><text:bookmark-start text:name="_Hlt485579912"/><text:bookmark-start text:name="_Hlt485579913"/><text:span text:style-name="Hyperlink"><text:s/></text:span><text:bookmark-end text:name="_Hlt485579912"/><text:bookmark-end text:name="_Hlt485579913"/><text:span text:style-name="Hyperlink">IP Address or Host Name</text:span></text:a></text:p>
          <text:p text:style-name="P8"><text:a xlink:href="#_IP_Address_and" office:target-frame-name="_top" xlink:show="replace"><text:span text:style-name="Hyperlink">IP Address and Numeric Values</text:span></text:a></text:p>
          <text:p text:style-name="P9"><text:a xlink:href="#_Networks" office:target-frame-name="_top" xlink:show="replace"><text:span text:style-name="Hyperlink">Networks</text:span></text:a></text:p>
          <text:p text:style-name="P10"><text:a xlink:href="#_Prefix_Length_Handling" office:target-frame-name="_top" xlink:show="replace"><text:span text:style-name="Hyperlink">Prefix Length Handling</text:span></text:a></text:p>
          <text:p text:style-name="P11"><text:a xlink:href="#_Address_Sections" office:target-frame-name="_top" xlink:show="replace"><text:span text:style-name="Hyperlink">Address Sections</text:span></text:a></text:p>
          <text:p text:style-name="P12"><text:a xlink:href="#_Toc456708507" office:target-frame-name="_top" xlink:show="replace"><text:span text:style-name="Hyperlink">IP Address Operations</text:span></text:a></text:p>
          <text:p text:style-name="P13"><text:a xlink:href="#_Parse_String_Representation" office:target-frame-name="_top" xlink:show="replace"><text:span text:style-name="Hyperlink">Parse String Representation of MAC Address</text:span></text:a></text:p>
          <text:p text:style-name="P14"><text:a xlink:href="#_MAC_Address_Manipulations" office:target-frame-name="_top" xlink:show="replace"><text:span text:style-name="Hyperlink">MAC Address Operations</text:span></text:a></text:p>
          <text:p text:style-name="P15"><text:a xlink:href="#_IPv6_–_MAC" office:target-frame-name="_top" xlink:show="replace"><text:span text:style-name="Hyperlink">IPv6 - MAC Address Integration</text:span></text:a></text:p>
          <text:p text:style-name="P16"><text:a xlink:href="#_Address_Framework" office:target-frame-name="_top" xlink:show="replace"><text:span text:style-name="Hyperlink">Address Framework</text:span></text:a></text:p>
          <text:p text:style-name="P17"><text:a xlink:href="#_Toc456708508" office:target-frame-name="_top" xlink:show="replace"><text:span text:style-name="Hyperlink">Conversion to String Represention of Addr</text:span><text:span text:style-name="Hyperlink">ess</text:span></text:a></text:p>
          <text:p text:style-name="P18"><text:a xlink:href="#_Toc456708509" office:target-frame-name="_top" xlink:show="replace"><text:span text:style-name="Hyperlink">Searching Text of Databases for all Addresses in a Given Subnet</text:span></text:a></text:p>
          <text:p text:style-name="P19"><text:a xlink:href="#_Toc456708511" office:target-frame-name="_top" xlink:show="replace"><text:span text:style-name="Hyperlink">Containment and Subnet Membership</text:span></text:a></text:p>
          <text:p text:style-name="P20"><text:a xlink:href="#_Toc456708512" office:target-frame-name="_top" xlink:show="replace"><text:span text:style-name="Hyperlink">DNS Resolution and URLs</text:span></text:a></text:p>
          <text:p text:style-name="P21"><text:a xlink:href="#_Toc456708513" office:target-frame-name="_top" xlink:show="replace"><text:span text:style-name="Hyperlink">Sorting and Com</text:span><text:bookmark-start text:name="_Hlt456708514"/><text:bookmark-start text:name="_Hlt456708515"/><text:span text:style-name="Hyperlink">p</text:span><text:bookmark-end text:name="_Hlt456708514"/><text:bookmark-end text:name="_Hlt456708515"/><text:span text:style-name="Hyperlink">arisons</text:span></text:a></text:p>
          <text:p text:style-name="P22"><text:a xlink:href="#_Cache_Classes" office:target-frame-name="_top" xlink:show="replace"><text:span text:style-name="Hyperlink">Ca</text:span><text:bookmark-start text:name="_Hlt486283740"/><text:span text:style-name="Hyperlink">c</text:span><text:bookmark-end text:name="_Hlt486283740"/><text:span text:style-name="Hyperlink">he</text:span><text:span text:style-name="Hyperlink"><text:s/>Classes</text:span></text:a></text:p>
        </text:index-body>
      </text:table-of-content>
      <text:p text:style-name="Normal"/>
      <text:h text:style-name="P23" text:outline-level="2"><text:bookmark-start text:name="_Toc456708502"/><text:bookmark-start text:name="_Toc456696711"/><text:bookmark-start text:name="_Toc456696174"/><text:bookmark-start text:name="_Toc456690031"/><text:bookmark-start text:name="_Toc456689775"/>Benefits of this Library<text:bookmark-end text:name="_Toc456708502"/><text:bookmark-end text:name="_Toc456696711"/><text:bookmark-end text:name="_Toc456696174"/><text:bookmark-end text:name="_Toc456690031"/><text:bookmark-end text:name="_Toc456689775"/></text:h>
      <text:p text:style-name="P24">The library was intended to satisfy the following primary goals:</text:p>
      <text:list text:style-name="LFO1" text:continue-numbering="true">
        <text:list-item>
          <text:p text:style-name="P25"><text:span text:style-name="T26">Parsing of all host name and ipv4/ipv6 address formats in common usage</text:span><text:span text:style-name="T27"><text:s/>plus some additiona</text:span><text:span text:style-name="T28">l formats (see below or see javadoc for the<text:s/></text:span><text:span text:style-name="T29">IPAddressString</text:span><text:span text:style-name="T30"><text:s/>class for the extensive list)</text:span></text:p>
        </text:list-item>
        <text:list-item>
          <text:p text:style-name="P31"><text:span text:style-name="T32">Parsing and representation of subnets</text:span><text:span text:style-name="T33">, either those specified by network prefix length or those specified with ranges of segment values. <text:s/>For example, all strings in<text:s/></text:span><text:span text:style-name="T34">the list below represent the same IPv4 subnet:</text:span></text:p>
          <text:list text:continue-numbering="true">
            <text:list-item>
              <text:p text:style-name="P35"><text:span text:style-name="T36">with CIDR network prefix length:</text:span><text:span text:style-name="T37">1.2.0.0/16</text:span></text:p>
            </text:list-item>
            <text:list-item>
              <text:p text:style-name="P38"><text:span text:style-name="T39">with mask:<text:s/></text:span><text:span text:style-name="T40">1.2.0.0/255.255.0.0</text:span></text:p>
            </text:list-item>
            <text:list-item>
              <text:p text:style-name="P41"><text:span text:style-name="T42">wildcard segments:<text:s/></text:span><text:span text:style-name="T43">1.2.*.*</text:span></text:p>
            </text:list-item>
            <text:list-item>
              <text:p text:style-name="P44"><text:span text:style-name="T45">range segments:<text:s/></text:span><text:span text:style-name="T46">1.2.0-255.0-255</text:span></text:p>
            </text:list-item>
            <text:list-item>
              <text:p text:style-name="P47"><text:span text:style-name="T48">range using inet_aton format:<text:s/></text:span><text:span text:style-name="T49">0x1.0x2.0x0-0xffff</text:span></text:p>
            </text:list-item>
            <text:list-item>
              <text:p text:style-name="P50"><text:span text:style-name="T51">SQL-style single wildcards<text:s/></text:span><text:span text:style-name="T52">to end segments:<text:s/></text:span><text:span text:style-name="T53">1.2.___.___</text:span></text:p>
            </text:list-item>
            <text:list-item>
              <text:p text:style-name="P54"><text:span text:style-name="T55">IPv4 mapped IPv6:<text:s/></text:span><text:span text:style-name="T56">::ffff:1.2.0.0/112</text:span></text:p>
            </text:list-item>
          </text:list>
        </text:list-item>
        <text:list-item>
          <text:p text:style-name="P57"><text:span text:style-name="T58">Allow the separation of address parsing from host parsing</text:span><text:span text:style-name="T59">. <text:s/>In some cases you may have an address, in others you may have a host name, in some cases either one, so this supports all three op</text:span><text:span text:style-name="T60">tions (for instance, when validating invalid input "1.2.3.a" as an address only, it will not be treated as a host with DNS lookup attempted in the way that<text:s/></text:span><text:span text:style-name="T61">InetAddress.getByName</text:span><text:span text:style-name="T62"><text:s/>does)</text:span></text:p>
        </text:list-item>
        <text:list-item>
          <text:p text:style-name="P63"><text:span text:style-name="T64">Allow control over which formats are allowed when parsing</text:span><text:span text:style-name="T65">, whether<text:s/></text:span><text:span text:style-name="T66">IPv4/6, or subnets, or inet_aton formats, and so on.</text:span></text:p>
        </text:list-item>
        <text:list-item>
          <text:p text:style-name="P67"><text:span text:style-name="T68">Produce all common address strings of different formats for a given IPv4 or IPv6 address and produce collections of such strings</text:span><text:span text:style-name="T69"><text:line-break/></text:span><text:span text:style-name="T70">Some addresses can have hundreds of thousands of potential string represen</text:span><text:span text:style-name="T71">tations (when you consider hex capitalization, ipv6 compression, and leading zeros, the various IPv4 and IPv6 formats, and combinations of all the above), although there are generally a handful of commonly used formats. <text:s/>Generating these strings, whether t</text:span><text:span text:style-name="T72">he handful of commonly used strings or whether the exhaustive lists of all possible strings, can help when searching or matching addresses in databases or text.</text:span></text:p>
        </text:list-item>
        <text:list-item>
          <text:p text:style-name="P73"><text:span text:style-name="T74">Support parsing of all common MAC Address formats in usage</text:span></text:p>
        </text:list-item>
        <text:list-item>
          <text:p text:style-name="P75"><text:span text:style-name="T76">Produce all common MAC address strin</text:span><text:span text:style-name="T77">gs of different formats</text:span></text:p>
        </text:list-item>
        <text:list-item>
          <text:p text:style-name="P78"><text:span text:style-name="T79">Integration of MAC Address with IPv6</text:span></text:p>
        </text:list-item>
        <text:list-item>
          <text:p text:style-name="P80"><text:span text:style-name="T81">Polymorphism</text:span><text:span text:style-name="T82"><text:s/>in the code for IPv4 and IPv6 for applications which must support both transparently. <text:s/>You can write generic non-version-specific code to validate addresses, connect to addresses, pr</text:span><text:span text:style-name="T83">int addresses, mask addresses, etc. <text:s/>You can make use of the address framework.</text:span></text:p>
        </text:list-item>
        <text:list-item>
          <text:p text:style-name="P84"><text:span text:style-name="T85">Thread-safety and immutability</text:span><text:span text:style-name="T86">. <text:s/>The core objects (host names, address strings, addresses, address sections, address segments) are all immutable (like<text:s/></text:span><text:span text:style-name="T87">java.lang.String</text:span><text:span text:style-name="T88"><text:s/>or<text:s/></text:span><text:span text:style-name="T89">java.</text:span><text:span text:style-name="T90">lang.Integer</text:span><text:span text:style-name="T91"><text:s/>instances). <text:s/>They do not change their underlying value.</text:span></text:p>
        </text:list-item>
        <text:list-item>
          <text:p text:style-name="P92"><text:span text:style-name="T93">Manipulation of addresses with prefixes, masks, sections, segments and subnetting</text:span><text:span text:style-name="T94">: applying network prefixes, masking, splitting addresses into sections, joining address segments into lar</text:span><text:span text:style-name="T95">ger segments, generating new subnets and supernets from existing addresses and subnets, iterating through subnets, checking containment within subnets, ipv4-ipv6 conversion, ipv6-mac conversion</text:span></text:p>
        </text:list-item>
        <text:list-item>
          <text:p text:style-name="P96"><text:span text:style-name="T97">Sorting and comparison</text:span><text:span text:style-name="T98"><text:s/>of host names, addresses, address strin</text:span><text:span text:style-name="T99">gs and subnets</text:span></text:p>
        </text:list-item>
        <text:list-item>
          <text:p text:style-name="P100"><text:span text:style-name="T101">Integrate with the primitive java types and the standard java classes<text:s/></text:span><text:span text:style-name="T102">InetAddress</text:span><text:span text:style-name="T103">,<text:s/></text:span><text:span text:style-name="T104">Inet6Address</text:span><text:span text:style-name="T105">,<text:s/></text:span><text:span text:style-name="T106">Inet4Address,<text:s/></text:span><text:span text:style-name="T107">and<text:s/></text:span><text:span text:style-name="T108">BigInteger</text:span><text:span text:style-name="T109">.</text:span></text:p>
        </text:list-item>
      </text:list>
      <text:p text:style-name="P110"/>
      <text:h text:style-name="P111" text:outline-level="2"><text:bookmark-start text:name="_Toc456708503"/><text:bookmark-start text:name="_Toc456696712"/><text:bookmark-start text:name="_Toc456696175"/><text:bookmark-start text:name="_Toc456690032"/><text:bookmark-start text:name="_Toc456689776"/>Supported IP Address Formats<text:bookmark-end text:name="_Toc456708503"/><text:bookmark-end text:name="_Toc456696712"/><text:bookmark-end text:name="_Toc456696175"/><text:bookmark-end text:name="_Toc456690032"/><text:bookmark-end text:name="_Toc456689776"/></text:h>
      <text:p text:style-name="P112">This includes, those supported by the well-known routines inet_aton and inet_pton,<text:s/>the subnet formats listed above, all combinations of the above, and others: <text:s text:c="2"/></text:p>
      <text:list text:style-name="LFO2" text:continue-numbering="true">
        <text:list-item>
          <text:p text:style-name="P113">all the formats supported by inet_pton and inet_aton</text:p>
        </text:list-item>
        <text:list-item>
          <text:p text:style-name="P114">all the formats supported by nmap</text:p>
        </text:list-item>
        <text:list-item>
          <text:p text:style-name="P115">the subnet formats listed above, whether prefixed, masked, wildcards, ranges</text:p>
        </text:list-item>
        <text:list-item>
          <text:p text:style-name="P116">IPv6 canonical, compressed (1::1), mixed (1:2:3:4:5:6:1.2.3.4), [bracketed]:port, and so on</text:p>
        </text:list-item>
        <text:list-item>
          <text:p text:style-name="P117">Hex values</text:p>
        </text:list-item>
        <text:list-item>
          <text:p text:style-name="P118">IPv6 base 85 values</text:p>
        </text:list-item>
        <text:list-item>
          <text:p text:style-name="P119">* represents all addresses both ipv4 and ipv6</text:p>
        </text:list-item>
        <text:list-item>
          <text:p text:style-name="P120">/x with no associated address is interpreted as the mask for prefix length x</text:p>
        </text:list-item>
        <text:list-item>
          <text:p text:style-name="P121">"" the empty string is<text:s/>considered the default loopback</text:p>
        </text:list-item>
      </text:list>
      <text:p text:style-name="P122">For a more detailed list or formats parsed, some examples are below, or see the javadoc for IPAddressString.</text:p>
      <text:p text:style-name="P123"/>
      <text:p text:style-name="P124">Subnet formats</text:p>
      <text:list text:style-name="LFO3" text:continue-numbering="true">
        <text:list-item>
          <text:p text:style-name="P125"><text:span text:style-name="T126">CIDR (Classless Inter-Domain Routing) prefix length subnets</text:span><text:span text:style-name="T127"><text:line-break/></text:span><text:span text:style-name="T128">Adding the prefix length /x creates the</text:span><text:span text:style-name="T129"><text:s/>address or subnet for that network prefix length, depending upon the configuration for prefix handling. <text:s/>The subnet 1.2.0.0/16 is the set of all addresses starting with 1.2</text:span></text:p>
        </text:list-item>
        <text:list-item>
          <text:p text:style-name="P130"><text:span text:style-name="T131">Wildcard (* _) and range (-) subnets:</text:span><text:span text:style-name="T132"><text:line-break/></text:span><text:span text:style-name="T133">* denotes all possible values in one or more</text:span><text:span text:style-name="T134"><text:s/>segments, so 1.*.*.* or just 1.* is equivalent to 1.0.0.0/8</text:span><text:span text:style-name="T135"><text:line-break/></text:span><text:span text:style-name="T136">0-1 denotes the range from 0 to 1<text:s/></text:span><text:span text:style-name="T137"><text:line-break/></text:span><text:span text:style-name="T138">_ replaces any digit at the end of a segment, for example 1_ represents 10 to 19 in decimal or 10 to 1f in hex</text:span></text:p>
        </text:list-item>
        <text:list-item>
          <text:p text:style-name="P139"><text:span text:style-name="T140">Combinations:</text:span><text:span text:style-name="T141"><text:line-break/></text:span><text:span text:style-name="T142">Applying a prefix length to a subne</text:span><text:span text:style-name="T143">t simply applies the prefix to every element of the subnet. <text:s/>1.*.0.0/16 is the same subnet of addresses as 1.0.0.0/8</text:span></text:p>
        </text:list-item>
      </text:list>
      <text:p text:style-name="P144"/>
      <text:p text:style-name="P145">For a more detailed list or formats parsed, some examples are below, or see the javadoc for IPAddressString.</text:p>
      <text:p text:style-name="P146"/>
      <text:h text:style-name="P147" text:outline-level="2"><text:bookmark-start text:name="_Toc456708504"/><text:bookmark-start text:name="_Toc456696713"/><text:bookmark-start text:name="_Toc456696176"/><text:bookmark-start text:name="_Toc456690033"/><text:bookmark-start text:name="_Toc456689777"/>Core classes<text:bookmark-end text:name="_Toc456708504"/><text:bookmark-end text:name="_Toc456696713"/><text:bookmark-end text:name="_Toc456696176"/><text:bookmark-end text:name="_Toc456690033"/><text:bookmark-end text:name="_Toc456689777"/></text:h>
      <text:p text:style-name="P148"><text:span text:style-name="T149">The core classe</text:span><text:span text:style-name="T150">s are<text:s/></text:span><text:span text:style-name="T151">HostName</text:span><text:span text:style-name="T152">,<text:s/></text:span><text:span text:style-name="T153">IPAddressString</text:span><text:span text:style-name="T154">,</text:span><text:span text:style-name="T155"><text:s/></text:span><text:span text:style-name="T156">and<text:s/></text:span><text:span text:style-name="T157">MACAddressString</text:span><text:span text:style-name="T158"><text:s/>along with the<text:s/></text:span><text:span text:style-name="T159">Address</text:span><text:span text:style-name="T160"><text:s/>base class and its subclasses<text:s/></text:span><text:span text:style-name="T161">IPAddress, IPv4Address</text:span><text:span text:style-name="T162">,<text:s/></text:span><text:span text:style-name="T163">IPv6Address</text:span><text:span text:style-name="T164">,</text:span><text:span text:style-name="T165"><text:s/></text:span><text:span text:style-name="T166">and<text:s/></text:span><text:span text:style-name="T167">MACAddress</text:span><text:span text:style-name="T168">. <text:s/>If you have a textual representation of an IP address, then start with<text:s/></text:span><text:span text:style-name="T169">HostName</text:span><text:span text:style-name="T170"><text:s/>or<text:s/></text:span><text:span text:style-name="T171">IPAddressStr</text:span><text:span text:style-name="T172">ing</text:span><text:span text:style-name="T173">. <text:s/>If you have numeric bytes or integers, then start with<text:s/></text:span><text:span text:style-name="T174">IPV4Address</text:span><text:span text:style-name="T175">,<text:s/></text:span><text:span text:style-name="T176">IPV6Address</text:span><text:span text:style-name="T177"><text:s/>or<text:s/></text:span><text:span text:style-name="T178">MACAddress. <text:s/></text:span><text:span text:style-name="T179">Note that address instances can represent either a single address or a subnet. <text:s/>If you have an address or host name with a port, then use<text:s/></text:span><text:span text:style-name="T180">HostName</text:span><text:span text:style-name="T181">.</text:span></text:p>
      <text:p text:style-name="P182"/>
      <text:h text:style-name="P183" text:outline-level="2"><text:bookmark-start text:name="_Toc456708505"/><text:bookmark-start text:name="_Toc456696714"/><text:bookmark-start text:name="_Toc456696177"/>Parse<text:s/>String Representation of IP Address or Host Name<text:bookmark-end text:name="_Toc456708505"/><text:bookmark-end text:name="_Toc456696714"/><text:bookmark-end text:name="_Toc456696177"/></text:h>
      <text:p text:style-name="P184"><text:span text:style-name="T185">IPAddressString is used to convert. <text:s/>You can use one of<text:s/></text:span><text:span text:style-name="T186">getAddress</text:span><text:span text:style-name="T187"><text:s/>or<text:s/></text:span><text:span text:style-name="T188">toAddress</text:span><text:span text:style-name="T189">, the difference being whether parsing errors are handled by exception or not.</text:span></text:p>
      <text:p text:style-name="P190"/>
      <text:p text:style-name="P191"><text:span text:style-name="T192">IPAddress<text:s/></text:span><text:span text:style-name="T193">address</text:span><text:span text:style-name="T194"><text:s/>=<text:s/></text:span><text:span text:style-name="T195">new</text:span><text:span text:style-name="T196"><text:s/>IPAddressString(</text:span><text:span text:style-name="T197">"1.2.3.4"</text:span><text:span text:style-name="T198">).getAddress();</text:span></text:p>
      <text:p text:style-name="P199"><text:span text:style-name="T200">if</text:span><text:span text:style-name="T201">(</text:span><text:span text:style-name="T202">address</text:span><text:span text:style-name="T203"><text:s/>!=<text:s/></text:span><text:span text:style-name="T204">null</text:span><text:span text:style-name="T205">) {</text:span></text:p>
      <text:p text:style-name="P206"><text:span text:style-name="T207"><text:tab/></text:span><text:span text:style-name="T208">//use address here</text:span></text:p>
      <text:p text:style-name="P209"><text:span text:style-name="T210">}</text:span></text:p>
      <text:p text:style-name="P211"/>
      <text:p text:style-name="P212"><text:span text:style-name="T213">or</text:span></text:p>
      <text:p text:style-name="P214"/>
      <text:p text:style-name="P215"><text:span text:style-name="T216">String<text:s/></text:span><text:span text:style-name="T217">str</text:span><text:span text:style-name="T218"><text:s/>=<text:s/></text:span><text:span text:style-name="T219">"1.2.3.4"</text:span><text:span text:style-name="T220">;</text:span></text:p>
      <text:p text:style-name="P221"><text:span text:style-name="T222">try</text:span><text:span text:style-name="T223"><text:s/>{</text:span></text:p>
      <text:p text:style-name="P224"><text:span text:style-name="T225"><text:tab/>IPAddress<text:s/></text:span><text:span text:style-name="T226">address</text:span><text:span text:style-name="T227"><text:s/>=<text:s/></text:span><text:span text:style-name="T228">new</text:span><text:span text:style-name="T229"><text:s/>IPAddressString(str).toAddress();</text:span></text:p>
      <text:p text:style-name="P230"><text:span text:style-name="T231"><text:tab/></text:span><text:span text:style-name="T232">//use address here</text:span><text:span text:style-name="T233"><text:tab/></text:span><text:span text:style-name="T234"><text:tab/></text:span></text:p>
      <text:p text:style-name="P235"><text:span text:style-name="T236">}<text:s/></text:span><text:span text:style-name="T237">catch</text:span><text:span text:style-name="T238"><text:s/>(AddressStringException<text:s/></text:span><text:span text:style-name="T239">e</text:span><text:span text:style-name="T240">) {</text:span></text:p>
      <text:p text:style-name="P241"><text:span text:style-name="T242"><text:tab/>String msg =<text:s/></text:span><text:span text:style-name="T243">e</text:span><text:span text:style-name="T244">.getMessage();</text:span><text:span text:style-name="T245">//detailed message indicating issue</text:span></text:p>
      <text:p text:style-name="P246"><text:span text:style-name="T247">}</text:span></text:p>
      <text:p text:style-name="P248"/>
      <text:p text:style-name="P249"><text:span text:style-name="T250">If you have either a host name or an address, you can use HostName:</text:span></text:p>
      <text:p text:style-name="P251"/>
      <text:p text:style-name="P252"><text:span text:style-name="T253">public</text:span><text:span text:style-name="T254"><text:s/></text:span><text:span text:style-name="T255">static</text:span><text:span text:style-name="T256"><text:s/></text:span><text:span text:style-name="T257">void</text:span><text:span text:style-name="T258"><text:s/>main(String[]<text:s/></text:span><text:span text:style-name="T259">args</text:span><text:span text:style-name="T260">) {</text:span></text:p>
      <text:p text:style-name="P261"><text:span text:style-name="T262"><text:tab/></text:span><text:span text:style-name="T263">check</text:span><text:span text:style-name="T264">(</text:span><text:span text:style-name="T265">new</text:span><text:span text:style-name="T266"><text:s/>HostName(</text:span><text:span text:style-name="T267">"[::1]"</text:span><text:span text:style-name="T268">));</text:span></text:p>
      <text:p text:style-name="P269"><text:span text:style-name="T270"><text:tab/></text:span><text:span text:style-name="T271">check</text:span><text:span text:style-name="T272">(</text:span><text:span text:style-name="T273">new</text:span><text:span text:style-name="T274"><text:s/>HostName(</text:span><text:span text:style-name="T275">"*"</text:span><text:span text:style-name="T276">));</text:span></text:p>
      <text:p text:style-name="P277"><text:span text:style-name="T278"><text:tab/></text:span><text:span text:style-name="T279">check</text:span><text:span text:style-name="T280">(</text:span><text:span text:style-name="T281">new</text:span><text:span text:style-name="T282"><text:s/>HostName(</text:span><text:span text:style-name="T283">"a.b.com"</text:span><text:span text:style-name="T284">));</text:span></text:p>
      <text:p text:style-name="P285">}</text:p>
      <text:p text:style-name="P286"><text:tab/></text:p>
      <text:p text:style-name="P287"><text:span text:style-name="T288">static</text:span><text:span text:style-name="T289"><text:s/></text:span><text:span text:style-name="T290">void</text:span><text:span text:style-name="T291"><text:s/></text:span><text:span text:style-name="T292">check(HostName<text:s/></text:span><text:span text:style-name="T293">host</text:span><text:span text:style-name="T294">) {</text:span></text:p>
      <text:p text:style-name="P295"><text:span text:style-name="T296"><text:tab/></text:span><text:span text:style-name="T297">if</text:span><text:span text:style-name="T298">(</text:span><text:span text:style-name="T299">host</text:span><text:span text:style-name="T300">.isAddress()) {</text:span></text:p>
      <text:p text:style-name="P301"><text:span text:style-name="T302"><text:tab/></text:span><text:span text:style-name="T303"><text:tab/>System.</text:span><text:span text:style-name="T304">out</text:span><text:span text:style-name="T305">.println(</text:span><text:span text:style-name="T306">"address: "</text:span><text:span text:style-name="T307"><text:s/>+<text:s/></text:span><text:span text:style-name="T308">host</text:span><text:span text:style-name="T309">.asAddress().toCanonicalString());</text:span></text:p>
      <text:p text:style-name="P310"><text:span text:style-name="T311"><text:tab/>}<text:s/></text:span><text:span text:style-name="T312">else</text:span><text:span text:style-name="T313"><text:s/></text:span><text:span text:style-name="T314">if</text:span><text:span text:style-name="T315">(</text:span><text:span text:style-name="T316">host</text:span><text:span text:style-name="T317">.isAddressString()) {</text:span></text:p>
      <text:p text:style-name="P318"><text:span text:style-name="T319"><text:tab/></text:span><text:span text:style-name="T320"><text:tab/>System.</text:span><text:span text:style-name="T321">out</text:span><text:span text:style-name="T322">.println(</text:span><text:span text:style-name="T323">"address string with ambiguous address: "</text:span><text:span text:style-name="T324"><text:s/>+</text:span></text:p>
      <text:p text:style-name="P325"><text:span text:style-name="T326"><text:tab/></text:span><text:span text:style-name="T327"><text:tab/></text:span><text:span text:style-name="T328"><text:tab/></text:span><text:span text:style-name="T329">host</text:span><text:span text:style-name="T330">.asAddressString());</text:span></text:p>
      <text:p text:style-name="P331"><text:span text:style-name="T332"><text:tab/>}<text:s/></text:span><text:span text:style-name="T333">else</text:span><text:span text:style-name="T334"><text:s/>{</text:span></text:p>
      <text:p text:style-name="P335"><text:span text:style-name="T336"><text:tab/></text:span><text:span text:style-name="T337"><text:tab/>System.</text:span><text:span text:style-name="T338">out</text:span><text:span text:style-name="T339">.println(</text:span><text:span text:style-name="T340">"host name with labels: "</text:span><text:span text:style-name="T341"><text:s/>+</text:span></text:p>
      <text:p text:style-name="P342"><text:span text:style-name="T343"><text:s/></text:span><text:span text:style-name="T344"><text:tab/></text:span><text:span text:style-name="T345"><text:tab/></text:span><text:span text:style-name="T346"><text:tab/>Arrays.</text:span><text:span text:style-name="T347">asList</text:span><text:span text:style-name="T348">(</text:span><text:span text:style-name="T349">host</text:span><text:span text:style-name="T350">.getNormalizedLabels()));</text:span></text:p>
      <text:p text:style-name="P351"><text:tab/>}</text:p>
      <text:p text:style-name="P352"><text:span text:style-name="T353">}</text:span></text:p>
      <text:p text:style-name="P354"/>
      <text:p text:style-name="P355"><text:span text:style-name="T356">Output:</text:span></text:p>
      <text:p text:style-name="P357"/>
      <text:p text:style-name="P358">address: ::1</text:p>
      <text:p text:style-name="P359">address string with ambiguous address: *</text:p>
      <text:p text:style-name="P360">host name with labels: [a, b, com]</text:p>
      <text:p text:style-name="P361"/>
      <text:p text:style-name="P362">Format Examples</text:p>
      <text:p text:style-name="P363"/>
      <text:p text:style-name="P364">Many formats are supported. <text:s/>For instance, the address 1:2:3:0:0:6:: can be represented many ways as shown.</text:p>
      <text:p text:style-name="P365"/>
      <text:p text:style-name="P366"><text:span text:style-name="T367">static</text:span><text:span text:style-name="T368"><text:s/></text:span><text:span text:style-name="T369">void</text:span><text:span text:style-name="T370"><text:s/>parse(String<text:s/></text:span><text:span text:style-name="T371">formats</text:span><text:span text:style-name="T372">[]) {</text:span></text:p>
      <text:p text:style-name="P373"><text:span text:style-name="T374"><text:tab/></text:span><text:span text:style-name="T375">for</text:span><text:span text:style-name="T376">(String<text:s/></text:span><text:span text:style-name="T377">format</text:span><text:span text:style-name="T378"><text:s/>:<text:s/></text:span><text:span text:style-name="T379">formats</text:span><text:span text:style-name="T380">) {</text:span></text:p>
      <text:p text:style-name="P381"><text:span text:style-name="T382"><text:tab/></text:span><text:span text:style-name="T383"><text:tab/>System.</text:span><text:span text:style-name="T384">out</text:span><text:span text:style-name="T385">.println(</text:span><text:span text:style-name="T386">new</text:span><text:span text:style-name="T387"><text:s/>IPAddressString(</text:span><text:span text:style-name="T388">format</text:span><text:span text:style-name="T389">).getAddress());</text:span></text:p>
      <text:p text:style-name="P390"><text:span text:style-name="T391"><text:tab/>}</text:span></text:p>
      <text:p text:style-name="P392"><text:span text:style-name="T393">}</text:span></text:p>
      <text:p text:style-name="P394"><text:span text:style-name="T395"><text:tab/></text:span></text:p>
      <text:p text:style-name="P396"><text:span text:style-name="T397">static</text:span><text:span text:style-name="T398"><text:s/></text:span><text:span text:style-name="T399">void</text:span><text:span text:style-name="T400"><text:s/>parseHost(String<text:s/></text:span><text:span text:style-name="T401">formats</text:span><text:span text:style-name="T402">[]) {</text:span></text:p>
      <text:p text:style-name="P403"><text:span text:style-name="T404"><text:tab/></text:span><text:span text:style-name="T405">for</text:span><text:span text:style-name="T406">(String<text:s/></text:span><text:span text:style-name="T407">format</text:span><text:span text:style-name="T408"><text:s/>:<text:s/></text:span><text:span text:style-name="T409">formats</text:span><text:span text:style-name="T410">) {</text:span></text:p>
      <text:p text:style-name="P411"><text:span text:style-name="T412"><text:tab/></text:span><text:span text:style-name="T413"><text:tab/>System.</text:span><text:span text:style-name="T414">out</text:span><text:span text:style-name="T415">.println(</text:span><text:span text:style-name="T416">new</text:span><text:span text:style-name="T417"><text:s/>HostName(</text:span><text:span text:style-name="T418">format</text:span><text:span text:style-name="T419">).getAddress());</text:span></text:p>
      <text:p text:style-name="P420"><text:span text:style-name="T421"><text:tab/>}</text:span></text:p>
      <text:p text:style-name="P422">}</text:p>
      <text:p text:style-name="P423"/>
      <text:p text:style-name="P424"><text:span text:style-name="T425">public</text:span><text:span text:style-name="T426"><text:s/></text:span><text:span text:style-name="T427">static</text:span><text:span text:style-name="T428"><text:s/></text:span><text:span text:style-name="T429">void</text:span><text:span text:style-name="T430"><text:s/>main(String[]<text:s/></text:span><text:span text:style-name="T431">args</text:span><text:span text:style-name="T432">) {</text:span></text:p>
      <text:p text:style-name="P433"><text:span text:style-name="T434">String<text:s/></text:span><text:span text:style-name="T435">formats</text:span><text:span text:style-name="T436">[] = {</text:span></text:p>
      <text:p text:style-name="P437"><text:span text:style-name="T438"><text:tab/></text:span><text:span text:style-name="T439"><text:tab/></text:span><text:span text:style-name="T440">"1:2:3:0:0:6::"</text:span><text:span text:style-name="T441">,</text:span></text:p>
      <text:p text:style-name="P442"><text:span text:style-name="T443"><text:tab/></text:span><text:span text:style-name="T444"><text:tab/></text:span><text:span text:style-name="T445">"1:2:3:0:0:6:0:0"</text:span><text:span text:style-name="T446">,</text:span></text:p>
      <text:p text:style-name="P447"><text:span text:style-name="T448"><text:tab/></text:span><text:span text:style-name="T449"><text:tab/></text:span><text:span text:style-name="T450">"1:2:3::6:0:0"</text:span><text:span text:style-name="T451">,</text:span></text:p>
      <text:p text:style-name="P452"><text:span text:style-name="T453"><text:tab/></text:span><text:span text:style-name="T454"><text:tab/></text:span><text:span text:style-name="T455">"0001:0002:0003:0000:0000:0006:0000:0000"</text:span><text:span text:style-name="T456">,</text:span></text:p>
      <text:p text:style-name="P457"><text:span text:style-name="T458"><text:tab/></text:span><text:span text:style-name="T459"><text:tab/></text:span><text:span text:style-name="T460">"1:2:3::6:0.0.0.0"</text:span><text:span text:style-name="T461">,</text:span></text:p>
      <text:p text:style-name="P462"><text:span text:style-name="T463"><text:tab/></text:span><text:span text:style-name="T464"><text:tab/></text:span><text:span text:style-name="T465">"1:2:3:0:0:6::"</text:span><text:span text:style-name="T466">,</text:span></text:p>
      <text:p text:style-name="P467"><text:span text:style-name="T468"><text:tab/></text:span><text:span text:style-name="T469"><text:tab/></text:span><text:span text:style-name="T470">"008JQWOV7O(=61h*;$LC"</text:span><text:span text:style-name="T471">,</text:span></text:p>
      <text:p text:style-name="P472"><text:span text:style-name="T473"><text:tab/></text:span><text:span text:style-name="T474"><text:tab/></text:span><text:span text:style-name="T475">"0x00010002000300000000000600000000"</text:span></text:p>
      <text:p text:style-name="P476"><text:span text:style-name="T477"><text:tab/>};</text:span></text:p>
      <text:p text:style-name="P478"><text:span text:style-name="T479"><text:tab/></text:span><text:span text:style-name="T480">parse</text:span><text:span text:style-name="T481">(</text:span><text:span text:style-name="T482">formats</text:span><text:span text:style-name="T483">);</text:span></text:p>
      <text:p text:style-name="P484"><text:span text:style-name="T485"><text:tab/>String<text:s/></text:span><text:span text:style-name="T486">hostFormats</text:span><text:span text:style-name="T487">[] = {</text:span></text:p>
      <text:p text:style-name="P488"><text:span text:style-name="T489">"[1:2:3:0:0:6::]"</text:span><text:span text:style-name="T490">,</text:span></text:p>
      <text:p text:style-name="P491"><text:span text:style-name="T492"><text:tab/></text:span><text:span text:style-name="T493"><text:tab/></text:span><text:span text:style-name="T494">"[1:2:3:0:0:6:0:0]"</text:span><text:span text:style-name="T495">,</text:span></text:p>
      <text:p text:style-name="P496"><text:span text:style-name="T497"><text:tab/></text:span><text:span text:style-name="T498"><text:tab/></text:span><text:span text:style-name="T499">"[1:2:3::6:0:0]"</text:span><text:span text:style-name="T500">,</text:span></text:p>
      <text:p text:style-name="P501"><text:span text:style-name="T502"><text:tab/></text:span><text:span text:style-name="T503"><text:tab/></text:span><text:span text:style-name="T504">"[0001:0002:0003:0000:0000:0006:0000:0000]"</text:span><text:span text:style-name="T505">,</text:span></text:p>
      <text:p text:style-name="P506"><text:span text:style-name="T507"><text:tab/></text:span><text:span text:style-name="T508"><text:tab/></text:span><text:span text:style-name="T509">"[1:2:3::6:0.0.0.0]"</text:span><text:span text:style-name="T510">,</text:span></text:p>
      <text:p text:style-name="P511"><text:span text:style-name="T512"><text:tab/></text:span><text:span text:style-name="T513"><text:tab/></text:span><text:span text:style-name="T514">"[1:2:3:0:0:6::]"</text:span><text:span text:style-name="T515">,</text:span></text:p>
      <text:p text:style-name="P516"><text:span text:style-name="T517"><text:tab/></text:span><text:span text:style-name="T518"><text:tab/></text:span><text:span text:style-name="T519">"[008JQWOV7O(=61h*;$LC]"</text:span><text:span text:style-name="T520">,</text:span></text:p>
      <text:p text:style-name="P521"><text:span text:style-name="T522"><text:tab/></text:span><text:span text:style-name="T523"><text:tab/></text:span><text:span text:style-name="T524">"[0x00010002000300000000000600000000]"</text:span><text:span text:style-name="T525">,</text:span></text:p>
      <text:p text:style-name="P526"><text:span text:style-name="T527"><text:tab/></text:span><text:span text:style-name="T528"><text:tab/></text:span><text:span text:style-name="T529">"0.0.0.0.0.0.0.0.6.0.0.0.0.0.0.0.0.0.0.0.3.0.0.0.2.0.0.0.1.0.0.0.ip6.arpa"</text:span><text:span text:style-name="T530">,</text:span></text:p>
      <text:p text:style-name="P531"><text:span text:style-name="T532"><text:tab/></text:span><text:span text:style-name="T533"><text:tab/></text:span><text:span text:style-name="T534">"1-2-3-0-0-6-0-0.ipv6-literal.net"</text:span></text:p>
      <text:p text:style-name="P535"><text:span text:style-name="T536"><text:tab/>};</text:span></text:p>
      <text:p text:style-name="P537"><text:span text:style-name="T538"><text:tab/></text:span><text:span text:style-name="T539">parseHost</text:span><text:span text:style-name="T540">(</text:span><text:span text:style-name="T541">hostFormats</text:span><text:span text:style-name="T542">);</text:span></text:p>
      <text:p text:style-name="P543">}</text:p>
      <text:p text:style-name="P544"/>
      <text:p text:style-name="P545">Output:</text:p>
      <text:p text:style-name="P546"><text:span text:style-name="T547">1:2:3:0:0:6:0:0</text:span></text:p>
      <text:p text:style-name="P548"><text:span text:style-name="T549">1:2:3:0:0:6:0:0</text:span></text:p>
      <text:p text:style-name="P550"><text:span text:style-name="T551">1:2:3:0:0:6:0:0</text:span></text:p>
      <text:p text:style-name="P552"><text:span text:style-name="T553">1:2:3:0:0:6:0:0</text:span></text:p>
      <text:p text:style-name="P554"><text:span text:style-name="T555">1:2:3:0:0:6:0:0</text:span></text:p>
      <text:p text:style-name="P556"><text:span text:style-name="T557">1:2:3:0:0:6:0:0</text:span></text:p>
      <text:p text:style-name="P558"><text:span text:style-name="T559">1:2:3:0:0:6:0:0</text:span></text:p>
      <text:p text:style-name="P560"><text:span text:style-name="T561">1:2:3:0:0:6:0:0</text:span></text:p>
      <text:p text:style-name="P562"><text:span text:style-name="T563">1:2:3:0:0:6:0:0</text:span></text:p>
      <text:p text:style-name="P564"><text:span text:style-name="T565">1:2:3:0:0:6:0:0</text:span></text:p>
      <text:p text:style-name="P566"><text:span text:style-name="T567">1:2:3:0:0:6:0:0</text:span></text:p>
      <text:p text:style-name="P568"><text:span text:style-name="T569">1:2:3:0:0:6:0:0</text:span></text:p>
      <text:p text:style-name="P570"><text:span text:style-name="T571">1:2:3:0:0:6:0:0</text:span></text:p>
      <text:p text:style-name="P572"><text:span text:style-name="T573">1:2:3:0:0:6:0:0</text:span></text:p>
      <text:p text:style-name="P574"/>
      <text:p text:style-name="P575">Subnet strings are supported as well, using CIDR prefix notation or characters indicating range (‘-‘ for a specific range or ‘*’ for full range segments).</text:p>
      <text:p text:style-name="P576"/>
      <text:p text:style-name="P577"><text:span text:style-name="T578">For instance, the subnet<text:s/></text:span><text:span text:style-name="T579">ffff::/104</text:span><text:span text:style-name="T580"><text:s/>can be represen</text:span><text:span text:style-name="T581">ted many ways:</text:span></text:p>
      <text:p text:style-name="P582"/>
      <text:p text:style-name="P583"><text:span text:style-name="T584">static</text:span><text:span text:style-name="T585"><text:s/></text:span><text:span text:style-name="T586">void</text:span><text:span text:style-name="T587"><text:s/>parse(String<text:s/></text:span><text:span text:style-name="T588">formats</text:span><text:span text:style-name="T589">[]) {</text:span></text:p>
      <text:p text:style-name="P590"><text:span text:style-name="T591"><text:tab/></text:span><text:span text:style-name="T592">for</text:span><text:span text:style-name="T593">(String<text:s/></text:span><text:span text:style-name="T594">format</text:span><text:span text:style-name="T595"><text:s/>:<text:s/></text:span><text:span text:style-name="T596">formats</text:span><text:span text:style-name="T597">) {</text:span></text:p>
      <text:p text:style-name="P598"><text:span text:style-name="T599"><text:tab/></text:span><text:span text:style-name="T600"><text:tab/>System.</text:span><text:span text:style-name="T601">out</text:span><text:span text:style-name="T602">.println(</text:span><text:span text:style-name="T603">new</text:span><text:span text:style-name="T604"><text:s/>IPAddressString(</text:span><text:span text:style-name="T605">format</text:span><text:span text:style-name="T606">).getAddress().assignPrefixForSingleBlock());</text:span></text:p>
      <text:p text:style-name="P607"><text:span text:style-name="T608"><text:tab/>}</text:span></text:p>
      <text:p text:style-name="P609"><text:span text:style-name="T610">}</text:span></text:p>
      <text:p text:style-name="P611"><text:span text:style-name="T612"><text:tab/></text:span></text:p>
      <text:p text:style-name="P613"><text:span text:style-name="T614">static</text:span><text:span text:style-name="T615"><text:s/></text:span><text:span text:style-name="T616">void</text:span><text:span text:style-name="T617"><text:s/>parseHost(String<text:s/></text:span><text:span text:style-name="T618">formats</text:span><text:span text:style-name="T619">[]) {</text:span></text:p>
      <text:p text:style-name="P620"><text:span text:style-name="T621"><text:tab/></text:span><text:span text:style-name="T622">for</text:span><text:span text:style-name="T623">(String<text:s/></text:span><text:span text:style-name="T624">format</text:span><text:span text:style-name="T625"><text:s/>:<text:s/></text:span><text:span text:style-name="T626">formats</text:span><text:span text:style-name="T627">) {</text:span></text:p>
      <text:p text:style-name="P628"><text:span text:style-name="T629"><text:tab/></text:span><text:span text:style-name="T630"><text:tab/>System.</text:span><text:span text:style-name="T631">out</text:span><text:span text:style-name="T632">.println(</text:span><text:span text:style-name="T633">new</text:span><text:span text:style-name="T634"><text:s/>HostName(</text:span><text:span text:style-name="T635">format</text:span><text:span text:style-name="T636">).getAddress().assignPrefixForSingleBlock ());</text:span></text:p>
      <text:p text:style-name="P637"><text:span text:style-name="T638"><text:tab/>}</text:span></text:p>
      <text:p text:style-name="P639">}</text:p>
      <text:p text:style-name="P640"/>
      <text:p text:style-name="P641"><text:span text:style-name="T642">public</text:span><text:span text:style-name="T643"><text:s/></text:span><text:span text:style-name="T644">static</text:span><text:span text:style-name="T645"><text:s/></text:span><text:span text:style-name="T646">void</text:span><text:span text:style-name="T647"><text:s/>main(String[]<text:s/></text:span><text:span text:style-name="T648">args</text:span><text:span text:style-name="T649">) {</text:span></text:p>
      <text:p text:style-name="P650"><text:span text:style-name="T651"><text:tab/></text:span><text:span text:style-name="T652">String<text:s/></text:span><text:span text:style-name="T653">prefixedFormats</text:span><text:span text:style-name="T654">[] = {</text:span></text:p>
      <text:p text:style-name="P655"><text:span text:style-name="T656"><text:tab/></text:span><text:span text:style-name="T657"><text:tab/></text:span><text:span text:style-name="T658">"ffff::/104"</text:span><text:span text:style-name="T659">,</text:span></text:p>
      <text:p text:style-name="P660"><text:span text:style-name="T661"><text:tab/></text:span><text:span text:style-name="T662"><text:tab/></text:span><text:span text:style-name="T663">"ffff:0:0:0:0:0:0:0/104"</text:span><text:span text:style-name="T664">,</text:span></text:p>
      <text:p text:style-name="P665"><text:span text:style-name="T666"><text:tab/></text:span><text:span text:style-name="T667"><text:tab/></text:span><text:span text:style-name="T668">"ffff:0000:0000:0000:0000:0000:0000:0000/104"</text:span><text:span text:style-name="T669">,</text:span></text:p>
      <text:p text:style-name="P670"><text:span text:style-name="T671"><text:tab/></text:span><text:span text:style-name="T672"><text:tab/></text:span><text:span text:style-name="T673">"ffff::/104"</text:span><text:span text:style-name="T674">,</text:span></text:p>
      <text:p text:style-name="P675"><text:span text:style-name="T676"><text:tab/></text:span><text:span text:style-name="T677"><text:tab/></text:span><text:span text:style-name="T678">"ffff::0.0.0.0/104"</text:span><text:span text:style-name="T679">,</text:span></text:p>
      <text:p text:style-name="P680"><text:span text:style-name="T681"><text:tab/></text:span><text:span text:style-name="T682"><text:tab/></text:span><text:span text:style-name="T683">"=q{+M|w0(OeO5^EGP660/104"</text:span></text:p>
      <text:p text:style-name="P684"><text:span text:style-name="T685">};</text:span></text:p>
      <text:p text:style-name="P686"><text:span text:style-name="T687"><text:tab/>String<text:s/></text:span><text:span text:style-name="T688">rangeFormats</text:span><text:span text:style-name="T689">[] = {</text:span></text:p>
      <text:p text:style-name="P690"><text:span text:style-name="T691"><text:tab/></text:span><text:span text:style-name="T692"><text:tab/></text:span><text:span text:style-name="T693">"ffff:0:0:0:0:0:0-ff:*"</text:span><text:span text:style-name="T694">,</text:span></text:p>
      <text:p text:style-name="P695"><text:span text:style-name="T696"><text:tab/></text:span><text:span text:style-name="T697"><text:tab/></text:span><text:span text:style-name="T698">"ffff::0-ff:*"</text:span><text:span text:style-name="T699">,</text:span></text:p>
      <text:p text:style-name="P700"><text:span text:style-name="T701"><text:tab/></text:span><text:span text:style-name="T702"><text:tab/></text:span><text:span text:style-name="T703">"ffff::0-ff:*"</text:span><text:span text:style-name="T704">,</text:span></text:p>
      <text:p text:style-name="P705"><text:span text:style-name="T706"><text:tab/></text:span><text:span text:style-name="T707"><text:tab/></text:span><text:span text:style-name="T708">"0xffff0000000000000000000000000000-0xffff0000000000000000000000ffffff"</text:span></text:p>
      <text:p text:style-name="P709">};</text:p>
      <text:p text:style-name="P710"><text:span text:style-name="T711"><text:tab/></text:span><text:span text:style-name="T712">parse</text:span><text:span text:style-name="T713">(</text:span><text:span text:style-name="T714">prefixedFormats</text:span><text:span text:style-name="T715">);</text:span></text:p>
      <text:p text:style-name="P716"><text:span text:style-name="T717"><text:tab/></text:span><text:span text:style-name="T718">parse</text:span><text:span text:style-name="T719">(</text:span><text:span text:style-name="T720">rangeFormats</text:span><text:span text:style-name="T721">);</text:span></text:p>
      <text:p text:style-name="P722"><text:span text:style-name="T723"><text:tab/>String<text:s/></text:span><text:span text:style-name="T724">hostFormats</text:span><text:span text:style-name="T725">[] = {</text:span></text:p>
      <text:p text:style-name="P726"><text:span text:style-name="T727">"[ffff::]/104"</text:span><text:span text:style-name="T728">,</text:span></text:p>
      <text:p text:style-name="P729"><text:span text:style-name="T730"><text:tab/></text:span><text:span text:style-name="T731"><text:tab/></text:span><text:span text:style-name="T732">"[ffff:0:0:0:0:0:0:0]/104"</text:span><text:span text:style-name="T733">,</text:span></text:p>
      <text:p text:style-name="P734"><text:span text:style-name="T735"><text:tab/></text:span><text:span text:style-name="T736"><text:tab/></text:span><text:span text:style-name="T737">"[ffff:0000:0000:0000:0000:0000:0000:0000]/104"</text:span><text:span text:style-name="T738">,</text:span></text:p>
      <text:p text:style-name="P739"><text:span text:style-name="T740"><text:tab/></text:span><text:span text:style-name="T741"><text:tab/></text:span><text:span text:style-name="T742">"[ffff::]/104"</text:span><text:span text:style-name="T743">,</text:span></text:p>
      <text:p text:style-name="P744"><text:span text:style-name="T745"><text:tab/></text:span><text:span text:style-name="T746"><text:tab/></text:span><text:span text:style-name="T747">"[ffff::0.0.0.0]/104"</text:span><text:span text:style-name="T748">,</text:span></text:p>
      <text:p text:style-name="P749"><text:span text:style-name="T750"><text:tab/></text:span><text:span text:style-name="T751"><text:tab/></text:span><text:span text:style-name="T752">"[=q{+M|w0(OeO5^EGP660]/104",</text:span></text:p>
      <text:p text:style-name="P753"/>
      <text:p text:style-name="P754"><text:span text:style-name="T755">"[ffff:0:0:0:0:0:0-ff:*]"</text:span><text:span text:style-name="T756">,</text:span></text:p>
      <text:p text:style-name="P757"><text:span text:style-name="T758"><text:tab/></text:span><text:span text:style-name="T759"><text:tab/></text:span><text:span text:style-name="T760">"[ffff::0-ff:*]"</text:span><text:span text:style-name="T761">,</text:span></text:p>
      <text:p text:style-name="P762"><text:span text:style-name="T763"><text:tab/></text:span><text:span text:style-name="T764"><text:tab/></text:span><text:span text:style-name="T765">"[ffff::0-ff:*]"</text:span><text:span text:style-name="T766">,</text:span></text:p>
      <text:p text:style-name="P767"><text:span text:style-name="T768"><text:tab/></text:span><text:span text:style-name="T769"><text:tab/></text:span><text:span text:style-name="T770">"[0xffff0000000000000000000000000000-0xffff0000000000000000000000ffffff]"</text:span><text:span text:style-name="T771">,</text:span></text:p>
      <text:p text:style-name="P772"><text:span text:style-name="T773"><text:tab/></text:span><text:span text:style-name="T774"><text:tab/></text:span><text:span text:style-name="T775">"*.*.*.*.*.*.0.0.0.0.0.0.0.0.0.0.0.0.0.0.0.0.0.0.0.0.0.0.f.f.f.f.ip6.arpa"</text:span><text:span text:style-name="T776">,</text:span></text:p>
      <text:p text:style-name="P777"><text:span text:style-name="T778"><text:tab/></text:span><text:span text:style-name="T779"><text:tab/></text:span><text:span text:style-name="T780">"ffff-0-0-0-0-0-0-0.ipv6-literal.net/104"</text:span></text:p>
      <text:p text:style-name="P781"><text:span text:style-name="T782"><text:tab/>};</text:span></text:p>
      <text:p text:style-name="P783"><text:span text:style-name="T784"><text:tab/></text:span><text:span text:style-name="T785">parseHost</text:span><text:span text:style-name="T786">(</text:span><text:span text:style-name="T787">hostFormats</text:span><text:span text:style-name="T788">);</text:span></text:p>
      <text:p text:style-name="P789"><text:span text:style-name="T790">}</text:span></text:p>
      <text:p text:style-name="P791"/>
      <text:p text:style-name="P792">Output:</text:p>
      <text:p text:style-name="P793">ffff:0:0:0:0:0:0:0/104<text:s/></text:p>
      <text:p text:style-name="P794"><text:span text:style-name="T795">ffff:0:0:0:0:0:0:0/104</text:span></text:p>
      <text:p text:style-name="P796"><text:span text:style-name="T797">ffff:0:0:0:0:0:0:0/104</text:span></text:p>
      <text:p text:style-name="P798"><text:span text:style-name="T799">ffff:0:0:0:0:0:0:0/104</text:span></text:p>
      <text:p text:style-name="P800"><text:span text:style-name="T801">ffff:0:0:0:0:0:0:0/104</text:span></text:p>
      <text:p text:style-name="P802"><text:span text:style-name="T803">ffff:0:0:0:0:0:0:0/104</text:span></text:p>
      <text:p text:style-name="P804"><text:span text:style-name="T805">ffff:0:0:0:0:0:0:0/104</text:span></text:p>
      <text:p text:style-name="P806"><text:span text:style-name="T807">ffff:0:0:0:0:0:0:0/104</text:span></text:p>
      <text:p text:style-name="P808"><text:span text:style-name="T809">ffff:0:0:0:0:0:0:0/104</text:span></text:p>
      <text:p text:style-name="P810"><text:span text:style-name="T811">ffff:0:0:0:0:0:0:0/104</text:span></text:p>
      <text:p text:style-name="P812"><text:span text:style-name="T813">ffff:0:0:0:0:0:0:0/104</text:span></text:p>
      <text:p text:style-name="P814"><text:span text:style-name="T815">ffff:0:0:0:0:0:0:0/104</text:span></text:p>
      <text:p text:style-name="P816"><text:span text:style-name="T817">ffff:0:0:0:0:0:0:0/104</text:span></text:p>
      <text:p text:style-name="P818"><text:span text:style-name="T819">ffff:0:0:0:0:0:0:0/104</text:span></text:p>
      <text:p text:style-name="P820"><text:span text:style-name="T821">ffff:0:0:0:0:0:0:0/104</text:span></text:p>
      <text:p text:style-name="P822"><text:span text:style-name="T823">ffff:0:0:0:0:0:0:0/104</text:span></text:p>
      <text:p text:style-name="P824"><text:span text:style-name="T825">ffff:0:0:0:0:0:0:0/104</text:span></text:p>
      <text:p text:style-name="P826"><text:span text:style-name="T827">ffff:0:0:0:0:0:0:0/104</text:span></text:p>
      <text:p text:style-name="P828"><text:span text:style-name="T829">ffff:0:0:0:0:0:0:0/104</text:span></text:p>
      <text:p text:style-name="P830"><text:span text:style-name="T831">ffff:0:0:0:0:0:0:0/104</text:span></text:p>
      <text:p text:style-name="P832"><text:span text:style-name="T833">ffff:0:0:0:0:0:0:0/104</text:span></text:p>
      <text:p text:style-name="P834"><text:span text:style-name="T835">ffff:0:0:0:0:0:0:0/104</text:span></text:p>
      <text:p text:style-name="P836"/>
      <text:p text:style-name="P837">Delimited Segments</text:p>
      <text:p text:style-name="P838"/>
      <text:p text:style-name="P839"><text:span text:style-name="T840">The subnet formats allow you to specify ranges of values. <text:s/>However, if you</text:span><text:span text:style-name="T841"><text:s/>wish to parse addresses in which values are delimited, then you can use the methods<text:s/></text:span><text:span text:style-name="T842">parseDelimitedSegments(String)</text:span><text:span text:style-name="T843"><text:s/>and<text:s/></text:span><text:span text:style-name="T844">countDelimitedAddresses(String)</text:span><text:span text:style-name="T845"><text:s/>in<text:s/></text:span><text:span text:style-name="T846">IPAddressString</text:span><text:span text:style-name="T847">. The method<text:s/></text:span><text:span text:style-name="T848">parseDelimitedSegments</text:span><text:span text:style-name="T849"><text:s text:c="2"/>will provide an iterator to traverse through the<text:s/></text:span><text:span text:style-name="T850">individual addresses.</text:span></text:p>
      <text:p text:style-name="P851"/>
      <text:p text:style-name="P852"><text:span text:style-name="T853">For example, given "1,2.3.4,5.6"<text:s/></text:span><text:span text:style-name="T854">parseDelimitedSegments</text:span><text:span text:style-name="T855"><text:s/>will iterate through "1.3.4.6", "1.3.5.6", "2.3.4.6" and "2.3.5.6". <text:s/>You can then construct<text:s/></text:span><text:span text:style-name="T856">IPAddressString</text:span><text:span text:style-name="T857"><text:s/>instances from those individual strings for parsing.</text:span></text:p>
      <text:p text:style-name="P858"/>
      <text:p text:style-name="P859"/>
      <text:p text:style-name="P860">Address or Host Name Validation Options</text:p>
      <text:p text:style-name="P861"/>
      <text:p text:style-name="P862">Validation options allow you to restrict the allowed formats, whether you wish to support just IPv4 or IPv6, or whether you wish to support just single addresses, or whether you wish to allow different variants.</text:p>
      <text:p text:style-name="P863"/>
      <text:p text:style-name="P864"><text:span text:style-name="T865">For IP addresses</text:span><text:span text:style-name="T866">, you have the class<text:s/></text:span><text:span text:style-name="T867">IPAddressStringParameters</text:span><text:span text:style-name="T868"><text:s/>which can be passed into<text:s/></text:span><text:span text:style-name="T869">IPAddressString</text:span><text:span text:style-name="T870">, and for host names you have the class<text:s/></text:span><text:span text:style-name="T871">HostNameParameters</text:span><text:span text:style-name="T872"><text:s/>which can be passed into<text:s/></text:span><text:span text:style-name="T873">HostName</text:span><text:span text:style-name="T874">.</text:span></text:p>
      <text:p text:style-name="P875"/>
      <text:p text:style-name="P876">You constrict validation options using the appropriate builder classes that are nested classes in the options classes. <text:s/>Here is an example constructing host options along with nested address options within:</text:p>
      <text:p text:style-name="P877"/>
      <text:p text:style-name="P878"><text:span text:style-name="T879">HostNameParameters<text:s/></text:span><text:span text:style-name="T880">HOST_OPTIONS_EXAMPLE</text:span><text:span text:style-name="T881"><text:s/>=<text:s/></text:span><text:span text:style-name="T882">new</text:span><text:span text:style-name="T883"><text:s/>HostNameParameters.Builder().</text:span></text:p>
      <text:p text:style-name="P884"><text:span text:style-name="T885"><text:tab/></text:span><text:span text:style-name="T886"><text:tab/>allowEmpty(</text:span><text:span text:style-name="T887">false</text:span><text:span text:style-name="T888">).</text:span></text:p>
      <text:p text:style-name="P889"><text:span text:style-name="T890"><text:tab/></text:span><text:span text:style-name="T891"><text:tab/>setEmptyAsLoopback(</text:span><text:span text:style-name="T892">false</text:span><text:span text:style-name="T893">).</text:span></text:p>
      <text:p text:style-name="P894"><text:span text:style-name="T895"><text:tab/></text:span><text:span text:style-name="T896"><text:tab/>setNormalizeToLowercase(</text:span><text:span text:style-name="T897">true</text:span><text:span text:style-name="T898">).</text:span></text:p>
      <text:p text:style-name="P899"><text:span text:style-name="T900"><text:tab/></text:span><text:span text:style-name="T901"><text:tab/>allowBracketedIPv6(</text:span><text:span text:style-name="T902">true</text:span><text:span text:style-name="T903">).</text:span></text:p>
      <text:p text:style-name="P904"><text:span text:style-name="T905"><text:tab/></text:span><text:span text:style-name="T906"><text:tab/>allowBracketedIPv4(</text:span><text:span text:style-name="T907">true</text:span><text:span text:style-name="T908">).getAddressOptionsBuilder().</text:span></text:p>
      <text:p text:style-name="P909"><text:span text:style-name="T910"><text:tab/></text:span><text:span text:style-name="T911"><text:tab/></text:span><text:span text:style-name="T912"><text:tab/>allowPrefix(</text:span><text:span text:style-name="T913">true</text:span><text:span text:style-name="T914">).</text:span></text:p>
      <text:p text:style-name="P915"><text:span text:style-name="T916"><text:tab/></text:span><text:span text:style-name="T917"><text:tab/></text:span><text:span text:style-name="T918"><text:tab/>allowMask(</text:span><text:span text:style-name="T919">true</text:span><text:span text:style-name="T920">).</text:span></text:p>
      <text:p text:style-name="P921"><text:span text:style-name="T922"><text:tab/></text:span><text:span text:style-name="T923"><text:tab/></text:span><text:span text:style-name="T924"><text:tab/>setRangeOptions(RangeParameters.</text:span><text:span text:style-name="T925">WILDCARD_AND_RANGE</text:span><text:span text:style-name="T926">).</text:span></text:p>
      <text:p text:style-name="P927"><text:span text:style-name="T928"><text:tab/></text:span><text:span text:style-name="T929"><text:tab/></text:span><text:span text:style-name="T930"><text:tab/>allow_inet_aton(</text:span><text:span text:style-name="T931">true</text:span><text:span text:style-name="T932">).</text:span></text:p>
      <text:p text:style-name="P933"><text:span text:style-name="T934"><text:tab/></text:span><text:span text:style-name="T935"><text:tab/></text:span><text:span text:style-name="T936"><text:tab/>allow</text:span><text:span text:style-name="T937">Empty(</text:span><text:span text:style-name="T938">false</text:span><text:span text:style-name="T939">).</text:span></text:p>
      <text:p text:style-name="P940"><text:span text:style-name="T941"><text:tab/></text:span><text:span text:style-name="T942"><text:tab/></text:span><text:span text:style-name="T943"><text:tab/>setEmptyAsLoopback(</text:span><text:span text:style-name="T944">false</text:span><text:span text:style-name="T945">).</text:span></text:p>
      <text:p text:style-name="P946"><text:span text:style-name="T947"><text:tab/></text:span><text:span text:style-name="T948"><text:tab/></text:span><text:span text:style-name="T949"><text:tab/>allowAll(</text:span><text:span text:style-name="T950">false</text:span><text:span text:style-name="T951">).</text:span></text:p>
      <text:p text:style-name="P952"><text:span text:style-name="T953"><text:tab/></text:span><text:span text:style-name="T954"><text:tab/></text:span><text:span text:style-name="T955"><text:tab/>allowPrefixOnly(</text:span><text:span text:style-name="T956">false</text:span><text:span text:style-name="T957">).</text:span></text:p>
      <text:p text:style-name="P958"><text:span text:style-name="T959"><text:tab/></text:span><text:span text:style-name="T960"><text:tab/></text:span><text:span text:style-name="T961"><text:tab/>getIPv4AddressParametersBuilder().</text:span></text:p>
      <text:p text:style-name="P962"><text:span text:style-name="T963"><text:tab/></text:span><text:span text:style-name="T964"><text:tab/></text:span><text:span text:style-name="T965"><text:tab/></text:span><text:span text:style-name="T966"><text:tab/>allowPrefixLengthLeadingZeros(</text:span><text:span text:style-name="T967">true</text:span><text:span text:style-name="T968">).</text:span></text:p>
      <text:p text:style-name="P969"><text:span text:style-name="T970"><text:tab/></text:span><text:span text:style-name="T971"><text:tab/></text:span><text:span text:style-name="T972"><text:tab/></text:span><text:span text:style-name="T973"><text:tab/>allowPrefixesBeyondAddressSize(</text:span><text:span text:style-name="T974">false</text:span><text:span text:style-name="T975">).</text:span></text:p>
      <text:p text:style-name="P976"><text:span text:style-name="T977"><text:tab/></text:span><text:span text:style-name="T978"><text:tab/></text:span><text:span text:style-name="T979"><text:tab/></text:span><text:span text:style-name="T980"><text:tab/>allowWildcardedSeparator(</text:span><text:span text:style-name="T981">true</text:span><text:span text:style-name="T982">).</text:span></text:p>
      <text:p text:style-name="P983"><text:tab/><text:tab/><text:tab/><text:tab/>getParentBuilder().getParentBuilder().toParams();</text:p>
      <text:p text:style-name="P984"/>
      <text:p text:style-name="P985">The default options used by the library are permissive and not restrictive.</text:p>
      <text:p text:style-name="P986"/>
      <text:p text:style-name="P987"/>
      <text:p text:style-name="P988">Host Name or Address with Port</text:p>
      <text:p text:style-name="P989"><text:span text:style-name="T990">For an address or host with port, use<text:s/></text:span><text:span text:style-name="T991">HostName</text:span><text:span text:style-name="T992">. <text:s/>IPv6 addresses with ports must appear as<text:s/></text:span><text:span text:style-name="T993">[ipv6Address]:port to resolve the ambiguity of the colon separator, consistent with RFC 2732, 3986, 4038 and other RFCs.</text:span></text:p>
      <text:p text:style-name="P994"><text:span text:style-name="T995">HostName<text:s/></text:span><text:span text:style-name="T996">hostName</text:span><text:span text:style-name="T997"><text:s/>=<text:s/></text:span><text:span text:style-name="T998">new</text:span><text:span text:style-name="T999"><text:s/>HostName(</text:span><text:span text:style-name="T1000">"[::1]:80"</text:span><text:span text:style-name="T1001">);</text:span></text:p>
      <text:p text:style-name="P1002"><text:span text:style-name="T1003"><text:tab/>System.</text:span><text:span text:style-name="T1004">out</text:span><text:span text:style-name="T1005">.println(</text:span><text:span text:style-name="T1006">"host: "</text:span><text:span text:style-name="T1007"><text:s/>+<text:s/></text:span><text:span text:style-name="T1008">hostName</text:span><text:span text:style-name="T1009">.getHost() +<text:s/></text:span><text:span text:style-name="T1010">" address: "</text:span><text:span text:style-name="T1011"><text:s/>+<text:s/></text:span><text:span text:style-name="T1012">hostName</text:span><text:span text:style-name="T1013">.getAddress()<text:s/></text:span><text:span text:style-name="T1014">+<text:s/></text:span><text:span text:style-name="T1015">" port: "</text:span><text:span text:style-name="T1016"><text:s/>+<text:s/></text:span><text:span text:style-name="T1017">hostName</text:span><text:span text:style-name="T1018">.getPort());</text:span></text:p>
      <text:p text:style-name="P1019"><text:span text:style-name="T1020"><text:tab/></text:span><text:span text:style-name="T1021">hostName</text:span><text:span text:style-name="T1022"><text:s/>=<text:s/></text:span><text:span text:style-name="T1023">new</text:span><text:span text:style-name="T1024"><text:s/>HostName(</text:span><text:span text:style-name="T1025">"localhost:80"</text:span><text:span text:style-name="T1026">);</text:span></text:p>
      <text:p text:style-name="P1027"><text:span text:style-name="T1028"><text:tab/>System.</text:span><text:span text:style-name="T1029">out</text:span><text:span text:style-name="T1030">.println(</text:span><text:span text:style-name="T1031">"host: "</text:span><text:span text:style-name="T1032"><text:s/>+<text:s/></text:span><text:span text:style-name="T1033">hostName</text:span><text:span text:style-name="T1034">.getHost() +<text:s/></text:span><text:span text:style-name="T1035">" port: "</text:span><text:span text:style-name="T1036"><text:s/>+<text:s/></text:span><text:span text:style-name="T1037">hostName</text:span><text:span text:style-name="T1038">.getPort());</text:span></text:p>
      <text:p text:style-name="P1039"><text:span text:style-name="T1040">hostName</text:span><text:span text:style-name="T1041"><text:s/>=<text:s/></text:span><text:span text:style-name="T1042">new</text:span><text:span text:style-name="T1043"><text:s/>HostName(</text:span><text:span text:style-name="T1044">"127.0.0.1:80"</text:span><text:span text:style-name="T1045">);</text:span><text:span text:style-name="T1046"><text:line-break/></text:span><text:span text:style-name="T1047">System.</text:span><text:span text:style-name="T1048">out</text:span><text:span text:style-name="T1049">.println(</text:span><text:span text:style-name="T1050">"host: "</text:span><text:span text:style-name="T1051"><text:s/>+<text:s/></text:span><text:span text:style-name="T1052">hostName</text:span><text:span text:style-name="T1053">.getHost() +<text:s/></text:span><text:span text:style-name="T1054">"<text:s/></text:span><text:span text:style-name="T1055">address: "</text:span><text:span text:style-name="T1056"><text:s/>+<text:s/></text:span><text:span text:style-name="T1057">hostName</text:span><text:span text:style-name="T1058">.getAddress() +<text:s/></text:span><text:span text:style-name="T1059">" port: "</text:span><text:span text:style-name="T1060"><text:s/>+<text:s/></text:span><text:span text:style-name="T1061">hostName</text:span><text:span text:style-name="T1062">.getPort());</text:span></text:p>
      <text:p text:style-name="P1063"/>
      <text:p text:style-name="P1064">Output:</text:p>
      <text:p text:style-name="P1065"><text:span text:style-name="T1066">host: 0:0:0:0:0:0:0:1 address: 0:0:0:0:0:0:0:1 port: 80</text:span></text:p>
      <text:p text:style-name="P1067"><text:span text:style-name="T1068">host: localhost port: 80</text:span><text:span text:style-name="T1069"><text:line-break/></text:span><text:span text:style-name="T1070">host: 127.0.0.1 address: 127.0.0.1 port: 80</text:span></text:p>
      <text:p text:style-name="P1071"/>
      <text:p text:style-name="P1072">IP Version Determination and IPv4/v6 Conversion</text:p>
      <text:p text:style-name="P1073"><text:span text:style-name="T1074">With an<text:s/></text:span><text:span text:style-name="T1075">IPAddress</text:span><text:span text:style-name="T1076"><text:s/>or<text:s/></text:span><text:span text:style-name="T1077">IPAddressString</text:span><text:span text:style-name="T1078"><text:s/>object, you can check the version with<text:s/></text:span><text:span text:style-name="T1079">isIPv4()</text:span><text:span text:style-name="T1080"><text:s/>and<text:s/></text:span><text:span text:style-name="T1081">isIPv6()</text:span><text:span text:style-name="T1082"><text:s/>and get the appropriate subclass with<text:s/></text:span><text:span text:style-name="T1083">toIPv4()</text:span><text:span text:style-name="T1084"><text:s/>or<text:s/></text:span><text:span text:style-name="T1085">toIPv6()</text:span><text:span text:style-name="T1086">. <text:s/>You can also make use of<text:s/></text:span><text:span text:style-name="T1087">isIPv4Convertible()</text:span><text:span text:style-name="T1088"><text:s/>and<text:s/></text:span><text:span text:style-name="T1089">isIPv6Convertible()</text:span><text:span text:style-name="T1090"><text:s/>to do further conversions if</text:span><text:span text:style-name="T1091"><text:s/>the address is IPv4 mapped, or you can use your own instance of<text:s/></text:span><text:span text:style-name="T1092">IPAddressConverter</text:span><text:span text:style-name="T1093"><text:s/>for some other suitable conversion (IPv4 translated, 6to4, 6over4, IPv4 compatible, or other).</text:span></text:p>
      <text:p text:style-name="P1094"><text:span text:style-name="T1095">IPAddressString<text:s/></text:span><text:span text:style-name="T1096">str</text:span><text:span text:style-name="T1097"><text:s/>=<text:s/></text:span><text:span text:style-name="T1098">new</text:span><text:span text:style-name="T1099"><text:s/>IPAddressString(</text:span><text:span text:style-name="T1100">"::ffff:1.2.3.4"</text:span><text:span text:style-name="T1101">);</text:span></text:p>
      <text:p text:style-name="P1102"><text:span text:style-name="T1103">if</text:span><text:span text:style-name="T1104">(</text:span><text:span text:style-name="T1105">str</text:span><text:span text:style-name="T1106">.isIPv6())</text:span><text:span text:style-name="T1107"><text:s/>{</text:span></text:p>
      <text:p text:style-name="P1108"><text:span text:style-name="T1109"><text:tab/>IPv6Address<text:s/></text:span><text:span text:style-name="T1110">ipv6Address</text:span><text:span text:style-name="T1111"><text:s/>=<text:s/></text:span><text:span text:style-name="T1112">str</text:span><text:span text:style-name="T1113">.getAddress().toIPv6();</text:span></text:p>
      <text:p text:style-name="P1114"><text:span text:style-name="T1115"><text:tab/>System.</text:span><text:span text:style-name="T1116">out</text:span><text:span text:style-name="T1117">.println(</text:span><text:span text:style-name="T1118">ipv6Address</text:span><text:span text:style-name="T1119">.toMixedString());</text:span></text:p>
      <text:p text:style-name="P1120"><text:span text:style-name="T1121"><text:tab/></text:span><text:span text:style-name="T1122">if</text:span><text:span text:style-name="T1123">(</text:span><text:span text:style-name="T1124">ipv6Address</text:span><text:span text:style-name="T1125">.isIPv4Convertible()) {</text:span></text:p>
      <text:p text:style-name="P1126"><text:span text:style-name="T1127"><text:tab/></text:span><text:span text:style-name="T1128"><text:tab/>IPv4Address<text:s/></text:span><text:span text:style-name="T1129">ipv4Address</text:span><text:span text:style-name="T1130"><text:s/>=<text:s/></text:span><text:span text:style-name="T1131">ipv6Address</text:span><text:span text:style-name="T1132">.toIPv4();</text:span></text:p>
      <text:p text:style-name="P1133"><text:span text:style-name="T1134"><text:tab/></text:span><text:span text:style-name="T1135"><text:tab/>System.</text:span><text:span text:style-name="T1136">out</text:span><text:span text:style-name="T1137">.println(</text:span><text:span text:style-name="T1138">ipv4Address</text:span><text:span text:style-name="T1139">.toNormalizedString());</text:span></text:p>
      <text:p text:style-name="P1140"><text:tab/>}</text:p>
      <text:p text:style-name="P1141"><text:span text:style-name="T1142">}</text:span><text:span text:style-name="T1143"><text:line-break/></text:span></text:p>
      <text:p text:style-name="P1144"><text:span text:style-name="T1145">Output:</text:span></text:p>
      <text:p text:style-name="P1146"/>
      <text:p text:style-name="P1147">::ffff:1.2.3.4</text:p>
      <text:p text:style-name="P1148"><text:span text:style-name="T1149">1.2.3.4</text:span></text:p>
      <text:p text:style-name="P1150"/>
      <text:p text:style-name="P1151"><text:span text:style-name="T1152">Should you wish to change the default IPv4/IPv6 conversions from IPv4 mapped to something else, you can override the pair of methods<text:s/></text:span><text:span text:style-name="T1153">toIPv4()</text:span><text:span text:style-name="T1154"><text:s/>and<text:s/></text:span><text:span text:style-name="T1155">isIPv4Convertible()</text:span><text:span text:style-name="T1156"><text:s/>in your own<text:s/></text:span><text:span text:style-name="T1157">IPv6Address</text:span><text:span text:style-name="T1158"><text:s/>subclass and/or the pair of<text:s/></text:span><text:span text:style-name="T1159">methods<text:s/></text:span><text:span text:style-name="T1160">toIPv6()</text:span><text:span text:style-name="T1161"><text:s/>and<text:s/></text:span><text:span text:style-name="T1162">isIPv6Convertible()</text:span><text:span text:style-name="T1163"><text:s/>in your own<text:s/></text:span><text:span text:style-name="T1164">IPv4Address</text:span><text:span text:style-name="T1165"><text:s/>subclass.</text:span></text:p>
      <text:p text:style-name="P1166"/>
      <text:p text:style-name="P1167">Prefixed Addresses and toHostAddress()</text:p>
      <text:p text:style-name="P1168">This library will parse CIDR prefix IP addresses such as 10.1.2.3/24.<text:s/></text:p>
      <text:p text:style-name="P1169"><text:span text:style-name="T1170">When you have a prefixed address, like<text:s/></text:span><text:span text:style-name="T1171">10.1.2.3/24 which has the prefi</text:span><text:span text:style-name="T1172">x length of 24, this notation may typically denote the single, distinct interface address 10.1.2.3 with the first 24 bits indicating the IPv4 block, or it may denote the the IPv4 block of 255 addresses which includes 10.1.2.3 (although typically the block<text:s/></text:span><text:span text:style-name="T1173">would be denoted 10.1.2.0/24, with all host bits as zero).</text:span></text:p>
      <text:p text:style-name="P1174">As explained further below, you can configure the library to handle prefixed addresses in three different ways, to control whether prefixed addresses are considered addresses or subnets. <text:s text:c="3"/></text:p>
      <text:p text:style-name="P1175"><text:span text:style-name="T1176">Regard</text:span><text:span text:style-name="T1177">less of the prefix configuration, if you have an individual address or a subnet with prefix length and you want to get the address instance representing the entire block for that prefix, you can call<text:s/></text:span><text:span text:style-name="T1178">toPrefixBlock()</text:span><text:span text:style-name="T1179">. <text:s/>In the reverse direction, given an<text:s/></text:span><text:span text:style-name="T1180">entire block for a prefix, you can get the IPv4 network address or the IPv6 anycast address by calling<text:s/></text:span><text:span text:style-name="T1181">getLower()</text:span><text:span text:style-name="T1182">.</text:span></text:p>
      <text:p text:style-name="P1183"><text:span text:style-name="T1184">When parsing, you can always obtain the individual address without the prefix length attached. <text:s/>For that there are the methods<text:s/></text:span><text:span text:style-name="T1185">getHostAddress</text:span><text:span text:style-name="T1186">()</text:span><text:span text:style-name="T1187"><text:s/>or<text:s/></text:span><text:span text:style-name="T1188">toHostAddress()</text:span><text:span text:style-name="T1189"><text:s/>which will provide the original host address 10.1.2.3 when parsing 10.1.2.3/24. <text:s/>You can also get the prefix length by calling<text:s/></text:span><text:span text:style-name="T1190">getNetworkPrefixLength()</text:span><text:span text:style-name="T1191"><text:s/>on the<text:s/></text:span><text:span text:style-name="T1192">IPAddressString</text:span><text:span text:style-name="T1193"><text:s/>or<text:s/></text:span><text:span text:style-name="T1194">IPAddress<text:s/></text:span><text:span text:style-name="T1195">instance.</text:span></text:p>
      <text:p text:style-name="P1196">The example code below shows these methods and the default prefix length handling behavior.</text:p>
      <text:p text:style-name="P1197"/>
      <text:p text:style-name="P1198"><text:span text:style-name="T1199">static</text:span><text:span text:style-name="T1200"><text:s/></text:span><text:span text:style-name="T1201">void</text:span><text:span text:style-name="T1202"><text:s/>printPrefixedAddresses(String addressStr) {</text:span></text:p>
      <text:p text:style-name="P1203"><text:span text:style-name="T1204"><text:tab/>IPAddressString<text:s/></text:span><text:span text:style-name="T1205">ipAddressString</text:span><text:span text:style-name="T1206"><text:s/>=<text:s/></text:span><text:span text:style-name="T1207">new</text:span><text:span text:style-name="T1208"><text:s/>IPAddressString(addressStr);</text:span></text:p>
      <text:p text:style-name="P1209"><text:span text:style-name="T1210"><text:tab/>IPAddress<text:s/></text:span><text:span text:style-name="T1211">address</text:span><text:span text:style-name="T1212"><text:s/>=<text:s/></text:span><text:span text:style-name="T1213">ipAddressString</text:span><text:span text:style-name="T1214">.getAddress();</text:span></text:p>
      <text:p text:style-name="P1215"><text:span text:style-name="T1216"><text:tab/>System.</text:span><text:span text:style-name="T1217">out</text:span><text:span text:style-name="T1218">.println(</text:span><text:span text:style-name="T1219">"count: "</text:span><text:span text:style-name="T1220"><text:s/>+<text:s/></text:span><text:span text:style-name="T1221">address</text:span><text:span text:style-name="T1222">.getCount());</text:span></text:p>
      <text:p text:style-name="P1223"><text:span text:style-name="T1224"><text:tab/>IPAddress<text:s/></text:span><text:span text:style-name="T1225">hostAddress</text:span><text:span text:style-name="T1226"><text:s/>=<text:s/></text:span><text:span text:style-name="T1227">ipAddressString</text:span><text:span text:style-name="T1228">.getHostAddress();</text:span></text:p>
      <text:p text:style-name="P1229"><text:span text:style-name="T1230"><text:tab/>IPAddress<text:s/></text:span><text:span text:style-name="T1231">prefixBlock</text:span><text:span text:style-name="T1232"><text:s/>=<text:s/></text:span><text:span text:style-name="T1233">address</text:span><text:span text:style-name="T1234">.toPrefixBlock();</text:span></text:p>
      <text:p text:style-name="P1235"><text:span text:style-name="T1236">Integer<text:s/></text:span><text:span text:style-name="T1237">prefixLength</text:span><text:span text:style-name="T1238"><text:s/>=<text:s/></text:span><text:span text:style-name="T1239">ipAddressString</text:span><text:span text:style-name="T1240">.getNetworkPrefixLength();</text:span><text:line-break/><text:span text:style-name="T1241">System.</text:span><text:span text:style-name="T1242">out</text:span><text:span text:style-name="T1243">.println(</text:span><text:span text:style-name="T1244">address</text:span><text:span text:style-name="T1245">);</text:span></text:p>
      <text:p text:style-name="P1246"><text:span text:style-name="T1247"><text:tab/>System.</text:span><text:span text:style-name="T1248">out</text:span><text:span text:style-name="T1249">.println(</text:span><text:span text:style-name="T1250">address</text:span><text:span text:style-name="T1251">.toCanonicalWildcardString());</text:span></text:p>
      <text:p text:style-name="P1252"><text:span text:style-name="T1253"><text:tab/>System.</text:span><text:span text:style-name="T1254">out</text:span><text:span text:style-name="T1255">.println(</text:span><text:span text:style-name="T1256">hostAddress</text:span><text:span text:style-name="T1257">);</text:span></text:p>
      <text:p text:style-name="P1258"><text:span text:style-name="T1259"><text:tab/>System.</text:span><text:span text:style-name="T1260">out</text:span><text:span text:style-name="T1261">.println(</text:span><text:span text:style-name="T1262">prefixLength</text:span><text:span text:style-name="T1263">);</text:span></text:p>
      <text:p text:style-name="P1264"><text:span text:style-name="T1265"><text:tab/>System.</text:span><text:span text:style-name="T1266">out</text:span><text:span text:style-name="T1267">.println(</text:span><text:span text:style-name="T1268">prefixBlock</text:span><text:span text:style-name="T1269">);</text:span><text:span text:style-name="T1270"><text:s/></text:span></text:p>
      <text:p text:style-name="P1271"><text:span text:style-name="T1272">System.</text:span><text:span text:style-name="T1273">out</text:span><text:span text:style-name="T1274">.println();</text:span></text:p>
      <text:p text:style-name="P1275">}</text:p>
      <text:p text:style-name="P1276"/>
      <text:p text:style-name="P1277"><text:span text:style-name="T1278">printPrefixedAddresses</text:span><text:span text:style-name="T1279">(</text:span><text:span text:style-name="T1280">"10.1.2.3/24"</text:span><text:span text:style-name="T1281">);</text:span><text:span text:style-name="T1282">//individual address</text:span></text:p>
      <text:p text:style-name="P1283"><text:span text:style-name="T1284">printPrefixedAddresses</text:span><text:span text:style-name="T1285">(</text:span><text:span text:style-name="T1286">"10.1.2.0/24"</text:span><text:span text:style-name="T1287">);</text:span><text:span text:style-name="T1288">//network</text:span></text:p>
      <text:p text:style-name="P1289"><text:tab/></text:p>
      <text:p text:style-name="P1290">Output:</text:p>
      <text:p text:style-name="P1291"/>
      <text:p text:style-name="P1292">count: 1</text:p>
      <text:p text:style-name="P1293"><text:span text:style-name="T1294">10.1.2.3/24</text:span></text:p>
      <text:p text:style-name="P1295"><text:span text:style-name="T1296">10.1.2.3</text:span></text:p>
      <text:p text:style-name="P1297"><text:span text:style-name="T1298">10.1.2.3</text:span></text:p>
      <text:p text:style-name="P1299"><text:span text:style-name="T1300">24</text:span></text:p>
      <text:p text:style-name="P1301"><text:span text:style-name="T1302">10.1.2.0/24</text:span></text:p>
      <text:p text:style-name="P1303"/>
      <text:p text:style-name="P1304">count: 256</text:p>
      <text:p text:style-name="P1305"><text:span text:style-name="T1306">10.1.2.0/24</text:span></text:p>
      <text:p text:style-name="P1307"><text:span text:style-name="T1308">10.1.2.*</text:span></text:p>
      <text:p text:style-name="P1309"><text:span text:style-name="T1310">10.1.2.0</text:span></text:p>
      <text:p text:style-name="P1311"><text:span text:style-name="T1312">24</text:span></text:p>
      <text:p text:style-name="P1313">10.1.2.0/24</text:p>
      <text:p text:style-name="P1314"/>
      <text:p text:style-name="P1315">Parse Non-Segmented Addresses – Hex, Octal, IPv6 Base 85</text:p>
      <text:p text:style-name="P1316"><text:span text:style-name="T1317">Typically, the segments or other punctuation<text:s/></text:span><text:span text:style-name="T1318">identify a string as a host name an IPv4 address or an IPv6 address. <text:s/>The parser will also parse single segment values or a range of single segment values. <text:s/></text:span></text:p>
      <text:p text:style-name="P1319"><text:span text:style-name="T1320">With non-segmented addresses, ambiguity between IPv4 and IPv6 is resolved by the number of digits<text:s/></text:span><text:span text:style-name="T1321">in the string. <text:s/>The number of digits is 32 for IPv6 hexadecimal, 20 for IPv6 base 85 (see RFC 1924), and 11 or less for IPv4, which can be octal, hexadecimal, or decimal. <text:s/>For IPv4, digits are presumed decimal unless preceded by 0x for hexadecimal or 0 for</text:span><text:span text:style-name="T1322"><text:s/>octal, as is consistent with the inet_aton routine. <text:s/>For IPv6, 32 digits are considered hexadecimal and the preceding 0x is optional.</text:span></text:p>
      <text:p text:style-name="P1323"><text:span text:style-name="T1324">IPAddressString<text:s/></text:span><text:span text:style-name="T1325">ipAddressString</text:span><text:span text:style-name="T1326"><text:s/>=<text:s/></text:span><text:span text:style-name="T1327">new</text:span><text:span text:style-name="T1328"><text:s/>IPAddressString(</text:span><text:span text:style-name="T1329">"4)+k&amp;C#VzJ4br&gt;0wv%Yp"</text:span><text:span text:style-name="T1330">);</text:span><text:span text:style-name="T1331">//base 85</text:span></text:p>
      <text:p text:style-name="P1332"><text:span text:style-name="T1333"><text:tab/>IPAddress<text:s/></text:span><text:span text:style-name="T1334">address</text:span><text:span text:style-name="T1335"><text:s/>=<text:s/></text:span><text:span text:style-name="T1336">ipAddressString</text:span><text:span text:style-name="T1337">.getAddress();</text:span></text:p>
      <text:p text:style-name="P1338"><text:span text:style-name="T1339"><text:tab/>System.</text:span><text:span text:style-name="T1340">out</text:span><text:span text:style-name="T1341">.println(</text:span><text:span text:style-name="T1342">address</text:span><text:span text:style-name="T1343">);</text:span></text:p>
      <text:p text:style-name="P1344"><text:span text:style-name="T1345"><text:tab/></text:span><text:span text:style-name="T1346"><text:tab/></text:span></text:p>
      <text:p text:style-name="P1347"><text:span text:style-name="T1348"><text:tab/></text:span><text:span text:style-name="T1349">ipAddressString</text:span><text:span text:style-name="T1350"><text:s/>=<text:s/></text:span><text:span text:style-name="T1351">new</text:span><text:span text:style-name="T1352"><text:s/>IPAddressString(</text:span><text:span text:style-name="T1353">"108000000000000000080800200c417a"</text:span><text:span text:style-name="T1354">);</text:span><text:span text:style-name="T1355">//hex IPv6</text:span></text:p>
      <text:p text:style-name="P1356"><text:span text:style-name="T1357"><text:tab/></text:span><text:span text:style-name="T1358">address</text:span><text:span text:style-name="T1359"><text:s/>=<text:s/></text:span><text:span text:style-name="T1360">ipAddressString</text:span><text:span text:style-name="T1361">.getAddress();</text:span></text:p>
      <text:p text:style-name="P1362"><text:span text:style-name="T1363"><text:tab/>System.</text:span><text:span text:style-name="T1364">out</text:span><text:span text:style-name="T1365">.println(</text:span><text:span text:style-name="T1366">address</text:span><text:span text:style-name="T1367">);</text:span></text:p>
      <text:p text:style-name="P1368"><text:span text:style-name="T1369"><text:tab/></text:span><text:span text:style-name="T1370"><text:tab/></text:span></text:p>
      <text:p text:style-name="P1371"><text:span text:style-name="T1372"><text:tab/></text:span><text:span text:style-name="T1373">ipAddressString</text:span><text:span text:style-name="T1374"><text:s/>=<text:s/></text:span><text:span text:style-name="T1375">new</text:span><text:span text:style-name="T1376"><text:s/>IPAddressS</text:span><text:span text:style-name="T1377">tring(</text:span><text:span text:style-name="T1378">"0x01020304"</text:span><text:span text:style-name="T1379">);</text:span><text:span text:style-name="T1380">//hex IPv4</text:span></text:p>
      <text:p text:style-name="P1381"><text:span text:style-name="T1382"><text:tab/></text:span><text:span text:style-name="T1383">address</text:span><text:span text:style-name="T1384"><text:s/>=<text:s/></text:span><text:span text:style-name="T1385">ipAddressString</text:span><text:span text:style-name="T1386">.getAddress();</text:span></text:p>
      <text:p text:style-name="P1387"><text:span text:style-name="T1388"><text:tab/>System.</text:span><text:span text:style-name="T1389">out</text:span><text:span text:style-name="T1390">.println(</text:span><text:span text:style-name="T1391">address</text:span><text:span text:style-name="T1392">);</text:span></text:p>
      <text:p text:style-name="P1393"><text:span text:style-name="T1394"><text:tab/></text:span><text:span text:style-name="T1395"><text:tab/></text:span></text:p>
      <text:p text:style-name="P1396"><text:span text:style-name="T1397"><text:tab/></text:span><text:span text:style-name="T1398">ipAddressString</text:span><text:span text:style-name="T1399"><text:s/>=<text:s/></text:span><text:span text:style-name="T1400">new</text:span><text:span text:style-name="T1401"><text:s/>IPAddressString(</text:span><text:span text:style-name="T1402">"000100401404"</text:span><text:span text:style-name="T1403">);</text:span><text:span text:style-name="T1404">//octal IPv4</text:span></text:p>
      <text:p text:style-name="P1405"><text:span text:style-name="T1406"><text:tab/></text:span><text:span text:style-name="T1407">address</text:span><text:span text:style-name="T1408"><text:s/>=<text:s/></text:span><text:span text:style-name="T1409">ipAddressString</text:span><text:span text:style-name="T1410">.getAddress();</text:span></text:p>
      <text:p text:style-name="P1411"><text:span text:style-name="T1412">System.</text:span><text:span text:style-name="T1413">out</text:span><text:span text:style-name="T1414">.println(</text:span><text:span text:style-name="T1415">address</text:span><text:span text:style-name="T1416">);</text:span></text:p>
      <text:p text:style-name="P1417"/>
      <text:p text:style-name="P1418">Output:</text:p>
      <text:p text:style-name="P1419"/>
      <text:p text:style-name="P1420"><text:span text:style-name="T1421">1080:0:0:0:8:800:200c:417a</text:span></text:p>
      <text:p text:style-name="P1422"><text:span text:style-name="T1423">1080:0:0:0:8:800:200c:417a</text:span></text:p>
      <text:p text:style-name="P1424"><text:span text:style-name="T1425">1.2.3.4</text:span><text:span text:style-name="T1426"><text:line-break/></text:span><text:span text:style-name="T1427">1.2.3.4</text:span></text:p>
      <text:p text:style-name="P1428"/>
      <text:p text:style-name="P1429">Parse Special Host Names – Reverse DNS Host Name, IPv6 Literal UNC Host Name</text:p>
      <text:p text:style-name="P1430"><text:span text:style-name="T1431">A couple of standardized host formats are recognized, namely the reverse DNS host format, and the UNC IPv6 l</text:span><text:span text:style-name="T1432">iteral host format.</text:span></text:p>
      <text:p text:style-name="P1433"><text:span text:style-name="T1434">HostName<text:s/></text:span><text:span text:style-name="T1435">hostName</text:span><text:span text:style-name="T1436"><text:s/>=<text:s/></text:span><text:span text:style-name="T1437">new</text:span><text:span text:style-name="T1438"><text:s/>HostName(</text:span><text:span text:style-name="T1439">"a.7.1.4.c.0.0.2.0.0.8.0.8.0.0.0.0.0.0.0.0.0.0.0.0.0.0.0.0.8.0.1.ip6.arpa"</text:span><text:span text:style-name="T1440">);</text:span></text:p>
      <text:p text:style-name="P1441"><text:span text:style-name="T1442"><text:tab/>System.</text:span><text:span text:style-name="T1443">out</text:span><text:span text:style-name="T1444">.println(</text:span><text:span text:style-name="T1445">hostName</text:span><text:span text:style-name="T1446">.asAddress());</text:span></text:p>
      <text:p text:style-name="P1447"><text:span text:style-name="T1448"><text:tab/></text:span><text:span text:style-name="T1449">hostName</text:span><text:span text:style-name="T1450"><text:s/>=<text:s/></text:span><text:span text:style-name="T1451">new</text:span><text:span text:style-name="T1452"><text:s/>HostName(</text:span><text:span text:style-name="T1453">"4.3.2.1.in-addr.arpa"</text:span><text:span text:style-name="T1454">);</text:span></text:p>
      <text:p text:style-name="P1455"><text:span text:style-name="T1456"><text:tab/>System.</text:span><text:span text:style-name="T1457">out</text:span><text:span text:style-name="T1458">.println(</text:span><text:span text:style-name="T1459">hostName</text:span><text:span text:style-name="T1460">.asAddress());</text:span></text:p>
      <text:p text:style-name="P1461"><text:span text:style-name="T1462">hostName</text:span><text:span text:style-name="T1463"><text:s/>=<text:s/></text:span><text:span text:style-name="T1464">new</text:span><text:span text:style-name="T1465"><text:s/>HostName(</text:span><text:span text:style-name="T1466">"1080-0-0-0-8-800-200c-417a.ipv6-literal.net"</text:span><text:span text:style-name="T1467">);</text:span><text:span text:style-name="T1468"><text:line-break/></text:span><text:span text:style-name="T1469">System.</text:span><text:span text:style-name="T1470">out</text:span><text:span text:style-name="T1471">.println(</text:span><text:span text:style-name="T1472">hostName</text:span><text:span text:style-name="T1473">.asAddress());</text:span><text:span text:style-name="T1474"><text:line-break/></text:span></text:p>
      <text:p text:style-name="P1475">Output:</text:p>
      <text:p text:style-name="P1476"><text:span text:style-name="T1477">1080:0:0:0:8:800:200c:417a</text:span></text:p>
      <text:p text:style-name="P1478">1.2.3.4<text:line-break/>1080:0:0:0:8:800:200c:417a</text:p>
      <text:p text:style-name="P1479"/>
      <text:p text:style-name="P1480"><text:span text:style-name="T1481">A couple of methods in<text:s/></text:span><text:span text:style-name="T1482">HostName</text:span><text:span text:style-name="T1483"><text:s/>are available as well:</text:span></text:p>
      <text:p text:style-name="P1484"><text:span text:style-name="T1485">public</text:span><text:span text:style-name="T1486"><text:s/></text:span><text:span text:style-name="T1487">boolean</text:span><text:span text:style-name="T1488"><text:s/>isUNCIPv6Literal()</text:span><text:span text:style-name="T1489"><text:line-break/></text:span><text:span text:style-name="T1490">public</text:span><text:span text:style-name="T1491"><text:s/></text:span><text:span text:style-name="T1492">boolean</text:span><text:span text:style-name="T1493"><text:s/>isReverseDNS()</text:span></text:p>
      <text:p text:style-name="P1494"/>
      <text:p text:style-name="P1495"/>
      <text:p text:style-name="P1496"><text:span text:style-name="T1497">Parse IPv6 Zone or Scope ID</text:span><text:span text:style-name="T1498"><text:line-break/></text:span></text:p>
      <text:p text:style-name="P1499"><text:span text:style-name="T1500">The IPv6 zone or scope ID is recognized, denoted by the ‘%’ character. <text:s/>It can be retrieved by<text:s/></text:span><text:span text:style-name="T1501">IPv6Address.getZone()</text:span><text:span text:style-name="T1502">.</text:span></text:p>
      <text:p text:style-name="P1503"><text:span text:style-name="T1504">IPAddress<text:s/></text:span><text:span text:style-name="T1505">addr</text:span><text:span text:style-name="T1506"><text:s/>=<text:s/></text:span><text:span text:style-name="T1507">new</text:span><text:span text:style-name="T1508"><text:s/>IPAddressString(</text:span><text:span text:style-name="T1509">"::%et</text:span><text:span text:style-name="T1510">h0"</text:span><text:span text:style-name="T1511">).getAddress();</text:span></text:p>
      <text:p text:style-name="P1512"><text:span text:style-name="T1513"><text:tab/></text:span><text:span text:style-name="T1514">if</text:span><text:span text:style-name="T1515">(</text:span><text:span text:style-name="T1516">addr</text:span><text:span text:style-name="T1517">.isIPv6()) {</text:span></text:p>
      <text:p text:style-name="P1518"><text:span text:style-name="T1519"><text:tab/></text:span><text:span text:style-name="T1520"><text:tab/>System.</text:span><text:span text:style-name="T1521">out</text:span><text:span text:style-name="T1522">.println(</text:span><text:span text:style-name="T1523">addr</text:span><text:span text:style-name="T1524">.toIPv6().getZone());</text:span></text:p>
      <text:p text:style-name="P1525"><text:tab/>}</text:p>
      <text:p text:style-name="P1526"/>
      <text:p text:style-name="P1527">Output:</text:p>
      <text:p text:style-name="P1528"/>
      <text:p text:style-name="P1529">eth0</text:p>
      <text:p text:style-name="P1530"/>
      <text:h text:style-name="P1531" text:outline-level="2"><text:bookmark-start text:name="_IP_Address_and"/><text:bookmark-end text:name="_IP_Address_and"/>IP Address and Numeric Values</text:h>
      <text:p text:style-name="P1532"><text:span text:style-name="T1533">In addition to the range of string formats that can be parsed to produce<text:s/></text:span><text:span text:style-name="T1534">IPAddress</text:span><text:span text:style-name="T1535"><text:s/>instances, you can also obtain<text:s/></text:span><text:span text:style-name="T1536">instances of<text:s/></text:span><text:span text:style-name="T1537">IPAddress</text:span><text:span text:style-name="T1538"><text:s/>from byte arrays,<text:s/></text:span><text:span text:style-name="T1539">java.net.InetAddress</text:span><text:span text:style-name="T1540">, arrays of address segments, or individual integer segment values.</text:span></text:p>
      <text:p text:style-name="P1541"/>
      <text:p text:style-name="P1542"><text:span text:style-name="T1543">For IPv4 you have the additional option of constructing an address from a 32-bit integer. <text:s/>For IPv6, you have the additional<text:s/></text:span><text:span text:style-name="T1544">options of constructing from a<text:s/></text:span><text:span text:style-name="T1545">java.lang.BigInteger</text:span><text:span text:style-name="T1546"><text:s/>and constructing from MAC addresses.</text:span></text:p>
      <text:p text:style-name="P1547"/>
      <text:p text:style-name="P1548"><text:span text:style-name="T1549">Once you have an<text:s/></text:span><text:span text:style-name="T1550">IPAddress</text:span><text:span text:style-name="T1551"><text:s/>instance, there are methods to convert to bytes, to a<text:s/></text:span><text:span text:style-name="T1552">java.lang.BigInteger</text:span><text:span text:style-name="T1553">, to sections, to subnets or network prefixes, to masks, to<text:s/></text:span><text:span text:style-name="T1554">java.net.InetAddress</text:span><text:span text:style-name="T1555">, to different string representations, and so on.</text:span></text:p>
      <text:p text:style-name="P1556"/>
      <text:h text:style-name="P1557" text:outline-level="2"><text:bookmark-start text:name="_Networks"/><text:bookmark-start text:name="_Networks_and_Caches"/><text:bookmark-start text:name="_Toc456708506"/><text:bookmark-start text:name="_Toc456696715"/><text:bookmark-start text:name="_Toc456696178"/><text:bookmark-end text:name="_Networks"/>Networks<text:bookmark-end text:name="_Networks_and_Caches"/></text:h>
      <text:p text:style-name="P1558">Each of the different address types (IPv6, IPv4, MAC) has an associated singleton network object. <text:s/>The network objects are used for caching, for configuration, and have methods<text:s/>for obtaining masks and loopbacks. <text:s/>The network objects have singleton creator objects that are used to create addresses, sections, and segments, and those creator objects perform caching of these address components for efficient memory usage and performance. <text:s/>All internally created address components are created by the creator object, whether by the string parsing engine or by address object manipulation.</text:p>
      <text:p text:style-name="P1559"><text:span text:style-name="T1560">The<text:s/></text:span><text:span text:style-name="T1561">defaultIpv6Network()</text:span><text:span text:style-name="T1562">,</text:span><text:span text:style-name="T1563"><text:s/>defaultIpv4Network()</text:span><text:span text:style-name="T1564">,</text:span><text:span text:style-name="T1565"><text:s/></text:span><text:span text:style-name="T1566">and<text:s/></text:span><text:span text:style-name="T1567">defaultMACNetwork()<text:s/></text:span><text:span text:style-name="T1568">methods in<text:s/></text:span><text:span text:style-name="T1569">Address</text:span><text:span text:style-name="T1570"><text:s text:c="2"/>provide a</text:span><text:span text:style-name="T1571">ccess to the respective network objects. <text:s/>Each network’s associated creator object is accessible from<text:s/></text:span><text:span text:style-name="T1572">getAddressCreator()</text:span><text:span text:style-name="T1573">.</text:span></text:p>
      <text:p text:style-name="P1574"/>
      <text:p text:style-name="P1575">Using your own address classes</text:p>
      <text:p text:style-name="P1576"><text:span text:style-name="T1577">Users can create their own subclasses of the address and address component classes (eg your own subcl</text:span><text:span text:style-name="T1578">asses of<text:s/></text:span><text:span text:style-name="T1579">IPv6Address</text:span><text:span text:style-name="T1580">,<text:s/></text:span><text:span text:style-name="T1581">IPv6AddressSection</text:span><text:span text:style-name="T1582"><text:s/>and/or<text:s/></text:span><text:span text:style-name="T1583">IPv6AddressSegment</text:span><text:span text:style-name="T1584">).</text:span></text:p>
      <text:p text:style-name="P1585">When doing so, you may wish to use your own network classes as well. To do so, you</text:p>
      <text:list text:style-name="LFO4" text:continue-numbering="true">
        <text:list-item>
          <text:p text:style-name="P1586"><text:span text:style-name="T1587">override<text:s/></text:span><text:span text:style-name="T1588">getNetwork()</text:span></text:p>
        </text:list-item>
        <text:list-item>
          <text:p text:style-name="P1589"><text:span text:style-name="T1590">override<text:s/></text:span><text:span text:style-name="T1591">getIPv6Network()</text:span><text:span text:style-name="T1592">,<text:s/></text:span><text:span text:style-name="T1593">getIPv4Network()</text:span><text:span text:style-name="T1594">, and<text:s/></text:span><text:span text:style-name="T1595">getMACNetwork()</text:span><text:span text:style-name="T1596">, if any of those<text:s/></text:span><text:span text:style-name="T1597">methods exist in the class you are subclassing. <text:s/>These methods may exists because address components sometimes create components of other address versions or types (eg embedding IPv4 in IPv6, or MAC integration with IPv6).</text:span></text:p>
        </text:list-item>
      </text:list>
      <text:p text:style-name="P1598">Once you have done so, your new address classes are using your own network classes as well.</text:p>
      <text:p text:style-name="P1599"/>
      <text:p text:style-name="P1600"><text:span text:style-name="T1601">You can make the string parsing engines use your own address or network classes. <text:s/>To do this, your code will create your own string validation objects using the builder classes<text:s/></text:span><text:span text:style-name="T1602">MACAddressStringPar</text:span><text:span text:style-name="T1603">ameters.Builder</text:span><text:span text:style-name="T1604">,<text:s/></text:span><text:span text:style-name="T1605">IPAddressStringParameters.Builder</text:span><text:span text:style-name="T1606"><text:s/>and<text:s/></text:span><text:span text:style-name="T1607">HostNameParameters.Builder</text:span><text:span text:style-name="T1608">. <text:s/>With<text:s/></text:span><text:span text:style-name="T1609">HostNameParameters.Builder</text:span><text:span text:style-name="T1610"><text:s/>you must get the<text:s/></text:span><text:span text:style-name="T1611">IPAddressStringParameters.Builder</text:span><text:span text:style-name="T1612"><text:s/>sub-builder by calling<text:s/></text:span><text:span text:style-name="T1613">getAddressOptionsBuilder()</text:span><text:span text:style-name="T1614">. <text:s/>With<text:s/></text:span><text:span text:style-name="T1615">IPAddressStringParameters.Builde</text:span><text:span text:style-name="T1616">r</text:span><text:span text:style-name="T1617"><text:s/>you must get the IPv4 or IPv6 sub-builder by calling one of<text:s/></text:span><text:span text:style-name="T1618">getIPv6Parameters()</text:span><text:span text:style-name="T1619"><text:s/></text:span><text:span text:style-name="T1620">or<text:s/></text:span><text:span text:style-name="T1621">getIPv4Parameters()</text:span><text:span text:style-name="T1622">. <text:s/>You then call<text:s/></text:span><text:span text:style-name="T1623">setNetwork()</text:span><text:span text:style-name="T1624"><text:s/></text:span><text:span text:style-name="T1625">on the builder or sub-builder objects to supply your own network. The initial builder can create your own validation objec</text:span><text:span text:style-name="T1626">ts with<text:s/></text:span><text:span text:style-name="T1627">toParams()</text:span><text:span text:style-name="T1628">. <text:s/>Those validation objects can be supplied to the appropriate constructor of<text:s/></text:span><text:span text:style-name="T1629">IPAddressString</text:span><text:span text:style-name="T1630"><text:s/>or<text:s/></text:span><text:span text:style-name="T1631">MACAddressString</text:span><text:span text:style-name="T1632">. <text:s/>If you have supplied new networks to those validation objects, then subsequent string parsing with those<text:s/></text:span><text:span text:style-name="T1633">IPAddressString</text:span><text:span text:style-name="T1634"><text:s/>o</text:span><text:span text:style-name="T1635">r<text:s/></text:span><text:span text:style-name="T1636">MACAddressString</text:span><text:span text:style-name="T1637"><text:s/>instances will use the supplied networks.</text:span></text:p>
      <text:p text:style-name="P1638"><text:span text:style-name="T1639">When using your own network classes, you can override the method<text:s/></text:span><text:span text:style-name="T1640">createAddressCreator()<text:s/></text:span><text:span text:style-name="T1641">or the method</text:span><text:span text:style-name="T1642"><text:s/>getAddressCreator()<text:s/></text:span><text:span text:style-name="T1643">in<text:s/></text:span><text:span text:style-name="T1644">AddressNetwork</text:span><text:span text:style-name="T1645">, and in so doing provide your own creator objects, in w</text:span><text:span text:style-name="T1646">hich you may have overridden any or all of the creation methods. <text:s/>At this point your code controls the types being instantiated by the library’s string parsing engine.</text:span></text:p>
      <text:p text:style-name="P1647"/>
      <text:h text:style-name="P1648" text:outline-level="2"><text:bookmark-start text:name="_Prefix_Length_Handling"/><text:bookmark-end text:name="_Prefix_Length_Handling"/>Prefix Length Handling</text:h>
      <text:p text:style-name="P1649">As indicated in the section on parsing, when constructing an IP<text:s/>address with prefix length, you can end up with subnets or individual addresses. <text:s/>This is also true for address and address sections constructed directly.</text:p>
      <text:p text:style-name="P1650">In version 3 and earlier, prefixed addresses and sections were always converted to the subnet block of addresses for that prefix.</text:p>
      <text:p text:style-name="P1651"><text:s/></text:p>
      <text:p text:style-name="P1652">In the current version, there are three options available:</text:p>
      <text:list text:style-name="LFO5" text:continue-numbering="true">
        <text:list-item>
          <text:p text:style-name="P1653"><text:span text:style-name="T1654">ALL_PREFIXED_ADDRESSES_ARE_SUBNETS</text:span><text:span text:style-name="T1655">: An address with a prefix length is the subnet block for that prefix. <text:s/>This is the legacy behavior, the behaviour for versions 3 an</text:span><text:span text:style-name="T1656">d under of this library. <text:s/>An address like 1.2.3.4/16 is equivalent to 1.2.*.*/16, and a:b:c:d::/64 is equivalent to a:b:c:d:*:*:*:*/64</text:span><text:span text:style-name="T1657"><text:line-break/></text:span></text:p>
        </text:list-item>
        <text:list-item>
          <text:p text:style-name="P1658"><text:span text:style-name="T1659">PREFIXED_ZERO_HOSTS_ARE_SUBNETS</text:span><text:span text:style-name="T1660">:<text:s/></text:span><text:span text:style-name="T1661">An address with a prefix length and a zero-valued host is the subnet block for that pre</text:span><text:span text:style-name="T1662">fix. <text:s/>An address with a host value of non-zero is a single address corresponding to a single host. <text:s/>This is the new default behavior for this library since it is a convention with common usage. <text:s/></text:span><text:span text:style-name="T1663"><text:line-break/></text:span><text:span text:style-name="T1664"><text:line-break/></text:span><text:span text:style-name="T1665">For example, the IPv4 address 1.2.3.4/16 is just a single a</text:span><text:span text:style-name="T1666">ddress and not a subnet, while 1.2.0.0/16 is the prefix block, it is the subnet 1.2.*.*/16. <text:s/></text:span><text:line-break/><text:line-break/><text:span text:style-name="T1667">This behavior is akin to the common convention used by many network administrators, many routers and many applications. <text:s/>With IPv4, an address with a host value<text:s/></text:span><text:span text:style-name="T1668">of zero is known as the network address. <text:s/>It often represents the subnet of all addresses with that same prefix. <text:s/>It is often used for routing. <text:s/>The all-zero address 0.0.0.0 is conventionally known as INADDR_ANY (any address on the local machine), it is th</text:span><text:span text:style-name="T1669">e address that returns true for java.net.Inet4Address.isAnyLocalAddress(), and when paired with prefix zero it is known as the default route (the route for all addresses).</text:span><text:line-break/><text:line-break/><text:span text:style-name="T1670">With IPv6, the convention is similar and this option results in the same behaviour.</text:span><text:span text:style-name="T1671"><text:s text:c="2"/>It is a standard convention with IPv6 to denote a subnet like 1:2:3:4::/64, with a zero-valued (and usually compressed) host, and that subnet represents the prefix block all addresses starting with that prefix 1:2:3:4. <text:s/>An address with a host of zero is<text:s/></text:span><text:span text:style-name="T1672">known as the anycast address. <text:s/>The all-zero address '::' is the value of IN6ADDR_ANY_INIT, the analog to the IPv4 INADDR_ANY), and the address that returns true for java.net.Inet6Address.isAnyLocalAddress().</text:span><text:span text:style-name="T1673"><text:line-break/></text:span></text:p>
        </text:list-item>
        <text:list-item>
          <text:p text:style-name="P1674"><text:span text:style-name="T1675">EXPLICIT_SUBNETS</text:span><text:span text:style-name="T1676">: The third option is the one<text:s/></text:span><text:span text:style-name="T1677">in which a subnet block derived from a prefix length must be explicitly defined, you must list the range of values explicitly. <text:s/>Any subnet must be explicitly defined, like 1.2.*.*/16, while 1.2.0.0/16 is just a single address.</text:span><text:span text:style-name="T1678"><text:line-break/></text:span></text:p>
        </text:list-item>
      </text:list>
      <text:p text:style-name="P1679">Version 3 and earlier versions of the library provided only the first behavior. <text:s/>All three options are available starting with version 4 of this library, while the default behavior is the second.</text:p>
      <text:p text:style-name="P1680">The options above are generally geared towards IP addresses. <text:s/>With MAC Addresses prefix<text:s/>lengths are implicit for the most part, particularly when it comes to strings. <text:s/>With MAC there is no difference between options 2 and 3 since there is no analog to the zero-host/network/anycast address. <text:s/>With MAC, when using an operation that allows you to<text:s/>supply a prefix, the first option above results in addresses that span all values beyond the prefix, while the other two options do not.</text:p>
      <text:p text:style-name="P1681"/>
      <text:p text:style-name="P1682"><text:span text:style-name="T1683">Configuring Non-Default Prefix Length Handling</text:span></text:p>
      <text:p text:style-name="Textbody"><text:span text:style-name="T1684">To choose one of the non-default prefix length handling options, such<text:s/></text:span><text:span text:style-name="T1685">as the legacy option, you make use of the<text:s/></text:span><text:span text:style-name="T1686">PrefixConfiguration</text:span><text:span text:style-name="T1687"><text:s/>enum type and the network objects.</text:span></text:p>
      <text:p text:style-name="Textbody"><text:span text:style-name="T1688">Each address version/type (IPv4, IPv6, MAC) has an associated network object and each network object has a<text:s/></text:span><text:span text:style-name="T1689">PrefixConfiguration</text:span><text:span text:style-name="T1690"><text:s/>setting. <text:s/>Prefix length has a si</text:span><text:span text:style-name="T1691">milar meaning for MAC but with some key differences outlined below. By default, all networks use the same setting of<text:s/></text:span><text:span text:style-name="T1692">PREFIXED_ZERO_HOSTS_ARE_SUBNETS</text:span><text:span text:style-name="T1693"><text:s/>stored in a single static field in the<text:s/></text:span><text:span text:style-name="T1694">AddressNetwork</text:span><text:span text:style-name="T1695"><text:s/>class.</text:span></text:p>
      <text:p text:style-name="Textbody"><text:span text:style-name="T1696">By calling<text:s/></text:span><text:span text:style-name="T1697">setPrefixConfiguration</text:span><text:span text:style-name="T1698"><text:s/></text:span><text:span text:style-name="T1699">in<text:s/></text:span><text:span text:style-name="T1700">AddressNetwork</text:span><text:span text:style-name="T1701"><text:s/>and you can change this default setting for all networks. <text:s/>Or, you can call<text:s/></text:span><text:span text:style-name="T1702">setPrefixConfiguration<text:s/></text:span><text:span text:style-name="T1703">in one or more of<text:s/></text:span><text:span text:style-name="T1704">IPv4AddressNetwork</text:span><text:span text:style-name="T1705">,<text:s/></text:span><text:span text:style-name="T1706">IPv6AddressNetwork</text:span><text:span text:style-name="T1707">, or<text:s/></text:span><text:span text:style-name="T1708">MACAddressNetwork</text:span><text:span text:style-name="T1709">, to set each one individually.</text:span><text:span text:style-name="T1710"><text:s text:c="2"/></text:span><text:span text:style-name="T1711">Typically, you would change the</text:span><text:span text:style-name="T1712"><text:s/>setting when the application starts. <text:s/>Should you choose to do so at a different point in the application lifetime, it should be noted that the behavior is undefined when using pre-existing address objects following such a change. <text:s/>It is recommended that t</text:span><text:span text:style-name="T1713">he prefix length configuration remain constant throughout the lifetime of an application, or that existing address objects be discarded when the configuration is changed.</text:span></text:p>
      <text:p text:style-name="Textbody"><text:span text:style-name="T1714">If discarding existing address objects, keep in mind that the library caches address<text:s/></text:span><text:span text:style-name="T1715">and address component objects. <text:s/>To discard those cached objects you can clear those caches by calling<text:s/></text:span><text:span text:style-name="T1716">defaultIpv6Network()</text:span><text:span text:style-name="T1717">,</text:span><text:span text:style-name="T1718"><text:s/>defaultIpv4Network()</text:span><text:span text:style-name="T1719">,</text:span><text:span text:style-name="T1720"><text:s/></text:span><text:span text:style-name="T1721">and<text:s/></text:span><text:span text:style-name="T1722">defaultMACNetwork()</text:span><text:span text:style-name="T1723"><text:s/>to get the default network objects and then call<text:s/></text:span><text:span text:style-name="T1724">clearCaches()</text:span><text:span text:style-name="T1725"><text:s/>on each one. <text:s/></text:span></text:p>
      <text:p text:style-name="Textbody"><text:span text:style-name="T1726">If two a</text:span><text:span text:style-name="T1727">pplications using the IPAddress library at the same time in the same process require conflicting prefix configurations, then one option to achieve this is to use different class loaders in the separate apps, loading the IPAddress library in separate class<text:s/></text:span><text:span text:style-name="T1728">loaders. <text:s/>In fact, many popular java applications already use class loaders for code separation, such as the Eclipse framework which uses them to separate plugins and the Apache Tomcat web server which uses them to separate webapps. <text:s/></text:span></text:p>
      <text:p text:style-name="Textbody"><text:span text:style-name="T1729">If you cannot load th</text:span><text:span text:style-name="T1730">e library in separate class loaders, then another option is available to you. <text:s/>This option is to use your own network classes. <text:s/>The procedure for using your own network classes is described above in the section of this document on networks. <text:s/>The first step</text:span><text:span text:style-name="T1731"><text:s/>us to subclass the address and address component classes. <text:s/>The next step is to override the key methods for accessing the networks in those classes to supply your own network subclasses which will have their own non-default configuration. <text:s/>When using your</text:span><text:span text:style-name="T1732"><text:s/>own network classes, you can override the<text:s/></text:span><text:span text:style-name="T1733">getPrefixConfiguration()<text:s/></text:span><text:span text:style-name="T1734">method of<text:s/></text:span><text:span text:style-name="T1735">AddressNetwork</text:span><text:span text:style-name="T1736"><text:s/></text:span><text:span text:style-name="T1737">to avoid using the default configuration setting and use your own. <text:s/>In your network, you will also need to override either the<text:s/></text:span><text:span text:style-name="T1738">createAddressCreator()<text:s/></text:span><text:span text:style-name="T1739">or<text:s/></text:span><text:span text:style-name="T1740">getAddress</text:span><text:span text:style-name="T1741">Creator()<text:s/></text:span><text:span text:style-name="T1742">methods to supply your own address creator subclass instance that will create your own address and address component classes.</text:span></text:p>
      <text:p text:style-name="Textbody"><text:span text:style-name="T1743">The following example shows how to create an IPAddressString that will use a customized network class along with customi</text:span><text:span text:style-name="T1744">zed address component classes:</text:span></text:p>
      <text:p text:style-name="P1745"><text:span text:style-name="T1746"><text:tab/></text:span></text:p>
      <text:p text:style-name="P1747"><text:span text:style-name="T1748">static</text:span><text:span text:style-name="T1749"><text:s/></text:span><text:span text:style-name="T1750">class</text:span><text:span text:style-name="T1751"><text:s/>MyIPv6Address<text:s/></text:span><text:span text:style-name="T1752">extends</text:span><text:span text:style-name="T1753"><text:s/>IPv6Address {</text:span></text:p>
      <text:p text:style-name="P1754"/>
      <text:p text:style-name="P1755"><text:span text:style-name="T1756"><text:tab/></text:span><text:span text:style-name="T1757">public</text:span><text:span text:style-name="T1758"><text:s/>MyIPv6Address(</text:span><text:span text:style-name="T1759">byte</text:span><text:span text:style-name="T1760">[]<text:s/></text:span><text:span text:style-name="T1761">bytes</text:span><text:span text:style-name="T1762">, Integer<text:s/></text:span><text:span text:style-name="T1763">prefixLength</text:span><text:span text:style-name="T1764">) {</text:span></text:p>
      <text:p text:style-name="P1765"><text:span text:style-name="T1766"><text:tab/></text:span><text:span text:style-name="T1767"><text:tab/></text:span><text:span text:style-name="T1768">super</text:span><text:span text:style-name="T1769">(</text:span><text:span text:style-name="T1770">bytes</text:span><text:span text:style-name="T1771">,<text:s/></text:span><text:span text:style-name="T1772">prefixLength</text:span><text:span text:style-name="T1773">);</text:span></text:p>
      <text:p text:style-name="P1774"><text:span text:style-name="T1775"><text:tab/>}</text:span></text:p>
      <text:p text:style-name="P1776"><text:span text:style-name="T1777"><text:tab/></text:span><text:span text:style-name="T1778"><text:tab/></text:span></text:p>
      <text:p text:style-name="P1779"><text:span text:style-name="T1780"><text:tab/></text:span><text:span text:style-name="T1781">public</text:span><text:span text:style-name="T1782"><text:s/>MyIPv6Address(MyIPv6AddressSection<text:s/></text:span><text:span text:style-name="T1783">section</text:span><text:span text:style-name="T1784">, CharSequence<text:s/></text:span><text:span text:style-name="T1785">zone</text:span><text:span text:style-name="T1786">) {</text:span></text:p>
      <text:p text:style-name="P1787"><text:span text:style-name="T1788"><text:tab/></text:span><text:span text:style-name="T1789"><text:tab/></text:span><text:span text:style-name="T1790">super</text:span><text:span text:style-name="T1791">(</text:span><text:span text:style-name="T1792">section</text:span><text:span text:style-name="T1793">,<text:s/></text:span><text:span text:style-name="T1794">zone</text:span><text:span text:style-name="T1795">);</text:span></text:p>
      <text:p text:style-name="P1796"><text:span text:style-name="T1797"><text:tab/>}</text:span></text:p>
      <text:p text:style-name="P1798"><text:span text:style-name="T1799"><text:tab/></text:span><text:span text:style-name="T1800"><text:tab/></text:span></text:p>
      <text:p text:style-name="P1801"><text:span text:style-name="T1802"><text:tab/></text:span><text:span text:style-name="T1803">public</text:span><text:span text:style-name="T1804"><text:s/>MyIPv6Address(MyIPv6AddressSection<text:s/></text:span><text:span text:style-name="T1805">section</text:span><text:span text:style-name="T1806">) {</text:span></text:p>
      <text:p text:style-name="P1807"><text:span text:style-name="T1808"><text:tab/></text:span><text:span text:style-name="T1809"><text:tab/></text:span><text:span text:style-name="T1810">super</text:span><text:span text:style-name="T1811">(</text:span><text:span text:style-name="T1812">section</text:span><text:span text:style-name="T1813">);</text:span></text:p>
      <text:p text:style-name="P1814"><text:span text:style-name="T1815"><text:tab/>}</text:span></text:p>
      <text:p text:style-name="P1816"><text:span text:style-name="T1817"><text:tab/></text:span><text:span text:style-name="T1818"><text:tab/></text:span></text:p>
      <text:p text:style-name="P1819"><text:span text:style-name="T1820"><text:tab/></text:span><text:span text:style-name="T1821">@Override</text:span></text:p>
      <text:p text:style-name="P1822"><text:span text:style-name="T1823"><text:tab/></text:span><text:span text:style-name="T1824">public</text:span><text:span text:style-name="T1825"><text:s/>IPv6AddressNetwork getNetwork() {</text:span></text:p>
      <text:p text:style-name="P1826"><text:span text:style-name="T1827"><text:tab/></text:span><text:span text:style-name="T1828"><text:tab/></text:span><text:span text:style-name="T1829">return</text:span><text:span text:style-name="T1830"><text:s/></text:span><text:span text:style-name="T1831">myIPv6Network</text:span><text:span text:style-name="T1832">;</text:span></text:p>
      <text:p text:style-name="P1833"><text:span text:style-name="T1834"><text:tab/>}</text:span></text:p>
      <text:p text:style-name="P1835"><text:span text:style-name="T1836">}</text:span></text:p>
      <text:p text:style-name="P1837"/>
      <text:p text:style-name="P1838"><text:span text:style-name="T1839"><text:tab/></text:span></text:p>
      <text:p text:style-name="P1840"><text:span text:style-name="T1841">static</text:span><text:span text:style-name="T1842"><text:s/></text:span><text:span text:style-name="T1843">class</text:span><text:span text:style-name="T1844"><text:s/>MyIPv6AddressSection<text:s/></text:span><text:span text:style-name="T1845">extends</text:span><text:span text:style-name="T1846"><text:s/>IPv6AddressSection {</text:span></text:p>
      <text:p text:style-name="P1847"/>
      <text:p text:style-name="P1848"><text:span text:style-name="T1849"><text:tab/></text:span><text:span text:style-name="T1850">public</text:span><text:span text:style-name="T1851"><text:s/>MyIPv6AddressSection(</text:span><text:span text:style-name="T1852">byte</text:span><text:span text:style-name="T1853">[]<text:s/></text:span><text:span text:style-name="T1854">bytes</text:span><text:span text:style-name="T1855">, Integer<text:s/></text:span><text:span text:style-name="T1856">prefixLength</text:span><text:span text:style-name="T1857">) {</text:span></text:p>
      <text:p text:style-name="P1858"><text:span text:style-name="T1859"><text:tab/></text:span><text:span text:style-name="T1860"><text:tab/></text:span><text:span text:style-name="T1861">super</text:span><text:span text:style-name="T1862">(</text:span><text:span text:style-name="T1863">bytes</text:span><text:span text:style-name="T1864">,<text:s/></text:span><text:span text:style-name="T1865">prefixLength</text:span><text:span text:style-name="T1866">);</text:span></text:p>
      <text:p text:style-name="P1867"><text:span text:style-name="T1868"><text:tab/>}</text:span></text:p>
      <text:p text:style-name="P1869"><text:span text:style-name="T1870"><text:tab/></text:span><text:span text:style-name="T1871"><text:tab/></text:span></text:p>
      <text:p text:style-name="P1872"><text:span text:style-name="T1873"><text:tab/></text:span><text:span text:style-name="T1874">public</text:span><text:span text:style-name="T1875"><text:s/>MyIPv6AddressSection(IPv6AddressSegment[]<text:s/></text:span><text:span text:style-name="T1876">segments</text:span><text:span text:style-name="T1877">,<text:s/></text:span><text:span text:style-name="T1878">int</text:span><text:span text:style-name="T1879"><text:s/></text:span><text:span text:style-name="T1880">startIndex</text:span><text:span text:style-name="T1881">,<text:s/></text:span><text:span text:style-name="T1882">boolean</text:span><text:span text:style-name="T1883"><text:s/></text:span><text:span text:style-name="T1884">cloneSegments</text:span><text:span text:style-name="T1885">) {</text:span></text:p>
      <text:p text:style-name="P1886"><text:span text:style-name="T1887"><text:tab/></text:span><text:span text:style-name="T1888"><text:tab/></text:span><text:span text:style-name="T1889">super</text:span><text:span text:style-name="T1890">(</text:span><text:span text:style-name="T1891">segments</text:span><text:span text:style-name="T1892">,<text:s/></text:span><text:span text:style-name="T1893">startIndex</text:span><text:span text:style-name="T1894">,<text:s/></text:span><text:span text:style-name="T1895">cloneSegments</text:span><text:span text:style-name="T1896">);</text:span></text:p>
      <text:p text:style-name="P1897"><text:span text:style-name="T1898"><text:tab/>}</text:span></text:p>
      <text:p text:style-name="P1899"><text:span text:style-name="T1900"><text:tab/></text:span><text:span text:style-name="T1901"><text:tab/></text:span></text:p>
      <text:p text:style-name="P1902"><text:span text:style-name="T1903"><text:tab/></text:span><text:span text:style-name="T1904">public</text:span><text:span text:style-name="T1905"><text:s/>MyIPv6AddressSection(IPv6AddressSegment[]<text:s/></text:span><text:span text:style-name="T1906">segments</text:span><text:span text:style-name="T1907">, Integer<text:s/></text:span><text:span text:style-name="T1908">prefixLength</text:span><text:span text:style-name="T1909">) {</text:span></text:p>
      <text:p text:style-name="P1910"><text:span text:style-name="T1911"><text:tab/></text:span><text:span text:style-name="T1912"><text:tab/></text:span><text:span text:style-name="T1913">super</text:span><text:span text:style-name="T1914">(</text:span><text:span text:style-name="T1915">segments</text:span><text:span text:style-name="T1916">,<text:s/></text:span><text:span text:style-name="T1917">prefixLength</text:span><text:span text:style-name="T1918">);</text:span></text:p>
      <text:p text:style-name="P1919"><text:span text:style-name="T1920"><text:tab/>}</text:span></text:p>
      <text:p text:style-name="P1921"><text:span text:style-name="T1922"><text:tab/></text:span><text:span text:style-name="T1923"><text:tab/></text:span></text:p>
      <text:p text:style-name="P1924"><text:span text:style-name="T1925"><text:tab/></text:span><text:span text:style-name="T1926">@Override</text:span></text:p>
      <text:p text:style-name="P1927"><text:span text:style-name="T1928"><text:tab/></text:span><text:span text:style-name="T1929">public</text:span><text:span text:style-name="T1930"><text:s/>IPv6AddressNetwork getNetwork() {</text:span></text:p>
      <text:p text:style-name="P1931"><text:span text:style-name="T1932"><text:tab/></text:span><text:span text:style-name="T1933"><text:tab/></text:span><text:span text:style-name="T1934">return</text:span><text:span text:style-name="T1935"><text:s/></text:span><text:span text:style-name="T1936">myIPv6Network</text:span><text:span text:style-name="T1937">;</text:span></text:p>
      <text:p text:style-name="P1938"><text:span text:style-name="T1939"><text:tab/>}</text:span></text:p>
      <text:p text:style-name="P1940"><text:span text:style-name="T1941">}</text:span></text:p>
      <text:p text:style-name="P1942"/>
      <text:p text:style-name="P1943"><text:span text:style-name="T1944">static</text:span><text:span text:style-name="T1945"><text:s/></text:span><text:span text:style-name="T1946">class</text:span><text:span text:style-name="T1947"><text:s/>MyIPv6AddressSegment<text:s/></text:span><text:span text:style-name="T1948">extends</text:span><text:span text:style-name="T1949"><text:s/></text:span><text:span text:style-name="T1950">IPv6AddressSegment {</text:span></text:p>
      <text:p text:style-name="P1951"/>
      <text:p text:style-name="P1952"><text:span text:style-name="T1953"><text:tab/></text:span><text:span text:style-name="T1954">public</text:span><text:span text:style-name="T1955"><text:s/>MyIPv6AddressSegment(</text:span><text:span text:style-name="T1956">int</text:span><text:span text:style-name="T1957"><text:s/></text:span><text:span text:style-name="T1958">lower</text:span><text:span text:style-name="T1959">, Integer<text:s/></text:span><text:span text:style-name="T1960">segmentPrefixLength</text:span><text:span text:style-name="T1961">) {</text:span></text:p>
      <text:p text:style-name="P1962"><text:span text:style-name="T1963"><text:tab/></text:span><text:span text:style-name="T1964"><text:tab/></text:span><text:span text:style-name="T1965">super</text:span><text:span text:style-name="T1966">(</text:span><text:span text:style-name="T1967">lower</text:span><text:span text:style-name="T1968">,<text:s/></text:span><text:span text:style-name="T1969">segmentPrefixLength</text:span><text:span text:style-name="T1970">);</text:span></text:p>
      <text:p text:style-name="P1971"><text:span text:style-name="T1972"><text:tab/>}</text:span></text:p>
      <text:p text:style-name="P1973"><text:span text:style-name="T1974"><text:tab/></text:span><text:span text:style-name="T1975"><text:tab/></text:span></text:p>
      <text:p text:style-name="P1976"><text:span text:style-name="T1977"><text:tab/></text:span><text:span text:style-name="T1978">public</text:span><text:span text:style-name="T1979"><text:s/>MyIPv6AddressSegment(</text:span><text:span text:style-name="T1980">int</text:span><text:span text:style-name="T1981"><text:s/></text:span><text:span text:style-name="T1982">lower</text:span><text:span text:style-name="T1983">,<text:s/></text:span><text:span text:style-name="T1984">int</text:span><text:span text:style-name="T1985"><text:s/></text:span><text:span text:style-name="T1986">upper</text:span><text:span text:style-name="T1987">, Integer<text:s/></text:span><text:span text:style-name="T1988">segmentPrefixLength</text:span><text:span text:style-name="T1989">) {</text:span></text:p>
      <text:p text:style-name="P1990"><text:span text:style-name="T1991"><text:tab/></text:span><text:span text:style-name="T1992"><text:tab/></text:span><text:span text:style-name="T1993">super</text:span><text:span text:style-name="T1994">(</text:span><text:span text:style-name="T1995">lower</text:span><text:span text:style-name="T1996">,<text:s/></text:span><text:span text:style-name="T1997">upper</text:span><text:span text:style-name="T1998">,<text:s/></text:span><text:span text:style-name="T1999">segmentPrefixLength</text:span><text:span text:style-name="T2000">);</text:span></text:p>
      <text:p text:style-name="P2001"><text:span text:style-name="T2002"><text:tab/>}</text:span></text:p>
      <text:p text:style-name="P2003"><text:span text:style-name="T2004"><text:tab/></text:span><text:span text:style-name="T2005"><text:tab/></text:span></text:p>
      <text:p text:style-name="P2006"><text:span text:style-name="T2007"><text:tab/></text:span><text:span text:style-name="T2008">@Override</text:span></text:p>
      <text:p text:style-name="P2009"><text:span text:style-name="T2010"><text:tab/></text:span><text:span text:style-name="T2011">public</text:span><text:span text:style-name="T2012"><text:s/>IPv6AddressNetwork getNetwork() {</text:span></text:p>
      <text:p text:style-name="P2013"><text:span text:style-name="T2014"><text:tab/></text:span><text:span text:style-name="T2015"><text:tab/></text:span><text:span text:style-name="T2016">return</text:span><text:span text:style-name="T2017"><text:s/></text:span><text:span text:style-name="T2018">myIPv6Network</text:span><text:span text:style-name="T2019">;</text:span></text:p>
      <text:p text:style-name="P2020"><text:span text:style-name="T2021"><text:tab/>}</text:span></text:p>
      <text:p text:style-name="P2022"><text:span text:style-name="T2023">}</text:span></text:p>
      <text:p text:style-name="P2024"/>
      <text:p text:style-name="P2025"><text:span text:style-name="T2026"><text:tab/></text:span></text:p>
      <text:p text:style-name="P2027"><text:span text:style-name="T2028">static</text:span><text:span text:style-name="T2029"><text:s/>IPv6AddressNetwork<text:s/></text:span><text:span text:style-name="T2030">myIPv6Network</text:span><text:span text:style-name="T2031"><text:s/>=<text:s/></text:span><text:span text:style-name="T2032">new</text:span><text:span text:style-name="T2033"><text:s/>IPv6AddressNetwork() {</text:span></text:p>
      <text:p text:style-name="P2034"><text:span text:style-name="T2035"><text:tab/></text:span><text:span text:style-name="T2036">@Override</text:span></text:p>
      <text:p text:style-name="P2037"><text:span text:style-name="T2038"><text:tab/></text:span><text:span text:style-name="T2039">public</text:span><text:span text:style-name="T2040"><text:s/>PrefixConfiguration getPrefixConfiguration() {</text:span></text:p>
      <text:p text:style-name="P2041"><text:span text:style-name="T2042"><text:tab/></text:span><text:span text:style-name="T2043"><text:tab/></text:span><text:span text:style-name="T2044">return</text:span><text:span text:style-name="T2045"><text:s/>PrefixConfiguration.</text:span><text:span text:style-name="T2046">ALL_PREFIXED_ADDRESSES_ARE_SUBNETS</text:span><text:span text:style-name="T2047">;</text:span></text:p>
      <text:p text:style-name="P2048"><text:span text:style-name="T2049"><text:tab/>}</text:span></text:p>
      <text:p text:style-name="P2050"><text:span text:style-name="T2051"><text:tab/></text:span><text:span text:style-name="T2052"><text:tab/></text:span></text:p>
      <text:p text:style-name="P2053"><text:span text:style-name="T2054"><text:tab/></text:span><text:span text:style-name="T2055">@Override</text:span></text:p>
      <text:p text:style-name="P2056"><text:span text:style-name="T2057"><text:tab/></text:span><text:span text:style-name="T2058">protected</text:span><text:span text:style-name="T2059"><text:s/>IPv6AddressCreator createAddressCreator() {</text:span></text:p>
      <text:p text:style-name="P2060"><text:span text:style-name="T2061"><text:tab/></text:span><text:span text:style-name="T2062"><text:tab/></text:span><text:span text:style-name="T2063">return</text:span><text:span text:style-name="T2064"><text:s/></text:span><text:span text:style-name="T2065">new</text:span><text:span text:style-name="T2066"><text:s/>IPv6AddressCreator() {</text:span></text:p>
      <text:p text:style-name="P2067"><text:span text:style-name="T2068"><text:tab/></text:span><text:span text:style-name="T2069"><text:tab/></text:span><text:span text:style-name="T2070"><text:tab/></text:span><text:span text:style-name="T2071">@Override</text:span></text:p>
      <text:p text:style-name="P2072"><text:span text:style-name="T2073"><text:tab/></text:span><text:span text:style-name="T2074"><text:tab/></text:span><text:span text:style-name="T2075"><text:tab/></text:span><text:span text:style-name="T2076">public</text:span><text:span text:style-name="T2077"><text:s/>IPv6AddressSection createSection(</text:span><text:span text:style-name="T2078">byte</text:span><text:span text:style-name="T2079"><text:s/></text:span><text:span text:style-name="T2080">bytes</text:span><text:span text:style-name="T2081">[], Integer<text:s/></text:span><text:span text:style-name="T2082">prefix</text:span><text:span text:style-name="T2083">) {</text:span></text:p>
      <text:p text:style-name="P2084"><text:span text:style-name="T2085"><text:tab/></text:span><text:span text:style-name="T2086"><text:tab/></text:span><text:span text:style-name="T2087"><text:tab/></text:span><text:span text:style-name="T2088"><text:tab/></text:span><text:span text:style-name="T2089">return</text:span><text:span text:style-name="T2090"><text:s/></text:span><text:span text:style-name="T2091">new</text:span><text:span text:style-name="T2092"><text:s/>MyIPv6AddressSection(</text:span><text:span text:style-name="T2093">bytes</text:span><text:span text:style-name="T2094">,<text:s/></text:span><text:span text:style-name="T2095">prefix</text:span><text:span text:style-name="T2096">);</text:span></text:p>
      <text:p text:style-name="P2097"><text:span text:style-name="T2098"><text:tab/></text:span><text:span text:style-name="T2099"><text:tab/></text:span><text:span text:style-name="T2100"><text:tab/>}</text:span></text:p>
      <text:p text:style-name="P2101"><text:span text:style-name="T2102"><text:tab/></text:span><text:span text:style-name="T2103"><text:tab/></text:span><text:span text:style-name="T2104"><text:tab/></text:span><text:span text:style-name="T2105"><text:tab/></text:span></text:p>
      <text:p text:style-name="P2106"><text:span text:style-name="T2107"><text:tab/></text:span><text:span text:style-name="T2108"><text:tab/></text:span><text:span text:style-name="T2109"><text:tab/></text:span><text:span text:style-name="T2110">@Override</text:span></text:p>
      <text:p text:style-name="P2111"><text:span text:style-name="T2112"><text:tab/></text:span><text:span text:style-name="T2113"><text:tab/></text:span><text:span text:style-name="T2114"><text:tab/></text:span><text:span text:style-name="T2115">public</text:span><text:span text:style-name="T2116"><text:s/>IPv6AddressSegment createSegment(</text:span><text:span text:style-name="T2117">int</text:span><text:span text:style-name="T2118"><text:s/></text:span><text:span text:style-name="T2119">value</text:span><text:span text:style-name="T2120">, Integer<text:s/></text:span><text:span text:style-name="T2121">segmentPrefixLength</text:span><text:span text:style-name="T2122">) {</text:span></text:p>
      <text:p text:style-name="P2123"><text:span text:style-name="T2124"><text:tab/></text:span><text:span text:style-name="T2125"><text:tab/></text:span><text:span text:style-name="T2126"><text:tab/></text:span><text:span text:style-name="T2127"><text:tab/></text:span><text:span text:style-name="T2128">return</text:span><text:span text:style-name="T2129"><text:s/></text:span><text:span text:style-name="T2130">new</text:span><text:span text:style-name="T2131"><text:s/>MyIPv6AddressSegment(</text:span><text:span text:style-name="T2132">value</text:span><text:span text:style-name="T2133">,<text:s/></text:span><text:span text:style-name="T2134">segmentPrefixLength</text:span><text:span text:style-name="T2135">);</text:span></text:p>
      <text:p text:style-name="P2136"><text:span text:style-name="T2137"><text:tab/></text:span><text:span text:style-name="T2138"><text:tab/></text:span><text:span text:style-name="T2139"><text:tab/>}</text:span></text:p>
      <text:p text:style-name="P2140"><text:span text:style-name="T2141"><text:tab/></text:span><text:span text:style-name="T2142"><text:tab/></text:span><text:span text:style-name="T2143"><text:tab/></text:span><text:span text:style-name="T2144"><text:tab/></text:span></text:p>
      <text:p text:style-name="P2145"><text:span text:style-name="T2146"><text:tab/></text:span><text:span text:style-name="T2147"><text:tab/></text:span><text:span text:style-name="T2148"><text:tab/></text:span><text:span text:style-name="T2149">@Override</text:span></text:p>
      <text:p text:style-name="P2150"><text:span text:style-name="T2151"><text:tab/></text:span><text:span text:style-name="T2152"><text:tab/></text:span><text:span text:style-name="T2153"><text:tab/></text:span><text:span text:style-name="T2154">public</text:span><text:span text:style-name="T2155"><text:s/></text:span><text:span text:style-name="T2156">IPv6AddressSegment createSegment(</text:span><text:span text:style-name="T2157">int</text:span><text:span text:style-name="T2158"><text:s/></text:span><text:span text:style-name="T2159">lower</text:span><text:span text:style-name="T2160">,<text:s/></text:span><text:span text:style-name="T2161">int</text:span><text:span text:style-name="T2162"><text:s/></text:span><text:span text:style-name="T2163">upper</text:span><text:span text:style-name="T2164">, Integer<text:s/></text:span><text:span text:style-name="T2165">segmentPrefixLength</text:span><text:span text:style-name="T2166">) {</text:span></text:p>
      <text:p text:style-name="P2167"><text:span text:style-name="T2168"><text:tab/></text:span><text:span text:style-name="T2169"><text:tab/></text:span><text:span text:style-name="T2170"><text:tab/></text:span><text:span text:style-name="T2171"><text:tab/></text:span><text:span text:style-name="T2172">return</text:span><text:span text:style-name="T2173"><text:s/></text:span><text:span text:style-name="T2174">new</text:span><text:span text:style-name="T2175"><text:s/>MyIPv6AddressSegment(</text:span><text:span text:style-name="T2176">lower</text:span><text:span text:style-name="T2177">,<text:s/></text:span><text:span text:style-name="T2178">upper</text:span><text:span text:style-name="T2179">,<text:s/></text:span><text:span text:style-name="T2180">segmentPrefixLength</text:span><text:span text:style-name="T2181">);</text:span></text:p>
      <text:p text:style-name="P2182"><text:span text:style-name="T2183"><text:tab/></text:span><text:span text:style-name="T2184"><text:tab/></text:span><text:span text:style-name="T2185"><text:tab/>}</text:span></text:p>
      <text:p text:style-name="P2186"><text:span text:style-name="T2187"><text:tab/></text:span><text:span text:style-name="T2188"><text:tab/></text:span><text:span text:style-name="T2189"><text:tab/></text:span><text:span text:style-name="T2190"><text:tab/></text:span></text:p>
      <text:p text:style-name="P2191"><text:span text:style-name="T2192"><text:tab/></text:span><text:span text:style-name="T2193"><text:tab/></text:span><text:span text:style-name="T2194"><text:tab/></text:span><text:span text:style-name="T2195">@Override</text:span></text:p>
      <text:p text:style-name="P2196"><text:span text:style-name="T2197"><text:tab/></text:span><text:span text:style-name="T2198"><text:tab/></text:span><text:span text:style-name="T2199"><text:tab/></text:span><text:span text:style-name="T2200">protected</text:span><text:span text:style-name="T2201"><text:s/>IPv6AddressSegment createSegmentInternal(</text:span><text:span text:style-name="T2202">int</text:span><text:span text:style-name="T2203"><text:s/></text:span><text:span text:style-name="T2204">value</text:span><text:span text:style-name="T2205">, Integer<text:s/></text:span><text:span text:style-name="T2206">se</text:span><text:span text:style-name="T2207">gmentPrefixLength</text:span><text:span text:style-name="T2208">, CharSequence<text:s/></text:span><text:span text:style-name="T2209">addressStr</text:span><text:span text:style-name="T2210">,<text:s/></text:span><text:span text:style-name="T2211">int</text:span><text:span text:style-name="T2212"><text:s/></text:span><text:span text:style-name="T2213">originalVal</text:span><text:span text:style-name="T2214">,<text:s/></text:span></text:p>
      <text:p text:style-name="P2215"><text:span text:style-name="T2216"><text:tab/></text:span><text:span text:style-name="T2217"><text:tab/></text:span><text:span text:style-name="T2218"><text:tab/></text:span><text:span text:style-name="T2219"><text:tab/></text:span><text:span text:style-name="T2220"><text:tab/></text:span><text:span text:style-name="T2221">boolean</text:span><text:span text:style-name="T2222"><text:s/></text:span><text:span text:style-name="T2223">isStandardString</text:span><text:span text:style-name="T2224">,<text:s/></text:span><text:span text:style-name="T2225">int</text:span><text:span text:style-name="T2226"><text:s/></text:span><text:span text:style-name="T2227">lowerStringStartIndex</text:span><text:span text:style-name="T2228">,<text:s/></text:span><text:span text:style-name="T2229">int</text:span><text:span text:style-name="T2230"><text:s/></text:span><text:span text:style-name="T2231">lowerStringEndIndex</text:span><text:span text:style-name="T2232">) {</text:span></text:p>
      <text:p text:style-name="P2233"><text:span text:style-name="T2234"><text:tab/></text:span><text:span text:style-name="T2235"><text:tab/></text:span><text:span text:style-name="T2236"><text:tab/></text:span><text:span text:style-name="T2237"><text:tab/></text:span><text:span text:style-name="T2238">return</text:span><text:span text:style-name="T2239"><text:s/></text:span><text:span text:style-name="T2240">new</text:span><text:span text:style-name="T2241"><text:s/>MyIPv6AddressSegment(</text:span><text:span text:style-name="T2242">value</text:span><text:span text:style-name="T2243">,<text:s/></text:span><text:span text:style-name="T2244">segmentPrefixLength</text:span><text:span text:style-name="T2245">);</text:span></text:p>
      <text:p text:style-name="P2246"><text:span text:style-name="T2247"><text:tab/></text:span><text:span text:style-name="T2248"><text:tab/></text:span><text:span text:style-name="T2249"><text:tab/>}</text:span></text:p>
      <text:p text:style-name="P2250"><text:span text:style-name="T2251"><text:tab/></text:span><text:span text:style-name="T2252"><text:tab/></text:span><text:span text:style-name="T2253"><text:tab/></text:span><text:span text:style-name="T2254"><text:tab/></text:span></text:p>
      <text:p text:style-name="P2255"><text:span text:style-name="T2256"><text:tab/></text:span><text:span text:style-name="T2257"><text:tab/></text:span><text:span text:style-name="T2258"><text:tab/></text:span><text:span text:style-name="T2259">@Override</text:span></text:p>
      <text:p text:style-name="P2260"><text:span text:style-name="T2261"><text:tab/></text:span><text:span text:style-name="T2262"><text:tab/></text:span><text:span text:style-name="T2263"><text:tab/></text:span><text:span text:style-name="T2264">protected</text:span><text:span text:style-name="T2265"><text:s/></text:span><text:span text:style-name="T2266">IPv6AddressSection createPrefixedSectionInternal(IPv6AddressSegment<text:s/></text:span><text:span text:style-name="T2267">segments</text:span><text:span text:style-name="T2268">[], Integer<text:s/></text:span><text:span text:style-name="T2269">prefix</text:span><text:span text:style-name="T2270">) {</text:span></text:p>
      <text:p text:style-name="P2271"><text:span text:style-name="T2272"><text:tab/></text:span><text:span text:style-name="T2273"><text:tab/></text:span><text:span text:style-name="T2274"><text:tab/></text:span><text:span text:style-name="T2275"><text:tab/></text:span><text:span text:style-name="T2276">return</text:span><text:span text:style-name="T2277"><text:s/></text:span><text:span text:style-name="T2278">new</text:span><text:span text:style-name="T2279"><text:s/>MyIPv6AddressSection(</text:span><text:span text:style-name="T2280">segments</text:span><text:span text:style-name="T2281">,<text:s/></text:span><text:span text:style-name="T2282">prefix</text:span><text:span text:style-name="T2283">);</text:span></text:p>
      <text:p text:style-name="P2284"><text:span text:style-name="T2285"><text:tab/></text:span><text:span text:style-name="T2286"><text:tab/></text:span><text:span text:style-name="T2287"><text:tab/>}</text:span></text:p>
      <text:p text:style-name="P2288"><text:span text:style-name="T2289"><text:tab/></text:span><text:span text:style-name="T2290"><text:tab/></text:span><text:span text:style-name="T2291"><text:tab/></text:span><text:span text:style-name="T2292"><text:tab/></text:span></text:p>
      <text:p text:style-name="P2293"><text:span text:style-name="T2294"><text:tab/></text:span><text:span text:style-name="T2295"><text:tab/></text:span><text:span text:style-name="T2296"><text:tab/></text:span><text:span text:style-name="T2297">@Override</text:span></text:p>
      <text:p text:style-name="P2298"><text:span text:style-name="T2299"><text:tab/></text:span><text:span text:style-name="T2300"><text:tab/></text:span><text:span text:style-name="T2301"><text:tab/></text:span><text:span text:style-name="T2302">protected</text:span><text:span text:style-name="T2303"><text:s/>IPv6AddressSection createSectionInternal(IPv6AddressSegment<text:s/></text:span><text:span text:style-name="T2304">segment</text:span><text:span text:style-name="T2305">s</text:span><text:span text:style-name="T2306">[]) {</text:span></text:p>
      <text:p text:style-name="P2307"><text:span text:style-name="T2308"><text:tab/></text:span><text:span text:style-name="T2309"><text:tab/></text:span><text:span text:style-name="T2310"><text:tab/></text:span><text:span text:style-name="T2311"><text:tab/></text:span><text:span text:style-name="T2312">return</text:span><text:span text:style-name="T2313"><text:s/></text:span><text:span text:style-name="T2314">new</text:span><text:span text:style-name="T2315"><text:s/>MyIPv6AddressSection(</text:span><text:span text:style-name="T2316">segments</text:span><text:span text:style-name="T2317">, 0,<text:s/></text:span><text:span text:style-name="T2318">false</text:span><text:span text:style-name="T2319">);</text:span></text:p>
      <text:p text:style-name="P2320"><text:span text:style-name="T2321"><text:tab/></text:span><text:span text:style-name="T2322"><text:tab/></text:span><text:span text:style-name="T2323"><text:tab/>}</text:span></text:p>
      <text:p text:style-name="P2324"/>
      <text:p text:style-name="P2325"><text:span text:style-name="T2326"><text:tab/></text:span><text:span text:style-name="T2327"><text:tab/></text:span><text:span text:style-name="T2328"><text:tab/></text:span><text:span text:style-name="T2329">@Override</text:span></text:p>
      <text:p text:style-name="P2330"><text:span text:style-name="T2331"><text:tab/></text:span><text:span text:style-name="T2332"><text:tab/></text:span><text:span text:style-name="T2333"><text:tab/></text:span><text:span text:style-name="T2334">protected</text:span><text:span text:style-name="T2335"><text:s/>IPv6Address createAddressInternal(IPv6AddressSection<text:s/></text:span><text:span text:style-name="T2336">section</text:span><text:span text:style-name="T2337">, HostIdentifierString<text:s/></text:span><text:span text:style-name="T2338">from</text:span><text:span text:style-name="T2339">) {</text:span></text:p>
      <text:p text:style-name="P2340"><text:span text:style-name="T2341"><text:tab/></text:span><text:span text:style-name="T2342"><text:tab/></text:span><text:span text:style-name="T2343"><text:tab/></text:span><text:span text:style-name="T2344"><text:tab/></text:span><text:span text:style-name="T2345">return</text:span><text:span text:style-name="T2346"><text:s/></text:span><text:span text:style-name="T2347">new</text:span><text:span text:style-name="T2348"><text:s/>MyIPv6Address((MyIPv6AddressSection)<text:s/></text:span><text:span text:style-name="T2349">section</text:span><text:span text:style-name="T2350">);</text:span></text:p>
      <text:p text:style-name="P2351"><text:span text:style-name="T2352"><text:tab/></text:span><text:span text:style-name="T2353"><text:tab/></text:span><text:span text:style-name="T2354"><text:tab/>}</text:span></text:p>
      <text:p text:style-name="P2355"><text:span text:style-name="T2356"><text:tab/></text:span><text:span text:style-name="T2357"><text:tab/></text:span><text:span text:style-name="T2358"><text:tab/></text:span><text:span text:style-name="T2359"><text:tab/></text:span></text:p>
      <text:p text:style-name="P2360"><text:span text:style-name="T2361"><text:tab/></text:span><text:span text:style-name="T2362"><text:tab/></text:span><text:span text:style-name="T2363"><text:tab/></text:span><text:span text:style-name="T2364">@Override</text:span></text:p>
      <text:p text:style-name="P2365"><text:span text:style-name="T2366"><text:tab/></text:span><text:span text:style-name="T2367"><text:tab/></text:span><text:span text:style-name="T2368"><text:tab/></text:span><text:span text:style-name="T2369">protected</text:span><text:span text:style-name="T2370"><text:s/>IPv6Address createAddressInternal(IPv6AddressSection<text:s/></text:span><text:span text:style-name="T2371">section</text:span><text:span text:style-name="T2372">, CharSequence<text:s/></text:span><text:span text:style-name="T2373">zone</text:span><text:span text:style-name="T2374">, HostIdentifierString<text:s/></text:span><text:span text:style-name="T2375">from</text:span><text:span text:style-name="T2376">) {</text:span></text:p>
      <text:p text:style-name="P2377"><text:span text:style-name="T2378"><text:tab/></text:span><text:span text:style-name="T2379"><text:tab/></text:span><text:span text:style-name="T2380"><text:tab/></text:span><text:span text:style-name="T2381"><text:tab/></text:span><text:span text:style-name="T2382">return</text:span><text:span text:style-name="T2383"><text:s/></text:span><text:span text:style-name="T2384">new</text:span><text:span text:style-name="T2385"><text:s/>MyIPv6Address((MyIPv6AddressSection)<text:s/></text:span><text:span text:style-name="T2386">section</text:span><text:span text:style-name="T2387">,<text:s/></text:span><text:span text:style-name="T2388">zone</text:span><text:span text:style-name="T2389">);</text:span></text:p>
      <text:p text:style-name="P2390"><text:span text:style-name="T2391"><text:tab/></text:span><text:span text:style-name="T2392"><text:tab/></text:span><text:span text:style-name="T2393"><text:tab/>}</text:span></text:p>
      <text:p text:style-name="P2394"><text:span text:style-name="T2395"><text:tab/></text:span><text:span text:style-name="T2396"><text:tab/>};</text:span></text:p>
      <text:p text:style-name="P2397"><text:span text:style-name="T2398"><text:tab/>}</text:span></text:p>
      <text:p text:style-name="P2399">};</text:p>
      <text:p text:style-name="Textbody"/>
      <text:p text:style-name="P2400"><text:span text:style-name="T2401">IPAddressStringParameters</text:span><text:span text:style-name="T2402"><text:s/></text:span><text:span text:style-name="T2403">params</text:span><text:span text:style-name="T2404"><text:s/>=<text:s/></text:span><text:span text:style-name="T2405">new</text:span><text:span text:style-name="T2406"><text:s/></text:span><text:span text:style-name="T2407">IPAddressStringParameters</text:span><text:span text:style-name="T2408">.Builder().</text:span></text:p>
      <text:p text:style-name="P2409"><text:span text:style-name="T2410">getIPv6AddressParametersBuilder().setNetwork(</text:span><text:span text:style-name="T2411">myIPv6Network</text:span><text:span text:style-name="T2412">).getParentBuilder().toParams();</text:span></text:p>
      <text:p text:style-name="Textbody"><text:span text:style-name="T2413">IPv6Address<text:s/></text:span><text:span text:style-name="T2414">myAddr</text:span><text:span text:style-name="T2415"><text:s/>=<text:s/></text:span><text:span text:style-name="T2416">new</text:span><text:span text:style-name="T2417"><text:s/>IPAddressString(</text:span><text:span text:style-name="T2418">"1::1/64"</text:span><text:span text:style-name="T2419">,<text:s/></text:span><text:span text:style-name="T2420">params</text:span><text:span text:style-name="T2421">).getAddress().toIPv6();</text:span></text:p>
      <text:p text:style-name="Textbody"/>
      <text:p text:style-name="Textbody"/>
      <text:p text:style-name="P2422">Prefix length and Equality</text:p>
      <text:p text:style-name="P2423"><text:span text:style-name="T2424">In this<text:s/></text:span><text:span text:style-name="T2425">library, the subnet with prefix length 10.1.2.*/24 is equivalent the non-prefixed address 10.1.2.* as they both contain the same set of addresses. <text:s text:c="2"/>When it comes to equality or comparison, the prefix length has no effect. <text:s/>However, the prefix length is st</text:span><text:span text:style-name="T2426">ored in the address, so an address or subnet with prefix length will be aware that it is "prefixed", printing strings that incorporate the prefix, or providing the network section upon calls to<text:s/></text:span><text:span text:style-name="T2427">getNetworkSection()</text:span><text:span text:style-name="T2428"><text:s/>in<text:s/></text:span><text:span text:style-name="T2429">IPAddress</text:span><text:span text:style-name="T2430">. <text:s/></text:span></text:p>
      <text:p text:style-name="P2431"><text:span text:style-name="T2432">Given an address with no p</text:span><text:span text:style-name="T2433">refix length, you can convert to an address with prefix length using the methods<text:s/></text:span><text:span text:style-name="T2434">assignPrefixForSingleBlock()</text:span><text:span text:style-name="T2435"><text:s/>or<text:s/></text:span><text:span text:style-name="T2436">assignMinPrefixForBlock()</text:span><text:span text:style-name="T2437"><text:s/>in<text:s/></text:span><text:span text:style-name="T2438">IPAddress</text:span><text:span text:style-name="T2439">, or any of the methods that allow you to set any given prefix length directly such as<text:s/></text:span><text:span text:style-name="T2440">setPrefixLength(in</text:span><text:span text:style-name="T2441">t)</text:span><text:span text:style-name="T2442">.</text:span></text:p>
      <text:p text:style-name="P2443"/>
      <text:p text:style-name="Textbody"/>
      <text:h text:style-name="P2444" text:outline-level="2"><text:bookmark-start text:name="_Address_Sections"/><text:bookmark-end text:name="_Address_Sections"/>Address Sections<text:bookmark-end text:name="_Toc456708506"/><text:bookmark-end text:name="_Toc456696715"/><text:bookmark-end text:name="_Toc456696178"/></text:h>
      <text:p text:style-name="P2445"><text:span text:style-name="T2446">Addresses can be broken up into sections, and reconstituted from sections. <text:s/>A section is a series of segments. <text:s/>You can get the section for the full address by calling<text:s/></text:span><text:span text:style-name="T2447">getSection()</text:span><text:span text:style-name="T2448">, or you can get subsections by calling one of the va</text:span><text:span text:style-name="T2449">riants, either<text:s/></text:span><text:span text:style-name="T2450">getSection(int)</text:span><text:span text:style-name="T2451"><text:s/>or<text:s/></text:span><text:span text:style-name="T2452">getSection(int, int)</text:span><text:span text:style-name="T2453">, which return a subsection spanning the given indices. <text:s/>You can also get the segments in an address by calling<text:s/></text:span><text:span text:style-name="T2454">getSegment(int)<text:s/></text:span><text:span text:style-name="T2455">or one of the variants of<text:s/></text:span><text:span text:style-name="T2456">getSegments</text:span><text:span text:style-name="T2457">, either on the address or on a secti</text:span><text:span text:style-name="T2458">on of the address.</text:span></text:p>
      <text:p text:style-name="P2459">You can also reconstitute an address from a section or array of segments using the appropriate address constructor, if your section or array of segments has the correct number of segments for the address type.</text:p>
      <text:p text:style-name="P2460"/>
      <text:p text:style-name="P2461"><text:span text:style-name="T2462">Host and Network Sections<text:s/></text:span><text:span text:style-name="T2463">of IP Address</text:span></text:p>
      <text:p text:style-name="P2464"><text:span text:style-name="T2465">Use<text:s/></text:span><text:span text:style-name="T2466">getHostSection()</text:span><text:span text:style-name="T2467"><text:s/>and<text:s/></text:span><text:span text:style-name="T2468">getNetworkSection()</text:span><text:span text:style-name="T2469"><text:s/>to get the host and network sections of an IP address as indicated by prefix length. <text:s/></text:span></text:p>
      <text:p text:style-name="P2470"><text:span text:style-name="T2471">IPAddress<text:s/></text:span><text:span text:style-name="T2472">address</text:span><text:span text:style-name="T2473"><text:s/>=<text:s/></text:span><text:span text:style-name="T2474">new</text:span><text:span text:style-name="T2475"><text:s/>IPAddressString(</text:span><text:span text:style-name="T2476">"1.2.3.4"</text:span><text:span text:style-name="T2477">).getAddress();</text:span><text:span text:style-name="T2478"><text:line-break/></text:span><text:span text:style-name="T2479">IPAddressSection<text:s/></text:span><text:span text:style-name="T2480">network</text:span><text:span text:style-name="T2481"><text:s/>=<text:s/></text:span><text:span text:style-name="T2482">address</text:span><text:span text:style-name="T2483">.getNetworkSection(16,<text:s/></text:span><text:span text:style-name="T2484">true</text:span><text:span text:style-name="T2485">);</text:span><text:span text:style-name="T2486"><text:line-break/></text:span><text:span text:style-name="T2487">IPAddressSection<text:s/></text:span><text:span text:style-name="T2488">host</text:span><text:span text:style-name="T2489"><text:s/>=<text:s/></text:span><text:span text:style-name="T2490">address</text:span><text:span text:style-name="T2491">.getHostSection(16);</text:span><text:span text:style-name="T2492"><text:line-break/></text:span><text:span text:style-name="T2493">System.</text:span><text:span text:style-name="T2494">out</text:span><text:span text:style-name="T2495">.println(</text:span><text:span text:style-name="T2496">network</text:span><text:span text:style-name="T2497">.toCanonicalString());</text:span><text:span text:style-name="T2498"><text:line-break/></text:span><text:span text:style-name="T2499">System.</text:span><text:span text:style-name="T2500">out</text:span><text:span text:style-name="T2501">.println(</text:span><text:span text:style-name="T2502">host</text:span><text:span text:style-name="T2503">.toCanonicalString());</text:span></text:p>
      <text:p text:style-name="P2504"/>
      <text:p text:style-name="P2505"><text:span text:style-name="T2506">Output:</text:span></text:p>
      <text:p text:style-name="P2507">1.2/16</text:p>
      <text:p text:style-name="P2508"><text:span text:style-name="T2509">3.4</text:span></text:p>
      <text:p text:style-name="P2510">Once you have a section of an address, most of the same<text:s/>methods are available as those available with addresses themselves.</text:p>
      <text:p text:style-name="P2511"/>
      <text:p text:style-name="P2512"/>
      <text:h text:style-name="P2513" text:outline-level="2"><text:bookmark-start text:name="_Toc456708507"/><text:bookmark-start text:name="_Toc456696716"/><text:bookmark-start text:name="_Toc456696179"/>IP Address Operations<text:bookmark-end text:name="_Toc456708507"/><text:bookmark-end text:name="_Toc456696716"/><text:bookmark-end text:name="_Toc456696179"/></text:h>
      <text:p text:style-name="P2514">There are various methods for obtaining masking, subnets, and so on.</text:p>
      <text:p text:style-name="P2515"><text:span text:style-name="T2516">The methods<text:s/></text:span><text:span text:style-name="T2517">mask</text:span><text:span text:style-name="T2518">,</text:span><text:span text:style-name="T2519"><text:s/>maskNetwork</text:span><text:span text:style-name="T2520">,</text:span><text:span text:style-name="T2521"><text:s/>bitwiseOr</text:span><text:span text:style-name="T2522">,</text:span><text:span text:style-name="T2523"><text:s/>bitwiseOrNetwork</text:span><text:span text:style-name="T2524">,</text:span><text:span text:style-name="T2525"><text:s/>removePrefixLength</text:span><text:span text:style-name="T2526">,</text:span><text:span text:style-name="T2527"><text:s/>adjustPrefixByS</text:span><text:span text:style-name="T2528">egment</text:span><text:span text:style-name="T2529">,</text:span><text:span text:style-name="T2530"><text:s/>adjustPrefixLength</text:span><text:span text:style-name="T2531">,</text:span><text:span text:style-name="T2532"><text:s/>applyPrefixLength</text:span><text:span text:style-name="T2533">, and<text:s/></text:span><text:span text:style-name="T2534">setPrefixLength</text:span><text:span text:style-name="T2535"><text:s/>allow you to apply and adjust prefix lengths and masks to addresses and subnets. <text:s/>When applying an operation to a subnet, the operation is applied to every member of the subnet, so the resu</text:span><text:span text:style-name="T2536">lt must something be representable with contiguous ranges, or you will get<text:s/></text:span><text:span text:style-name="T2537">IncompatibleAddressException</text:span><text:span text:style-name="T2538"><text:s/>(formerly<text:s/></text:span><text:span text:style-name="T2539">AddressTypeException</text:span><text:span text:style-name="T2540">). <text:s/>For instance, masking the subnet block of 255 addresses 0.0.0.0/24 with 0.0.0.128 results in the two addresses 0.0.0.0</text:span><text:span text:style-name="T2541"><text:s/>and 0.0.0.128 which is not contiguous. <text:s/>However, this will not happen when using standard masking and subnetting techniques typical with IPv4 and IPv6 routing. <text:s/></text:span></text:p>
      <text:p text:style-name="P2542"><text:span text:style-name="T2543">The following code demonstrates how to get the lowest address in a prefixed subnet using any<text:s/></text:span><text:span text:style-name="T2544">one of three methods:<text:s/></text:span><text:span text:style-name="T2545">getLowest,</text:span><text:span text:style-name="T2546"><text:s/></text:span><text:span text:style-name="T2547">mask</text:span><text:span text:style-name="T2548">, or<text:s/></text:span><text:span text:style-name="T2549">removePrefixLength</text:span><text:span text:style-name="T2550">.</text:span></text:p>
      <text:p text:style-name="P2551"><text:span text:style-name="T2552">String<text:s/></text:span><text:span text:style-name="T2553">addr</text:span><text:span text:style-name="T2554"><text:s/>=<text:s/></text:span><text:span text:style-name="T2555">"1.2.3.4"</text:span><text:span text:style-name="T2556">;</text:span></text:p>
      <text:p text:style-name="P2557"><text:span text:style-name="T2558"><text:tab/>IPAddress<text:s/></text:span><text:span text:style-name="T2559">address</text:span><text:span text:style-name="T2560"><text:s/>=<text:s/></text:span><text:span text:style-name="T2561">new</text:span><text:span text:style-name="T2562"><text:s/>IPAddressString(</text:span><text:span text:style-name="T2563">addr</text:span><text:span text:style-name="T2564">).getAddress();</text:span></text:p>
      <text:p text:style-name="P2565"><text:span text:style-name="T2566"><text:tab/></text:span><text:span text:style-name="T2567">int</text:span><text:span text:style-name="T2568"><text:s/></text:span><text:span text:style-name="T2569">prefixLength</text:span><text:span text:style-name="T2570"><text:s/>= 16;</text:span></text:p>
      <text:p text:style-name="P2571"><text:span text:style-name="T2572"><text:tab/>IPAddress<text:s/></text:span><text:span text:style-name="T2573">maskWithPrefixLength</text:span><text:span text:style-name="T2574"><text:s/>=<text:s/></text:span><text:span text:style-name="T2575">new</text:span><text:span text:style-name="T2576"><text:s/>IPAddressString(</text:span><text:span text:style-name="T2577">"/"</text:span><text:span text:style-name="T2578"><text:s/>+<text:s/></text:span><text:span text:style-name="T2579">prefixLength</text:span><text:span text:style-name="T2580">).</text:span></text:p>
      <text:p text:style-name="P2581"><text:span text:style-name="T2582"><text:tab/></text:span><text:span text:style-name="T2583"><text:tab/></text:span><text:span text:style-name="T2584">getAddress(</text:span><text:span text:style-name="T2585">address</text:span><text:span text:style-name="T2586">.getIPVersion());</text:span></text:p>
      <text:p text:style-name="P2587"/>
      <text:p text:style-name="P2588"><text:span text:style-name="T2589"><text:tab/>IPAddress<text:s/></text:span><text:span text:style-name="T2590">mask</text:span><text:span text:style-name="T2591"><text:s/>=<text:s/></text:span><text:span text:style-name="T2592">address</text:span><text:span text:style-name="T2593">.getNetwork().getNetworkMask(16,<text:s/></text:span><text:span text:style-name="T2594">false</text:span><text:span text:style-name="T2595">);</text:span></text:p>
      <text:p text:style-name="P2596"><text:span text:style-name="T2597"><text:tab/>System.</text:span><text:span text:style-name="T2598">out</text:span><text:span text:style-name="T2599">.println(</text:span><text:span text:style-name="T2600">"mask with prefix length "</text:span><text:span text:style-name="T2601"><text:s/>+<text:s/></text:span><text:span text:style-name="T2602">maskWithPrefixLength</text:span><text:span text:style-name="T2603">);</text:span></text:p>
      <text:p text:style-name="P2604"><text:span text:style-name="T2605"><text:tab/>System.</text:span><text:span text:style-name="T2606">out</text:span><text:span text:style-name="T2607">.println(</text:span><text:span text:style-name="T2608">"mask "</text:span><text:span text:style-name="T2609"><text:s/>+<text:s/></text:span><text:span text:style-name="T2610">mask</text:span><text:span text:style-name="T2611">);</text:span></text:p>
      <text:p text:style-name="P2612"/>
      <text:p text:style-name="P2613"><text:span text:style-name="T2614">IPAddress<text:s/></text:span><text:span text:style-name="T2615">maskedAddress</text:span><text:span text:style-name="T2616"><text:s/>=<text:s/></text:span><text:span text:style-name="T2617">address</text:span><text:span text:style-name="T2618">.mask(</text:span><text:span text:style-name="T2619">mask</text:span><text:span text:style-name="T2620">);</text:span></text:p>
      <text:p text:style-name="P2621"><text:span text:style-name="T2622"><text:tab/>System.</text:span><text:span text:style-name="T2623">out</text:span><text:span text:style-name="T2624">.println(</text:span><text:span text:style-name="T2625">"address "</text:span><text:span text:style-name="T2626"><text:s/>+<text:s/></text:span><text:span text:style-name="T2627">address</text:span><text:span text:style-name="T2628"><text:s/>+<text:s/></text:span><text:span text:style-name="T2629">" masked "</text:span><text:span text:style-name="T2630"><text:s/>+<text:s/></text:span><text:span text:style-name="T2631">maskedAddress</text:span><text:span text:style-name="T2632">);</text:span><text:span text:style-name="T2633"><text:tab/></text:span></text:p>
      <text:p text:style-name="P2634"><text:span text:style-name="T2635">//create the subnet</text:span></text:p>
      <text:p text:style-name="P2636"><text:span text:style-name="T2637">IPAddress<text:s/></text:span><text:span text:style-name="T2638">subnet</text:span><text:span text:style-name="T2639"><text:s/>=<text:s/></text:span><text:span text:style-name="T2640">address</text:span><text:span text:style-name="T2641">.applyPrefixLength(</text:span><text:span text:style-name="T2642">prefixLength</text:span><text:span text:style-name="T2643">).toPrefixBlock();</text:span></text:p>
      <text:p text:style-name="P2644"/>
      <text:p text:style-name="P2645"><text:span text:style-name="T2646">//mask</text:span></text:p>
      <text:p text:style-name="P2647"><text:span text:style-name="T2648"><text:tab/>IPAddress<text:s/></text:span><text:span text:style-name="T2649">maskedSubnet</text:span><text:span text:style-name="T2650"><text:s/>=<text:s/></text:span><text:span text:style-name="T2651">subnet</text:span><text:span text:style-name="T2652">.mask(</text:span><text:span text:style-name="T2653">mask</text:span><text:span text:style-name="T2654">);</text:span></text:p>
      <text:p text:style-name="P2655"><text:span text:style-name="T2656"><text:tab/>System.</text:span><text:span text:style-name="T2657">out</text:span><text:span text:style-name="T2658">.println(</text:span><text:span text:style-name="T2659">"subnet "</text:span><text:span text:style-name="T2660"><text:s/>+</text:span><text:span text:style-name="T2661"><text:s/></text:span><text:span text:style-name="T2662">subnet</text:span><text:span text:style-name="T2663"><text:s/>+<text:s/></text:span><text:span text:style-name="T2664">" masked "</text:span><text:span text:style-name="T2665"><text:s/>+<text:s/></text:span><text:span text:style-name="T2666">maskedSubnet</text:span><text:span text:style-name="T2667">);</text:span></text:p>
      <text:p text:style-name="P2668"><text:span text:style-name="T2669"><text:tab/>System.</text:span><text:span text:style-name="T2670">out</text:span><text:span text:style-name="T2671">.println(</text:span><text:span text:style-name="T2672">maskedAddress</text:span><text:span text:style-name="T2673">.equals(</text:span><text:span text:style-name="T2674">maskedSubnet</text:span><text:span text:style-name="T2675">));</text:span></text:p>
      <text:p text:style-name="P2676"><text:tab/></text:p>
      <text:p text:style-name="P2677"><text:span text:style-name="T2678"><text:tab/></text:span><text:span text:style-name="T2679">//getLower</text:span></text:p>
      <text:p text:style-name="P2680"><text:span text:style-name="T2681">IPAddress<text:s/></text:span><text:span text:style-name="T2682">lowestAddressInSubnet</text:span><text:span text:style-name="T2683"><text:s/>=<text:s/></text:span><text:span text:style-name="T2684">subnet</text:span><text:span text:style-name="T2685">.getLower();</text:span></text:p>
      <text:p text:style-name="P2686"><text:span text:style-name="T2687"><text:tab/>System.</text:span><text:span text:style-name="T2688">out</text:span><text:span text:style-name="T2689">.println(</text:span><text:span text:style-name="T2690">"lowest in subnet "</text:span><text:span text:style-name="T2691"><text:s/>+<text:s/></text:span><text:span text:style-name="T2692">lowestAddressInSubnet</text:span><text:span text:style-name="T2693">);</text:span></text:p>
      <text:p text:style-name="P2694"><text:span text:style-name="T2695">System.</text:span><text:span text:style-name="T2696">out</text:span><text:span text:style-name="T2697">.println(</text:span><text:span text:style-name="T2698">"lowest<text:s/></text:span><text:span text:style-name="T2699">in subnet no prefix "</text:span><text:span text:style-name="T2700"><text:s/>+<text:s/></text:span><text:span text:style-name="T2701">lowestAddressInSubnet</text:span><text:span text:style-name="T2702">.removePrefixLength(</text:span><text:span text:style-name="T2703">false</text:span><text:span text:style-name="T2704">));</text:span></text:p>
      <text:p text:style-name="P2705"><text:span text:style-name="T2706">System.</text:span><text:span text:style-name="T2707">out</text:span><text:span text:style-name="T2708">.println(</text:span><text:span text:style-name="T2709">maskedAddress</text:span><text:span text:style-name="T2710">.equals(</text:span><text:span text:style-name="T2711">lowestAddressInSubnet</text:span><text:span text:style-name="T2712">));</text:span></text:p>
      <text:p text:style-name="P2713"/>
      <text:p text:style-name="P2714"><text:span text:style-name="T2715">//removePrefixLength</text:span></text:p>
      <text:p text:style-name="P2716"><text:span text:style-name="T2717">IPAddress<text:s/></text:span><text:span text:style-name="T2718">prefixRemoved</text:span><text:span text:style-name="T2719"><text:s/>=<text:s/></text:span><text:span text:style-name="T2720">subnet</text:span><text:span text:style-name="T2721">.removePrefixLength(</text:span><text:span text:style-name="T2722">true</text:span><text:span text:style-name="T2723">);</text:span></text:p>
      <text:p text:style-name="P2724"><text:span text:style-name="T2725"><text:tab/>System.</text:span><text:span text:style-name="T2726">out</text:span><text:span text:style-name="T2727">.println(</text:span><text:span text:style-name="T2728">"prefix removed<text:s/></text:span><text:span text:style-name="T2729">"</text:span><text:span text:style-name="T2730"><text:s/>+<text:s/></text:span><text:span text:style-name="T2731">prefixRemoved</text:span><text:span text:style-name="T2732">);</text:span></text:p>
      <text:p text:style-name="P2733"/>
      <text:p text:style-name="P2734">Output:</text:p>
      <text:p text:style-name="P2735"><text:span text:style-name="T2736">mask with prefix length 255.255.0.0/16</text:span></text:p>
      <text:p text:style-name="P2737"><text:span text:style-name="T2738">mask 255.255.0.0</text:span></text:p>
      <text:p text:style-name="P2739"><text:span text:style-name="T2740">address 1.2.3.4 masked 1.2.0.0</text:span></text:p>
      <text:p text:style-name="P2741"><text:span text:style-name="T2742">subnet 1.2.0.0/16 masked 1.2.0.0</text:span></text:p>
      <text:p text:style-name="P2743"><text:span text:style-name="T2744">true</text:span></text:p>
      <text:p text:style-name="P2745"><text:span text:style-name="T2746">lowest in subnet 1.2.0.0/16</text:span></text:p>
      <text:p text:style-name="P2747"><text:span text:style-name="T2748">lowest in subnet no prefix 1.2.0.0</text:span></text:p>
      <text:p text:style-name="P2749">true</text:p>
      <text:p text:style-name="P2750">prefix removed 1.2.0.0</text:p>
      <text:p text:style-name="P2751"/>
      <text:p text:style-name="P2752"><text:span text:style-name="T2753">Polymorphism</text:span></text:p>
      <text:p text:style-name="P2754"><text:span text:style-name="T2755">Simply change the string<text:s/></text:span><text:span text:style-name="T2756">"1.2.3.4"</text:span><text:span text:style-name="T2757"><text:s/>in the code above to an IPv6 address like<text:s/></text:span><text:span text:style-name="T2758">"a:ffff:b:c:d::f"</text:span><text:span text:style-name="T2759"><text:s/>and the code all works the same.</text:span></text:p>
      <text:p text:style-name="P2760"/>
      <text:p text:style-name="P2761"><text:span text:style-name="T2762">Output:</text:span><text:span text:style-name="T2763"><text:line-break/></text:span><text:span text:style-name="T2764">mask with prefix length ffff::/16</text:span><text:span text:style-name="T2765"><text:line-break/></text:span><text:span text:style-name="T2766">mask ffff::</text:span><text:span text:style-name="T2767"><text:line-break/></text:span><text:span text:style-name="T2768">address a:ffff:b:c:d::f masked a::</text:span><text:span text:style-name="T2769"><text:line-break/></text:span><text:span text:style-name="T2770">subnet a::/16 masked a::</text:span><text:span text:style-name="T2771"><text:line-break/></text:span><text:span text:style-name="T2772">lowest in subnet a::</text:span><text:span text:style-name="T2773"><text:line-break/></text:span><text:span text:style-name="T2774">true</text:span><text:span text:style-name="T2775"><text:line-break/></text:span><text:span text:style-name="T2776">true</text:span></text:p>
      <text:p text:style-name="P2777"/>
      <text:p text:style-name="P2778"><text:span text:style-name="T2779">Summary of IP Address Operations</text:span></text:p>
      <text:p text:style-name="P2780">There are various additional methods for managing networks not listed above, as well as some additional operations that are available, such as:</text:p>
      <text:list text:style-name="LFO6" text:continue-numbering="true">
        <text:list-item>
          <text:p text:style-name="P2781"><text:span text:style-name="T2782">assignPrefixForSingleBlock</text:span><text:span text:style-name="T2783"><text:s/></text:span><text:span text:style-name="T2784">(formerly<text:s/></text:span><text:span text:style-name="T2785">toPrefixedEquivalent</text:span><text:span text:style-name="T2786">): Converts an address with wildcards to an equivalent address with a prefix length. <text:s/>The resulting address will span the same range of values as the original. <text:s/>You can use<text:s/></text:span><text:span text:style-name="T2787">getPrefixLengthForSingleBlock</text:span><text:span text:style-name="T2788"><text:s/></text:span><text:span text:style-name="T2789">(formerly<text:s/></text:span><text:span text:style-name="T2790">getEquivalentPrefix</text:span><text:span text:style-name="T2791">)</text:span><text:span text:style-name="T2792"><text:s/></text:span><text:span text:style-name="T2793">to</text:span><text:span text:style-name="T2794"><text:s/>get the resultant prefix prior to the operation, or<text:s/></text:span><text:span text:style-name="T2795">isSinglePrefixBlock</text:span><text:span text:style-name="T2796"><text:s/></text:span><text:span text:style-name="T2797">(formerly<text:s/></text:span><text:span text:style-name="T2798">isRangeEquivalentToPrefix</text:span><text:span text:style-name="T2799">):</text:span><text:span text:style-name="T2800"><text:s/></text:span><text:span text:style-name="T2801">to determine if the operation would have no effect on the address because it is already a single prefix block.</text:span></text:p>
        </text:list-item>
        <text:list-item>
          <text:p text:style-name="P2802"><text:span text:style-name="T2803">assignMinPrefixForBlock</text:span><text:span text:style-name="T2804"><text:s/></text:span><text:span text:style-name="T2805">(formerly<text:s/></text:span><text:span text:style-name="T2806">toMinPrefixedEquivalent</text:span><text:span text:style-name="T2807">): Converts an address to an equivalent address with the smallest possible prefix length. <text:s/>The resulting address will span the same range of values as the original. <text:s/>You can use<text:s/></text:span><text:span text:style-name="T2808">getMinPrefixLengthForBlock</text:span><text:span text:style-name="T2809"><text:s/></text:span><text:span text:style-name="T2810">(formerly<text:s/></text:span><text:span text:style-name="T2811">getMinPrefix</text:span><text:span text:style-name="T2812">)</text:span><text:span text:style-name="T2813"><text:s/></text:span><text:span text:style-name="T2814">to g</text:span><text:span text:style-name="T2815">et the resultant prefix prior to the operation.</text:span></text:p>
        </text:list-item>
        <text:list-item>
          <text:p text:style-name="P2816"><text:span text:style-name="T2817">toPrefixBlock</text:span><text:span text:style-name="T2818"><text:s/></text:span><text:span text:style-name="T2819">(formerly<text:s/></text:span><text:span text:style-name="T2820">isRangeEquivalent<text:s/></text:span><text:span text:style-name="T2821">and<text:s/></text:span><text:span text:style-name="T2822">isRangeUnchanged</text:span><text:span text:style-name="T2823">)</text:span>:<text:s/><text:span text:style-name="T2824">Provides the subnet for the entire prefix block using the existing or a supplied prefix length (</text:span><text:span text:style-name="T2825">toPrefixBlock</text:span><text:span text:style-name="T2826"><text:s/>with the existing prefix has no e</text:span><text:span text:style-name="T2827">ffect when using prefix configuration<text:s/></text:span><text:span text:style-name="T2828">ALL_PREFIXED_ADDRESSES_ARE_SUBNETS<text:s/></text:span><text:span text:style-name="T2829">because prefixed addresses are always already a prefix block). <text:s/>You can use<text:s/></text:span><text:span text:style-name="T2830">isPrefixBlock</text:span><text:span text:style-name="T2831"><text:s/>to determine if the operation would have no effect on the address because it is already a pre</text:span><text:span text:style-name="T2832">fix block.</text:span></text:p>
        </text:list-item>
        <text:list-item>
          <text:p text:style-name="P2833"><text:span text:style-name="T2834">getBlockMaskPrefixLength</text:span><text:span text:style-name="T2835"><text:s/></text:span><text:span text:style-name="T2836">(formerly<text:s/></text:span><text:span text:style-name="T2837">getMaskPrefixLength</text:span><text:span text:style-name="T2838">)</text:span><text:span text:style-name="T2839">: Will return the prefix length for a network or host mask, or null otherwise</text:span></text:p>
        </text:list-item>
        <text:list-item>
          <text:p text:style-name="P2840"><text:span text:style-name="T2841">append</text:span><text:span text:style-name="T2842">,</text:span><text:span text:style-name="T2843"><text:s/></text:span><text:span text:style-name="T2844">prepend</text:span><text:span text:style-name="T2845">,</text:span><text:span text:style-name="T2846"><text:s/></text:span><text:span text:style-name="T2847">replace</text:span><text:span text:style-name="T2848">: Add or replace segments in sections and addresses. <text:s/></text:span><text:span text:style-name="T2849">On addresses you must always<text:s/></text:span><text:span text:style-name="T2850">maintain the correct number of segments, so only the replace operation is provided. <text:s/>You can obtain a section by either constructing one directly or by calling a variant of<text:s/></text:span><text:span text:style-name="T2851">getSection</text:span><text:span text:style-name="T2852"><text:s/>on an address.</text:span></text:p>
        </text:list-item>
        <text:list-item>
          <text:p text:style-name="P2853"><text:span text:style-name="T2854">adjustPrefixBySegment</text:span><text:span text:style-name="T2855">: Will create a larger network or sm</text:span><text:span text:style-name="T2856">aller subnet address by increasing or decreasing the prefix length to the next segment boundary. If prefix length is increased, the additional prefix bits can be either zero or the full range of possible values.<text:s/></text:span></text:p>
        </text:list-item>
        <text:list-item>
          <text:p text:style-name="P2857"><text:span text:style-name="T2858">removePrefixLength</text:span><text:span text:style-name="T2859">,<text:s/></text:span><text:span text:style-name="T2860">adjustPrefixLength</text:span><text:span text:style-name="T2861">,<text:s/></text:span><text:span text:style-name="T2862">app</text:span><text:span text:style-name="T2863">lyPrefixLength</text:span><text:span text:style-name="T2864">,<text:s/></text:span><text:span text:style-name="T2865">setPrefixLength</text:span><text:span text:style-name="T2866">: <text:s/>Add, remove or adjust prefix lengths by the indicated values. <text:s/>There are variants to control whether extended prefix lengths have zeros for the added bits, or whether the bits remain full range. <text:s/>The default behavior when<text:s/></text:span><text:span text:style-name="T2867">extending a prefix length is to insert zeros in the bits added to the prefix. <text:s/>The difference between<text:s/></text:span><text:span text:style-name="T2868">applyPrefixLength</text:span><text:span text:style-name="T2869"><text:s/></text:span><text:span text:style-name="T2870">and<text:s/></text:span><text:span text:style-name="T2871">setPrefixLength</text:span><text:span text:style-name="T2872"><text:s/>is that the former does not shorten a prefix length;<text:s/></text:span><text:span text:style-name="T2873">applyPrefixLength</text:span><text:span text:style-name="T2874"><text:s/>will not decrease the size of a subnet. <text:s/></text:span></text:p>
        </text:list-item>
        <text:list-item>
          <text:p text:style-name="P2875"><text:span text:style-name="T2876">mas</text:span><text:span text:style-name="T2877">k</text:span><text:span text:style-name="T2878">,</text:span><text:span text:style-name="T2879"><text:s/></text:span><text:span text:style-name="T2880">maskNetwork</text:span><text:span text:style-name="T2881">,</text:span><text:span text:style-name="T2882"><text:s/></text:span><text:span text:style-name="T2883">bitwiseOr</text:span><text:span text:style-name="T2884">,</text:span><text:span text:style-name="T2885"><text:s/></text:span><text:span text:style-name="T2886">bitwiseOrNetwork</text:span><text:span text:style-name="T2887">: apply masks to subnets and addresses. <text:s/>The network variants allow you to mask just the network portion and apply a prefix length, while the others remove any existing prefix length.</text:span></text:p>
        </text:list-item>
        <text:list-item>
          <text:p text:style-name="P2888"><text:span text:style-name="T2889">reverseBits</text:span><text:span text:style-name="T2890">,</text:span><text:span text:style-name="T2891"><text:s/></text:span><text:span text:style-name="T2892">reverseBytes</text:span><text:span text:style-name="T2893">,</text:span><text:span text:style-name="T2894"><text:s/></text:span><text:span text:style-name="T2895">re</text:span><text:span text:style-name="T2896">verseBytesPerSegment</text:span><text:span text:style-name="T2897">,</text:span><text:span text:style-name="T2898"><text:s/></text:span><text:span text:style-name="T2899">reverseSegments</text:span><text:span text:style-name="T2900">: useful for handling endianness (network byte order sometimes requires bytes be reversed), or DNS lookup, or other reasons for reversing bits and bytes.</text:span></text:p>
        </text:list-item>
        <text:list-item>
          <text:p text:style-name="P2901"><text:span text:style-name="T2902">subtract</text:span><text:span text:style-name="T2903">: Computes the subnet difference, the set of addresses in</text:span><text:span text:style-name="T2904"><text:s/>the subnet but not in the argument subnet. Subtracts a given subnet from the receiver subnet, returning an array of subnets for the result.</text:span></text:p>
        </text:list-item>
        <text:list-item>
          <text:p text:style-name="P2905"><text:span text:style-name="T2906">intersect</text:span><text:span text:style-name="T2907">: Computes the subnet conjunction, the set of addresses in both the receiver subnet and the argument subne</text:span><text:span text:style-name="T2908">t.</text:span></text:p>
        </text:list-item>
      </text:list>
      <text:p text:style-name="P2909"/>
      <text:p text:style-name="P2910"><text:span text:style-name="T2911">Subnetting<text:s/></text:span></text:p>
      <text:p text:style-name="P2912"><text:span text:style-name="T2913">Subnetting can be accomplished using various address manipulation methods. <text:s text:c="2"/>Given a prefixed IP address, you can extend the prefix length and insert bits for an extended prefix and new subnet of the previous address block, as shown in the<text:s/></text:span><text:span text:style-name="T2914">following example.</text:span></text:p>
      <text:p text:style-name="P2915"><text:span text:style-name="T2916">int</text:span><text:span text:style-name="T2917"><text:s/></text:span><text:span text:style-name="T2918">originalPrefix</text:span><text:span text:style-name="T2919"><text:s/>= 18,<text:s/></text:span><text:span text:style-name="T2920">adjustment</text:span><text:span text:style-name="T2921"><text:s/>= 4;</text:span></text:p>
      <text:p text:style-name="P2922"><text:span text:style-name="T2923"><text:tab/>IPAddress<text:s/></text:span><text:span text:style-name="T2924">address</text:span><text:span text:style-name="T2925"><text:s/>=<text:s/></text:span><text:span text:style-name="T2926">new</text:span><text:span text:style-name="T2927"><text:s/>IPAddressString(</text:span><text:span text:style-name="T2928">"207.0.64.0"</text:span><text:span text:style-name="T2929">).getAddress();</text:span></text:p>
      <text:p text:style-name="P2930"><text:span text:style-name="T2931"><text:tab/>IPAddress<text:s/></text:span><text:span text:style-name="T2932">address2</text:span><text:span text:style-name="T2933"><text:s/>=<text:s/></text:span><text:span text:style-name="T2934">address</text:span><text:span text:style-name="T2935">.setPrefixLength(</text:span><text:span text:style-name="T2936">originalPrefix</text:span><text:span text:style-name="T2937">);</text:span></text:p>
      <text:p text:style-name="P2938"><text:span text:style-name="T2939"><text:tab/>IPAddress<text:s/></text:span><text:span text:style-name="T2940">prefixExtension</text:span><text:span text:style-name="T2941"><text:s/>=<text:s/></text:span><text:span text:style-name="T2942">new</text:span><text:span text:style-name="T2943"><text:s/>IPAddressString(</text:span><text:span text:style-name="T2944">"0.0.4.0"</text:span><text:span text:style-name="T2945">).getA</text:span><text:span text:style-name="T2946">ddress();</text:span></text:p>
      <text:p text:style-name="P2947"><text:span text:style-name="T2948"><text:tab/></text:span><text:span text:style-name="T2949"><text:tab/></text:span></text:p>
      <text:p text:style-name="P2950"><text:span text:style-name="T2951"><text:tab/>IPAddress<text:s/></text:span><text:span text:style-name="T2952">subnet1</text:span><text:span text:style-name="T2953"><text:s/>=<text:s/></text:span><text:span text:style-name="T2954">address2</text:span><text:span text:style-name="T2955">.adjustPrefixLength(</text:span><text:span text:style-name="T2956">adjustment</text:span><text:span text:style-name="T2957">);</text:span><text:span text:style-name="T2958">//extend the prefix length</text:span></text:p>
      <text:p text:style-name="P2959"><text:span text:style-name="T2960"><text:tab/>System.</text:span><text:span text:style-name="T2961">out</text:span><text:span text:style-name="T2962">.println(</text:span><text:span text:style-name="T2963">subnet1</text:span><text:span text:style-name="T2964">);</text:span></text:p>
      <text:p text:style-name="P2965"><text:span text:style-name="T2966"><text:tab/></text:span><text:span text:style-name="T2967"><text:tab/></text:span></text:p>
      <text:p text:style-name="P2968"><text:span text:style-name="T2969">IPAddress<text:s/></text:span><text:span text:style-name="T2970">subnet2</text:span><text:span text:style-name="T2971"><text:s/>=<text:s/></text:span><text:span text:style-name="T2972">subnet1</text:span><text:span text:style-name="T2973">.bitwiseOrNetwork(</text:span><text:span text:style-name="T2974">prefixExtension</text:span><text:span text:style-name="T2975">,<text:s/></text:span><text:span text:style-name="T2976">originalPrefix</text:span><text:span text:style-name="T2977"><text:s/>+<text:s/></text:span><text:span text:style-name="T2978">adjustment</text:span><text:span text:style-name="T2979">);<text:s/></text:span><text:span text:style-name="T2980">//adjust the extended prefix</text:span><text:span text:style-name="T2981"><text:line-break/></text:span><text:span text:style-name="T2982">System.</text:span><text:span text:style-name="T2983">out</text:span><text:span text:style-name="T2984">.println(</text:span><text:span text:style-name="T2985">subnet2</text:span><text:span text:style-name="T2986">);</text:span></text:p>
      <text:p text:style-name="P2987"/>
      <text:p text:style-name="P2988"><text:span text:style-name="T2989">Output:</text:span><text:span text:style-name="T2990"><text:line-break/></text:span><text:span text:style-name="T2991">207.0.64.0/18</text:span></text:p>
      <text:p text:style-name="P2992"><text:span text:style-name="T2993">207.0.64.0/22</text:span></text:p>
      <text:p text:style-name="P2994">207.0.68.0/22</text:p>
      <text:p text:style-name="P2995"/>
      <text:p text:style-name="P2996"><text:span text:style-name="T2997">Here is the same subnetting operation using segment replacement:</text:span></text:p>
      <text:p text:style-name="P2998"><text:span text:style-name="T2999">IPv4Address<text:s/></text:span><text:span text:style-name="T3000">address</text:span><text:span text:style-name="T3001"><text:s/>=<text:s/></text:span><text:span text:style-name="T3002">new</text:span><text:span text:style-name="T3003"><text:s/>IPAddressString(</text:span><text:span text:style-name="T3004">"207.0.64.0/18"</text:span><text:span text:style-name="T3005">).getAddress().toIPv4();</text:span></text:p>
      <text:p text:style-name="P3006"><text:span text:style-name="T3007"><text:tab/>IPv4AddressSection<text:s/></text:span><text:span text:style-name="T3008">replacementSection</text:span><text:span text:style-name="T3009"><text:s/>=<text:s/></text:span><text:span text:style-name="T3010">new</text:span><text:span text:style-name="T3011"><text:s/>IPAddressString(</text:span><text:span text:style-name="T3012">"0.0.68.0/22"</text:span><text:span text:style-name="T3013">).getAddress().toIPv4().getSection(2);</text:span></text:p>
      <text:p text:style-name="P3014"><text:span text:style-name="T3015">IPAddress<text:s/></text:span><text:span text:style-name="T3016">subnet</text:span><text:span text:style-name="T3017"><text:s/>=<text:s/></text:span><text:span text:style-name="T3018">new</text:span><text:span text:style-name="T3019"><text:s/>IPv4Address(</text:span><text:span text:style-name="T3020">address</text:span><text:span text:style-name="T3021">.getSection().replace(2,<text:s/></text:span><text:span text:style-name="T3022">replacementSection</text:span><text:span text:style-name="T3023">));</text:span><text:span text:style-name="T3024"><text:line-break/></text:span><text:span text:style-name="T3025">System.</text:span><text:span text:style-name="T3026">out</text:span><text:span text:style-name="T3027">.println(</text:span><text:span text:style-name="T3028">subnet</text:span><text:span text:style-name="T3029">);</text:span></text:p>
      <text:p text:style-name="P3030"/>
      <text:p text:style-name="P3031"><text:span text:style-name="T3032">Output:</text:span><text:span text:style-name="T3033"><text:line-break/></text:span><text:span text:style-name="T3034">207.0.68.0/22</text:span></text:p>
      <text:p text:style-name="P3035"/>
      <text:p text:style-name="P3036"/>
      <text:h text:style-name="P3037" text:outline-level="2"><text:bookmark-start text:name="_Parse_String_Representation"/>Parse String<text:s/>Representation of MAC Address<text:bookmark-end text:name="_Parse_String_Representation"/></text:h>
      <text:p text:style-name="P3038"><text:span text:style-name="T3039">Conversion is like IP address. <text:s/></text:span><text:span text:style-name="T3040">MACAddressString</text:span><text:span text:style-name="T3041"><text:s/>is used to convert. <text:s/>You can use one of<text:s/></text:span><text:span text:style-name="T3042">getAddress</text:span><text:span text:style-name="T3043"><text:s/>or<text:s/></text:span><text:span text:style-name="T3044">toAddress</text:span><text:span text:style-name="T3045">, the difference being whether parsing errors are handled by exception or not.</text:span></text:p>
      <text:p text:style-name="P3046"/>
      <text:p text:style-name="P3047"><text:span text:style-name="T3048">MACAddress<text:s/></text:span><text:span text:style-name="T3049">address</text:span><text:span text:style-name="T3050"><text:s/>=<text:s/></text:span><text:span text:style-name="T3051">new</text:span><text:span text:style-name="T3052"><text:s/></text:span><text:span text:style-name="T3053">MACAddressString(</text:span><text:span text:style-name="T3054">"01:02:03:04:0a:0b"</text:span><text:span text:style-name="T3055">).getAddress();</text:span></text:p>
      <text:p text:style-name="P3056"><text:span text:style-name="T3057">if</text:span><text:span text:style-name="T3058">(</text:span><text:span text:style-name="T3059">address</text:span><text:span text:style-name="T3060"><text:s/>!=<text:s/></text:span><text:span text:style-name="T3061">null</text:span><text:span text:style-name="T3062">) {</text:span></text:p>
      <text:p text:style-name="P3063"><text:span text:style-name="T3064"><text:tab/></text:span><text:span text:style-name="T3065">//use address here</text:span></text:p>
      <text:p text:style-name="P3066"><text:span text:style-name="T3067">}</text:span></text:p>
      <text:p text:style-name="P3068"/>
      <text:p text:style-name="P3069"><text:span text:style-name="T3070">or</text:span></text:p>
      <text:p text:style-name="P3071"/>
      <text:p text:style-name="P3072"><text:span text:style-name="T3073">try</text:span><text:span text:style-name="T3074"><text:s/>{</text:span></text:p>
      <text:p text:style-name="P3075"><text:span text:style-name="T3076"><text:tab/>MACAddress<text:s/></text:span><text:span text:style-name="T3077">address</text:span><text:span text:style-name="T3078"><text:s/>=<text:s/></text:span><text:span text:style-name="T3079">new</text:span><text:span text:style-name="T3080"><text:s/>MACAddressString (</text:span><text:span text:style-name="T3081">"01:02:03:04:0a:0b"</text:span><text:span text:style-name="T3082">).toAddress();</text:span></text:p>
      <text:p text:style-name="P3083"><text:span text:style-name="T3084"><text:tab/></text:span><text:span text:style-name="T3085">//use address here</text:span><text:span text:style-name="T3086"><text:tab/></text:span><text:span text:style-name="T3087"><text:tab/></text:span></text:p>
      <text:p text:style-name="P3088"><text:span text:style-name="T3089">}<text:s/></text:span><text:span text:style-name="T3090">catch</text:span><text:span text:style-name="T3091"><text:s/>(AddressStringException<text:s/></text:span><text:span text:style-name="T3092">e</text:span><text:span text:style-name="T3093">) {</text:span></text:p>
      <text:p text:style-name="P3094"><text:span text:style-name="T3095"><text:tab/>String msg<text:s/></text:span><text:span text:style-name="T3096">=<text:s/></text:span><text:span text:style-name="T3097">e</text:span><text:span text:style-name="T3098">.getMessage();</text:span><text:span text:style-name="T3099">//detailed message indicating issue</text:span></text:p>
      <text:p text:style-name="P3100"><text:span text:style-name="T3101">}</text:span></text:p>
      <text:p text:style-name="P3102"/>
      <text:p text:style-name="P3103">Various Formats of MAC Addresses</text:p>
      <text:p text:style-name="P3104"/>
      <text:p text:style-name="P3105">MAC Addresses are expected to be in hexadecimal. <text:s/>However, there are a wide variety of accepted formats for MAC addresses:</text:p>
      <text:p text:style-name="P3106">aa:bb:cc:dd:ee:ff</text:p>
      <text:p text:style-name="P3107">aa-bb-cc-dd-ee-ff</text:p>
      <text:p text:style-name="P3108">aa bb<text:s/>cc dd ee ff</text:p>
      <text:p text:style-name="P3109">aabb.ccdd.eeff</text:p>
      <text:p text:style-name="P3110">aabbccddeeff</text:p>
      <text:p text:style-name="P3111"><text:span text:style-name="T3112">aabbcc-ddeeff</text:span></text:p>
      <text:p text:style-name="P3113"/>
      <text:p text:style-name="P3114"><text:span text:style-name="T3115">For the non-segmented format (</text:span><text:span text:style-name="T3116">aabbccddeeff</text:span><text:span text:style-name="T3117">), all 12 digits are required to avoid ambiguity. <text:s/>Additionally, MAC addresses can be either 48 or 64 bits, and so for each such format there is the 64-bit<text:s/></text:span><text:span text:style-name="T3118">equivalent:</text:span></text:p>
      <text:p text:style-name="P3119">aa:bb:cc:dd:ee:ff:11:22</text:p>
      <text:p text:style-name="P3120">aa-bb-cc-dd-ee-ff-11-22</text:p>
      <text:p text:style-name="P3121">aa bb cc dd ee ff 11 22</text:p>
      <text:p text:style-name="P3122">aabb.ccdd.eeff.1122</text:p>
      <text:p text:style-name="P3123">aabbccddeeff1122</text:p>
      <text:p text:style-name="P3124">aabbcc-ddeeff1122</text:p>
      <text:p text:style-name="P3125"/>
      <text:p text:style-name="P3126"><text:span text:style-name="T3127">For the non-segmented 64-bit format (</text:span><text:span text:style-name="T3128">aabbccddeeff1122</text:span><text:span text:style-name="T3129">), all 16 digits are required to avoid ambiguity.</text:span></text:p>
      <text:p text:style-name="P3130"/>
      <text:p text:style-name="P3131"><text:span text:style-name="T3132">As with IP a</text:span><text:span text:style-name="T3133">ddresses, you can specify ranges using<text:s/></text:span><text:span text:style-name="T3134">‘*’</text:span><text:span text:style-name="T3135"><text:s/>and<text:s/></text:span><text:span text:style-name="T3136">‘-’</text:span><text:span text:style-name="T3137"><text:s/>like</text:span><text:span text:style-name="T3138"><text:s/>aa-bb:*:*:cc:dd:ee.<text:s/></text:span><text:span text:style-name="T3139">The range character for addresses that use the dash<text:s/></text:span><text:span text:style-name="T3140">‘-’</text:span><text:span text:style-name="T3141"><text:s/>character as a separator is</text:span><text:span text:style-name="T3142"><text:s/>‘|’,<text:s/></text:span><text:span text:style-name="T3143">like</text:span><text:span text:style-name="T3144"><text:s/>aa|bb-*-*-cc-dd-ee.</text:span></text:p>
      <text:p text:style-name="P3145"/>
      <text:p text:style-name="P3146">Format Examples</text:p>
      <text:p text:style-name="P3147"/>
      <text:p text:style-name="P3148">For instance, the address 0a:0b:0c:0d:0e:0f can<text:s/>be represented many ways:</text:p>
      <text:p text:style-name="P3149"/>
      <text:p text:style-name="P3150"><text:span text:style-name="T3151">static</text:span><text:span text:style-name="T3152"><text:s/></text:span><text:span text:style-name="T3153">void</text:span><text:span text:style-name="T3154"><text:s/>parseMAC(String<text:s/></text:span><text:span text:style-name="T3155">formats</text:span><text:span text:style-name="T3156">[]) {</text:span></text:p>
      <text:p text:style-name="P3157"><text:span text:style-name="T3158"><text:tab/></text:span><text:span text:style-name="T3159">for</text:span><text:span text:style-name="T3160">(String<text:s/></text:span><text:span text:style-name="T3161">format</text:span><text:span text:style-name="T3162"><text:s/>:<text:s/></text:span><text:span text:style-name="T3163">formats</text:span><text:span text:style-name="T3164">) {</text:span></text:p>
      <text:p text:style-name="P3165"><text:span text:style-name="T3166"><text:tab/></text:span><text:span text:style-name="T3167"><text:tab/>System.</text:span><text:span text:style-name="T3168">out</text:span><text:span text:style-name="T3169">.println(</text:span><text:span text:style-name="T3170">new</text:span><text:span text:style-name="T3171"><text:s/>MACAddressString(</text:span><text:span text:style-name="T3172">format</text:span><text:span text:style-name="T3173">).getAddress());</text:span></text:p>
      <text:p text:style-name="P3174"><text:span text:style-name="T3175"><text:tab/>}</text:span></text:p>
      <text:p text:style-name="P3176"><text:span text:style-name="T3177">}</text:span></text:p>
      <text:p text:style-name="P3178"><text:span text:style-name="T3179"><text:tab/></text:span></text:p>
      <text:p text:style-name="P3180"><text:span text:style-name="T3181">public</text:span><text:span text:style-name="T3182"><text:s/></text:span><text:span text:style-name="T3183">static</text:span><text:span text:style-name="T3184"><text:s/></text:span><text:span text:style-name="T3185">void</text:span><text:span text:style-name="T3186"><text:s/>main(String[]<text:s/></text:span><text:span text:style-name="T3187">args</text:span><text:span text:style-name="T3188">) {</text:span></text:p>
      <text:p text:style-name="P3189"><text:span text:style-name="T3190"><text:tab/>String<text:s/></text:span><text:span text:style-name="T3191">formats</text:span><text:span text:style-name="T3192">[] = {</text:span></text:p>
      <text:p text:style-name="P3193"><text:span text:style-name="T3194"><text:tab/></text:span><text:span text:style-name="T3195"><text:tab/></text:span><text:span text:style-name="T3196">"a:b:c:d:e:f"</text:span><text:span text:style-name="T3197">,</text:span></text:p>
      <text:p text:style-name="P3198"><text:span text:style-name="T3199"><text:tab/></text:span><text:span text:style-name="T3200"><text:tab/></text:span><text:span text:style-name="T3201">"0a:0b:0c:0d:0e:0f"</text:span><text:span text:style-name="T3202">,</text:span></text:p>
      <text:p text:style-name="P3203"><text:span text:style-name="T3204"><text:tab/></text:span><text:span text:style-name="T3205"><text:tab/></text:span><text:span text:style-name="T3206">"a:b:c:d:e:f"</text:span><text:span text:style-name="T3207">,</text:span></text:p>
      <text:p text:style-name="P3208"><text:span text:style-name="T3209"><text:tab/></text:span><text:span text:style-name="T3210"><text:tab/></text:span><text:span text:style-name="T3211">"0a-0b-0c-0d-0e-0f"</text:span><text:span text:style-name="T3212">,</text:span></text:p>
      <text:p text:style-name="P3213"><text:span text:style-name="T3214"><text:tab/></text:span><text:span text:style-name="T3215"><text:tab/></text:span><text:span text:style-name="T3216">"0a0b0c-0d0e0f"</text:span><text:span text:style-name="T3217">,</text:span></text:p>
      <text:p text:style-name="P3218"><text:span text:style-name="T3219"><text:tab/></text:span><text:span text:style-name="T3220"><text:tab/></text:span><text:span text:style-name="T3221">"0a0b.0c0d.0e0f"</text:span><text:span text:style-name="T3222">,</text:span></text:p>
      <text:p text:style-name="P3223"><text:span text:style-name="T3224"><text:tab/></text:span><text:span text:style-name="T3225"><text:tab/></text:span><text:span text:style-name="T3226">"0a 0b 0c 0d 0e 0f"</text:span><text:span text:style-name="T3227">,</text:span></text:p>
      <text:p text:style-name="P3228"><text:span text:style-name="T3229"><text:tab/></text:span><text:span text:style-name="T3230"><text:tab/></text:span><text:span text:style-name="T3231">"0a0b0c0d0e0f"</text:span></text:p>
      <text:p text:style-name="P3232"><text:span text:style-name="T3233"><text:tab/>};</text:span></text:p>
      <text:p text:style-name="P3234"><text:span text:style-name="T3235"><text:tab/></text:span><text:span text:style-name="T3236">parseMAC</text:span><text:span text:style-name="T3237">(</text:span><text:span text:style-name="T3238">formats</text:span><text:span text:style-name="T3239">);</text:span></text:p>
      <text:p text:style-name="P3240">}</text:p>
      <text:p text:style-name="P3241"/>
      <text:p text:style-name="P3242"/>
      <text:p text:style-name="P3243">Output:</text:p>
      <text:p text:style-name="P3244"/>
      <text:p text:style-name="P3245"><text:span text:style-name="T3246">0a:0b:0c:0d:0e:0f</text:span></text:p>
      <text:p text:style-name="P3247"><text:span text:style-name="T3248">0a:0b:0c:0d:0e:0f</text:span></text:p>
      <text:p text:style-name="P3249"><text:span text:style-name="T3250">0a:0b:0c:0d:0e:0f</text:span></text:p>
      <text:p text:style-name="P3251"><text:span text:style-name="T3252">0a:0b:0c:0d:0e:0f</text:span></text:p>
      <text:p text:style-name="P3253"><text:span text:style-name="T3254">0a:0b:0c:0d:0e:0f</text:span></text:p>
      <text:p text:style-name="P3255"><text:span text:style-name="T3256">0a:0b:0c:0d:0e:0f</text:span></text:p>
      <text:p text:style-name="P3257"><text:span text:style-name="T3258">0a:0b:0c:0d:0e:0f</text:span></text:p>
      <text:p text:style-name="P3259">0a:0b:0c:0d:0e:0f</text:p>
      <text:p text:style-name="P3260"/>
      <text:p text:style-name="P3261">Ranges can be specified in the same way as for IP addresses (‘-’ for a specific range or ‘*’ for full range segments).</text:p>
      <text:p text:style-name="P3262"/>
      <text:p text:style-name="P3263"><text:span text:style-name="T3264">For instance, the address range<text:s/></text:span><text:span text:style-name="T3265">ff:0f:aa-ff:00-ff:00-ff:00-ff</text:span><text:span text:style-name="T3266"><text:s/>c</text:span><text:span text:style-name="T3267">an be represented many ways:</text:span></text:p>
      <text:p text:style-name="P3268"/>
      <text:p text:style-name="P3269"><text:span text:style-name="T3270">static</text:span><text:span text:style-name="T3271"><text:s/></text:span><text:span text:style-name="T3272">void</text:span><text:span text:style-name="T3273"><text:s/>parseMAC(String<text:s/></text:span><text:span text:style-name="T3274">formats</text:span><text:span text:style-name="T3275">[]) {</text:span></text:p>
      <text:p text:style-name="P3276"><text:span text:style-name="T3277"><text:tab/></text:span><text:span text:style-name="T3278">for</text:span><text:span text:style-name="T3279">(String<text:s/></text:span><text:span text:style-name="T3280">format</text:span><text:span text:style-name="T3281"><text:s/>:<text:s/></text:span><text:span text:style-name="T3282">formats</text:span><text:span text:style-name="T3283">) {</text:span></text:p>
      <text:p text:style-name="P3284"><text:span text:style-name="T3285"><text:tab/></text:span><text:span text:style-name="T3286"><text:tab/>System.</text:span><text:span text:style-name="T3287">out</text:span><text:span text:style-name="T3288">.println(</text:span><text:span text:style-name="T3289">new</text:span><text:span text:style-name="T3290"><text:s/>MACAddressString(</text:span><text:span text:style-name="T3291">format</text:span><text:span text:style-name="T3292">).getAddress());</text:span></text:p>
      <text:p text:style-name="P3293"><text:span text:style-name="T3294"><text:tab/>}</text:span></text:p>
      <text:p text:style-name="P3295"><text:span text:style-name="T3296">}</text:span></text:p>
      <text:p text:style-name="P3297"><text:span text:style-name="T3298"><text:tab/></text:span></text:p>
      <text:p text:style-name="P3299"><text:span text:style-name="T3300">public</text:span><text:span text:style-name="T3301"><text:s/></text:span><text:span text:style-name="T3302">static</text:span><text:span text:style-name="T3303"><text:s/></text:span><text:span text:style-name="T3304">void</text:span><text:span text:style-name="T3305"><text:s/>main(String[]<text:s/></text:span><text:span text:style-name="T3306">args</text:span><text:span text:style-name="T3307">) {</text:span></text:p>
      <text:p text:style-name="P3308"><text:span text:style-name="T3309"><text:tab/>String<text:s/></text:span><text:span text:style-name="T3310">formats</text:span><text:span text:style-name="T3311">[] = {</text:span></text:p>
      <text:p text:style-name="P3312"><text:span text:style-name="T3313"><text:tab/></text:span><text:span text:style-name="T3314"><text:tab/></text:span><text:span text:style-name="T3315">"ff:f:aa-ff:00-ff:00-ff:00-ff"</text:span><text:span text:style-name="T3316">,</text:span></text:p>
      <text:p text:style-name="P3317"><text:span text:style-name="T3318"><text:tab/></text:span><text:span text:style-name="T3319"><text:tab/></text:span><text:span text:style-name="T3320">"ff:f:aa-ff:*:*:*"</text:span><text:span text:style-name="T3321">,</text:span></text:p>
      <text:p text:style-name="P3322"><text:span text:style-name="T3323"><text:tab/></text:span><text:span text:style-name="T3324"><text:tab/></text:span><text:span text:style-name="T3325">"ff:0f:aa-ff:*:*:*"</text:span><text:span text:style-name="T3326">,</text:span></text:p>
      <text:p text:style-name="P3327"><text:span text:style-name="T3328"><text:tab/></text:span><text:span text:style-name="T3329"><text:tab/></text:span><text:span text:style-name="T3330">"ff-0f-aa|ff-*-*-*"</text:span><text:span text:style-name="T3331">,</text:span></text:p>
      <text:p text:style-name="P3332"><text:span text:style-name="T3333"><text:tab/></text:span><text:span text:style-name="T3334"><text:tab/></text:span><text:span text:style-name="T3335">"ff0faa|ff0fff-*"</text:span><text:span text:style-name="T3336">,</text:span></text:p>
      <text:p text:style-name="P3337"><text:span text:style-name="T3338"><text:tab/></text:span><text:span text:style-name="T3339"><text:tab/></text:span><text:span text:style-name="T3340">"ff0f.aa00-ffff.*"</text:span><text:span text:style-name="T3341">,</text:span></text:p>
      <text:p text:style-name="P3342"><text:span text:style-name="T3343"><text:tab/></text:span><text:span text:style-name="T3344"><text:tab/></text:span><text:span text:style-name="T3345">"ff 0f aa-ff * * *"</text:span><text:span text:style-name="T3346">,</text:span></text:p>
      <text:p text:style-name="P3347"><text:span text:style-name="T3348"><text:tab/></text:span><text:span text:style-name="T3349"><text:tab/></text:span><text:span text:style-name="T3350">"ff0faa000000-ff0fffffffff"</text:span><text:span text:style-name="T3351"><text:tab/></text:span></text:p>
      <text:p text:style-name="P3352"><text:span text:style-name="T3353">};</text:span></text:p>
      <text:p text:style-name="P3354"><text:span text:style-name="T3355"><text:tab/></text:span><text:span text:style-name="T3356">parseMAC</text:span><text:span text:style-name="T3357">(</text:span><text:span text:style-name="T3358">formats</text:span><text:span text:style-name="T3359">);</text:span></text:p>
      <text:p text:style-name="P3360">}</text:p>
      <text:p text:style-name="P3361"/>
      <text:p text:style-name="P3362">Output:</text:p>
      <text:p text:style-name="P3363"><text:span text:style-name="T3364">ff:0f:aa-ff:*:*:*</text:span></text:p>
      <text:p text:style-name="P3365"><text:span text:style-name="T3366">ff:0f:aa-ff:*:*:*</text:span></text:p>
      <text:p text:style-name="P3367"><text:span text:style-name="T3368">ff:0f:aa-ff:*:*:*</text:span></text:p>
      <text:p text:style-name="P3369"><text:span text:style-name="T3370">ff:0f:aa-ff:*:*:*</text:span></text:p>
      <text:p text:style-name="P3371"><text:span text:style-name="T3372">ff:0f:aa-ff:*:*:*</text:span></text:p>
      <text:p text:style-name="P3373"><text:span text:style-name="T3374">ff:0f:aa-ff:*:*:*</text:span></text:p>
      <text:p text:style-name="P3375"><text:span text:style-name="T3376">ff:0f:aa-ff:*:*:*</text:span><text:span text:style-name="T3377"><text:line-break/></text:span><text:span text:style-name="T3378">ff:0f:aa-ff:*:*:*</text:span></text:p>
      <text:p text:style-name="P3379"/>
      <text:p text:style-name="P3380">Delimited Segments</text:p>
      <text:p text:style-name="P3381"/>
      <text:p text:style-name="P3382"><text:span text:style-name="T3383">The range formats allow you to specify ranges of values. <text:s/>However, if you wish to parse addresses in which<text:s/></text:span><text:span text:style-name="T3384">values are delimited, then you can use the methods<text:s/></text:span><text:span text:style-name="T3385">parseDelimitedSegments(String)</text:span><text:span text:style-name="T3386"><text:s/>and<text:s/></text:span><text:span text:style-name="T3387">countDelimitedAddresses(String)</text:span><text:span text:style-name="T3388"><text:s/>in<text:s/></text:span><text:span text:style-name="T3389">MACAddressString</text:span><text:span text:style-name="T3390">.<text:s/></text:span><text:span text:style-name="T3391">parseDelimitedSegments</text:span><text:span text:style-name="T3392"><text:s/>will provide an iterator to traverse through the individual addresses.</text:span></text:p>
      <text:p text:style-name="P3393"/>
      <text:p text:style-name="P3394"><text:span text:style-name="T3395">For example, given "1,</text:span><text:span text:style-name="T3396">2:3:4,5:6:7:8",<text:s/></text:span><text:span text:style-name="T3397">countDelimitedAddresses</text:span><text:span text:style-name="T3398"><text:s/>will return 4 for the possible combinations: "1:3:4:6:7:8", "1:3:5:6:7:8", "2:3:4:6:7:8" and "2:3:5:6:7:8". <text:s/>With each string obtained from<text:s/></text:span><text:span text:style-name="T3399">parseDelimitedSegments</text:span><text:span text:style-name="T3400"><text:s/>you can construct a<text:s/></text:span><text:span text:style-name="T3401">MACAddressString</text:span><text:span text:style-name="T3402"><text:s/>instance.</text:span></text:p>
      <text:p text:style-name="P3403"/>
      <text:p text:style-name="P3404">MAC Address Validation Options</text:p>
      <text:p text:style-name="P3405"/>
      <text:p text:style-name="P3406">Validation options allow you to restrict the allowed formats.</text:p>
      <text:p text:style-name="P3407"/>
      <text:p text:style-name="P3408"><text:span text:style-name="T3409">You have the class<text:s/></text:span><text:span text:style-name="T3410">MACAddressStringParameters</text:span><text:span text:style-name="T3411"><text:s/>which can be passed into<text:s/></text:span><text:span text:style-name="T3412">MACAddressString</text:span></text:p>
      <text:p text:style-name="P3413"/>
      <text:p text:style-name="P3414">You constrict validation options using the appropriate builder classes that<text:s/>are nested classes in the options classes. <text:s/>Here is an example:</text:p>
      <text:p text:style-name="P3415"/>
      <text:p text:style-name="P3416"><text:span text:style-name="T3417">MACAddressStringParameters<text:s/></text:span><text:span text:style-name="T3418">MAC_ADDRESS_OPTIONS_EXAMPLE</text:span><text:span text:style-name="T3419"><text:s/>=<text:s/></text:span><text:span text:style-name="T3420">new</text:span><text:span text:style-name="T3421"><text:s/>MACAddressStringParameters.Builder().</text:span></text:p>
      <text:p text:style-name="P3422"><text:span text:style-name="T3423"><text:tab/>allowEmpty(</text:span><text:span text:style-name="T3424">false</text:span><text:span text:style-name="T3425">).</text:span></text:p>
      <text:p text:style-name="P3426"><text:span text:style-name="T3427"><text:tab/></text:span><text:span text:style-name="T3428"><text:tab/>allowAll(</text:span><text:span text:style-name="T3429">false</text:span><text:span text:style-name="T3430">).</text:span></text:p>
      <text:p text:style-name="P3431"><text:span text:style-name="T3432"><text:tab/></text:span><text:span text:style-name="T3433"><text:tab/>getFormatBuilder().</text:span></text:p>
      <text:p text:style-name="P3434"><text:span text:style-name="T3435"><text:tab/></text:span><text:span text:style-name="T3436"><text:tab/></text:span><text:span text:style-name="T3437"><text:tab/>setRangeOptions(RangeParamet</text:span><text:span text:style-name="T3438">ers.</text:span><text:span text:style-name="T3439">NO_RANGE</text:span><text:span text:style-name="T3440">).</text:span></text:p>
      <text:p text:style-name="P3441"><text:span text:style-name="T3442"><text:tab/></text:span><text:span text:style-name="T3443"><text:tab/></text:span><text:span text:style-name="T3444"><text:tab/>allowLeadingZeros(</text:span><text:span text:style-name="T3445">true</text:span><text:span text:style-name="T3446">).</text:span></text:p>
      <text:p text:style-name="P3447"><text:span text:style-name="T3448"><text:tab/></text:span><text:span text:style-name="T3449"><text:tab/></text:span><text:span text:style-name="T3450"><text:tab/>allowUnlimitedLeadingZeros(</text:span><text:span text:style-name="T3451">false</text:span><text:span text:style-name="T3452">).</text:span></text:p>
      <text:p text:style-name="P3453"><text:span text:style-name="T3454"><text:tab/></text:span><text:span text:style-name="T3455"><text:tab/></text:span><text:span text:style-name="T3456"><text:tab/>allowWildcardedSeparator(</text:span><text:span text:style-name="T3457">false</text:span><text:span text:style-name="T3458">).</text:span></text:p>
      <text:p text:style-name="P3459"><text:span text:style-name="T3460"><text:tab/></text:span><text:span text:style-name="T3461"><text:tab/></text:span><text:span text:style-name="T3462"><text:tab/>allowShortSegments(</text:span><text:span text:style-name="T3463">true</text:span><text:span text:style-name="T3464">).</text:span></text:p>
      <text:p text:style-name="P3465"><text:span text:style-name="T3466"><text:tab/></text:span><text:span text:style-name="T3467"><text:tab/>getParentBuilder().</text:span></text:p>
      <text:p text:style-name="P3468"><text:tab/><text:tab/>toParams();</text:p>
      <text:p text:style-name="P3469"/>
      <text:p text:style-name="P3470">The default options used by the library are permissive and not<text:s/>restrictive.</text:p>
      <text:p text:style-name="P3471"/>
      <text:p text:style-name="P3472">MAC Address Prefix Lengths</text:p>
      <text:p text:style-name="P3473"/>
      <text:p text:style-name="P3474">Prefix length in this library is defined general as the bit-length of the portion of the address that is not specific to an individual address but common amongst a group of addresses. <text:s/>For IP addresses, this is<text:s/>explicitly defined as part of the address using the ‘/’ character. <text:s/>For IP addresses, the prefix is potentially variable and depends on how subnets have been allocated.</text:p>
      <text:p text:style-name="P3475">MAC Addresses don’t have the exact same concept of prefix length as IP addresses. <text:s/>But<text:s/>concept of prefix can be applied in a more implicit sense. <text:s/>For instance, a MAC address is typically divided into an OUI (Organizationally Unique Identifier) and ODI (Organizational Defined Identifier), so you might consider the OUI bits as the prefix. <text:s/>There are other ways of assigning MAC address blocks as well, such as IAB (individual address block), or MA-S/MA-M/MA-L (MAC Address block small, medium, and large), in which a certain number of higher bits are provided as an identifier to organizations from<text:s/>which they can create various extended identifiers using the lower bits. <text:s/>There is generally a pre-defined set of high bits that can be considered a prefix. This prefix is not variable and was typically assigned by the IEEE. However, there is no explicit<text:s/>way to represent a MAC address with an associated prefix, so the prefix is implicit to the address when it is created.</text:p>
      <text:p text:style-name="P3476">Within this library, the prefix for a MAC address is defined as the largest number of high bits for which an address represents all addresses with the same set of higher bits.</text:p>
      <text:p text:style-name="P3477">For instance, the prefix length of aa:*:*:*:*:* is 8 because the address represents all addresses that start with the same 8 bits "aa". <text:s/>The prefix length of aa:*:cc:*:*:* is 24 because the address represents all addresses that start with the same 16 bits aa:*:cc. <text:s/>The address aa:bb:cc:dd:ee:ff does not have a prefix or prefix length as it represents just a single address.</text:p>
      <text:p text:style-name="P3478">Once a MAC address as an associated prefix length, that prefix length remains the same when any operations are applied to the address.</text:p>
      <text:p text:style-name="P3479">In summary, on the MAC side, the prefix length is implicit and based upon the address, while on the IP address side, the prefix length is explicitly defined.</text:p>
      <text:p text:style-name="P3480"/>
      <text:h text:style-name="P3481" text:outline-level="2"><text:bookmark-start text:name="_MAC_Address_Manipulations"/>MAC Address Operations<text:bookmark-end text:name="_MAC_Address_Manipulations"/></text:h>
      <text:p text:style-name="P3482">Many of the same address operations<text:s/>available for IP addresses are available for MAC addresses, including the prefix operations (although prefixes have somewhat different meaning for MAC as described in the previous section of this document), the section and segment access methods, iterators, containment, and reversal of bits, bytes and segments. <text:s/></text:p>
      <text:p text:style-name="P3483">The reverse operations are useful for for "MSB format", "IBM format", "Token-Ring format", and "non-canonical form", where the bits are reversed in each byte of a MAC address. <text:s/></text:p>
      <text:p text:style-name="P3484"/>
      <text:h text:style-name="P3485" text:outline-level="2"><text:bookmark-start text:name="_IPv6_–_MAC"/><text:bookmark-end text:name="_IPv6_–_MAC"/>IPv6 – MAC Address<text:s/>Integration</text:h>
      <text:p text:style-name="P3486"><text:span text:style-name="T3487">There is a standardized procedure for converting MAC addresses to IPv6 given a IPv6 64 bit prefix, as described in<text:s/></text:span><text:a xlink:href="https://tools.ietf.org/html/rfc2464" office:target-frame-name="_top" xlink:show="replace"><text:span text:style-name="T3488">IETF RFC 2464</text:span></text:a><text:span text:style-name="T3489">,<text:s/></text:span><text:a xlink:href="https://tools.ietf.org/html/rfc3513" office:target-frame-name="_top" xlink:show="replace"><text:span text:style-name="T3490">RFC<text:s/></text:span><text:span text:style-name="T3491">3513</text:span></text:a><text:span text:style-name="T3492">, and<text:s/></text:span><text:a xlink:href="https://tools.ietf.org/html/rfc4944" office:target-frame-name="_top" xlink:show="replace"><text:span text:style-name="T3493">RFC 4944</text:span></text:a><text:span text:style-name="T3494">.</text:span></text:p>
      <text:p text:style-name="P3495">It details how to combine a 48 bit MAC address with a 64 bit IPv6 network prefix to produce a 128 bit IPv6 address. This is done by first constructing a 64-bit extended unique IPv6 interface identifier (EUI-64) from the MAC address. This library has implemented the same MAC / IPv6 integration in multiple ways.</text:p>
      <text:p text:style-name="P3496"/>
      <text:p text:style-name="P3497">Starting with a MAC address or section and with the IPv6 prefix, you can construct an IPv6 address.</text:p>
      <text:p text:style-name="P3498"><text:span text:style-name="T3499">public</text:span><text:span text:style-name="T3500"><text:s/>IPv6Address(IPv6Add</text:span><text:span text:style-name="T3501">ress<text:s/></text:span><text:span text:style-name="T3502">prefix</text:span><text:span text:style-name="T3503">, MACAddress<text:s/></text:span><text:span text:style-name="T3504">eui</text:span><text:span text:style-name="T3505">)</text:span></text:p>
      <text:p text:style-name="P3506"><text:span text:style-name="T3507">public</text:span><text:span text:style-name="T3508"><text:s/>IPv6Address(IPv6AddressSection<text:s/></text:span><text:span text:style-name="T3509">section</text:span><text:span text:style-name="T3510">, MACAddress<text:s/></text:span><text:span text:style-name="T3511">eui</text:span><text:span text:style-name="T3512">)</text:span></text:p>
      <text:p text:style-name="P3513"><text:span text:style-name="T3514">public</text:span><text:span text:style-name="T3515"><text:s/>IPv6Address(IPv6AddressSection<text:s/></text:span><text:span text:style-name="T3516">section</text:span><text:span text:style-name="T3517">, MACAddressSection<text:s/></text:span><text:span text:style-name="T3518">eui</text:span><text:span text:style-name="T3519">)</text:span></text:p>
      <text:p text:style-name="P3520"><text:span text:style-name="T3521">public</text:span><text:span text:style-name="T3522"><text:s/>IPv6Address(IPv6AddressSection<text:s/></text:span><text:span text:style-name="T3523">section</text:span><text:span text:style-name="T3524">, MACAddressSection<text:s/></text:span><text:span text:style-name="T3525">eui</text:span><text:span text:style-name="T3526">, CharSequence<text:s/></text:span><text:span text:style-name="T3527">zone</text:span><text:span text:style-name="T3528">)</text:span></text:p>
      <text:p text:style-name="P3529"/>
      <text:p text:style-name="P3530"><text:span text:style-name="T3531">Ther</text:span><text:span text:style-name="T3532">e are equivalent methods in the class<text:s/></text:span><text:span text:style-name="T3533">MACAddress</text:span><text:span text:style-name="T3534"><text:s/>for producing the link local address which has a pre-defined prefix, or for producing the host (interface identifier) address section of an IPv6 address.</text:span></text:p>
      <text:p text:style-name="P3535"><text:span text:style-name="T3536">public</text:span><text:span text:style-name="T3537"><text:s/>IPv6Address toLinkLocalIPv6()</text:span><text:span text:style-name="T3538"><text:line-break/></text:span><text:span text:style-name="T3539">public</text:span><text:span text:style-name="T3540"><text:s/></text:span><text:span text:style-name="T3541">IPv6AddressSection toEUI64IPv6()</text:span></text:p>
      <text:p text:style-name="P3542"/>
      <text:p text:style-name="P3543">There is a similar method in MACAddressSection<text:s/></text:p>
      <text:p text:style-name="P3544"><text:span text:style-name="T3545">public</text:span><text:span text:style-name="T3546"><text:s/>IPv6AddressSection toEUI64IPv6()</text:span></text:p>
      <text:p text:style-name="P3547"><text:tab/></text:p>
      <text:p text:style-name="P3548"><text:span text:style-name="T3549">A MAC address is either 48 or 64 bits. <text:s/>To be converted to IPv6, the 48 bit address has segments inserted (two 1 byte MAC segments<text:s/></text:span><text:span text:style-name="T3550">with value 0xfffe) to extend the address to 64 bits. <text:s/>For a 64 bit MAC address to be convertible, those same two segments must match the expected value of 0xffe. <text:s/>The following methods in<text:s/></text:span><text:span text:style-name="T3551">MACAddress</text:span><text:span text:style-name="T3552"><text:s/>check will 64 bit addresses to ensure that are compatible</text:span><text:span text:style-name="T3553"><text:s/>with IPv6 by checking that the value of those two segments matches 0xfffe. <text:s/>Note that the<text:s/></text:span><text:span text:style-name="T3554">asMAC</text:span><text:span text:style-name="T3555"><text:s/>argument allows you to extend using 0xffff rather than 0xfffe which is another manner by which a 48 bit MAC address can be extended to 64 bits. <text:s/>However, for p</text:span><text:span text:style-name="T3556">urposes of extending to an IPv6 address the argument should be<text:s/></text:span><text:span text:style-name="T3557">false</text:span><text:span text:style-name="T3558"><text:s/>so that the EUI-64 format is used.</text:span></text:p>
      <text:p text:style-name="P3559"><text:span text:style-name="T3560">public</text:span><text:span text:style-name="T3561"><text:s/></text:span><text:span text:style-name="T3562">boolean</text:span><text:span text:style-name="T3563"><text:s/>isEUI64(</text:span><text:span text:style-name="T3564">boolean</text:span><text:span text:style-name="T3565"><text:s/></text:span><text:span text:style-name="T3566">asMAC</text:span><text:span text:style-name="T3567">)</text:span><text:span text:style-name="T3568"><text:line-break/></text:span><text:span text:style-name="T3569">public</text:span><text:span text:style-name="T3570"><text:s/>MACAddress toEUI64(</text:span><text:span text:style-name="T3571">boolean</text:span><text:span text:style-name="T3572"><text:s/></text:span><text:span text:style-name="T3573">asMAC</text:span><text:span text:style-name="T3574">)</text:span></text:p>
      <text:p text:style-name="P3575"/>
      <text:p text:style-name="P3576"><text:span text:style-name="T3577">There are similar methods in<text:s/></text:span><text:span text:style-name="T3578">MACAddressSection</text:span></text:p>
      <text:p text:style-name="P3579"><text:span text:style-name="T3580">public</text:span><text:span text:style-name="T3581"><text:s/></text:span><text:span text:style-name="T3582">boolean</text:span><text:span text:style-name="T3583"><text:s/>isEUI64(</text:span><text:span text:style-name="T3584">bo</text:span><text:span text:style-name="T3585">olean</text:span><text:span text:style-name="T3586"><text:s/></text:span><text:span text:style-name="T3587">asMAC</text:span><text:span text:style-name="T3588">)</text:span></text:p>
      <text:p text:style-name="P3589"><text:span text:style-name="T3590">public</text:span><text:span text:style-name="T3591"><text:s/></text:span><text:span text:style-name="T3592">boolean</text:span><text:span text:style-name="T3593"><text:s/>isEUI64(</text:span><text:span text:style-name="T3594">boolean</text:span><text:span text:style-name="T3595"><text:s/></text:span><text:span text:style-name="T3596">asMAC</text:span><text:span text:style-name="T3597">,<text:s/></text:span><text:span text:style-name="T3598">boolean</text:span><text:span text:style-name="T3599"><text:s/></text:span><text:span text:style-name="T3600">partial</text:span><text:span text:style-name="T3601">)</text:span></text:p>
      <text:p text:style-name="P3602"><text:span text:style-name="T3603">public</text:span><text:span text:style-name="T3604"><text:s/>MACAddressSection toEUI64(</text:span><text:span text:style-name="T3605">boolean</text:span><text:span text:style-name="T3606"><text:s/></text:span><text:span text:style-name="T3607">asMAC</text:span><text:span text:style-name="T3608">)</text:span></text:p>
      <text:p text:style-name="P3609"/>
      <text:p text:style-name="P3610">Given an existing EUI-64 section you can use the prepend and append methods to create a full IPv6 address section containing all segments:</text:p>
      <text:p text:style-name="P3611"><text:span text:style-name="T3612">public</text:span><text:span text:style-name="T3613"><text:s/>IPv6AddressSection prepend(IPv6AddressSection<text:s/></text:span><text:span text:style-name="T3614">other</text:span><text:span text:style-name="T3615">)</text:span></text:p>
      <text:p text:style-name="P3616"><text:span text:style-name="T3617">public</text:span><text:span text:style-name="T3618"><text:s/>IPv6AddressSection append(IPv6AddressSection<text:s/></text:span><text:span text:style-name="T3619">other</text:span><text:span text:style-name="T3620">)</text:span></text:p>
      <text:p text:style-name="P3621"/>
      <text:p text:style-name="P3622">and from there you just construct the address:</text:p>
      <text:p text:style-name="P3623"><text:span text:style-name="T3624">public</text:span><text:span text:style-name="T3625"><text:s/>IPv6Address(IPv6AddressSection<text:s/></text:span><text:span text:style-name="T3626">section</text:span><text:span text:style-name="T3627">)</text:span></text:p>
      <text:p text:style-name="P3628"><text:span text:style-name="T3629"><text:tab/></text:span></text:p>
      <text:p text:style-name="P3630"><text:span text:style-name="T3631">To go the reverse direction IPv6 to MAC,</text:span><text:span text:style-name="T3632"><text:s/>there is a method in<text:s/></text:span><text:span text:style-name="T3633">IPv6Address<text:s/></text:span><text:span text:style-name="T3634">to produce a MAC address:</text:span></text:p>
      <text:p text:style-name="P3635"><text:span text:style-name="T3636">public</text:span><text:span text:style-name="T3637"><text:s/>MACAddress toEUI(</text:span><text:span text:style-name="T3638">boolean</text:span><text:span text:style-name="T3639"><text:s/></text:span><text:span text:style-name="T3640">extended</text:span><text:span text:style-name="T3641">)</text:span></text:p>
      <text:p text:style-name="P3642"><text:span text:style-name="T3643">and another in<text:s/></text:span><text:span text:style-name="T3644">IPv6AddressSection</text:span><text:span text:style-name="T3645"><text:s/>that uses whatever part of the interface identifier is included in the section to produce a MAC address section: <text:s/></text:span></text:p>
      <text:p text:style-name="P3646"><text:span text:style-name="T3647">public</text:span><text:span text:style-name="T3648"><text:s/>MACAddressSection toEUI(</text:span><text:span text:style-name="T3649">boolean</text:span><text:span text:style-name="T3650"><text:s/></text:span><text:span text:style-name="T3651">extended</text:span><text:span text:style-name="T3652">)</text:span></text:p>
      <text:p text:style-name="P3653"><text:span text:style-name="T3654">For instance, if the IPV6 address section is the 8 bytes corresponding to the network prefix of an IPV6 address section, then the resulting MAC address section will be 0 bytes. <text:s/>If the IPV6 address section i</text:span><text:span text:style-name="T3655">s the 8 bytes corresponding to the interface identifier, and that identifier has the required 0xfffe values in the 5</text:span><text:span text:style-name="T3656">th</text:span><text:span text:style-name="T3657"><text:s/>and 6</text:span><text:span text:style-name="T3658">th</text:span><text:span text:style-name="T3659"><text:s/>bytes, then the MAC address section will be the full 8 bytes of an EUI-64 MAC address.</text:span></text:p>
      <text:p text:style-name="P3660"/>
      <text:p text:style-name="P3661">The following code is an example of constructing IPv6 addresses from a MAC address:</text:p>
      <text:p text:style-name="P3662"/>
      <text:p text:style-name="P3663"><text:span text:style-name="T3664">public</text:span><text:span text:style-name="T3665"><text:s/></text:span><text:span text:style-name="T3666">static</text:span><text:span text:style-name="T3667"><text:s/></text:span><text:span text:style-name="T3668">void</text:span><text:span text:style-name="T3669"><text:s/>main(String<text:s/></text:span><text:span text:style-name="T3670">args</text:span><text:span text:style-name="T3671">[]) {</text:span></text:p>
      <text:p text:style-name="P3672"><text:span text:style-name="T3673"><text:tab/>MACAddressString<text:s/></text:span><text:span text:style-name="T3674">macStr</text:span><text:span text:style-name="T3675"><text:s/>=<text:s/></text:span><text:span text:style-name="T3676">new</text:span><text:span text:style-name="T3677"><text:s/>MACAddressString(</text:span><text:span text:style-name="T3678">"aa:bb:cc:dd:ee:ff"</text:span><text:span text:style-name="T3679">);</text:span></text:p>
      <text:p text:style-name="P3680"><text:span text:style-name="T3681"><text:tab/>MACAddress<text:s/></text:span><text:span text:style-name="T3682">macAddress</text:span><text:span text:style-name="T3683"><text:s/>=<text:s/></text:span><text:span text:style-name="T3684">macStr</text:span><text:span text:style-name="T3685">.getAddress();</text:span></text:p>
      <text:p text:style-name="P3686"><text:span text:style-name="T3687"><text:tab/>IPv6Address<text:s/></text:span><text:span text:style-name="T3688">linkLocal</text:span><text:span text:style-name="T3689"><text:s/>=<text:s/></text:span><text:span text:style-name="T3690">macAddress</text:span><text:span text:style-name="T3691">.toLinkLocalIPv6();</text:span></text:p>
      <text:p text:style-name="P3692"><text:span text:style-name="T3693"><text:tab/>System.</text:span><text:span text:style-name="T3694">out</text:span><text:span text:style-name="T3695">.println(</text:span><text:span text:style-name="T3696">linkLocal</text:span><text:span text:style-name="T3697">);</text:span></text:p>
      <text:p text:style-name="P3698"><text:span text:style-name="T3699"><text:tab/></text:span><text:span text:style-name="T3700"><text:tab/></text:span></text:p>
      <text:p text:style-name="P3701"><text:span text:style-name="T3702"><text:tab/>IPAddressString<text:s/></text:span><text:span text:style-name="T3703">ipv6Str</text:span><text:span text:style-name="T3704"><text:s/>=<text:s/></text:span><text:span text:style-name="T3705">new</text:span><text:span text:style-name="T3706"><text:s/>IPAddressString(</text:span><text:span text:style-name="T3707">"1111:2222:3333:4444::/64"</text:span><text:span text:style-name="T3708">);</text:span></text:p>
      <text:p text:style-name="P3709"><text:span text:style-name="T3710"><text:tab/>IPv6Address<text:s/></text:span><text:span text:style-name="T3711">ipv6Address</text:span><text:span text:style-name="T3712"><text:s/>=<text:s/></text:span><text:span text:style-name="T3713">ipv6Str</text:span><text:span text:style-name="T3714">.getAddress().toIPv6();</text:span></text:p>
      <text:p text:style-name="P3715"><text:span text:style-name="T3716"><text:tab/>IPv6Address<text:s/></text:span><text:span text:style-name="T3717">macIpv6</text:span><text:span text:style-name="T3718"><text:s/>=<text:s/></text:span><text:span text:style-name="T3719">new</text:span><text:span text:style-name="T3720"><text:s/>IPv6Address(</text:span><text:span text:style-name="T3721">ipv6Address</text:span><text:span text:style-name="T3722">,<text:s/></text:span><text:span text:style-name="T3723">macAddress</text:span><text:span text:style-name="T3724">);</text:span></text:p>
      <text:p text:style-name="P3725"><text:span text:style-name="T3726">System.</text:span><text:span text:style-name="T3727">out</text:span><text:span text:style-name="T3728">.println(</text:span><text:span text:style-name="T3729">macIpv6</text:span><text:span text:style-name="T3730">);</text:span></text:p>
      <text:p text:style-name="P3731">}</text:p>
      <text:p text:style-name="P3732"/>
      <text:p text:style-name="P3733">Output:</text:p>
      <text:p text:style-name="P3734"><text:span text:style-name="T3735">fe80:0:0:0:a8bb:ccff:fedd:eeff</text:span><text:span text:style-name="T3736"><text:line-break/></text:span><text:span text:style-name="T3737">1111:2222:3333:4444:a8bb:ccff:fedd:eeff/64</text:span></text:p>
      <text:p text:style-name="P3738"/>
      <text:h text:style-name="P3739" text:outline-level="2"><text:bookmark-start text:name="_Address_Framework"/>Address Framework<text:bookmark-end text:name="_Address_Framework"/></text:h>
      <text:p text:style-name="P3740">Much like there is a Java collections framework, there is an address framework to the IPAddress library. <text:s text:c="2"/>It is a unified set of<text:s/>inter-related interfaces, abstract implementations, and algorithms for all addresses and address components. <text:s/>It allows you to manipulate these items independently of implementation details, and provides standard interfaces to addresses and address components for code reuse and polymorphism. <text:s/>It represents the common structure of addresses, sections, segments, and so on.</text:p>
      <text:p text:style-name="P3741">You might wish to manipulate address components of different shapes and sizes transparently, or you may wish to manipulate different types<text:s/>of addresses or different address versions transparently. <text:s/>One element of the interface is the ability to convert any address component to bytes, whether division, segment, section, or address.</text:p>
      <text:p text:style-name="P3742">There is a hierarchy for the standard Address and Address Component data structures, which are addresses, sections of addresses, and segments of equal byte size inside those address sections.</text:p>
      <text:p text:style-name="P3743"><draw:frame draw:style-name="a0" draw:name="Picture 5" text:anchor-type="as-char" svg:x="0in" svg:y="0in" svg:width="6.72917in" svg:height="3.72917in" style:rel-width="scale" style:rel-height="scale"><draw:image xlink:href="file:///C:/eclipse/github/IPAddress/IPAddress/address.png" xlink:type="simple" xlink:show="embed" xlink:actuate="onLoad"/><svg:title/><svg:desc>C:\eclipse\github\IPAddress\IPAddress\address.png</svg:desc></draw:frame></text:p>
      <text:p text:style-name="P3744"><draw:frame draw:style-name="a1" draw:name="Picture 4" text:anchor-type="as-char" svg:x="0in" svg:y="0in" svg:width="5.21875in" svg:height="2.86458in" style:rel-width="scale" style:rel-height="scale"><draw:image xlink:href="file:///C:/eclipse/github/IPAddress/IPAddress/section.png" xlink:type="simple" xlink:show="embed" xlink:actuate="onLoad"/><svg:title/><svg:desc>C:\eclipse\github\IPAddress\IPAddress\section.png</svg:desc></draw:frame></text:p>
      <text:p text:style-name="P3745"/>
      <text:p text:style-name="P3746">There is a more diversified hierarchy for non-standard address structures, in which addresses or address sections might<text:s/>be divided into divisions of unequal length, or of non-integral bytesize.</text:p>
      <text:p text:style-name="P3747"><draw:frame draw:style-name="a2" draw:name="Picture 3" text:anchor-type="as-char" svg:x="0in" svg:y="0in" svg:width="6.72917in" svg:height="3.72917in" style:rel-width="scale" style:rel-height="scale"><draw:image xlink:href="file:///C:/eclipse/github/IPAddress/IPAddress/divisions.png" xlink:type="simple" xlink:show="embed" xlink:actuate="onLoad"/><svg:title/><svg:desc>C:\eclipse\github\IPAddress\IPAddress\divisions.png</svg:desc></draw:frame></text:p>
      <text:p text:style-name="P3748">The address hierarchy of interfaces (purple) and classes (green) is shown:</text:p>
      <text:p text:style-name="P3749"/>
      <text:p text:style-name="P3750"><text:span text:style-name="T3751"><draw:frame draw:style-name="a3" draw:name="Picture 2" text:anchor-type="as-char" svg:x="0in" svg:y="0in" svg:width="12.125in" svg:height="6.82292in" style:rel-width="scale" style:rel-height="scale"><draw:image xlink:href="file:///C:/eclipse/github/IPAddress/IPAddress/addresshierarchy.png" xlink:type="simple" xlink:show="embed" xlink:actuate="onLoad"/><svg:title/><svg:desc>C:\eclipse\github\IPAddress\IPAddress\addresshierarchy.png</svg:desc></draw:frame></text:span></text:p>
      <text:p text:style-name="P3752">The full class hierarchy showing addresses, sections, division groupings, segments and divisions is<text:s/>shown here, separated into the three primary categories shown above. <text:s/>The dashed lines indicate there are a few less-prominent classes in the library not shown in the diagram.</text:p>
      <text:p text:style-name="P3753"/>
      <text:p text:style-name="P3754"><text:span text:style-name="T3755"><draw:frame draw:style-name="a4" draw:name="Picture 1" text:anchor-type="as-char" svg:x="0in" svg:y="0in" svg:width="12.16667in" svg:height="6.85417in" style:rel-width="scale" style:rel-height="scale"><draw:image xlink:href="file:///C:/eclipse/github/IPAddress/IPAddress/hierarchy.png" xlink:type="simple" xlink:show="embed" xlink:actuate="onLoad"/><svg:title/><svg:desc>C:\eclipse\github\IPAddress\IPAddress\hierarchy.png</svg:desc></draw:frame></text:span></text:p>
      <text:p text:style-name="P3756"/>
      <text:h text:style-name="P3757" text:outline-level="2"><text:bookmark-start text:name="_Toc456708508"/><text:bookmark-start text:name="_Toc456696717"/><text:bookmark-start text:name="_Toc456696180"/>Conversion to String Representation of Address<text:bookmark-end text:name="_Toc456708508"/><text:bookmark-end text:name="_Toc456696717"/><text:bookmark-end text:name="_Toc456696180"/></text:h>
      <text:p text:style-name="P3758"><text:span text:style-name="T3759">AddressSegmentSeries objects<text:s/></text:span><text:span text:style-name="T3760">(such as Address and AddressSection) have methods that produce strings in various formats:<text:s/></text:span><text:span text:style-name="T3761">toCanonicalString</text:span><text:span text:style-name="T3762">,</text:span><text:span text:style-name="T3763"><text:s/>toNormalizedString</text:span><text:span text:style-name="T3764">,</text:span><text:span text:style-name="T3765"><text:s/>toCompressedString</text:span><text:span text:style-name="T3766">, and</text:span><text:span text:style-name="T3767"><text:s/>toHexString</text:span><text:span text:style-name="T3768">.<text:s/></text:span></text:p>
      <text:p text:style-name="P3769"/>
      <text:p text:style-name="P3770"><text:span text:style-name="T3771">public</text:span><text:span text:style-name="T3772"><text:s/></text:span><text:span text:style-name="T3773">static</text:span><text:span text:style-name="T3774"><text:s/></text:span><text:span text:style-name="T3775">void</text:span><text:span text:style-name="T3776"><text:s/>main(String[]<text:s/></text:span><text:span text:style-name="T3777">args</text:span><text:span text:style-name="T3778">) {</text:span></text:p>
      <text:p text:style-name="P3779"><text:span text:style-name="T3780"><text:tab/></text:span><text:span text:style-name="T3781"><text:tab/></text:span><text:span text:style-name="T3782">printStrings</text:span><text:span text:style-name="T3783">(</text:span><text:span text:style-name="T3784">new</text:span><text:span text:style-name="T3785"><text:s/>MACAddressString(</text:span><text:span text:style-name="T3786">"a:bb:c:dd:e:ff"</text:span><text:span text:style-name="T3787">).getAddress());</text:span></text:p>
      <text:p text:style-name="P3788"><text:span text:style-name="T3789"><text:tab/></text:span><text:span text:style-name="T3790"><text:tab/></text:span><text:span text:style-name="T3791">printStrings</text:span><text:span text:style-name="T3792">(</text:span><text:span text:style-name="T3793">new</text:span><text:span text:style-name="T3794"><text:s/>MACAddressString(</text:span><text:span text:style-name="T3795">"a:bb:c:*"</text:span><text:span text:style-name="T3796">).getAddress());</text:span></text:p>
      <text:p text:style-name="P3797"><text:span text:style-name="T3798"><text:tab/></text:span><text:span text:style-name="T3799"><text:tab/></text:span><text:span text:style-name="T3800">printStrings</text:span><text:span text:style-name="T3801">(</text:span><text:span text:style-name="T3802">new</text:span><text:span text:style-name="T3803"><text:s/>IPAddressString(</text:span><text:span text:style-name="T3804">"a:bb:c::/64"</text:span><text:span text:style-name="T3805">).getAddress());</text:span></text:p>
      <text:p text:style-name="P3806"><text:span text:style-name="T3807"><text:tab/></text:span><text:span text:style-name="T3808"><text:tab/></text:span><text:span text:style-name="T3809">printStrings</text:span><text:span text:style-name="T3810">(</text:span><text:span text:style-name="T3811">new</text:span><text:span text:style-name="T3812"><text:s/>IPAddressString(</text:span><text:span text:style-name="T3813">"1.2.3.4"</text:span><text:span text:style-name="T3814">).getAddress());</text:span></text:p>
      <text:p text:style-name="P3815"><text:span text:style-name="T3816"><text:tab/></text:span><text:span text:style-name="T3817"><text:tab/></text:span><text:span text:style-name="T3818">printStrings</text:span><text:span text:style-name="T3819">(</text:span><text:span text:style-name="T3820">new</text:span><text:span text:style-name="T3821"><text:s/>IPAddressString</text:span><text:span text:style-name="T3822">(</text:span><text:span text:style-name="T3823">"1.2.0.0/16"</text:span><text:span text:style-name="T3824">).getAddress());</text:span></text:p>
      <text:p text:style-name="P3825"><text:span text:style-name="T3826"><text:tab/></text:span><text:span text:style-name="T3827"><text:tab/></text:span><text:span text:style-name="T3828">printStrings</text:span><text:span text:style-name="T3829">(</text:span><text:span text:style-name="T3830">new</text:span><text:span text:style-name="T3831"><text:s/>IPAddressString(</text:span><text:span text:style-name="T3832">"a:bb:c::dd:e:ff"</text:span><text:span text:style-name="T3833">).getAddress());</text:span></text:p>
      <text:p text:style-name="P3834"><text:span text:style-name="T3835"><text:tab/>}</text:span><text:span text:style-name="T3836"><text:tab/></text:span></text:p>
      <text:p text:style-name="P3837"><text:span text:style-name="T3838"><text:tab/></text:span><text:span text:style-name="T3839">static</text:span><text:span text:style-name="T3840"><text:s/></text:span><text:span text:style-name="T3841">void</text:span><text:span text:style-name="T3842"><text:s/>printStrings(AddressSegmentSeries<text:s/></text:span><text:span text:style-name="T3843">series</text:span><text:span text:style-name="T3844">) {</text:span></text:p>
      <text:p text:style-name="P3845"><text:span text:style-name="T3846"><text:tab/></text:span><text:span text:style-name="T3847"><text:tab/>System.</text:span><text:span text:style-name="T3848">out</text:span><text:span text:style-name="T3849">.println(</text:span><text:span text:style-name="T3850">series</text:span><text:span text:style-name="T3851">.toCanonicalString());</text:span></text:p>
      <text:p text:style-name="P3852"><text:span text:style-name="T3853"><text:tab/></text:span><text:span text:style-name="T3854"><text:tab/>System.</text:span><text:span text:style-name="T3855">out</text:span><text:span text:style-name="T3856">.println(</text:span><text:span text:style-name="T3857">series</text:span><text:span text:style-name="T3858">.toNormalizedString());</text:span></text:p>
      <text:p text:style-name="P3859"><text:span text:style-name="T3860"><text:tab/></text:span><text:span text:style-name="T3861"><text:tab/>System.</text:span><text:span text:style-name="T3862">out</text:span><text:span text:style-name="T3863">.println(</text:span><text:span text:style-name="T3864">series</text:span><text:span text:style-name="T3865">.toCompressedString());</text:span></text:p>
      <text:p text:style-name="P3866"><text:span text:style-name="T3867"><text:tab/></text:span><text:span text:style-name="T3868"><text:tab/>System.</text:span><text:span text:style-name="T3869">out</text:span><text:span text:style-name="T3870">.println(</text:span><text:span text:style-name="T3871">series</text:span><text:span text:style-name="T3872">.toHexString(</text:span><text:span text:style-name="T3873">true</text:span><text:span text:style-name="T3874">));</text:span></text:p>
      <text:p text:style-name="P3875"><text:span text:style-name="T3876"><text:tab/></text:span><text:span text:style-name="T3877"><text:tab/>System.</text:span><text:span text:style-name="T3878">out</text:span><text:span text:style-name="T3879">.print(</text:span><text:span text:style-name="T3880">"lower: "</text:span><text:span text:style-name="T3881"><text:s/>+<text:s/></text:span><text:span text:style-name="T3882">series</text:span><text:span text:style-name="T3883">.getLower() +<text:s/></text:span><text:span text:style-name="T3884">" bytes:"</text:span><text:span text:style-name="T3885">);</text:span></text:p>
      <text:p text:style-name="P3886"><text:span text:style-name="T3887"><text:tab/></text:span><text:span text:style-name="T3888"><text:tab/>System.</text:span><text:span text:style-name="T3889">out</text:span><text:span text:style-name="T3890">.println(Arrays.</text:span><text:span text:style-name="T3891">toString</text:span><text:span text:style-name="T3892">(</text:span><text:span text:style-name="T3893">series</text:span><text:span text:style-name="T3894">.getBytes()));</text:span></text:p>
      <text:p text:style-name="P3895"><text:span text:style-name="T3896"><text:tab/></text:span><text:span text:style-name="T3897"><text:tab/>System.</text:span><text:span text:style-name="T3898">out</text:span><text:span text:style-name="T3899">.print(</text:span><text:span text:style-name="T3900">"upper: "</text:span><text:span text:style-name="T3901"><text:s/>+<text:s/></text:span><text:span text:style-name="T3902">series</text:span><text:span text:style-name="T3903">.getUpper() +<text:s/></text:span><text:span text:style-name="T3904">" bytes:"</text:span><text:span text:style-name="T3905">);</text:span></text:p>
      <text:p text:style-name="P3906"><text:span text:style-name="T3907"><text:tab/></text:span><text:span text:style-name="T3908"><text:tab/>System.</text:span><text:span text:style-name="T3909">out</text:span><text:span text:style-name="T3910">.println(Arrays.</text:span><text:span text:style-name="T3911">toString</text:span><text:span text:style-name="T3912">(</text:span><text:span text:style-name="T3913">series</text:span><text:span text:style-name="T3914">.getUpperBytes()));</text:span></text:p>
      <text:p text:style-name="P3915"><text:span text:style-name="T3916"><text:tab/></text:span><text:span text:style-name="T3917"><text:tab/>System.</text:span><text:span text:style-name="T3918">out</text:span><text:span text:style-name="T3919">.println();</text:span></text:p>
      <text:p text:style-name="P3920"><text:tab/>}</text:p>
      <text:p text:style-name="P3921"/>
      <text:p text:style-name="P3922">Output:</text:p>
      <text:p text:style-name="P3923"><text:span text:style-name="T3924">0a-bb-0c-dd-0e-ff</text:span></text:p>
      <text:p text:style-name="P3925"><text:span text:style-name="T3926">0a:bb:0c:dd:0e:ff</text:span></text:p>
      <text:p text:style-name="P3927"><text:span text:style-name="T3928">a:bb:c:dd:e:ff</text:span></text:p>
      <text:p text:style-name="P3929"><text:span text:style-name="T3930">0x0abb0cdd0eff</text:span></text:p>
      <text:p text:style-name="P3931"><text:span text:style-name="T3932">lower: 0a:bb:0c:dd:0e:ff bytes:[10, -69,</text:span><text:span text:style-name="T3933"><text:s/>12, -35, 14, -1]</text:span></text:p>
      <text:p text:style-name="P3934"><text:span text:style-name="T3935">upper: 0a:bb:0c:dd:0e:ff bytes:[10, -69, 12, -35, 14, -1]</text:span></text:p>
      <text:p text:style-name="P3936"/>
      <text:p text:style-name="P3937"><text:span text:style-name="T3938">0a-bb-0c-*-*-*</text:span></text:p>
      <text:p text:style-name="P3939"><text:span text:style-name="T3940">0a:bb:0c:*:*:*</text:span></text:p>
      <text:p text:style-name="P3941"><text:span text:style-name="T3942">a:bb:c:*:*:*</text:span></text:p>
      <text:p text:style-name="P3943"><text:span text:style-name="T3944">0x0abb0c000000-0x0abb0cffffff</text:span></text:p>
      <text:p text:style-name="P3945"><text:span text:style-name="T3946">lower: 0a:bb:0c:00:00:00 bytes:[10, -69, 12, 0, 0, 0]</text:span></text:p>
      <text:p text:style-name="P3947"><text:span text:style-name="T3948">upper: 0a:bb:0c:ff:ff:ff bytes:[10, -69, 12, -1, -1,</text:span><text:span text:style-name="T3949"><text:s/>-1]</text:span></text:p>
      <text:p text:style-name="P3950"/>
      <text:p text:style-name="P3951"><text:span text:style-name="T3952">a:bb:c::/64</text:span></text:p>
      <text:p text:style-name="P3953"><text:span text:style-name="T3954">a:bb:c:0:0:0:0:0/64</text:span></text:p>
      <text:p text:style-name="P3955"><text:span text:style-name="T3956">a:bb:c::/64</text:span></text:p>
      <text:p text:style-name="P3957"><text:span text:style-name="T3958">0x000a00bb000c00000000000000000000-0x000a00bb000c0000ffffffffffffffff</text:span></text:p>
      <text:p text:style-name="P3959"><text:span text:style-name="T3960">lower: a:bb:c:0:0:0:0:0 bytes:[0, 10, 0, -69, 0, 12, 0, 0, 0, 0, 0, 0, 0, 0, 0, 0]</text:span></text:p>
      <text:p text:style-name="P3961"><text:span text:style-name="T3962">upper: a:bb:c:0:ffff:ffff:ffff:ffff bytes:[0, 10, 0,<text:s/></text:span><text:span text:style-name="T3963">-69, 0, 12, 0, 0, -1, -1, -1, -1, -1, -1, -1, -1]</text:span></text:p>
      <text:p text:style-name="P3964"/>
      <text:p text:style-name="P3965"><text:span text:style-name="T3966">1.2.3.4</text:span></text:p>
      <text:p text:style-name="P3967"><text:span text:style-name="T3968">1.2.3.4</text:span></text:p>
      <text:p text:style-name="P3969"><text:span text:style-name="T3970">1.2.3.4</text:span></text:p>
      <text:p text:style-name="P3971"><text:span text:style-name="T3972">0x01020304</text:span></text:p>
      <text:p text:style-name="P3973"><text:span text:style-name="T3974">lower: 1.2.3.4 bytes:[1, 2, 3, 4]</text:span></text:p>
      <text:p text:style-name="P3975"><text:span text:style-name="T3976">upper: 1.2.3.4 bytes:[1, 2, 3, 4]</text:span></text:p>
      <text:p text:style-name="P3977"/>
      <text:p text:style-name="P3978"><text:span text:style-name="T3979">1.2.0.0/16</text:span></text:p>
      <text:p text:style-name="P3980"><text:span text:style-name="T3981">1.2.0.0/16</text:span></text:p>
      <text:p text:style-name="P3982"><text:span text:style-name="T3983">1.2.0.0/16</text:span></text:p>
      <text:p text:style-name="P3984"><text:span text:style-name="T3985">0x01020000-0x0102ffff</text:span></text:p>
      <text:p text:style-name="P3986"><text:span text:style-name="T3987">lower: 1.2.0.0 bytes:[1, 2, 0, 0]</text:span></text:p>
      <text:p text:style-name="P3988"><text:span text:style-name="T3989">upper:<text:s/></text:span><text:span text:style-name="T3990">1.2.255.255 bytes:[1, 2, -1, -1]</text:span></text:p>
      <text:p text:style-name="P3991"/>
      <text:p text:style-name="P3992"><text:span text:style-name="T3993">a:bb:c::dd:e:ff</text:span></text:p>
      <text:p text:style-name="P3994"><text:span text:style-name="T3995">a:bb:c:0:0:dd:e:ff</text:span></text:p>
      <text:p text:style-name="P3996"><text:span text:style-name="T3997">a:bb:c::dd:e:ff</text:span></text:p>
      <text:p text:style-name="P3998"><text:span text:style-name="T3999">0x000a00bb000c0000000000dd000e00ff</text:span></text:p>
      <text:p text:style-name="P4000"><text:span text:style-name="T4001">lower: a:bb:c:0:0:dd:e:ff bytes:[0, 10, 0, -69, 0, 12, 0, 0, 0, 0, 0, -35, 0, 14, 0, -1]</text:span></text:p>
      <text:p text:style-name="P4002">upper: a:bb:c:0:0:dd:e:ff bytes:[0, 10, 0, -69,<text:s/>0, 12, 0, 0, 0, 0, 0, -35, 0, 14, 0, -1]</text:p>
      <text:p text:style-name="P4003"/>
      <text:p text:style-name="P4004"/>
      <text:p text:style-name="P4005"><text:span text:style-name="T4006">The<text:s/></text:span><text:span text:style-name="T4007">IPAddress</text:span><text:span text:style-name="T4008"><text:s/>and<text:s/></text:span><text:span text:style-name="T4009">IPAddressSection</text:span><text:span text:style-name="T4010"><text:s/>classes and their version-specific subclasses have additional methods to produce specific strings representing the address:</text:span></text:p>
      <text:p text:style-name="P4011"/>
      <text:p text:style-name="P4012"><text:span text:style-name="T4013">public</text:span><text:span text:style-name="T4014"><text:s/></text:span><text:span text:style-name="T4015">static</text:span><text:span text:style-name="T4016"><text:s/></text:span><text:span text:style-name="T4017">void</text:span><text:span text:style-name="T4018"><text:s/>main(String[]<text:s/></text:span><text:span text:style-name="T4019">args</text:span><text:span text:style-name="T4020">) {</text:span></text:p>
      <text:p text:style-name="P4021"><text:span text:style-name="T4022"><text:tab/>IPAddress<text:s/></text:span><text:span text:style-name="T4023">address</text:span><text:span text:style-name="T4024"><text:s/>=<text:s/></text:span><text:span text:style-name="T4025">new</text:span><text:span text:style-name="T4026"><text:s/>IPAddressString(</text:span><text:span text:style-name="T4027">"a:b:c::e:f"</text:span><text:span text:style-name="T4028">).getAddress();</text:span></text:p>
      <text:p text:style-name="P4029"><text:span text:style-name="T4030"><text:tab/></text:span><text:span text:style-name="T4031">print</text:span><text:span text:style-name="T4032">(</text:span><text:span text:style-name="T4033">address</text:span><text:span text:style-name="T4034">);</text:span></text:p>
      <text:p text:style-name="P4035"><text:span text:style-name="T4036"><text:tab/></text:span><text:span text:style-name="T4037">address</text:span><text:span text:style-name="T4038"><text:s/>=<text:s/></text:span><text:span text:style-name="T4039">new</text:span><text:span text:style-name="T4040"><text:s/>IPAddressString(</text:span><text:span text:style-name="T4041">"a:b:c::"</text:span><text:span text:style-name="T4042">).getAddress();</text:span></text:p>
      <text:p text:style-name="P4043"><text:span text:style-name="T4044"><text:tab/></text:span><text:span text:style-name="T4045">print</text:span><text:span text:style-name="T4046">(</text:span><text:span text:style-name="T4047">address</text:span><text:span text:style-name="T4048">);</text:span></text:p>
      <text:p text:style-name="P4049"/>
      <text:p text:style-name="P4050"><text:span text:style-name="T4051">/a:b:c:*:: cannot be represented as a range of two single values</text:span></text:p>
      <text:p text:style-name="P4052"><text:span text:style-name="T4053"><text:tab/></text:span><text:span text:style-name="T4054">//so this throws exception in<text:s/></text:span><text:span text:style-name="T4055">toBase85String(), toBinaryString(), and toHexString()</text:span></text:p>
      <text:p text:style-name="P4056"><text:span text:style-name="T4057"><text:tab/></text:span><text:span text:style-name="T4058">address</text:span><text:span text:style-name="T4059"><text:s/>=<text:s/></text:span><text:span text:style-name="T4060">new</text:span><text:span text:style-name="T4061"><text:s/>IPAddressString(</text:span><text:span text:style-name="T4062">"a:b:c:*::"</text:span><text:span text:style-name="T4063">).getAddress();</text:span></text:p>
      <text:p text:style-name="P4064"><text:span text:style-name="T4065"><text:tab/></text:span><text:span text:style-name="T4066">print</text:span><text:span text:style-name="T4067">(</text:span><text:span text:style-name="T4068">address</text:span><text:span text:style-name="T4069">);</text:span></text:p>
      <text:p text:style-name="P4070"><text:span text:style-name="T4071">}</text:span></text:p>
      <text:p text:style-name="P4072"/>
      <text:p text:style-name="P4073"><text:span text:style-name="T4074">static</text:span><text:span text:style-name="T4075"><text:s/></text:span><text:span text:style-name="T4076">void</text:span><text:span text:style-name="T4077"><text:s/>print(IPAddress<text:s/></text:span><text:span text:style-name="T4078">address</text:span><text:span text:style-name="T4079">) {</text:span></text:p>
      <text:p text:style-name="P4080"><text:span text:style-name="T4081"><text:tab/>System.</text:span><text:span text:style-name="T4082">out</text:span><text:span text:style-name="T4083">.println(</text:span><text:span text:style-name="T4084">address</text:span><text:span text:style-name="T4085">.toCanonicalString());</text:span></text:p>
      <text:p text:style-name="P4086"><text:span text:style-name="T4087"><text:tab/>System.</text:span><text:span text:style-name="T4088">out</text:span><text:span text:style-name="T4089">.println(</text:span><text:span text:style-name="T4090">address</text:span><text:span text:style-name="T4091">.toFullString());</text:span></text:p>
      <text:p text:style-name="P4092"><text:span text:style-name="T4093"><text:tab/>System.</text:span><text:span text:style-name="T4094">out</text:span><text:span text:style-name="T4095">.println(</text:span><text:span text:style-name="T4096">address</text:span><text:span text:style-name="T4097">.toNormalizedString());</text:span></text:p>
      <text:p text:style-name="P4098"><text:span text:style-name="T4099"><text:tab/>System.</text:span><text:span text:style-name="T4100">out</text:span><text:span text:style-name="T4101">.println(</text:span><text:span text:style-name="T4102">address</text:span><text:span text:style-name="T4103">.toSQLWildcardString());</text:span></text:p>
      <text:p text:style-name="P4104"><text:span text:style-name="T4105"><text:tab/>System.</text:span><text:span text:style-name="T4106">out</text:span><text:span text:style-name="T4107">.println(</text:span><text:span text:style-name="T4108">address</text:span><text:span text:style-name="T4109">.toSubnetString());</text:span></text:p>
      <text:p text:style-name="P4110"><text:span text:style-name="T4111"><text:tab/></text:span><text:span text:style-name="T4112">try</text:span><text:span text:style-name="T4113"><text:s/>{</text:span></text:p>
      <text:p text:style-name="P4114"><text:span text:style-name="T4115"><text:tab/></text:span><text:span text:style-name="T4116"><text:tab/></text:span><text:span text:style-name="T4117">if</text:span><text:span text:style-name="T4118">(</text:span><text:span text:style-name="T4119">address</text:span><text:span text:style-name="T4120">.isIPv6()) {</text:span></text:p>
      <text:p text:style-name="P4121"><text:span text:style-name="T4122"><text:tab/></text:span><text:span text:style-name="T4123"><text:tab/></text:span><text:span text:style-name="T4124"><text:tab/>System.</text:span><text:span text:style-name="T4125">out</text:span><text:span text:style-name="T4126">.println(</text:span><text:span text:style-name="T4127">address</text:span><text:span text:style-name="T4128">.toIPv6().toMixedString());</text:span></text:p>
      <text:p text:style-name="P4129"><text:span text:style-name="T4130"><text:tab/></text:span><text:span text:style-name="T4131"><text:tab/></text:span><text:span text:style-name="T4132"><text:tab/>System.</text:span><text:span text:style-name="T4133">out</text:span><text:span text:style-name="T4134">.println(</text:span><text:span text:style-name="T4135">address</text:span><text:span text:style-name="T4136">.toIPv6().toBase85String());</text:span></text:p>
      <text:p text:style-name="P4137"><text:span text:style-name="T4138"><text:tab/></text:span><text:span text:style-name="T4139"><text:tab/>}</text:span></text:p>
      <text:p text:style-name="P4140"><text:span text:style-name="T4141"><text:tab/></text:span><text:span text:style-name="T4142"><text:tab/>System.</text:span><text:span text:style-name="T4143">out</text:span><text:span text:style-name="T4144">.println(</text:span><text:span text:style-name="T4145">address</text:span><text:span text:style-name="T4146">.toBinaryString());</text:span></text:p>
      <text:p text:style-name="P4147"><text:span text:style-name="T4148"><text:tab/></text:span><text:span text:style-name="T4149"><text:tab/>System.</text:span><text:span text:style-name="T4150">out</text:span><text:span text:style-name="T4151">.println(</text:span><text:span text:style-name="T4152">address</text:span><text:span text:style-name="T4153">.toHexString(</text:span><text:span text:style-name="T4154">true</text:span><text:span text:style-name="T4155">));</text:span></text:p>
      <text:p text:style-name="P4156"><text:span text:style-name="T4157"><text:tab/>}<text:s/></text:span><text:span text:style-name="T4158">catch</text:span><text:span text:style-name="T4159">(IncompatibleAddressException<text:s/></text:span><text:span text:style-name="T4160">e</text:span><text:span text:style-name="T4161">) {}</text:span></text:p>
      <text:p text:style-name="P4162"><text:span text:style-name="T4163"><text:tab/>System.</text:span><text:span text:style-name="T4164">out</text:span><text:span text:style-name="T4165">.println();</text:span></text:p>
      <text:p text:style-name="P4166">}</text:p>
      <text:p text:style-name="P4167"/>
      <text:p text:style-name="P4168">Output:</text:p>
      <text:p text:style-name="P4169"/>
      <text:p text:style-name="P4170"><text:span text:style-name="T4171">a:b:c::e:f</text:span></text:p>
      <text:p text:style-name="P4172"><text:span text:style-name="T4173">000a:000b:000c:0000:0000:0000:000e:000f</text:span></text:p>
      <text:p text:style-name="P4174"><text:span text:style-name="T4175">a:b:c:0:0:0:e:f</text:span></text:p>
      <text:p text:style-name="P4176"><text:span text:style-name="T4177">a:b:c:0:0:0:e:f</text:span></text:p>
      <text:p text:style-name="P4178"><text:span text:style-name="T4179">a:b:c::e:f</text:span></text:p>
      <text:p text:style-name="P4180"><text:span text:style-name="T4181">a:b:c::0.14.0.15</text:span></text:p>
      <text:p text:style-name="P4182"><text:span text:style-name="T4183">00|N0s0$N0-%*(tF74+!</text:span></text:p>
      <text:p text:style-name="P4184"><text:span text:style-name="T4185">00000000000010100000000000001011000000000000110000000000000000000000000000000000000000000000000000000000000011100000000000001111</text:span></text:p>
      <text:p text:style-name="P4186"><text:span text:style-name="T4187">0x000a000b000c000000000000000e000f</text:span></text:p>
      <text:p text:style-name="P4188"/>
      <text:p text:style-name="P4189"><text:span text:style-name="T4190">a:b:c::</text:span></text:p>
      <text:p text:style-name="P4191"><text:span text:style-name="T4192">000a:000b:000c:0000:0000:0000:0000:0000</text:span></text:p>
      <text:p text:style-name="P4193"><text:span text:style-name="T4194">a:b:c:0:0:0:0:0</text:span></text:p>
      <text:p text:style-name="P4195"><text:span text:style-name="T4196">a:b:c:0:0:0:0:0</text:span></text:p>
      <text:p text:style-name="P4197"><text:span text:style-name="T4198">a:b:c::</text:span></text:p>
      <text:p text:style-name="P4199"><text:span text:style-name="T4200">a:b:c::</text:span></text:p>
      <text:p text:style-name="P4201"><text:span text:style-name="T4202">00|N0s0$N0-%*(tF5l-X</text:span></text:p>
      <text:p text:style-name="P4203"><text:span text:style-name="T4204">0000000000001010000000000000101100000000000011000000000000000000000000000000000000000000000000000000000</text:span><text:span text:style-name="T4205">0000000000000000000000000</text:span></text:p>
      <text:p text:style-name="P4206"><text:span text:style-name="T4207">0x000a000b000c00000000000000000000</text:span></text:p>
      <text:p text:style-name="P4208"/>
      <text:p text:style-name="P4209"><text:span text:style-name="T4210">a:b:c:*::</text:span></text:p>
      <text:p text:style-name="P4211"><text:span text:style-name="T4212">000a:000b:000c:0000-ffff:0000:0000:0000:0000</text:span></text:p>
      <text:p text:style-name="P4213"><text:span text:style-name="T4214">a:b:c:*:0:0:0:0</text:span></text:p>
      <text:p text:style-name="P4215"><text:span text:style-name="T4216">a:b:c:%:0:0:0:0</text:span></text:p>
      <text:p text:style-name="P4217"><text:span text:style-name="T4218">a:b:c:*::</text:span></text:p>
      <text:p text:style-name="P4219"><text:span text:style-name="T4220">a:b:c:*::</text:span></text:p>
      <text:p text:style-name="P4221"/>
      <text:p text:style-name="P4222">IPv6 string methods</text:p>
      <text:p text:style-name="P4223"/>
      <text:p text:style-name="P4224"><text:span text:style-name="T4225">There are additional methods for Ipv6, the methods<text:s/></text:span><text:span text:style-name="T4226">toMixedString(</text:span><text:span text:style-name="T4227">)</text:span><text:span text:style-name="T4228"><text:s/>and<text:s/></text:span><text:span text:style-name="T4229">toBase85String()</text:span></text:p>
      <text:p text:style-name="P4230"/>
      <text:p text:style-name="P4231"/>
      <text:p text:style-name="P4232">UNC Strings</text:p>
      <text:p text:style-name="P4233"/>
      <text:p text:style-name="P4234"><text:span text:style-name="T4235">The method<text:s/></text:span><text:span text:style-name="T4236">toUNCHostName()<text:s/></text:span><text:span text:style-name="T4237">produces the UNC IP-literal string.</text:span></text:p>
      <text:p text:style-name="P4238"><text:span text:style-name="T4239">IPAddressString<text:s/></text:span><text:span text:style-name="T4240">ipAddressString</text:span><text:span text:style-name="T4241"><text:s/>=<text:s/></text:span><text:span text:style-name="T4242">new</text:span><text:span text:style-name="T4243"><text:s/>IPAddressString(</text:span><text:span text:style-name="T4244">"2001:db8::1"</text:span><text:span text:style-name="T4245">);</text:span></text:p>
      <text:p text:style-name="P4246"><text:span text:style-name="T4247"><text:tab/>IPAddress<text:s/></text:span><text:span text:style-name="T4248">address</text:span><text:span text:style-name="T4249"><text:s/>=<text:s/></text:span><text:span text:style-name="T4250">ipAddressString</text:span><text:span text:style-name="T4251">.getAddress();</text:span></text:p>
      <text:p text:style-name="P4252"><text:span text:style-name="T4253"><text:tab/>System.</text:span><text:span text:style-name="T4254">out</text:span><text:span text:style-name="T4255">.println(</text:span><text:span text:style-name="T4256">address</text:span><text:span text:style-name="T4257">.toUNCHostName());</text:span></text:p>
      <text:p text:style-name="P4258"><text:span text:style-name="T4259"><text:tab/></text:span><text:span text:style-name="T4260"><text:tab/></text:span></text:p>
      <text:p text:style-name="P4261"><text:span text:style-name="T4262"><text:tab/></text:span><text:span text:style-name="T4263">ipAddressString</text:span><text:span text:style-name="T4264"><text:s/>=<text:s/></text:span><text:span text:style-name="T4265">new</text:span><text:span text:style-name="T4266"><text:s/>IPAddressString(</text:span><text:span text:style-name="T4267">"1.2.3.4"</text:span><text:span text:style-name="T4268">);</text:span></text:p>
      <text:p text:style-name="P4269"><text:span text:style-name="T4270"><text:tab/></text:span><text:span text:style-name="T4271">address</text:span><text:span text:style-name="T4272"><text:s/>=<text:s/></text:span><text:span text:style-name="T4273">ipAddressString</text:span><text:span text:style-name="T4274">.getAddress();</text:span></text:p>
      <text:p text:style-name="P4275"><text:span text:style-name="T4276"><text:tab/>System.</text:span><text:span text:style-name="T4277">out</text:span><text:span text:style-name="T4278">.println(</text:span><text:span text:style-name="T4279">address</text:span><text:span text:style-name="T4280">.toUNCHostName());</text:span></text:p>
      <text:p text:style-name="P4281"/>
      <text:p text:style-name="P4282">Output:</text:p>
      <text:p text:style-name="P4283"><text:span text:style-name="T4284">2001-db8-0-0-0-0-0-1.ipv6-literal.net</text:span></text:p>
      <text:p text:style-name="P4285"><text:span text:style-name="T4286">1.2.3.4</text:span></text:p>
      <text:p text:style-name="P4287"/>
      <text:p text:style-name="P4288"/>
      <text:p text:style-name="P4289">DNS Lookup Strings</text:p>
      <text:p text:style-name="P4290"/>
      <text:p text:style-name="P4291"><text:span text:style-name="T4292">The methods<text:s/></text:span><text:span text:style-name="T4293">toReverseDNSLookupString()<text:s/></text:span><text:span text:style-name="T4294">will produce a string for DNS lookup. <text:s/>If you wish to do a DNS lookup for a subnet rather than a full address, you can use<text:s/></text:span><text:span text:style-name="T4295">getNetworkSection()</text:span><text:span text:style-name="T4296"><text:s/>to provide the network section you wish to lookup. <text:s/>You can specify the prefix length<text:s/></text:span><text:span text:style-name="T4297">in either the string itself or the call to get the network section.</text:span></text:p>
      <text:p text:style-name="P4298"/>
      <text:p text:style-name="P4299"><text:span text:style-name="T4300">IPAddressString<text:s/></text:span><text:span text:style-name="T4301">ipAddressString</text:span><text:span text:style-name="T4302"><text:s/>=<text:s/></text:span><text:span text:style-name="T4303">new</text:span><text:span text:style-name="T4304"><text:s/>IPAddressString(</text:span><text:span text:style-name="T4305">"2001:db8::1"</text:span><text:span text:style-name="T4306">);</text:span></text:p>
      <text:p text:style-name="P4307"><text:span text:style-name="T4308"><text:tab/>IPAddress<text:s/></text:span><text:span text:style-name="T4309">address</text:span><text:span text:style-name="T4310"><text:s/>=<text:s/></text:span><text:span text:style-name="T4311">ipAddressString</text:span><text:span text:style-name="T4312">.getAddress();</text:span></text:p>
      <text:p text:style-name="P4313"><text:span text:style-name="T4314"><text:tab/>System.</text:span><text:span text:style-name="T4315">out</text:span><text:span text:style-name="T4316">.println(</text:span><text:span text:style-name="T4317">address</text:span><text:span text:style-name="T4318">.toReverseDNSLookupString());</text:span></text:p>
      <text:p text:style-name="P4319"><text:span text:style-name="T4320"><text:tab/></text:span><text:span text:style-name="T4321"><text:tab/></text:span></text:p>
      <text:p text:style-name="P4322"><text:span text:style-name="T4323"><text:tab/></text:span><text:span text:style-name="T4324">IPAddressSection<text:s/></text:span><text:span text:style-name="T4325">addressSection</text:span><text:span text:style-name="T4326"><text:s/>=<text:s/></text:span><text:span text:style-name="T4327">address</text:span><text:span text:style-name="T4328">.getNetworkSection(64);</text:span></text:p>
      <text:p text:style-name="P4329"><text:span text:style-name="T4330"><text:tab/>System.</text:span><text:span text:style-name="T4331">out</text:span><text:span text:style-name="T4332">.println(</text:span><text:span text:style-name="T4333">addressSection</text:span><text:span text:style-name="T4334">.toReverseDNSLookupString());</text:span></text:p>
      <text:p text:style-name="P4335"><text:span text:style-name="T4336"><text:tab/></text:span><text:span text:style-name="T4337"><text:tab/></text:span></text:p>
      <text:p text:style-name="P4338"><text:span text:style-name="T4339"><text:tab/></text:span><text:span text:style-name="T4340">//same with prefix</text:span></text:p>
      <text:p text:style-name="P4341"><text:span text:style-name="T4342"><text:tab/></text:span><text:span text:style-name="T4343">ipAddressString</text:span><text:span text:style-name="T4344"><text:s/>=<text:s/></text:span><text:span text:style-name="T4345">new</text:span><text:span text:style-name="T4346"><text:s/>IPAddressString(</text:span><text:span text:style-name="T4347">"2001:db8::1/64"</text:span><text:span text:style-name="T4348">);</text:span></text:p>
      <text:p text:style-name="P4349"><text:span text:style-name="T4350"><text:tab/></text:span><text:span text:style-name="T4351">address</text:span><text:span text:style-name="T4352"><text:s/>=<text:s/></text:span><text:span text:style-name="T4353">ipAddressString</text:span><text:span text:style-name="T4354">.getAddress();</text:span></text:p>
      <text:p text:style-name="P4355"><text:span text:style-name="T4356"><text:tab/></text:span><text:span text:style-name="T4357">System.</text:span><text:span text:style-name="T4358">out</text:span><text:span text:style-name="T4359">.println(</text:span><text:span text:style-name="T4360">address</text:span><text:span text:style-name="T4361">.toReverseDNSLookupString());</text:span></text:p>
      <text:p text:style-name="P4362"><text:span text:style-name="T4363"><text:tab/></text:span><text:span text:style-name="T4364"><text:tab/></text:span></text:p>
      <text:p text:style-name="P4365"><text:span text:style-name="T4366"><text:tab/></text:span><text:span text:style-name="T4367">addressSection</text:span><text:span text:style-name="T4368"><text:s/>=<text:s/></text:span><text:span text:style-name="T4369">address</text:span><text:span text:style-name="T4370">.getNetworkSection();</text:span></text:p>
      <text:p text:style-name="P4371"><text:span text:style-name="T4372"><text:tab/>System.</text:span><text:span text:style-name="T4373">out</text:span><text:span text:style-name="T4374">.println(</text:span><text:span text:style-name="T4375">addressSection</text:span><text:span text:style-name="T4376">.toReverseDNSLookupString());</text:span></text:p>
      <text:p text:style-name="P4377"><text:span text:style-name="T4378"><text:tab/></text:span><text:span text:style-name="T4379"><text:tab/></text:span></text:p>
      <text:p text:style-name="P4380"><text:span text:style-name="T4381"><text:tab/></text:span><text:span text:style-name="T4382">//prefix block</text:span></text:p>
      <text:p text:style-name="P4383"><text:span text:style-name="T4384"><text:tab/></text:span><text:span text:style-name="T4385">ipAddressString</text:span><text:span text:style-name="T4386"><text:s/>=<text:s/></text:span><text:span text:style-name="T4387">new</text:span><text:span text:style-name="T4388"><text:s/>IPAddressString(</text:span><text:span text:style-name="T4389">"2001:db8::/64"</text:span><text:span text:style-name="T4390">);</text:span></text:p>
      <text:p text:style-name="P4391"><text:span text:style-name="T4392"><text:tab/></text:span><text:span text:style-name="T4393">address</text:span><text:span text:style-name="T4394"><text:s/>=</text:span><text:span text:style-name="T4395"><text:s/></text:span><text:span text:style-name="T4396">ipAddressString</text:span><text:span text:style-name="T4397">.getAddress();</text:span></text:p>
      <text:p text:style-name="P4398"><text:span text:style-name="T4399"><text:tab/>System.</text:span><text:span text:style-name="T4400">out</text:span><text:span text:style-name="T4401">.println(</text:span><text:span text:style-name="T4402">address</text:span><text:span text:style-name="T4403">.toReverseDNSLookupString());</text:span></text:p>
      <text:p text:style-name="P4404"><text:span text:style-name="T4405"><text:tab/></text:span><text:span text:style-name="T4406"><text:tab/></text:span></text:p>
      <text:p text:style-name="P4407"><text:span text:style-name="T4408"><text:tab/></text:span><text:span text:style-name="T4409">addressSection</text:span><text:span text:style-name="T4410"><text:s/>=<text:s/></text:span><text:span text:style-name="T4411">address</text:span><text:span text:style-name="T4412">.getNetworkSection();</text:span></text:p>
      <text:p text:style-name="P4413"><text:span text:style-name="T4414"><text:tab/>System.</text:span><text:span text:style-name="T4415">out</text:span><text:span text:style-name="T4416">.println(</text:span><text:span text:style-name="T4417">addressSection</text:span><text:span text:style-name="T4418">.toReverseDNSLookupString());</text:span><text:span text:style-name="T4419"><text:s/></text:span></text:p>
      <text:p text:style-name="P4420"/>
      <text:p text:style-name="P4421">Output:</text:p>
      <text:p text:style-name="P4422"><text:span text:style-name="T4423">1.0.0.0.0.0.0.0.0.0.0.0.0.0.0.0.0.0.0.0.0.0.0.0.8.b.d.0.1.0.0.2.ip6.arpa</text:span></text:p>
      <text:p text:style-name="P4424"><text:span text:style-name="T4425">0.0.0.0.0.0.0.0.8.b.d.0.1.0.0.2.ip6.arpa</text:span></text:p>
      <text:p text:style-name="P4426"><text:span text:style-name="T4427">1.0.0.0.0.0.0.0.0.0.0.0.0.0.0.0.0.0.0.0.0.0.0.0.8.b.d.0.1.0.0.2.ip6.arpa</text:span></text:p>
      <text:p text:style-name="P4428"><text:span text:style-name="T4429">0.0.0.0.0.0.0.0.8.b.d.0.1.0.0.2.ip6.arpa</text:span></text:p>
      <text:p text:style-name="P4430"><text:span text:style-name="T4431">*.*.*.*.*.*.*.*.*.*.*.*.*.*.</text:span><text:span text:style-name="T4432">*.*.0.0.0.0.0.0.0.0.8.b.d.0.1.0.0.2.ip6.arpa</text:span></text:p>
      <text:p text:style-name="P4433"><text:span text:style-name="T4434">0.0.0.0.0.0.0.0.8.b.d.0.1.0.0.2.ip6.arpa</text:span></text:p>
      <text:p text:style-name="P4435"/>
      <text:p text:style-name="P4436"/>
      <text:p text:style-name="P4437">General String Methods</text:p>
      <text:p text:style-name="P4438"/>
      <text:p text:style-name="P4439"><text:span text:style-name="T4440">The methods<text:s/></text:span><text:span text:style-name="T4441">toCanonicalString</text:span><text:span text:style-name="T4442"><text:s/>and<text:s/></text:span><text:span text:style-name="T4443">toCompressedString</text:span><text:span text:style-name="T4444"><text:s/>are available for any address or address section. <text:s/></text:span></text:p>
      <text:p text:style-name="P4445"/>
      <text:p text:style-name="P4446"><text:span text:style-name="T4447">The methods<text:s/></text:span><text:span text:style-name="T4448">toHexString</text:span><text:span text:style-name="T4449"><text:s/>and<text:s/></text:span><text:span text:style-name="T4450">toNormalizedString</text:span><text:span text:style-name="T4451"><text:s/>are available for any address component.</text:span></text:p>
      <text:p text:style-name="P4452"/>
      <text:p text:style-name="P4453"/>
      <text:p text:style-name="P4454">Avoiding Prefix Length Indicator in Strings</text:p>
      <text:p text:style-name="P4455"/>
      <text:p text:style-name="P4456"><text:span text:style-name="T4457">To choose to print wildcards '*' and range characters '-' as opposed to using prefix length, there are additional methods:</text:span></text:p>
      <text:p text:style-name="P4458"/>
      <text:p text:style-name="P4459"><text:span text:style-name="T4460">public</text:span><text:span text:style-name="T4461"><text:s/></text:span><text:span text:style-name="T4462">static</text:span><text:span text:style-name="T4463"><text:s/></text:span><text:span text:style-name="T4464">void</text:span><text:span text:style-name="T4465"><text:s/></text:span><text:span text:style-name="T4466">main(String[]<text:s/></text:span><text:span text:style-name="T4467">args</text:span><text:span text:style-name="T4468">) {</text:span><text:span text:style-name="T4469"><text:line-break/></text:span><text:span text:style-name="T4470"><text:tab/>IPAddress<text:s/></text:span><text:span text:style-name="T4471">address</text:span><text:span text:style-name="T4472"><text:s/>=<text:s/></text:span><text:span text:style-name="T4473">new</text:span><text:span text:style-name="T4474"><text:s/>IPAddressString(</text:span><text:span text:style-name="T4475">"a:b:c::/64"</text:span><text:span text:style-name="T4476">).getAddress();</text:span><text:span text:style-name="T4477"><text:line-break/></text:span><text:span text:style-name="T4478"><text:tab/></text:span><text:span text:style-name="T4479">print</text:span><text:span text:style-name="T4480">(</text:span><text:span text:style-name="T4481">address</text:span><text:span text:style-name="T4482">);</text:span><text:span text:style-name="T4483"><text:line-break/></text:span><text:span text:style-name="T4484"><text:tab/></text:span><text:span text:style-name="T4485">address</text:span><text:span text:style-name="T4486"><text:s/>=<text:s/></text:span><text:span text:style-name="T4487">new</text:span><text:span text:style-name="T4488"><text:s/>IPAddressString(</text:span><text:span text:style-name="T4489">"a:b:c:*::/64"</text:span><text:span text:style-name="T4490">).getAddress();</text:span><text:span text:style-name="T4491"><text:line-break/></text:span><text:span text:style-name="T4492"><text:tab/></text:span><text:span text:style-name="T4493">print</text:span><text:span text:style-name="T4494">(</text:span><text:span text:style-name="T4495">address</text:span><text:span text:style-name="T4496">);</text:span></text:p>
      <text:p text:style-name="P4497">}</text:p>
      <text:p text:style-name="P4498"/>
      <text:p text:style-name="P4499"><text:span text:style-name="T4500">static</text:span><text:span text:style-name="T4501"><text:s/></text:span><text:span text:style-name="T4502">void</text:span><text:span text:style-name="T4503"><text:s/>print(IPAddress<text:s/></text:span><text:span text:style-name="T4504">address</text:span><text:span text:style-name="T4505">) {</text:span></text:p>
      <text:p text:style-name="P4506"><text:span text:style-name="T4507"><text:tab/>System.</text:span><text:span text:style-name="T4508">out</text:span><text:span text:style-name="T4509">.println(</text:span><text:span text:style-name="T4510">address</text:span><text:span text:style-name="T4511">.toCanonicalString());</text:span></text:p>
      <text:p text:style-name="P4512"><text:span text:style-name="T4513"><text:tab/>System.</text:span><text:span text:style-name="T4514">out</text:span><text:span text:style-name="T4515">.println(</text:span><text:span text:style-name="T4516">address</text:span><text:span text:style-name="T4517">.toCanonicalWildcardString());</text:span></text:p>
      <text:p text:style-name="P4518"><text:span text:style-name="T4519"><text:tab/>System.</text:span><text:span text:style-name="T4520">out</text:span><text:span text:style-name="T4521">.println(</text:span><text:span text:style-name="T4522">address</text:span><text:span text:style-name="T4523">.toFullString());</text:span></text:p>
      <text:p text:style-name="P4524"><text:span text:style-name="T4525"><text:tab/>System.</text:span><text:span text:style-name="T4526">out</text:span><text:span text:style-name="T4527">.println(</text:span><text:span text:style-name="T4528">address</text:span><text:span text:style-name="T4529">.toNormalizedString());</text:span></text:p>
      <text:p text:style-name="P4530"><text:span text:style-name="T4531"><text:tab/>System.</text:span><text:span text:style-name="T4532">out</text:span><text:span text:style-name="T4533">.println(</text:span><text:span text:style-name="T4534">address</text:span><text:span text:style-name="T4535">.toSQLWildcardString());</text:span></text:p>
      <text:p text:style-name="P4536"><text:span text:style-name="T4537"><text:tab/>System.</text:span><text:span text:style-name="T4538">out</text:span><text:span text:style-name="T4539">.println();</text:span></text:p>
      <text:p text:style-name="P4540">}</text:p>
      <text:p text:style-name="P4541"/>
      <text:p text:style-name="P4542">Output:</text:p>
      <text:p text:style-name="P4543"/>
      <text:p text:style-name="P4544">a:b:c::/64</text:p>
      <text:p text:style-name="P4545">a:b:c:0:*:*:*:*</text:p>
      <text:p text:style-name="P4546">000a:000b:000c:0000:0000:0000:0000:0000/64</text:p>
      <text:p text:style-name="P4547">a:b:c:0:0:0:0:0/64</text:p>
      <text:p text:style-name="P4548">a:b:c:0:%:%:%:%</text:p>
      <text:p text:style-name="P4549"/>
      <text:p text:style-name="P4550">a:b:c:*::/64</text:p>
      <text:p text:style-name="P4551">a:b:c:*:*:*:*:*</text:p>
      <text:p text:style-name="P4552">000a:000b:000c:0000-ffff:0000:0000:0000:0000/64</text:p>
      <text:p text:style-name="P4553">a:b:c:*:0:0:0:0/64</text:p>
      <text:p text:style-name="P4554">a:b:c:%:%:%:%:%</text:p>
      <text:p text:style-name="P4555"/>
      <text:p text:style-name="P4556"/>
      <text:p text:style-name="P4557">IP Version-dependent Strings</text:p>
      <text:p text:style-name="P4558">Some strings are version-dependent:</text:p>
      <text:p text:style-name="P4559"/>
      <text:p text:style-name="P4560"><text:span text:style-name="T4561">public</text:span><text:span text:style-name="T4562"><text:s/></text:span><text:span text:style-name="T4563">static</text:span><text:span text:style-name="T4564"><text:s/></text:span><text:span text:style-name="T4565">void</text:span><text:span text:style-name="T4566"><text:s/>main(String[]<text:s/></text:span><text:span text:style-name="T4567">args</text:span><text:span text:style-name="T4568">) {</text:span></text:p>
      <text:p text:style-name="P4569"><text:span text:style-name="T4570"><text:tab/></text:span><text:span text:style-name="T4571">//toSubnetString() prefers '*' for IPv4 and prefix for IPv6</text:span></text:p>
      <text:p text:style-name="P4572"><text:span text:style-name="T4573"><text:tab/>System.</text:span><text:span text:style-name="T4574">out</text:span><text:span text:style-name="T4575">.println(</text:span><text:span text:style-name="T4576">new</text:span><text:span text:style-name="T4577"><text:s/>IPAddressString(</text:span><text:span text:style-name="T4578">"1.2.0.0/16"</text:span><text:span text:style-name="T4579">).getAddress().toSubnetString());</text:span></text:p>
      <text:p text:style-name="P4580"><text:span text:style-name="T4581"><text:tab/>System.</text:span><text:span text:style-name="T4582">out</text:span><text:span text:style-name="T4583">.println(</text:span><text:span text:style-name="T4584">new</text:span><text:span text:style-name="T4585"><text:s/></text:span><text:span text:style-name="T4586">IPAddressString(</text:span><text:span text:style-name="T4587">"a:b::/64"</text:span><text:span text:style-name="T4588">).getAddress().toSubnetString());</text:span></text:p>
      <text:p text:style-name="P4589"><text:span text:style-name="T4590"><text:tab/></text:span></text:p>
      <text:p text:style-name="P4591"><text:span text:style-name="T4592"><text:tab/></text:span><text:span text:style-name="T4593">//converts IPv4-mapped to a:b:c:d:e:f:1.2.3.4 notation</text:span></text:p>
      <text:p text:style-name="P4594"><text:span text:style-name="T4595"><text:tab/>System.</text:span><text:span text:style-name="T4596">out</text:span><text:span text:style-name="T4597">.println(</text:span><text:span text:style-name="T4598">new</text:span><text:span text:style-name="T4599"><text:s/>IPAddressString(</text:span><text:span text:style-name="T4600">"::ffff:a:b"</text:span><text:span text:style-name="T4601">).getAddress().toConvertedString());</text:span></text:p>
      <text:p text:style-name="P4602"><text:span text:style-name="T4603">}</text:span></text:p>
      <text:p text:style-name="P4604"/>
      <text:p text:style-name="P4605"><text:span text:style-name="T4606">Output:</text:span></text:p>
      <text:p text:style-name="P4607"/>
      <text:p text:style-name="P4608">1.2.*.*</text:p>
      <text:p text:style-name="P4609">a:b::/64</text:p>
      <text:p text:style-name="P4610"><text:span text:style-name="T4611">::ffff:0.10.0.11</text:span></text:p>
      <text:p text:style-name="P4612"/>
      <text:p text:style-name="P4613"/>
      <text:p text:style-name="P4614">Collections of IP Address Strings</text:p>
      <text:p text:style-name="P4615"><text:span text:style-name="T4616"><text:line-break/></text:span><text:span text:style-name="T4617">Alternatively, you can produce collections of strings:</text:span></text:p>
      <text:p text:style-name="P4618"/>
      <text:p text:style-name="P4619"><text:span text:style-name="T4620">public</text:span><text:span text:style-name="T4621"><text:s/></text:span><text:span text:style-name="T4622">static</text:span><text:span text:style-name="T4623"><text:s/></text:span><text:span text:style-name="T4624">void</text:span><text:span text:style-name="T4625"><text:s/>main(String[]<text:s/></text:span><text:span text:style-name="T4626">args</text:span><text:span text:style-name="T4627">) {</text:span><text:span text:style-name="T4628"><text:line-break/></text:span><text:span text:style-name="T4629"><text:tab/>IPAddress<text:s/></text:span><text:span text:style-name="T4630">address</text:span><text:span text:style-name="T4631"><text:s/>=<text:s/></text:span><text:span text:style-name="T4632">new</text:span><text:span text:style-name="T4633"><text:s/>IPAddressString(</text:span><text:span text:style-name="T4634">"a:b:c::e:f"</text:span><text:span text:style-name="T4635">).getAddress();</text:span><text:span text:style-name="T4636"><text:line-break/></text:span><text:span text:style-name="T4637"><text:tab/></text:span><text:span text:style-name="T4638">print</text:span><text:span text:style-name="T4639">(</text:span><text:span text:style-name="T4640">address</text:span><text:span text:style-name="T4641">);</text:span><text:span text:style-name="T4642"><text:line-break/></text:span><text:span text:style-name="T4643">}</text:span></text:p>
      <text:p text:style-name="P4644"/>
      <text:p text:style-name="P4645"><text:span text:style-name="T4646">private</text:span><text:span text:style-name="T4647"><text:s/></text:span><text:span text:style-name="T4648">static</text:span><text:span text:style-name="T4649"><text:s/></text:span><text:span text:style-name="T4650">void</text:span><text:span text:style-name="T4651"><text:s/>print(IPAddress</text:span><text:span text:style-name="T4652"><text:s/></text:span><text:span text:style-name="T4653">address</text:span><text:span text:style-name="T4654">) {</text:span></text:p>
      <text:p text:style-name="P4655"><text:span text:style-name="T4656"><text:tab/></text:span><text:span text:style-name="T4657">//print(address.toAllStrings()); produces many strings</text:span></text:p>
      <text:p text:style-name="P4658"><text:span text:style-name="T4659"><text:tab/></text:span><text:span text:style-name="T4660">print</text:span><text:span text:style-name="T4661">(</text:span><text:span text:style-name="T4662">address</text:span><text:span text:style-name="T4663">.toStandardStrings());</text:span></text:p>
      <text:p text:style-name="P4664"><text:span text:style-name="T4665"><text:tab/></text:span><text:span text:style-name="T4666">print</text:span><text:span text:style-name="T4667">(</text:span><text:span text:style-name="T4668">new</text:span><text:span text:style-name="T4669"><text:s/>String[] {</text:span><text:span text:style-name="T4670">""</text:span><text:span text:style-name="T4671">});</text:span></text:p>
      <text:p text:style-name="P4672">}</text:p>
      <text:p text:style-name="P4673"/>
      <text:p text:style-name="P4674"><text:span text:style-name="T4675">public</text:span><text:span text:style-name="T4676"><text:s/></text:span><text:span text:style-name="T4677">static</text:span><text:span text:style-name="T4678"><text:s/></text:span><text:span text:style-name="T4679">void</text:span><text:span text:style-name="T4680"><text:s/>print(String<text:s/></text:span><text:span text:style-name="T4681">strings</text:span><text:span text:style-name="T4682">[]) {</text:span></text:p>
      <text:p text:style-name="P4683"><text:span text:style-name="T4684"><text:tab/></text:span><text:span text:style-name="T4685">for</text:span><text:span text:style-name="T4686">(String<text:s/></text:span><text:span text:style-name="T4687">str</text:span><text:span text:style-name="T4688"><text:s/>:<text:s/></text:span><text:span text:style-name="T4689">strings</text:span><text:span text:style-name="T4690">) {</text:span></text:p>
      <text:p text:style-name="P4691"><text:span text:style-name="T4692"><text:tab/></text:span><text:span text:style-name="T4693"><text:tab/>System.</text:span><text:span text:style-name="T4694">out</text:span><text:span text:style-name="T4695">.println(</text:span><text:span text:style-name="T4696">str</text:span><text:span text:style-name="T4697">);</text:span></text:p>
      <text:p text:style-name="P4698"><text:tab/>}</text:p>
      <text:p text:style-name="P4699"><text:span text:style-name="T4700">}</text:span></text:p>
      <text:p text:style-name="P4701"><text:span text:style-name="T4702"><text:line-break/></text:span><text:span text:style-name="T4703">Output:</text:span></text:p>
      <text:p text:style-name="P4704"/>
      <text:p text:style-name="P4705">a:b:c:0:0:0:0.14.0.15</text:p>
      <text:p text:style-name="P4706">a:b:c:0:0:0:000.014.000.015</text:p>
      <text:p text:style-name="P4707">000a:000b:000c:0000:0000:0000:0.14.0.15</text:p>
      <text:p text:style-name="P4708">000a:000b:000c:0000:0000:0000:000.014.000.015</text:p>
      <text:p text:style-name="P4709">A:B:C:0:0:0:0.14.0.15</text:p>
      <text:p text:style-name="P4710">A:B:C:0:0:0:000.014.000.015</text:p>
      <text:p text:style-name="P4711">000A:000B:000C:0000:0000:0000:0.14.0.15</text:p>
      <text:p text:style-name="P4712">000A:000B:000C:0000:0000:0000:000.014.000.015<text:line-break/>a:b:c::0.14.0.15</text:p>
      <text:p text:style-name="P4713">a:b:c::000.014.000.015</text:p>
      <text:p text:style-name="P4714">000a:000b:000c::0.14.0.15</text:p>
      <text:p text:style-name="P4715">000a:000b:000c::000.014.000.015</text:p>
      <text:p text:style-name="P4716">A:B:C::0.14.0.15</text:p>
      <text:p text:style-name="P4717">A:B:C::000.014.000.015</text:p>
      <text:p text:style-name="P4718">000A:000B:000C::0.14.0.15</text:p>
      <text:p text:style-name="P4719">000A:000B:000C::000.014.000.015</text:p>
      <text:p text:style-name="P4720">a:b:c:0:0:0:e:f</text:p>
      <text:p text:style-name="P4721">000a:000b:000c:0000:0000:0000:000e:000f</text:p>
      <text:p text:style-name="P4722">A:B:C:0:0:0:E:F</text:p>
      <text:p text:style-name="P4723">000A:000B:000C:0000:0000:0000:000E:000F</text:p>
      <text:p text:style-name="P4724">a:b:c::e:f</text:p>
      <text:p text:style-name="P4725">000a:000b:000c::000e:000f</text:p>
      <text:p text:style-name="P4726">A:B:C::E:F</text:p>
      <text:p text:style-name="P4727"><text:span text:style-name="T4728">000A:000B:000C::000E:000F</text:span></text:p>
      <text:p text:style-name="P4729"/>
      <text:p text:style-name="P4730"><text:span text:style-name="T4731">The String collections can be customized with</text:span><text:span text:style-name="T4732"><text:s/></text:span><text:span text:style-name="T4733">toNormalizedString(Stri</text:span><text:span text:style-name="T4734">ngOptions<text:s/></text:span><text:span text:style-name="T4735">params</text:span><text:span text:style-name="T4736">)</text:span></text:p>
      <text:p text:style-name="P4737"><text:span text:style-name="T4738">Note that string collections never have duplicate strings. <text:s/>The String collections can be customized with</text:span><text:span text:style-name="T4739"><text:s/></text:span><text:span text:style-name="T4740">toStrings(IPStringBuilderOptions<text:s/></text:span><text:span text:style-name="T4741">options</text:span><text:span text:style-name="T4742">).</text:span></text:p>
      <text:p text:style-name="P4743"/>
      <text:h text:style-name="P4744" text:outline-level="2"><text:bookmark-start text:name="_Toc456708509"/><text:bookmark-start text:name="_Toc456696718"/><text:bookmark-start text:name="_Toc456696181"/>Searching Text of Databases for all Addresses in a Subnet<text:bookmark-end text:name="_Toc456708509"/><text:bookmark-end text:name="_Toc456696718"/><text:bookmark-end text:name="_Toc456696181"/></text:h>
      <text:p text:style-name="P4745"><text:span text:style-name="T4746">Suppose you wanted to search<text:s/></text:span><text:span text:style-name="T4747">for all addresses from a subnet in a large amount of text data. <text:s/>For instance, suppose you wanted to search for all addresses in the text from the subnet a:b:0:0::/64. <text:s/>You can start a representation of just the network prefix section of the address, then<text:s/></text:span><text:span text:style-name="T4748">you can get all such strings for that prefix.</text:span></text:p>
      <text:p text:style-name="P4749"><text:span text:style-name="T4750">IPAddressSection<text:s/></text:span><text:span text:style-name="T4751">prefix</text:span><text:span text:style-name="T4752"><text:s/>=<text:s/></text:span><text:span text:style-name="T4753">new</text:span><text:span text:style-name="T4754"><text:s/>IPAddressString(</text:span><text:span text:style-name="T4755">"a:b::"</text:span><text:span text:style-name="T4756">).getAddress().</text:span></text:p>
      <text:p text:style-name="P4757"><text:span text:style-name="T4758"><text:tab/>getNetworkSection(64,<text:s/></text:span><text:span text:style-name="T4759">false</text:span><text:span text:style-name="T4760">);</text:span></text:p>
      <text:p text:style-name="P4761"><text:span text:style-name="T4762">String<text:s/></text:span><text:span text:style-name="T4763">strings</text:span><text:span text:style-name="T4764">[] =<text:s/></text:span><text:span text:style-name="T4765">prefix</text:span><text:span text:style-name="T4766">.toStandardStringCollection().toStrings();</text:span></text:p>
      <text:p text:style-name="P4767"><text:span text:style-name="T4768">for</text:span><text:span text:style-name="T4769">(String<text:s/></text:span><text:span text:style-name="T4770">str</text:span><text:span text:style-name="T4771"><text:s/>:<text:s/></text:span><text:span text:style-name="T4772">strings</text:span><text:span text:style-name="T4773">) {</text:span></text:p>
      <text:p text:style-name="P4774"><text:span text:style-name="T4775"><text:tab/>System.</text:span><text:span text:style-name="T4776">out</text:span><text:span text:style-name="T4777">.println(</text:span><text:span text:style-name="T4778">str</text:span><text:span text:style-name="T4779">);</text:span></text:p>
      <text:p text:style-name="P4780">}</text:p>
      <text:p text:style-name="P4781"/>
      <text:p text:style-name="P4782"><text:span text:style-name="T4783">Output:</text:span></text:p>
      <text:p text:style-name="P4784"><text:span text:style-name="T4785">a:b:0:0</text:span><text:span text:style-name="T4786"><text:line-break/></text:span><text:span text:style-name="T4787">000a:000b:0000:0000</text:span><text:span text:style-name="T4788"><text:line-break/></text:span><text:span text:style-name="T4789">A:B:0:0</text:span><text:span text:style-name="T4790"><text:line-break/></text:span><text:span text:style-name="T4791">000A:000B:0000:0000</text:span><text:span text:style-name="T4792"><text:line-break/></text:span><text:span text:style-name="T4793">a:b::</text:span><text:span text:style-name="T4794"><text:line-break/></text:span><text:span text:style-name="T4795">000a:000b::</text:span><text:span text:style-name="T4796"><text:line-break/></text:span><text:span text:style-name="T4797">A:B::</text:span><text:span text:style-name="T4798"><text:line-break/></text:span><text:span text:style-name="T4799">000A:000B::</text:span></text:p>
      <text:p text:style-name="P4800"/>
      <text:p text:style-name="P4801"><text:span text:style-name="T4802">If you need to be more stringent or less stringent about the address formats you wish to search, then you can use</text:span><text:span text:style-name="T4803"><text:s/></text:span><text:span text:style-name="T4804">toStringCollection(IPStringBuilderOptions<text:s/></text:span><text:span text:style-name="T4805">options</text:span><text:span text:style-name="T4806">)</text:span><text:span text:style-name="T4807"><text:s/></text:span><text:span text:style-name="T4808">with an instance of</text:span><text:span text:style-name="T4809"><text:s/></text:span><text:span text:style-name="T4810">IPv6StringBuilderOptions</text:span><text:span text:style-name="T4811">.</text:span></text:p>
      <text:p text:style-name="P4812">Searching for those strings will find the subnet addresses. <text:s/>However, you may get a few false positives, like "a:b::d:e:f:a:b". <text:s/>To eliminate the false positives, you can just emulate in Java the SQL code produced below for the SQL database search, using substrings constructed from the segment separators.</text:p>
      <text:p text:style-name="P4813"><text:span text:style-name="T4814">For a MySQL database search:</text:span></text:p>
      <text:p text:style-name="P4815"><text:span text:style-name="T4816">public</text:span><text:span text:style-name="T4817"><text:s/></text:span><text:span text:style-name="T4818">static</text:span><text:span text:style-name="T4819"><text:s/></text:span><text:span text:style-name="T4820">void</text:span><text:span text:style-name="T4821"><text:s/>main(String[]<text:s/></text:span><text:span text:style-name="T4822">args</text:span><text:span text:style-name="T4823">) {</text:span></text:p>
      <text:p text:style-name="P4824"><text:span text:style-name="T4825"><text:tab/>IPAddressSection<text:s/></text:span><text:span text:style-name="T4826">prefix</text:span><text:span text:style-name="T4827"><text:s/>=<text:s/></text:span><text:span text:style-name="T4828">new</text:span><text:span text:style-name="T4829"><text:s/></text:span><text:span text:style-name="T4830">IPAddressString(</text:span><text:span text:style-name="T4831">"a:b::"</text:span><text:span text:style-name="T4832">).</text:span><text:span text:style-name="T4833"><text:line-break/></text:span><text:span text:style-name="T4834"><text:tab/></text:span><text:span text:style-name="T4835"><text:tab/>getAddress().getNetworkSection(64,<text:s/></text:span><text:span text:style-name="T4836">false</text:span><text:span text:style-name="T4837">);</text:span><text:span text:style-name="T4838"><text:line-break/></text:span><text:span text:style-name="T4839"><text:tab/>StringBuilder<text:s/></text:span><text:span text:style-name="T4840">sql</text:span><text:span text:style-name="T4841"><text:s/>=<text:s/></text:span><text:span text:style-name="T4842">new</text:span><text:span text:style-name="T4843"><text:s/>StringBuilder(</text:span><text:span text:style-name="T4844">"Select rows from table where "</text:span><text:span text:style-name="T4845">);</text:span><text:span text:style-name="T4846"><text:line-break/></text:span><text:span text:style-name="T4847"><text:tab/></text:span><text:span text:style-name="T4848">prefix</text:span><text:span text:style-name="T4849">.getStartsWithSQLClause(</text:span><text:span text:style-name="T4850">sql</text:span><text:span text:style-name="T4851">,<text:s/></text:span><text:span text:style-name="T4852">"column1"</text:span><text:span text:style-name="T4853">);</text:span><text:span text:style-name="T4854"><text:line-break/></text:span><text:span text:style-name="T4855"><text:tab/>System.</text:span><text:span text:style-name="T4856">out</text:span><text:span text:style-name="T4857">.println(</text:span><text:span text:style-name="T4858">sql</text:span><text:span text:style-name="T4859">);</text:span></text:p>
      <text:p text:style-name="P4860"><text:span text:style-name="T4861">}</text:span></text:p>
      <text:p text:style-name="P4862"><text:span text:style-name="T4863">Output:</text:span></text:p>
      <text:p text:style-name="P4864">Select rows from table where<text:s/>((substring_index(column1,':',4) = 'a:b:0:0') OR ((substring_index(column1,':',3) = 'a:b:') AND (LENGTH (column1) - LENGTH(REPLACE(column1, ':', '')) &lt;= 6)))</text:p>
      <text:p text:style-name="P4865"/>
      <text:p text:style-name="P4866">For IPv4, another way to search for a subnet like 1.2.0.0/16 would be to do a SELECT with the<text:s/>following string</text:p>
      <text:p text:style-name="P4867"><text:span text:style-name="T4868">public</text:span><text:span text:style-name="T4869"><text:s/></text:span><text:span text:style-name="T4870">static</text:span><text:span text:style-name="T4871"><text:s/></text:span><text:span text:style-name="T4872">void</text:span><text:span text:style-name="T4873"><text:s/>main(String[]<text:s/></text:span><text:span text:style-name="T4874">args</text:span><text:span text:style-name="T4875">) {</text:span><text:span text:style-name="T4876"><text:line-break/></text:span><text:span text:style-name="T4877"><text:tab/>String<text:s/></text:span><text:span text:style-name="T4878">wildcardString</text:span><text:span text:style-name="T4879"><text:s/>=<text:s/></text:span><text:span text:style-name="T4880">new<text:s/></text:span><text:span text:style-name="T4881">IPAddressString(</text:span><text:span text:style-name="T4882">"1.2.0.0/16"</text:span><text:span text:style-name="T4883">).</text:span><text:span text:style-name="T4884"><text:line-break/></text:span><text:span text:style-name="T4885"><text:tab/></text:span><text:span text:style-name="T4886"><text:tab/>getAddress().toSQLWildcardString();</text:span><text:span text:style-name="T4887"><text:line-break/></text:span><text:span text:style-name="T4888"><text:tab/>System.</text:span><text:span text:style-name="T4889">out</text:span><text:span text:style-name="T4890">.println(</text:span><text:span text:style-name="T4891">wildcardString</text:span><text:span text:style-name="T4892">);</text:span></text:p>
      <text:p text:style-name="P4893"><text:span text:style-name="T4894">}</text:span></text:p>
      <text:p text:style-name="P4895"/>
      <text:p text:style-name="P4896"><text:span text:style-name="T4897">Output:</text:span></text:p>
      <text:p text:style-name="P4898"/>
      <text:p text:style-name="P4899">1.2.%.%</text:p>
      <text:p text:style-name="P4900"/>
      <text:p text:style-name="P4901"><text:span text:style-name="T4902">Then your SQL search string would be like:</text:span></text:p>
      <text:p text:style-name="P4903"><text:span text:style-name="T4904">Select rows from table where column1 like<text:s/></text:span><text:span text:style-name="T4905">1.2.%.%</text:span><text:bookmark-start text:name="_Toc456690040"/><text:bookmark-start text:name="_Toc456689784"/></text:p>
      <text:p text:style-name="P4906"/>
      <text:h text:style-name="P4907" text:outline-level="2"><text:bookmark-start text:name="_Toc456708511"/><text:bookmark-start text:name="_Toc456696720"/><text:bookmark-start text:name="_Toc456696183"/><text:bookmark-end text:name="_Toc456690040"/><text:bookmark-end text:name="_Toc456689784"/>Containment and Subnet Membership<text:bookmark-end text:name="_Toc456708511"/><text:bookmark-end text:name="_Toc456696720"/><text:bookmark-end text:name="_Toc456696183"/></text:h>
      <text:p text:style-name="P4908"><text:span text:style-name="T4909">To check whether an IP address is contained by a subnet:</text:span></text:p>
      <text:p text:style-name="P4910"><text:span text:style-name="T4911">IPAddress<text:s/></text:span><text:span text:style-name="T4912">address</text:span><text:span text:style-name="T4913"><text:s/>=<text:s/></text:span><text:span text:style-name="T4914">new</text:span><text:span text:style-name="T4915"><text:s/>IPAddressString(</text:span><text:span text:style-name="T4916">"1.2.0.0/16"</text:span><text:span text:style-name="T4917">).getAddress();</text:span><text:span text:style-name="T4918"><text:line-break/></text:span><text:span text:style-name="T4919">System.</text:span><text:span text:style-name="T4920">out</text:span><text:span text:style-name="T4921">.println(</text:span><text:span text:style-name="T4922">address</text:span><text:span text:style-name="T4923">.contains(</text:span><text:span text:style-name="T4924">new</text:span><text:span text:style-name="T4925"><text:s/></text:span><text:span text:style-name="T4926">IPAddressString(</text:span><text:span text:style-name="T4927">"1.2.3.4"</text:span><text:span text:style-name="T4928">).getAddress()));</text:span><text:span text:style-name="T4929"><text:line-break/></text:span><text:span text:style-name="T4930">System.</text:span><text:span text:style-name="T4931">out</text:span><text:span text:style-name="T4932">.println(</text:span><text:span text:style-name="T4933">address</text:span><text:span text:style-name="T4934">.contains(</text:span><text:span text:style-name="T4935">new</text:span><text:span text:style-name="T4936"><text:s/>IPAddressString(</text:span><text:span text:style-name="T4937">"1.2.3.0/24"</text:span><text:span text:style-name="T4938">).getAddress()));</text:span><text:span text:style-name="T4939"><text:line-break/></text:span><text:span text:style-name="T4940">System.</text:span><text:span text:style-name="T4941">out</text:span><text:span text:style-name="T4942">.println(</text:span><text:span text:style-name="T4943">address</text:span><text:span text:style-name="T4944">.contains(</text:span><text:span text:style-name="T4945">new</text:span><text:span text:style-name="T4946"><text:s/>IPAddressString(</text:span><text:span text:style-name="T4947">"1.2.3.0/25"</text:span><text:span text:style-name="T4948">).getAddress()));</text:span><text:span text:style-name="T4949"><text:line-break/></text:span><text:span text:style-name="T4950">System.</text:span><text:span text:style-name="T4951">out</text:span><text:span text:style-name="T4952">.println(</text:span><text:span text:style-name="T4953">address</text:span><text:span text:style-name="T4954">.contains(</text:span><text:span text:style-name="T4955">new</text:span><text:span text:style-name="T4956"><text:s/>I</text:span><text:span text:style-name="T4957">PAddressString(</text:span><text:span text:style-name="T4958">"1.1.0.0"</text:span><text:span text:style-name="T4959">).getAddress()));</text:span></text:p>
      <text:p text:style-name="P4960"/>
      <text:p text:style-name="P4961"><text:span text:style-name="T4962">Output:</text:span></text:p>
      <text:p text:style-name="P4963">true<text:line-break/>true<text:line-break/>true<text:line-break/>false</text:p>
      <text:p text:style-name="P4964"/>
      <text:p text:style-name="P4965"><text:span text:style-name="T4966">The contains method is not restricted to IP addresses or IP address prefixed addresses. <text:s/>There is a<text:s/></text:span><text:span text:style-name="T4967">contains</text:span><text:span text:style-name="T4968"><text:s/>method for every<text:s/></text:span><text:span text:style-name="T4969">Address</text:span><text:span text:style-name="T4970"><text:s/>or<text:s/></text:span><text:span text:style-name="T4971">AddressSection</text:span><text:span text:style-name="T4972">.</text:span></text:p>
      <text:p text:style-name="P4973"/>
      <text:p text:style-name="P4974"><text:span text:style-name="T4975">There is also an assortment<text:s/></text:span><text:span text:style-name="T4976">of iterators for addresses, sections, and segments which represent multiple values. <text:s/>There is an<text:s/></text:span><text:span text:style-name="T4977">iterator()</text:span><text:span text:style-name="T4978">,<text:s/></text:span><text:span text:style-name="T4979">getLower()</text:span><text:span text:style-name="T4980"><text:s/>method and<text:s/></text:span><text:span text:style-name="T4981">getUpper()</text:span><text:span text:style-name="T4982"><text:s/>method for every address component.</text:span></text:p>
      <text:p text:style-name="P4983"/>
      <text:h text:style-name="P4984" text:outline-level="2"><text:bookmark-start text:name="_Toc456708512"/><text:bookmark-start text:name="_Toc456696721"/><text:bookmark-start text:name="_Toc456696184"/>DNS Resolution and URLs<text:bookmark-end text:name="_Toc456708512"/><text:bookmark-end text:name="_Toc456696721"/><text:bookmark-end text:name="_Toc456696184"/></text:h>
      <text:p text:style-name="P4985"><text:span text:style-name="T4986">If you have a string that can be a host or an address</text:span><text:span text:style-name="T4987"><text:s/>and you wish to resolve to an address, create a</text:span><text:span text:style-name="T4988"><text:s/></text:span><text:span text:style-name="T4989">HostName<text:s/></text:span><text:span text:style-name="T4990">and use</text:span><text:span text:style-name="T4991"><text:s/></text:span><text:span text:style-name="T4992">HostName.toResolvedAddress()</text:span><text:span text:style-name="T4993">. If you wish to obtain a string representation to be part of a URL, use</text:span><text:span text:style-name="T4994"><text:s/></text:span><text:span text:style-name="T4995">HostName.toNormalizedString()</text:span><text:span text:style-name="T4996">.</text:span></text:p>
      <text:p text:style-name="P4997"/>
      <text:h text:style-name="Heading2" text:outline-level="2"><text:bookmark-start text:name="_Toc456708513"/><text:bookmark-start text:name="_Toc456696722"/><text:bookmark-start text:name="_Toc456696185"/><text:span text:style-name="T4998">Sorting and Comparisons</text:span><text:bookmark-end text:name="_Toc456708513"/><text:bookmark-end text:name="_Toc456696722"/><text:bookmark-end text:name="_Toc456696185"/></text:h>
      <text:p text:style-name="P4999"><text:span text:style-name="T5000">Comparing and sorting can be usef</text:span><text:span text:style-name="T5001">ul for storing addresses in certain types of data structures. <text:s/>All of the core classes implement<text:s/></text:span><text:span text:style-name="T5002">java.lang.Comparable</text:span><text:span text:style-name="T5003">. <text:s/>Different representations of the same address or subnet are considered equal. <text:s/>Different representations of the same set of addresses ar</text:span><text:span text:style-name="T5004">e considered equal. <text:s/>However,<text:s/></text:span><text:span text:style-name="T5005">HostName</text:span><text:span text:style-name="T5006"><text:s/>instances,<text:s/></text:span><text:span text:style-name="T5007">IPAddressString</text:span><text:span text:style-name="T5008"><text:s/>instances, and<text:s/></text:span><text:span text:style-name="T5009">IPAddress</text:span><text:span text:style-name="T5010"><text:s/>instances are not equal even when representing the same address or subnet.</text:span></text:p>
      <text:p text:style-name="P5011"><text:span text:style-name="T5012"><text:s/></text:span><text:span text:style-name="T5013"><text:line-break/></text:span><text:span text:style-name="T5014">The library provides<text:s/></text:span><text:span text:style-name="T5015">IPAddressComparator</text:span><text:span text:style-name="T5016"><text:s/>and some implementations for comparison purpose</text:span><text:span text:style-name="T5017">s. <text:s/></text:span><text:span text:style-name="T5018">IPAddress</text:span><text:span text:style-name="T5019"><text:s/>uses the subclass<text:s/></text:span><text:span text:style-name="T5020">CountComparator</text:span><text:span text:style-name="T5021">. <text:s/>When comparing subnets, you can either emphasize the count of addresses, or you can emphasize the values of the lower or upper address represented by the subnet, and comparators are provided for those varia</text:span><text:span text:style-name="T5022">tions.</text:span></text:p>
      <text:p text:style-name="P5023"/>
      <text:h text:style-name="P5024" text:outline-level="2"><text:bookmark-start text:name="_Cache_Classes"/><text:bookmark-end text:name="_Cache_Classes"/>Cache Classes</text:h>
      <text:p text:style-name="P5025"><text:span text:style-name="T5026">The<text:s/></text:span><text:span text:style-name="T5027">IPAddressNetwork</text:span><text:span text:style-name="T5028"><text:s/>class defines<text:s/></text:span><text:span text:style-name="T5029">IPAddressStringCache</text:span><text:span text:style-name="T5030"><text:s/>and<text:s/></text:span><text:span text:style-name="T5031">HostNameCache</text:span><text:span text:style-name="T5032">. <text:s/>These cache classes allow you to cache identifier strings. <text:s/>Note that identifier strings will cache their associated addresses, whether parsed or resolved. <text:s/></text:span><text:span text:style-name="T5033">Also note that addresses cache their associated strings and various other objects. <text:s/>Therefore, these cache classes go a long way towards allowing you to avoid creating the same objects and running the same code frequently. <text:s/>These caches do quick lookups us</text:span><text:span text:style-name="T5034">ing either bytes or strings, which might be ideal for some applications that handle many addresses or host names.</text:span></text:p>
      <text:p text:style-name="P503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Helvetica Neue" svg:font-family="Helvetica Neue"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fo:color="#2E74B5" fo:font-size="16pt" style:font-size-asian="16pt" style:font-size-complex="14.5pt"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style:font-name="Times New Roman" style:font-name-asian="SimSun" fo:font-weight="bold" style:font-weight-asian="bold" style:font-weight-complex="bold" fo:hyphenate="false"/>
    </style:style>
    <style:style style:name="Normal" style:display-name="Normal" style:family="paragraph">
      <style:paragraph-properties fo:widows="0" fo:orphans="0"/>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000000"/>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000000"/>
    </style:style>
    <style:style style:name="Heading1Char" style:display-name="Heading 1 Char" style:family="text" style:parent-style-name="DefaultParagraphFont">
      <style:text-properties style:font-name="Calibri Light" style:font-name-asian="Times New Roman" fo:color="#2E74B5" fo:font-size="16pt" style:font-size-asian="16pt" style:font-size-complex="14.5pt"/>
    </style:style>
    <style:style style:name="msonormal0" style:display-name="msonormal" style:family="paragraph" style:parent-style-name="Normal">
      <style:paragraph-properties fo:widows="2" fo:orphans="2" fo:margin-top="0.0694in" fo:margin-bottom="0.0694in"/>
      <style:text-properties style:font-name-asian="Times New Roman" style:font-name-complex="Times New Roman" style:letter-kerning="false" style:language-asian="en" style:country-asian="US" style:language-complex="ar" style:country-complex="SA" fo:hyphenate="true"/>
    </style:style>
    <style:style style:name="NormalWeb" style:display-name="Normal (Web)" style:family="paragraph" style:parent-style-name="Normal">
      <style:paragraph-properties fo:widows="2" fo:orphans="2" fo:margin-top="0.0694in" fo:margin-bottom="0.0694in"/>
      <style:text-properties style:font-name-asian="Times New Roman" style:font-name-complex="Times New Roman" style:letter-kerning="false" style:language-asian="en" style:country-asian="US" style:language-complex="ar" style:country-complex="SA" fo:hyphenate="true"/>
    </style:style>
    <style:style style:name="TOC1" style:display-name="TOC 1" style:family="paragraph" style:parent-style-name="Normal" style:next-style-name="Normal" style:auto-update="true">
      <style:paragraph-properties fo:margin-bottom="0.0694in"/>
      <style:text-properties style:font-name="Ari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Ari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Arial" style:font-size-complex="10.5pt" fo:hyphenate="false"/>
    </style:style>
    <style:style style:name="BalloonText" style:display-name="Balloon Text" style:family="paragraph" style:parent-style-name="Normal">
      <style:text-properties style:font-name="Segoe UI" fo:font-size="9pt" style:font-size-asian="9pt" style:font-size-complex="8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8pt"/>
    </style:style>
    <style:style style:name="TOCHeading" style:display-name="TOC Heading" style:family="paragraph" style:parent-style-name="Heading1" style:next-style-name="Normal" style:default-outline-level="1">
      <style:paragraph-properties fo:widows="2" fo:orphans="2"/>
      <style:text-properties style:font-name-complex="Times New Roman" style:letter-kerning="false" style:font-size-complex="16pt" style:language-asian="en" style:country-asian="US" style:language-complex="ar" style:country-complex="SA" fo:hyphenate="true"/>
    </style:style>
    <style:style style:name="Standard" style:display-name="Standard" style:family="paragraph">
      <style:paragraph-properties fo:widows="0" fo:orphans="0"/>
      <style:text-properties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List" style:display-name="List" style:family="paragraph" style:parent-style-name="Textbody">
      <style:text-properties fo:hyphenate="false"/>
    </style:style>
    <style:style style:name="Heading3Char" style:display-name="Heading 3 Char" style:family="text" style:parent-style-name="DefaultParagraphFont">
      <style:text-properties style:font-name="Calibri Light" style:font-name-asian="Times New Roman" fo:color="#1F3763" style:font-size-complex="10.5pt"/>
    </style:style>
    <style:style style:name="Heading2Char" style:display-name="Heading 2 Char" style:family="text" style:parent-style-name="DefaultParagraphFont">
      <style:text-properties style:font-name="Calibri Light" style:font-name-asian="Times New Roman" fo:color="#2F5496" fo:font-size="13pt" style:font-size-asian="13pt" style:font-size-complex="11.5pt"/>
    </style:style>
    <style:style style:name="UnresolvedMention" style:display-name="Unresolved Mention" style:family="text" style:parent-style-name="DefaultParagraphFont">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foley</meta:initial-creator>
    <dc:creator>SEAN FOLEY</dc:creator>
    <meta:creation-date>2017-06-27T04:00:00Z</meta:creation-date>
    <dc:date>2017-12-10T02:59:00Z</dc:date>
    <meta:template xlink:href="Normal.dotm" xlink:type="simple"/>
    <meta:editing-cycles>190</meta:editing-cycles>
    <meta:editing-duration>PT341100S</meta:editing-duration>
    <meta:document-statistic meta:page-count="1" meta:paragraph-count="140" meta:word-count="10517" meta:character-count="70329" meta:row-count="499" meta:non-whitespace-character-count="59952"/>
  </office:meta>
</office:document-meta>
</file>